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8.65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302.6pt"/>
    </style:style>
    <style:style style:name="co4" style:family="table-column">
      <style:table-column-properties fo:break-before="auto" style:column-width="450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3.96pt"/>
    </style:style>
    <style:style style:name="co7" style:family="table-column">
      <style:table-column-properties fo:break-before="auto" style:column-width="282.5pt"/>
    </style:style>
    <style:style style:name="co8" style:family="table-column">
      <style:table-column-properties fo:break-before="auto" style:column-width="587.45pt"/>
    </style:style>
    <style:style style:name="co9" style:family="table-column">
      <style:table-column-properties fo:break-before="auto" style:column-width="267.85pt"/>
    </style:style>
    <style:style style:name="co10" style:family="table-column">
      <style:table-column-properties fo:break-before="auto" style:column-width="424.54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104.2pt"/>
    </style:style>
    <style:style style:name="co15" style:family="table-column">
      <style:table-column-properties fo:break-before="auto" style:column-width="101.91pt"/>
    </style:style>
    <style:style style:name="co16" style:family="table-column">
      <style:table-column-properties fo:break-before="auto" style:column-width="93.4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88.75pt"/>
    </style:style>
    <style:style style:name="co19" style:family="table-column">
      <style:table-column-properties fo:break-before="auto" style:column-width="94.96pt"/>
    </style:style>
    <style:style style:name="co20" style:family="table-column">
      <style:table-column-properties fo:break-before="auto" style:column-width="94.14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96.46pt"/>
    </style:style>
    <style:style style:name="co23" style:family="table-column">
      <style:table-column-properties fo:break-before="auto" style:column-width="105.76pt"/>
    </style:style>
    <style:style style:name="co24" style:family="table-column">
      <style:table-column-properties fo:break-before="auto" style:column-width="108.79pt"/>
    </style:style>
    <style:style style:name="co25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7.21pt" fo:break-before="auto" style:use-optimal-row-height="true"/>
    </style:style>
    <style:style style:name="ro5" style:family="table-row">
      <style:table-row-properties style:row-height="31.44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43.46pt" fo:break-before="auto" style:use-optimal-row-height="false"/>
    </style:style>
    <style:style style:name="ro8" style:family="table-row">
      <style:table-row-properties style:row-height="48.7pt" fo:break-before="auto" style:use-optimal-row-height="false"/>
    </style:style>
    <style:style style:name="ro9" style:family="table-row">
      <style:table-row-properties style:row-height="3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perf+ping测试结果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场景一：同时挂在提供者网络的两个 vm 之间</text:p>
          </table:table-cell>
          <table:covered-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30秒内不停传输tcp数据包带宽(Mbits/sec)</text:p>
          </table:table-cell>
          <table:table-cell table:style-name="ce1" office:value-type="string" calcext:value-type="string">
            <text:p>发送大小1472字节的icmp包30次的平均延迟(ms)</text:p>
          </table:table-cell>
          <table:table-cell table:style-name="ce1" office:value-type="string" calcext:value-type="string">
            <text:p>使用tcp测试的最大带宽作为发送速率连续发送10秒udp包的带宽(Mbits/sec)/抖动(ms)/丢包(%)</text:p>
          </table:table-cell>
        </table:table-row>
        <table:table-row table:style-name="ro3">
          <table:table-cell table:style-name="ce1" office:value-type="string" calcext:value-type="string">
            <text:p>同一租户相同节点提供者虚拟机</text:p>
          </table:table-cell>
          <table:table-cell table:style-name="ce1" office:value-type="string" calcext:value-type="string">
            <text:p>912 857 861 814 888 <text:s text:c="2"/>均值：866.4</text:p>
          </table:table-cell>
          <table:table-cell office:value-type="string" calcext:value-type="string">
            <text:p>0.596 0.605 0.623 0.512 0.540 <text:s text:c="2"/>均值：0.575</text:p>
          </table:table-cell>
          <table:table-cell office:value-type="string" calcext:value-type="string">
            <text:p>150/0.063/0.099, 142/0.072/0.97, <text:s/>149/0.062/0, 146/0.056/0.2, 142/0.054/0 </text:p>
          </table:table-cell>
        </table:table-row>
        <table:table-row table:style-name="ro2">
          <table:table-cell table:style-name="ce1" office:value-type="string" calcext:value-type="string">
            <text:p>同一租户不同节点提供者虚拟机</text:p>
          </table:table-cell>
          <table:table-cell table:style-name="ce1" office:value-type="string" calcext:value-type="string">
            <text:p>279 261 264 235 256 <text:s text:c="2"/>均值：259</text:p>
          </table:table-cell>
          <table:table-cell office:value-type="string" calcext:value-type="string">
            <text:p>0.692 0.709 0.784 0.721 0.758 <text:s text:c="2"/>均值：0.7328</text:p>
          </table:table-cell>
          <table:table-cell office:value-type="string" calcext:value-type="string">
            <text:p>150/0.082/0.21, 133/0.072/0, 159/0.055/0, 138/0.059/0, 159/0.064/0</text:p>
          </table:table-cell>
        </table:table-row>
        <table:table-row table:style-name="ro4">
          <table:table-cell table:style-name="ce1" office:value-type="string" calcext:value-type="string">
            <text:p>不同租户相同节点提供者虚拟机</text:p>
          </table:table-cell>
          <table:table-cell office:value-type="string" calcext:value-type="string">
            <text:p>863 858 862 854 841 <text:s text:c="2"/>均值：855.6</text:p>
          </table:table-cell>
          <table:table-cell table:style-name="ce2" office:value-type="string" calcext:value-type="string">
            <text:p>0.746 0.574 0.675 0.629 0.601 <text:s text:c="2"/>均值：0.645</text:p>
          </table:table-cell>
          <table:table-cell office:value-type="string" calcext:value-type="string">
            <text:p>139/0.059/0, 128/0.09/0, 124/0.075/0, 124/0.065/0, 141/0.074/0</text:p>
          </table:table-cell>
        </table:table-row>
        <table:table-row table:style-name="ro4">
          <table:table-cell table:style-name="ce1" office:value-type="string" calcext:value-type="string">
            <text:p>不同租户不同节点提供者虚拟机的带宽</text:p>
          </table:table-cell>
          <table:table-cell office:value-type="string" calcext:value-type="string">
            <text:p>531 498 508 516 527 <text:s text:c="2"/>均值：516</text:p>
          </table:table-cell>
          <table:table-cell table:style-name="ce2" office:value-type="string" calcext:value-type="string">
            <text:p>0.769 0.788 0.757 0.706 0.744 <text:s text:c="2"/>均值：0.752</text:p>
          </table:table-cell>
          <table:table-cell office:value-type="string" calcext:value-type="string">
            <text:p>142/0.063/0, 145/0.049/0, 149/0.059/0, 145/0.055/0, 151/0.056/0</text:p>
          </table:table-cell>
        </table:table-row>
        <table:table-row table:style-name="ro2">
          <table:table-cell table:style-name="ce1" office:value-type="string" calcext:value-type="string">
            <text:p>服务器的计算节点1和计算节点2</text:p>
          </table:table-cell>
          <table:table-cell table:style-name="ce1" office:value-type="string" calcext:value-type="string">
            <text:p>eth0:942 <text:s/>eth1:942 eth2: 942</text:p>
          </table:table-cell>
          <table:table-cell office:value-type="string" calcext:value-type="string">
            <text:p>eth0:0.247 <text:s text:c="2"/>eth1:0.265 <text:s text:c="2"/>eth2:0.258 </text:p>
          </table:table-cell>
          <table:table-cell office:value-type="string" calcext:value-type="string">
            <text:p>eth0:812/0.021/0.1 <text:s/>eth1:811/0.019/0.23 <text:s/>eth2:812/0.02/0.023</text:p>
          </table:table-cell>
        </table:table-row>
        <table:table-row table:style-name="ro5">
          <table:table-cell office:value-type="string" calcext:value-type="string">
            <text:p>同一节点提供者虚拟机和物理机</text:p>
            <text:p/>
          </table:table-cell>
          <table:table-cell office:value-type="string" calcext:value-type="string">
            <text:p>1670 1820 1650 1780 1640  均值：1712</text:p>
            <text:p/>
          </table:table-cell>
          <table:table-cell office:value-type="string" calcext:value-type="string">
            <text:p>0.292 0.248 0.221 0.235 0.245   均值：0.248</text:p>
            <text:p/>
          </table:table-cell>
          <table:table-cell office:value-type="string" calcext:value-type="string">
            <text:p>虚拟机到物理机：155/0.004/0, 139/0.006/0, 153/0.008/0, 138/0.004/0, 145/0.033/0</text:p>
            <text:p>物理机到虚拟机：2.74/23.449/99.6</text:p>
          </table:table-cell>
        </table:table-row>
        <table:table-row table:style-name="ro6">
          <table:table-cell office:value-type="string" calcext:value-type="string">
            <text:p>不同节点提供者虚拟机和物理机</text:p>
            <text:p/>
          </table:table-cell>
          <table:table-cell table:style-name="ce2" office:value-type="string" calcext:value-type="string">
            <text:p>811 828 812 820 807   均值：815.6</text:p>
            <text:p/>
          </table:table-cell>
          <table:table-cell table:style-name="ce2" office:value-type="string" calcext:value-type="string">
            <text:p>0.549 0.524 0.468 0.543 0.455   均值：0.508</text:p>
            <text:p/>
          </table:table-cell>
          <table:table-cell office:value-type="string" calcext:value-type="string">
            <text:p>虚拟机到物理机：139/0.004/0, 157/0.001/0, 138/0.011/0, 160/0.004/0,139/0.002/0</text:p>
            <text:p>物理机到虚拟机：1.19/26.965/99.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场景二：一个 vm 挂在租户网络,一个 vm 在提供者网络上</text:p>
          </table:table-cell>
          <table:covered-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30秒内不停传输tcp数据包带宽(Mbits/sec)</text:p>
          </table:table-cell>
          <table:table-cell table:style-name="ce1" office:value-type="string" calcext:value-type="string">
            <text:p>发送大小1472字节的icmp包30次的平均延迟(ms)</text:p>
          </table:table-cell>
          <table:table-cell table:style-name="ce1" office:value-type="string" calcext:value-type="string">
            <text:p>使用tcp测试的最大带宽作为发送速率连续发送10秒udp包的带宽(Mbits/sec)/抖动(ms)/丢包(%)</text:p>
          </table:table-cell>
        </table:table-row>
        <table:table-row table:style-name="ro2">
          <table:table-cell office:value-type="string" calcext:value-type="string">
            <text:p>同一租户相同节点的租户虚拟机和提供者虚拟机</text:p>
          </table:table-cell>
          <table:table-cell office:value-type="string" calcext:value-type="string">
            <text:p>362 363 365 346 360 <text:s text:c="2"/>均值：359.2</text:p>
          </table:table-cell>
          <table:table-cell office:value-type="string" calcext:value-type="string">
            <text:p>1.249 1.212 1.264 1.199 1.205 <text:s text:c="2"/>均值：1.226</text:p>
          </table:table-cell>
          <table:table-cell office:value-type="string" calcext:value-type="string">
            <text:p>129/0.07/0, 127/0.074/0, 130/0.083/0, 125/0.074/0, 124/0.091/0</text:p>
          </table:table-cell>
        </table:table-row>
        <table:table-row table:style-name="ro2">
          <table:table-cell office:value-type="string" calcext:value-type="string">
            <text:p>同一租户不同节点的租户虚拟机和提供者虚拟机</text:p>
          </table:table-cell>
          <table:table-cell office:value-type="string" calcext:value-type="string">
            <text:p>368 378 371 365 379 <text:s text:c="2"/>均值：372.2</text:p>
          </table:table-cell>
          <table:table-cell office:value-type="string" calcext:value-type="string">
            <text:p>1.260 1.180 1.254 1.225 1.239 <text:s text:c="2"/>均值：1.232</text:p>
          </table:table-cell>
          <table:table-cell office:value-type="string" calcext:value-type="string">
            <text:p>102/0.089/0, 127/0.071/0, 125/0.059/0, 127/0.063/0, 126/0.068/0</text:p>
          </table:table-cell>
        </table:table-row>
        <table:table-row table:style-name="ro2">
          <table:table-cell office:value-type="string" calcext:value-type="string">
            <text:p>不同租户相同节点的租户虚拟机和提供者虚拟机</text:p>
          </table:table-cell>
          <table:table-cell office:value-type="string" calcext:value-type="string">
            <text:p>387 388 387 366 397 <text:s text:c="2"/>均值：385</text:p>
          </table:table-cell>
          <table:table-cell office:value-type="string" calcext:value-type="string">
            <text:p>1.232 1.211 1.231 1.269 1.229 <text:s text:c="2"/>均值：1.234</text:p>
          </table:table-cell>
          <table:table-cell office:value-type="string" calcext:value-type="string">
            <text:p>139/0.066/0.073, 121/0.074/6.8, 140/0.073/0.57, 135/0.09/4.4, 128/0.069/8.5</text:p>
          </table:table-cell>
        </table:table-row>
        <table:table-row table:style-name="ro2">
          <table:table-cell office:value-type="string" calcext:value-type="string">
            <text:p>不同租户不同节点的租户虚拟机和提供者虚拟机</text:p>
          </table:table-cell>
          <table:table-cell office:value-type="string" calcext:value-type="string">
            <text:p>386 377 370 359 364 <text:s text:c="2"/>均值：371.2</text:p>
          </table:table-cell>
          <table:table-cell office:value-type="string" calcext:value-type="string">
            <text:p>1.336 1.264 1.251 1.248 1.299 <text:s text:c="2"/>均值：1.280</text:p>
          </table:table-cell>
          <table:table-cell office:value-type="string" calcext:value-type="string">
            <text:p>143/0.083/0, 114/0.084/18, 118/0.118/14, 110/0.224/22, 124/0.081/8.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场景三：同时挂在租户网络且同一网段的两个 vm 之间</text:p>
          </table:table-cell>
          <table:covered-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30秒内不停传输tcp数据包带宽(Mbits/sec)</text:p>
          </table:table-cell>
          <table:table-cell table:style-name="ce1" office:value-type="string" calcext:value-type="string">
            <text:p>发送大小1472字节的icmp包30次的平均延迟(ms)</text:p>
          </table:table-cell>
          <table:table-cell table:style-name="ce1" office:value-type="string" calcext:value-type="string">
            <text:p>使用tcp测试的最大带宽作为发送速率连续发送10秒udp包的带宽(Mbits/sec)/抖动(ms)/丢包(%)</text:p>
          </table:table-cell>
        </table:table-row>
        <table:table-row table:style-name="ro2">
          <table:table-cell office:value-type="string" calcext:value-type="string">
            <text:p>相同节点同一网段的虚拟机</text:p>
          </table:table-cell>
          <table:table-cell office:value-type="string" calcext:value-type="string">
            <text:p>865 864 856 863 868 <text:s text:c="2"/>均值：863.2</text:p>
          </table:table-cell>
          <table:table-cell office:value-type="string" calcext:value-type="string">
            <text:p>1.035 0.675 0.716 0.698 0.648 <text:s text:c="2"/>均值：0.754</text:p>
          </table:table-cell>
          <table:table-cell office:value-type="string" calcext:value-type="string">
            <text:p>28.6/16.359/78, 25.7/16.505/79, 30.8/0.184/76, 40.2/0.135/68, 41.6/0.529/66</text:p>
          </table:table-cell>
        </table:table-row>
        <table:table-row table:style-name="ro2">
          <table:table-cell office:value-type="string" calcext:value-type="string">
            <text:p>不同节点同一网段的虚拟机</text:p>
          </table:table-cell>
          <table:table-cell office:value-type="string" calcext:value-type="string">
            <text:p>365 363 370 368 366 <text:s text:c="2"/>均值：366.4</text:p>
          </table:table-cell>
          <table:table-cell office:value-type="string" calcext:value-type="string">
            <text:p>0.941 0.861 0.893 0.926 0.883 <text:s text:c="2"/>均值：0.900（只能 1422字节）</text:p>
          </table:table-cell>
          <table:table-cell office:value-type="string" calcext:value-type="string">
            <text:p>90.2/0.065/0, 91.7/0.136/0, 92.6/0.129/0, 91.7/0.094/0, 92.7/0.149/0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场景三：同时挂在租户网络且不同网段的两个 vm 之间</text:p>
          </table:table-cell>
          <table:covered-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30秒内不停传输tcp数据包带宽(Mbits/sec)</text:p>
          </table:table-cell>
          <table:table-cell table:style-name="ce1" office:value-type="string" calcext:value-type="string">
            <text:p>发送大小1472字节的icmp包30次的平均延迟(ms)</text:p>
          </table:table-cell>
          <table:table-cell table:style-name="ce1" office:value-type="string" calcext:value-type="string">
            <text:p>使用tcp测试的最大带宽作为发送速率连续发送10秒udp包的带宽(Mbits/sec)/抖动(ms)/丢包(%)</text:p>
          </table:table-cell>
        </table:table-row>
        <table:table-row table:style-name="ro1">
          <table:table-cell office:value-type="string" calcext:value-type="string">
            <text:p>相同节点不同网段的虚拟机</text:p>
          </table:table-cell>
          <table:table-cell table:style-name="ce2" office:value-type="string" calcext:value-type="string">
            <text:p>859 885 897 869 886 <text:s text:c="2"/>均值：879.2</text:p>
          </table:table-cell>
          <table:table-cell office:value-type="string" calcext:value-type="string">
            <text:p>0.807 0.798 0.775 0.732 0.678 <text:s text:c="2"/>均值：0.758</text:p>
          </table:table-cell>
          <table:table-cell office:value-type="string" calcext:value-type="string">
            <text:p>9.37/20.196/92(-b 879M) <text:s/>95/0.134/0.26(-b 100M) 96.9/0.181/0 (-b 100M)</text:p>
          </table:table-cell>
        </table:table-row>
        <table:table-row table:style-name="ro1">
          <table:table-cell office:value-type="string" calcext:value-type="string">
            <text:p>不同节点不同网段的虚拟机</text:p>
          </table:table-cell>
          <table:table-cell table:style-name="ce2" office:value-type="string" calcext:value-type="string">
            <text:p>373 364 381 379 373 <text:s text:c="2"/>均值：374</text:p>
          </table:table-cell>
          <table:table-cell office:value-type="string" calcext:value-type="string">
            <text:p>1.100 0.960 0.871 0.917 0.944 <text:s text:c="2"/>均值：0.958</text:p>
          </table:table-cell>
          <table:table-cell office:value-type="string" calcext:value-type="string">
            <text:p>115/0.063/0, 117/0.079/0, 116/0.085/0, 116/0.089/0, 117/0.08/0</text:p>
          </table:table-cell>
        </table:table-row>
      </table:table>
      <table:table table:name="iperf+qperf+ping测试结果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场景一：同时挂在提供者网络的两个 vm 之间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perf的TCP带宽和延迟测试，带宽单位(MByte/s)/延迟单位(us)</text:p>
          </table:table-cell>
          <table:table-cell table:style-name="ce1" office:value-type="string" calcext:value-type="string">
            <text:p>qperf的UDP带宽和延迟测试，指定测试字节从1到64k,每次增加2的指数幂字节，发送带宽(MByte/s)/接收带宽(MBytes)/延迟(us)</text:p>
          </table:table-cell>
          <table:table-cell table:style-name="ce1" office:value-type="string" calcext:value-type="string">
            <text:p>ping命令默认发送大小56字节的icmp包30次的平均延迟(ms)</text:p>
          </table:table-cell>
          <table:table-cell/>
        </table:table-row>
        <table:table-row table:style-name="ro7">
          <table:table-cell table:style-name="ce1" office:value-type="string" calcext:value-type="string">
            <text:p>同一租户相同节点提供者虚拟机</text:p>
          </table:table-cell>
          <table:table-cell table:style-name="ce1" office:value-type="string" calcext:value-type="string">
            <text:p>90.8/264 91.2/262 93.5/249 88.3/257 94.8/254 <text:s text:c="9"/>均值：</text:p>
          </table:table-cell>
          <table:table-cell table:style-name="ce3" office:value-type="string" calcext:value-type="string">
            <text:p/>
            <text:p/>
            <text:p/>
          </table:table-cell>
          <table:table-cell table:style-name="ce2" office:value-type="string" calcext:value-type="string">
            <text:p><text:s/>0.836 0.613 0.640 0.615 0.643 <text:s/>均值：</text:p>
          </table:table-cell>
          <table:table-cell/>
        </table:table-row>
        <table:table-row table:style-name="ro2">
          <table:table-cell table:style-name="ce1" office:value-type="string" calcext:value-type="string">
            <text:p>同一租户不同节点提供者虚拟机</text:p>
          </table:table-cell>
          <table:table-cell table:style-name="ce1" office:value-type="string" calcext:value-type="string">
            <text:p>67.6/310 67.1/302 67.5/322 67.5/302 70.1/318 <text:s text:c="9"/>均值：</text:p>
          </table:table-cell>
          <table:table-cell table:style-name="ce1"/>
          <table:table-cell office:value-type="string" calcext:value-type="string">
            <text:p><text:s/>0.747 0.651 0.630 0.541 0.659 <text:s/>均值：</text:p>
          </table:table-cell>
          <table:table-cell/>
        </table:table-row>
        <table:table-row table:style-name="ro2">
          <table:table-cell table:style-name="ce1" office:value-type="string" calcext:value-type="string">
            <text:p>不同租户相同节点提供者虚拟机</text:p>
          </table:table-cell>
          <table:table-cell office:value-type="string" calcext:value-type="string">
            <text:p>95.6/240 91.8/241 100/246 98.1/240 101/232 <text:s text:c="11"/>均值：</text:p>
          </table:table-cell>
          <table:table-cell/>
          <table:table-cell table:style-name="ce2" office:value-type="string" calcext:value-type="string">
            <text:p><text:s/>0.710 0.526 0.487 0.494 0.486 <text:s/>均值：</text:p>
          </table:table-cell>
          <table:table-cell/>
        </table:table-row>
        <table:table-row table:style-name="ro2">
          <table:table-cell table:style-name="ce1" office:value-type="string" calcext:value-type="string">
            <text:p>不同租户不同节点提供者虚拟机的带宽</text:p>
          </table:table-cell>
          <table:table-cell office:value-type="string" calcext:value-type="string">
            <text:p>68.9/333 66/335 66.6/336 65/350 65.6/331 <text:s text:c="15"/>均值：</text:p>
          </table:table-cell>
          <table:table-cell/>
          <table:table-cell table:style-name="ce2" office:value-type="string" calcext:value-type="string">
            <text:p><text:s/>0.808 0.590 0.591 0.587 0.638 <text:s/>均值：</text:p>
          </table:table-cell>
          <table:table-cell/>
        </table:table-row>
        <table:table-row table:style-name="ro8">
          <table:table-cell table:style-name="ce1" office:value-type="string" calcext:value-type="string">
            <text:p>服务器的计算节点1和计算节点2</text:p>
          </table:table-cell>
          <table:table-cell table:style-name="ce1" office:value-type="string" calcext:value-type="string">
            <text:p>Eth2:117/48.5 117/45.8 117/50 117/45.2 117/49.7     均值：</text:p>
            <text:p>Eth0:117/57.8 118/57.3 118/60.2 118/58.5 118/59.5  均值： </text:p>
            <text:p>Eth1:118/56.9 118/58.1 118/57.9 118/57.4 118/58     均值：</text:p>
          </table:table-cell>
          <table:table-cell table:style-name="ce1"/>
          <table:table-cell office:value-type="string" calcext:value-type="string">
            <text:p>Eth2: 0.175 0.154 0.169  0.171 0.150  均值：</text:p>
            <text:p>Eth0: 0.212 0.200 0.181 0.211 0.212   均值：</text:p>
            <text:p>Eth1: 0.212 0.208 0.208 0.204 0.203   均值：</text:p>
          </table:table-cell>
          <table:table-cell/>
        </table:table-row>
        <table:table-row table:style-name="ro5">
          <table:table-cell office:value-type="string" calcext:value-type="string">
            <text:p>同一节点提供者虚拟机和物理机</text:p>
            <text:p/>
          </table:table-cell>
          <table:table-cell office:value-type="string" calcext:value-type="string">
            <text:p>176/84.1 187/110 178/99.4 198/94 188/92.3              均值：</text:p>
            <text:p/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0.681 0.269 0.277 0.277 0.296 <text:s text:c="2"/>均值：</text:p>
          </table:table-cell>
          <table:table-cell/>
        </table:table-row>
        <table:table-row table:style-name="ro6">
          <table:table-cell office:value-type="string" calcext:value-type="string">
            <text:p>不同节点提供者虚拟机和物理机</text:p>
            <text:p/>
          </table:table-cell>
          <table:table-cell table:style-name="ce2" office:value-type="string" calcext:value-type="string">
            <text:p>37.1/258 33.6/261 32.5/260 40.2/254 32.7/265          均值：</text:p>
            <text:p/>
          </table:table-cell>
          <table:table-cell table:style-name="ce2" office:value-type="string" calcext:value-type="string">
            <text:p/>
            <text:p/>
          </table:table-cell>
          <table:table-cell table:style-name="ce2" office:value-type="string" calcext:value-type="string">
            <text:p>0.490 0.417 0.385 0.400 0.503 <text:s text:c="2"/>均值：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场景二：一个 vm 挂在租户网络,一个 vm 在提供者网络上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perf的TCP带宽和延迟测试，带宽单位(MByte/s)/延迟单位(us)</text:p>
          </table:table-cell>
          <table:table-cell table:style-name="ce1" office:value-type="string" calcext:value-type="string">
            <text:p>qperf的UDP带宽和延迟测试，带宽单位(MByte/s)/延迟单位(us)</text:p>
          </table:table-cell>
          <table:table-cell table:style-name="ce1" office:value-type="string" calcext:value-type="string">
            <text:p>默认发送大小56字节的icmp包30次的平均延迟(ms)</text:p>
          </table:table-cell>
          <table:table-cell/>
        </table:table-row>
        <table:table-row table:style-name="ro2">
          <table:table-cell office:value-type="string" calcext:value-type="string">
            <text:p>同一租户相同节点的租户虚拟机和提供者虚拟机</text:p>
          </table:table-cell>
          <table:table-cell office:value-type="string" calcext:value-type="string">
            <text:p>52.4/355 57.1/388 53.8/371 57.4/379 58.4/363 <text:s text:c="9"/>均值：</text:p>
          </table:table-cell>
          <table:table-cell/>
          <table:table-cell office:value-type="string" calcext:value-type="string">
            <text:p>0.876 0.841 0.879 0.889 0.883 <text:s text:c="2"/>均值：</text:p>
          </table:table-cell>
          <table:table-cell/>
        </table:table-row>
        <table:table-row table:style-name="ro2">
          <table:table-cell office:value-type="string" calcext:value-type="string">
            <text:p>同一租户不同节点的租户虚拟机和提供者虚拟机</text:p>
          </table:table-cell>
          <table:table-cell office:value-type="string" calcext:value-type="string">
            <text:p>54.6/383 59.1/393 55.3/397 56.9/407 56.1/381 <text:s text:c="9"/>均值：</text:p>
          </table:table-cell>
          <table:table-cell/>
          <table:table-cell office:value-type="string" calcext:value-type="string">
            <text:p>0.989 0.950 0.937 0.921 0.958 <text:s text:c="2"/>均值：</text:p>
          </table:table-cell>
          <table:table-cell/>
        </table:table-row>
        <table:table-row table:style-name="ro2">
          <table:table-cell office:value-type="string" calcext:value-type="string">
            <text:p>不同租户相同节点的租户虚拟机和提供者虚拟机</text:p>
          </table:table-cell>
          <table:table-cell office:value-type="string" calcext:value-type="string">
            <text:p>46.8/372 54.3/388 53.9/382 49.6/373 53/398 <text:s text:c="12"/>均值：</text:p>
          </table:table-cell>
          <table:table-cell/>
          <table:table-cell office:value-type="string" calcext:value-type="string">
            <text:p>0.989 0.922 0.803 0.880 0.819 <text:s text:c="2"/>均值：</text:p>
          </table:table-cell>
          <table:table-cell/>
        </table:table-row>
        <table:table-row table:style-name="ro2">
          <table:table-cell office:value-type="string" calcext:value-type="string">
            <text:p>不同租户不同节点的租户虚拟机和提供者虚拟机</text:p>
          </table:table-cell>
          <table:table-cell office:value-type="string" calcext:value-type="string">
            <text:p>54.1/383 52.1/387 54.9/379 47.1/366 51/366 <text:s text:c="12"/>均值：</text:p>
          </table:table-cell>
          <table:table-cell/>
          <table:table-cell table:style-name="ce2" office:value-type="string" calcext:value-type="string">
            <text:p>0.984 1.011 1.009 0.940 0.954 <text:s text:c="2"/>均值：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场景三：同时挂在租户网络且同一网段的两个 vm 之间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perf的TCP带宽和延迟测试，带宽单位(MByte/s)/延迟单位(us)</text:p>
          </table:table-cell>
          <table:table-cell table:style-name="ce1" office:value-type="string" calcext:value-type="string">
            <text:p>qperf的UDP带宽和延迟测试，带宽单位(MByte/s)/延迟单位(us)</text:p>
          </table:table-cell>
          <table:table-cell table:style-name="ce1" office:value-type="string" calcext:value-type="string">
            <text:p>默认发送大小56字节的icmp包30次的平均延迟(ms)</text:p>
          </table:table-cell>
          <table:table-cell/>
        </table:table-row>
        <table:table-row table:style-name="ro2">
          <table:table-cell office:value-type="string" calcext:value-type="string">
            <text:p>相同节点同一网段的虚拟机</text:p>
          </table:table-cell>
          <table:table-cell office:value-type="string" calcext:value-type="string">
            <text:p>78.1/240 91.2/251 85/239 95.4/303 98.3/244 <text:s text:c="11"/>均值：</text:p>
          </table:table-cell>
          <table:table-cell/>
          <table:table-cell office:value-type="string" calcext:value-type="string">
            <text:p>0.682 0.604 0.614 0.613 0.608 <text:s text:c="2"/>均值：</text:p>
          </table:table-cell>
          <table:table-cell/>
        </table:table-row>
        <table:table-row table:style-name="ro2">
          <table:table-cell office:value-type="string" calcext:value-type="string">
            <text:p>不同节点同一网段的虚拟机</text:p>
          </table:table-cell>
          <table:table-cell office:value-type="string" calcext:value-type="string">
            <text:p>42.1/320 43.8/321 32.1/360 41.1/328 38.9/370 <text:s text:c="8"/>均值：</text:p>
          </table:table-cell>
          <table:table-cell/>
          <table:table-cell office:value-type="string" calcext:value-type="string">
            <text:p>0.843 0.829 0.854 0.861 0.784 <text:s text:c="2"/>均值：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场景三：同时挂在租户网络且不同网段的两个 vm 之间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perf的TCP带宽和延迟测试，带宽单位(MByte/s)/延迟单位(us)</text:p>
          </table:table-cell>
          <table:table-cell table:style-name="ce1" office:value-type="string" calcext:value-type="string">
            <text:p>qperf的UDP带宽和延迟测试，带宽单位(MByte/s)/延迟单位(us)</text:p>
          </table:table-cell>
          <table:table-cell table:style-name="ce1" office:value-type="string" calcext:value-type="string">
            <text:p>默认发送大小56字节的icmp包30次的平均延迟(ms)</text:p>
          </table:table-cell>
          <table:table-cell/>
        </table:table-row>
        <table:table-row table:style-name="ro2">
          <table:table-cell office:value-type="string" calcext:value-type="string">
            <text:p>相同节点不同网段的虚拟机</text:p>
          </table:table-cell>
          <table:table-cell table:style-name="ce2" office:value-type="string" calcext:value-type="string">
            <text:p>77.7/271 83.8/260 79/269 73.4/273 80.2/257 <text:s text:c="10"/>均值：</text:p>
          </table:table-cell>
          <table:table-cell table:style-name="ce2"/>
          <table:table-cell table:style-name="ce2" office:value-type="string" calcext:value-type="string">
            <text:p>0.711 0.639 0.650 0.577 0.648 <text:s text:c="2"/>均值：</text:p>
          </table:table-cell>
          <table:table-cell/>
        </table:table-row>
        <table:table-row table:style-name="ro2">
          <table:table-cell office:value-type="string" calcext:value-type="string">
            <text:p>不同节点不同网段的虚拟机</text:p>
          </table:table-cell>
          <table:table-cell table:style-name="ce2" office:value-type="string" calcext:value-type="string">
            <text:p>44.8/317 45.2/312 43.8/328 43.6/319 44.6/326 <text:s text:c="7"/>均值：</text:p>
          </table:table-cell>
          <table:table-cell table:style-name="ce2"/>
          <table:table-cell office:value-type="string" calcext:value-type="string">
            <text:p>0.850 0.807 0.847 0.757 0.805 <text:s text:c="2"/>均值：</text:p>
          </table:table-cell>
          <table:table-cell/>
        </table:table-row>
      </table:table>
      <table:table table:name="qperf的udp测试结果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节点提供者虚</text:p>
            <text:p>拟机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0.10754" calcext:value-type="float">
            <text:p>0.10754</text:p>
          </table:table-cell>
          <table:table-cell office:value-type="float" office:value="0.21944" calcext:value-type="float">
            <text:p>0.21944</text:p>
          </table:table-cell>
          <table:table-cell office:value-type="float" office:value="0.43322" calcext:value-type="float">
            <text:p>0.43322</text:p>
          </table:table-cell>
          <table:table-cell office:value-type="float" office:value="0.84466" calcext:value-type="float">
            <text:p>0.84466</text:p>
          </table:table-cell>
          <table:table-cell office:value-type="float" office:value="1.6716" calcext:value-type="float">
            <text:p>1.6716</text:p>
          </table:table-cell>
          <table:table-cell office:value-type="float" office:value="3.362" calcext:value-type="float">
            <text:p>3.362</text:p>
          </table:table-cell>
          <table:table-cell office:value-type="float" office:value="6.7182" calcext:value-type="float">
            <text:p>6.7182</text:p>
          </table:table-cell>
          <table:table-cell office:value-type="float" office:value="12.772" calcext:value-type="float">
            <text:p>12.772</text:p>
          </table:table-cell>
          <table:table-cell office:value-type="float" office:value="22.144" calcext:value-type="float">
            <text:p>22.144</text:p>
          </table:table-cell>
          <table:table-cell office:value-type="float" office:value="37.604" calcext:value-type="float">
            <text:p>37.604</text:p>
          </table:table-cell>
          <table:table-cell office:value-type="float" office:value="58.58" calcext:value-type="float">
            <text:p>58.58</text:p>
          </table:table-cell>
          <table:table-cell office:value-type="float" office:value="80.422" calcext:value-type="float">
            <text:p>80.422</text:p>
          </table:table-cell>
          <table:table-cell office:value-type="float" office:value="100.528" calcext:value-type="float">
            <text:p>100.528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5188" calcext:value-type="float">
            <text:p>0.0518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4448" calcext:value-type="float">
            <text:p>0.74448</text:p>
          </table:table-cell>
          <table:table-cell office:value-type="float" office:value="1.6022" calcext:value-type="float">
            <text:p>1.6022</text:p>
          </table:table-cell>
          <table:table-cell office:value-type="float" office:value="3.3618" calcext:value-type="float">
            <text:p>3.3618</text:p>
          </table:table-cell>
          <table:table-cell office:value-type="float" office:value="5.821" calcext:value-type="float">
            <text:p>5.821</text:p>
          </table:table-cell>
          <table:table-cell office:value-type="float" office:value="11.835" calcext:value-type="float">
            <text:p>11.835</text:p>
          </table:table-cell>
          <table:table-cell office:value-type="float" office:value="1.58368" calcext:value-type="float">
            <text:p>1.58368</text:p>
          </table:table-cell>
          <table:table-cell office:value-type="float" office:value="5.5624" calcext:value-type="float">
            <text:p>5.5624</text:p>
          </table:table-cell>
          <table:table-cell office:value-type="float" office:value="2.70738" calcext:value-type="float">
            <text:p>2.70738</text:p>
          </table:table-cell>
          <table:table-cell office:value-type="float" office:value="3.1898" calcext:value-type="float">
            <text:p>3.1898</text:p>
          </table:table-cell>
          <table:table-cell office:value-type="float" office:value="3.8724" calcext:value-type="float">
            <text:p>3.8724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44.908" calcext:value-type="float">
            <text:p>244.908</text:p>
          </table:table-cell>
          <table:table-cell office:value-type="float" office:value="240.554" calcext:value-type="float">
            <text:p>240.554</text:p>
          </table:table-cell>
          <table:table-cell office:value-type="float" office:value="248.446" calcext:value-type="float">
            <text:p>248.446</text:p>
          </table:table-cell>
          <table:table-cell office:value-type="float" office:value="249.124" calcext:value-type="float">
            <text:p>249.124</text:p>
          </table:table-cell>
          <table:table-cell office:value-type="float" office:value="243.96" calcext:value-type="float">
            <text:p>243.96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239.63" calcext:value-type="float">
            <text:p>239.63</text:p>
          </table:table-cell>
          <table:table-cell office:value-type="float" office:value="238.206" calcext:value-type="float">
            <text:p>238.206</text:p>
          </table:table-cell>
          <table:table-cell office:value-type="float" office:value="243.82" calcext:value-type="float">
            <text:p>243.82</text:p>
          </table:table-cell>
          <table:table-cell office:value-type="float" office:value="255.848" calcext:value-type="float">
            <text:p>255.848</text:p>
          </table:table-cell>
          <table:table-cell office:value-type="float" office:value="264.902" calcext:value-type="float">
            <text:p>264.902</text:p>
          </table:table-cell>
          <table:table-cell office:value-type="float" office:value="333.498" calcext:value-type="float">
            <text:p>333.498</text:p>
          </table:table-cell>
          <table:table-cell office:value-type="float" office:value="386.944" calcext:value-type="float">
            <text:p>386.944</text:p>
          </table:table-cell>
          <table:table-cell office:value-type="float" office:value="499.008" calcext:value-type="float">
            <text:p>499.008</text:p>
          </table:table-cell>
          <table:table-cell office:value-type="float" office:value="705.93" calcext:value-type="float">
            <text:p>705.93</text:p>
          </table:table-cell>
          <table:table-cell office:value-type="float" office:value="1112.476" calcext:value-type="float">
            <text:p>1112.4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节点提供者虚</text:p>
            <text:p>拟机__1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51332" calcext:value-type="float">
            <text:p>0.0151332</text:p>
          </table:table-cell>
          <table:table-cell office:value-type="float" office:value="0.0302818" calcext:value-type="float">
            <text:p>0.0302818</text:p>
          </table:table-cell>
          <table:table-cell office:value-type="float" office:value="0.0601308" calcext:value-type="float">
            <text:p>0.0601308</text:p>
          </table:table-cell>
          <table:table-cell office:value-type="float" office:value="0.123106" calcext:value-type="float">
            <text:p>0.123106</text:p>
          </table:table-cell>
          <table:table-cell office:value-type="float" office:value="0.241428" calcext:value-type="float">
            <text:p>0.241428</text:p>
          </table:table-cell>
          <table:table-cell office:value-type="float" office:value="0.484454" calcext:value-type="float">
            <text:p>0.484454</text:p>
          </table:table-cell>
          <table:table-cell office:value-type="float" office:value="0.964346" calcext:value-type="float">
            <text:p>0.964346</text:p>
          </table:table-cell>
          <table:table-cell office:value-type="float" office:value="1.92842" calcext:value-type="float">
            <text:p>1.92842</text:p>
          </table:table-cell>
          <table:table-cell office:value-type="float" office:value="3.77932" calcext:value-type="float">
            <text:p>3.77932</text:p>
          </table:table-cell>
          <table:table-cell office:value-type="float" office:value="7.35146" calcext:value-type="float">
            <text:p>7.35146</text:p>
          </table:table-cell>
          <table:table-cell office:value-type="float" office:value="14.2822" calcext:value-type="float">
            <text:p>14.2822</text:p>
          </table:table-cell>
          <table:table-cell office:value-type="float" office:value="24.8026" calcext:value-type="float">
            <text:p>24.8026</text:p>
          </table:table-cell>
          <table:table-cell office:value-type="float" office:value="43.7504" calcext:value-type="float">
            <text:p>43.7504</text:p>
          </table:table-cell>
          <table:table-cell office:value-type="float" office:value="68.984" calcext:value-type="float">
            <text:p>68.984</text:p>
          </table:table-cell>
          <table:table-cell office:value-type="float" office:value="97.4106" calcext:value-type="float">
            <text:p>97.4106</text:p>
          </table:table-cell>
          <table:table-cell office:value-type="float" office:value="132.316" calcext:value-type="float">
            <text:p>132.316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46496" calcext:value-type="float">
            <text:p>0.0146496</text:p>
          </table:table-cell>
          <table:table-cell office:value-type="float" office:value="0.0283058" calcext:value-type="float">
            <text:p>0.0283058</text:p>
          </table:table-cell>
          <table:table-cell office:value-type="float" office:value="0.0592132" calcext:value-type="float">
            <text:p>0.0592132</text:p>
          </table:table-cell>
          <table:table-cell office:value-type="float" office:value="0.1140854" calcext:value-type="float">
            <text:p>0.1140854</text:p>
          </table:table-cell>
          <table:table-cell office:value-type="float" office:value="0.194488" calcext:value-type="float">
            <text:p>0.194488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0.932936" calcext:value-type="float">
            <text:p>0.932936</text:p>
          </table:table-cell>
          <table:table-cell office:value-type="float" office:value="1.78984" calcext:value-type="float">
            <text:p>1.78984</text:p>
          </table:table-cell>
          <table:table-cell office:value-type="float" office:value="3.67038" calcext:value-type="float">
            <text:p>3.67038</text:p>
          </table:table-cell>
          <table:table-cell office:value-type="float" office:value="7.28188" calcext:value-type="float">
            <text:p>7.28188</text:p>
          </table:table-cell>
          <table:table-cell office:value-type="float" office:value="13.9678" calcext:value-type="float">
            <text:p>13.9678</text:p>
          </table:table-cell>
          <table:table-cell office:value-type="float" office:value="3.69049" calcext:value-type="float">
            <text:p>3.69049</text:p>
          </table:table-cell>
          <table:table-cell office:value-type="float" office:value="2.11928" calcext:value-type="float">
            <text:p>2.11928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1.3205" calcext:value-type="float">
            <text:p>1.3205</text:p>
          </table:table-cell>
          <table:table-cell office:value-type="float" office:value="2.69252" calcext:value-type="float">
            <text:p>2.69252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93.446" calcext:value-type="float">
            <text:p>293.446</text:p>
          </table:table-cell>
          <table:table-cell office:value-type="float" office:value="288.17" calcext:value-type="float">
            <text:p>288.17</text:p>
          </table:table-cell>
          <table:table-cell office:value-type="float" office:value="282.162" calcext:value-type="float">
            <text:p>282.162</text:p>
          </table:table-cell>
          <table:table-cell office:value-type="float" office:value="288.4" calcext:value-type="float">
            <text:p>288.4</text:p>
          </table:table-cell>
          <table:table-cell office:value-type="float" office:value="288.456" calcext:value-type="float">
            <text:p>288.456</text:p>
          </table:table-cell>
          <table:table-cell office:value-type="float" office:value="285.664" calcext:value-type="float">
            <text:p>285.664</text:p>
          </table:table-cell>
          <table:table-cell office:value-type="float" office:value="294.01" calcext:value-type="float">
            <text:p>294.01</text:p>
          </table:table-cell>
          <table:table-cell office:value-type="float" office:value="297.758" calcext:value-type="float">
            <text:p>297.758</text:p>
          </table:table-cell>
          <table:table-cell office:value-type="float" office:value="299.76" calcext:value-type="float">
            <text:p>299.76</text:p>
          </table:table-cell>
          <table:table-cell office:value-type="float" office:value="321.452" calcext:value-type="float">
            <text:p>321.452</text:p>
          </table:table-cell>
          <table:table-cell office:value-type="float" office:value="338.864" calcext:value-type="float">
            <text:p>338.864</text:p>
          </table:table-cell>
          <table:table-cell office:value-type="float" office:value="439.788" calcext:value-type="float">
            <text:p>439.788</text:p>
          </table:table-cell>
          <table:table-cell office:value-type="float" office:value="512.194" calcext:value-type="float">
            <text:p>512.194</text:p>
          </table:table-cell>
          <table:table-cell office:value-type="float" office:value="616.302" calcext:value-type="float">
            <text:p>616.302</text:p>
          </table:table-cell>
          <table:table-cell office:value-type="float" office:value="846.65" calcext:value-type="float">
            <text:p>846.65</text:p>
          </table:table-cell>
          <table:table-cell office:value-type="float" office:value="1313.4" calcext:value-type="float">
            <text:p>1313.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相同</text:p>
            <text:p>节点提供者虚</text:p>
            <text:p>拟机__2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5166" calcext:value-type="float">
            <text:p>0.015166</text:p>
          </table:table-cell>
          <table:table-cell office:value-type="float" office:value="0.030839" calcext:value-type="float">
            <text:p>0.030839</text:p>
          </table:table-cell>
          <table:table-cell office:value-type="float" office:value="0.061019" calcext:value-type="float">
            <text:p>0.061019</text:p>
          </table:table-cell>
          <table:table-cell office:value-type="float" office:value="0.120918" calcext:value-type="float">
            <text:p>0.120918</text:p>
          </table:table-cell>
          <table:table-cell office:value-type="float" office:value="0.240492" calcext:value-type="float">
            <text:p>0.240492</text:p>
          </table:table-cell>
          <table:table-cell office:value-type="float" office:value="0.46426" calcext:value-type="float">
            <text:p>0.46426</text:p>
          </table:table-cell>
          <table:table-cell office:value-type="float" office:value="0.907144" calcext:value-type="float">
            <text:p>0.907144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3.77662" calcext:value-type="float">
            <text:p>3.77662</text:p>
          </table:table-cell>
          <table:table-cell office:value-type="float" office:value="7.4472" calcext:value-type="float">
            <text:p>7.4472</text:p>
          </table:table-cell>
          <table:table-cell office:value-type="float" office:value="14.318" calcext:value-type="float">
            <text:p>14.318</text:p>
          </table:table-cell>
          <table:table-cell office:value-type="float" office:value="22.106" calcext:value-type="float">
            <text:p>22.106</text:p>
          </table:table-cell>
          <table:table-cell office:value-type="float" office:value="38.6326" calcext:value-type="float">
            <text:p>38.6326</text:p>
          </table:table-cell>
          <table:table-cell office:value-type="float" office:value="59.4512" calcext:value-type="float">
            <text:p>59.4512</text:p>
          </table:table-cell>
          <table:table-cell office:value-type="float" office:value="98.4678" calcext:value-type="float">
            <text:p>98.4678</text:p>
          </table:table-cell>
          <table:table-cell office:value-type="float" office:value="125.058" calcext:value-type="float">
            <text:p>125.058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60256" calcext:value-type="float">
            <text:p>0.060256</text:p>
          </table:table-cell>
          <table:table-cell office:value-type="float" office:value="0.120922" calcext:value-type="float">
            <text:p>0.120922</text:p>
          </table:table-cell>
          <table:table-cell office:value-type="float" office:value="0.23811" calcext:value-type="float">
            <text:p>0.23811</text:p>
          </table:table-cell>
          <table:table-cell office:value-type="float" office:value="0.463212" calcext:value-type="float">
            <text:p>0.463212</text:p>
          </table:table-cell>
          <table:table-cell office:value-type="float" office:value="0.756588" calcext:value-type="float">
            <text:p>0.756588</text:p>
          </table:table-cell>
          <table:table-cell office:value-type="float" office:value="1.596308" calcext:value-type="float">
            <text:p>1.596308</text:p>
          </table:table-cell>
          <table:table-cell office:value-type="float" office:value="3.4086" calcext:value-type="float">
            <text:p>3.4086</text:p>
          </table:table-cell>
          <table:table-cell office:value-type="float" office:value="7.06118" calcext:value-type="float">
            <text:p>7.06118</text:p>
          </table:table-cell>
          <table:table-cell office:value-type="float" office:value="13.3892" calcext:value-type="float">
            <text:p>13.3892</text:p>
          </table:table-cell>
          <table:table-cell office:value-type="float" office:value="4.315652" calcext:value-type="float">
            <text:p>4.315652</text:p>
          </table:table-cell>
          <table:table-cell office:value-type="float" office:value="4.5227" calcext:value-type="float">
            <text:p>4.5227</text:p>
          </table:table-cell>
          <table:table-cell office:value-type="float" office:value="4.158982" calcext:value-type="float">
            <text:p>4.158982</text:p>
          </table:table-cell>
          <table:table-cell office:value-type="float" office:value="1.32444" calcext:value-type="float">
            <text:p>1.32444</text:p>
          </table:table-cell>
          <table:table-cell office:value-type="float" office:value="2.6804" calcext:value-type="float">
            <text:p>2.6804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23.348" calcext:value-type="float">
            <text:p>223.348</text:p>
          </table:table-cell>
          <table:table-cell office:value-type="float" office:value="223.15" calcext:value-type="float">
            <text:p>223.15</text:p>
          </table:table-cell>
          <table:table-cell office:value-type="float" office:value="223.41" calcext:value-type="float">
            <text:p>223.41</text:p>
          </table:table-cell>
          <table:table-cell office:value-type="float" office:value="229.224" calcext:value-type="float">
            <text:p>229.224</text:p>
          </table:table-cell>
          <table:table-cell office:value-type="float" office:value="232.05" calcext:value-type="float">
            <text:p>232.05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4.162" calcext:value-type="float">
            <text:p>224.162</text:p>
          </table:table-cell>
          <table:table-cell office:value-type="float" office:value="227.466" calcext:value-type="float">
            <text:p>227.466</text:p>
          </table:table-cell>
          <table:table-cell office:value-type="float" office:value="225.804" calcext:value-type="float">
            <text:p>225.804</text:p>
          </table:table-cell>
          <table:table-cell office:value-type="float" office:value="229.974" calcext:value-type="float">
            <text:p>229.974</text:p>
          </table:table-cell>
          <table:table-cell office:value-type="float" office:value="236.736" calcext:value-type="float">
            <text:p>236.736</text:p>
          </table:table-cell>
          <table:table-cell office:value-type="float" office:value="316.902" calcext:value-type="float">
            <text:p>316.902</text:p>
          </table:table-cell>
          <table:table-cell office:value-type="float" office:value="355.714" calcext:value-type="float">
            <text:p>355.714</text:p>
          </table:table-cell>
          <table:table-cell office:value-type="float" office:value="471.12" calcext:value-type="float">
            <text:p>471.12</text:p>
          </table:table-cell>
          <table:table-cell office:value-type="float" office:value="612.566" calcext:value-type="float">
            <text:p>612.566</text:p>
          </table:table-cell>
          <table:table-cell office:value-type="float" office:value="929.382" calcext:value-type="float">
            <text:p>929.38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不同</text:p>
            <text:p>节点提供者虚</text:p>
            <text:p>拟机的带宽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5839" calcext:value-type="float">
            <text:p>0.015839</text:p>
          </table:table-cell>
          <table:table-cell office:value-type="float" office:value="0.031116" calcext:value-type="float">
            <text:p>0.031116</text:p>
          </table:table-cell>
          <table:table-cell office:value-type="float" office:value="0.063184" calcext:value-type="float">
            <text:p>0.063184</text:p>
          </table:table-cell>
          <table:table-cell office:value-type="float" office:value="0.126502" calcext:value-type="float">
            <text:p>0.126502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0.49991" calcext:value-type="float">
            <text:p>0.49991</text:p>
          </table:table-cell>
          <table:table-cell office:value-type="float" office:value="1.006374" calcext:value-type="float">
            <text:p>1.006374</text:p>
          </table:table-cell>
          <table:table-cell office:value-type="float" office:value="2.00468" calcext:value-type="float">
            <text:p>2.00468</text:p>
          </table:table-cell>
          <table:table-cell office:value-type="float" office:value="4.00788" calcext:value-type="float">
            <text:p>4.00788</text:p>
          </table:table-cell>
          <table:table-cell office:value-type="float" office:value="7.79596" calcext:value-type="float">
            <text:p>7.79596</text:p>
          </table:table-cell>
          <table:table-cell office:value-type="float" office:value="14.1038" calcext:value-type="float">
            <text:p>14.1038</text:p>
          </table:table-cell>
          <table:table-cell office:value-type="float" office:value="21.3592" calcext:value-type="float">
            <text:p>21.3592</text:p>
          </table:table-cell>
          <table:table-cell office:value-type="float" office:value="35.8818" calcext:value-type="float">
            <text:p>35.8818</text:p>
          </table:table-cell>
          <table:table-cell office:value-type="float" office:value="73.2284" calcext:value-type="float">
            <text:p>73.2284</text:p>
          </table:table-cell>
          <table:table-cell office:value-type="float" office:value="105.1908" calcext:value-type="float">
            <text:p>105.1908</text:p>
          </table:table-cell>
          <table:table-cell office:value-type="float" office:value="141.406" calcext:value-type="float">
            <text:p>141.406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5223" calcext:value-type="float">
            <text:p>0.015223</text:p>
          </table:table-cell>
          <table:table-cell office:value-type="float" office:value="0.030934" calcext:value-type="float">
            <text:p>0.030934</text:p>
          </table:table-cell>
          <table:table-cell office:value-type="float" office:value="0.061418" calcext:value-type="float">
            <text:p>0.061418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0.242584" calcext:value-type="float">
            <text:p>0.242584</text:p>
          </table:table-cell>
          <table:table-cell office:value-type="float" office:value="0.461934" calcext:value-type="float">
            <text:p>0.461934</text:p>
          </table:table-cell>
          <table:table-cell office:value-type="float" office:value="0.994752" calcext:value-type="float">
            <text:p>0.994752</text:p>
          </table:table-cell>
          <table:table-cell office:value-type="float" office:value="1.97188" calcext:value-type="float">
            <text:p>1.97188</text:p>
          </table:table-cell>
          <table:table-cell office:value-type="float" office:value="3.79396" calcext:value-type="float">
            <text:p>3.79396</text:p>
          </table:table-cell>
          <table:table-cell office:value-type="float" office:value="7.21904" calcext:value-type="float">
            <text:p>7.21904</text:p>
          </table:table-cell>
          <table:table-cell office:value-type="float" office:value="11.57678" calcext:value-type="float">
            <text:p>11.57678</text:p>
          </table:table-cell>
          <table:table-cell office:value-type="float" office:value="6.78291" calcext:value-type="float">
            <text:p>6.78291</text:p>
          </table:table-cell>
          <table:table-cell office:value-type="float" office:value="8.52927" calcext:value-type="float">
            <text:p>8.52927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1.37248" calcext:value-type="float">
            <text:p>1.37248</text:p>
          </table:table-cell>
          <table:table-cell office:value-type="float" office:value="2.63856" calcext:value-type="float">
            <text:p>2.63856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77.822" calcext:value-type="float">
            <text:p>277.822</text:p>
          </table:table-cell>
          <table:table-cell office:value-type="float" office:value="286.606" calcext:value-type="float">
            <text:p>286.606</text:p>
          </table:table-cell>
          <table:table-cell office:value-type="float" office:value="279.318" calcext:value-type="float">
            <text:p>279.318</text:p>
          </table:table-cell>
          <table:table-cell office:value-type="float" office:value="282.954" calcext:value-type="float">
            <text:p>282.954</text:p>
          </table:table-cell>
          <table:table-cell office:value-type="float" office:value="280.476" calcext:value-type="float">
            <text:p>280.476</text:p>
          </table:table-cell>
          <table:table-cell office:value-type="float" office:value="286.016" calcext:value-type="float">
            <text:p>286.016</text:p>
          </table:table-cell>
          <table:table-cell office:value-type="float" office:value="285.696" calcext:value-type="float">
            <text:p>285.696</text:p>
          </table:table-cell>
          <table:table-cell office:value-type="float" office:value="291.734" calcext:value-type="float">
            <text:p>291.734</text:p>
          </table:table-cell>
          <table:table-cell office:value-type="float" office:value="299.754" calcext:value-type="float">
            <text:p>299.754</text:p>
          </table:table-cell>
          <table:table-cell office:value-type="float" office:value="307.244" calcext:value-type="float">
            <text:p>307.244</text:p>
          </table:table-cell>
          <table:table-cell office:value-type="float" office:value="325.212" calcext:value-type="float">
            <text:p>325.212</text:p>
          </table:table-cell>
          <table:table-cell office:value-type="float" office:value="418.518" calcext:value-type="float">
            <text:p>418.518</text:p>
          </table:table-cell>
          <table:table-cell office:value-type="float" office:value="481.73" calcext:value-type="float">
            <text:p>481.73</text:p>
          </table:table-cell>
          <table:table-cell office:value-type="float" office:value="588.074" calcext:value-type="float">
            <text:p>588.074</text:p>
          </table:table-cell>
          <table:table-cell office:value-type="float" office:value="823.098" calcext:value-type="float">
            <text:p>823.098</text:p>
          </table:table-cell>
          <table:table-cell office:value-type="float" office:value="1289.6" calcext:value-type="float">
            <text:p>1289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服务器的计算</text:span></text:p>
            <text:p><text:span text:style-name="T1">节点1和计算</text:span></text:p>
            <text:p><text:span text:style-name="T1">节点2__4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462348" calcext:value-type="float">
            <text:p>0.462348</text:p>
          </table:table-cell>
          <table:table-cell office:value-type="float" office:value="0.964562" calcext:value-type="float">
            <text:p>0.964562</text:p>
          </table:table-cell>
          <table:table-cell office:value-type="float" office:value="1.92958" calcext:value-type="float">
            <text:p>1.92958</text:p>
          </table:table-cell>
          <table:table-cell office:value-type="float" office:value="3.76684" calcext:value-type="float">
            <text:p>3.76684</text:p>
          </table:table-cell>
          <table:table-cell office:value-type="float" office:value="7.8253" calcext:value-type="float">
            <text:p>7.8253</text:p>
          </table:table-cell>
          <table:table-cell office:value-type="float" office:value="15.4666" calcext:value-type="float">
            <text:p>15.4666</text:p>
          </table:table-cell>
          <table:table-cell office:value-type="float" office:value="31.274" calcext:value-type="float">
            <text:p>31.274</text:p>
          </table:table-cell>
          <table:table-cell office:value-type="float" office:value="62.3448" calcext:value-type="float">
            <text:p>62.3448</text:p>
          </table:table-cell>
          <table:table-cell office:value-type="float" office:value="97.973" calcext:value-type="float">
            <text:p>97.973</text:p>
          </table:table-cell>
          <table:table-cell office:value-type="float" office:value="109.996" calcext:value-type="float">
            <text:p>109.996</text:p>
          </table:table-cell>
          <table:table-cell office:value-type="float" office:value="117.034" calcext:value-type="float">
            <text:p>117.034</text:p>
          </table:table-cell>
          <table:table-cell office:value-type="float" office:value="117.492" calcext:value-type="float">
            <text:p>117.492</text:p>
          </table:table-cell>
          <table:table-cell office:value-type="float" office:value="119.458" calcext:value-type="float">
            <text:p>119.458</text:p>
          </table:table-cell>
          <table:table-cell office:value-type="float" office:value="119.576" calcext:value-type="float">
            <text:p>119.576</text:p>
          </table:table-cell>
          <table:table-cell office:value-type="float" office:value="119.404" calcext:value-type="float">
            <text:p>119.404</text:p>
          </table:table-cell>
          <table:table-cell office:value-type="float" office:value="119.884" calcext:value-type="float">
            <text:p>119.884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370004" calcext:value-type="float">
            <text:p>0.370004</text:p>
          </table:table-cell>
          <table:table-cell office:value-type="float" office:value="0.81199" calcext:value-type="float">
            <text:p>0.81199</text:p>
          </table:table-cell>
          <table:table-cell table:style-name="ce1" office:value-type="float" office:value="1.6914" calcext:value-type="float">
            <text:p>1.6914</text:p>
          </table:table-cell>
          <table:table-cell office:value-type="float" office:value="3.41164" calcext:value-type="float">
            <text:p>3.41164</text:p>
          </table:table-cell>
          <table:table-cell office:value-type="float" office:value="6.60058" calcext:value-type="float">
            <text:p>6.60058</text:p>
          </table:table-cell>
          <table:table-cell office:value-type="float" office:value="13.538" calcext:value-type="float">
            <text:p>13.538</text:p>
          </table:table-cell>
          <table:table-cell office:value-type="float" office:value="27.097" calcext:value-type="float">
            <text:p>27.097</text:p>
          </table:table-cell>
          <table:table-cell office:value-type="float" office:value="54.217" calcext:value-type="float">
            <text:p>54.217</text:p>
          </table:table-cell>
          <table:table-cell office:value-type="float" office:value="95.7146" calcext:value-type="float">
            <text:p>95.7146</text:p>
          </table:table-cell>
          <table:table-cell office:value-type="float" office:value="109.958" calcext:value-type="float">
            <text:p>109.958</text:p>
          </table:table-cell>
          <table:table-cell office:value-type="float" office:value="116.988" calcext:value-type="float">
            <text:p>116.988</text:p>
          </table:table-cell>
          <table:table-cell office:value-type="float" office:value="117.378" calcext:value-type="float">
            <text:p>117.378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46" calcext:value-type="float">
            <text:p>119.446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50.5838" calcext:value-type="float">
            <text:p>50.5838</text:p>
          </table:table-cell>
          <table:table-cell office:value-type="float" office:value="51.063" calcext:value-type="float">
            <text:p>51.063</text:p>
          </table:table-cell>
          <table:table-cell office:value-type="float" office:value="50.5406" calcext:value-type="float">
            <text:p>50.5406</text:p>
          </table:table-cell>
          <table:table-cell office:value-type="float" office:value="50.8312" calcext:value-type="float">
            <text:p>50.8312</text:p>
          </table:table-cell>
          <table:table-cell office:value-type="float" office:value="51.119" calcext:value-type="float">
            <text:p>51.119</text:p>
          </table:table-cell>
          <table:table-cell office:value-type="float" office:value="51.49" calcext:value-type="float">
            <text:p>51.49</text:p>
          </table:table-cell>
          <table:table-cell office:value-type="float" office:value="54.3848" calcext:value-type="float">
            <text:p>54.3848</text:p>
          </table:table-cell>
          <table:table-cell office:value-type="float" office:value="56.434" calcext:value-type="float">
            <text:p>56.434</text:p>
          </table:table-cell>
          <table:table-cell office:value-type="float" office:value="59.3092" calcext:value-type="float">
            <text:p>59.3092</text:p>
          </table:table-cell>
          <table:table-cell office:value-type="float" office:value="63.9622" calcext:value-type="float">
            <text:p>63.9622</text:p>
          </table:table-cell>
          <table:table-cell office:value-type="float" office:value="82.1938" calcext:value-type="float">
            <text:p>82.1938</text:p>
          </table:table-cell>
          <table:table-cell office:value-type="float" office:value="101.446" calcext:value-type="float">
            <text:p>101.446</text:p>
          </table:table-cell>
          <table:table-cell office:value-type="float" office:value="121.668" calcext:value-type="float">
            <text:p>121.668</text:p>
          </table:table-cell>
          <table:table-cell office:value-type="float" office:value="157.278" calcext:value-type="float">
            <text:p>157.278</text:p>
          </table:table-cell>
          <table:table-cell office:value-type="float" office:value="229.068" calcext:value-type="float">
            <text:p>229.068</text:p>
          </table:table-cell>
          <table:table-cell office:value-type="float" office:value="384.196" calcext:value-type="float">
            <text:p>384.19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同一节点提供</text:p>
            <text:p>者虚拟机和物</text:p>
            <text:p>理机__5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4">
          <table:table-cell office:value-type="string" calcext:value-type="string">
            <text:p>发送带宽均值1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26918" calcext:value-type="float">
            <text:p>0.026918</text:p>
          </table:table-cell>
          <table:table-cell office:value-type="float" office:value="0.053557" calcext:value-type="float">
            <text:p>0.053557</text:p>
          </table:table-cell>
          <table:table-cell office:value-type="float" office:value="0.107632" calcext:value-type="float">
            <text:p>0.107632</text:p>
          </table:table-cell>
          <table:table-cell office:value-type="float" office:value="0.219914" calcext:value-type="float">
            <text:p>0.219914</text:p>
          </table:table-cell>
          <table:table-cell office:value-type="float" office:value="0.427654" calcext:value-type="float">
            <text:p>0.427654</text:p>
          </table:table-cell>
          <table:table-cell office:value-type="float" office:value="0.867046" calcext:value-type="float">
            <text:p>0.867046</text:p>
          </table:table-cell>
          <table:table-cell office:value-type="float" office:value="1.7158" calcext:value-type="float">
            <text:p>1.7158</text:p>
          </table:table-cell>
          <table:table-cell office:value-type="float" office:value="3.38066" calcext:value-type="float">
            <text:p>3.38066</text:p>
          </table:table-cell>
          <table:table-cell office:value-type="float" office:value="6.54468" calcext:value-type="float">
            <text:p>6.54468</text:p>
          </table:table-cell>
          <table:table-cell office:value-type="float" office:value="12.7054" calcext:value-type="float">
            <text:p>12.7054</text:p>
          </table:table-cell>
          <table:table-cell office:value-type="float" office:value="23.3648" calcext:value-type="float">
            <text:p>23.3648</text:p>
          </table:table-cell>
          <table:table-cell office:value-type="float" office:value="41.4458" calcext:value-type="float">
            <text:p>41.4458</text:p>
          </table:table-cell>
          <table:table-cell office:value-type="float" office:value="66.6176" calcext:value-type="float">
            <text:p>66.6176</text:p>
          </table:table-cell>
          <table:table-cell office:value-type="float" office:value="77.44054" calcext:value-type="float">
            <text:p>77.44054</text:p>
          </table:table-cell>
          <table:table-cell office:value-type="float" office:value="126.964" calcext:value-type="float">
            <text:p>126.964</text:p>
          </table:table-cell>
        </table:table-row>
        <table:table-row table:style-name="ro4">
          <table:table-cell office:value-type="string" calcext:value-type="string">
            <text:p>接收带宽均值1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0.026919" calcext:value-type="float">
            <text:p>0.026919</text:p>
          </table:table-cell>
          <table:table-cell office:value-type="float" office:value="0.053615" calcext:value-type="float">
            <text:p>0.053615</text:p>
          </table:table-cell>
          <table:table-cell office:value-type="float" office:value="0.107634" calcext:value-type="float">
            <text:p>0.107634</text:p>
          </table:table-cell>
          <table:table-cell office:value-type="float" office:value="0.220152" calcext:value-type="float">
            <text:p>0.220152</text:p>
          </table:table-cell>
          <table:table-cell office:value-type="float" office:value="0.42767" calcext:value-type="float">
            <text:p>0.42767</text:p>
          </table:table-cell>
          <table:table-cell office:value-type="float" office:value="0.86708" calcext:value-type="float">
            <text:p>0.86708</text:p>
          </table:table-cell>
          <table:table-cell office:value-type="float" office:value="1.71586" calcext:value-type="float">
            <text:p>1.71586</text:p>
          </table:table-cell>
          <table:table-cell office:value-type="float" office:value="3.38054" calcext:value-type="float">
            <text:p>3.38054</text:p>
          </table:table-cell>
          <table:table-cell office:value-type="float" office:value="6.54494" calcext:value-type="float">
            <text:p>6.54494</text:p>
          </table:table-cell>
          <table:table-cell office:value-type="float" office:value="12.7308" calcext:value-type="float">
            <text:p>12.7308</text:p>
          </table:table-cell>
          <table:table-cell office:value-type="float" office:value="23.3658" calcext:value-type="float">
            <text:p>23.3658</text:p>
          </table:table-cell>
          <table:table-cell office:value-type="float" office:value="41.4874" calcext:value-type="float">
            <text:p>41.4874</text:p>
          </table:table-cell>
          <table:table-cell office:value-type="float" office:value="66.6864" calcext:value-type="float">
            <text:p>66.6864</text:p>
          </table:table-cell>
          <table:table-cell office:value-type="float" office:value="77.43754" calcext:value-type="float">
            <text:p>77.43754</text:p>
          </table:table-cell>
          <table:table-cell office:value-type="float" office:value="126.976" calcext:value-type="float">
            <text:p>126.976</text:p>
          </table:table-cell>
        </table:table-row>
        <table:table-row table:style-name="ro4">
          <table:table-cell office:value-type="string" calcext:value-type="string">
            <text:p>延迟均值1</text:p>
          </table:table-cell>
          <table:table-cell office:value-type="float" office:value="91.0032" calcext:value-type="float">
            <text:p>91.0032</text:p>
          </table:table-cell>
          <table:table-cell office:value-type="float" office:value="88.6224" calcext:value-type="float">
            <text:p>88.6224</text:p>
          </table:table-cell>
          <table:table-cell office:value-type="float" office:value="82.5828" calcext:value-type="float">
            <text:p>82.5828</text:p>
          </table:table-cell>
          <table:table-cell office:value-type="float" office:value="87.5874" calcext:value-type="float">
            <text:p>87.5874</text:p>
          </table:table-cell>
          <table:table-cell office:value-type="float" office:value="89.0916" calcext:value-type="float">
            <text:p>89.0916</text:p>
          </table:table-cell>
          <table:table-cell office:value-type="float" office:value="89.3896" calcext:value-type="float">
            <text:p>89.3896</text:p>
          </table:table-cell>
          <table:table-cell office:value-type="float" office:value="91.1668" calcext:value-type="float">
            <text:p>91.1668</text:p>
          </table:table-cell>
          <table:table-cell office:value-type="float" office:value="93.7098" calcext:value-type="float">
            <text:p>93.7098</text:p>
          </table:table-cell>
          <table:table-cell office:value-type="float" office:value="86.9506" calcext:value-type="float">
            <text:p>86.9506</text:p>
          </table:table-cell>
          <table:table-cell office:value-type="float" office:value="90.4444" calcext:value-type="float">
            <text:p>90.4444</text:p>
          </table:table-cell>
          <table:table-cell office:value-type="float" office:value="90.0452" calcext:value-type="float">
            <text:p>90.0452</text:p>
          </table:table-cell>
          <table:table-cell office:value-type="float" office:value="133.106" calcext:value-type="float">
            <text:p>133.106</text:p>
          </table:table-cell>
          <table:table-cell office:value-type="float" office:value="154.538" calcext:value-type="float">
            <text:p>154.538</text:p>
          </table:table-cell>
          <table:table-cell office:value-type="float" office:value="194.64" calcext:value-type="float">
            <text:p>194.64</text:p>
          </table:table-cell>
          <table:table-cell office:value-type="float" office:value="336.374" calcext:value-type="float">
            <text:p>336.374</text:p>
          </table:table-cell>
          <table:table-cell office:value-type="float" office:value="450.884" calcext:value-type="float">
            <text:p>450.884</text:p>
          </table:table-cell>
        </table:table-row>
        <table:table-row table:style-name="ro1">
          <table:table-cell table:number-columns-repeated="17"/>
        </table:table-row>
        <table:table-row table:style-name="ro4">
          <table:table-cell office:value-type="string" calcext:value-type="string">
            <text:p>发送带宽均值2</text:p>
          </table:table-cell>
          <table:table-cell office:value-type="float" office:value="0.201546" calcext:value-type="float">
            <text:p>0.201546</text:p>
          </table:table-cell>
          <table:table-cell office:value-type="float" office:value="0.409852" calcext:value-type="float">
            <text:p>0.409852</text:p>
          </table:table-cell>
          <table:table-cell office:value-type="float" office:value="0.770682" calcext:value-type="float">
            <text:p>0.770682</text:p>
          </table:table-cell>
          <table:table-cell office:value-type="float" office:value="1.66566" calcext:value-type="float">
            <text:p>1.66566</text:p>
          </table:table-cell>
          <table:table-cell office:value-type="float" office:value="3.18076" calcext:value-type="float">
            <text:p>3.18076</text:p>
          </table:table-cell>
          <table:table-cell office:value-type="float" office:value="6.14496" calcext:value-type="float">
            <text:p>6.1449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47.847" calcext:value-type="float">
            <text:p>47.847</text:p>
          </table:table-cell>
          <table:table-cell office:value-type="float" office:value="101.616" calcext:value-type="float">
            <text:p>101.616</text:p>
          </table:table-cell>
          <table:table-cell office:value-type="float" office:value="216.302" calcext:value-type="float">
            <text:p>216.302</text:p>
          </table:table-cell>
          <table:table-cell office:value-type="float" office:value="348.77" calcext:value-type="float">
            <text:p>348.77</text:p>
          </table:table-cell>
          <table:table-cell office:value-type="float" office:value="645.948" calcext:value-type="float">
            <text:p>645.948</text:p>
          </table:table-cell>
          <table:table-cell office:value-type="float" office:value="960.486" calcext:value-type="float">
            <text:p>960.486</text:p>
          </table:table-cell>
          <table:table-cell office:value-type="float" office:value="1400.12" calcext:value-type="float">
            <text:p>1400.12</text:p>
          </table:table-cell>
          <table:table-cell office:value-type="float" office:value="1908.24" calcext:value-type="float">
            <text:p>1908.24</text:p>
          </table:table-cell>
        </table:table-row>
        <table:table-row table:style-name="ro4">
          <table:table-cell office:value-type="string" calcext:value-type="string">
            <text:p>接收带宽均值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024298" calcext:value-type="float">
            <text:p>0.024298</text:p>
          </table:table-cell>
          <table:table-cell office:value-type="float" office:value="0.046553" calcext:value-type="float">
            <text:p>0.046553</text:p>
          </table:table-cell>
          <table:table-cell office:value-type="float" office:value="0.092718" calcext:value-type="float">
            <text:p>0.092718</text:p>
          </table:table-cell>
          <table:table-cell office:value-type="float" office:value="0.118804" calcext:value-type="float">
            <text:p>0.118804</text:p>
          </table:table-cell>
          <table:table-cell office:value-type="float" office:value="0.276058" calcext:value-type="float">
            <text:p>0.276058</text:p>
          </table:table-cell>
          <table:table-cell office:value-type="float" office:value="0.588532" calcext:value-type="float">
            <text:p>0.588532</text:p>
          </table:table-cell>
          <table:table-cell office:value-type="float" office:value="0.163673" calcext:value-type="float">
            <text:p>0.163673</text:p>
          </table:table-cell>
          <table:table-cell office:value-type="float" office:value="0.084854" calcext:value-type="float">
            <text:p>0.084854</text:p>
          </table:table-cell>
        </table:table-row>
        <table:table-row table:style-name="ro4">
          <table:table-cell office:value-type="string" calcext:value-type="string">
            <text:p>延迟均值2</text:p>
          </table:table-cell>
          <table:table-cell office:value-type="float" office:value="98.3418" calcext:value-type="float">
            <text:p>98.3418</text:p>
          </table:table-cell>
          <table:table-cell office:value-type="float" office:value="96.746" calcext:value-type="float">
            <text:p>96.746</text:p>
          </table:table-cell>
          <table:table-cell office:value-type="float" office:value="101.9174" calcext:value-type="float">
            <text:p>101.9174</text:p>
          </table:table-cell>
          <table:table-cell office:value-type="float" office:value="100.809" calcext:value-type="float">
            <text:p>100.809</text:p>
          </table:table-cell>
          <table:table-cell office:value-type="float" office:value="93.971" calcext:value-type="float">
            <text:p>93.971</text:p>
          </table:table-cell>
          <table:table-cell office:value-type="float" office:value="102.6226" calcext:value-type="float">
            <text:p>102.6226</text:p>
          </table:table-cell>
          <table:table-cell office:value-type="float" office:value="91.8524" calcext:value-type="float">
            <text:p>91.8524</text:p>
          </table:table-cell>
          <table:table-cell office:value-type="float" office:value="94.5224" calcext:value-type="float">
            <text:p>94.5224</text:p>
          </table:table-cell>
          <table:table-cell office:value-type="float" office:value="96.566" calcext:value-type="float">
            <text:p>96.566</text:p>
          </table:table-cell>
          <table:table-cell office:value-type="float" office:value="102.2138" calcext:value-type="float">
            <text:p>102.2138</text:p>
          </table:table-cell>
          <table:table-cell office:value-type="float" office:value="107.854" calcext:value-type="float">
            <text:p>107.854</text:p>
          </table:table-cell>
          <table:table-cell office:value-type="float" office:value="133.446" calcext:value-type="float">
            <text:p>133.446</text:p>
          </table:table-cell>
          <table:table-cell office:value-type="float" office:value="162.38" calcext:value-type="float">
            <text:p>162.38</text:p>
          </table:table-cell>
          <table:table-cell office:value-type="float" office:value="222.45" calcext:value-type="float">
            <text:p>222.45</text:p>
          </table:table-cell>
          <table:table-cell office:value-type="float" office:value="287.7" calcext:value-type="float">
            <text:p>287.7</text:p>
          </table:table-cell>
          <table:table-cell office:value-type="float" office:value="436.718" calcext:value-type="float">
            <text:p>436.7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不同节点提供</text:p>
            <text:p>者虚拟机和物</text:p>
            <text:p>理机__6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4">
          <table:table-cell office:value-type="string" calcext:value-type="string">
            <text:p>发送带宽均值1</text:p>
          </table:table-cell>
          <table:table-cell office:value-type="float" office:value="0.015843" calcext:value-type="float">
            <text:p>0.015843</text:p>
          </table:table-cell>
          <table:table-cell office:value-type="float" office:value="0.032364" calcext:value-type="float">
            <text:p>0.032364</text:p>
          </table:table-cell>
          <table:table-cell office:value-type="float" office:value="0.064869" calcext:value-type="float">
            <text:p>0.064869</text:p>
          </table:table-cell>
          <table:table-cell office:value-type="float" office:value="0.128862" calcext:value-type="float">
            <text:p>0.128862</text:p>
          </table:table-cell>
          <table:table-cell office:value-type="float" office:value="0.257486" calcext:value-type="float">
            <text:p>0.257486</text:p>
          </table:table-cell>
          <table:table-cell office:value-type="float" office:value="0.52348" calcext:value-type="float">
            <text:p>0.52348</text:p>
          </table:table-cell>
          <table:table-cell office:value-type="float" office:value="1.04284" calcext:value-type="float">
            <text:p>1.04284</text:p>
          </table:table-cell>
          <table:table-cell office:value-type="float" office:value="2.05124" calcext:value-type="float">
            <text:p>2.05124</text:p>
          </table:table-cell>
          <table:table-cell office:value-type="float" office:value="4.08406" calcext:value-type="float">
            <text:p>4.08406</text:p>
          </table:table-cell>
          <table:table-cell office:value-type="float" office:value="8.03534" calcext:value-type="float">
            <text:p>8.03534</text:p>
          </table:table-cell>
          <table:table-cell office:value-type="float" office:value="15.3422" calcext:value-type="float">
            <text:p>15.3422</text:p>
          </table:table-cell>
          <table:table-cell office:value-type="float" office:value="26.0502" calcext:value-type="float">
            <text:p>26.0502</text:p>
          </table:table-cell>
          <table:table-cell office:value-type="float" office:value="45.3302" calcext:value-type="float">
            <text:p>45.3302</text:p>
          </table:table-cell>
          <table:table-cell office:value-type="float" office:value="71.6522" calcext:value-type="float">
            <text:p>71.6522</text:p>
          </table:table-cell>
          <table:table-cell office:value-type="float" office:value="99.7028" calcext:value-type="float">
            <text:p>99.7028</text:p>
          </table:table-cell>
          <table:table-cell office:value-type="float" office:value="136.98" calcext:value-type="float">
            <text:p>136.98</text:p>
          </table:table-cell>
        </table:table-row>
        <table:table-row table:style-name="ro4">
          <table:table-cell office:value-type="string" calcext:value-type="string">
            <text:p>接收带宽均值1</text:p>
          </table:table-cell>
          <table:table-cell office:value-type="float" office:value="0.015828" calcext:value-type="float">
            <text:p>0.015828</text:p>
          </table:table-cell>
          <table:table-cell office:value-type="float" office:value="0.032364" calcext:value-type="float">
            <text:p>0.032364</text:p>
          </table:table-cell>
          <table:table-cell office:value-type="float" office:value="0.064872" calcext:value-type="float">
            <text:p>0.064872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257234" calcext:value-type="float">
            <text:p>0.257234</text:p>
          </table:table-cell>
          <table:table-cell office:value-type="float" office:value="0.523494" calcext:value-type="float">
            <text:p>0.523494</text:p>
          </table:table-cell>
          <table:table-cell office:value-type="float" office:value="1.04286" calcext:value-type="float">
            <text:p>1.04286</text:p>
          </table:table-cell>
          <table:table-cell office:value-type="float" office:value="2.04926" calcext:value-type="float">
            <text:p>2.04926</text:p>
          </table:table-cell>
          <table:table-cell office:value-type="float" office:value="4.08418" calcext:value-type="float">
            <text:p>4.08418</text:p>
          </table:table-cell>
          <table:table-cell office:value-type="float" office:value="8.03558" calcext:value-type="float">
            <text:p>8.03558</text:p>
          </table:table-cell>
          <table:table-cell office:value-type="float" office:value="15.3428" calcext:value-type="float">
            <text:p>15.3428</text:p>
          </table:table-cell>
          <table:table-cell office:value-type="float" office:value="26.05" calcext:value-type="float">
            <text:p>26.05</text:p>
          </table:table-cell>
          <table:table-cell office:value-type="float" office:value="45.3322" calcext:value-type="float">
            <text:p>45.3322</text:p>
          </table:table-cell>
          <table:table-cell office:value-type="float" office:value="71.5072" calcext:value-type="float">
            <text:p>71.5072</text:p>
          </table:table-cell>
          <table:table-cell office:value-type="float" office:value="99.6988" calcext:value-type="float">
            <text:p>99.6988</text:p>
          </table:table-cell>
          <table:table-cell office:value-type="float" office:value="119.726" calcext:value-type="float">
            <text:p>119.726</text:p>
          </table:table-cell>
        </table:table-row>
        <table:table-row table:style-name="ro4">
          <table:table-cell office:value-type="string" calcext:value-type="string">
            <text:p>延迟均值1</text:p>
          </table:table-cell>
          <table:table-cell office:value-type="float" office:value="165.576" calcext:value-type="float">
            <text:p>165.576</text:p>
          </table:table-cell>
          <table:table-cell office:value-type="float" office:value="165.842" calcext:value-type="float">
            <text:p>165.842</text:p>
          </table:table-cell>
          <table:table-cell office:value-type="float" office:value="161.61" calcext:value-type="float">
            <text:p>161.61</text:p>
          </table:table-cell>
          <table:table-cell office:value-type="float" office:value="164.06" calcext:value-type="float">
            <text:p>164.06</text:p>
          </table:table-cell>
          <table:table-cell office:value-type="float" office:value="162.328" calcext:value-type="float">
            <text:p>162.328</text:p>
          </table:table-cell>
          <table:table-cell office:value-type="float" office:value="166.2" calcext:value-type="float">
            <text:p>166.2</text:p>
          </table:table-cell>
          <table:table-cell office:value-type="float" office:value="165.672" calcext:value-type="float">
            <text:p>165.672</text:p>
          </table:table-cell>
          <table:table-cell office:value-type="float" office:value="164.188" calcext:value-type="float">
            <text:p>164.188</text:p>
          </table:table-cell>
          <table:table-cell office:value-type="float" office:value="169.15" calcext:value-type="float">
            <text:p>169.15</text:p>
          </table:table-cell>
          <table:table-cell office:value-type="float" office:value="178.754" calcext:value-type="float">
            <text:p>178.754</text:p>
          </table:table-cell>
          <table:table-cell office:value-type="float" office:value="199.338" calcext:value-type="float">
            <text:p>199.338</text:p>
          </table:table-cell>
          <table:table-cell office:value-type="float" office:value="264.174" calcext:value-type="float">
            <text:p>264.174</text:p>
          </table:table-cell>
          <table:table-cell office:value-type="float" office:value="309.068" calcext:value-type="float">
            <text:p>309.068</text:p>
          </table:table-cell>
          <table:table-cell office:value-type="float" office:value="374.714" calcext:value-type="float">
            <text:p>374.714</text:p>
          </table:table-cell>
          <table:table-cell office:value-type="float" office:value="508.606" calcext:value-type="float">
            <text:p>508.606</text:p>
          </table:table-cell>
          <table:table-cell office:value-type="float" office:value="819.398" calcext:value-type="float">
            <text:p>819.398</text:p>
          </table:table-cell>
        </table:table-row>
        <table:table-row table:style-name="ro1">
          <table:table-cell table:number-columns-repeated="17"/>
        </table:table-row>
        <table:table-row table:style-name="ro4">
          <table:table-cell office:value-type="string" calcext:value-type="string">
            <text:p>发送带宽均值2</text:p>
          </table:table-cell>
          <table:table-cell office:value-type="float" office:value="0.46716" calcext:value-type="float">
            <text:p>0.46716</text:p>
          </table:table-cell>
          <table:table-cell office:value-type="float" office:value="0.990332" calcext:value-type="float">
            <text:p>0.990332</text:p>
          </table:table-cell>
          <table:table-cell office:value-type="float" office:value="1.92444" calcext:value-type="float">
            <text:p>1.92444</text:p>
          </table:table-cell>
          <table:table-cell office:value-type="float" office:value="3.88346" calcext:value-type="float">
            <text:p>3.88346</text:p>
          </table:table-cell>
          <table:table-cell office:value-type="float" office:value="7.83126" calcext:value-type="float">
            <text:p>7.83126</text:p>
          </table:table-cell>
          <table:table-cell office:value-type="float" office:value="15.37" calcext:value-type="float">
            <text:p>15.37</text:p>
          </table:table-cell>
          <table:table-cell office:value-type="float" office:value="30.2154" calcext:value-type="float">
            <text:p>30.2154</text:p>
          </table:table-cell>
          <table:table-cell office:value-type="float" office:value="61.0984" calcext:value-type="float">
            <text:p>61.0984</text:p>
          </table:table-cell>
          <table:table-cell office:value-type="float" office:value="97.584" calcext:value-type="float">
            <text:p>97.584</text:p>
          </table:table-cell>
          <table:table-cell office:value-type="float" office:value="109.886" calcext:value-type="float">
            <text:p>109.886</text:p>
          </table:table-cell>
          <table:table-cell office:value-type="float" office:value="117.036" calcext:value-type="float">
            <text:p>117.036</text:p>
          </table:table-cell>
          <table:table-cell office:value-type="float" office:value="117.358" calcext:value-type="float">
            <text:p>117.358</text:p>
          </table:table-cell>
          <table:table-cell office:value-type="float" office:value="119.466" calcext:value-type="float">
            <text:p>119.466</text:p>
          </table:table-cell>
          <table:table-cell office:value-type="float" office:value="119.576" calcext:value-type="float">
            <text:p>119.576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4">
          <table:table-cell office:value-type="string" calcext:value-type="string">
            <text:p>接收带宽均值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05059" calcext:value-type="float">
            <text:p>0.005059</text:p>
          </table:table-cell>
          <table:table-cell office:value-type="float" office:value="0.008397" calcext:value-type="float">
            <text:p>0.008397</text:p>
          </table:table-cell>
          <table:table-cell office:value-type="float" office:value="0.013115" calcext:value-type="float">
            <text:p>0.013115</text:p>
          </table:table-cell>
          <table:table-cell office:value-type="float" office:value="0.023817" calcext:value-type="float">
            <text:p>0.023817</text:p>
          </table:table-cell>
          <table:table-cell office:value-type="float" office:value="0.047479" calcext:value-type="float">
            <text:p>0.047479</text:p>
          </table:table-cell>
          <table:table-cell office:value-type="float" office:value="0.101735" calcext:value-type="float">
            <text:p>0.101735</text:p>
          </table:table-cell>
          <table:table-cell office:value-type="float" office:value="0.123076" calcext:value-type="float">
            <text:p>0.123076</text:p>
          </table:table-cell>
          <table:table-cell office:value-type="float" office:value="0.267092" calcext:value-type="float">
            <text:p>0.267092</text:p>
          </table:table-cell>
          <table:table-cell office:value-type="float" office:value="0.639518" calcext:value-type="float">
            <text:p>0.639518</text:p>
          </table:table-cell>
          <table:table-cell office:value-type="float" office:value="1.3199" calcext:value-type="float">
            <text:p>1.3199</text:p>
          </table:table-cell>
          <table:table-cell office:value-type="float" office:value="2.66076" calcext:value-type="float">
            <text:p>2.66076</text:p>
          </table:table-cell>
        </table:table-row>
        <table:table-row table:style-name="ro4">
          <table:table-cell office:value-type="string" calcext:value-type="string">
            <text:p>延迟均值2</text:p>
          </table:table-cell>
          <table:table-cell office:value-type="float" office:value="167.594" calcext:value-type="float">
            <text:p>167.594</text:p>
          </table:table-cell>
          <table:table-cell office:value-type="float" office:value="170.772" calcext:value-type="float">
            <text:p>170.772</text:p>
          </table:table-cell>
          <table:table-cell office:value-type="float" office:value="168.38" calcext:value-type="float">
            <text:p>168.38</text:p>
          </table:table-cell>
          <table:table-cell office:value-type="float" office:value="164.774" calcext:value-type="float">
            <text:p>164.774</text:p>
          </table:table-cell>
          <table:table-cell office:value-type="float" office:value="166.702" calcext:value-type="float">
            <text:p>166.702</text:p>
          </table:table-cell>
          <table:table-cell office:value-type="float" office:value="169.092" calcext:value-type="float">
            <text:p>169.092</text:p>
          </table:table-cell>
          <table:table-cell office:value-type="float" office:value="170.798" calcext:value-type="float">
            <text:p>170.798</text:p>
          </table:table-cell>
          <table:table-cell office:value-type="float" office:value="174.334" calcext:value-type="float">
            <text:p>174.334</text:p>
          </table:table-cell>
          <table:table-cell office:value-type="float" office:value="173.756" calcext:value-type="float">
            <text:p>173.756</text:p>
          </table:table-cell>
          <table:table-cell office:value-type="float" office:value="186.21" calcext:value-type="float">
            <text:p>186.21</text:p>
          </table:table-cell>
          <table:table-cell office:value-type="float" office:value="205.228" calcext:value-type="float">
            <text:p>205.228</text:p>
          </table:table-cell>
          <table:table-cell office:value-type="float" office:value="278.17" calcext:value-type="float">
            <text:p>278.17</text:p>
          </table:table-cell>
          <table:table-cell office:value-type="float" office:value="314.288" calcext:value-type="float">
            <text:p>314.288</text:p>
          </table:table-cell>
          <table:table-cell office:value-type="float" office:value="377.29" calcext:value-type="float">
            <text:p>377.29</text:p>
          </table:table-cell>
          <table:table-cell office:value-type="float" office:value="524.838" calcext:value-type="float">
            <text:p>524.838</text:p>
          </table:table-cell>
          <table:table-cell office:value-type="float" office:value="855.802" calcext:value-type="float">
            <text:p>855.8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同一租户相同</text:p>
            <text:p>节点的租户虚</text:p>
            <text:p>拟机和提供者</text:p>
            <text:p>虚拟机__7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office:value-type="float" office:value="0.012907" calcext:value-type="float">
            <text:p>0.012907</text:p>
          </table:table-cell>
          <table:table-cell table:style-name="ce4" office:value-type="float" office:value="0.025095" calcext:value-type="float">
            <text:p>0.025095</text:p>
          </table:table-cell>
          <table:table-cell table:style-name="ce4" office:value-type="float" office:value="0.048913" calcext:value-type="float">
            <text:p>0.048913</text:p>
          </table:table-cell>
          <table:table-cell table:style-name="ce4" office:value-type="float" office:value="0.103181" calcext:value-type="float">
            <text:p>0.103181</text:p>
          </table:table-cell>
          <table:table-cell table:style-name="ce4" office:value-type="float" office:value="0.212152" calcext:value-type="float">
            <text:p>0.212152</text:p>
          </table:table-cell>
          <table:table-cell table:style-name="ce4" office:value-type="float" office:value="0.420032" calcext:value-type="float">
            <text:p>0.420032</text:p>
          </table:table-cell>
          <table:table-cell table:style-name="ce4" office:value-type="float" office:value="0.824474" calcext:value-type="float">
            <text:p>0.824474</text:p>
          </table:table-cell>
          <table:table-cell office:value-type="float" office:value="1.67306" calcext:value-type="float">
            <text:p>1.67306</text:p>
          </table:table-cell>
          <table:table-cell office:value-type="float" office:value="3.22018" calcext:value-type="float">
            <text:p>3.22018</text:p>
          </table:table-cell>
          <table:table-cell office:value-type="float" office:value="6.537" calcext:value-type="float">
            <text:p>6.537</text:p>
          </table:table-cell>
          <table:table-cell office:value-type="float" office:value="12.7682" calcext:value-type="float">
            <text:p>12.7682</text:p>
          </table:table-cell>
          <table:table-cell office:value-type="float" office:value="19.9748" calcext:value-type="float">
            <text:p>19.9748</text:p>
          </table:table-cell>
          <table:table-cell office:value-type="float" office:value="34.0412" calcext:value-type="float">
            <text:p>34.0412</text:p>
          </table:table-cell>
          <table:table-cell office:value-type="float" office:value="59.043" calcext:value-type="float">
            <text:p>59.043</text:p>
          </table:table-cell>
          <table:table-cell office:value-type="float" office:value="86.9842" calcext:value-type="float">
            <text:p>86.9842</text:p>
          </table:table-cell>
          <table:table-cell office:value-type="float" office:value="125.738" calcext:value-type="float">
            <text:p>125.738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2893" calcext:value-type="float">
            <text:p>0.012893</text:p>
          </table:table-cell>
          <table:table-cell office:value-type="float" office:value="0.025095" calcext:value-type="float">
            <text:p>0.025095</text:p>
          </table:table-cell>
          <table:table-cell office:value-type="float" office:value="0.04896" calcext:value-type="float">
            <text:p>0.04896</text:p>
          </table:table-cell>
          <table:table-cell office:value-type="float" office:value="0.103186" calcext:value-type="float">
            <text:p>0.103186</text:p>
          </table:table-cell>
          <table:table-cell office:value-type="float" office:value="0.21194" calcext:value-type="float">
            <text:p>0.21194</text:p>
          </table:table-cell>
          <table:table-cell office:value-type="float" office:value="0.420056" calcext:value-type="float">
            <text:p>0.420056</text:p>
          </table:table-cell>
          <table:table-cell office:value-type="float" office:value="0.825334" calcext:value-type="float">
            <text:p>0.825334</text:p>
          </table:table-cell>
          <table:table-cell office:value-type="float" office:value="1.6708" calcext:value-type="float">
            <text:p>1.6708</text:p>
          </table:table-cell>
          <table:table-cell office:value-type="float" office:value="3.21698" calcext:value-type="float">
            <text:p>3.21698</text:p>
          </table:table-cell>
          <table:table-cell office:value-type="float" office:value="6.52942" calcext:value-type="float">
            <text:p>6.52942</text:p>
          </table:table-cell>
          <table:table-cell office:value-type="float" office:value="12.64" calcext:value-type="float">
            <text:p>12.64</text:p>
          </table:table-cell>
          <table:table-cell office:value-type="float" office:value="9.63614" calcext:value-type="float">
            <text:p>9.63614</text:p>
          </table:table-cell>
          <table:table-cell office:value-type="float" office:value="13.33414" calcext:value-type="float">
            <text:p>13.33414</text:p>
          </table:table-cell>
          <table:table-cell office:value-type="float" office:value="3.67986" calcext:value-type="float">
            <text:p>3.67986</text:p>
          </table:table-cell>
          <table:table-cell office:value-type="float" office:value="1.53078" calcext:value-type="float">
            <text:p>1.53078</text:p>
          </table:table-cell>
          <table:table-cell office:value-type="float" office:value="3.250632" calcext:value-type="float">
            <text:p>3.250632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341.922" calcext:value-type="float">
            <text:p>341.922</text:p>
          </table:table-cell>
          <table:table-cell office:value-type="float" office:value="348.548" calcext:value-type="float">
            <text:p>348.548</text:p>
          </table:table-cell>
          <table:table-cell office:value-type="float" office:value="353.208" calcext:value-type="float">
            <text:p>353.208</text:p>
          </table:table-cell>
          <table:table-cell office:value-type="float" office:value="359.434" calcext:value-type="float">
            <text:p>359.43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49.718" calcext:value-type="float">
            <text:p>349.718</text:p>
          </table:table-cell>
          <table:table-cell office:value-type="float" office:value="354.83" calcext:value-type="float">
            <text:p>354.83</text:p>
          </table:table-cell>
          <table:table-cell office:value-type="float" office:value="443.474" calcext:value-type="float">
            <text:p>443.474</text:p>
          </table:table-cell>
          <table:table-cell office:value-type="float" office:value="464.72" calcext:value-type="float">
            <text:p>464.72</text:p>
          </table:table-cell>
          <table:table-cell office:value-type="float" office:value="480.416" calcext:value-type="float">
            <text:p>480.416</text:p>
          </table:table-cell>
          <table:table-cell office:value-type="float" office:value="511.844" calcext:value-type="float">
            <text:p>511.844</text:p>
          </table:table-cell>
          <table:table-cell office:value-type="float" office:value="641.918" calcext:value-type="float">
            <text:p>641.918</text:p>
          </table:table-cell>
          <table:table-cell office:value-type="float" office:value="719.318" calcext:value-type="float">
            <text:p>719.318</text:p>
          </table:table-cell>
          <table:table-cell office:value-type="float" office:value="827.372" calcext:value-type="float">
            <text:p>827.372</text:p>
          </table:table-cell>
          <table:table-cell office:value-type="float" office:value="1187.8" calcext:value-type="float">
            <text:p>1187.8</text:p>
          </table:table-cell>
          <table:table-cell office:value-type="float" office:value="1848.8" calcext:value-type="float">
            <text:p>1848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租户不同</text:span></text:p>
            <text:p><text:span text:style-name="T1">节点的租户虚</text:span></text:p>
            <text:p><text:span text:style-name="T1">拟机和提供者</text:span></text:p>
            <text:p><text:span text:style-name="T1">虚拟机__8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059003" calcext:value-type="float">
            <text:p>0.059003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230712" calcext:value-type="float">
            <text:p>0.230712</text:p>
          </table:table-cell>
          <table:table-cell office:value-type="float" office:value="0.461744" calcext:value-type="float">
            <text:p>0.461744</text:p>
          </table:table-cell>
          <table:table-cell office:value-type="float" office:value="0.934176" calcext:value-type="float">
            <text:p>0.934176</text:p>
          </table:table-cell>
          <table:table-cell office:value-type="float" office:value="1.85442" calcext:value-type="float">
            <text:p>1.85442</text:p>
          </table:table-cell>
          <table:table-cell office:value-type="float" office:value="3.64724" calcext:value-type="float">
            <text:p>3.64724</text:p>
          </table:table-cell>
          <table:table-cell office:value-type="float" office:value="7.26134" calcext:value-type="float">
            <text:p>7.26134</text:p>
          </table:table-cell>
          <table:table-cell office:value-type="float" office:value="13.7534" calcext:value-type="float">
            <text:p>13.7534</text:p>
          </table:table-cell>
          <table:table-cell office:value-type="float" office:value="24.0242" calcext:value-type="float">
            <text:p>24.0242</text:p>
          </table:table-cell>
          <table:table-cell office:value-type="float" office:value="41.4808" calcext:value-type="float">
            <text:p>41.4808</text:p>
          </table:table-cell>
          <table:table-cell office:value-type="float" office:value="66.495" calcext:value-type="float">
            <text:p>66.495</text:p>
          </table:table-cell>
          <table:table-cell office:value-type="float" office:value="93.887" calcext:value-type="float">
            <text:p>93.887</text:p>
          </table:table-cell>
          <table:table-cell office:value-type="float" office:value="126.614" calcext:value-type="float">
            <text:p>126.614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053959" calcext:value-type="float">
            <text:p>0.053959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461728" calcext:value-type="float">
            <text:p>0.461728</text:p>
          </table:table-cell>
          <table:table-cell office:value-type="float" office:value="0.93404" calcext:value-type="float">
            <text:p>0.93404</text:p>
          </table:table-cell>
          <table:table-cell office:value-type="float" office:value="1.80734" calcext:value-type="float">
            <text:p>1.80734</text:p>
          </table:table-cell>
          <table:table-cell office:value-type="float" office:value="3.5743" calcext:value-type="float">
            <text:p>3.5743</text:p>
          </table:table-cell>
          <table:table-cell office:value-type="float" office:value="6.70244" calcext:value-type="float">
            <text:p>6.70244</text:p>
          </table:table-cell>
          <table:table-cell office:value-type="float" office:value="13.2396" calcext:value-type="float">
            <text:p>13.2396</text:p>
          </table:table-cell>
          <table:table-cell office:value-type="float" office:value="4.17548" calcext:value-type="float">
            <text:p>4.17548</text:p>
          </table:table-cell>
          <table:table-cell office:value-type="float" office:value="2.8291" calcext:value-type="float">
            <text:p>2.8291</text:p>
          </table:table-cell>
          <table:table-cell office:value-type="float" office:value="0.661866" calcext:value-type="float">
            <text:p>0.661866</text:p>
          </table:table-cell>
          <table:table-cell office:value-type="float" office:value="5.8085" calcext:value-type="float">
            <text:p>5.8085</text:p>
          </table:table-cell>
          <table:table-cell office:value-type="float" office:value="2.28047" calcext:value-type="float">
            <text:p>2.28047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368.372" calcext:value-type="float">
            <text:p>368.372</text:p>
          </table:table-cell>
          <table:table-cell office:value-type="float" office:value="365.738" calcext:value-type="float">
            <text:p>365.738</text:p>
          </table:table-cell>
          <table:table-cell office:value-type="float" office:value="360.616" calcext:value-type="float">
            <text:p>360.616</text:p>
          </table:table-cell>
          <table:table-cell office:value-type="float" office:value="369.684" calcext:value-type="float">
            <text:p>369.684</text:p>
          </table:table-cell>
          <table:table-cell office:value-type="float" office:value="359.706" calcext:value-type="float">
            <text:p>359.706</text:p>
          </table:table-cell>
          <table:table-cell office:value-type="float" office:value="375.32" calcext:value-type="float">
            <text:p>375.32</text:p>
          </table:table-cell>
          <table:table-cell office:value-type="float" office:value="366.772" calcext:value-type="float">
            <text:p>366.772</text:p>
          </table:table-cell>
          <table:table-cell office:value-type="float" office:value="460.76" calcext:value-type="float">
            <text:p>460.76</text:p>
          </table:table-cell>
          <table:table-cell office:value-type="float" office:value="468.448" calcext:value-type="float">
            <text:p>468.448</text:p>
          </table:table-cell>
          <table:table-cell office:value-type="float" office:value="508.236" calcext:value-type="float">
            <text:p>508.236</text:p>
          </table:table-cell>
          <table:table-cell office:value-type="float" office:value="548.37" calcext:value-type="float">
            <text:p>548.37</text:p>
          </table:table-cell>
          <table:table-cell office:value-type="float" office:value="676.18" calcext:value-type="float">
            <text:p>676.18</text:p>
          </table:table-cell>
          <table:table-cell office:value-type="float" office:value="746.128" calcext:value-type="float">
            <text:p>746.128</text:p>
          </table:table-cell>
          <table:table-cell office:value-type="float" office:value="782.096" calcext:value-type="float">
            <text:p>782.096</text:p>
          </table:table-cell>
          <table:table-cell office:value-type="float" office:value="1179.2" calcext:value-type="float">
            <text:p>1179.2</text:p>
          </table:table-cell>
          <table:table-cell office:value-type="float" office:value="1927.6" calcext:value-type="float">
            <text:p>1927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相同</text:span></text:p>
            <text:p><text:span text:style-name="T1">节点的租户虚</text:span></text:p>
            <text:p><text:span text:style-name="T1">拟机和提供者</text:span></text:p>
            <text:p><text:span text:style-name="T1">虚拟机__9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24912" calcext:value-type="float">
            <text:p>0.024912</text:p>
          </table:table-cell>
          <table:table-cell office:value-type="float" office:value="0.051148" calcext:value-type="float">
            <text:p>0.051148</text:p>
          </table:table-cell>
          <table:table-cell office:value-type="float" office:value="0.101452" calcext:value-type="float">
            <text:p>0.101452</text:p>
          </table:table-cell>
          <table:table-cell office:value-type="float" office:value="0.204242" calcext:value-type="float">
            <text:p>0.204242</text:p>
          </table:table-cell>
          <table:table-cell office:value-type="float" office:value="0.41152" calcext:value-type="float">
            <text:p>0.41152</text:p>
          </table:table-cell>
          <table:table-cell office:value-type="float" office:value="0.8134" calcext:value-type="float">
            <text:p>0.8134</text:p>
          </table:table-cell>
          <table:table-cell office:value-type="float" office:value="1.64426" calcext:value-type="float">
            <text:p>1.64426</text:p>
          </table:table-cell>
          <table:table-cell office:value-type="float" office:value="3.15082" calcext:value-type="float">
            <text:p>3.15082</text:p>
          </table:table-cell>
          <table:table-cell office:value-type="float" office:value="6.06488" calcext:value-type="float">
            <text:p>6.06488</text:p>
          </table:table-cell>
          <table:table-cell office:value-type="float" office:value="12.7824" calcext:value-type="float">
            <text:p>12.7824</text:p>
          </table:table-cell>
          <table:table-cell office:value-type="float" office:value="21.8058" calcext:value-type="float">
            <text:p>21.8058</text:p>
          </table:table-cell>
          <table:table-cell office:value-type="float" office:value="37.282" calcext:value-type="float">
            <text:p>37.282</text:p>
          </table:table-cell>
          <table:table-cell office:value-type="float" office:value="60.9092" calcext:value-type="float">
            <text:p>60.9092</text:p>
          </table:table-cell>
          <table:table-cell office:value-type="float" office:value="85.8218" calcext:value-type="float">
            <text:p>85.821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24887" calcext:value-type="float">
            <text:p>0.024887</text:p>
          </table:table-cell>
          <table:table-cell office:value-type="float" office:value="0.051099" calcext:value-type="float">
            <text:p>0.051099</text:p>
          </table:table-cell>
          <table:table-cell office:value-type="float" office:value="0.101445" calcext:value-type="float">
            <text:p>0.101445</text:p>
          </table:table-cell>
          <table:table-cell office:value-type="float" office:value="0.204236" calcext:value-type="float">
            <text:p>0.204236</text:p>
          </table:table-cell>
          <table:table-cell office:value-type="float" office:value="0.41073" calcext:value-type="float">
            <text:p>0.41073</text:p>
          </table:table-cell>
          <table:table-cell office:value-type="float" office:value="0.813396" calcext:value-type="float">
            <text:p>0.813396</text:p>
          </table:table-cell>
          <table:table-cell office:value-type="float" office:value="1.61094" calcext:value-type="float">
            <text:p>1.61094</text:p>
          </table:table-cell>
          <table:table-cell office:value-type="float" office:value="3.0921" calcext:value-type="float">
            <text:p>3.0921</text:p>
          </table:table-cell>
          <table:table-cell office:value-type="float" office:value="6.06466" calcext:value-type="float">
            <text:p>6.06466</text:p>
          </table:table-cell>
          <table:table-cell office:value-type="float" office:value="12.7678" calcext:value-type="float">
            <text:p>12.7678</text:p>
          </table:table-cell>
          <table:table-cell office:value-type="float" office:value="4.139502" calcext:value-type="float">
            <text:p>4.139502</text:p>
          </table:table-cell>
          <table:table-cell office:value-type="float" office:value="6.036146" calcext:value-type="float">
            <text:p>6.036146</text:p>
          </table:table-cell>
          <table:table-cell office:value-type="float" office:value="1.102152" calcext:value-type="float">
            <text:p>1.102152</text:p>
          </table:table-cell>
          <table:table-cell office:value-type="float" office:value="1.14378" calcext:value-type="float">
            <text:p>1.14378</text:p>
          </table:table-cell>
          <table:table-cell office:value-type="float" office:value="1.030985" calcext:value-type="float">
            <text:p>1.030985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333.118" calcext:value-type="float">
            <text:p>333.118</text:p>
          </table:table-cell>
          <table:table-cell office:value-type="float" office:value="337.224" calcext:value-type="float">
            <text:p>337.224</text:p>
          </table:table-cell>
          <table:table-cell office:value-type="float" office:value="334.712" calcext:value-type="float">
            <text:p>334.712</text:p>
          </table:table-cell>
          <table:table-cell office:value-type="float" office:value="336.56" calcext:value-type="float">
            <text:p>336.56</text:p>
          </table:table-cell>
          <table:table-cell office:value-type="float" office:value="335.546" calcext:value-type="float">
            <text:p>335.546</text:p>
          </table:table-cell>
          <table:table-cell office:value-type="float" office:value="338.72" calcext:value-type="float">
            <text:p>338.72</text:p>
          </table:table-cell>
          <table:table-cell office:value-type="float" office:value="353.102" calcext:value-type="float">
            <text:p>353.102</text:p>
          </table:table-cell>
          <table:table-cell office:value-type="float" office:value="433.76" calcext:value-type="float">
            <text:p>433.76</text:p>
          </table:table-cell>
          <table:table-cell office:value-type="float" office:value="452.268" calcext:value-type="float">
            <text:p>452.268</text:p>
          </table:table-cell>
          <table:table-cell office:value-type="float" office:value="484.602" calcext:value-type="float">
            <text:p>484.602</text:p>
          </table:table-cell>
          <table:table-cell office:value-type="float" office:value="531.426" calcext:value-type="float">
            <text:p>531.426</text:p>
          </table:table-cell>
          <table:table-cell office:value-type="float" office:value="635.434" calcext:value-type="float">
            <text:p>635.434</text:p>
          </table:table-cell>
          <table:table-cell office:value-type="float" office:value="710.004" calcext:value-type="float">
            <text:p>710.004</text:p>
          </table:table-cell>
          <table:table-cell office:value-type="float" office:value="865.308" calcext:value-type="float">
            <text:p>865.308</text:p>
          </table:table-cell>
          <table:table-cell office:value-type="float" office:value="1168.2" calcext:value-type="float">
            <text:p>1168.2</text:p>
          </table:table-cell>
          <table:table-cell office:value-type="float" office:value="1809.2" calcext:value-type="float">
            <text:p>1809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不同租户不同</text:p>
            <text:p>节点的租户虚</text:p>
            <text:p>拟机和提供者</text:p>
            <text:p>虚拟机__10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2161" calcext:value-type="float">
            <text:p>0.012161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050002" calcext:value-type="float">
            <text:p>0.050002</text:p>
          </table:table-cell>
          <table:table-cell office:value-type="float" office:value="0.097614" calcext:value-type="float">
            <text:p>0.097614</text:p>
          </table:table-cell>
          <table:table-cell office:value-type="float" office:value="0.196384" calcext:value-type="float">
            <text:p>0.196384</text:p>
          </table:table-cell>
          <table:table-cell office:value-type="float" office:value="0.383136" calcext:value-type="float">
            <text:p>0.383136</text:p>
          </table:table-cell>
          <table:table-cell office:value-type="float" office:value="0.788548" calcext:value-type="float">
            <text:p>0.788548</text:p>
          </table:table-cell>
          <table:table-cell office:value-type="float" office:value="1.5565" calcext:value-type="float">
            <text:p>1.5565</text:p>
          </table:table-cell>
          <table:table-cell office:value-type="float" office:value="2.80998" calcext:value-type="float">
            <text:p>2.80998</text:p>
          </table:table-cell>
          <table:table-cell office:value-type="float" office:value="5.3843" calcext:value-type="float">
            <text:p>5.3843</text:p>
          </table:table-cell>
          <table:table-cell office:value-type="float" office:value="11.8034" calcext:value-type="float">
            <text:p>11.8034</text:p>
          </table:table-cell>
          <table:table-cell office:value-type="float" office:value="21.232" calcext:value-type="float">
            <text:p>21.232</text:p>
          </table:table-cell>
          <table:table-cell office:value-type="float" office:value="35.6366" calcext:value-type="float">
            <text:p>35.6366</text:p>
          </table:table-cell>
          <table:table-cell office:value-type="float" office:value="57.0054" calcext:value-type="float">
            <text:p>57.0054</text:p>
          </table:table-cell>
          <table:table-cell office:value-type="float" office:value="81.345" calcext:value-type="float">
            <text:p>81.345</text:p>
          </table:table-cell>
          <table:table-cell office:value-type="float" office:value="124.708" calcext:value-type="float">
            <text:p>124.708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.025057" calcext:value-type="float">
            <text:p>0.025057</text:p>
          </table:table-cell>
          <table:table-cell office:value-type="float" office:value="0.049997" calcext:value-type="float">
            <text:p>0.049997</text:p>
          </table:table-cell>
          <table:table-cell office:value-type="float" office:value="0.097499" calcext:value-type="float">
            <text:p>0.097499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383056" calcext:value-type="float">
            <text:p>0.383056</text:p>
          </table:table-cell>
          <table:table-cell office:value-type="float" office:value="0.78762" calcext:value-type="float">
            <text:p>0.78762</text:p>
          </table:table-cell>
          <table:table-cell office:value-type="float" office:value="1.55466" calcext:value-type="float">
            <text:p>1.55466</text:p>
          </table:table-cell>
          <table:table-cell office:value-type="float" office:value="2.80944" calcext:value-type="float">
            <text:p>2.80944</text:p>
          </table:table-cell>
          <table:table-cell office:value-type="float" office:value="5.37782" calcext:value-type="float">
            <text:p>5.37782</text:p>
          </table:table-cell>
          <table:table-cell office:value-type="float" office:value="11.8142" calcext:value-type="float">
            <text:p>11.8142</text:p>
          </table:table-cell>
          <table:table-cell office:value-type="float" office:value="10.81438" calcext:value-type="float">
            <text:p>10.81438</text:p>
          </table:table-cell>
          <table:table-cell office:value-type="float" office:value="17.73184" calcext:value-type="float">
            <text:p>17.73184</text:p>
          </table:table-cell>
          <table:table-cell office:value-type="float" office:value="13.28568" calcext:value-type="float">
            <text:p>13.28568</text:p>
          </table:table-cell>
          <table:table-cell office:value-type="float" office:value="7.28038" calcext:value-type="float">
            <text:p>7.28038</text:p>
          </table:table-cell>
          <table:table-cell office:value-type="float" office:value="1.042022" calcext:value-type="float">
            <text:p>1.042022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337.768" calcext:value-type="float">
            <text:p>337.768</text:p>
          </table:table-cell>
          <table:table-cell office:value-type="float" office:value="347.062" calcext:value-type="float">
            <text:p>347.062</text:p>
          </table:table-cell>
          <table:table-cell office:value-type="float" office:value="354.632" calcext:value-type="float">
            <text:p>354.632</text:p>
          </table:table-cell>
          <table:table-cell office:value-type="float" office:value="350.478" calcext:value-type="float">
            <text:p>350.478</text:p>
          </table:table-cell>
          <table:table-cell office:value-type="float" office:value="347.552" calcext:value-type="float">
            <text:p>347.552</text:p>
          </table:table-cell>
          <table:table-cell office:value-type="float" office:value="351.432" calcext:value-type="float">
            <text:p>351.432</text:p>
          </table:table-cell>
          <table:table-cell office:value-type="float" office:value="348.776" calcext:value-type="float">
            <text:p>348.776</text:p>
          </table:table-cell>
          <table:table-cell office:value-type="float" office:value="437.83" calcext:value-type="float">
            <text:p>437.83</text:p>
          </table:table-cell>
          <table:table-cell office:value-type="float" office:value="471.196" calcext:value-type="float">
            <text:p>471.196</text:p>
          </table:table-cell>
          <table:table-cell office:value-type="float" office:value="523.842" calcext:value-type="float">
            <text:p>523.842</text:p>
          </table:table-cell>
          <table:table-cell office:value-type="float" office:value="495.684" calcext:value-type="float">
            <text:p>495.684</text:p>
          </table:table-cell>
          <table:table-cell office:value-type="float" office:value="610.14" calcext:value-type="float">
            <text:p>610.14</text:p>
          </table:table-cell>
          <table:table-cell office:value-type="float" office:value="681.864" calcext:value-type="float">
            <text:p>681.864</text:p>
          </table:table-cell>
          <table:table-cell office:value-type="float" office:value="4084.336" calcext:value-type="float">
            <text:p>4084.336</text:p>
          </table:table-cell>
          <table:table-cell office:value-type="float" office:value="1119.4" calcext:value-type="float">
            <text:p>1119.4</text:p>
          </table:table-cell>
          <table:table-cell office:value-type="float" office:value="1835.6" calcext:value-type="float">
            <text:p>1835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<text:span text:style-name="T2">相同节点同一</text:span></text:p>
            <text:p><text:span text:style-name="T2">网段的虚拟机</text:span></text:p>
            <text:p><text:span text:style-name="T2">__11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0.029386" calcext:value-type="float">
            <text:p>0.029386</text:p>
          </table:table-cell>
          <table:table-cell office:value-type="float" office:value="0.058766" calcext:value-type="float">
            <text:p>0.058766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232692" calcext:value-type="float">
            <text:p>0.232692</text:p>
          </table:table-cell>
          <table:table-cell office:value-type="float" office:value="0.47127" calcext:value-type="float">
            <text:p>0.47127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1.83738" calcext:value-type="float">
            <text:p>1.83738</text:p>
          </table:table-cell>
          <table:table-cell office:value-type="float" office:value="3.69686" calcext:value-type="float">
            <text:p>3.69686</text:p>
          </table:table-cell>
          <table:table-cell office:value-type="float" office:value="7.12168" calcext:value-type="float">
            <text:p>7.12168</text:p>
          </table:table-cell>
          <table:table-cell office:value-type="float" office:value="11.63304" calcext:value-type="float">
            <text:p>11.63304</text:p>
          </table:table-cell>
          <table:table-cell office:value-type="float" office:value="24.5884" calcext:value-type="float">
            <text:p>24.5884</text:p>
          </table:table-cell>
          <table:table-cell office:value-type="float" office:value="37.6666" calcext:value-type="float">
            <text:p>37.6666</text:p>
          </table:table-cell>
          <table:table-cell office:value-type="float" office:value="57.4702" calcext:value-type="float">
            <text:p>57.4702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125.182" calcext:value-type="float">
            <text:p>125.182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2283" calcext:value-type="float">
            <text:p>0.012283</text:p>
          </table:table-cell>
          <table:table-cell office:value-type="float" office:value="0.027877" calcext:value-type="float">
            <text:p>0.027877</text:p>
          </table:table-cell>
          <table:table-cell office:value-type="float" office:value="0.049044" calcext:value-type="float">
            <text:p>0.049044</text:p>
          </table:table-cell>
          <table:table-cell office:value-type="float" office:value="0.106406" calcext:value-type="float">
            <text:p>0.106406</text:p>
          </table:table-cell>
          <table:table-cell office:value-type="float" office:value="0.222968" calcext:value-type="float">
            <text:p>0.222968</text:p>
          </table:table-cell>
          <table:table-cell office:value-type="float" office:value="0.398732" calcext:value-type="float">
            <text:p>0.398732</text:p>
          </table:table-cell>
          <table:table-cell office:value-type="float" office:value="0.837044" calcext:value-type="float">
            <text:p>0.837044</text:p>
          </table:table-cell>
          <table:table-cell office:value-type="float" office:value="1.75864" calcext:value-type="float">
            <text:p>1.75864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7.06484" calcext:value-type="float">
            <text:p>7.06484</text:p>
          </table:table-cell>
          <table:table-cell office:value-type="float" office:value="11.61194" calcext:value-type="float">
            <text:p>11.61194</text:p>
          </table:table-cell>
          <table:table-cell office:value-type="float" office:value="2.276572" calcext:value-type="float">
            <text:p>2.276572</text:p>
          </table:table-cell>
          <table:table-cell office:value-type="float" office:value="7.59315" calcext:value-type="float">
            <text:p>7.59315</text:p>
          </table:table-cell>
          <table:table-cell office:value-type="float" office:value="3.463756" calcext:value-type="float">
            <text:p>3.463756</text:p>
          </table:table-cell>
          <table:table-cell office:value-type="float" office:value="1.34778" calcext:value-type="float">
            <text:p>1.34778</text:p>
          </table:table-cell>
          <table:table-cell office:value-type="float" office:value="2.64986" calcext:value-type="float">
            <text:p>2.64986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21.336" calcext:value-type="float">
            <text:p>221.336</text:p>
          </table:table-cell>
          <table:table-cell office:value-type="float" office:value="211.094" calcext:value-type="float">
            <text:p>211.094</text:p>
          </table:table-cell>
          <table:table-cell office:value-type="float" office:value="221.594" calcext:value-type="float">
            <text:p>221.594</text:p>
          </table:table-cell>
          <table:table-cell office:value-type="float" office:value="222.404" calcext:value-type="float">
            <text:p>222.404</text:p>
          </table:table-cell>
          <table:table-cell office:value-type="float" office:value="217.474" calcext:value-type="float">
            <text:p>217.474</text:p>
          </table:table-cell>
          <table:table-cell office:value-type="float" office:value="221.796" calcext:value-type="float">
            <text:p>221.796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7.198" calcext:value-type="float">
            <text:p>227.198</text:p>
          </table:table-cell>
          <table:table-cell office:value-type="float" office:value="220.446" calcext:value-type="float">
            <text:p>220.446</text:p>
          </table:table-cell>
          <table:table-cell office:value-type="float" office:value="223.598" calcext:value-type="float">
            <text:p>223.598</text:p>
          </table:table-cell>
          <table:table-cell office:value-type="float" office:value="264.824" calcext:value-type="float">
            <text:p>264.824</text:p>
          </table:table-cell>
          <table:table-cell office:value-type="float" office:value="319.312" calcext:value-type="float">
            <text:p>319.312</text:p>
          </table:table-cell>
          <table:table-cell office:value-type="float" office:value="360.076" calcext:value-type="float">
            <text:p>360.076</text:p>
          </table:table-cell>
          <table:table-cell office:value-type="float" office:value="470.91" calcext:value-type="float">
            <text:p>470.91</text:p>
          </table:table-cell>
          <table:table-cell office:value-type="float" office:value="603.68" calcext:value-type="float">
            <text:p>603.68</text:p>
          </table:table-cell>
          <table:table-cell office:value-type="float" office:value="959.676" calcext:value-type="float">
            <text:p>959.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<text:span text:style-name="T2">不同节点同一</text:span></text:p>
            <text:p><text:span text:style-name="T2">网段的虚拟机</text:span></text:p>
            <text:p><text:span text:style-name="T2">__12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4173" calcext:value-type="float">
            <text:p>0.014173</text:p>
          </table:table-cell>
          <table:table-cell office:value-type="float" office:value="0.027984" calcext:value-type="float">
            <text:p>0.027984</text:p>
          </table:table-cell>
          <table:table-cell office:value-type="float" office:value="0.055434" calcext:value-type="float">
            <text:p>0.055434</text:p>
          </table:table-cell>
          <table:table-cell office:value-type="float" office:value="0.111842" calcext:value-type="float">
            <text:p>0.111842</text:p>
          </table:table-cell>
          <table:table-cell office:value-type="float" office:value="0.216898" calcext:value-type="float">
            <text:p>0.216898</text:p>
          </table:table-cell>
          <table:table-cell office:value-type="float" office:value="0.435156" calcext:value-type="float">
            <text:p>0.435156</text:p>
          </table:table-cell>
          <table:table-cell office:value-type="float" office:value="0.90824" calcext:value-type="float">
            <text:p>0.90824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3.213" calcext:value-type="float">
            <text:p>3.213</text:p>
          </table:table-cell>
          <table:table-cell office:value-type="float" office:value="6.5563" calcext:value-type="float">
            <text:p>6.5563</text:p>
          </table:table-cell>
          <table:table-cell office:value-type="float" office:value="13.7186" calcext:value-type="float">
            <text:p>13.7186</text:p>
          </table:table-cell>
          <table:table-cell office:value-type="float" office:value="20.0816" calcext:value-type="float">
            <text:p>20.0816</text:p>
          </table:table-cell>
          <table:table-cell office:value-type="float" office:value="32.8376" calcext:value-type="float">
            <text:p>32.8376</text:p>
          </table:table-cell>
          <table:table-cell office:value-type="float" office:value="63.3412" calcext:value-type="float">
            <text:p>63.3412</text:p>
          </table:table-cell>
          <table:table-cell office:value-type="float" office:value="92.799" calcext:value-type="float">
            <text:p>92.799</text:p>
          </table:table-cell>
          <table:table-cell office:value-type="float" office:value="127.356" calcext:value-type="float">
            <text:p>127.356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4187" calcext:value-type="float">
            <text:p>0.014187</text:p>
          </table:table-cell>
          <table:table-cell office:value-type="float" office:value="0.027983" calcext:value-type="float">
            <text:p>0.027983</text:p>
          </table:table-cell>
          <table:table-cell office:value-type="float" office:value="0.055434" calcext:value-type="float">
            <text:p>0.055434</text:p>
          </table:table-cell>
          <table:table-cell office:value-type="float" office:value="0.111844" calcext:value-type="float">
            <text:p>0.111844</text:p>
          </table:table-cell>
          <table:table-cell office:value-type="float" office:value="0.216684" calcext:value-type="float">
            <text:p>0.216684</text:p>
          </table:table-cell>
          <table:table-cell office:value-type="float" office:value="0.435496" calcext:value-type="float">
            <text:p>0.435496</text:p>
          </table:table-cell>
          <table:table-cell office:value-type="float" office:value="0.90916" calcext:value-type="float">
            <text:p>0.90916</text:p>
          </table:table-cell>
          <table:table-cell office:value-type="float" office:value="1.84226" calcext:value-type="float">
            <text:p>1.84226</text:p>
          </table:table-cell>
          <table:table-cell office:value-type="float" office:value="3.213" calcext:value-type="float">
            <text:p>3.213</text:p>
          </table:table-cell>
          <table:table-cell office:value-type="float" office:value="6.56202" calcext:value-type="float">
            <text:p>6.56202</text:p>
          </table:table-cell>
          <table:table-cell office:value-type="float" office:value="13.732" calcext:value-type="float">
            <text:p>13.732</text:p>
          </table:table-cell>
          <table:table-cell office:value-type="float" office:value="7.86574" calcext:value-type="float">
            <text:p>7.86574</text:p>
          </table:table-cell>
          <table:table-cell office:value-type="float" office:value="9.4481" calcext:value-type="float">
            <text:p>9.4481</text:p>
          </table:table-cell>
          <table:table-cell office:value-type="float" office:value="1.232938" calcext:value-type="float">
            <text:p>1.232938</text:p>
          </table:table-cell>
          <table:table-cell office:value-type="float" office:value="1.36774" calcext:value-type="float">
            <text:p>1.36774</text:p>
          </table:table-cell>
          <table:table-cell office:value-type="float" office:value="2.75138" calcext:value-type="float">
            <text:p>2.75138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97.368" calcext:value-type="float">
            <text:p>297.368</text:p>
          </table:table-cell>
          <table:table-cell office:value-type="float" office:value="295.138" calcext:value-type="float">
            <text:p>295.138</text:p>
          </table:table-cell>
          <table:table-cell office:value-type="float" office:value="300.43" calcext:value-type="float">
            <text:p>300.43</text:p>
          </table:table-cell>
          <table:table-cell office:value-type="float" office:value="295.746" calcext:value-type="float">
            <text:p>295.746</text:p>
          </table:table-cell>
          <table:table-cell office:value-type="float" office:value="300.218" calcext:value-type="float">
            <text:p>300.218</text:p>
          </table:table-cell>
          <table:table-cell office:value-type="float" office:value="300.888" calcext:value-type="float">
            <text:p>300.888</text:p>
          </table:table-cell>
          <table:table-cell office:value-type="float" office:value="298.138" calcext:value-type="float">
            <text:p>298.138</text:p>
          </table:table-cell>
          <table:table-cell office:value-type="float" office:value="301.846" calcext:value-type="float">
            <text:p>301.846</text:p>
          </table:table-cell>
          <table:table-cell office:value-type="float" office:value="304.692" calcext:value-type="float">
            <text:p>304.692</text:p>
          </table:table-cell>
          <table:table-cell office:value-type="float" office:value="330.286" calcext:value-type="float">
            <text:p>330.286</text:p>
          </table:table-cell>
          <table:table-cell office:value-type="float" office:value="335.092" calcext:value-type="float">
            <text:p>335.092</text:p>
          </table:table-cell>
          <table:table-cell office:value-type="float" office:value="421.562" calcext:value-type="float">
            <text:p>421.562</text:p>
          </table:table-cell>
          <table:table-cell office:value-type="float" office:value="496.45" calcext:value-type="float">
            <text:p>496.45</text:p>
          </table:table-cell>
          <table:table-cell office:value-type="float" office:value="603.032" calcext:value-type="float">
            <text:p>603.032</text:p>
          </table:table-cell>
          <table:table-cell office:value-type="float" office:value="859.276" calcext:value-type="float">
            <text:p>859.276</text:p>
          </table:table-cell>
          <table:table-cell office:value-type="float" office:value="1375.6" calcext:value-type="float">
            <text:p>1375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<text:span text:style-name="T2">相同节点不同</text:span></text:p>
            <text:p><text:span text:style-name="T2">网段的虚拟机</text:span></text:p>
            <text:p><text:span text:style-name="T2">__13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1536" calcext:value-type="float">
            <text:p>0.011536</text:p>
          </table:table-cell>
          <table:table-cell office:value-type="float" office:value="0.023057" calcext:value-type="float">
            <text:p>0.023057</text:p>
          </table:table-cell>
          <table:table-cell office:value-type="float" office:value="0.047257" calcext:value-type="float">
            <text:p>0.047257</text:p>
          </table:table-cell>
          <table:table-cell office:value-type="float" office:value="0.093179" calcext:value-type="float">
            <text:p>0.093179</text:p>
          </table:table-cell>
          <table:table-cell office:value-type="float" office:value="0.189036" calcext:value-type="float">
            <text:p>0.189036</text:p>
          </table:table-cell>
          <table:table-cell office:value-type="float" office:value="0.369566" calcext:value-type="float">
            <text:p>0.369566</text:p>
          </table:table-cell>
          <table:table-cell office:value-type="float" office:value="0.763912" calcext:value-type="float">
            <text:p>0.763912</text:p>
          </table:table-cell>
          <table:table-cell office:value-type="float" office:value="1.50306" calcext:value-type="float">
            <text:p>1.50306</text:p>
          </table:table-cell>
          <table:table-cell office:value-type="float" office:value="3.00188" calcext:value-type="float">
            <text:p>3.00188</text:p>
          </table:table-cell>
          <table:table-cell office:value-type="float" office:value="5.75482" calcext:value-type="float">
            <text:p>5.75482</text:p>
          </table:table-cell>
          <table:table-cell office:value-type="float" office:value="11.2912" calcext:value-type="float">
            <text:p>11.2912</text:p>
          </table:table-cell>
          <table:table-cell office:value-type="float" office:value="18.663" calcext:value-type="float">
            <text:p>18.663</text:p>
          </table:table-cell>
          <table:table-cell office:value-type="float" office:value="32.0312" calcext:value-type="float">
            <text:p>32.0312</text:p>
          </table:table-cell>
          <table:table-cell office:value-type="float" office:value="49.37" calcext:value-type="float">
            <text:p>49.37</text:p>
          </table:table-cell>
          <table:table-cell office:value-type="float" office:value="88.5968" calcext:value-type="float">
            <text:p>88.5968</text:p>
          </table:table-cell>
          <table:table-cell office:value-type="float" office:value="116.848" calcext:value-type="float">
            <text:p>116.848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21689" calcext:value-type="float">
            <text:p>0.021689</text:p>
          </table:table-cell>
          <table:table-cell office:value-type="float" office:value="0.042884" calcext:value-type="float">
            <text:p>0.042884</text:p>
          </table:table-cell>
          <table:table-cell office:value-type="float" office:value="0.08063" calcext:value-type="float">
            <text:p>0.08063</text:p>
          </table:table-cell>
          <table:table-cell office:value-type="float" office:value="0.18114" calcext:value-type="float">
            <text:p>0.18114</text:p>
          </table:table-cell>
          <table:table-cell office:value-type="float" office:value="0.364282" calcext:value-type="float">
            <text:p>0.364282</text:p>
          </table:table-cell>
          <table:table-cell office:value-type="float" office:value="0.763156" calcext:value-type="float">
            <text:p>0.763156</text:p>
          </table:table-cell>
          <table:table-cell office:value-type="float" office:value="1.50264" calcext:value-type="float">
            <text:p>1.50264</text:p>
          </table:table-cell>
          <table:table-cell office:value-type="float" office:value="2.70304" calcext:value-type="float">
            <text:p>2.70304</text:p>
          </table:table-cell>
          <table:table-cell office:value-type="float" office:value="5.4446" calcext:value-type="float">
            <text:p>5.4446</text:p>
          </table:table-cell>
          <table:table-cell office:value-type="float" office:value="10.932" calcext:value-type="float">
            <text:p>10.932</text:p>
          </table:table-cell>
          <table:table-cell office:value-type="float" office:value="7.3836" calcext:value-type="float">
            <text:p>7.3836</text:p>
          </table:table-cell>
          <table:table-cell office:value-type="float" office:value="7.02208" calcext:value-type="float">
            <text:p>7.02208</text:p>
          </table:table-cell>
          <table:table-cell office:value-type="float" office:value="3.140918" calcext:value-type="float">
            <text:p>3.140918</text:p>
          </table:table-cell>
          <table:table-cell office:value-type="float" office:value="1.15594" calcext:value-type="float">
            <text:p>1.15594</text:p>
          </table:table-cell>
          <table:table-cell office:value-type="float" office:value="2.49038" calcext:value-type="float">
            <text:p>2.49038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46.76" calcext:value-type="float">
            <text:p>246.76</text:p>
          </table:table-cell>
          <table:table-cell office:value-type="float" office:value="244.226" calcext:value-type="float">
            <text:p>244.226</text:p>
          </table:table-cell>
          <table:table-cell office:value-type="float" office:value="243.904" calcext:value-type="float">
            <text:p>243.904</text:p>
          </table:table-cell>
          <table:table-cell office:value-type="float" office:value="241.012" calcext:value-type="float">
            <text:p>241.012</text:p>
          </table:table-cell>
          <table:table-cell office:value-type="float" office:value="240.456" calcext:value-type="float">
            <text:p>240.456</text:p>
          </table:table-cell>
          <table:table-cell office:value-type="float" office:value="247.516" calcext:value-type="float">
            <text:p>247.516</text:p>
          </table:table-cell>
          <table:table-cell office:value-type="float" office:value="249.356" calcext:value-type="float">
            <text:p>249.356</text:p>
          </table:table-cell>
          <table:table-cell office:value-type="float" office:value="251.322" calcext:value-type="float">
            <text:p>251.322</text:p>
          </table:table-cell>
          <table:table-cell office:value-type="float" office:value="250.142" calcext:value-type="float">
            <text:p>250.142</text:p>
          </table:table-cell>
          <table:table-cell office:value-type="float" office:value="245.576" calcext:value-type="float">
            <text:p>245.576</text:p>
          </table:table-cell>
          <table:table-cell office:value-type="float" office:value="261.93" calcext:value-type="float">
            <text:p>261.93</text:p>
          </table:table-cell>
          <table:table-cell office:value-type="float" office:value="353.626" calcext:value-type="float">
            <text:p>353.626</text:p>
          </table:table-cell>
          <table:table-cell office:value-type="float" office:value="419.002" calcext:value-type="float">
            <text:p>419.002</text:p>
          </table:table-cell>
          <table:table-cell office:value-type="float" office:value="509.784" calcext:value-type="float">
            <text:p>509.784</text:p>
          </table:table-cell>
          <table:table-cell office:value-type="float" office:value="757.52" calcext:value-type="float">
            <text:p>757.52</text:p>
          </table:table-cell>
          <table:table-cell office:value-type="float" office:value="1158.8" calcext:value-type="float">
            <text:p>1158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5">
            <text:p><text:span text:style-name="T2">不同节点不同</text:span></text:p>
            <text:p><text:span text:style-name="T2">网段的虚拟机</text:span></text:p>
            <text:p><text:span text:style-name="T2">__14</text:span>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string" calcext:value-type="string">
            <text:p>发送带宽均值</text:p>
          </table:table-cell>
          <table:table-cell office:value-type="float" office:value="0.011803" calcext:value-type="float">
            <text:p>0.011803</text:p>
          </table:table-cell>
          <table:table-cell office:value-type="float" office:value="0.023606" calcext:value-type="float">
            <text:p>0.023606</text:p>
          </table:table-cell>
          <table:table-cell office:value-type="float" office:value="0.047722" calcext:value-type="float">
            <text:p>0.047722</text:p>
          </table:table-cell>
          <table:table-cell office:value-type="float" office:value="0.097106" calcext:value-type="float">
            <text:p>0.097106</text:p>
          </table:table-cell>
          <table:table-cell office:value-type="float" office:value="0.191322" calcext:value-type="float">
            <text:p>0.191322</text:p>
          </table:table-cell>
          <table:table-cell office:value-type="float" office:value="0.386178" calcext:value-type="float">
            <text:p>0.386178</text:p>
          </table:table-cell>
          <table:table-cell office:value-type="float" office:value="0.786502" calcext:value-type="float">
            <text:p>0.786502</text:p>
          </table:table-cell>
          <table:table-cell office:value-type="float" office:value="1.56432" calcext:value-type="float">
            <text:p>1.56432</text:p>
          </table:table-cell>
          <table:table-cell office:value-type="float" office:value="3.01202" calcext:value-type="float">
            <text:p>3.01202</text:p>
          </table:table-cell>
          <table:table-cell office:value-type="float" office:value="6.06578" calcext:value-type="float">
            <text:p>6.06578</text:p>
          </table:table-cell>
          <table:table-cell office:value-type="float" office:value="11.7046" calcext:value-type="float">
            <text:p>11.7046</text:p>
          </table:table-cell>
          <table:table-cell office:value-type="float" office:value="18.249" calcext:value-type="float">
            <text:p>18.249</text:p>
          </table:table-cell>
          <table:table-cell office:value-type="float" office:value="30.0632" calcext:value-type="float">
            <text:p>30.0632</text:p>
          </table:table-cell>
          <table:table-cell office:value-type="float" office:value="42.6772" calcext:value-type="float">
            <text:p>42.6772</text:p>
          </table:table-cell>
          <table:table-cell office:value-type="float" office:value="61.85228" calcext:value-type="float">
            <text:p>61.85228</text:p>
          </table:table-cell>
          <table:table-cell office:value-type="float" office:value="100.0376" calcext:value-type="float">
            <text:p>100.0376</text:p>
          </table:table-cell>
        </table:table-row>
        <table:table-row table:style-name="ro1">
          <table:table-cell office:value-type="string" calcext:value-type="string">
            <text:p>接收带宽均值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0.023606" calcext:value-type="float">
            <text:p>0.023606</text:p>
          </table:table-cell>
          <table:table-cell office:value-type="float" office:value="0.047673" calcext:value-type="float">
            <text:p>0.047673</text:p>
          </table:table-cell>
          <table:table-cell office:value-type="float" office:value="0.097106" calcext:value-type="float">
            <text:p>0.097106</text:p>
          </table:table-cell>
          <table:table-cell office:value-type="float" office:value="0.191316" calcext:value-type="float">
            <text:p>0.191316</text:p>
          </table:table-cell>
          <table:table-cell office:value-type="float" office:value="0.386186" calcext:value-type="float">
            <text:p>0.386186</text:p>
          </table:table-cell>
          <table:table-cell office:value-type="float" office:value="0.785744" calcext:value-type="float">
            <text:p>0.785744</text:p>
          </table:table-cell>
          <table:table-cell office:value-type="float" office:value="1.56584" calcext:value-type="float">
            <text:p>1.56584</text:p>
          </table:table-cell>
          <table:table-cell office:value-type="float" office:value="3.01208" calcext:value-type="float">
            <text:p>3.01208</text:p>
          </table:table-cell>
          <table:table-cell office:value-type="float" office:value="6.06558" calcext:value-type="float">
            <text:p>6.06558</text:p>
          </table:table-cell>
          <table:table-cell office:value-type="float" office:value="11.7048" calcext:value-type="float">
            <text:p>11.7048</text:p>
          </table:table-cell>
          <table:table-cell office:value-type="float" office:value="14.3678" calcext:value-type="float">
            <text:p>14.3678</text:p>
          </table:table-cell>
          <table:table-cell office:value-type="float" office:value="20.6692" calcext:value-type="float">
            <text:p>20.6692</text:p>
          </table:table-cell>
          <table:table-cell office:value-type="float" office:value="19.9708" calcext:value-type="float">
            <text:p>19.9708</text:p>
          </table:table-cell>
          <table:table-cell office:value-type="float" office:value="5.02114" calcext:value-type="float">
            <text:p>5.02114</text:p>
          </table:table-cell>
          <table:table-cell office:value-type="float" office:value="2.73772" calcext:value-type="float">
            <text:p>2.73772</text:p>
          </table:table-cell>
        </table:table-row>
        <table:table-row table:style-name="ro1">
          <table:table-cell office:value-type="string" calcext:value-type="string">
            <text:p>延迟均值</text:p>
          </table:table-cell>
          <table:table-cell office:value-type="float" office:value="289.356" calcext:value-type="float">
            <text:p>289.356</text:p>
          </table:table-cell>
          <table:table-cell office:value-type="float" office:value="297.808" calcext:value-type="float">
            <text:p>297.808</text:p>
          </table:table-cell>
          <table:table-cell office:value-type="float" office:value="293.992" calcext:value-type="float">
            <text:p>293.992</text:p>
          </table:table-cell>
          <table:table-cell office:value-type="float" office:value="293.666" calcext:value-type="float">
            <text:p>293.666</text:p>
          </table:table-cell>
          <table:table-cell office:value-type="float" office:value="291.746" calcext:value-type="float">
            <text:p>291.746</text:p>
          </table:table-cell>
          <table:table-cell office:value-type="float" office:value="294.506" calcext:value-type="float">
            <text:p>294.506</text:p>
          </table:table-cell>
          <table:table-cell office:value-type="float" office:value="288.396" calcext:value-type="float">
            <text:p>288.396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303.358" calcext:value-type="float">
            <text:p>303.358</text:p>
          </table:table-cell>
          <table:table-cell office:value-type="float" office:value="315.782" calcext:value-type="float">
            <text:p>315.782</text:p>
          </table:table-cell>
          <table:table-cell office:value-type="float" office:value="459.792" calcext:value-type="float">
            <text:p>459.792</text:p>
          </table:table-cell>
          <table:table-cell office:value-type="float" office:value="431.81" calcext:value-type="float">
            <text:p>431.81</text:p>
          </table:table-cell>
          <table:table-cell office:value-type="float" office:value="503.084" calcext:value-type="float">
            <text:p>503.084</text:p>
          </table:table-cell>
          <table:table-cell office:value-type="float" office:value="616.364" calcext:value-type="float">
            <text:p>616.364</text:p>
          </table:table-cell>
          <table:table-cell office:value-type="float" office:value="923.738" calcext:value-type="float">
            <text:p>923.738</text:p>
          </table:table-cell>
          <table:table-cell office:value-type="float" office:value="1411.8" calcext:value-type="float">
            <text:p>1411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0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租户相同节点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节点提供者虚</text:p>
            <text:p>拟机发送带宽</text:p>
          </table:table-cell>
          <table:table-cell table:style-name="ce4" office:value-type="float" office:value="0.0135" calcext:value-type="float">
            <text:p>0.013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8186" calcext:value-type="float">
            <text:p>0.8186</text:p>
          </table:table-cell>
          <table:table-cell office:value-type="float" office:value="1.74" calcext:value-type="float">
            <text:p>1.74</text:p>
          </table:table-cell>
          <table:table-cell office:value-type="float" office:value="3.437" calcext:value-type="float">
            <text:p>3.437</text:p>
          </table:table-cell>
          <table:table-cell office:value-type="float" office:value="6.528" calcext:value-type="float">
            <text:p>6.528</text:p>
          </table:table-cell>
          <table:table-cell office:value-type="float" office:value="13.18" calcext:value-type="float">
            <text:p>13.18</text:p>
          </table:table-cell>
          <table:table-cell office:value-type="float" office:value="23.04" calcext:value-type="float">
            <text:p>23.04</text:p>
          </table:table-cell>
          <table:table-cell office:value-type="float" office:value="39.06" calcext:value-type="float">
            <text:p>39.06</text:p>
          </table:table-cell>
          <table:table-cell office:value-type="float" office:value="66.93" calcext:value-type="float">
            <text:p>66.93</text:p>
          </table:table-cell>
          <table:table-cell office:value-type="float" office:value="98.49" calcext:value-type="float">
            <text:p>98.4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covered-table-cell/>
          <table:table-cell table:style-name="ce4" office:value-type="float" office:value="0.0134" calcext:value-type="float">
            <text:p>0.013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829" calcext:value-type="float">
            <text:p>0.829</text:p>
          </table:table-cell>
          <table:table-cell office:value-type="float" office:value="1.715" calcext:value-type="float">
            <text:p>1.715</text:p>
          </table:table-cell>
          <table:table-cell office:value-type="float" office:value="3.403" calcext:value-type="float">
            <text:p>3.403</text:p>
          </table:table-cell>
          <table:table-cell office:value-type="float" office:value="6.844" calcext:value-type="float">
            <text:p>6.844</text:p>
          </table:table-cell>
          <table:table-cell office:value-type="float" office:value="13.04" calcext:value-type="float">
            <text:p>13.04</text:p>
          </table:table-cell>
          <table:table-cell office:value-type="float" office:value="23.93" calcext:value-type="float">
            <text:p>23.93</text:p>
          </table:table-cell>
          <table:table-cell office:value-type="float" office:value="42.12" calcext:value-type="float">
            <text:p>42.12</text:p>
          </table:table-cell>
          <table:table-cell office:value-type="float" office:value="59.87" calcext:value-type="float">
            <text:p>59.87</text:p>
          </table:table-cell>
          <table:table-cell office:value-type="float" office:value="77.1" calcext:value-type="float">
            <text:p>77.1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1">
          <table:covered-table-cell/>
          <table:table-cell table:style-name="ce4" office:value-type="float" office:value="0.0124" calcext:value-type="float">
            <text:p>0.012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8642" calcext:value-type="float">
            <text:p>0.8642</text:p>
          </table:table-cell>
          <table:table-cell office:value-type="float" office:value="1.698" calcext:value-type="float">
            <text:p>1.698</text:p>
          </table:table-cell>
          <table:table-cell office:value-type="float" office:value="3.269" calcext:value-type="float">
            <text:p>3.269</text:p>
          </table:table-cell>
          <table:table-cell office:value-type="float" office:value="6.962" calcext:value-type="float">
            <text:p>6.962</text:p>
          </table:table-cell>
          <table:table-cell office:value-type="float" office:value="13.32" calcext:value-type="float">
            <text:p>13.32</text:p>
          </table:table-cell>
          <table:table-cell office:value-type="float" office:value="21.09" calcext:value-type="float">
            <text:p>21.09</text:p>
          </table:table-cell>
          <table:table-cell office:value-type="float" office:value="38.05" calcext:value-type="float">
            <text:p>38.05</text:p>
          </table:table-cell>
          <table:table-cell office:value-type="float" office:value="58.15" calcext:value-type="float">
            <text:p>58.15</text:p>
          </table:table-cell>
          <table:table-cell office:value-type="float" office:value="90.49" calcext:value-type="float">
            <text:p>90.49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covered-table-cell/>
          <table:table-cell table:style-name="ce4" office:value-type="float" office:value="0.0127" calcext:value-type="float">
            <text:p>0.0127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1" calcext:value-type="float">
            <text:p>0.1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8368" calcext:value-type="float">
            <text:p>0.8368</text:p>
          </table:table-cell>
          <table:table-cell office:value-type="float" office:value="1.656" calcext:value-type="float">
            <text:p>1.656</text:p>
          </table:table-cell>
          <table:table-cell office:value-type="float" office:value="3.385" calcext:value-type="float">
            <text:p>3.385</text:p>
          </table:table-cell>
          <table:table-cell office:value-type="float" office:value="6.695" calcext:value-type="float">
            <text:p>6.695</text:p>
          </table:table-cell>
          <table:table-cell office:value-type="float" office:value="12.41" calcext:value-type="float">
            <text:p>12.41</text:p>
          </table:table-cell>
          <table:table-cell office:value-type="float" office:value="22.67" calcext:value-type="float">
            <text:p>22.67</text:p>
          </table:table-cell>
          <table:table-cell office:value-type="float" office:value="38.84" calcext:value-type="float">
            <text:p>38.84</text:p>
          </table:table-cell>
          <table:table-cell office:value-type="float" office:value="64.91" calcext:value-type="float">
            <text:p>64.91</text:p>
          </table:table-cell>
          <table:table-cell office:value-type="float" office:value="93.33" calcext:value-type="float">
            <text:p>93.33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covered-table-cell/>
          <table:table-cell table:style-name="ce4" office:value-type="float" office:value="0.0126" calcext:value-type="float">
            <text:p>0.012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8747" calcext:value-type="float">
            <text:p>0.8747</text:p>
          </table:table-cell>
          <table:table-cell office:value-type="float" office:value="1.549" calcext:value-type="float">
            <text:p>1.549</text:p>
          </table:table-cell>
          <table:table-cell office:value-type="float" office:value="3.316" calcext:value-type="float">
            <text:p>3.316</text:p>
          </table:table-cell>
          <table:table-cell office:value-type="float" office:value="6.562" calcext:value-type="float">
            <text:p>6.562</text:p>
          </table:table-cell>
          <table:table-cell office:value-type="float" office:value="11.91" calcext:value-type="float">
            <text:p>11.91</text:p>
          </table:table-cell>
          <table:table-cell office:value-type="float" office:value="19.99" calcext:value-type="float">
            <text:p>19.99</text:p>
          </table:table-cell>
          <table:table-cell office:value-type="float" office:value="29.95" calcext:value-type="float">
            <text:p>29.95</text:p>
          </table:table-cell>
          <table:table-cell office:value-type="float" office:value="43.04" calcext:value-type="float">
            <text:p>43.04</text:p>
          </table:table-cell>
          <table:table-cell office:value-type="float" office:value="42.7" calcext:value-type="float">
            <text:p>42.7</text:p>
          </table:table-cell>
          <table:table-cell office:value-type="float" office:value="30.84" calcext:value-type="float">
            <text:p>30.8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0.01292" calcext:value-type="float">
            <text:p>0.01292</text:p>
          </table:table-cell>
          <table:table-cell table:style-name="ce4" table:formula="of:=AVERAGE( [.C4:.C8])" office:value-type="float" office:value="0.02562" calcext:value-type="float">
            <text:p>0.02562</text:p>
          </table:table-cell>
          <table:table-cell table:formula="of:=AVERAGE( [.D4:.D8])" office:value-type="float" office:value="0.05256" calcext:value-type="float">
            <text:p>0.05256</text:p>
          </table:table-cell>
          <table:table-cell table:formula="of:=AVERAGE([.E4:.E8])" office:value-type="float" office:value="0.10754" calcext:value-type="float">
            <text:p>0.10754</text:p>
          </table:table-cell>
          <table:table-cell table:style-name="ce1" table:formula="of:=AVERAGE([.F4:.F8])" office:value-type="float" office:value="0.21944" calcext:value-type="float">
            <text:p>0.21944</text:p>
          </table:table-cell>
          <table:table-cell table:style-name="ce1" table:formula="of:=AVERAGE([.G4:.G8])" office:value-type="float" office:value="0.43322" calcext:value-type="float">
            <text:p>0.43322</text:p>
          </table:table-cell>
          <table:table-cell table:style-name="ce1" table:formula="of:=AVERAGE([.H4:.H8])" office:value-type="float" office:value="0.84466" calcext:value-type="float">
            <text:p>0.84466</text:p>
          </table:table-cell>
          <table:table-cell table:style-name="ce1" table:formula="of:=AVERAGE([.I4:.I8])" office:value-type="float" office:value="1.6716" calcext:value-type="float">
            <text:p>1.6716</text:p>
          </table:table-cell>
          <table:table-cell table:style-name="ce1" table:formula="of:=AVERAGE([.J4:.J8])" office:value-type="float" office:value="3.362" calcext:value-type="float">
            <text:p>3.362</text:p>
          </table:table-cell>
          <table:table-cell table:style-name="ce1" table:formula="of:=AVERAGE([.K4:.K8])" office:value-type="float" office:value="6.7182" calcext:value-type="float">
            <text:p>6.7182</text:p>
          </table:table-cell>
          <table:table-cell table:style-name="ce1" table:formula="of:=AVERAGE([.L4:.L8])" office:value-type="float" office:value="12.772" calcext:value-type="float">
            <text:p>12.772</text:p>
          </table:table-cell>
          <table:table-cell table:style-name="ce1" table:formula="of:=AVERAGE([.M4:.M8])" office:value-type="float" office:value="22.144" calcext:value-type="float">
            <text:p>22.144</text:p>
          </table:table-cell>
          <table:table-cell table:style-name="ce1" table:formula="of:=AVERAGE([.N4:.N8])" office:value-type="float" office:value="37.604" calcext:value-type="float">
            <text:p>37.604</text:p>
          </table:table-cell>
          <table:table-cell table:style-name="ce1" table:formula="of:=AVERAGE([.O4:.O8])" office:value-type="float" office:value="58.58" calcext:value-type="float">
            <text:p>58.58</text:p>
          </table:table-cell>
          <table:table-cell table:style-name="ce1" table:formula="of:=AVERAGE([.P4:.P8])" office:value-type="float" office:value="80.422" calcext:value-type="float">
            <text:p>80.422</text:p>
          </table:table-cell>
          <table:table-cell table:style-name="ce1" table:formula="of:=AVERAGE([.Q4:.Q8])" office:value-type="float" office:value="100.528" calcext:value-type="float">
            <text:p>100.528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节点提供者虚</text:p>
            <text:p>拟机接收带宽</text:p>
          </table:table-cell>
          <table:table-cell table:style-name="ce5" office:value-type="float" office:value="0.0108" calcext:value-type="float">
            <text:p>0.0108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8186" calcext:value-type="float">
            <text:p>0.8186</text:p>
          </table:table-cell>
          <table:table-cell office:value-type="float" office:value="1.74" calcext:value-type="float">
            <text:p>1.74</text:p>
          </table:table-cell>
          <table:table-cell office:value-type="float" office:value="3.437" calcext:value-type="float">
            <text:p>3.437</text:p>
          </table:table-cell>
          <table:table-cell office:value-type="float" office:value="6.528" calcext:value-type="float">
            <text:p>6.528</text:p>
          </table:table-cell>
          <table:table-cell office:value-type="float" office:value="13.18" calcext:value-type="float">
            <text:p>13.18</text:p>
          </table:table-cell>
          <table:table-cell office:value-type="float" office:value="2.25" calcext:value-type="float">
            <text:p>2.25</text:p>
          </table:table-cell>
          <table:table-cell office:value-type="float" office:value="1.905" calcext:value-type="float">
            <text:p>1.905</text:p>
          </table:table-cell>
          <table:table-cell office:value-type="float" office:value="0.5936" calcext:value-type="float">
            <text:p>0.5936</text:p>
          </table:table-cell>
          <table:table-cell office:value-type="float" office:value="1.247" calcext:value-type="float">
            <text:p>1.247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covered-table-cell/>
          <table:table-cell table:style-name="ce4" office:value-type="float" office:value="0.0112" calcext:value-type="float">
            <text:p>0.011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829" calcext:value-type="float">
            <text:p>0.829</text:p>
          </table:table-cell>
          <table:table-cell office:value-type="float" office:value="1.724" calcext:value-type="float">
            <text:p>1.724</text:p>
          </table:table-cell>
          <table:table-cell office:value-type="float" office:value="3.403" calcext:value-type="float">
            <text:p>3.403</text:p>
          </table:table-cell>
          <table:table-cell office:value-type="float" office:value="6.844" calcext:value-type="float">
            <text:p>6.844</text:p>
          </table:table-cell>
          <table:table-cell office:value-type="float" office:value="13.01" calcext:value-type="float">
            <text:p>13.01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68" calcext:value-type="float">
            <text:p>0.4768</text:p>
          </table:table-cell>
          <table:table-cell office:value-type="float" office:value="1.222" calcext:value-type="float">
            <text:p>1.222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covered-table-cell/>
          <table:table-cell table:style-name="ce4" office:value-type="float" office:value="0.0123" calcext:value-type="float">
            <text:p>0.0123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7189" calcext:value-type="float">
            <text:p>0.7189</text:p>
          </table:table-cell>
          <table:table-cell office:value-type="float" office:value="1.698" calcext:value-type="float">
            <text:p>1.698</text:p>
          </table:table-cell>
          <table:table-cell office:value-type="float" office:value="3.269" calcext:value-type="float">
            <text:p>3.269</text:p>
          </table:table-cell>
          <table:table-cell office:value-type="float" office:value="6.683" calcext:value-type="float">
            <text:p>6.683</text:p>
          </table:table-cell>
          <table:table-cell office:value-type="float" office:value="8.925" calcext:value-type="float">
            <text:p>8.925</text:p>
          </table:table-cell>
          <table:table-cell office:value-type="float" office:value="1.602" calcext:value-type="float">
            <text:p>1.602</text:p>
          </table:table-cell>
          <table:table-cell office:value-type="float" office:value="5.677" calcext:value-type="float">
            <text:p>5.677</text:p>
          </table:table-cell>
          <table:table-cell office:value-type="float" office:value="1.314" calcext:value-type="float">
            <text:p>1.314</text:p>
          </table:table-cell>
          <table:table-cell office:value-type="float" office:value="1.196" calcext:value-type="float">
            <text:p>1.196</text:p>
          </table:table-cell>
          <table:table-cell office:value-type="float" office:value="2.559" calcext:value-type="float">
            <text:p>2.559</text:p>
          </table:table-cell>
        </table:table-row>
        <table:table-row table:style-name="ro1">
          <table:covered-table-cell/>
          <table:table-cell table:style-name="ce4" office:value-type="float" office:value="0.0127" calcext:value-type="float">
            <text:p>0.0127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81" calcext:value-type="float">
            <text:p>0.81</text:p>
          </table:table-cell>
          <table:table-cell office:value-type="float" office:value="1.3" calcext:value-type="float">
            <text:p>1.3</text:p>
          </table:table-cell>
          <table:table-cell office:value-type="float" office:value="3.384" calcext:value-type="float">
            <text:p>3.384</text:p>
          </table:table-cell>
          <table:table-cell office:value-type="float" office:value="3.162" calcext:value-type="float">
            <text:p>3.162</text:p>
          </table:table-cell>
          <table:table-cell office:value-type="float" office:value="12.15" calcext:value-type="float">
            <text:p>12.15</text:p>
          </table:table-cell>
          <table:table-cell office:value-type="float" office:value="0.8293" calcext:value-type="float">
            <text:p>0.8293</text:p>
          </table:table-cell>
          <table:table-cell office:value-type="float" office:value="2.096" calcext:value-type="float">
            <text:p>2.096</text:p>
          </table:table-cell>
          <table:table-cell office:value-type="float" office:value="0.6225" calcext:value-type="float">
            <text:p>0.6225</text:p>
          </table:table-cell>
          <table:table-cell office:value-type="float" office:value="1.294" calcext:value-type="float">
            <text:p>1.294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covered-table-cell/>
          <table:table-cell table:style-name="ce4" office:value-type="float" office:value="0.0126" calcext:value-type="float">
            <text:p>0.0126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59" calcext:value-type="float">
            <text:p>0.5459</text:p>
          </table:table-cell>
          <table:table-cell office:value-type="float" office:value="1.549" calcext:value-type="float">
            <text:p>1.549</text:p>
          </table:table-cell>
          <table:table-cell office:value-type="float" office:value="3.316" calcext:value-type="float">
            <text:p>3.316</text:p>
          </table:table-cell>
          <table:table-cell office:value-type="float" office:value="5.888" calcext:value-type="float">
            <text:p>5.888</text:p>
          </table:table-cell>
          <table:table-cell office:value-type="float" office:value="11.91" calcext:value-type="float">
            <text:p>11.91</text:p>
          </table:table-cell>
          <table:table-cell office:value-type="float" office:value="3.013" calcext:value-type="float">
            <text:p>3.013</text:p>
          </table:table-cell>
          <table:table-cell office:value-type="float" office:value="17.62" calcext:value-type="float">
            <text:p>17.62</text:p>
          </table:table-cell>
          <table:table-cell office:value-type="float" office:value="10.53" calcext:value-type="float">
            <text:p>10.53</text:p>
          </table:table-cell>
          <table:table-cell office:value-type="float" office:value="10.99" calcext:value-type="float">
            <text:p>10.99</text:p>
          </table:table-cell>
          <table:table-cell office:value-type="float" office:value="9.162" calcext:value-type="float">
            <text:p>9.16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0.01192" calcext:value-type="float">
            <text:p>0.01192</text:p>
          </table:table-cell>
          <table:table-cell table:style-name="ce1" table:formula="of:=AVERAGE([.C13:.C17])" office:value-type="float" office:value="0.0246" calcext:value-type="float">
            <text:p>0.0246</text:p>
          </table:table-cell>
          <table:table-cell table:style-name="ce1" table:formula="of:=AVERAGE([.D13:.D17])" office:value-type="float" office:value="0.05188" calcext:value-type="float">
            <text:p>0.05188</text:p>
          </table:table-cell>
          <table:table-cell table:formula="of:=AVERAGE([.E13:.E17])" office:value-type="float" office:value="0.0909" calcext:value-type="float">
            <text:p>0.0909</text:p>
          </table:table-cell>
          <table:table-cell table:formula="of:=AVERAGE([.F13:.F17])" office:value-type="float" office:value="0.19478" calcext:value-type="float">
            <text:p>0.19478</text:p>
          </table:table-cell>
          <table:table-cell table:formula="of:=AVERAGE([.G13:.G17])" office:value-type="float" office:value="0.37334" calcext:value-type="float">
            <text:p>0.37334</text:p>
          </table:table-cell>
          <table:table-cell table:formula="of:=AVERAGE([.H13:.H17])" office:value-type="float" office:value="0.74448" calcext:value-type="float">
            <text:p>0.74448</text:p>
          </table:table-cell>
          <table:table-cell table:formula="of:=AVERAGE([.I13:.I17])" office:value-type="float" office:value="1.6022" calcext:value-type="float">
            <text:p>1.6022</text:p>
          </table:table-cell>
          <table:table-cell table:formula="of:=AVERAGE([.J13:.J17])" office:value-type="float" office:value="3.3618" calcext:value-type="float">
            <text:p>3.3618</text:p>
          </table:table-cell>
          <table:table-cell table:formula="of:=AVERAGE([.K13:.K17])" office:value-type="float" office:value="5.821" calcext:value-type="float">
            <text:p>5.821</text:p>
          </table:table-cell>
          <table:table-cell table:formula="of:=AVERAGE([.L13:.L17])" office:value-type="float" office:value="11.835" calcext:value-type="float">
            <text:p>11.835</text:p>
          </table:table-cell>
          <table:table-cell table:formula="of:=AVERAGE([.M13:.M17])" office:value-type="float" office:value="1.58368" calcext:value-type="float">
            <text:p>1.58368</text:p>
          </table:table-cell>
          <table:table-cell table:formula="of:=AVERAGE([.N13:.N17])" office:value-type="float" office:value="5.5624" calcext:value-type="float">
            <text:p>5.5624</text:p>
          </table:table-cell>
          <table:table-cell table:formula="of:=AVERAGE([.O13:.O17])" office:value-type="float" office:value="2.70738" calcext:value-type="float">
            <text:p>2.70738</text:p>
          </table:table-cell>
          <table:table-cell table:formula="of:=AVERAGE([.P13:.P17])" office:value-type="float" office:value="3.1898" calcext:value-type="float">
            <text:p>3.1898</text:p>
          </table:table-cell>
          <table:table-cell table:formula="of:=AVERAGE([.Q13:.Q17])" office:value-type="float" office:value="3.8724" calcext:value-type="float">
            <text:p>3.872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节点提供者虚</text:p>
            <text:p>拟机延迟</text:p>
          </table:table-cell>
          <table:table-cell table:style-name="ce4" office:value-type="float" office:value="230.63" calcext:value-type="float">
            <text:p>230.63</text:p>
          </table:table-cell>
          <table:table-cell office:value-type="float" office:value="243.93" calcext:value-type="float">
            <text:p>243.93</text:p>
          </table:table-cell>
          <table:table-cell office:value-type="float" office:value="232.8" calcext:value-type="float">
            <text:p>232.8</text:p>
          </table:table-cell>
          <table:table-cell office:value-type="float" office:value="238.86" calcext:value-type="float">
            <text:p>238.86</text:p>
          </table:table-cell>
          <table:table-cell office:value-type="float" office:value="235.16" calcext:value-type="float">
            <text:p>235.16</text:p>
          </table:table-cell>
          <table:table-cell office:value-type="float" office:value="244.53" calcext:value-type="float">
            <text:p>244.53</text:p>
          </table:table-cell>
          <table:table-cell office:value-type="float" office:value="237.84" calcext:value-type="float">
            <text:p>237.84</text:p>
          </table:table-cell>
          <table:table-cell office:value-type="float" office:value="235.54" calcext:value-type="float">
            <text:p>235.54</text:p>
          </table:table-cell>
          <table:table-cell office:value-type="float" office:value="243.87" calcext:value-type="float">
            <text:p>243.87</text:p>
          </table:table-cell>
          <table:table-cell office:value-type="float" office:value="251.29" calcext:value-type="float">
            <text:p>251.29</text:p>
          </table:table-cell>
          <table:table-cell office:value-type="float" office:value="251.54" calcext:value-type="float">
            <text:p>251.54</text:p>
          </table:table-cell>
          <table:table-cell office:value-type="float" office:value="334.84" calcext:value-type="float">
            <text:p>334.84</text:p>
          </table:table-cell>
          <table:table-cell office:value-type="float" office:value="378.72" calcext:value-type="float">
            <text:p>378.72</text:p>
          </table:table-cell>
          <table:table-cell office:value-type="float" office:value="474.27" calcext:value-type="float">
            <text:p>474.27</text:p>
          </table:table-cell>
          <table:table-cell office:value-type="float" office:value="651.68" calcext:value-type="float">
            <text:p>651.68</text:p>
          </table:table-cell>
          <table:table-cell office:value-type="float" office:value="985.22" calcext:value-type="float">
            <text:p>985.22</text:p>
          </table:table-cell>
        </table:table-row>
        <table:table-row table:style-name="ro1">
          <table:covered-table-cell/>
          <table:table-cell table:style-name="ce4" office:value-type="float" office:value="244.77" calcext:value-type="float">
            <text:p>244.77</text:p>
          </table:table-cell>
          <table:table-cell office:value-type="float" office:value="237.5" calcext:value-type="float">
            <text:p>237.5</text:p>
          </table:table-cell>
          <table:table-cell office:value-type="float" office:value="253.18" calcext:value-type="float">
            <text:p>253.18</text:p>
          </table:table-cell>
          <table:table-cell office:value-type="float" office:value="260.59" calcext:value-type="float">
            <text:p>260.59</text:p>
          </table:table-cell>
          <table:table-cell office:value-type="float" office:value="240.93" calcext:value-type="float">
            <text:p>240.93</text:p>
          </table:table-cell>
          <table:table-cell office:value-type="float" office:value="228.28" calcext:value-type="float">
            <text:p>228.28</text:p>
          </table:table-cell>
          <table:table-cell office:value-type="float" office:value="239.49" calcext:value-type="float">
            <text:p>239.49</text:p>
          </table:table-cell>
          <table:table-cell office:value-type="float" office:value="226.83" calcext:value-type="float">
            <text:p>226.83</text:p>
          </table:table-cell>
          <table:table-cell office:value-type="float" office:value="241.69" calcext:value-type="float">
            <text:p>241.69</text:p>
          </table:table-cell>
          <table:table-cell office:value-type="float" office:value="242.16" calcext:value-type="float">
            <text:p>242.16</text:p>
          </table:table-cell>
          <table:table-cell office:value-type="float" office:value="258.63" calcext:value-type="float">
            <text:p>258.63</text:p>
          </table:table-cell>
          <table:table-cell office:value-type="float" office:value="337.78" calcext:value-type="float">
            <text:p>337.78</text:p>
          </table:table-cell>
          <table:table-cell office:value-type="float" office:value="395.96" calcext:value-type="float">
            <text:p>395.96</text:p>
          </table:table-cell>
          <table:table-cell office:value-type="float" office:value="467.84" calcext:value-type="float">
            <text:p>467.84</text:p>
          </table:table-cell>
          <table:table-cell office:value-type="float" office:value="654.24" calcext:value-type="float">
            <text:p>654.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covered-table-cell/>
          <table:table-cell table:style-name="ce4" office:value-type="float" office:value="250.6" calcext:value-type="float">
            <text:p>250.6</text:p>
          </table:table-cell>
          <table:table-cell office:value-type="float" office:value="249.1" calcext:value-type="float">
            <text:p>249.1</text:p>
          </table:table-cell>
          <table:table-cell office:value-type="float" office:value="247.81" calcext:value-type="float">
            <text:p>247.81</text:p>
          </table:table-cell>
          <table:table-cell office:value-type="float" office:value="237.9" calcext:value-type="float">
            <text:p>237.9</text:p>
          </table:table-cell>
          <table:table-cell office:value-type="float" office:value="231.45" calcext:value-type="float">
            <text:p>231.45</text:p>
          </table:table-cell>
          <table:table-cell office:value-type="float" office:value="226.07" calcext:value-type="float">
            <text:p>226.07</text:p>
          </table:table-cell>
          <table:table-cell office:value-type="float" office:value="246.34" calcext:value-type="float">
            <text:p>246.34</text:p>
          </table:table-cell>
          <table:table-cell office:value-type="float" office:value="245.31" calcext:value-type="float">
            <text:p>245.31</text:p>
          </table:table-cell>
          <table:table-cell office:value-type="float" office:value="241.81" calcext:value-type="float">
            <text:p>241.81</text:p>
          </table:table-cell>
          <table:table-cell office:value-type="float" office:value="242.28" calcext:value-type="float">
            <text:p>242.28</text:p>
          </table:table-cell>
          <table:table-cell office:value-type="float" office:value="269.29" calcext:value-type="float">
            <text:p>269.29</text:p>
          </table:table-cell>
          <table:table-cell office:value-type="float" office:value="338.75" calcext:value-type="float">
            <text:p>338.75</text:p>
          </table:table-cell>
          <table:table-cell office:value-type="float" office:value="395.8" calcext:value-type="float">
            <text:p>395.8</text:p>
          </table:table-cell>
          <table:table-cell office:value-type="float" office:value="516.66" calcext:value-type="float">
            <text:p>516.66</text:p>
          </table:table-cell>
          <table:table-cell office:value-type="float" office:value="659.41" calcext:value-type="float">
            <text:p>659.41</text:p>
          </table:table-cell>
          <table:table-cell office:value-type="float" office:value="981.84" calcext:value-type="float">
            <text:p>981.84</text:p>
          </table:table-cell>
        </table:table-row>
        <table:table-row table:style-name="ro1">
          <table:covered-table-cell/>
          <table:table-cell table:style-name="ce5" office:value-type="float" office:value="236.66" calcext:value-type="float">
            <text:p>236.66</text:p>
          </table:table-cell>
          <table:table-cell office:value-type="float" office:value="232.86" calcext:value-type="float">
            <text:p>232.86</text:p>
          </table:table-cell>
          <table:table-cell office:value-type="float" office:value="250.41" calcext:value-type="float">
            <text:p>250.41</text:p>
          </table:table-cell>
          <table:table-cell office:value-type="float" office:value="262.78" calcext:value-type="float">
            <text:p>262.78</text:p>
          </table:table-cell>
          <table:table-cell office:value-type="float" office:value="277.82" calcext:value-type="float">
            <text:p>277.82</text:p>
          </table:table-cell>
          <table:table-cell office:value-type="float" office:value="253.45" calcext:value-type="float">
            <text:p>253.45</text:p>
          </table:table-cell>
          <table:table-cell office:value-type="float" office:value="242.92" calcext:value-type="float">
            <text:p>242.92</text:p>
          </table:table-cell>
          <table:table-cell office:value-type="float" office:value="248.91" calcext:value-type="float">
            <text:p>248.91</text:p>
          </table:table-cell>
          <table:table-cell office:value-type="float" office:value="245.7" calcext:value-type="float">
            <text:p>245.7</text:p>
          </table:table-cell>
          <table:table-cell office:value-type="float" office:value="292.79" calcext:value-type="float">
            <text:p>292.79</text:p>
          </table:table-cell>
          <table:table-cell office:value-type="float" office:value="289.39" calcext:value-type="float">
            <text:p>289.39</text:p>
          </table:table-cell>
          <table:table-cell office:value-type="float" office:value="314.71" calcext:value-type="float">
            <text:p>314.71</text:p>
          </table:table-cell>
          <table:table-cell office:value-type="float" office:value="383.22" calcext:value-type="float">
            <text:p>383.22</text:p>
          </table:table-cell>
          <table:table-cell office:value-type="float" office:value="507.87" calcext:value-type="float">
            <text:p>507.87</text:p>
          </table:table-cell>
          <table:table-cell office:value-type="float" office:value="664.23" calcext:value-type="float">
            <text:p>664.23</text:p>
          </table:table-cell>
          <table:table-cell office:value-type="float" office:value="948.32" calcext:value-type="float">
            <text:p>948.32</text:p>
          </table:table-cell>
        </table:table-row>
        <table:table-row table:style-name="ro1">
          <table:covered-table-cell/>
          <table:table-cell table:style-name="ce4" office:value-type="float" office:value="261.88" calcext:value-type="float">
            <text:p>261.88</text:p>
          </table:table-cell>
          <table:table-cell office:value-type="float" office:value="239.38" calcext:value-type="float">
            <text:p>239.38</text:p>
          </table:table-cell>
          <table:table-cell office:value-type="float" office:value="258.03" calcext:value-type="float">
            <text:p>258.03</text:p>
          </table:table-cell>
          <table:table-cell office:value-type="float" office:value="245.49" calcext:value-type="float">
            <text:p>245.49</text:p>
          </table:table-cell>
          <table:table-cell office:value-type="float" office:value="234.44" calcext:value-type="float">
            <text:p>234.44</text:p>
          </table:table-cell>
          <table:table-cell office:value-type="float" office:value="239.38" calcext:value-type="float">
            <text:p>239.38</text:p>
          </table:table-cell>
          <table:table-cell office:value-type="float" office:value="231.56" calcext:value-type="float">
            <text:p>231.56</text:p>
          </table:table-cell>
          <table:table-cell office:value-type="float" office:value="234.44" calcext:value-type="float">
            <text:p>234.44</text:p>
          </table:table-cell>
          <table:table-cell office:value-type="float" office:value="246.03" calcext:value-type="float">
            <text:p>246.03</text:p>
          </table:table-cell>
          <table:table-cell office:value-type="float" office:value="250.72" calcext:value-type="float">
            <text:p>250.72</text:p>
          </table:table-cell>
          <table:table-cell office:value-type="float" office:value="255.66" calcext:value-type="float">
            <text:p>255.66</text:p>
          </table:table-cell>
          <table:table-cell office:value-type="float" office:value="341.41" calcext:value-type="float">
            <text:p>341.41</text:p>
          </table:table-cell>
          <table:table-cell office:value-type="float" office:value="381.02" calcext:value-type="float">
            <text:p>381.02</text:p>
          </table:table-cell>
          <table:table-cell office:value-type="float" office:value="528.4" calcext:value-type="float">
            <text:p>528.4</text:p>
          </table:table-cell>
          <table:table-cell office:value-type="float" office:value="900.09" calcext:value-type="float">
            <text:p>900.0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44.908" calcext:value-type="float">
            <text:p>244.908</text:p>
          </table:table-cell>
          <table:table-cell table:formula="of:=AVERAGE([.C21:.C25])" office:value-type="float" office:value="240.554" calcext:value-type="float">
            <text:p>240.554</text:p>
          </table:table-cell>
          <table:table-cell table:formula="of:=AVERAGE([.D21:.D25])" office:value-type="float" office:value="248.446" calcext:value-type="float">
            <text:p>248.446</text:p>
          </table:table-cell>
          <table:table-cell table:formula="of:=AVERAGE([.E21:.E25])" office:value-type="float" office:value="249.124" calcext:value-type="float">
            <text:p>249.124</text:p>
          </table:table-cell>
          <table:table-cell table:formula="of:=AVERAGE([.F21:.F25])" office:value-type="float" office:value="243.96" calcext:value-type="float">
            <text:p>243.96</text:p>
          </table:table-cell>
          <table:table-cell table:formula="of:=AVERAGE([.G21:.G25])" office:value-type="float" office:value="238.342" calcext:value-type="float">
            <text:p>238.342</text:p>
          </table:table-cell>
          <table:table-cell table:formula="of:=AVERAGE([.H21:.H25])" office:value-type="float" office:value="239.63" calcext:value-type="float">
            <text:p>239.63</text:p>
          </table:table-cell>
          <table:table-cell table:formula="of:=AVERAGE([.I21:.I25])" office:value-type="float" office:value="238.206" calcext:value-type="float">
            <text:p>238.206</text:p>
          </table:table-cell>
          <table:table-cell table:formula="of:=AVERAGE([.J21:.J25])" office:value-type="float" office:value="243.82" calcext:value-type="float">
            <text:p>243.82</text:p>
          </table:table-cell>
          <table:table-cell table:formula="of:=AVERAGE([.K21:.K25])" office:value-type="float" office:value="255.848" calcext:value-type="float">
            <text:p>255.848</text:p>
          </table:table-cell>
          <table:table-cell table:formula="of:=AVERAGE([.L21:.L25])" office:value-type="float" office:value="264.902" calcext:value-type="float">
            <text:p>264.902</text:p>
          </table:table-cell>
          <table:table-cell table:formula="of:=AVERAGE([.M21:.M25])" office:value-type="float" office:value="333.498" calcext:value-type="float">
            <text:p>333.498</text:p>
          </table:table-cell>
          <table:table-cell table:formula="of:=AVERAGE([.N21:.N25])" office:value-type="float" office:value="386.944" calcext:value-type="float">
            <text:p>386.944</text:p>
          </table:table-cell>
          <table:table-cell table:formula="of:=AVERAGE([.O21:.O25])" office:value-type="float" office:value="499.008" calcext:value-type="float">
            <text:p>499.008</text:p>
          </table:table-cell>
          <table:table-cell table:formula="of:=AVERAGE([.P21:.P25])" office:value-type="float" office:value="705.93" calcext:value-type="float">
            <text:p>705.93</text:p>
          </table:table-cell>
          <table:table-cell table:formula="of:=AVERAGE([.Q21:.Q25])" office:value-type="float" office:value="1112.476" calcext:value-type="float">
            <text:p>1112.4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租户不同节点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节点提供者虚</text:p>
            <text:p>拟机发送带宽</text:p>
          </table:table-cell>
          <table:table-cell table:style-name="ce4" office:value-type="float" office:value="0.014373" calcext:value-type="float">
            <text:p>0.014373</text:p>
          </table:table-cell>
          <table:table-cell office:value-type="float" office:value="0.029049" calcext:value-type="float">
            <text:p>0.029049</text:p>
          </table:table-cell>
          <table:table-cell office:value-type="float" office:value="0.058918" calcext:value-type="float">
            <text:p>0.058918</text:p>
          </table:table-cell>
          <table:table-cell office:value-type="float" office:value="0.11906" calcext:value-type="float">
            <text:p>0.11906</text:p>
          </table:table-cell>
          <table:table-cell office:value-type="float" office:value="0.23442" calcext:value-type="float">
            <text:p>0.23442</text:p>
          </table:table-cell>
          <table:table-cell office:value-type="float" office:value="0.46181" calcext:value-type="float">
            <text:p>0.46181</text:p>
          </table:table-cell>
          <table:table-cell office:value-type="float" office:value="0.96301" calcext:value-type="float">
            <text:p>0.96301</text:p>
          </table:table-cell>
          <table:table-cell office:value-type="float" office:value="1.8658" calcext:value-type="float">
            <text:p>1.8658</text:p>
          </table:table-cell>
          <table:table-cell office:value-type="float" office:value="3.7542" calcext:value-type="float">
            <text:p>3.7542</text:p>
          </table:table-cell>
          <table:table-cell office:value-type="float" office:value="6.9778" calcext:value-type="float">
            <text:p>6.9778</text:p>
          </table:table-cell>
          <table:table-cell office:value-type="float" office:value="14.386" calcext:value-type="float">
            <text:p>14.386</text:p>
          </table:table-cell>
          <table:table-cell office:value-type="float" office:value="24.378" calcext:value-type="float">
            <text:p>24.378</text:p>
          </table:table-cell>
          <table:table-cell office:value-type="float" office:value="42.775" calcext:value-type="float">
            <text:p>42.775</text:p>
          </table:table-cell>
          <table:table-cell office:value-type="float" office:value="67.31" calcext:value-type="float">
            <text:p>67.31</text:p>
          </table:table-cell>
          <table:table-cell office:value-type="float" office:value="94.364" calcext:value-type="float">
            <text:p>94.364</text:p>
          </table:table-cell>
          <table:table-cell office:value-type="float" office:value="134.89" calcext:value-type="float">
            <text:p>134.89</text:p>
          </table:table-cell>
        </table:table-row>
        <table:table-row table:style-name="ro1">
          <table:covered-table-cell/>
          <table:table-cell table:style-name="ce4" office:value-type="float" office:value="0.015137" calcext:value-type="float">
            <text:p>0.015137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061038" calcext:value-type="float">
            <text:p>0.061038</text:p>
          </table:table-cell>
          <table:table-cell office:value-type="float" office:value="0.12012" calcext:value-type="float">
            <text:p>0.12012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48232" calcext:value-type="float">
            <text:p>0.48232</text:p>
          </table:table-cell>
          <table:table-cell office:value-type="float" office:value="0.95075" calcext:value-type="float">
            <text:p>0.95075</text:p>
          </table:table-cell>
          <table:table-cell office:value-type="float" office:value="1.9244" calcext:value-type="float">
            <text:p>1.9244</text:p>
          </table:table-cell>
          <table:table-cell office:value-type="float" office:value="3.7952" calcext:value-type="float">
            <text:p>3.7952</text:p>
          </table:table-cell>
          <table:table-cell office:value-type="float" office:value="7.2154" calcext:value-type="float">
            <text:p>7.2154</text:p>
          </table:table-cell>
          <table:table-cell office:value-type="float" office:value="13.869" calcext:value-type="float">
            <text:p>13.869</text:p>
          </table:table-cell>
          <table:table-cell office:value-type="float" office:value="24.417" calcext:value-type="float">
            <text:p>24.417</text:p>
          </table:table-cell>
          <table:table-cell office:value-type="float" office:value="42.56" calcext:value-type="float">
            <text:p>42.56</text:p>
          </table:table-cell>
          <table:table-cell office:value-type="float" office:value="68.833" calcext:value-type="float">
            <text:p>68.833</text:p>
          </table:table-cell>
          <table:table-cell office:value-type="float" office:value="93.643" calcext:value-type="float">
            <text:p>93.643</text:p>
          </table:table-cell>
          <table:table-cell office:value-type="float" office:value="128.97" calcext:value-type="float">
            <text:p>128.97</text:p>
          </table:table-cell>
        </table:table-row>
        <table:table-row table:style-name="ro1">
          <table:covered-table-cell/>
          <table:table-cell table:style-name="ce4" office:value-type="float" office:value="0.016178" calcext:value-type="float">
            <text:p>0.016178</text:p>
          </table:table-cell>
          <table:table-cell office:value-type="float" office:value="0.030337" calcext:value-type="float">
            <text:p>0.030337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0.24831" calcext:value-type="float">
            <text:p>0.24831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97741" calcext:value-type="float">
            <text:p>0.97741</text:p>
          </table:table-cell>
          <table:table-cell office:value-type="float" office:value="1.9126" calcext:value-type="float">
            <text:p>1.9126</text:p>
          </table:table-cell>
          <table:table-cell office:value-type="float" office:value="4.0229" calcext:value-type="float">
            <text:p>4.0229</text:p>
          </table:table-cell>
          <table:table-cell office:value-type="float" office:value="7.3787" calcext:value-type="float">
            <text:p>7.3787</text:p>
          </table:table-cell>
          <table:table-cell office:value-type="float" office:value="14.567" calcext:value-type="float">
            <text:p>14.567</text:p>
          </table:table-cell>
          <table:table-cell office:value-type="float" office:value="25.736" calcext:value-type="float">
            <text:p>25.736</text:p>
          </table:table-cell>
          <table:table-cell office:value-type="float" office:value="44.229" calcext:value-type="float">
            <text:p>44.229</text:p>
          </table:table-cell>
          <table:table-cell office:value-type="float" office:value="68.415" calcext:value-type="float">
            <text:p>68.415</text:p>
          </table:table-cell>
          <table:table-cell office:value-type="float" office:value="102.38" calcext:value-type="float">
            <text:p>102.38</text:p>
          </table:table-cell>
          <table:table-cell office:value-type="float" office:value="134.02" calcext:value-type="float">
            <text:p>134.02</text:p>
          </table:table-cell>
        </table:table-row>
        <table:table-row table:style-name="ro1">
          <table:covered-table-cell/>
          <table:table-cell table:style-name="ce4" office:value-type="float" office:value="0.015294" calcext:value-type="float">
            <text:p>0.015294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059736" calcext:value-type="float">
            <text:p>0.059736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0.24136" calcext:value-type="float">
            <text:p>0.24136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98099" calcext:value-type="float">
            <text:p>0.98099</text:p>
          </table:table-cell>
          <table:table-cell office:value-type="float" office:value="1.9843" calcext:value-type="float">
            <text:p>1.9843</text:p>
          </table:table-cell>
          <table:table-cell office:value-type="float" office:value="3.6584" calcext:value-type="float">
            <text:p>3.6584</text:p>
          </table:table-cell>
          <table:table-cell office:value-type="float" office:value="7.5482" calcext:value-type="float">
            <text:p>7.5482</text:p>
          </table:table-cell>
          <table:table-cell office:value-type="float" office:value="14.628" calcext:value-type="float">
            <text:p>14.628</text:p>
          </table:table-cell>
          <table:table-cell office:value-type="float" office:value="25.649" calcext:value-type="float">
            <text:p>25.649</text:p>
          </table:table-cell>
          <table:table-cell office:value-type="float" office:value="43.788" calcext:value-type="float">
            <text:p>43.788</text:p>
          </table:table-cell>
          <table:table-cell office:value-type="float" office:value="70.902" calcext:value-type="float">
            <text:p>70.902</text:p>
          </table:table-cell>
          <table:table-cell office:value-type="float" office:value="98.468" calcext:value-type="float">
            <text:p>98.468</text:p>
          </table:table-cell>
          <table:table-cell office:value-type="float" office:value="133.56" calcext:value-type="float">
            <text:p>133.56</text:p>
          </table:table-cell>
        </table:table-row>
        <table:table-row table:style-name="ro1">
          <table:covered-table-cell/>
          <table:table-cell table:style-name="ce4" office:value-type="float" office:value="0.014684" calcext:value-type="float">
            <text:p>0.014684</text:p>
          </table:table-cell>
          <table:table-cell office:value-type="float" office:value="0.031118" calcext:value-type="float">
            <text:p>0.031118</text:p>
          </table:table-cell>
          <table:table-cell office:value-type="float" office:value="0.060022" calcext:value-type="float">
            <text:p>0.060022</text:p>
          </table:table-cell>
          <table:table-cell office:value-type="float" office:value="0.12389" calcext:value-type="float">
            <text:p>0.12389</text:p>
          </table:table-cell>
          <table:table-cell office:value-type="float" office:value="0.24323" calcext:value-type="float">
            <text:p>0.24323</text:p>
          </table:table-cell>
          <table:table-cell office:value-type="float" office:value="0.49088" calcext:value-type="float">
            <text:p>0.49088</text:p>
          </table:table-cell>
          <table:table-cell office:value-type="float" office:value="0.94957" calcext:value-type="float">
            <text:p>0.94957</text:p>
          </table:table-cell>
          <table:table-cell office:value-type="float" office:value="1.955" calcext:value-type="float">
            <text:p>1.955</text:p>
          </table:table-cell>
          <table:table-cell office:value-type="float" office:value="3.6659" calcext:value-type="float">
            <text:p>3.6659</text:p>
          </table:table-cell>
          <table:table-cell office:value-type="float" office:value="7.6372" calcext:value-type="float">
            <text:p>7.6372</text:p>
          </table:table-cell>
          <table:table-cell office:value-type="float" office:value="13.961" calcext:value-type="float">
            <text:p>13.961</text:p>
          </table:table-cell>
          <table:table-cell office:value-type="float" office:value="23.833" calcext:value-type="float">
            <text:p>23.833</text:p>
          </table:table-cell>
          <table:table-cell office:value-type="float" office:value="45.4" calcext:value-type="float">
            <text:p>45.4</text:p>
          </table:table-cell>
          <table:table-cell office:value-type="float" office:value="69.46" calcext:value-type="float">
            <text:p>69.46</text:p>
          </table:table-cell>
          <table:table-cell office:value-type="float" office:value="98.198" calcext:value-type="float">
            <text:p>98.198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0.0151332" calcext:value-type="float">
            <text:p>0.0151332</text:p>
          </table:table-cell>
          <table:table-cell table:style-name="ce4" table:formula="of:=AVERAGE( [.C4:.C8])" office:value-type="float" office:value="0.0302818" calcext:value-type="float">
            <text:p>0.0302818</text:p>
          </table:table-cell>
          <table:table-cell table:formula="of:=AVERAGE( [.D4:.D8])" office:value-type="float" office:value="0.0601308" calcext:value-type="float">
            <text:p>0.0601308</text:p>
          </table:table-cell>
          <table:table-cell table:formula="of:=AVERAGE([.E4:.E8])" office:value-type="float" office:value="0.123106" calcext:value-type="float">
            <text:p>0.123106</text:p>
          </table:table-cell>
          <table:table-cell table:style-name="ce1" table:formula="of:=AVERAGE([.F4:.F8])" office:value-type="float" office:value="0.241428" calcext:value-type="float">
            <text:p>0.241428</text:p>
          </table:table-cell>
          <table:table-cell table:style-name="ce1" table:formula="of:=AVERAGE([.G4:.G8])" office:value-type="float" office:value="0.484454" calcext:value-type="float">
            <text:p>0.484454</text:p>
          </table:table-cell>
          <table:table-cell table:style-name="ce1" table:formula="of:=AVERAGE([.H4:.H8])" office:value-type="float" office:value="0.964346" calcext:value-type="float">
            <text:p>0.964346</text:p>
          </table:table-cell>
          <table:table-cell table:style-name="ce1" table:formula="of:=AVERAGE([.I4:.I8])" office:value-type="float" office:value="1.92842" calcext:value-type="float">
            <text:p>1.92842</text:p>
          </table:table-cell>
          <table:table-cell table:style-name="ce1" table:formula="of:=AVERAGE([.J4:.J8])" office:value-type="float" office:value="3.77932" calcext:value-type="float">
            <text:p>3.77932</text:p>
          </table:table-cell>
          <table:table-cell table:style-name="ce1" table:formula="of:=AVERAGE([.K4:.K8])" office:value-type="float" office:value="7.35146" calcext:value-type="float">
            <text:p>7.35146</text:p>
          </table:table-cell>
          <table:table-cell table:style-name="ce1" table:formula="of:=AVERAGE([.L4:.L8])" office:value-type="float" office:value="14.2822" calcext:value-type="float">
            <text:p>14.2822</text:p>
          </table:table-cell>
          <table:table-cell table:style-name="ce1" table:formula="of:=AVERAGE([.M4:.M8])" office:value-type="float" office:value="24.8026" calcext:value-type="float">
            <text:p>24.8026</text:p>
          </table:table-cell>
          <table:table-cell table:style-name="ce1" table:formula="of:=AVERAGE([.N4:.N8])" office:value-type="float" office:value="43.7504" calcext:value-type="float">
            <text:p>43.7504</text:p>
          </table:table-cell>
          <table:table-cell table:style-name="ce1" table:formula="of:=AVERAGE([.O4:.O8])" office:value-type="float" office:value="68.984" calcext:value-type="float">
            <text:p>68.984</text:p>
          </table:table-cell>
          <table:table-cell table:style-name="ce1" table:formula="of:=AVERAGE([.P4:.P8])" office:value-type="float" office:value="97.4106" calcext:value-type="float">
            <text:p>97.4106</text:p>
          </table:table-cell>
          <table:table-cell table:style-name="ce1" table:formula="of:=AVERAGE([.Q4:.Q8])" office:value-type="float" office:value="132.316" calcext:value-type="float">
            <text:p>132.316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节点提供者虚</text:p>
            <text:p>拟机接收带宽</text:p>
          </table:table-cell>
          <table:table-cell table:style-name="ce5" office:value-type="float" office:value="0.012941" calcext:value-type="float">
            <text:p>0.012941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56.422" calcext:value-type="float">
            <text:p>56.422</text:p>
          </table:table-cell>
          <table:table-cell office:value-type="float" office:value="111.83" calcext:value-type="float">
            <text:p>111.83</text:p>
          </table:table-cell>
          <table:table-cell office:value-type="float" office:value="109.62" calcext:value-type="float">
            <text:p>109.62</text:p>
          </table:table-cell>
          <table:table-cell office:value-type="float" office:value="461.82" calcext:value-type="float">
            <text:p>461.82</text:p>
          </table:table-cell>
          <table:table-cell office:value-type="float" office:value="962.85" calcext:value-type="float">
            <text:p>962.85</text:p>
          </table:table-cell>
          <table:table-cell office:value-type="float" office:value="1.5855" calcext:value-type="float">
            <text:p>1.5855</text:p>
          </table:table-cell>
          <table:table-cell office:value-type="float" office:value="3.4291" calcext:value-type="float">
            <text:p>3.4291</text:p>
          </table:table-cell>
          <table:table-cell office:value-type="float" office:value="6.9745" calcext:value-type="float">
            <text:p>6.9745</text:p>
          </table:table-cell>
          <table:table-cell office:value-type="float" office:value="13.897" calcext:value-type="float">
            <text:p>13.897</text:p>
          </table:table-cell>
          <table:table-cell office:value-type="float" office:value="5.078" calcext:value-type="float">
            <text:p>5.078</text:p>
          </table:table-cell>
          <table:table-cell office:value-type="float" office:value="3.4017" calcext:value-type="float">
            <text:p>3.4017</text:p>
          </table:table-cell>
          <table:table-cell office:value-type="float" office:value="626.69" calcext:value-type="float">
            <text:p>626.69</text:p>
          </table:table-cell>
          <table:table-cell office:value-type="float" office:value="1.3205" calcext:value-type="float">
            <text:p>1.3205</text:p>
          </table:table-cell>
          <table:table-cell office:value-type="float" office:value="2.6957" calcext:value-type="float">
            <text:p>2.6957</text:p>
          </table:table-cell>
        </table:table-row>
        <table:table-row table:style-name="ro1">
          <table:covered-table-cell/>
          <table:table-cell table:style-name="ce4" office:value-type="float" office:value="0.015137" calcext:value-type="float">
            <text:p>0.015137</text:p>
          </table:table-cell>
          <table:table-cell office:value-type="float" office:value="0.029882" calcext:value-type="float">
            <text:p>0.029882</text:p>
          </table:table-cell>
          <table:table-cell office:value-type="float" office:value="61.038" calcext:value-type="float">
            <text:p>61.038</text:p>
          </table:table-cell>
          <table:table-cell office:value-type="float" office:value="120.12" calcext:value-type="float">
            <text:p>120.12</text:p>
          </table:table-cell>
          <table:table-cell office:value-type="float" office:value="204.49" calcext:value-type="float">
            <text:p>204.49</text:p>
          </table:table-cell>
          <table:table-cell office:value-type="float" office:value="482.32" calcext:value-type="float">
            <text:p>482.32</text:p>
          </table:table-cell>
          <table:table-cell office:value-type="float" office:value="793.86" calcext:value-type="float">
            <text:p>793.86</text:p>
          </table:table-cell>
          <table:table-cell office:value-type="float" office:value="1.9244" calcext:value-type="float">
            <text:p>1.9244</text:p>
          </table:table-cell>
          <table:table-cell office:value-type="float" office:value="3.7341" calcext:value-type="float">
            <text:p>3.7341</text:p>
          </table:table-cell>
          <table:table-cell office:value-type="float" office:value="7.2154" calcext:value-type="float">
            <text:p>7.2154</text:p>
          </table:table-cell>
          <table:table-cell office:value-type="float" office:value="13.853" calcext:value-type="float">
            <text:p>13.853</text:p>
          </table:table-cell>
          <table:table-cell office:value-type="float" office:value="4.9132" calcext:value-type="float">
            <text:p>4.9132</text:p>
          </table:table-cell>
          <table:table-cell office:value-type="float" office:value="2.4067" calcext:value-type="float">
            <text:p>2.4067</text:p>
          </table:table-cell>
          <table:table-cell office:value-type="float" office:value="610.3" calcext:value-type="float">
            <text:p>610.3</text:p>
          </table:table-cell>
          <table:table-cell office:value-type="float" office:value="1.345" calcext:value-type="float">
            <text:p>1.345</text:p>
          </table:table-cell>
          <table:table-cell office:value-type="float" office:value="2.7551" calcext:value-type="float">
            <text:p>2.7551</text:p>
          </table:table-cell>
        </table:table-row>
        <table:table-row table:style-name="ro1">
          <table:covered-table-cell/>
          <table:table-cell table:style-name="ce4" office:value-type="float" office:value="0.016092" calcext:value-type="float">
            <text:p>0.016092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60.912" calcext:value-type="float">
            <text:p>60.912</text:p>
          </table:table-cell>
          <table:table-cell office:value-type="float" office:value="87.077" calcext:value-type="float">
            <text:p>87.077</text:p>
          </table:table-cell>
          <table:table-cell office:value-type="float" office:value="181.9" calcext:value-type="float">
            <text:p>181.9</text:p>
          </table:table-cell>
          <table:table-cell office:value-type="float" office:value="482.32" calcext:value-type="float">
            <text:p>482.32</text:p>
          </table:table-cell>
          <table:table-cell office:value-type="float" office:value="977.41" calcext:value-type="float">
            <text:p>977.41</text:p>
          </table:table-cell>
          <table:table-cell office:value-type="float" office:value="1.9127" calcext:value-type="float">
            <text:p>1.9127</text:p>
          </table:table-cell>
          <table:table-cell office:value-type="float" office:value="3.8824" calcext:value-type="float">
            <text:p>3.8824</text:p>
          </table:table-cell>
          <table:table-cell office:value-type="float" office:value="7.3789" calcext:value-type="float">
            <text:p>7.3789</text:p>
          </table:table-cell>
          <table:table-cell office:value-type="float" office:value="13.538" calcext:value-type="float">
            <text:p>13.538</text:p>
          </table:table-cell>
          <table:table-cell office:value-type="float" office:value="0.48845" calcext:value-type="float">
            <text:p>0.48845</text:p>
          </table:table-cell>
          <table:table-cell office:value-type="float" office:value="1.1057" calcext:value-type="float">
            <text:p>1.1057</text:p>
          </table:table-cell>
          <table:table-cell office:value-type="float" office:value="611.34" calcext:value-type="float">
            <text:p>611.34</text:p>
          </table:table-cell>
          <table:table-cell office:value-type="float" office:value="1.2797" calcext:value-type="float">
            <text:p>1.2797</text:p>
          </table:table-cell>
          <table:table-cell office:value-type="float" office:value="2.6542" calcext:value-type="float">
            <text:p>2.6542</text:p>
          </table:table-cell>
        </table:table-row>
        <table:table-row table:style-name="ro1">
          <table:covered-table-cell/>
          <table:table-cell table:style-name="ce4" office:value-type="float" office:value="0.014393" calcext:value-type="float">
            <text:p>0.014393</text:p>
          </table:table-cell>
          <table:table-cell office:value-type="float" office:value="0.022152" calcext:value-type="float">
            <text:p>0.022152</text:p>
          </table:table-cell>
          <table:table-cell office:value-type="float" office:value="57.67" calcext:value-type="float">
            <text:p>57.67</text:p>
          </table:table-cell>
          <table:table-cell office:value-type="float" office:value="127.74" calcext:value-type="float">
            <text:p>127.74</text:p>
          </table:table-cell>
          <table:table-cell office:value-type="float" office:value="241.32" calcext:value-type="float">
            <text:p>241.32</text:p>
          </table:table-cell>
          <table:table-cell office:value-type="float" office:value="504.9" calcext:value-type="float">
            <text:p>504.9</text:p>
          </table:table-cell>
          <table:table-cell office:value-type="float" office:value="980.99" calcext:value-type="float">
            <text:p>980.99</text:p>
          </table:table-cell>
          <table:table-cell office:value-type="float" office:value="1.5824" calcext:value-type="float">
            <text:p>1.5824</text:p>
          </table:table-cell>
          <table:table-cell office:value-type="float" office:value="3.6585" calcext:value-type="float">
            <text:p>3.6585</text:p>
          </table:table-cell>
          <table:table-cell office:value-type="float" office:value="7.2448" calcext:value-type="float">
            <text:p>7.2448</text:p>
          </table:table-cell>
          <table:table-cell office:value-type="float" office:value="14.59" calcext:value-type="float">
            <text:p>14.59</text:p>
          </table:table-cell>
          <table:table-cell office:value-type="float" office:value="2.7402" calcext:value-type="float">
            <text:p>2.7402</text:p>
          </table:table-cell>
          <table:table-cell office:value-type="float" office:value="2.1873" calcext:value-type="float">
            <text:p>2.1873</text:p>
          </table:table-cell>
          <table:table-cell office:value-type="float" office:value="626.69" calcext:value-type="float">
            <text:p>626.69</text:p>
          </table:table-cell>
          <table:table-cell office:value-type="float" office:value="1.3531" calcext:value-type="float">
            <text:p>1.3531</text:p>
          </table:table-cell>
          <table:table-cell office:value-type="float" office:value="2.7034" calcext:value-type="float">
            <text:p>2.7034</text:p>
          </table:table-cell>
        </table:table-row>
        <table:table-row table:style-name="ro1">
          <table:covered-table-cell/>
          <table:table-cell table:style-name="ce4" office:value-type="float" office:value="0.014685" calcext:value-type="float">
            <text:p>0.014685</text:p>
          </table:table-cell>
          <table:table-cell office:value-type="float" office:value="0.031117" calcext:value-type="float">
            <text:p>0.031117</text:p>
          </table:table-cell>
          <table:table-cell office:value-type="float" office:value="60.024" calcext:value-type="float">
            <text:p>60.024</text:p>
          </table:table-cell>
          <table:table-cell office:value-type="float" office:value="123.66" calcext:value-type="float">
            <text:p>123.66</text:p>
          </table:table-cell>
          <table:table-cell office:value-type="float" office:value="235.11" calcext:value-type="float">
            <text:p>235.11</text:p>
          </table:table-cell>
          <table:table-cell office:value-type="float" office:value="490.24" calcext:value-type="float">
            <text:p>490.24</text:p>
          </table:table-cell>
          <table:table-cell office:value-type="float" office:value="949.57" calcext:value-type="float">
            <text:p>949.57</text:p>
          </table:table-cell>
          <table:table-cell office:value-type="float" office:value="1.9442" calcext:value-type="float">
            <text:p>1.9442</text:p>
          </table:table-cell>
          <table:table-cell office:value-type="float" office:value="3.6478" calcext:value-type="float">
            <text:p>3.6478</text:p>
          </table:table-cell>
          <table:table-cell office:value-type="float" office:value="7.5958" calcext:value-type="float">
            <text:p>7.5958</text:p>
          </table:table-cell>
          <table:table-cell office:value-type="float" office:value="13.961" calcext:value-type="float">
            <text:p>13.961</text:p>
          </table:table-cell>
          <table:table-cell office:value-type="float" office:value="5.2326" calcext:value-type="float">
            <text:p>5.2326</text:p>
          </table:table-cell>
          <table:table-cell office:value-type="float" office:value="1.495" calcext:value-type="float">
            <text:p>1.495</text:p>
          </table:table-cell>
          <table:table-cell office:value-type="float" office:value="634.88" calcext:value-type="float">
            <text:p>634.88</text:p>
          </table:table-cell>
          <table:table-cell office:value-type="float" office:value="1.3042" calcext:value-type="float">
            <text:p>1.3042</text:p>
          </table:table-cell>
          <table:table-cell office:value-type="float" office:value="2.6542" calcext:value-type="float">
            <text:p>2.654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0.0146496" calcext:value-type="float">
            <text:p>0.0146496</text:p>
          </table:table-cell>
          <table:table-cell table:style-name="ce1" table:formula="of:=AVERAGE([.C13:.C17])" office:value-type="float" office:value="0.0283058" calcext:value-type="float">
            <text:p>0.0283058</text:p>
          </table:table-cell>
          <table:table-cell table:style-name="ce1" table:formula="of:=AVERAGE([.D13:.D17])" office:value-type="float" office:value="59.2132" calcext:value-type="float">
            <text:p>59.2132</text:p>
          </table:table-cell>
          <table:table-cell table:formula="of:=AVERAGE([.E13:.E17])" office:value-type="float" office:value="114.0854" calcext:value-type="float">
            <text:p>114.0854</text:p>
          </table:table-cell>
          <table:table-cell table:formula="of:=AVERAGE([.F13:.F17])" office:value-type="float" office:value="194.488" calcext:value-type="float">
            <text:p>194.488</text:p>
          </table:table-cell>
          <table:table-cell table:formula="of:=AVERAGE([.G13:.G17])" office:value-type="float" office:value="484.32" calcext:value-type="float">
            <text:p>484.32</text:p>
          </table:table-cell>
          <table:table-cell table:formula="of:=AVERAGE([.H13:.H17])" office:value-type="float" office:value="932.936" calcext:value-type="float">
            <text:p>932.936</text:p>
          </table:table-cell>
          <table:table-cell table:formula="of:=AVERAGE([.I13:.I17])" office:value-type="float" office:value="1.78984" calcext:value-type="float">
            <text:p>1.78984</text:p>
          </table:table-cell>
          <table:table-cell table:formula="of:=AVERAGE([.J13:.J17])" office:value-type="float" office:value="3.67038" calcext:value-type="float">
            <text:p>3.67038</text:p>
          </table:table-cell>
          <table:table-cell table:formula="of:=AVERAGE([.K13:.K17])" office:value-type="float" office:value="7.28188" calcext:value-type="float">
            <text:p>7.28188</text:p>
          </table:table-cell>
          <table:table-cell table:formula="of:=AVERAGE([.L13:.L17])" office:value-type="float" office:value="13.9678" calcext:value-type="float">
            <text:p>13.9678</text:p>
          </table:table-cell>
          <table:table-cell table:formula="of:=AVERAGE([.M13:.M17])" office:value-type="float" office:value="3.69049" calcext:value-type="float">
            <text:p>3.69049</text:p>
          </table:table-cell>
          <table:table-cell table:formula="of:=AVERAGE([.N13:.N17])" office:value-type="float" office:value="2.11928" calcext:value-type="float">
            <text:p>2.11928</text:p>
          </table:table-cell>
          <table:table-cell table:formula="of:=AVERAGE([.O13:.O17])" office:value-type="float" office:value="621.98" calcext:value-type="float">
            <text:p>621.98</text:p>
          </table:table-cell>
          <table:table-cell table:formula="of:=AVERAGE([.P13:.P17])" office:value-type="float" office:value="1.3205" calcext:value-type="float">
            <text:p>1.3205</text:p>
          </table:table-cell>
          <table:table-cell table:formula="of:=AVERAGE([.Q13:.Q17])" office:value-type="float" office:value="2.69252" calcext:value-type="float">
            <text:p>2.69252</text:p>
          </table:table-cell>
        </table:table-row>
        <table:table-row table:style-name="ro1">
          <table:table-cell/>
          <table:table-cell table:style-name="ce4" office:value-type="float" office:value="0.0146496" calcext:value-type="float">
            <text:p>0.0146496</text:p>
          </table:table-cell>
          <table:table-cell office:value-type="float" office:value="0.0283058" calcext:value-type="float">
            <text:p>0.0283058</text:p>
          </table:table-cell>
          <table:table-cell office:value-type="float" office:value="0.0592132" calcext:value-type="float">
            <text:p>0.0592132</text:p>
          </table:table-cell>
          <table:table-cell office:value-type="float" office:value="0.1140854" calcext:value-type="float">
            <text:p>0.1140854</text:p>
          </table:table-cell>
          <table:table-cell office:value-type="float" office:value="0.194488" calcext:value-type="float">
            <text:p>0.194488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0.932936" calcext:value-type="float">
            <text:p>0.932936</text:p>
          </table:table-cell>
          <table:table-cell table:number-columns-repeated="6"/>
          <table:table-cell office:value-type="float" office:value="0.62198" calcext:value-type="float">
            <text:p>0.62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节点提供者虚</text:p>
            <text:p>拟机延迟</text:p>
          </table:table-cell>
          <table:table-cell table:style-name="ce4" office:value-type="float" office:value="292.53" calcext:value-type="float">
            <text:p>292.53</text:p>
          </table:table-cell>
          <table:table-cell office:value-type="float" office:value="288.98" calcext:value-type="float">
            <text:p>288.98</text:p>
          </table:table-cell>
          <table:table-cell office:value-type="float" office:value="279.06" calcext:value-type="float">
            <text:p>279.06</text:p>
          </table:table-cell>
          <table:table-cell office:value-type="float" office:value="286.16" calcext:value-type="float">
            <text:p>286.16</text:p>
          </table:table-cell>
          <table:table-cell office:value-type="float" office:value="277.55" calcext:value-type="float">
            <text:p>277.55</text:p>
          </table:table-cell>
          <table:table-cell office:value-type="float" office:value="285.59" calcext:value-type="float">
            <text:p>285.59</text:p>
          </table:table-cell>
          <table:table-cell office:value-type="float" office:value="288.23" calcext:value-type="float">
            <text:p>288.23</text:p>
          </table:table-cell>
          <table:table-cell office:value-type="float" office:value="309.31" calcext:value-type="float">
            <text:p>309.31</text:p>
          </table:table-cell>
          <table:table-cell office:value-type="float" office:value="288.89" calcext:value-type="float">
            <text:p>288.89</text:p>
          </table:table-cell>
          <table:table-cell office:value-type="float" office:value="329.44" calcext:value-type="float">
            <text:p>329.44</text:p>
          </table:table-cell>
          <table:table-cell office:value-type="float" office:value="344.89" calcext:value-type="float">
            <text:p>344.89</text:p>
          </table:table-cell>
          <table:table-cell office:value-type="float" office:value="442.18" calcext:value-type="float">
            <text:p>442.18</text:p>
          </table:table-cell>
          <table:table-cell office:value-type="float" office:value="518.81" calcext:value-type="float">
            <text:p>518.81</text:p>
          </table:table-cell>
          <table:table-cell office:value-type="float" office:value="594" calcext:value-type="float">
            <text:p>594</text:p>
          </table:table-cell>
          <table:table-cell office:value-type="float" office:value="850.25" calcext:value-type="float">
            <text:p>850.25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covered-table-cell/>
          <table:table-cell table:style-name="ce4" office:value-type="float" office:value="293.82" calcext:value-type="float">
            <text:p>293.82</text:p>
          </table:table-cell>
          <table:table-cell office:value-type="float" office:value="282.05" calcext:value-type="float">
            <text:p>282.05</text:p>
          </table:table-cell>
          <table:table-cell office:value-type="float" office:value="276.82" calcext:value-type="float">
            <text:p>276.82</text:p>
          </table:table-cell>
          <table:table-cell office:value-type="float" office:value="283.09" calcext:value-type="float">
            <text:p>283.09</text:p>
          </table:table-cell>
          <table:table-cell office:value-type="float" office:value="294.68" calcext:value-type="float">
            <text:p>294.68</text:p>
          </table:table-cell>
          <table:table-cell office:value-type="float" office:value="294.51" calcext:value-type="float">
            <text:p>294.51</text:p>
          </table:table-cell>
          <table:table-cell office:value-type="float" office:value="298.11" calcext:value-type="float">
            <text:p>298.11</text:p>
          </table:table-cell>
          <table:table-cell office:value-type="float" office:value="291.33" calcext:value-type="float">
            <text:p>291.33</text:p>
          </table:table-cell>
          <table:table-cell office:value-type="float" office:value="298.82" calcext:value-type="float">
            <text:p>298.82</text:p>
          </table:table-cell>
          <table:table-cell office:value-type="float" office:value="318.93" calcext:value-type="float">
            <text:p>318.93</text:p>
          </table:table-cell>
          <table:table-cell office:value-type="float" office:value="333.72" calcext:value-type="float">
            <text:p>333.72</text:p>
          </table:table-cell>
          <table:table-cell office:value-type="float" office:value="445.73" calcext:value-type="float">
            <text:p>445.73</text:p>
          </table:table-cell>
          <table:table-cell office:value-type="float" office:value="511.38" calcext:value-type="float">
            <text:p>511.38</text:p>
          </table:table-cell>
          <table:table-cell office:value-type="float" office:value="617.09" calcext:value-type="float">
            <text:p>617.09</text:p>
          </table:table-cell>
          <table:table-cell office:value-type="float" office:value="877.35" calcext:value-type="float">
            <text:p>877.35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covered-table-cell/>
          <table:table-cell table:style-name="ce4" office:value-type="float" office:value="290.82" calcext:value-type="float">
            <text:p>290.82</text:p>
          </table:table-cell>
          <table:table-cell office:value-type="float" office:value="290.49" calcext:value-type="float">
            <text:p>290.49</text:p>
          </table:table-cell>
          <table:table-cell office:value-type="float" office:value="283.09" calcext:value-type="float">
            <text:p>283.09</text:p>
          </table:table-cell>
          <table:table-cell office:value-type="float" office:value="288.85" calcext:value-type="float">
            <text:p>288.85</text:p>
          </table:table-cell>
          <table:table-cell office:value-type="float" office:value="289.48" calcext:value-type="float">
            <text:p>289.48</text:p>
          </table:table-cell>
          <table:table-cell office:value-type="float" office:value="288.73" calcext:value-type="float">
            <text:p>288.73</text:p>
          </table:table-cell>
          <table:table-cell office:value-type="float" office:value="295.81" calcext:value-type="float">
            <text:p>295.81</text:p>
          </table:table-cell>
          <table:table-cell office:value-type="float" office:value="301.89" calcext:value-type="float">
            <text:p>301.89</text:p>
          </table:table-cell>
          <table:table-cell office:value-type="float" office:value="306.23" calcext:value-type="float">
            <text:p>306.23</text:p>
          </table:table-cell>
          <table:table-cell office:value-type="float" office:value="321.49" calcext:value-type="float">
            <text:p>321.49</text:p>
          </table:table-cell>
          <table:table-cell office:value-type="float" office:value="339.16" calcext:value-type="float">
            <text:p>339.16</text:p>
          </table:table-cell>
          <table:table-cell office:value-type="float" office:value="453.21" calcext:value-type="float">
            <text:p>453.21</text:p>
          </table:table-cell>
          <table:table-cell office:value-type="float" office:value="528.12" calcext:value-type="float">
            <text:p>528.12</text:p>
          </table:table-cell>
          <table:table-cell office:value-type="float" office:value="616.33" calcext:value-type="float">
            <text:p>616.33</text:p>
          </table:table-cell>
          <table:table-cell office:value-type="float" office:value="828.16" calcext:value-type="float">
            <text:p>828.1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covered-table-cell/>
          <table:table-cell table:style-name="ce5" office:value-type="float" office:value="294.94" calcext:value-type="float">
            <text:p>294.94</text:p>
          </table:table-cell>
          <table:table-cell office:value-type="float" office:value="291.93" calcext:value-type="float">
            <text:p>291.93</text:p>
          </table:table-cell>
          <table:table-cell office:value-type="float" office:value="298.2" calcext:value-type="float">
            <text:p>298.2</text:p>
          </table:table-cell>
          <table:table-cell office:value-type="float" office:value="294.42" calcext:value-type="float">
            <text:p>294.42</text:p>
          </table:table-cell>
          <table:table-cell office:value-type="float" office:value="288.39" calcext:value-type="float">
            <text:p>288.39</text:p>
          </table:table-cell>
          <table:table-cell office:value-type="float" office:value="285.67" calcext:value-type="float">
            <text:p>285.67</text:p>
          </table:table-cell>
          <table:table-cell office:value-type="float" office:value="296.91" calcext:value-type="float">
            <text:p>296.91</text:p>
          </table:table-cell>
          <table:table-cell office:value-type="float" office:value="297.66" calcext:value-type="float">
            <text:p>297.66</text:p>
          </table:table-cell>
          <table:table-cell office:value-type="float" office:value="307.64" calcext:value-type="float">
            <text:p>307.64</text:p>
          </table:table-cell>
          <table:table-cell office:value-type="float" office:value="318.57" calcext:value-type="float">
            <text:p>318.57</text:p>
          </table:table-cell>
          <table:table-cell office:value-type="float" office:value="340.08" calcext:value-type="float">
            <text:p>340.08</text:p>
          </table:table-cell>
          <table:table-cell office:value-type="float" office:value="428.27" calcext:value-type="float">
            <text:p>428.27</text:p>
          </table:table-cell>
          <table:table-cell office:value-type="float" office:value="488.52" calcext:value-type="float">
            <text:p>488.52</text:p>
          </table:table-cell>
          <table:table-cell office:value-type="float" office:value="587.2" calcext:value-type="float">
            <text:p>587.2</text:p>
          </table:table-cell>
          <table:table-cell office:value-type="float" office:value="826.79" calcext:value-type="float">
            <text:p>826.79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covered-table-cell/>
          <table:table-cell table:style-name="ce4" office:value-type="float" office:value="295.12" calcext:value-type="float">
            <text:p>295.12</text:p>
          </table:table-cell>
          <table:table-cell office:value-type="float" office:value="287.4" calcext:value-type="float">
            <text:p>287.4</text:p>
          </table:table-cell>
          <table:table-cell office:value-type="float" office:value="273.64" calcext:value-type="float">
            <text:p>273.64</text:p>
          </table:table-cell>
          <table:table-cell office:value-type="float" office:value="289.48" calcext:value-type="float">
            <text:p>289.48</text:p>
          </table:table-cell>
          <table:table-cell office:value-type="float" office:value="292.18" calcext:value-type="float">
            <text:p>292.18</text:p>
          </table:table-cell>
          <table:table-cell office:value-type="float" office:value="273.82" calcext:value-type="float">
            <text:p>273.82</text:p>
          </table:table-cell>
          <table:table-cell office:value-type="float" office:value="290.99" calcext:value-type="float">
            <text:p>290.99</text:p>
          </table:table-cell>
          <table:table-cell office:value-type="float" office:value="288.6" calcext:value-type="float">
            <text:p>288.6</text:p>
          </table:table-cell>
          <table:table-cell office:value-type="float" office:value="297.22" calcext:value-type="float">
            <text:p>297.22</text:p>
          </table:table-cell>
          <table:table-cell office:value-type="float" office:value="318.83" calcext:value-type="float">
            <text:p>318.83</text:p>
          </table:table-cell>
          <table:table-cell office:value-type="float" office:value="336.47" calcext:value-type="float">
            <text:p>336.47</text:p>
          </table:table-cell>
          <table:table-cell office:value-type="float" office:value="429.55" calcext:value-type="float">
            <text:p>429.55</text:p>
          </table:table-cell>
          <table:table-cell office:value-type="float" office:value="514.14" calcext:value-type="float">
            <text:p>514.14</text:p>
          </table:table-cell>
          <table:table-cell office:value-type="float" office:value="666.89" calcext:value-type="float">
            <text:p>666.89</text:p>
          </table:table-cell>
          <table:table-cell office:value-type="float" office:value="850.7" calcext:value-type="float">
            <text:p>850.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93.446" calcext:value-type="float">
            <text:p>293.446</text:p>
          </table:table-cell>
          <table:table-cell table:formula="of:=AVERAGE([.C21:.C25])" office:value-type="float" office:value="288.17" calcext:value-type="float">
            <text:p>288.17</text:p>
          </table:table-cell>
          <table:table-cell table:formula="of:=AVERAGE([.D21:.D25])" office:value-type="float" office:value="282.162" calcext:value-type="float">
            <text:p>282.162</text:p>
          </table:table-cell>
          <table:table-cell table:formula="of:=AVERAGE([.E21:.E25])" office:value-type="float" office:value="288.4" calcext:value-type="float">
            <text:p>288.4</text:p>
          </table:table-cell>
          <table:table-cell table:formula="of:=AVERAGE([.F21:.F25])" office:value-type="float" office:value="288.456" calcext:value-type="float">
            <text:p>288.456</text:p>
          </table:table-cell>
          <table:table-cell table:formula="of:=AVERAGE([.G21:.G25])" office:value-type="float" office:value="285.664" calcext:value-type="float">
            <text:p>285.664</text:p>
          </table:table-cell>
          <table:table-cell table:formula="of:=AVERAGE([.H21:.H25])" office:value-type="float" office:value="294.01" calcext:value-type="float">
            <text:p>294.01</text:p>
          </table:table-cell>
          <table:table-cell table:formula="of:=AVERAGE([.I21:.I25])" office:value-type="float" office:value="297.758" calcext:value-type="float">
            <text:p>297.758</text:p>
          </table:table-cell>
          <table:table-cell table:formula="of:=AVERAGE([.J21:.J25])" office:value-type="float" office:value="299.76" calcext:value-type="float">
            <text:p>299.76</text:p>
          </table:table-cell>
          <table:table-cell table:formula="of:=AVERAGE([.K21:.K25])" office:value-type="float" office:value="321.452" calcext:value-type="float">
            <text:p>321.452</text:p>
          </table:table-cell>
          <table:table-cell table:formula="of:=AVERAGE([.L21:.L25])" office:value-type="float" office:value="338.864" calcext:value-type="float">
            <text:p>338.864</text:p>
          </table:table-cell>
          <table:table-cell table:formula="of:=AVERAGE([.M21:.M25])" office:value-type="float" office:value="439.788" calcext:value-type="float">
            <text:p>439.788</text:p>
          </table:table-cell>
          <table:table-cell table:formula="of:=AVERAGE([.N21:.N25])" office:value-type="float" office:value="512.194" calcext:value-type="float">
            <text:p>512.194</text:p>
          </table:table-cell>
          <table:table-cell table:formula="of:=AVERAGE([.O21:.O25])" office:value-type="float" office:value="616.302" calcext:value-type="float">
            <text:p>616.302</text:p>
          </table:table-cell>
          <table:table-cell table:formula="of:=AVERAGE([.P21:.P25])" office:value-type="float" office:value="846.65" calcext:value-type="float">
            <text:p>846.65</text:p>
          </table:table-cell>
          <table:table-cell table:formula="of:=AVERAGE([.Q21:.Q25])" office:value-type="float" office:value="1313.4" calcext:value-type="float">
            <text:p>1313.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2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租户相同节点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相同</text:p>
            <text:p>节点提供者虚</text:p>
            <text:p>拟机发送带宽</text:p>
          </table:table-cell>
          <table:table-cell table:style-name="ce4" office:value-type="float" office:value="14.711" calcext:value-type="float">
            <text:p>14.711</text:p>
          </table:table-cell>
          <table:table-cell office:value-type="float" office:value="30.753" calcext:value-type="float">
            <text:p>30.753</text:p>
          </table:table-cell>
          <table:table-cell office:value-type="float" office:value="62.934" calcext:value-type="float">
            <text:p>62.934</text:p>
          </table:table-cell>
          <table:table-cell office:value-type="float" office:value="122.18" calcext:value-type="float">
            <text:p>122.18</text:p>
          </table:table-cell>
          <table:table-cell office:value-type="float" office:value="248.76" calcext:value-type="float">
            <text:p>248.76</text:p>
          </table:table-cell>
          <table:table-cell office:value-type="float" office:value="482" calcext:value-type="float">
            <text:p>482</text:p>
          </table:table-cell>
          <table:table-cell office:value-type="float" office:value="971.49" calcext:value-type="float">
            <text:p>971.49</text:p>
          </table:table-cell>
          <table:table-cell office:value-type="float" office:value="1.9681" calcext:value-type="float">
            <text:p>1.9681</text:p>
          </table:table-cell>
          <table:table-cell office:value-type="float" office:value="3.8875" calcext:value-type="float">
            <text:p>3.8875</text:p>
          </table:table-cell>
          <table:table-cell office:value-type="float" office:value="7.6206" calcext:value-type="float">
            <text:p>7.6206</text:p>
          </table:table-cell>
          <table:table-cell office:value-type="float" office:value="14.16" calcext:value-type="float">
            <text:p>14.16</text:p>
          </table:table-cell>
          <table:table-cell office:value-type="float" office:value="22.174" calcext:value-type="float">
            <text:p>22.174</text:p>
          </table:table-cell>
          <table:table-cell office:value-type="float" office:value="44.863" calcext:value-type="float">
            <text:p>44.863</text:p>
          </table:table-cell>
          <table:table-cell office:value-type="float" office:value="74.273" calcext:value-type="float">
            <text:p>74.273</text:p>
          </table:table-cell>
          <table:table-cell office:value-type="float" office:value="93.184" calcext:value-type="float">
            <text:p>93.184</text:p>
          </table:table-cell>
          <table:table-cell office:value-type="float" office:value="104.09" calcext:value-type="float">
            <text:p>104.09</text:p>
          </table:table-cell>
        </table:table-row>
        <table:table-row table:style-name="ro1">
          <table:covered-table-cell/>
          <table:table-cell table:style-name="ce4" office:value-type="float" office:value="15.318" calcext:value-type="float">
            <text:p>15.318</text:p>
          </table:table-cell>
          <table:table-cell office:value-type="float" office:value="30.708" calcext:value-type="float">
            <text:p>30.708</text:p>
          </table:table-cell>
          <table:table-cell office:value-type="float" office:value="59.876" calcext:value-type="float">
            <text:p>59.876</text:p>
          </table:table-cell>
          <table:table-cell office:value-type="float" office:value="122.52" calcext:value-type="float">
            <text:p>122.52</text:p>
          </table:table-cell>
          <table:table-cell office:value-type="float" office:value="240.03" calcext:value-type="float">
            <text:p>240.03</text:p>
          </table:table-cell>
          <table:table-cell office:value-type="float" office:value="437.97" calcext:value-type="float">
            <text:p>437.97</text:p>
          </table:table-cell>
          <table:table-cell office:value-type="float" office:value="906.5" calcext:value-type="float">
            <text:p>906.5</text:p>
          </table:table-cell>
          <table:table-cell office:value-type="float" office:value="1.8989" calcext:value-type="float">
            <text:p>1.8989</text:p>
          </table:table-cell>
          <table:table-cell office:value-type="float" office:value="3.7475" calcext:value-type="float">
            <text:p>3.7475</text:p>
          </table:table-cell>
          <table:table-cell office:value-type="float" office:value="7.4596" calcext:value-type="float">
            <text:p>7.4596</text:p>
          </table:table-cell>
          <table:table-cell office:value-type="float" office:value="14.609" calcext:value-type="float">
            <text:p>14.609</text:p>
          </table:table-cell>
          <table:table-cell office:value-type="float" office:value="25.288" calcext:value-type="float">
            <text:p>25.288</text:p>
          </table:table-cell>
          <table:table-cell office:value-type="float" office:value="45.128" calcext:value-type="float">
            <text:p>45.128</text:p>
          </table:table-cell>
          <table:table-cell office:value-type="float" office:value="60.67" calcext:value-type="float">
            <text:p>60.67</text:p>
          </table:table-cell>
          <table:table-cell office:value-type="float" office:value="96.071" calcext:value-type="float">
            <text:p>96.071</text:p>
          </table:table-cell>
          <table:table-cell office:value-type="float" office:value="132.15" calcext:value-type="float">
            <text:p>132.15</text:p>
          </table:table-cell>
        </table:table-row>
        <table:table-row table:style-name="ro1">
          <table:covered-table-cell/>
          <table:table-cell table:style-name="ce4" office:value-type="float" office:value="15.511" calcext:value-type="float">
            <text:p>15.511</text:p>
          </table:table-cell>
          <table:table-cell office:value-type="float" office:value="30.55" calcext:value-type="float">
            <text:p>30.55</text:p>
          </table:table-cell>
          <table:table-cell office:value-type="float" office:value="60.522" calcext:value-type="float">
            <text:p>60.522</text:p>
          </table:table-cell>
          <table:table-cell office:value-type="float" office:value="121.9" calcext:value-type="float">
            <text:p>121.9</text:p>
          </table:table-cell>
          <table:table-cell office:value-type="float" office:value="225.78" calcext:value-type="float">
            <text:p>225.78</text:p>
          </table:table-cell>
          <table:table-cell office:value-type="float" office:value="453.95" calcext:value-type="float">
            <text:p>453.95</text:p>
          </table:table-cell>
          <table:table-cell office:value-type="float" office:value="924.9" calcext:value-type="float">
            <text:p>924.9</text:p>
          </table:table-cell>
          <table:table-cell office:value-type="float" office:value="1.9844" calcext:value-type="float">
            <text:p>1.9844</text:p>
          </table:table-cell>
          <table:table-cell office:value-type="float" office:value="3.8479" calcext:value-type="float">
            <text:p>3.8479</text:p>
          </table:table-cell>
          <table:table-cell office:value-type="float" office:value="7.5231" calcext:value-type="float">
            <text:p>7.5231</text:p>
          </table:table-cell>
          <table:table-cell office:value-type="float" office:value="14.45" calcext:value-type="float">
            <text:p>14.45</text:p>
          </table:table-cell>
          <table:table-cell office:value-type="float" office:value="25.143" calcext:value-type="float">
            <text:p>25.143</text:p>
          </table:table-cell>
          <table:table-cell office:value-type="float" office:value="41.63" calcext:value-type="float">
            <text:p>41.63</text:p>
          </table:table-cell>
          <table:table-cell office:value-type="float" office:value="73.765" calcext:value-type="float">
            <text:p>73.765</text:p>
          </table:table-cell>
          <table:table-cell office:value-type="float" office:value="95.314" calcext:value-type="float">
            <text:p>95.314</text:p>
          </table:table-cell>
          <table:table-cell office:value-type="float" office:value="113.15" calcext:value-type="float">
            <text:p>113.15</text:p>
          </table:table-cell>
        </table:table-row>
        <table:table-row table:style-name="ro1">
          <table:covered-table-cell/>
          <table:table-cell table:style-name="ce4" office:value-type="float" office:value="15.17" calcext:value-type="float">
            <text:p>15.17</text:p>
          </table:table-cell>
          <table:table-cell office:value-type="float" office:value="31.541" calcext:value-type="float">
            <text:p>31.541</text:p>
          </table:table-cell>
          <table:table-cell office:value-type="float" office:value="61.018" calcext:value-type="float">
            <text:p>61.018</text:p>
          </table:table-cell>
          <table:table-cell office:value-type="float" office:value="121.67" calcext:value-type="float">
            <text:p>121.67</text:p>
          </table:table-cell>
          <table:table-cell office:value-type="float" office:value="248.34" calcext:value-type="float">
            <text:p>248.34</text:p>
          </table:table-cell>
          <table:table-cell office:value-type="float" office:value="469.25" calcext:value-type="float">
            <text:p>469.25</text:p>
          </table:table-cell>
          <table:table-cell office:value-type="float" office:value="786.08" calcext:value-type="float">
            <text:p>786.08</text:p>
          </table:table-cell>
          <table:table-cell office:value-type="float" office:value="1.8061" calcext:value-type="float">
            <text:p>1.8061</text:p>
          </table:table-cell>
          <table:table-cell office:value-type="float" office:value="3.568" calcext:value-type="float">
            <text:p>3.568</text:p>
          </table:table-cell>
          <table:table-cell office:value-type="float" office:value="7.1642" calcext:value-type="float">
            <text:p>7.1642</text:p>
          </table:table-cell>
          <table:table-cell office:value-type="float" office:value="14.041" calcext:value-type="float">
            <text:p>14.041</text:p>
          </table:table-cell>
          <table:table-cell office:value-type="float" office:value="24.842" calcext:value-type="float">
            <text:p>24.842</text:p>
          </table:table-cell>
          <table:table-cell office:value-type="float" office:value="43.491" calcext:value-type="float">
            <text:p>43.491</text:p>
          </table:table-cell>
          <table:table-cell office:value-type="float" office:value="73.945" calcext:value-type="float">
            <text:p>73.945</text:p>
          </table:table-cell>
          <table:table-cell office:value-type="float" office:value="102.22" calcext:value-type="float">
            <text:p>102.22</text:p>
          </table:table-cell>
          <table:table-cell office:value-type="float" office:value="138.18" calcext:value-type="float">
            <text:p>138.18</text:p>
          </table:table-cell>
        </table:table-row>
        <table:table-row table:style-name="ro1">
          <table:covered-table-cell/>
          <table:table-cell table:style-name="ce4" office:value-type="float" office:value="15.12" calcext:value-type="float">
            <text:p>15.12</text:p>
          </table:table-cell>
          <table:table-cell office:value-type="float" office:value="30.643" calcext:value-type="float">
            <text:p>30.643</text:p>
          </table:table-cell>
          <table:table-cell office:value-type="float" office:value="60.746" calcext:value-type="float">
            <text:p>60.746</text:p>
          </table:table-cell>
          <table:table-cell office:value-type="float" office:value="116.32" calcext:value-type="float">
            <text:p>116.32</text:p>
          </table:table-cell>
          <table:table-cell office:value-type="float" office:value="239.55" calcext:value-type="float">
            <text:p>239.55</text:p>
          </table:table-cell>
          <table:table-cell office:value-type="float" office:value="478.13" calcext:value-type="float">
            <text:p>478.13</text:p>
          </table:table-cell>
          <table:table-cell office:value-type="float" office:value="946.75" calcext:value-type="float">
            <text:p>946.75</text:p>
          </table:table-cell>
          <table:table-cell office:value-type="float" office:value="1.9328" calcext:value-type="float">
            <text:p>1.9328</text:p>
          </table:table-cell>
          <table:table-cell office:value-type="float" office:value="3.8322" calcext:value-type="float">
            <text:p>3.8322</text:p>
          </table:table-cell>
          <table:table-cell office:value-type="float" office:value="7.4685" calcext:value-type="float">
            <text:p>7.4685</text:p>
          </table:table-cell>
          <table:table-cell office:value-type="float" office:value="14.33" calcext:value-type="float">
            <text:p>14.33</text:p>
          </table:table-cell>
          <table:table-cell office:value-type="float" office:value="13.083" calcext:value-type="float">
            <text:p>13.083</text:p>
          </table:table-cell>
          <table:table-cell office:value-type="float" office:value="18.051" calcext:value-type="float">
            <text:p>18.051</text:p>
          </table:table-cell>
          <table:table-cell office:value-type="float" office:value="14.603" calcext:value-type="float">
            <text:p>14.603</text:p>
          </table:table-cell>
          <table:table-cell office:value-type="float" office:value="105.55" calcext:value-type="float">
            <text:p>105.55</text:p>
          </table:table-cell>
          <table:table-cell office:value-type="float" office:value="137.72" calcext:value-type="float">
            <text:p>137.7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5.166" calcext:value-type="float">
            <text:p>15.166</text:p>
          </table:table-cell>
          <table:table-cell table:style-name="ce4" table:formula="of:=AVERAGE( [.C4:.C8])" office:value-type="float" office:value="30.839" calcext:value-type="float">
            <text:p>30.839</text:p>
          </table:table-cell>
          <table:table-cell table:formula="of:=AVERAGE( [.D4:.D8])" office:value-type="float" office:value="61.0192" calcext:value-type="float">
            <text:p>61.0192</text:p>
          </table:table-cell>
          <table:table-cell table:formula="of:=AVERAGE([.E4:.E8])" office:value-type="float" office:value="120.918" calcext:value-type="float">
            <text:p>120.918</text:p>
          </table:table-cell>
          <table:table-cell table:style-name="ce1" table:formula="of:=AVERAGE([.F4:.F8])" office:value-type="float" office:value="240.492" calcext:value-type="float">
            <text:p>240.492</text:p>
          </table:table-cell>
          <table:table-cell table:style-name="ce1" table:formula="of:=AVERAGE([.G4:.G8])" office:value-type="float" office:value="464.26" calcext:value-type="float">
            <text:p>464.26</text:p>
          </table:table-cell>
          <table:table-cell table:style-name="ce1" table:formula="of:=AVERAGE([.H4:.H8])" office:value-type="float" office:value="907.144" calcext:value-type="float">
            <text:p>907.144</text:p>
          </table:table-cell>
          <table:table-cell table:style-name="ce1" table:formula="of:=AVERAGE([.I4:.I8])" office:value-type="float" office:value="1.91806" calcext:value-type="float">
            <text:p>1.91806</text:p>
          </table:table-cell>
          <table:table-cell table:style-name="ce1" table:formula="of:=AVERAGE([.J4:.J8])" office:value-type="float" office:value="3.77662" calcext:value-type="float">
            <text:p>3.77662</text:p>
          </table:table-cell>
          <table:table-cell table:style-name="ce1" table:formula="of:=AVERAGE([.K4:.K8])" office:value-type="float" office:value="7.4472" calcext:value-type="float">
            <text:p>7.4472</text:p>
          </table:table-cell>
          <table:table-cell table:style-name="ce1" table:formula="of:=AVERAGE([.L4:.L8])" office:value-type="float" office:value="14.318" calcext:value-type="float">
            <text:p>14.318</text:p>
          </table:table-cell>
          <table:table-cell table:style-name="ce1" table:formula="of:=AVERAGE([.M4:.M8])" office:value-type="float" office:value="22.106" calcext:value-type="float">
            <text:p>22.106</text:p>
          </table:table-cell>
          <table:table-cell table:style-name="ce1" table:formula="of:=AVERAGE([.N4:.N8])" office:value-type="float" office:value="38.6326" calcext:value-type="float">
            <text:p>38.6326</text:p>
          </table:table-cell>
          <table:table-cell table:style-name="ce1" table:formula="of:=AVERAGE([.O4:.O8])" office:value-type="float" office:value="59.4512" calcext:value-type="float">
            <text:p>59.4512</text:p>
          </table:table-cell>
          <table:table-cell table:style-name="ce1" table:formula="of:=AVERAGE([.P4:.P8])" office:value-type="float" office:value="98.4678" calcext:value-type="float">
            <text:p>98.4678</text:p>
          </table:table-cell>
          <table:table-cell table:style-name="ce1" table:formula="of:=AVERAGE([.Q4:.Q8])" office:value-type="float" office:value="125.058" calcext:value-type="float">
            <text:p>125.05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5166" calcext:value-type="float">
            <text:p>0.015166</text:p>
          </table:table-cell>
          <table:table-cell table:style-name="ce4" table:formula="of:=ROUND([.C10]/1000;6)" office:value-type="float" office:value="0.030839" calcext:value-type="float">
            <text:p>0.030839</text:p>
          </table:table-cell>
          <table:table-cell table:style-name="ce4" table:formula="of:=ROUND([.D10]/1000;6)" office:value-type="float" office:value="0.061019" calcext:value-type="float">
            <text:p>0.061019</text:p>
          </table:table-cell>
          <table:table-cell table:style-name="ce4" table:formula="of:=ROUND([.E10]/1000;6)" office:value-type="float" office:value="0.120918" calcext:value-type="float">
            <text:p>0.120918</text:p>
          </table:table-cell>
          <table:table-cell table:style-name="ce4" table:formula="of:=ROUND([.F10]/1000;6)" office:value-type="float" office:value="0.240492" calcext:value-type="float">
            <text:p>0.240492</text:p>
          </table:table-cell>
          <table:table-cell table:style-name="ce4" table:formula="of:=ROUND([.G10]/1000;6)" office:value-type="float" office:value="0.46426" calcext:value-type="float">
            <text:p>0.46426</text:p>
          </table:table-cell>
          <table:table-cell table:style-name="ce4" table:formula="of:=ROUND([.H10]/1000;6)" office:value-type="float" office:value="0.907144" calcext:value-type="float">
            <text:p>0.90714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相同</text:p>
            <text:p>节点提供者虚</text:p>
            <text:p>拟机接收带宽</text:p>
          </table:table-cell>
          <table:table-cell table:style-name="ce5" office:value-type="float" office:value="14.712" calcext:value-type="float">
            <text:p>14.712</text:p>
          </table:table-cell>
          <table:table-cell office:value-type="float" office:value="30.754" calcext:value-type="float">
            <text:p>30.754</text:p>
          </table:table-cell>
          <table:table-cell office:value-type="float" office:value="59.924" calcext:value-type="float">
            <text:p>59.924</text:p>
          </table:table-cell>
          <table:table-cell office:value-type="float" office:value="122.18" calcext:value-type="float">
            <text:p>122.18</text:p>
          </table:table-cell>
          <table:table-cell office:value-type="float" office:value="248.77" calcext:value-type="float">
            <text:p>248.77</text:p>
          </table:table-cell>
          <table:table-cell office:value-type="float" office:value="476.8" calcext:value-type="float">
            <text:p>476.8</text:p>
          </table:table-cell>
          <table:table-cell office:value-type="float" office:value="595.17" calcext:value-type="float">
            <text:p>595.17</text:p>
          </table:table-cell>
          <table:table-cell office:value-type="float" office:value="0.49054" calcext:value-type="float">
            <text:p>0.49054</text:p>
          </table:table-cell>
          <table:table-cell office:value-type="float" office:value="3.3521" calcext:value-type="float">
            <text:p>3.3521</text:p>
          </table:table-cell>
          <table:table-cell office:value-type="float" office:value="6.7901" calcext:value-type="float">
            <text:p>6.7901</text:p>
          </table:table-cell>
          <table:table-cell office:value-type="float" office:value="13.928" calcext:value-type="float">
            <text:p>13.928</text:p>
          </table:table-cell>
          <table:table-cell office:value-type="float" office:value="5.7272" calcext:value-type="float">
            <text:p>5.7272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1.3763" calcext:value-type="float">
            <text:p>1.3763</text:p>
          </table:table-cell>
          <table:table-cell office:value-type="float" office:value="2.7197" calcext:value-type="float">
            <text:p>2.7197</text:p>
          </table:table-cell>
        </table:table-row>
        <table:table-row table:style-name="ro1">
          <table:covered-table-cell/>
          <table:table-cell table:style-name="ce4" office:value-type="float" office:value="12.554" calcext:value-type="float">
            <text:p>12.554</text:p>
          </table:table-cell>
          <table:table-cell office:value-type="float" office:value="30.709" calcext:value-type="float">
            <text:p>30.709</text:p>
          </table:table-cell>
          <table:table-cell office:value-type="float" office:value="59.878" calcext:value-type="float">
            <text:p>59.878</text:p>
          </table:table-cell>
          <table:table-cell office:value-type="float" office:value="123.14" calcext:value-type="float">
            <text:p>123.14</text:p>
          </table:table-cell>
          <table:table-cell office:value-type="float" office:value="228.11" calcext:value-type="float">
            <text:p>228.11</text:p>
          </table:table-cell>
          <table:table-cell office:value-type="float" office:value="437.97" calcext:value-type="float">
            <text:p>437.97</text:p>
          </table:table-cell>
          <table:table-cell office:value-type="float" office:value="534.69" calcext:value-type="float">
            <text:p>534.69</text:p>
          </table:table-cell>
          <table:table-cell office:value-type="float" office:value="1.899" calcext:value-type="float">
            <text:p>1.899</text:p>
          </table:table-cell>
          <table:table-cell office:value-type="float" office:value="3.7248" calcext:value-type="float">
            <text:p>3.7248</text:p>
          </table:table-cell>
          <table:table-cell office:value-type="float" office:value="7.455" calcext:value-type="float">
            <text:p>7.455</text:p>
          </table:table-cell>
          <table:table-cell office:value-type="float" office:value="12.989" calcext:value-type="float">
            <text:p>12.989</text:p>
          </table:table-cell>
          <table:table-cell office:value-type="float" office:value="0.98714" calcext:value-type="float">
            <text:p>0.98714</text:p>
          </table:table-cell>
          <table:table-cell office:value-type="float" office:value="1.3613" calcext:value-type="float">
            <text:p>1.3613</text:p>
          </table:table-cell>
          <table:table-cell office:value-type="float" office:value="4.3972" calcext:value-type="float">
            <text:p>4.3972</text:p>
          </table:table-cell>
          <table:table-cell office:value-type="float" office:value="1.2861" calcext:value-type="float">
            <text:p>1.2861</text:p>
          </table:table-cell>
          <table:table-cell office:value-type="float" office:value="2.6706" calcext:value-type="float">
            <text:p>2.6706</text:p>
          </table:table-cell>
        </table:table-row>
        <table:table-row table:style-name="ro1">
          <table:covered-table-cell/>
          <table:table-cell table:style-name="ce4" office:value-type="float" office:value="15.511" calcext:value-type="float">
            <text:p>15.511</text:p>
          </table:table-cell>
          <table:table-cell office:value-type="float" office:value="30.551" calcext:value-type="float">
            <text:p>30.551</text:p>
          </table:table-cell>
          <table:table-cell office:value-type="float" office:value="60.524" calcext:value-type="float">
            <text:p>60.524</text:p>
          </table:table-cell>
          <table:table-cell office:value-type="float" office:value="121.29" calcext:value-type="float">
            <text:p>121.29</text:p>
          </table:table-cell>
          <table:table-cell office:value-type="float" office:value="225.79" calcext:value-type="float">
            <text:p>225.79</text:p>
          </table:table-cell>
          <table:table-cell office:value-type="float" office:value="453.95" calcext:value-type="float">
            <text:p>453.95</text:p>
          </table:table-cell>
          <table:table-cell office:value-type="float" office:value="924.93" calcext:value-type="float">
            <text:p>924.93</text:p>
          </table:table-cell>
          <table:table-cell office:value-type="float" office:value="1.8534" calcext:value-type="float">
            <text:p>1.8534</text:p>
          </table:table-cell>
          <table:table-cell office:value-type="float" office:value="3.6379" calcext:value-type="float">
            <text:p>3.6379</text:p>
          </table:table-cell>
          <table:table-cell office:value-type="float" office:value="6.9737" calcext:value-type="float">
            <text:p>6.9737</text:p>
          </table:table-cell>
          <table:table-cell office:value-type="float" office:value="12.832" calcext:value-type="float">
            <text:p>12.832</text:p>
          </table:table-cell>
          <table:table-cell office:value-type="float" office:value="0.33382" calcext:value-type="float">
            <text:p>0.33382</text:p>
          </table:table-cell>
          <table:table-cell office:value-type="float" office:value="1.5202" calcext:value-type="float">
            <text:p>1.5202</text:p>
          </table:table-cell>
          <table:table-cell office:value-type="float" office:value="0.58982" calcext:value-type="float">
            <text:p>0.58982</text:p>
          </table:table-cell>
          <table:table-cell office:value-type="float" office:value="1.2964" calcext:value-type="float">
            <text:p>1.2964</text:p>
          </table:table-cell>
          <table:table-cell office:value-type="float" office:value="2.6706" calcext:value-type="float">
            <text:p>2.6706</text:p>
          </table:table-cell>
        </table:table-row>
        <table:table-row table:style-name="ro1">
          <table:covered-table-cell/>
          <table:table-cell table:style-name="ce4" office:value-type="float" office:value="12.072" calcext:value-type="float">
            <text:p>12.072</text:p>
          </table:table-cell>
          <table:table-cell office:value-type="float" office:value="31.542" calcext:value-type="float">
            <text:p>31.542</text:p>
          </table:table-cell>
          <table:table-cell office:value-type="float" office:value="60.206" calcext:value-type="float">
            <text:p>60.206</text:p>
          </table:table-cell>
          <table:table-cell office:value-type="float" office:value="121.68" calcext:value-type="float">
            <text:p>121.68</text:p>
          </table:table-cell>
          <table:table-cell office:value-type="float" office:value="248.34" calcext:value-type="float">
            <text:p>248.34</text:p>
          </table:table-cell>
          <table:table-cell office:value-type="float" office:value="469.23" calcext:value-type="float">
            <text:p>469.23</text:p>
          </table:table-cell>
          <table:table-cell office:value-type="float" office:value="786.08" calcext:value-type="float">
            <text:p>786.08</text:p>
          </table:table-cell>
          <table:table-cell office:value-type="float" office:value="1.8061" calcext:value-type="float">
            <text:p>1.8061</text:p>
          </table:table-cell>
          <table:table-cell office:value-type="float" office:value="3.5681" calcext:value-type="float">
            <text:p>3.5681</text:p>
          </table:table-cell>
          <table:table-cell office:value-type="float" office:value="7.1603" calcext:value-type="float">
            <text:p>7.1603</text:p>
          </table:table-cell>
          <table:table-cell office:value-type="float" office:value="13.277" calcext:value-type="float">
            <text:p>13.277</text:p>
          </table:table-cell>
          <table:table-cell office:value-type="float" office:value="1.6251" calcext:value-type="float">
            <text:p>1.6251</text:p>
          </table:table-cell>
          <table:table-cell office:value-type="float" office:value="1.3754" calcext:value-type="float">
            <text:p>1.3754</text:p>
          </table:table-cell>
          <table:table-cell office:value-type="float" office:value="0.66335" calcext:value-type="float">
            <text:p>0.66335</text:p>
          </table:table-cell>
          <table:table-cell office:value-type="float" office:value="1.3347" calcext:value-type="float">
            <text:p>1.3347</text:p>
          </table:table-cell>
          <table:table-cell office:value-type="float" office:value="2.7197" calcext:value-type="float">
            <text:p>2.7197</text:p>
          </table:table-cell>
        </table:table-row>
        <table:table-row table:style-name="ro1">
          <table:covered-table-cell/>
          <table:table-cell office:value-type="float" office:value="15.118" calcext:value-type="float">
            <text:p>15.118</text:p>
          </table:table-cell>
          <table:table-cell office:value-type="float" office:value="30.644" calcext:value-type="float">
            <text:p>30.644</text:p>
          </table:table-cell>
          <table:table-cell office:value-type="float" office:value="60.748" calcext:value-type="float">
            <text:p>60.748</text:p>
          </table:table-cell>
          <table:table-cell office:value-type="float" office:value="116.32" calcext:value-type="float">
            <text:p>116.32</text:p>
          </table:table-cell>
          <table:table-cell office:value-type="float" office:value="239.54" calcext:value-type="float">
            <text:p>239.54</text:p>
          </table:table-cell>
          <table:table-cell office:value-type="float" office:value="478.11" calcext:value-type="float">
            <text:p>478.11</text:p>
          </table:table-cell>
          <table:table-cell office:value-type="float" office:value="942.07" calcext:value-type="float">
            <text:p>942.07</text:p>
          </table:table-cell>
          <table:table-cell office:value-type="float" office:value="1.9325" calcext:value-type="float">
            <text:p>1.9325</text:p>
          </table:table-cell>
          <table:table-cell office:value-type="float" office:value="2.7601" calcext:value-type="float">
            <text:p>2.7601</text:p>
          </table:table-cell>
          <table:table-cell office:value-type="float" office:value="6.9268" calcext:value-type="float">
            <text:p>6.9268</text:p>
          </table:table-cell>
          <table:table-cell office:value-type="float" office:value="13.92" calcext:value-type="float">
            <text:p>13.92</text:p>
          </table:table-cell>
          <table:table-cell office:value-type="float" office:value="12.905" calcext:value-type="float">
            <text:p>12.905</text:p>
          </table:table-cell>
          <table:table-cell office:value-type="float" office:value="17.947" calcext:value-type="float">
            <text:p>17.947</text:p>
          </table:table-cell>
          <table:table-cell office:value-type="float" office:value="14.475" calcext:value-type="float">
            <text:p>14.475</text:p>
          </table:table-cell>
          <table:table-cell office:value-type="float" office:value="1.3287" calcext:value-type="float">
            <text:p>1.3287</text:p>
          </table:table-cell>
          <table:table-cell office:value-type="float" office:value="2.6214" calcext:value-type="float">
            <text:p>2.621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3.9934" calcext:value-type="float">
            <text:p>13.9934</text:p>
          </table:table-cell>
          <table:table-cell table:style-name="ce1" table:formula="of:=AVERAGE([.C13:.C17])" office:value-type="float" office:value="30.84" calcext:value-type="float">
            <text:p>30.84</text:p>
          </table:table-cell>
          <table:table-cell table:style-name="ce1" table:formula="of:=AVERAGE([.D13:.D17])" office:value-type="float" office:value="60.256" calcext:value-type="float">
            <text:p>60.256</text:p>
          </table:table-cell>
          <table:table-cell table:formula="of:=AVERAGE([.E13:.E17])" office:value-type="float" office:value="120.922" calcext:value-type="float">
            <text:p>120.922</text:p>
          </table:table-cell>
          <table:table-cell table:formula="of:=AVERAGE([.F13:.F17])" office:value-type="float" office:value="238.11" calcext:value-type="float">
            <text:p>238.11</text:p>
          </table:table-cell>
          <table:table-cell table:formula="of:=AVERAGE([.G13:.G17])" office:value-type="float" office:value="463.212" calcext:value-type="float">
            <text:p>463.212</text:p>
          </table:table-cell>
          <table:table-cell table:formula="of:=AVERAGE([.H13:.H17])" office:value-type="float" office:value="756.588" calcext:value-type="float">
            <text:p>756.588</text:p>
          </table:table-cell>
          <table:table-cell table:formula="of:=AVERAGE([.I13:.I17])" office:value-type="float" office:value="1.596308" calcext:value-type="float">
            <text:p>1.596308</text:p>
          </table:table-cell>
          <table:table-cell table:formula="of:=AVERAGE([.J13:.J17])" office:value-type="float" office:value="3.4086" calcext:value-type="float">
            <text:p>3.4086</text:p>
          </table:table-cell>
          <table:table-cell table:formula="of:=AVERAGE([.K13:.K17])" office:value-type="float" office:value="7.06118" calcext:value-type="float">
            <text:p>7.06118</text:p>
          </table:table-cell>
          <table:table-cell table:formula="of:=AVERAGE([.L13:.L17])" office:value-type="float" office:value="13.3892" calcext:value-type="float">
            <text:p>13.3892</text:p>
          </table:table-cell>
          <table:table-cell table:formula="of:=AVERAGE([.M13:.M17])" office:value-type="float" office:value="4.315652" calcext:value-type="float">
            <text:p>4.315652</text:p>
          </table:table-cell>
          <table:table-cell table:formula="of:=AVERAGE([.N13:.N17])" office:value-type="float" office:value="4.5227" calcext:value-type="float">
            <text:p>4.5227</text:p>
          </table:table-cell>
          <table:table-cell table:formula="of:=AVERAGE([.O13:.O17])" office:value-type="float" office:value="4.158982" calcext:value-type="float">
            <text:p>4.158982</text:p>
          </table:table-cell>
          <table:table-cell table:formula="of:=AVERAGE([.P13:.P17])" office:value-type="float" office:value="1.32444" calcext:value-type="float">
            <text:p>1.32444</text:p>
          </table:table-cell>
          <table:table-cell table:formula="of:=AVERAGE([.Q13:.Q17])" office:value-type="float" office:value="2.6804" calcext:value-type="float">
            <text:p>2.6804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3993" calcext:value-type="float">
            <text:p>0.013993</text:p>
          </table:table-cell>
          <table:table-cell table:style-name="ce4" table:formula="of:=ROUND([.C19]/1000;6)" office:value-type="float" office:value="0.03084" calcext:value-type="float">
            <text:p>0.03084</text:p>
          </table:table-cell>
          <table:table-cell table:style-name="ce4" table:formula="of:=ROUND([.D19]/1000;6)" office:value-type="float" office:value="0.060256" calcext:value-type="float">
            <text:p>0.060256</text:p>
          </table:table-cell>
          <table:table-cell table:style-name="ce4" table:formula="of:=ROUND([.E19]/1000;6)" office:value-type="float" office:value="0.120922" calcext:value-type="float">
            <text:p>0.120922</text:p>
          </table:table-cell>
          <table:table-cell table:style-name="ce4" table:formula="of:=ROUND([.F19]/1000;6)" office:value-type="float" office:value="0.23811" calcext:value-type="float">
            <text:p>0.23811</text:p>
          </table:table-cell>
          <table:table-cell table:style-name="ce4" table:formula="of:=ROUND([.G19]/1000;6)" office:value-type="float" office:value="0.463212" calcext:value-type="float">
            <text:p>0.463212</text:p>
          </table:table-cell>
          <table:table-cell table:style-name="ce4" table:formula="of:=ROUND([.H19]/1000;6)" office:value-type="float" office:value="0.756588" calcext:value-type="float">
            <text:p>0.75658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相同</text:p>
            <text:p>节点提供者虚</text:p>
            <text:p>拟机延迟</text:p>
          </table:table-cell>
          <table:table-cell table:style-name="ce4" office:value-type="float" office:value="221.8" calcext:value-type="float">
            <text:p>221.8</text:p>
          </table:table-cell>
          <table:table-cell office:value-type="float" office:value="219.71" calcext:value-type="float">
            <text:p>219.71</text:p>
          </table:table-cell>
          <table:table-cell office:value-type="float" office:value="225.45" calcext:value-type="float">
            <text:p>225.45</text:p>
          </table:table-cell>
          <table:table-cell office:value-type="float" office:value="224.59" calcext:value-type="float">
            <text:p>224.59</text:p>
          </table:table-cell>
          <table:table-cell office:value-type="float" office:value="222.59" calcext:value-type="float">
            <text:p>222.59</text:p>
          </table:table-cell>
          <table:table-cell office:value-type="float" office:value="220.14" calcext:value-type="float">
            <text:p>220.14</text:p>
          </table:table-cell>
          <table:table-cell office:value-type="float" office:value="233.4" calcext:value-type="float">
            <text:p>233.4</text:p>
          </table:table-cell>
          <table:table-cell office:value-type="float" office:value="228.6" calcext:value-type="float">
            <text:p>228.6</text:p>
          </table:table-cell>
          <table:table-cell office:value-type="float" office:value="231.19" calcext:value-type="float">
            <text:p>231.19</text:p>
          </table:table-cell>
          <table:table-cell office:value-type="float" office:value="229.7" calcext:value-type="float">
            <text:p>229.7</text:p>
          </table:table-cell>
          <table:table-cell office:value-type="float" office:value="238.12" calcext:value-type="float">
            <text:p>238.12</text:p>
          </table:table-cell>
          <table:table-cell office:value-type="float" office:value="306.37" calcext:value-type="float">
            <text:p>306.37</text:p>
          </table:table-cell>
          <table:table-cell office:value-type="float" office:value="335.06" calcext:value-type="float">
            <text:p>335.06</text:p>
          </table:table-cell>
          <table:table-cell office:value-type="float" office:value="424.9" calcext:value-type="float">
            <text:p>424.9</text:p>
          </table:table-cell>
          <table:table-cell office:value-type="float" office:value="602.95" calcext:value-type="float">
            <text:p>602.95</text:p>
          </table:table-cell>
          <table:table-cell office:value-type="float" office:value="913.66" calcext:value-type="float">
            <text:p>913.66</text:p>
          </table:table-cell>
        </table:table-row>
        <table:table-row table:style-name="ro1">
          <table:covered-table-cell/>
          <table:table-cell table:style-name="ce4" office:value-type="float" office:value="219.13" calcext:value-type="float">
            <text:p>219.13</text:p>
          </table:table-cell>
          <table:table-cell office:value-type="float" office:value="218.41" calcext:value-type="float">
            <text:p>218.41</text:p>
          </table:table-cell>
          <table:table-cell office:value-type="float" office:value="220.92" calcext:value-type="float">
            <text:p>220.92</text:p>
          </table:table-cell>
          <table:table-cell office:value-type="float" office:value="220.29" calcext:value-type="float">
            <text:p>220.2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42.39" calcext:value-type="float">
            <text:p>242.39</text:p>
          </table:table-cell>
          <table:table-cell office:value-type="float" office:value="227.3" calcext:value-type="float">
            <text:p>227.3</text:p>
          </table:table-cell>
          <table:table-cell office:value-type="float" office:value="219.85" calcext:value-type="float">
            <text:p>219.85</text:p>
          </table:table-cell>
          <table:table-cell office:value-type="float" office:value="230.48" calcext:value-type="float">
            <text:p>230.48</text:p>
          </table:table-cell>
          <table:table-cell office:value-type="float" office:value="228.91" calcext:value-type="float">
            <text:p>228.91</text:p>
          </table:table-cell>
          <table:table-cell office:value-type="float" office:value="233.51" calcext:value-type="float">
            <text:p>233.51</text:p>
          </table:table-cell>
          <table:table-cell office:value-type="float" office:value="346.8" calcext:value-type="float">
            <text:p>346.8</text:p>
          </table:table-cell>
          <table:table-cell office:value-type="float" office:value="357.59" calcext:value-type="float">
            <text:p>357.59</text:p>
          </table:table-cell>
          <table:table-cell office:value-type="float" office:value="423.1" calcext:value-type="float">
            <text:p>423.1</text:p>
          </table:table-cell>
          <table:table-cell office:value-type="float" office:value="598.62" calcext:value-type="float">
            <text:p>598.62</text:p>
          </table:table-cell>
          <table:table-cell office:value-type="float" office:value="938.09" calcext:value-type="float">
            <text:p>938.09</text:p>
          </table:table-cell>
        </table:table-row>
        <table:table-row table:style-name="ro1">
          <table:covered-table-cell/>
          <table:table-cell table:style-name="ce4" office:value-type="float" office:value="221.26" calcext:value-type="float">
            <text:p>221.26</text:p>
          </table:table-cell>
          <table:table-cell office:value-type="float" office:value="215.45" calcext:value-type="float">
            <text:p>215.45</text:p>
          </table:table-cell>
          <table:table-cell office:value-type="float" office:value="226.99" calcext:value-type="float">
            <text:p>226.99</text:p>
          </table:table-cell>
          <table:table-cell office:value-type="float" office:value="219.08" calcext:value-type="float">
            <text:p>219.08</text:p>
          </table:table-cell>
          <table:table-cell office:value-type="float" office:value="216.24" calcext:value-type="float">
            <text:p>216.24</text:p>
          </table:table-cell>
          <table:table-cell office:value-type="float" office:value="220.58" calcext:value-type="float">
            <text:p>220.58</text:p>
          </table:table-cell>
          <table:table-cell office:value-type="float" office:value="218.27" calcext:value-type="float">
            <text:p>218.27</text:p>
          </table:table-cell>
          <table:table-cell office:value-type="float" office:value="224.9" calcext:value-type="float">
            <text:p>224.9</text:p>
          </table:table-cell>
          <table:table-cell office:value-type="float" office:value="225.1" calcext:value-type="float">
            <text:p>225.1</text:p>
          </table:table-cell>
          <table:table-cell office:value-type="float" office:value="228.18" calcext:value-type="float">
            <text:p>228.18</text:p>
          </table:table-cell>
          <table:table-cell office:value-type="float" office:value="238.41" calcext:value-type="float">
            <text:p>238.41</text:p>
          </table:table-cell>
          <table:table-cell office:value-type="float" office:value="306.42" calcext:value-type="float">
            <text:p>306.42</text:p>
          </table:table-cell>
          <table:table-cell office:value-type="float" office:value="367.31" calcext:value-type="float">
            <text:p>367.31</text:p>
          </table:table-cell>
          <table:table-cell office:value-type="float" office:value="496.65" calcext:value-type="float">
            <text:p>496.65</text:p>
          </table:table-cell>
          <table:table-cell office:value-type="float" office:value="631.11" calcext:value-type="float">
            <text:p>631.11</text:p>
          </table:table-cell>
          <table:table-cell office:value-type="float" office:value="895.66" calcext:value-type="float">
            <text:p>895.66</text:p>
          </table:table-cell>
        </table:table-row>
        <table:table-row table:style-name="ro1">
          <table:covered-table-cell/>
          <table:table-cell table:style-name="ce5" office:value-type="float" office:value="233.18" calcext:value-type="float">
            <text:p>233.18</text:p>
          </table:table-cell>
          <table:table-cell office:value-type="float" office:value="240.82" calcext:value-type="float">
            <text:p>240.82</text:p>
          </table:table-cell>
          <table:table-cell office:value-type="float" office:value="225.3" calcext:value-type="float">
            <text:p>225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74.54" calcext:value-type="float">
            <text:p>274.54</text:p>
          </table:table-cell>
          <table:table-cell office:value-type="float" office:value="242.92" calcext:value-type="float">
            <text:p>242.92</text:p>
          </table:table-cell>
          <table:table-cell office:value-type="float" office:value="223.24" calcext:value-type="float">
            <text:p>223.24</text:p>
          </table:table-cell>
          <table:table-cell office:value-type="float" office:value="238.12" calcext:value-type="float">
            <text:p>238.12</text:p>
          </table:table-cell>
          <table:table-cell office:value-type="float" office:value="222.54" calcext:value-type="float">
            <text:p>222.54</text:p>
          </table:table-cell>
          <table:table-cell office:value-type="float" office:value="232.37" calcext:value-type="float">
            <text:p>232.37</text:p>
          </table:table-cell>
          <table:table-cell office:value-type="float" office:value="242.45" calcext:value-type="float">
            <text:p>242.45</text:p>
          </table:table-cell>
          <table:table-cell office:value-type="float" office:value="299.45" calcext:value-type="float">
            <text:p>299.45</text:p>
          </table:table-cell>
          <table:table-cell office:value-type="float" office:value="355.3" calcext:value-type="float">
            <text:p>355.3</text:p>
          </table:table-cell>
          <table:table-cell office:value-type="float" office:value="441.31" calcext:value-type="float">
            <text:p>441.31</text:p>
          </table:table-cell>
          <table:table-cell office:value-type="float" office:value="596.84" calcext:value-type="float">
            <text:p>596.84</text:p>
          </table:table-cell>
          <table:table-cell office:value-type="float" office:value="992.06" calcext:value-type="float">
            <text:p>992.06</text:p>
          </table:table-cell>
        </table:table-row>
        <table:table-row table:style-name="ro1">
          <table:covered-table-cell/>
          <table:table-cell table:style-name="ce4" office:value-type="float" office:value="221.37" calcext:value-type="float">
            <text:p>221.37</text:p>
          </table:table-cell>
          <table:table-cell office:value-type="float" office:value="221.36" calcext:value-type="float">
            <text:p>221.36</text:p>
          </table:table-cell>
          <table:table-cell office:value-type="float" office:value="218.39" calcext:value-type="float">
            <text:p>218.39</text:p>
          </table:table-cell>
          <table:table-cell office:value-type="float" office:value="221.51" calcext:value-type="float">
            <text:p>221.51</text:p>
          </table:table-cell>
          <table:table-cell office:value-type="float" office:value="223.94" calcext:value-type="float">
            <text:p>223.94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8.6" calcext:value-type="float">
            <text:p>218.6</text:p>
          </table:table-cell>
          <table:table-cell office:value-type="float" office:value="225.86" calcext:value-type="float">
            <text:p>225.86</text:p>
          </table:table-cell>
          <table:table-cell office:value-type="float" office:value="219.71" calcext:value-type="float">
            <text:p>219.71</text:p>
          </table:table-cell>
          <table:table-cell office:value-type="float" office:value="230.71" calcext:value-type="float">
            <text:p>230.71</text:p>
          </table:table-cell>
          <table:table-cell office:value-type="float" office:value="231.19" calcext:value-type="float">
            <text:p>231.19</text:p>
          </table:table-cell>
          <table:table-cell office:value-type="float" office:value="325.47" calcext:value-type="float">
            <text:p>325.47</text:p>
          </table:table-cell>
          <table:table-cell office:value-type="float" office:value="363.31" calcext:value-type="float">
            <text:p>363.31</text:p>
          </table:table-cell>
          <table:table-cell office:value-type="float" office:value="569.64" calcext:value-type="float">
            <text:p>569.64</text:p>
          </table:table-cell>
          <table:table-cell office:value-type="float" office:value="633.31" calcext:value-type="float">
            <text:p>633.31</text:p>
          </table:table-cell>
          <table:table-cell office:value-type="float" office:value="907.44" calcext:value-type="float">
            <text:p>907.4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23.348" calcext:value-type="float">
            <text:p>223.348</text:p>
          </table:table-cell>
          <table:table-cell table:formula="of:=AVERAGE([.C21:.C25])" office:value-type="float" office:value="223.15" calcext:value-type="float">
            <text:p>223.15</text:p>
          </table:table-cell>
          <table:table-cell table:formula="of:=AVERAGE([.D21:.D25])" office:value-type="float" office:value="223.41" calcext:value-type="float">
            <text:p>223.41</text:p>
          </table:table-cell>
          <table:table-cell table:formula="of:=AVERAGE([.E21:.E25])" office:value-type="float" office:value="229.224" calcext:value-type="float">
            <text:p>229.224</text:p>
          </table:table-cell>
          <table:table-cell table:formula="of:=AVERAGE([.F21:.F25])" office:value-type="float" office:value="232.05" calcext:value-type="float">
            <text:p>232.05</text:p>
          </table:table-cell>
          <table:table-cell table:formula="of:=AVERAGE([.G21:.G25])" office:value-type="float" office:value="228.84" calcext:value-type="float">
            <text:p>228.84</text:p>
          </table:table-cell>
          <table:table-cell table:formula="of:=AVERAGE([.H21:.H25])" office:value-type="float" office:value="224.162" calcext:value-type="float">
            <text:p>224.162</text:p>
          </table:table-cell>
          <table:table-cell table:formula="of:=AVERAGE([.I21:.I25])" office:value-type="float" office:value="227.466" calcext:value-type="float">
            <text:p>227.466</text:p>
          </table:table-cell>
          <table:table-cell table:formula="of:=AVERAGE([.J21:.J25])" office:value-type="float" office:value="225.804" calcext:value-type="float">
            <text:p>225.804</text:p>
          </table:table-cell>
          <table:table-cell table:formula="of:=AVERAGE([.K21:.K25])" office:value-type="float" office:value="229.974" calcext:value-type="float">
            <text:p>229.974</text:p>
          </table:table-cell>
          <table:table-cell table:formula="of:=AVERAGE([.L21:.L25])" office:value-type="float" office:value="236.736" calcext:value-type="float">
            <text:p>236.736</text:p>
          </table:table-cell>
          <table:table-cell table:formula="of:=AVERAGE([.M21:.M25])" office:value-type="float" office:value="316.902" calcext:value-type="float">
            <text:p>316.902</text:p>
          </table:table-cell>
          <table:table-cell table:formula="of:=AVERAGE([.N21:.N25])" office:value-type="float" office:value="355.714" calcext:value-type="float">
            <text:p>355.714</text:p>
          </table:table-cell>
          <table:table-cell table:formula="of:=AVERAGE([.O21:.O25])" office:value-type="float" office:value="471.12" calcext:value-type="float">
            <text:p>471.12</text:p>
          </table:table-cell>
          <table:table-cell table:formula="of:=AVERAGE([.P21:.P25])" office:value-type="float" office:value="612.566" calcext:value-type="float">
            <text:p>612.566</text:p>
          </table:table-cell>
          <table:table-cell table:formula="of:=AVERAGE([.Q21:.Q25])" office:value-type="float" office:value="929.382" calcext:value-type="float">
            <text:p>929.38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3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租户不同节点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不同</text:p>
            <text:p>节点提供者虚</text:p>
            <text:p>拟机发送带宽</text:p>
          </table:table-cell>
          <table:table-cell table:style-name="ce4" office:value-type="float" office:value="15.927" calcext:value-type="float">
            <text:p>15.927</text:p>
          </table:table-cell>
          <table:table-cell office:value-type="float" office:value="31.342" calcext:value-type="float">
            <text:p>31.342</text:p>
          </table:table-cell>
          <table:table-cell office:value-type="float" office:value="65.206" calcext:value-type="float">
            <text:p>65.206</text:p>
          </table:table-cell>
          <table:table-cell office:value-type="float" office:value="132" calcext:value-type="float">
            <text:p>132</text:p>
          </table:table-cell>
          <table:table-cell office:value-type="float" office:value="248.03" calcext:value-type="float">
            <text:p>248.03</text:p>
          </table:table-cell>
          <table:table-cell office:value-type="float" office:value="514.94" calcext:value-type="float">
            <text:p>514.94</text:p>
          </table:table-cell>
          <table:table-cell office:value-type="float" office:value="1.0585" calcext:value-type="float">
            <text:p>1.0585</text:p>
          </table:table-cell>
          <table:table-cell office:value-type="float" office:value="2.0575" calcext:value-type="float">
            <text:p>2.0575</text:p>
          </table:table-cell>
          <table:table-cell office:value-type="float" office:value="4.1197" calcext:value-type="float">
            <text:p>4.1197</text:p>
          </table:table-cell>
          <table:table-cell office:value-type="float" office:value="7.881" calcext:value-type="float">
            <text:p>7.881</text:p>
          </table:table-cell>
          <table:table-cell office:value-type="float" office:value="14.36" calcext:value-type="float">
            <text:p>14.36</text:p>
          </table:table-cell>
          <table:table-cell office:value-type="float" office:value="15.265" calcext:value-type="float">
            <text:p>15.265</text:p>
          </table:table-cell>
          <table:table-cell office:value-type="float" office:value="20.855" calcext:value-type="float">
            <text:p>20.855</text:p>
          </table:table-cell>
          <table:table-cell office:value-type="float" office:value="77.955" calcext:value-type="float">
            <text:p>77.95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33.32" calcext:value-type="float">
            <text:p>133.32</text:p>
          </table:table-cell>
        </table:table-row>
        <table:table-row table:style-name="ro1">
          <table:covered-table-cell/>
          <table:table-cell table:style-name="ce4" office:value-type="float" office:value="15.597" calcext:value-type="float">
            <text:p>15.597</text:p>
          </table:table-cell>
          <table:table-cell office:value-type="float" office:value="31.369" calcext:value-type="float">
            <text:p>31.369</text:p>
          </table:table-cell>
          <table:table-cell office:value-type="float" office:value="64.512" calcext:value-type="float">
            <text:p>64.512</text:p>
          </table:table-cell>
          <table:table-cell office:value-type="float" office:value="133.96" calcext:value-type="float">
            <text:p>133.96</text:p>
          </table:table-cell>
          <table:table-cell office:value-type="float" office:value="254.98" calcext:value-type="float">
            <text:p>254.98</text:p>
          </table:table-cell>
          <table:table-cell office:value-type="float" office:value="507.73" calcext:value-type="float">
            <text:p>507.73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2.0524" calcext:value-type="float">
            <text:p>2.0524</text:p>
          </table:table-cell>
          <table:table-cell office:value-type="float" office:value="4.0477" calcext:value-type="float">
            <text:p>4.0477</text:p>
          </table:table-cell>
          <table:table-cell office:value-type="float" office:value="8.1454" calcext:value-type="float">
            <text:p>8.1454</text:p>
          </table:table-cell>
          <table:table-cell office:value-type="float" office:value="14.152" calcext:value-type="float">
            <text:p>14.152</text:p>
          </table:table-cell>
          <table:table-cell office:value-type="float" office:value="14.876" calcext:value-type="float">
            <text:p>14.876</text:p>
          </table:table-cell>
          <table:table-cell office:value-type="float" office:value="20.341" calcext:value-type="float">
            <text:p>20.341</text:p>
          </table:table-cell>
          <table:table-cell office:value-type="float" office:value="74.875" calcext:value-type="float">
            <text:p>74.875</text:p>
          </table:table-cell>
          <table:table-cell office:value-type="float" office:value="111.03" calcext:value-type="float">
            <text:p>111.03</text:p>
          </table:table-cell>
          <table:table-cell office:value-type="float" office:value="150.24" calcext:value-type="float">
            <text:p>150.24</text:p>
          </table:table-cell>
        </table:table-row>
        <table:table-row table:style-name="ro1">
          <table:covered-table-cell/>
          <table:table-cell table:style-name="ce4" office:value-type="float" office:value="16.561" calcext:value-type="float">
            <text:p>16.561</text:p>
          </table:table-cell>
          <table:table-cell office:value-type="float" office:value="31.54" calcext:value-type="float">
            <text:p>31.54</text:p>
          </table:table-cell>
          <table:table-cell office:value-type="float" office:value="64.97" calcext:value-type="float">
            <text:p>64.97</text:p>
          </table:table-cell>
          <table:table-cell office:value-type="float" office:value="123.61" calcext:value-type="float">
            <text:p>123.61</text:p>
          </table:table-cell>
          <table:table-cell office:value-type="float" office:value="254.43" calcext:value-type="float">
            <text:p>254.43</text:p>
          </table:table-cell>
          <table:table-cell office:value-type="float" office:value="516.51" calcext:value-type="float">
            <text:p>516.51</text:p>
          </table:table-cell>
          <table:table-cell office:value-type="float" office:value="1.002" calcext:value-type="float">
            <text:p>1.002</text:p>
          </table:table-cell>
          <table:table-cell office:value-type="float" office:value="2.0669" calcext:value-type="float">
            <text:p>2.0669</text:p>
          </table:table-cell>
          <table:table-cell office:value-type="float" office:value="3.9895" calcext:value-type="float">
            <text:p>3.9895</text:p>
          </table:table-cell>
          <table:table-cell office:value-type="float" office:value="7.7875" calcext:value-type="float">
            <text:p>7.7875</text:p>
          </table:table-cell>
          <table:table-cell office:value-type="float" office:value="12.448" calcext:value-type="float">
            <text:p>12.448</text:p>
          </table:table-cell>
          <table:table-cell office:value-type="float" office:value="25.563" calcext:value-type="float">
            <text:p>25.563</text:p>
          </table:table-cell>
          <table:table-cell office:value-type="float" office:value="45.869" calcext:value-type="float">
            <text:p>45.869</text:p>
          </table:table-cell>
          <table:table-cell office:value-type="float" office:value="71.619" calcext:value-type="float">
            <text:p>71.61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40.39" calcext:value-type="float">
            <text:p>140.39</text:p>
          </table:table-cell>
        </table:table-row>
        <table:table-row table:style-name="ro1">
          <table:covered-table-cell/>
          <table:table-cell table:style-name="ce4" office:value-type="float" office:value="15.937" calcext:value-type="float">
            <text:p>15.937</text:p>
          </table:table-cell>
          <table:table-cell office:value-type="float" office:value="31.653" calcext:value-type="float">
            <text:p>31.653</text:p>
          </table:table-cell>
          <table:table-cell office:value-type="float" office:value="62.522" calcext:value-type="float">
            <text:p>62.522</text:p>
          </table:table-cell>
          <table:table-cell office:value-type="float" office:value="124.59" calcext:value-type="float">
            <text:p>124.59</text:p>
          </table:table-cell>
          <table:table-cell office:value-type="float" office:value="244.97" calcext:value-type="float">
            <text:p>244.97</text:p>
          </table:table-cell>
          <table:table-cell office:value-type="float" office:value="492.85" calcext:value-type="float">
            <text:p>492.85</text:p>
          </table:table-cell>
          <table:table-cell office:value-type="float" office:value="1.021" calcext:value-type="float">
            <text:p>1.021</text:p>
          </table:table-cell>
          <table:table-cell office:value-type="float" office:value="1.9718" calcext:value-type="float">
            <text:p>1.9718</text:p>
          </table:table-cell>
          <table:table-cell office:value-type="float" office:value="3.9841" calcext:value-type="float">
            <text:p>3.9841</text:p>
          </table:table-cell>
          <table:table-cell office:value-type="float" office:value="7.8346" calcext:value-type="float">
            <text:p>7.8346</text:p>
          </table:table-cell>
          <table:table-cell office:value-type="float" office:value="14.59" calcext:value-type="float">
            <text:p>14.59</text:p>
          </table:table-cell>
          <table:table-cell office:value-type="float" office:value="25.371" calcext:value-type="float">
            <text:p>25.371</text:p>
          </table:table-cell>
          <table:table-cell office:value-type="float" office:value="46.184" calcext:value-type="float">
            <text:p>46.184</text:p>
          </table:table-cell>
          <table:table-cell office:value-type="float" office:value="71.959" calcext:value-type="float">
            <text:p>71.959</text:p>
          </table:table-cell>
          <table:table-cell office:value-type="float" office:value="97.722" calcext:value-type="float">
            <text:p>97.722</text:p>
          </table:table-cell>
          <table:table-cell office:value-type="float" office:value="141.23" calcext:value-type="float">
            <text:p>141.23</text:p>
          </table:table-cell>
        </table:table-row>
        <table:table-row table:style-name="ro1">
          <table:covered-table-cell/>
          <table:table-cell table:style-name="ce4" office:value-type="float" office:value="15.175" calcext:value-type="float">
            <text:p>15.175</text:p>
          </table:table-cell>
          <table:table-cell office:value-type="float" office:value="29.678" calcext:value-type="float">
            <text:p>29.678</text:p>
          </table:table-cell>
          <table:table-cell office:value-type="float" office:value="58.712" calcext:value-type="float">
            <text:p>58.712</text:p>
          </table:table-cell>
          <table:table-cell office:value-type="float" office:value="118.35" calcext:value-type="float">
            <text:p>118.35</text:p>
          </table:table-cell>
          <table:table-cell office:value-type="float" office:value="235.88" calcext:value-type="float">
            <text:p>235.88</text:p>
          </table:table-cell>
          <table:table-cell office:value-type="float" office:value="467.52" calcext:value-type="float">
            <text:p>467.52</text:p>
          </table:table-cell>
          <table:table-cell office:value-type="float" office:value="0.95226" calcext:value-type="float">
            <text:p>0.95226</text:p>
          </table:table-cell>
          <table:table-cell office:value-type="float" office:value="1.8748" calcext:value-type="float">
            <text:p>1.8748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3313" calcext:value-type="float">
            <text:p>7.3313</text:p>
          </table:table-cell>
          <table:table-cell office:value-type="float" office:value="14.969" calcext:value-type="float">
            <text:p>14.969</text:p>
          </table:table-cell>
          <table:table-cell office:value-type="float" office:value="25.721" calcext:value-type="float">
            <text:p>25.721</text:p>
          </table:table-cell>
          <table:table-cell office:value-type="float" office:value="46.16" calcext:value-type="float">
            <text:p>46.16</text:p>
          </table:table-cell>
          <table:table-cell office:value-type="float" office:value="69.734" calcext:value-type="float">
            <text:p>69.734</text:p>
          </table:table-cell>
          <table:table-cell office:value-type="float" office:value="99.172" calcext:value-type="float">
            <text:p>99.172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5.8394" calcext:value-type="float">
            <text:p>15.8394</text:p>
          </table:table-cell>
          <table:table-cell table:style-name="ce4" table:formula="of:=AVERAGE( [.C4:.C8])" office:value-type="float" office:value="31.1164" calcext:value-type="float">
            <text:p>31.1164</text:p>
          </table:table-cell>
          <table:table-cell table:formula="of:=AVERAGE( [.D4:.D8])" office:value-type="float" office:value="63.1844" calcext:value-type="float">
            <text:p>63.1844</text:p>
          </table:table-cell>
          <table:table-cell table:formula="of:=AVERAGE([.E4:.E8])" office:value-type="float" office:value="126.502" calcext:value-type="float">
            <text:p>126.502</text:p>
          </table:table-cell>
          <table:table-cell table:style-name="ce1" table:formula="of:=AVERAGE([.F4:.F8])" office:value-type="float" office:value="247.658" calcext:value-type="float">
            <text:p>247.658</text:p>
          </table:table-cell>
          <table:table-cell table:style-name="ce1" table:formula="of:=AVERAGE([.G4:.G8])" office:value-type="float" office:value="499.91" calcext:value-type="float">
            <text:p>499.91</text:p>
          </table:table-cell>
          <table:table-cell table:style-name="ce1" table:formula="of:=AVERAGE([.H4:.H8])" office:value-type="float" office:value="1.006374" calcext:value-type="float">
            <text:p>1.006374</text:p>
          </table:table-cell>
          <table:table-cell table:style-name="ce1" table:formula="of:=AVERAGE([.I4:.I8])" office:value-type="float" office:value="2.00468" calcext:value-type="float">
            <text:p>2.00468</text:p>
          </table:table-cell>
          <table:table-cell table:style-name="ce1" table:formula="of:=AVERAGE([.J4:.J8])" office:value-type="float" office:value="4.00788" calcext:value-type="float">
            <text:p>4.00788</text:p>
          </table:table-cell>
          <table:table-cell table:style-name="ce1" table:formula="of:=AVERAGE([.K4:.K8])" office:value-type="float" office:value="7.79596" calcext:value-type="float">
            <text:p>7.79596</text:p>
          </table:table-cell>
          <table:table-cell table:style-name="ce1" table:formula="of:=AVERAGE([.L4:.L8])" office:value-type="float" office:value="14.1038" calcext:value-type="float">
            <text:p>14.1038</text:p>
          </table:table-cell>
          <table:table-cell table:style-name="ce1" table:formula="of:=AVERAGE([.M4:.M8])" office:value-type="float" office:value="21.3592" calcext:value-type="float">
            <text:p>21.3592</text:p>
          </table:table-cell>
          <table:table-cell table:style-name="ce1" table:formula="of:=AVERAGE([.N4:.N8])" office:value-type="float" office:value="35.8818" calcext:value-type="float">
            <text:p>35.8818</text:p>
          </table:table-cell>
          <table:table-cell table:style-name="ce1" table:formula="of:=AVERAGE([.O4:.O8])" office:value-type="float" office:value="73.2284" calcext:value-type="float">
            <text:p>73.2284</text:p>
          </table:table-cell>
          <table:table-cell table:style-name="ce1" table:formula="of:=AVERAGE([.P4:.P8])" office:value-type="float" office:value="105.1908" calcext:value-type="float">
            <text:p>105.1908</text:p>
          </table:table-cell>
          <table:table-cell table:style-name="ce1" table:formula="of:=AVERAGE([.Q4:.Q8])" office:value-type="float" office:value="141.406" calcext:value-type="float">
            <text:p>141.406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5839" calcext:value-type="float">
            <text:p>0.015839</text:p>
          </table:table-cell>
          <table:table-cell table:style-name="ce4" table:formula="of:=ROUND([.C10]/1000;6)" office:value-type="float" office:value="0.031116" calcext:value-type="float">
            <text:p>0.031116</text:p>
          </table:table-cell>
          <table:table-cell table:style-name="ce4" table:formula="of:=ROUND([.D10]/1000;6)" office:value-type="float" office:value="0.063184" calcext:value-type="float">
            <text:p>0.063184</text:p>
          </table:table-cell>
          <table:table-cell table:style-name="ce4" table:formula="of:=ROUND([.E10]/1000;6)" office:value-type="float" office:value="0.126502" calcext:value-type="float">
            <text:p>0.126502</text:p>
          </table:table-cell>
          <table:table-cell table:style-name="ce4" table:formula="of:=ROUND([.F10]/1000;6)" office:value-type="float" office:value="0.247658" calcext:value-type="float">
            <text:p>0.247658</text:p>
          </table:table-cell>
          <table:table-cell table:style-name="ce4" table:formula="of:=ROUND([.G10]/1000;6)" office:value-type="float" office:value="0.49991" calcext:value-type="float">
            <text:p>0.49991</text:p>
          </table:table-cell>
          <table:table-cell table:style-name="ce4" table:formula="of:=ROUND([.H10]/1000;6)" office:value-type="float" office:value="0.001006" calcext:value-type="float">
            <text:p>0.001006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不同</text:p>
            <text:p>节点提供者虚</text:p>
            <text:p>拟机接收带宽</text:p>
          </table:table-cell>
          <table:table-cell table:style-name="ce5" office:value-type="float" office:value="15.914" calcext:value-type="float">
            <text:p>15.914</text:p>
          </table:table-cell>
          <table:table-cell office:value-type="float" office:value="31.343" calcext:value-type="float">
            <text:p>31.343</text:p>
          </table:table-cell>
          <table:table-cell office:value-type="float" office:value="64.194" calcext:value-type="float">
            <text:p>64.194</text:p>
          </table:table-cell>
          <table:table-cell office:value-type="float" office:value="132" calcext:value-type="float">
            <text:p>132</text:p>
          </table:table-cell>
          <table:table-cell office:value-type="float" office:value="248.04" calcext:value-type="float">
            <text:p>248.04</text:p>
          </table:table-cell>
          <table:table-cell office:value-type="float" office:value="514.91" calcext:value-type="float">
            <text:p>514.91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9958" calcext:value-type="float">
            <text:p>1.9958</text:p>
          </table:table-cell>
          <table:table-cell office:value-type="float" office:value="3.5498" calcext:value-type="float">
            <text:p>3.5498</text:p>
          </table:table-cell>
          <table:table-cell office:value-type="float" office:value="6.6775" calcext:value-type="float">
            <text:p>6.6775</text:p>
          </table:table-cell>
          <table:table-cell office:value-type="float" office:value="14.175" calcext:value-type="float">
            <text:p>14.175</text:p>
          </table:table-cell>
          <table:table-cell office:value-type="float" office:value="15.131" calcext:value-type="float">
            <text:p>15.131</text:p>
          </table:table-cell>
          <table:table-cell office:value-type="float" office:value="20.613" calcext:value-type="float">
            <text:p>20.613</text:p>
          </table:table-cell>
          <table:table-cell office:value-type="float" office:value="0.70275" calcext:value-type="float">
            <text:p>0.70275</text:p>
          </table:table-cell>
          <table:table-cell office:value-type="float" office:value="1.3694" calcext:value-type="float">
            <text:p>1.3694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covered-table-cell/>
          <table:table-cell table:style-name="ce4" office:value-type="float" office:value="15.004" calcext:value-type="float">
            <text:p>15.004</text:p>
          </table:table-cell>
          <table:table-cell office:value-type="float" office:value="31.522" calcext:value-type="float">
            <text:p>31.522</text:p>
          </table:table-cell>
          <table:table-cell office:value-type="float" office:value="56.684" calcext:value-type="float">
            <text:p>56.684</text:p>
          </table:table-cell>
          <table:table-cell office:value-type="float" office:value="50.064" calcext:value-type="float">
            <text:p>50.064</text:p>
          </table:table-cell>
          <table:table-cell office:value-type="float" office:value="254.37" calcext:value-type="float">
            <text:p>254.37</text:p>
          </table:table-cell>
          <table:table-cell office:value-type="float" office:value="507.66" calcext:value-type="float">
            <text:p>507.66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1.9892" calcext:value-type="float">
            <text:p>1.9892</text:p>
          </table:table-cell>
          <table:table-cell office:value-type="float" office:value="3.6984" calcext:value-type="float">
            <text:p>3.6984</text:p>
          </table:table-cell>
          <table:table-cell office:value-type="float" office:value="6.8157" calcext:value-type="float">
            <text:p>6.8157</text:p>
          </table:table-cell>
          <table:table-cell office:value-type="float" office:value="3.5139" calcext:value-type="float">
            <text:p>3.5139</text:p>
          </table:table-cell>
          <table:table-cell office:value-type="float" office:value="14.324" calcext:value-type="float">
            <text:p>14.324</text:p>
          </table:table-cell>
          <table:table-cell office:value-type="float" office:value="20.158" calcext:value-type="float">
            <text:p>20.158</text:p>
          </table:table-cell>
          <table:table-cell office:value-type="float" office:value="0.59802" calcext:value-type="float">
            <text:p>0.59802</text:p>
          </table:table-cell>
          <table:table-cell office:value-type="float" office:value="1.3789" calcext:value-type="float">
            <text:p>1.3789</text:p>
          </table:table-cell>
          <table:table-cell office:value-type="float" office:value="2.6117" calcext:value-type="float">
            <text:p>2.6117</text:p>
          </table:table-cell>
        </table:table-row>
        <table:table-row table:style-name="ro1">
          <table:covered-table-cell/>
          <table:table-cell table:style-name="ce4" office:value-type="float" office:value="15.394" calcext:value-type="float">
            <text:p>15.394</text:p>
          </table:table-cell>
          <table:table-cell office:value-type="float" office:value="31.541" calcext:value-type="float">
            <text:p>31.541</text:p>
          </table:table-cell>
          <table:table-cell office:value-type="float" office:value="64.972" calcext:value-type="float">
            <text:p>64.972</text:p>
          </table:table-cell>
          <table:table-cell office:value-type="float" office:value="123.59" calcext:value-type="float">
            <text:p>123.59</text:p>
          </table:table-cell>
          <table:table-cell office:value-type="float" office:value="229.68" calcext:value-type="float">
            <text:p>229.68</text:p>
          </table:table-cell>
          <table:table-cell office:value-type="float" office:value="457.25" calcext:value-type="float">
            <text:p>457.25</text:p>
          </table:table-cell>
          <table:table-cell office:value-type="float" office:value="1.002" calcext:value-type="float">
            <text:p>1.002</text:p>
          </table:table-cell>
          <table:table-cell office:value-type="float" office:value="2.0287" calcext:value-type="float">
            <text:p>2.0287</text:p>
          </table:table-cell>
          <table:table-cell office:value-type="float" office:value="3.8401" calcext:value-type="float">
            <text:p>3.8401</text:p>
          </table:table-cell>
          <table:table-cell office:value-type="float" office:value="7.6844" calcext:value-type="float">
            <text:p>7.6844</text:p>
          </table:table-cell>
          <table:table-cell office:value-type="float" office:value="12.449" calcext:value-type="float">
            <text:p>12.449</text:p>
          </table:table-cell>
          <table:table-cell office:value-type="float" office:value="0.66355" calcext:value-type="float">
            <text:p>0.66355</text:p>
          </table:table-cell>
          <table:table-cell office:value-type="float" office:value="0.31477" calcext:value-type="float">
            <text:p>0.31477</text:p>
          </table:table-cell>
          <table:table-cell office:value-type="float" office:value="0.6144" calcext:value-type="float">
            <text:p>0.6144</text:p>
          </table:table-cell>
          <table:table-cell office:value-type="float" office:value="1.3844" calcext:value-type="float">
            <text:p>1.3844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covered-table-cell/>
          <table:table-cell table:style-name="ce4" office:value-type="float" office:value="15.938" calcext:value-type="float">
            <text:p>15.938</text:p>
          </table:table-cell>
          <table:table-cell office:value-type="float" office:value="30.584" calcext:value-type="float">
            <text:p>30.584</text:p>
          </table:table-cell>
          <table:table-cell office:value-type="float" office:value="62.524" calcext:value-type="float">
            <text:p>62.524</text:p>
          </table:table-cell>
          <table:table-cell office:value-type="float" office:value="124.6" calcext:value-type="float">
            <text:p>124.6</text:p>
          </table:table-cell>
          <table:table-cell office:value-type="float" office:value="244.94" calcext:value-type="float">
            <text:p>244.94</text:p>
          </table:table-cell>
          <table:table-cell office:value-type="float" office:value="492.86" calcext:value-type="float">
            <text:p>492.86</text:p>
          </table:table-cell>
          <table:table-cell office:value-type="float" office:value="1.0203" calcext:value-type="float">
            <text:p>1.0203</text:p>
          </table:table-cell>
          <table:table-cell office:value-type="float" office:value="1.9709" calcext:value-type="float">
            <text:p>1.9709</text:p>
          </table:table-cell>
          <table:table-cell office:value-type="float" office:value="3.9836" calcext:value-type="float">
            <text:p>3.9836</text:p>
          </table:table-cell>
          <table:table-cell office:value-type="float" office:value="7.5648" calcext:value-type="float">
            <text:p>7.5648</text:p>
          </table:table-cell>
          <table:table-cell office:value-type="float" office:value="13.75" calcext:value-type="float">
            <text:p>13.75</text:p>
          </table:table-cell>
          <table:table-cell office:value-type="float" office:value="2.39" calcext:value-type="float">
            <text:p>2.39</text:p>
          </table:table-cell>
          <table:table-cell office:value-type="float" office:value="0.64922" calcext:value-type="float">
            <text:p>0.64922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1.2879" calcext:value-type="float">
            <text:p>1.2879</text:p>
          </table:table-cell>
          <table:table-cell office:value-type="float" office:value="2.5921" calcext:value-type="float">
            <text:p>2.5921</text:p>
          </table:table-cell>
        </table:table-row>
        <table:table-row table:style-name="ro1">
          <table:covered-table-cell/>
          <table:table-cell office:value-type="float" office:value="13.865" calcext:value-type="float">
            <text:p>13.865</text:p>
          </table:table-cell>
          <table:table-cell office:value-type="float" office:value="29.679" calcext:value-type="float">
            <text:p>29.679</text:p>
          </table:table-cell>
          <table:table-cell office:value-type="float" office:value="58.714" calcext:value-type="float">
            <text:p>58.714</text:p>
          </table:table-cell>
          <table:table-cell office:value-type="float" office:value="118.35" calcext:value-type="float">
            <text:p>118.35</text:p>
          </table:table-cell>
          <table:table-cell office:value-type="float" office:value="235.89" calcext:value-type="float">
            <text:p>235.89</text:p>
          </table:table-cell>
          <table:table-cell office:value-type="float" office:value="336.99" calcext:value-type="float">
            <text:p>336.99</text:p>
          </table:table-cell>
          <table:table-cell office:value-type="float" office:value="0.91797" calcext:value-type="float">
            <text:p>0.91797</text:p>
          </table:table-cell>
          <table:table-cell office:value-type="float" office:value="1.8748" calcext:value-type="float">
            <text:p>1.8748</text:p>
          </table:table-cell>
          <table:table-cell office:value-type="float" office:value="3.8979" calcext:value-type="float">
            <text:p>3.8979</text:p>
          </table:table-cell>
          <table:table-cell office:value-type="float" office:value="7.3528" calcext:value-type="float">
            <text:p>7.3528</text:p>
          </table:table-cell>
          <table:table-cell office:value-type="float" office:value="13.996" calcext:value-type="float">
            <text:p>13.996</text:p>
          </table:table-cell>
          <table:table-cell office:value-type="float" office:value="1.406" calcext:value-type="float">
            <text:p>1.406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67134" calcext:value-type="float">
            <text:p>0.67134</text:p>
          </table:table-cell>
          <table:table-cell office:value-type="float" office:value="1.4418" calcext:value-type="float">
            <text:p>1.4418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5.223" calcext:value-type="float">
            <text:p>15.223</text:p>
          </table:table-cell>
          <table:table-cell table:style-name="ce1" table:formula="of:=AVERAGE([.C13:.C17])" office:value-type="float" office:value="30.9338" calcext:value-type="float">
            <text:p>30.9338</text:p>
          </table:table-cell>
          <table:table-cell table:style-name="ce1" table:formula="of:=AVERAGE([.D13:.D17])" office:value-type="float" office:value="61.4176" calcext:value-type="float">
            <text:p>61.4176</text:p>
          </table:table-cell>
          <table:table-cell table:formula="of:=AVERAGE([.E13:.E17])" office:value-type="float" office:value="109.7208" calcext:value-type="float">
            <text:p>109.7208</text:p>
          </table:table-cell>
          <table:table-cell table:formula="of:=AVERAGE([.F13:.F17])" office:value-type="float" office:value="242.584" calcext:value-type="float">
            <text:p>242.584</text:p>
          </table:table-cell>
          <table:table-cell table:formula="of:=AVERAGE([.G13:.G17])" office:value-type="float" office:value="461.934" calcext:value-type="float">
            <text:p>461.934</text:p>
          </table:table-cell>
          <table:table-cell table:formula="of:=AVERAGE([.H13:.H17])" office:value-type="float" office:value="0.994752" calcext:value-type="float">
            <text:p>0.994752</text:p>
          </table:table-cell>
          <table:table-cell table:formula="of:=AVERAGE([.I13:.I17])" office:value-type="float" office:value="1.97188" calcext:value-type="float">
            <text:p>1.97188</text:p>
          </table:table-cell>
          <table:table-cell table:formula="of:=AVERAGE([.J13:.J17])" office:value-type="float" office:value="3.79396" calcext:value-type="float">
            <text:p>3.79396</text:p>
          </table:table-cell>
          <table:table-cell table:formula="of:=AVERAGE([.K13:.K17])" office:value-type="float" office:value="7.21904" calcext:value-type="float">
            <text:p>7.21904</text:p>
          </table:table-cell>
          <table:table-cell table:formula="of:=AVERAGE([.L13:.L17])" office:value-type="float" office:value="11.57678" calcext:value-type="float">
            <text:p>11.57678</text:p>
          </table:table-cell>
          <table:table-cell table:formula="of:=AVERAGE([.M13:.M17])" office:value-type="float" office:value="6.78291" calcext:value-type="float">
            <text:p>6.78291</text:p>
          </table:table-cell>
          <table:table-cell table:formula="of:=AVERAGE([.N13:.N17])" office:value-type="float" office:value="8.52927" calcext:value-type="float">
            <text:p>8.52927</text:p>
          </table:table-cell>
          <table:table-cell table:formula="of:=AVERAGE([.O13:.O17])" office:value-type="float" office:value="0.645276" calcext:value-type="float">
            <text:p>0.645276</text:p>
          </table:table-cell>
          <table:table-cell table:formula="of:=AVERAGE([.P13:.P17])" office:value-type="float" office:value="1.37248" calcext:value-type="float">
            <text:p>1.37248</text:p>
          </table:table-cell>
          <table:table-cell table:formula="of:=AVERAGE([.Q13:.Q17])" office:value-type="float" office:value="2.63856" calcext:value-type="float">
            <text:p>2.63856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5223" calcext:value-type="float">
            <text:p>0.015223</text:p>
          </table:table-cell>
          <table:table-cell table:style-name="ce4" table:formula="of:=ROUND([.C19]/1000;6)" office:value-type="float" office:value="0.030934" calcext:value-type="float">
            <text:p>0.030934</text:p>
          </table:table-cell>
          <table:table-cell table:style-name="ce4" table:formula="of:=ROUND([.D19]/1000;6)" office:value-type="float" office:value="0.061418" calcext:value-type="float">
            <text:p>0.061418</text:p>
          </table:table-cell>
          <table:table-cell table:style-name="ce4" table:formula="of:=ROUND([.E19]/1000;6)" office:value-type="float" office:value="0.109721" calcext:value-type="float">
            <text:p>0.109721</text:p>
          </table:table-cell>
          <table:table-cell table:style-name="ce4" table:formula="of:=ROUND([.F19]/1000;6)" office:value-type="float" office:value="0.242584" calcext:value-type="float">
            <text:p>0.242584</text:p>
          </table:table-cell>
          <table:table-cell table:style-name="ce4" table:formula="of:=ROUND([.G19]/1000;6)" office:value-type="float" office:value="0.461934" calcext:value-type="float">
            <text:p>0.461934</text:p>
          </table:table-cell>
          <table:table-cell table:style-name="ce4" table:formula="of:=ROUND([.H19]/1000;6)" office:value-type="float" office:value="0.000995" calcext:value-type="float">
            <text:p>0.00099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不同租户不同</text:p>
            <text:p>节点提供者虚</text:p>
            <text:p>拟机延迟</text:p>
          </table:table-cell>
          <table:table-cell table:style-name="ce4" office:value-type="float" office:value="276.74" calcext:value-type="float">
            <text:p>276.74</text:p>
          </table:table-cell>
          <table:table-cell office:value-type="float" office:value="275.37" calcext:value-type="float">
            <text:p>275.37</text:p>
          </table:table-cell>
          <table:table-cell office:value-type="float" office:value="281.81" calcext:value-type="float">
            <text:p>281.81</text:p>
          </table:table-cell>
          <table:table-cell office:value-type="float" office:value="283.25" calcext:value-type="float">
            <text:p>283.25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94" calcext:value-type="float">
            <text:p>273.94</text:p>
          </table:table-cell>
          <table:table-cell office:value-type="float" office:value="297.57" calcext:value-type="float">
            <text:p>297.57</text:p>
          </table:table-cell>
          <table:table-cell office:value-type="float" office:value="296.87" calcext:value-type="float">
            <text:p>296.87</text:p>
          </table:table-cell>
          <table:table-cell office:value-type="float" office:value="300.89" calcext:value-type="float">
            <text:p>300.89</text:p>
          </table:table-cell>
          <table:table-cell office:value-type="float" office:value="311.87" calcext:value-type="float">
            <text:p>311.87</text:p>
          </table:table-cell>
          <table:table-cell office:value-type="float" office:value="328.46" calcext:value-type="float">
            <text:p>328.46</text:p>
          </table:table-cell>
          <table:table-cell office:value-type="float" office:value="420.26" calcext:value-type="float">
            <text:p>420.26</text:p>
          </table:table-cell>
          <table:table-cell office:value-type="float" office:value="472.26" calcext:value-type="float">
            <text:p>472.26</text:p>
          </table:table-cell>
          <table:table-cell office:value-type="float" office:value="584.45" calcext:value-type="float">
            <text:p>584.45</text:p>
          </table:table-cell>
          <table:table-cell office:value-type="float" office:value="882.22" calcext:value-type="float">
            <text:p>882.2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covered-table-cell/>
          <table:table-cell table:style-name="ce4" office:value-type="float" office:value="269.43" calcext:value-type="float">
            <text:p>269.43</text:p>
          </table:table-cell>
          <table:table-cell office:value-type="float" office:value="296.08" calcext:value-type="float">
            <text:p>296.08</text:p>
          </table:table-cell>
          <table:table-cell office:value-type="float" office:value="275.07" calcext:value-type="float">
            <text:p>275.07</text:p>
          </table:table-cell>
          <table:table-cell office:value-type="float" office:value="292.53" calcext:value-type="float">
            <text:p>292.53</text:p>
          </table:table-cell>
          <table:table-cell office:value-type="float" office:value="284.82" calcext:value-type="float">
            <text:p>284.82</text:p>
          </table:table-cell>
          <table:table-cell office:value-type="float" office:value="287.48" calcext:value-type="float">
            <text:p>287.48</text:p>
          </table:table-cell>
          <table:table-cell office:value-type="float" office:value="285.51" calcext:value-type="float">
            <text:p>285.51</text:p>
          </table:table-cell>
          <table:table-cell office:value-type="float" office:value="289.14" calcext:value-type="float">
            <text:p>289.14</text:p>
          </table:table-cell>
          <table:table-cell office:value-type="float" office:value="301.07" calcext:value-type="float">
            <text:p>301.07</text:p>
          </table:table-cell>
          <table:table-cell office:value-type="float" office:value="300.89" calcext:value-type="float">
            <text:p>300.89</text:p>
          </table:table-cell>
          <table:table-cell office:value-type="float" office:value="318.62" calcext:value-type="float">
            <text:p>318.62</text:p>
          </table:table-cell>
          <table:table-cell office:value-type="float" office:value="428.82" calcext:value-type="float">
            <text:p>428.82</text:p>
          </table:table-cell>
          <table:table-cell office:value-type="float" office:value="494.44" calcext:value-type="float">
            <text:p>494.44</text:p>
          </table:table-cell>
          <table:table-cell office:value-type="float" office:value="633.91" calcext:value-type="float">
            <text:p>633.91</text:p>
          </table:table-cell>
          <table:table-cell office:value-type="float" office:value="804" calcext:value-type="float">
            <text:p>80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covered-table-cell/>
          <table:table-cell table:style-name="ce4" office:value-type="float" office:value="277.12" calcext:value-type="float">
            <text:p>277.12</text:p>
          </table:table-cell>
          <table:table-cell office:value-type="float" office:value="285.59" calcext:value-type="float">
            <text:p>285.59</text:p>
          </table:table-cell>
          <table:table-cell office:value-type="float" office:value="277.59" calcext:value-type="float">
            <text:p>277.59</text:p>
          </table:table-cell>
          <table:table-cell office:value-type="float" office:value="272.67" calcext:value-type="float">
            <text:p>272.67</text:p>
          </table:table-cell>
          <table:table-cell office:value-type="float" office:value="284.86" calcext:value-type="float">
            <text:p>284.86</text:p>
          </table:table-cell>
          <table:table-cell office:value-type="float" office:value="292.1" calcext:value-type="float">
            <text:p>292.1</text:p>
          </table:table-cell>
          <table:table-cell office:value-type="float" office:value="272.07" calcext:value-type="float">
            <text:p>272.07</text:p>
          </table:table-cell>
          <table:table-cell office:value-type="float" office:value="290.32" calcext:value-type="float">
            <text:p>290.32</text:p>
          </table:table-cell>
          <table:table-cell office:value-type="float" office:value="292.61" calcext:value-type="float">
            <text:p>292.61</text:p>
          </table:table-cell>
          <table:table-cell office:value-type="float" office:value="298.64" calcext:value-type="float">
            <text:p>298.64</text:p>
          </table:table-cell>
          <table:table-cell office:value-type="float" office:value="322.42" calcext:value-type="float">
            <text:p>322.42</text:p>
          </table:table-cell>
          <table:table-cell office:value-type="float" office:value="404.45" calcext:value-type="float">
            <text:p>404.45</text:p>
          </table:table-cell>
          <table:table-cell office:value-type="float" office:value="469.15" calcext:value-type="float">
            <text:p>469.15</text:p>
          </table:table-cell>
          <table:table-cell office:value-type="float" office:value="571.59" calcext:value-type="float">
            <text:p>571.59</text:p>
          </table:table-cell>
          <table:table-cell office:value-type="float" office:value="783.7" calcext:value-type="float">
            <text:p>783.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covered-table-cell/>
          <table:table-cell table:style-name="ce5" office:value-type="float" office:value="280.23" calcext:value-type="float">
            <text:p>280.23</text:p>
          </table:table-cell>
          <table:table-cell office:value-type="float" office:value="290.32" calcext:value-type="float">
            <text:p>290.32</text:p>
          </table:table-cell>
          <table:table-cell office:value-type="float" office:value="291.08" calcext:value-type="float">
            <text:p>291.08</text:p>
          </table:table-cell>
          <table:table-cell office:value-type="float" office:value="286.33" calcext:value-type="float">
            <text:p>286.3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95.46" calcext:value-type="float">
            <text:p>295.46</text:p>
          </table:table-cell>
          <table:table-cell office:value-type="float" office:value="294.51" calcext:value-type="float">
            <text:p>294.51</text:p>
          </table:table-cell>
          <table:table-cell office:value-type="float" office:value="277.51" calcext:value-type="float">
            <text:p>277.51</text:p>
          </table:table-cell>
          <table:table-cell office:value-type="float" office:value="289.39" calcext:value-type="float">
            <text:p>289.39</text:p>
          </table:table-cell>
          <table:table-cell office:value-type="float" office:value="317.46" calcext:value-type="float">
            <text:p>317.46</text:p>
          </table:table-cell>
          <table:table-cell office:value-type="float" office:value="319.8" calcext:value-type="float">
            <text:p>319.8</text:p>
          </table:table-cell>
          <table:table-cell office:value-type="float" office:value="416.32" calcext:value-type="float">
            <text:p>416.32</text:p>
          </table:table-cell>
          <table:table-cell office:value-type="float" office:value="483.68" calcext:value-type="float">
            <text:p>483.68</text:p>
          </table:table-cell>
          <table:table-cell office:value-type="float" office:value="550.36" calcext:value-type="float">
            <text:p>550.36</text:p>
          </table:table-cell>
          <table:table-cell office:value-type="float" office:value="830.91" calcext:value-type="float">
            <text:p>830.9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covered-table-cell/>
          <table:table-cell table:style-name="ce4" office:value-type="float" office:value="285.59" calcext:value-type="float">
            <text:p>285.59</text:p>
          </table:table-cell>
          <table:table-cell office:value-type="float" office:value="285.67" calcext:value-type="float">
            <text:p>285.67</text:p>
          </table:table-cell>
          <table:table-cell office:value-type="float" office:value="271.04" calcext:value-type="float">
            <text:p>271.04</text:p>
          </table:table-cell>
          <table:table-cell office:value-type="float" office:value="279.99" calcext:value-type="float">
            <text:p>279.99</text:p>
          </table:table-cell>
          <table:table-cell office:value-type="float" office:value="273.04" calcext:value-type="float">
            <text:p>273.04</text:p>
          </table:table-cell>
          <table:table-cell office:value-type="float" office:value="281.1" calcext:value-type="float">
            <text:p>281.1</text:p>
          </table:table-cell>
          <table:table-cell office:value-type="float" office:value="278.82" calcext:value-type="float">
            <text:p>278.82</text:p>
          </table:table-cell>
          <table:table-cell office:value-type="float" office:value="304.83" calcext:value-type="float">
            <text:p>304.83</text:p>
          </table:table-cell>
          <table:table-cell office:value-type="float" office:value="314.81" calcext:value-type="float">
            <text:p>314.81</text:p>
          </table:table-cell>
          <table:table-cell office:value-type="float" office:value="307.36" calcext:value-type="float">
            <text:p>307.36</text:p>
          </table:table-cell>
          <table:table-cell office:value-type="float" office:value="336.76" calcext:value-type="float">
            <text:p>336.76</text:p>
          </table:table-cell>
          <table:table-cell office:value-type="float" office:value="422.74" calcext:value-type="float">
            <text:p>422.74</text:p>
          </table:table-cell>
          <table:table-cell office:value-type="float" office:value="489.12" calcext:value-type="float">
            <text:p>489.12</text:p>
          </table:table-cell>
          <table:table-cell office:value-type="float" office:value="600.06" calcext:value-type="float">
            <text:p>600.06</text:p>
          </table:table-cell>
          <table:table-cell office:value-type="float" office:value="814.66" calcext:value-type="float">
            <text:p>814.6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77.822" calcext:value-type="float">
            <text:p>277.822</text:p>
          </table:table-cell>
          <table:table-cell table:formula="of:=AVERAGE([.C21:.C25])" office:value-type="float" office:value="286.606" calcext:value-type="float">
            <text:p>286.606</text:p>
          </table:table-cell>
          <table:table-cell table:formula="of:=AVERAGE([.D21:.D25])" office:value-type="float" office:value="279.318" calcext:value-type="float">
            <text:p>279.318</text:p>
          </table:table-cell>
          <table:table-cell table:formula="of:=AVERAGE([.E21:.E25])" office:value-type="float" office:value="282.954" calcext:value-type="float">
            <text:p>282.954</text:p>
          </table:table-cell>
          <table:table-cell table:formula="of:=AVERAGE([.F21:.F25])" office:value-type="float" office:value="280.476" calcext:value-type="float">
            <text:p>280.476</text:p>
          </table:table-cell>
          <table:table-cell table:formula="of:=AVERAGE([.G21:.G25])" office:value-type="float" office:value="286.016" calcext:value-type="float">
            <text:p>286.016</text:p>
          </table:table-cell>
          <table:table-cell table:formula="of:=AVERAGE([.H21:.H25])" office:value-type="float" office:value="285.696" calcext:value-type="float">
            <text:p>285.696</text:p>
          </table:table-cell>
          <table:table-cell table:formula="of:=AVERAGE([.I21:.I25])" office:value-type="float" office:value="291.734" calcext:value-type="float">
            <text:p>291.734</text:p>
          </table:table-cell>
          <table:table-cell table:formula="of:=AVERAGE([.J21:.J25])" office:value-type="float" office:value="299.754" calcext:value-type="float">
            <text:p>299.754</text:p>
          </table:table-cell>
          <table:table-cell table:formula="of:=AVERAGE([.K21:.K25])" office:value-type="float" office:value="307.244" calcext:value-type="float">
            <text:p>307.244</text:p>
          </table:table-cell>
          <table:table-cell table:formula="of:=AVERAGE([.L21:.L25])" office:value-type="float" office:value="325.212" calcext:value-type="float">
            <text:p>325.212</text:p>
          </table:table-cell>
          <table:table-cell table:formula="of:=AVERAGE([.M21:.M25])" office:value-type="float" office:value="418.518" calcext:value-type="float">
            <text:p>418.518</text:p>
          </table:table-cell>
          <table:table-cell table:formula="of:=AVERAGE([.N21:.N25])" office:value-type="float" office:value="481.73" calcext:value-type="float">
            <text:p>481.73</text:p>
          </table:table-cell>
          <table:table-cell table:formula="of:=AVERAGE([.O21:.O25])" office:value-type="float" office:value="588.074" calcext:value-type="float">
            <text:p>588.074</text:p>
          </table:table-cell>
          <table:table-cell table:formula="of:=AVERAGE([.P21:.P25])" office:value-type="float" office:value="823.098" calcext:value-type="float">
            <text:p>823.098</text:p>
          </table:table-cell>
          <table:table-cell table:formula="of:=AVERAGE([.Q21:.Q25])" office:value-type="float" office:value="1289.6" calcext:value-type="float">
            <text:p>1289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4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<text:span text:style-name="T1">服务器的计算节点1和计算节点2</text:span>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服务器的计算</text:span></text:p>
            <text:p><text:span text:style-name="T2">节点1和计算</text:span></text:p>
            <text:p><text:span text:style-name="T2">节点2发送带宽</text:span></text:p>
          </table:table-cell>
          <table:table-cell table:style-name="ce4" office:value-type="float" office:value="473.93" calcext:value-type="float">
            <text:p>473.93</text:p>
          </table:table-cell>
          <table:table-cell office:value-type="float" office:value="899.09" calcext:value-type="float">
            <text:p>899.09</text:p>
          </table:table-cell>
          <table:table-cell office:value-type="float" office:value="1.9369" calcext:value-type="float">
            <text:p>1.9369</text:p>
          </table:table-cell>
          <table:table-cell office:value-type="float" office:value="3.8118" calcext:value-type="float">
            <text:p>3.8118</text:p>
          </table:table-cell>
          <table:table-cell office:value-type="float" office:value="7.5335" calcext:value-type="float">
            <text:p>7.5335</text:p>
          </table:table-cell>
          <table:table-cell office:value-type="float" office:value="15.277" calcext:value-type="float">
            <text:p>15.277</text:p>
          </table:table-cell>
          <table:table-cell office:value-type="float" office:value="30.991" calcext:value-type="float">
            <text:p>30.991</text:p>
          </table:table-cell>
          <table:table-cell office:value-type="float" office:value="61.147" calcext:value-type="float">
            <text:p>61.147</text:p>
          </table:table-cell>
          <table:table-cell office:value-type="float" office:value="97.898" calcext:value-type="float">
            <text:p>97.898</text:p>
          </table:table-cell>
          <table:table-cell office:value-type="float" office:value="110" calcext:value-type="float">
            <text:p>110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9" calcext:value-type="float">
            <text:p>117.49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7" calcext:value-type="float">
            <text:p>119.57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87" calcext:value-type="float">
            <text:p>119.87</text:p>
          </table:table-cell>
        </table:table-row>
        <table:table-row table:style-name="ro1">
          <table:covered-table-cell/>
          <table:table-cell table:style-name="ce4" office:value-type="float" office:value="476.08" calcext:value-type="float">
            <text:p>476.08</text:p>
          </table:table-cell>
          <table:table-cell office:value-type="float" office:value="961.79" calcext:value-type="float">
            <text:p>961.79</text:p>
          </table:table-cell>
          <table:table-cell office:value-type="float" office:value="1.8813" calcext:value-type="float">
            <text:p>1.8813</text:p>
          </table:table-cell>
          <table:table-cell office:value-type="float" office:value="3.7546" calcext:value-type="float">
            <text:p>3.7546</text:p>
          </table:table-cell>
          <table:table-cell office:value-type="float" office:value="7.6574" calcext:value-type="float">
            <text:p>7.6574</text:p>
          </table:table-cell>
          <table:table-cell office:value-type="float" office:value="15.38" calcext:value-type="float">
            <text:p>15.38</text:p>
          </table:table-cell>
          <table:table-cell office:value-type="float" office:value="31.992" calcext:value-type="float">
            <text:p>31.992</text:p>
          </table:table-cell>
          <table:table-cell office:value-type="float" office:value="60.307" calcext:value-type="float">
            <text:p>60.307</text:p>
          </table:table-cell>
          <table:table-cell office:value-type="float" office:value="98.072" calcext:value-type="float">
            <text:p>98.072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04" calcext:value-type="float">
            <text:p>119.04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covered-table-cell/>
          <table:table-cell table:style-name="ce4" office:value-type="float" office:value="465.37" calcext:value-type="float">
            <text:p>465.37</text:p>
          </table:table-cell>
          <table:table-cell office:value-type="float" office:value="981.95" calcext:value-type="float">
            <text:p>981.95</text:p>
          </table:table-cell>
          <table:table-cell office:value-type="float" office:value="1.9018" calcext:value-type="float">
            <text:p>1.9018</text:p>
          </table:table-cell>
          <table:table-cell office:value-type="float" office:value="3.5977" calcext:value-type="float">
            <text:p>3.5977</text:p>
          </table:table-cell>
          <table:table-cell office:value-type="float" office:value="7.8141" calcext:value-type="float">
            <text:p>7.8141</text:p>
          </table:table-cell>
          <table:table-cell office:value-type="float" office:value="15.441" calcext:value-type="float">
            <text:p>15.441</text:p>
          </table:table-cell>
          <table:table-cell office:value-type="float" office:value="30.933" calcext:value-type="float">
            <text:p>30.933</text:p>
          </table:table-cell>
          <table:table-cell office:value-type="float" office:value="61.489" calcext:value-type="float">
            <text:p>61.489</text:p>
          </table:table-cell>
          <table:table-cell office:value-type="float" office:value="98.065" calcext:value-type="float">
            <text:p>98.065</text:p>
          </table:table-cell>
          <table:table-cell office:value-type="float" office:value="110" calcext:value-type="float">
            <text:p>110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covered-table-cell/>
          <table:table-cell table:style-name="ce4" office:value-type="float" office:value="407.16" calcext:value-type="float">
            <text:p>407.16</text:p>
          </table:table-cell>
          <table:table-cell office:value-type="float" office:value="1007" calcext:value-type="float">
            <text:p>1007</text:p>
          </table:table-cell>
          <table:table-cell office:value-type="float" office:value="1.9399" calcext:value-type="float">
            <text:p>1.9399</text:p>
          </table:table-cell>
          <table:table-cell office:value-type="float" office:value="3.8403" calcext:value-type="float">
            <text:p>3.8403</text:p>
          </table:table-cell>
          <table:table-cell office:value-type="float" office:value="8.0837" calcext:value-type="float">
            <text:p>8.0837</text:p>
          </table:table-cell>
          <table:table-cell office:value-type="float" office:value="16.507" calcext:value-type="float">
            <text:p>16.507</text:p>
          </table:table-cell>
          <table:table-cell office:value-type="float" office:value="30.645" calcext:value-type="float">
            <text:p>30.645</text:p>
          </table:table-cell>
          <table:table-cell office:value-type="float" office:value="65.11" calcext:value-type="float">
            <text:p>65.11</text:p>
          </table:table-cell>
          <table:table-cell office:value-type="float" office:value="97.991" calcext:value-type="float">
            <text:p>97.991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8" calcext:value-type="float">
            <text:p>117.48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covered-table-cell/>
          <table:table-cell table:style-name="ce4" office:value-type="float" office:value="489.2" calcext:value-type="float">
            <text:p>489.2</text:p>
          </table:table-cell>
          <table:table-cell office:value-type="float" office:value="972.98" calcext:value-type="float">
            <text:p>972.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8298" calcext:value-type="float">
            <text:p>3.8298</text:p>
          </table:table-cell>
          <table:table-cell office:value-type="float" office:value="8.0378" calcext:value-type="float">
            <text:p>8.0378</text:p>
          </table:table-cell>
          <table:table-cell office:value-type="float" office:value="14.728" calcext:value-type="float">
            <text:p>14.728</text:p>
          </table:table-cell>
          <table:table-cell office:value-type="float" office:value="31.809" calcext:value-type="float">
            <text:p>31.809</text:p>
          </table:table-cell>
          <table:table-cell office:value-type="float" office:value="63.671" calcext:value-type="float">
            <text:p>63.671</text:p>
          </table:table-cell>
          <table:table-cell office:value-type="float" office:value="97.839" calcext:value-type="float">
            <text:p>97.839</text:p>
          </table:table-cell>
          <table:table-cell office:value-type="float" office:value="110" calcext:value-type="float">
            <text:p>110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7" calcext:value-type="float">
            <text:p>119.57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9.87" calcext:value-type="float">
            <text:p>119.87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462.348" calcext:value-type="float">
            <text:p>462.348</text:p>
          </table:table-cell>
          <table:table-cell table:style-name="ce4" table:formula="of:=AVERAGE( [.C4:.C8])" office:value-type="float" office:value="964.562" calcext:value-type="float">
            <text:p>964.562</text:p>
          </table:table-cell>
          <table:table-cell table:formula="of:=AVERAGE( [.D4:.D8])" office:value-type="float" office:value="1.92958" calcext:value-type="float">
            <text:p>1.92958</text:p>
          </table:table-cell>
          <table:table-cell table:formula="of:=AVERAGE([.E4:.E8])" office:value-type="float" office:value="3.76684" calcext:value-type="float">
            <text:p>3.76684</text:p>
          </table:table-cell>
          <table:table-cell table:style-name="ce1" table:formula="of:=AVERAGE([.F4:.F8])" office:value-type="float" office:value="7.8253" calcext:value-type="float">
            <text:p>7.8253</text:p>
          </table:table-cell>
          <table:table-cell table:style-name="ce1" table:formula="of:=AVERAGE([.G4:.G8])" office:value-type="float" office:value="15.4666" calcext:value-type="float">
            <text:p>15.4666</text:p>
          </table:table-cell>
          <table:table-cell table:style-name="ce1" table:formula="of:=AVERAGE([.H4:.H8])" office:value-type="float" office:value="31.274" calcext:value-type="float">
            <text:p>31.274</text:p>
          </table:table-cell>
          <table:table-cell table:style-name="ce1" table:formula="of:=AVERAGE([.I4:.I8])" office:value-type="float" office:value="62.3448" calcext:value-type="float">
            <text:p>62.3448</text:p>
          </table:table-cell>
          <table:table-cell table:style-name="ce1" table:formula="of:=AVERAGE([.J4:.J8])" office:value-type="float" office:value="97.973" calcext:value-type="float">
            <text:p>97.973</text:p>
          </table:table-cell>
          <table:table-cell table:style-name="ce1" table:formula="of:=AVERAGE([.K4:.K8])" office:value-type="float" office:value="109.996" calcext:value-type="float">
            <text:p>109.996</text:p>
          </table:table-cell>
          <table:table-cell table:style-name="ce1" table:formula="of:=AVERAGE([.L4:.L8])" office:value-type="float" office:value="117.034" calcext:value-type="float">
            <text:p>117.034</text:p>
          </table:table-cell>
          <table:table-cell table:style-name="ce1" table:formula="of:=AVERAGE([.M4:.M8])" office:value-type="float" office:value="117.492" calcext:value-type="float">
            <text:p>117.492</text:p>
          </table:table-cell>
          <table:table-cell table:style-name="ce1" table:formula="of:=AVERAGE([.N4:.N8])" office:value-type="float" office:value="119.458" calcext:value-type="float">
            <text:p>119.458</text:p>
          </table:table-cell>
          <table:table-cell table:style-name="ce1" table:formula="of:=AVERAGE([.O4:.O8])" office:value-type="float" office:value="119.576" calcext:value-type="float">
            <text:p>119.576</text:p>
          </table:table-cell>
          <table:table-cell table:style-name="ce1" table:formula="of:=AVERAGE([.P4:.P8])" office:value-type="float" office:value="119.404" calcext:value-type="float">
            <text:p>119.404</text:p>
          </table:table-cell>
          <table:table-cell table:style-name="ce1" table:formula="of:=AVERAGE([.Q4:.Q8])" office:value-type="float" office:value="119.884" calcext:value-type="float">
            <text:p>119.884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462348" calcext:value-type="float">
            <text:p>0.462348</text:p>
          </table:table-cell>
          <table:table-cell table:style-name="ce4" table:formula="of:=ROUND([.C10]/1000;6)" office:value-type="float" office:value="0.964562" calcext:value-type="float">
            <text:p>0.964562</text:p>
          </table:table-cell>
          <table:table-cell table:style-name="ce4" table:formula="of:=ROUND([.D10]/1000;6)" office:value-type="float" office:value="0.00193" calcext:value-type="float">
            <text:p>0.00193</text:p>
          </table:table-cell>
          <table:table-cell table:style-name="ce4" table:formula="of:=ROUND([.E10]/1000;6)" office:value-type="float" office:value="0.003767" calcext:value-type="float">
            <text:p>0.003767</text:p>
          </table:table-cell>
          <table:table-cell table:style-name="ce4" table:formula="of:=ROUND([.F10]/1000;6)" office:value-type="float" office:value="0.007825" calcext:value-type="float">
            <text:p>0.007825</text:p>
          </table:table-cell>
          <table:table-cell table:style-name="ce4" table:formula="of:=ROUND([.G10]/1000;6)" office:value-type="float" office:value="0.015467" calcext:value-type="float">
            <text:p>0.015467</text:p>
          </table:table-cell>
          <table:table-cell table:style-name="ce4" table:formula="of:=ROUND([.H10]/1000;6)" office:value-type="float" office:value="0.031274" calcext:value-type="float">
            <text:p>0.03127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服务器的计算</text:span></text:p>
            <text:p><text:span text:style-name="T2">节点1和计算</text:span></text:p>
            <text:p><text:span text:style-name="T2">节点2接收带宽</text:span></text:p>
          </table:table-cell>
          <table:table-cell table:style-name="ce5" office:value-type="float" office:value="387.5" calcext:value-type="float">
            <text:p>387.5</text:p>
          </table:table-cell>
          <table:table-cell office:value-type="float" office:value="638.27" calcext:value-type="float">
            <text:p>638.27</text:p>
          </table:table-cell>
          <table:table-cell office:value-type="float" office:value="1.6784" calcext:value-type="float">
            <text:p>1.6784</text:p>
          </table:table-cell>
          <table:table-cell office:value-type="float" office:value="3.3959" calcext:value-type="float">
            <text:p>3.3959</text:p>
          </table:table-cell>
          <table:table-cell office:value-type="float" office:value="5.997" calcext:value-type="float">
            <text:p>5.997</text:p>
          </table:table-cell>
          <table:table-cell office:value-type="float" office:value="12.847" calcext:value-type="float">
            <text:p>12.847</text:p>
          </table:table-cell>
          <table:table-cell office:value-type="float" office:value="27.041" calcext:value-type="float">
            <text:p>27.041</text:p>
          </table:table-cell>
          <table:table-cell office:value-type="float" office:value="49.419" calcext:value-type="float">
            <text:p>49.419</text:p>
          </table:table-cell>
          <table:table-cell office:value-type="float" office:value="95.096" calcext:value-type="float">
            <text:p>95.096</text:p>
          </table:table-cell>
          <table:table-cell office:value-type="float" office:value="109.96" calcext:value-type="float">
            <text:p>109.9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7.37" calcext:value-type="float">
            <text:p>117.37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table:style-name="ce4" office:value-type="float" office:value="317.47" calcext:value-type="float">
            <text:p>317.47</text:p>
          </table:table-cell>
          <table:table-cell office:value-type="float" office:value="874.91" calcext:value-type="float">
            <text:p>874.91</text:p>
          </table:table-cell>
          <table:table-cell office:value-type="float" office:value="1.6949" calcext:value-type="float">
            <text:p>1.6949</text:p>
          </table:table-cell>
          <table:table-cell office:value-type="float" office:value="3.2555" calcext:value-type="float">
            <text:p>3.2555</text:p>
          </table:table-cell>
          <table:table-cell office:value-type="float" office:value="6.0471" calcext:value-type="float">
            <text:p>6.0471</text:p>
          </table:table-cell>
          <table:table-cell office:value-type="float" office:value="13.137" calcext:value-type="float">
            <text:p>13.137</text:p>
          </table:table-cell>
          <table:table-cell office:value-type="float" office:value="27.136" calcext:value-type="float">
            <text:p>27.136</text:p>
          </table:table-cell>
          <table:table-cell office:value-type="float" office:value="56.087" calcext:value-type="float">
            <text:p>56.087</text:p>
          </table:table-cell>
          <table:table-cell office:value-type="float" office:value="95.793" calcext:value-type="float">
            <text:p>95.793</text:p>
          </table:table-cell>
          <table:table-cell office:value-type="float" office:value="109.96" calcext:value-type="float">
            <text:p>109.9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table:style-name="ce4" office:value-type="float" office:value="412.71" calcext:value-type="float">
            <text:p>412.71</text:p>
          </table:table-cell>
          <table:table-cell office:value-type="float" office:value="825.38" calcext:value-type="float">
            <text:p>825.38</text:p>
          </table:table-cell>
          <table:table-cell office:value-type="float" office:value="1.5804" calcext:value-type="float">
            <text:p>1.5804</text:p>
          </table:table-cell>
          <table:table-cell office:value-type="float" office:value="3.3629" calcext:value-type="float">
            <text:p>3.3629</text:p>
          </table:table-cell>
          <table:table-cell office:value-type="float" office:value="6.6287" calcext:value-type="float">
            <text:p>6.6287</text:p>
          </table:table-cell>
          <table:table-cell office:value-type="float" office:value="13.884" calcext:value-type="float">
            <text:p>13.884</text:p>
          </table:table-cell>
          <table:table-cell office:value-type="float" office:value="27.07" calcext:value-type="float">
            <text:p>27.07</text:p>
          </table:table-cell>
          <table:table-cell office:value-type="float" office:value="56.334" calcext:value-type="float">
            <text:p>56.334</text:p>
          </table:table-cell>
          <table:table-cell office:value-type="float" office:value="98.043" calcext:value-type="float">
            <text:p>98.043</text:p>
          </table:table-cell>
          <table:table-cell office:value-type="float" office:value="109.95" calcext:value-type="float">
            <text:p>109.95</text:p>
          </table:table-cell>
          <table:table-cell office:value-type="float" office:value="116.98" calcext:value-type="float">
            <text:p>116.98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table:style-name="ce4" office:value-type="float" office:value="314.44" calcext:value-type="float">
            <text:p>314.44</text:p>
          </table:table-cell>
          <table:table-cell office:value-type="float" office:value="845.61" calcext:value-type="float">
            <text:p>845.61</text:p>
          </table:table-cell>
          <table:table-cell office:value-type="float" office:value="1.7894" calcext:value-type="float">
            <text:p>1.7894</text:p>
          </table:table-cell>
          <table:table-cell office:value-type="float" office:value="3.5309" calcext:value-type="float">
            <text:p>3.5309</text:p>
          </table:table-cell>
          <table:table-cell office:value-type="float" office:value="7.3151" calcext:value-type="float">
            <text:p>7.3151</text:p>
          </table:table-cell>
          <table:table-cell office:value-type="float" office:value="13.655" calcext:value-type="float">
            <text:p>13.655</text:p>
          </table:table-cell>
          <table:table-cell office:value-type="float" office:value="27.57" calcext:value-type="float">
            <text:p>27.57</text:p>
          </table:table-cell>
          <table:table-cell office:value-type="float" office:value="55.623" calcext:value-type="float">
            <text:p>55.623</text:p>
          </table:table-cell>
          <table:table-cell office:value-type="float" office:value="95.079" calcext:value-type="float">
            <text:p>95.079</text:p>
          </table:table-cell>
          <table:table-cell office:value-type="float" office:value="109.96" calcext:value-type="float">
            <text:p>109.9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7.39" calcext:value-type="float">
            <text:p>117.39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14" calcext:value-type="float">
            <text:p>119.14</text:p>
          </table:table-cell>
        </table:table-row>
        <table:table-row table:style-name="ro1">
          <table:covered-table-cell/>
          <table:table-cell office:value-type="float" office:value="417.9" calcext:value-type="float">
            <text:p>417.9</text:p>
          </table:table-cell>
          <table:table-cell office:value-type="float" office:value="875.78" calcext:value-type="float">
            <text:p>875.78</text:p>
          </table:table-cell>
          <table:table-cell office:value-type="float" office:value="1.7139" calcext:value-type="float">
            <text:p>1.7139</text:p>
          </table:table-cell>
          <table:table-cell office:value-type="float" office:value="3.513" calcext:value-type="float">
            <text:p>3.513</text:p>
          </table:table-cell>
          <table:table-cell office:value-type="float" office:value="7.015" calcext:value-type="float">
            <text:p>7.015</text:p>
          </table:table-cell>
          <table:table-cell office:value-type="float" office:value="14.167" calcext:value-type="float">
            <text:p>14.167</text:p>
          </table:table-cell>
          <table:table-cell office:value-type="float" office:value="26.668" calcext:value-type="float">
            <text:p>26.668</text:p>
          </table:table-cell>
          <table:table-cell office:value-type="float" office:value="53.622" calcext:value-type="float">
            <text:p>53.622</text:p>
          </table:table-cell>
          <table:table-cell office:value-type="float" office:value="94.562" calcext:value-type="float">
            <text:p>94.562</text:p>
          </table:table-cell>
          <table:table-cell office:value-type="float" office:value="109.96" calcext:value-type="float">
            <text:p>109.9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7.37" calcext:value-type="float">
            <text:p>117.37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75" calcext:value-type="float">
            <text:p>119.75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370.004" calcext:value-type="float">
            <text:p>370.004</text:p>
          </table:table-cell>
          <table:table-cell table:style-name="ce1" table:formula="of:=AVERAGE([.C13:.C17])" office:value-type="float" office:value="811.99" calcext:value-type="float">
            <text:p>811.99</text:p>
          </table:table-cell>
          <table:table-cell table:style-name="ce1" table:formula="of:=AVERAGE([.D13:.D17])" office:value-type="float" office:value="1.6914" calcext:value-type="float">
            <text:p>1.6914</text:p>
          </table:table-cell>
          <table:table-cell table:formula="of:=AVERAGE([.E13:.E17])" office:value-type="float" office:value="3.41164" calcext:value-type="float">
            <text:p>3.41164</text:p>
          </table:table-cell>
          <table:table-cell table:formula="of:=AVERAGE([.F13:.F17])" office:value-type="float" office:value="6.60058" calcext:value-type="float">
            <text:p>6.60058</text:p>
          </table:table-cell>
          <table:table-cell table:formula="of:=AVERAGE([.G13:.G17])" office:value-type="float" office:value="13.538" calcext:value-type="float">
            <text:p>13.538</text:p>
          </table:table-cell>
          <table:table-cell table:formula="of:=AVERAGE([.H13:.H17])" office:value-type="float" office:value="27.097" calcext:value-type="float">
            <text:p>27.097</text:p>
          </table:table-cell>
          <table:table-cell table:formula="of:=AVERAGE([.I13:.I17])" office:value-type="float" office:value="54.217" calcext:value-type="float">
            <text:p>54.217</text:p>
          </table:table-cell>
          <table:table-cell table:formula="of:=AVERAGE([.J13:.J17])" office:value-type="float" office:value="95.7146" calcext:value-type="float">
            <text:p>95.7146</text:p>
          </table:table-cell>
          <table:table-cell table:formula="of:=AVERAGE([.K13:.K17])" office:value-type="float" office:value="109.958" calcext:value-type="float">
            <text:p>109.958</text:p>
          </table:table-cell>
          <table:table-cell table:formula="of:=AVERAGE([.L13:.L17])" office:value-type="float" office:value="116.988" calcext:value-type="float">
            <text:p>116.988</text:p>
          </table:table-cell>
          <table:table-cell table:formula="of:=AVERAGE([.M13:.M17])" office:value-type="float" office:value="117.378" calcext:value-type="float">
            <text:p>117.378</text:p>
          </table:table-cell>
          <table:table-cell table:formula="of:=AVERAGE([.N13:.N17])" office:value-type="float" office:value="119.33" calcext:value-type="float">
            <text:p>119.33</text:p>
          </table:table-cell>
          <table:table-cell table:formula="of:=AVERAGE([.O13:.O17])" office:value-type="float" office:value="119.446" calcext:value-type="float">
            <text:p>119.446</text:p>
          </table:table-cell>
          <table:table-cell table:formula="of:=AVERAGE([.P13:.P17])" office:value-type="float" office:value="119.5" calcext:value-type="float">
            <text:p>119.5</text:p>
          </table:table-cell>
          <table:table-cell table:formula="of:=AVERAGE([.Q13:.Q17])" office:value-type="float" office:value="119.616" calcext:value-type="float">
            <text:p>119.616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370004" calcext:value-type="float">
            <text:p>0.370004</text:p>
          </table:table-cell>
          <table:table-cell table:style-name="ce4" table:formula="of:=ROUND([.C19]/1000;6)" office:value-type="float" office:value="0.81199" calcext:value-type="float">
            <text:p>0.81199</text:p>
          </table:table-cell>
          <table:table-cell table:style-name="ce4" table:formula="of:=ROUND([.D19]/1000;6)" office:value-type="float" office:value="0.001691" calcext:value-type="float">
            <text:p>0.001691</text:p>
          </table:table-cell>
          <table:table-cell table:style-name="ce4" table:formula="of:=ROUND([.E19]/1000;6)" office:value-type="float" office:value="0.003412" calcext:value-type="float">
            <text:p>0.003412</text:p>
          </table:table-cell>
          <table:table-cell table:style-name="ce4" table:formula="of:=ROUND([.F19]/1000;6)" office:value-type="float" office:value="0.006601" calcext:value-type="float">
            <text:p>0.006601</text:p>
          </table:table-cell>
          <table:table-cell table:style-name="ce4" table:formula="of:=ROUND([.G19]/1000;6)" office:value-type="float" office:value="0.013538" calcext:value-type="float">
            <text:p>0.013538</text:p>
          </table:table-cell>
          <table:table-cell table:style-name="ce4" table:formula="of:=ROUND([.H19]/1000;6)" office:value-type="float" office:value="0.027097" calcext:value-type="float">
            <text:p>0.02709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服务器的计算</text:span></text:p>
            <text:p><text:span text:style-name="T2">节点1和计算</text:span></text:p>
            <text:p><text:span text:style-name="T2">节点2延迟</text:span></text:p>
          </table:table-cell>
          <table:table-cell table:style-name="ce4" office:value-type="float" office:value="51.488" calcext:value-type="float">
            <text:p>51.488</text:p>
          </table:table-cell>
          <table:table-cell office:value-type="float" office:value="51.298" calcext:value-type="float">
            <text:p>51.298</text:p>
          </table:table-cell>
          <table:table-cell office:value-type="float" office:value="50.62" calcext:value-type="float">
            <text:p>50.62</text:p>
          </table:table-cell>
          <table:table-cell office:value-type="float" office:value="52.637" calcext:value-type="float">
            <text:p>52.637</text:p>
          </table:table-cell>
          <table:table-cell office:value-type="float" office:value="52.754" calcext:value-type="float">
            <text:p>52.754</text:p>
          </table:table-cell>
          <table:table-cell office:value-type="float" office:value="51.499" calcext:value-type="float">
            <text:p>51.499</text:p>
          </table:table-cell>
          <table:table-cell office:value-type="float" office:value="54.218" calcext:value-type="float">
            <text:p>54.218</text:p>
          </table:table-cell>
          <table:table-cell office:value-type="float" office:value="56.912" calcext:value-type="float">
            <text:p>56.912</text:p>
          </table:table-cell>
          <table:table-cell office:value-type="float" office:value="57.169" calcext:value-type="float">
            <text:p>57.169</text:p>
          </table:table-cell>
          <table:table-cell office:value-type="float" office:value="65.621" calcext:value-type="float">
            <text:p>65.621</text:p>
          </table:table-cell>
          <table:table-cell office:value-type="float" office:value="80.032" calcext:value-type="float">
            <text:p>80.032</text:p>
          </table:table-cell>
          <table:table-cell office:value-type="float" office:value="101.02" calcext:value-type="float">
            <text:p>101.02</text:p>
          </table:table-cell>
          <table:table-cell office:value-type="float" office:value="122.31" calcext:value-type="float">
            <text:p>122.31</text:p>
          </table:table-cell>
          <table:table-cell office:value-type="float" office:value="156.7" calcext:value-type="float">
            <text:p>156.7</text:p>
          </table:table-cell>
          <table:table-cell office:value-type="float" office:value="230.71" calcext:value-type="float">
            <text:p>230.71</text:p>
          </table:table-cell>
          <table:table-cell office:value-type="float" office:value="382.78" calcext:value-type="float">
            <text:p>382.78</text:p>
          </table:table-cell>
        </table:table-row>
        <table:table-row table:style-name="ro1">
          <table:covered-table-cell/>
          <table:table-cell table:style-name="ce4" office:value-type="float" office:value="54.543" calcext:value-type="float">
            <text:p>54.543</text:p>
          </table:table-cell>
          <table:table-cell office:value-type="float" office:value="53.322" calcext:value-type="float">
            <text:p>53.322</text:p>
          </table:table-cell>
          <table:table-cell office:value-type="float" office:value="52.139" calcext:value-type="float">
            <text:p>52.139</text:p>
          </table:table-cell>
          <table:table-cell office:value-type="float" office:value="50.857" calcext:value-type="float">
            <text:p>50.857</text:p>
          </table:table-cell>
          <table:table-cell office:value-type="float" office:value="51.39" calcext:value-type="float">
            <text:p>51.39</text:p>
          </table:table-cell>
          <table:table-cell office:value-type="float" office:value="53.559" calcext:value-type="float">
            <text:p>53.559</text:p>
          </table:table-cell>
          <table:table-cell office:value-type="float" office:value="55.448" calcext:value-type="float">
            <text:p>55.448</text:p>
          </table:table-cell>
          <table:table-cell office:value-type="float" office:value="58.267" calcext:value-type="float">
            <text:p>58.267</text:p>
          </table:table-cell>
          <table:table-cell office:value-type="float" office:value="60.39" calcext:value-type="float">
            <text:p>60.39</text:p>
          </table:table-cell>
          <table:table-cell office:value-type="float" office:value="60.681" calcext:value-type="float">
            <text:p>60.681</text:p>
          </table:table-cell>
          <table:table-cell office:value-type="float" office:value="81.011" calcext:value-type="float">
            <text:p>81.011</text:p>
          </table:table-cell>
          <table:table-cell office:value-type="float" office:value="101.39" calcext:value-type="float">
            <text:p>101.3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58.63" calcext:value-type="float">
            <text:p>158.63</text:p>
          </table:table-cell>
          <table:table-cell office:value-type="float" office:value="225.78" calcext:value-type="float">
            <text:p>225.78</text:p>
          </table:table-cell>
          <table:table-cell office:value-type="float" office:value="382.34" calcext:value-type="float">
            <text:p>382.34</text:p>
          </table:table-cell>
        </table:table-row>
        <table:table-row table:style-name="ro1">
          <table:covered-table-cell/>
          <table:table-cell table:style-name="ce4" office:value-type="float" office:value="44.762" calcext:value-type="float">
            <text:p>44.762</text:p>
          </table:table-cell>
          <table:table-cell office:value-type="float" office:value="49.176" calcext:value-type="float">
            <text:p>49.176</text:p>
          </table:table-cell>
          <table:table-cell office:value-type="float" office:value="48.807" calcext:value-type="float">
            <text:p>48.807</text:p>
          </table:table-cell>
          <table:table-cell office:value-type="float" office:value="46.749" calcext:value-type="float">
            <text:p>46.749</text:p>
          </table:table-cell>
          <table:table-cell office:value-type="float" office:value="48.525" calcext:value-type="float">
            <text:p>48.525</text:p>
          </table:table-cell>
          <table:table-cell office:value-type="float" office:value="48.433" calcext:value-type="float">
            <text:p>48.433</text:p>
          </table:table-cell>
          <table:table-cell office:value-type="float" office:value="52.779" calcext:value-type="float">
            <text:p>52.779</text:p>
          </table:table-cell>
          <table:table-cell office:value-type="float" office:value="56.118" calcext:value-type="float">
            <text:p>56.118</text:p>
          </table:table-cell>
          <table:table-cell office:value-type="float" office:value="58.779" calcext:value-type="float">
            <text:p>58.779</text:p>
          </table:table-cell>
          <table:table-cell office:value-type="float" office:value="66.49" calcext:value-type="float">
            <text:p>66.49</text:p>
          </table:table-cell>
          <table:table-cell office:value-type="float" office:value="82.467" calcext:value-type="float">
            <text:p>82.467</text:p>
          </table:table-cell>
          <table:table-cell office:value-type="float" office:value="102.03" calcext:value-type="float">
            <text:p>102.03</text:p>
          </table:table-cell>
          <table:table-cell office:value-type="float" office:value="124.56" calcext:value-type="float">
            <text:p>124.56</text:p>
          </table:table-cell>
          <table:table-cell office:value-type="float" office:value="158.25" calcext:value-type="float">
            <text:p>158.25</text:p>
          </table:table-cell>
          <table:table-cell office:value-type="float" office:value="233.24" calcext:value-type="float">
            <text:p>233.24</text:p>
          </table:table-cell>
          <table:table-cell office:value-type="float" office:value="386.55" calcext:value-type="float">
            <text:p>386.55</text:p>
          </table:table-cell>
        </table:table-row>
        <table:table-row table:style-name="ro1">
          <table:covered-table-cell/>
          <table:table-cell table:style-name="ce5" office:value-type="float" office:value="50.723" calcext:value-type="float">
            <text:p>50.723</text:p>
          </table:table-cell>
          <table:table-cell office:value-type="float" office:value="54.157" calcext:value-type="float">
            <text:p>54.157</text:p>
          </table:table-cell>
          <table:table-cell office:value-type="float" office:value="53.336" calcext:value-type="float">
            <text:p>53.336</text:p>
          </table:table-cell>
          <table:table-cell office:value-type="float" office:value="53.175" calcext:value-type="float">
            <text:p>53.175</text:p>
          </table:table-cell>
          <table:table-cell office:value-type="float" office:value="53.098" calcext:value-type="float">
            <text:p>53.098</text:p>
          </table:table-cell>
          <table:table-cell office:value-type="float" office:value="53.49" calcext:value-type="float">
            <text:p>53.49</text:p>
          </table:table-cell>
          <table:table-cell office:value-type="float" office:value="53.647" calcext:value-type="float">
            <text:p>53.647</text:p>
          </table:table-cell>
          <table:table-cell office:value-type="float" office:value="56.057" calcext:value-type="float">
            <text:p>56.057</text:p>
          </table:table-cell>
          <table:table-cell office:value-type="float" office:value="59.407" calcext:value-type="float">
            <text:p>59.407</text:p>
          </table:table-cell>
          <table:table-cell office:value-type="float" office:value="64.437" calcext:value-type="float">
            <text:p>64.437</text:p>
          </table:table-cell>
          <table:table-cell office:value-type="float" office:value="84.005" calcext:value-type="float">
            <text:p>84.005</text:p>
          </table:table-cell>
          <table:table-cell office:value-type="float" office:value="101.73" calcext:value-type="float">
            <text:p>101.73</text:p>
          </table:table-cell>
          <table:table-cell office:value-type="float" office:value="121.81" calcext:value-type="float">
            <text:p>121.81</text:p>
          </table:table-cell>
          <table:table-cell office:value-type="float" office:value="155.4" calcext:value-type="float">
            <text:p>155.4</text:p>
          </table:table-cell>
          <table:table-cell office:value-type="float" office:value="228" calcext:value-type="float">
            <text:p>228</text:p>
          </table:table-cell>
          <table:table-cell office:value-type="float" office:value="385.43" calcext:value-type="float">
            <text:p>385.43</text:p>
          </table:table-cell>
        </table:table-row>
        <table:table-row table:style-name="ro1">
          <table:covered-table-cell/>
          <table:table-cell table:style-name="ce4" office:value-type="float" office:value="51.403" calcext:value-type="float">
            <text:p>51.403</text:p>
          </table:table-cell>
          <table:table-cell office:value-type="float" office:value="47.362" calcext:value-type="float">
            <text:p>47.362</text:p>
          </table:table-cell>
          <table:table-cell office:value-type="float" office:value="47.801" calcext:value-type="float">
            <text:p>47.801</text:p>
          </table:table-cell>
          <table:table-cell office:value-type="float" office:value="50.738" calcext:value-type="float">
            <text:p>50.738</text:p>
          </table:table-cell>
          <table:table-cell office:value-type="float" office:value="49.828" calcext:value-type="float">
            <text:p>49.828</text:p>
          </table:table-cell>
          <table:table-cell office:value-type="float" office:value="50.469" calcext:value-type="float">
            <text:p>50.469</text:p>
          </table:table-cell>
          <table:table-cell office:value-type="float" office:value="55.832" calcext:value-type="float">
            <text:p>55.832</text:p>
          </table:table-cell>
          <table:table-cell office:value-type="float" office:value="54.816" calcext:value-type="float">
            <text:p>54.816</text:p>
          </table:table-cell>
          <table:table-cell office:value-type="float" office:value="60.801" calcext:value-type="float">
            <text:p>60.801</text:p>
          </table:table-cell>
          <table:table-cell office:value-type="float" office:value="62.582" calcext:value-type="float">
            <text:p>62.582</text:p>
          </table:table-cell>
          <table:table-cell office:value-type="float" office:value="83.454" calcext:value-type="float">
            <text:p>83.454</text:p>
          </table:table-cell>
          <table:table-cell office:value-type="float" office:value="101.06" calcext:value-type="float">
            <text:p>101.06</text:p>
          </table:table-cell>
          <table:table-cell office:value-type="float" office:value="118.04" calcext:value-type="float">
            <text:p>118.04</text:p>
          </table:table-cell>
          <table:table-cell office:value-type="float" office:value="157.41" calcext:value-type="float">
            <text:p>157.41</text:p>
          </table:table-cell>
          <table:table-cell office:value-type="float" office:value="227.61" calcext:value-type="float">
            <text:p>227.61</text:p>
          </table:table-cell>
          <table:table-cell office:value-type="float" office:value="383.88" calcext:value-type="float">
            <text:p>383.8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50.5838" calcext:value-type="float">
            <text:p>50.5838</text:p>
          </table:table-cell>
          <table:table-cell table:formula="of:=AVERAGE([.C21:.C25])" office:value-type="float" office:value="51.063" calcext:value-type="float">
            <text:p>51.063</text:p>
          </table:table-cell>
          <table:table-cell table:formula="of:=AVERAGE([.D21:.D25])" office:value-type="float" office:value="50.5406" calcext:value-type="float">
            <text:p>50.5406</text:p>
          </table:table-cell>
          <table:table-cell table:formula="of:=AVERAGE([.E21:.E25])" office:value-type="float" office:value="50.8312" calcext:value-type="float">
            <text:p>50.8312</text:p>
          </table:table-cell>
          <table:table-cell table:formula="of:=AVERAGE([.F21:.F25])" office:value-type="float" office:value="51.119" calcext:value-type="float">
            <text:p>51.119</text:p>
          </table:table-cell>
          <table:table-cell table:formula="of:=AVERAGE([.G21:.G25])" office:value-type="float" office:value="51.49" calcext:value-type="float">
            <text:p>51.49</text:p>
          </table:table-cell>
          <table:table-cell table:formula="of:=AVERAGE([.H21:.H25])" office:value-type="float" office:value="54.3848" calcext:value-type="float">
            <text:p>54.3848</text:p>
          </table:table-cell>
          <table:table-cell table:formula="of:=AVERAGE([.I21:.I25])" office:value-type="float" office:value="56.434" calcext:value-type="float">
            <text:p>56.434</text:p>
          </table:table-cell>
          <table:table-cell table:formula="of:=AVERAGE([.J21:.J25])" office:value-type="float" office:value="59.3092" calcext:value-type="float">
            <text:p>59.3092</text:p>
          </table:table-cell>
          <table:table-cell table:formula="of:=AVERAGE([.K21:.K25])" office:value-type="float" office:value="63.9622" calcext:value-type="float">
            <text:p>63.9622</text:p>
          </table:table-cell>
          <table:table-cell table:formula="of:=AVERAGE([.L21:.L25])" office:value-type="float" office:value="82.1938" calcext:value-type="float">
            <text:p>82.1938</text:p>
          </table:table-cell>
          <table:table-cell table:formula="of:=AVERAGE([.M21:.M25])" office:value-type="float" office:value="101.446" calcext:value-type="float">
            <text:p>101.446</text:p>
          </table:table-cell>
          <table:table-cell table:formula="of:=AVERAGE([.N21:.N25])" office:value-type="float" office:value="121.668" calcext:value-type="float">
            <text:p>121.668</text:p>
          </table:table-cell>
          <table:table-cell table:formula="of:=AVERAGE([.O21:.O25])" office:value-type="float" office:value="157.278" calcext:value-type="float">
            <text:p>157.278</text:p>
          </table:table-cell>
          <table:table-cell table:formula="of:=AVERAGE([.P21:.P25])" office:value-type="float" office:value="229.068" calcext:value-type="float">
            <text:p>229.068</text:p>
          </table:table-cell>
          <table:table-cell table:formula="of:=AVERAGE([.Q21:.Q25])" office:value-type="float" office:value="384.196" calcext:value-type="float">
            <text:p>384.19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5_1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节点提供者虚拟机和物理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提供</text:span></text:p>
            <text:p><text:span text:style-name="T1">者虚拟机和物</text:span></text:p>
            <text:p><text:span text:style-name="T1">理机发送带宽</text:span></text:p>
          </table:table-cell>
          <table:table-cell table:style-name="ce4" office:value-type="float" office:value="11.592" calcext:value-type="float">
            <text:p>11.592</text:p>
          </table:table-cell>
          <table:table-cell office:value-type="float" office:value="25.186" calcext:value-type="float">
            <text:p>25.186</text:p>
          </table:table-cell>
          <table:table-cell office:value-type="float" office:value="55.39" calcext:value-type="float">
            <text:p>55.39</text:p>
          </table:table-cell>
          <table:table-cell office:value-type="float" office:value="104.5" calcext:value-type="float">
            <text:p>104.5</text:p>
          </table:table-cell>
          <table:table-cell office:value-type="float" office:value="216.75" calcext:value-type="float">
            <text:p>216.75</text:p>
          </table:table-cell>
          <table:table-cell office:value-type="float" office:value="442.96" calcext:value-type="float">
            <text:p>442.96</text:p>
          </table:table-cell>
          <table:table-cell office:value-type="float" office:value="881.57" calcext:value-type="float">
            <text:p>881.57</text:p>
          </table:table-cell>
          <table:table-cell office:value-type="float" office:value="1.7211" calcext:value-type="float">
            <text:p>1.7211</text:p>
          </table:table-cell>
          <table:table-cell office:value-type="float" office:value="3.3658" calcext:value-type="float">
            <text:p>3.3658</text:p>
          </table:table-cell>
          <table:table-cell office:value-type="float" office:value="6.4863" calcext:value-type="float">
            <text:p>6.4863</text:p>
          </table:table-cell>
          <table:table-cell office:value-type="float" office:value="13.366" calcext:value-type="float">
            <text:p>13.366</text:p>
          </table:table-cell>
          <table:table-cell office:value-type="float" office:value="23.633" calcext:value-type="float">
            <text:p>23.633</text:p>
          </table:table-cell>
          <table:table-cell office:value-type="float" office:value="42.727" calcext:value-type="float">
            <text:p>42.727</text:p>
          </table:table-cell>
          <table:table-cell office:value-type="float" office:value="66.92" calcext:value-type="float">
            <text:p>66.92</text:p>
          </table:table-cell>
          <table:table-cell office:value-type="float" office:value="95.101" calcext:value-type="float">
            <text:p>95.101</text:p>
          </table:table-cell>
          <table:table-cell office:value-type="float" office:value="127.68" calcext:value-type="float">
            <text:p>127.68</text:p>
          </table:table-cell>
        </table:table-row>
        <table:table-row table:style-name="ro1">
          <table:covered-table-cell/>
          <table:table-cell table:style-name="ce4" office:value-type="float" office:value="14.248" calcext:value-type="float">
            <text:p>14.248</text:p>
          </table:table-cell>
          <table:table-cell office:value-type="float" office:value="28.493" calcext:value-type="float">
            <text:p>28.493</text:p>
          </table:table-cell>
          <table:table-cell office:value-type="float" office:value="56.348" calcext:value-type="float">
            <text:p>56.348</text:p>
          </table:table-cell>
          <table:table-cell office:value-type="float" office:value="111.84" calcext:value-type="float">
            <text:p>111.84</text:p>
          </table:table-cell>
          <table:table-cell office:value-type="float" office:value="230.69" calcext:value-type="float">
            <text:p>230.69</text:p>
          </table:table-cell>
          <table:table-cell office:value-type="float" office:value="450.7" calcext:value-type="float">
            <text:p>450.7</text:p>
          </table:table-cell>
          <table:table-cell office:value-type="float" office:value="911.1" calcext:value-type="float">
            <text:p>911.1</text:p>
          </table:table-cell>
          <table:table-cell office:value-type="float" office:value="1.8013" calcext:value-type="float">
            <text:p>1.8013</text:p>
          </table:table-cell>
          <table:table-cell office:value-type="float" office:value="3.5617" calcext:value-type="float">
            <text:p>3.5617</text:p>
          </table:table-cell>
          <table:table-cell office:value-type="float" office:value="6.9926" calcext:value-type="float">
            <text:p>6.9926</text:p>
          </table:table-cell>
          <table:table-cell office:value-type="float" office:value="13.548" calcext:value-type="float">
            <text:p>13.548</text:p>
          </table:table-cell>
          <table:table-cell office:value-type="float" office:value="23.658" calcext:value-type="float">
            <text:p>23.658</text:p>
          </table:table-cell>
          <table:table-cell office:value-type="float" office:value="42.834" calcext:value-type="float">
            <text:p>42.834</text:p>
          </table:table-cell>
          <table:table-cell office:value-type="float" office:value="67.277" calcext:value-type="float">
            <text:p>67.277</text:p>
          </table:table-cell>
          <table:table-cell office:value-type="float" office:value="7.8397" calcext:value-type="float">
            <text:p>7.8397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covered-table-cell/>
          <table:table-cell table:style-name="ce4" office:value-type="float" office:value="13.694" calcext:value-type="float">
            <text:p>13.694</text:p>
          </table:table-cell>
          <table:table-cell office:value-type="float" office:value="26.438" calcext:value-type="float">
            <text:p>26.438</text:p>
          </table:table-cell>
          <table:table-cell office:value-type="float" office:value="48.82" calcext:value-type="float">
            <text:p>48.82</text:p>
          </table:table-cell>
          <table:table-cell office:value-type="float" office:value="109.51" calcext:value-type="float">
            <text:p>109.51</text:p>
          </table:table-cell>
          <table:table-cell office:value-type="float" office:value="218.56" calcext:value-type="float">
            <text:p>218.56</text:p>
          </table:table-cell>
          <table:table-cell office:value-type="float" office:value="395.94" calcext:value-type="float">
            <text:p>395.94</text:p>
          </table:table-cell>
          <table:table-cell office:value-type="float" office:value="850.37" calcext:value-type="float">
            <text:p>850.37</text:p>
          </table:table-cell>
          <table:table-cell office:value-type="float" office:value="1.6328" calcext:value-type="float">
            <text:p>1.6328</text:p>
          </table:table-cell>
          <table:table-cell office:value-type="float" office:value="3.2573" calcext:value-type="float">
            <text:p>3.2573</text:p>
          </table:table-cell>
          <table:table-cell office:value-type="float" office:value="5.7953" calcext:value-type="float">
            <text:p>5.7953</text:p>
          </table:table-cell>
          <table:table-cell office:value-type="float" office:value="11.584" calcext:value-type="float">
            <text:p>11.584</text:p>
          </table:table-cell>
          <table:table-cell office:value-type="float" office:value="23.692" calcext:value-type="float">
            <text:p>23.692</text:p>
          </table:table-cell>
          <table:table-cell office:value-type="float" office:value="40.575" calcext:value-type="float">
            <text:p>40.575</text:p>
          </table:table-cell>
          <table:table-cell office:value-type="float" office:value="65.95" calcext:value-type="float">
            <text:p>65.95</text:p>
          </table:table-cell>
          <table:table-cell office:value-type="float" office:value="96.87" calcext:value-type="float">
            <text:p>96.87</text:p>
          </table:table-cell>
          <table:table-cell office:value-type="float" office:value="126.71" calcext:value-type="float">
            <text:p>126.71</text:p>
          </table:table-cell>
        </table:table-row>
        <table:table-row table:style-name="ro1">
          <table:covered-table-cell/>
          <table:table-cell table:style-name="ce4" office:value-type="float" office:value="13.543" calcext:value-type="float">
            <text:p>13.543</text:p>
          </table:table-cell>
          <table:table-cell office:value-type="float" office:value="27.239" calcext:value-type="float">
            <text:p>27.239</text:p>
          </table:table-cell>
          <table:table-cell office:value-type="float" office:value="53.18" calcext:value-type="float">
            <text:p>53.18</text:p>
          </table:table-cell>
          <table:table-cell office:value-type="float" office:value="100.59" calcext:value-type="float">
            <text:p>100.59</text:p>
          </table:table-cell>
          <table:table-cell office:value-type="float" office:value="210.35" calcext:value-type="float">
            <text:p>210.35</text:p>
          </table:table-cell>
          <table:table-cell office:value-type="float" office:value="400.86" calcext:value-type="float">
            <text:p>400.86</text:p>
          </table:table-cell>
          <table:table-cell office:value-type="float" office:value="811.33" calcext:value-type="float">
            <text:p>811.33</text:p>
          </table:table-cell>
          <table:table-cell office:value-type="float" office:value="1.6751" calcext:value-type="float">
            <text:p>1.6751</text:p>
          </table:table-cell>
          <table:table-cell office:value-type="float" office:value="3.2872" calcext:value-type="float">
            <text:p>3.2872</text:p>
          </table:table-cell>
          <table:table-cell office:value-type="float" office:value="6.562" calcext:value-type="float">
            <text:p>6.562</text:p>
          </table:table-cell>
          <table:table-cell office:value-type="float" office:value="12.351" calcext:value-type="float">
            <text:p>12.351</text:p>
          </table:table-cell>
          <table:table-cell office:value-type="float" office:value="21.86" calcext:value-type="float">
            <text:p>21.86</text:p>
          </table:table-cell>
          <table:table-cell office:value-type="float" office:value="39.703" calcext:value-type="float">
            <text:p>39.703</text:p>
          </table:table-cell>
          <table:table-cell office:value-type="float" office:value="66.032" calcext:value-type="float">
            <text:p>66.032</text:p>
          </table:table-cell>
          <table:table-cell office:value-type="float" office:value="91.316" calcext:value-type="float">
            <text:p>91.316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covered-table-cell/>
          <table:table-cell table:style-name="ce4" office:value-type="float" office:value="13.608" calcext:value-type="float">
            <text:p>13.608</text:p>
          </table:table-cell>
          <table:table-cell office:value-type="float" office:value="27.233" calcext:value-type="float">
            <text:p>27.233</text:p>
          </table:table-cell>
          <table:table-cell office:value-type="float" office:value="54.046" calcext:value-type="float">
            <text:p>54.046</text:p>
          </table:table-cell>
          <table:table-cell office:value-type="float" office:value="111.72" calcext:value-type="float">
            <text:p>111.72</text:p>
          </table:table-cell>
          <table:table-cell office:value-type="float" office:value="223.22" calcext:value-type="float">
            <text:p>223.22</text:p>
          </table:table-cell>
          <table:table-cell office:value-type="float" office:value="447.81" calcext:value-type="float">
            <text:p>447.81</text:p>
          </table:table-cell>
          <table:table-cell office:value-type="float" office:value="880.86" calcext:value-type="float">
            <text:p>880.86</text:p>
          </table:table-cell>
          <table:table-cell office:value-type="float" office:value="1.7487" calcext:value-type="float">
            <text:p>1.7487</text:p>
          </table:table-cell>
          <table:table-cell office:value-type="float" office:value="3.4313" calcext:value-type="float">
            <text:p>3.4313</text:p>
          </table:table-cell>
          <table:table-cell office:value-type="float" office:value="6.8872" calcext:value-type="float">
            <text:p>6.8872</text:p>
          </table:table-cell>
          <table:table-cell office:value-type="float" office:value="12.678" calcext:value-type="float">
            <text:p>12.678</text:p>
          </table:table-cell>
          <table:table-cell office:value-type="float" office:value="23.981" calcext:value-type="float">
            <text:p>23.981</text:p>
          </table:table-cell>
          <table:table-cell office:value-type="float" office:value="41.39" calcext:value-type="float">
            <text:p>41.39</text:p>
          </table:table-cell>
          <table:table-cell office:value-type="float" office:value="66.909" calcext:value-type="float">
            <text:p>66.909</text:p>
          </table:table-cell>
          <table:table-cell office:value-type="float" office:value="96.076" calcext:value-type="float">
            <text:p>96.076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3.337" calcext:value-type="float">
            <text:p>13.337</text:p>
          </table:table-cell>
          <table:table-cell table:style-name="ce4" table:formula="of:=AVERAGE( [.C4:.C8])" office:value-type="float" office:value="26.9178" calcext:value-type="float">
            <text:p>26.9178</text:p>
          </table:table-cell>
          <table:table-cell table:formula="of:=AVERAGE( [.D4:.D8])" office:value-type="float" office:value="53.5568" calcext:value-type="float">
            <text:p>53.5568</text:p>
          </table:table-cell>
          <table:table-cell table:formula="of:=AVERAGE([.E4:.E8])" office:value-type="float" office:value="107.632" calcext:value-type="float">
            <text:p>107.632</text:p>
          </table:table-cell>
          <table:table-cell table:style-name="ce1" table:formula="of:=AVERAGE([.F4:.F8])" office:value-type="float" office:value="219.914" calcext:value-type="float">
            <text:p>219.914</text:p>
          </table:table-cell>
          <table:table-cell table:style-name="ce1" table:formula="of:=AVERAGE([.G4:.G8])" office:value-type="float" office:value="427.654" calcext:value-type="float">
            <text:p>427.654</text:p>
          </table:table-cell>
          <table:table-cell table:style-name="ce1" table:formula="of:=AVERAGE([.H4:.H8])" office:value-type="float" office:value="867.046" calcext:value-type="float">
            <text:p>867.046</text:p>
          </table:table-cell>
          <table:table-cell table:style-name="ce1" table:formula="of:=AVERAGE([.I4:.I8])" office:value-type="float" office:value="1.7158" calcext:value-type="float">
            <text:p>1.7158</text:p>
          </table:table-cell>
          <table:table-cell table:style-name="ce1" table:formula="of:=AVERAGE([.J4:.J8])" office:value-type="float" office:value="3.38066" calcext:value-type="float">
            <text:p>3.38066</text:p>
          </table:table-cell>
          <table:table-cell table:style-name="ce1" table:formula="of:=AVERAGE([.K4:.K8])" office:value-type="float" office:value="6.54468" calcext:value-type="float">
            <text:p>6.54468</text:p>
          </table:table-cell>
          <table:table-cell table:style-name="ce1" table:formula="of:=AVERAGE([.L4:.L8])" office:value-type="float" office:value="12.7054" calcext:value-type="float">
            <text:p>12.7054</text:p>
          </table:table-cell>
          <table:table-cell table:style-name="ce1" table:formula="of:=AVERAGE([.M4:.M8])" office:value-type="float" office:value="23.3648" calcext:value-type="float">
            <text:p>23.3648</text:p>
          </table:table-cell>
          <table:table-cell table:style-name="ce1" table:formula="of:=AVERAGE([.N4:.N8])" office:value-type="float" office:value="41.4458" calcext:value-type="float">
            <text:p>41.4458</text:p>
          </table:table-cell>
          <table:table-cell table:style-name="ce1" table:formula="of:=AVERAGE([.O4:.O8])" office:value-type="float" office:value="66.6176" calcext:value-type="float">
            <text:p>66.6176</text:p>
          </table:table-cell>
          <table:table-cell table:style-name="ce1" table:formula="of:=AVERAGE([.P4:.P8])" office:value-type="float" office:value="77.44054" calcext:value-type="float">
            <text:p>77.44054</text:p>
          </table:table-cell>
          <table:table-cell table:style-name="ce1" table:formula="of:=AVERAGE([.Q4:.Q8])" office:value-type="float" office:value="126.964" calcext:value-type="float">
            <text:p>126.964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3337" calcext:value-type="float">
            <text:p>0.013337</text:p>
          </table:table-cell>
          <table:table-cell table:style-name="ce4" table:formula="of:=ROUND([.C10]/1000;6)" office:value-type="float" office:value="0.026918" calcext:value-type="float">
            <text:p>0.026918</text:p>
          </table:table-cell>
          <table:table-cell table:style-name="ce4" table:formula="of:=ROUND([.D10]/1000;6)" office:value-type="float" office:value="0.053557" calcext:value-type="float">
            <text:p>0.053557</text:p>
          </table:table-cell>
          <table:table-cell table:style-name="ce4" table:formula="of:=ROUND([.E10]/1000;6)" office:value-type="float" office:value="0.107632" calcext:value-type="float">
            <text:p>0.107632</text:p>
          </table:table-cell>
          <table:table-cell table:style-name="ce4" table:formula="of:=ROUND([.F10]/1000;6)" office:value-type="float" office:value="0.219914" calcext:value-type="float">
            <text:p>0.219914</text:p>
          </table:table-cell>
          <table:table-cell table:style-name="ce4" table:formula="of:=ROUND([.G10]/1000;6)" office:value-type="float" office:value="0.427654" calcext:value-type="float">
            <text:p>0.427654</text:p>
          </table:table-cell>
          <table:table-cell table:style-name="ce4" table:formula="of:=ROUND([.H10]/1000;6)" office:value-type="float" office:value="0.867046" calcext:value-type="float">
            <text:p>0.867046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提供</text:span></text:p>
            <text:p><text:span text:style-name="T1">者虚拟机和物</text:span></text:p>
            <text:p><text:span text:style-name="T1">理机接收带宽</text:span></text:p>
          </table:table-cell>
          <table:table-cell table:style-name="ce5" office:value-type="float" office:value="11.592" calcext:value-type="float">
            <text:p>11.592</text:p>
          </table:table-cell>
          <table:table-cell office:value-type="float" office:value="25.187" calcext:value-type="float">
            <text:p>25.187</text:p>
          </table:table-cell>
          <table:table-cell office:value-type="float" office:value="55.392" calcext:value-type="float">
            <text:p>55.392</text:p>
          </table:table-cell>
          <table:table-cell office:value-type="float" office:value="104.5" calcext:value-type="float">
            <text:p>104.5</text:p>
          </table:table-cell>
          <table:table-cell office:value-type="float" office:value="216.76" calcext:value-type="float">
            <text:p>216.76</text:p>
          </table:table-cell>
          <table:table-cell office:value-type="float" office:value="442.98" calcext:value-type="float">
            <text:p>442.98</text:p>
          </table:table-cell>
          <table:table-cell office:value-type="float" office:value="881.6" calcext:value-type="float">
            <text:p>881.6</text:p>
          </table:table-cell>
          <table:table-cell office:value-type="float" office:value="1.7212" calcext:value-type="float">
            <text:p>1.7212</text:p>
          </table:table-cell>
          <table:table-cell office:value-type="float" office:value="3.3659" calcext:value-type="float">
            <text:p>3.3659</text:p>
          </table:table-cell>
          <table:table-cell office:value-type="float" office:value="6.4865" calcext:value-type="float">
            <text:p>6.4865</text:p>
          </table:table-cell>
          <table:table-cell office:value-type="float" office:value="13.367" calcext:value-type="float">
            <text:p>13.367</text:p>
          </table:table-cell>
          <table:table-cell office:value-type="float" office:value="23.634" calcext:value-type="float">
            <text:p>23.634</text:p>
          </table:table-cell>
          <table:table-cell office:value-type="float" office:value="42.729" calcext:value-type="float">
            <text:p>42.729</text:p>
          </table:table-cell>
          <table:table-cell office:value-type="float" office:value="66.925" calcext:value-type="float">
            <text:p>66.925</text:p>
          </table:table-cell>
          <table:table-cell office:value-type="float" office:value="95.568" calcext:value-type="float">
            <text:p>95.568</text:p>
          </table:table-cell>
          <table:table-cell table:style-name="ce4" office:value-type="float" office:value="127.7" calcext:value-type="float">
            <text:p>127.7</text:p>
          </table:table-cell>
        </table:table-row>
        <table:table-row table:style-name="ro1">
          <table:covered-table-cell/>
          <table:table-cell office:value-type="float" office:value="14.177" calcext:value-type="float">
            <text:p>14.177</text:p>
          </table:table-cell>
          <table:table-cell office:value-type="float" office:value="28.494" calcext:value-type="float">
            <text:p>28.494</text:p>
          </table:table-cell>
          <table:table-cell office:value-type="float" office:value="56.632" calcext:value-type="float">
            <text:p>56.632</text:p>
          </table:table-cell>
          <table:table-cell office:value-type="float" office:value="111.84" calcext:value-type="float">
            <text:p>111.84</text:p>
          </table:table-cell>
          <table:table-cell office:value-type="float" office:value="231.85" calcext:value-type="float">
            <text:p>231.85</text:p>
          </table:table-cell>
          <table:table-cell office:value-type="float" office:value="450.72" calcext:value-type="float">
            <text:p>450.72</text:p>
          </table:table-cell>
          <table:table-cell office:value-type="float" office:value="911.14" calcext:value-type="float">
            <text:p>911.14</text:p>
          </table:table-cell>
          <table:table-cell office:value-type="float" office:value="1.8014" calcext:value-type="float">
            <text:p>1.8014</text:p>
          </table:table-cell>
          <table:table-cell office:value-type="float" office:value="3.5616" calcext:value-type="float">
            <text:p>3.5616</text:p>
          </table:table-cell>
          <table:table-cell office:value-type="float" office:value="6.9929" calcext:value-type="float">
            <text:p>6.9929</text:p>
          </table:table-cell>
          <table:table-cell office:value-type="float" office:value="13.547" calcext:value-type="float">
            <text:p>13.547</text:p>
          </table:table-cell>
          <table:table-cell office:value-type="float" office:value="23.66" calcext:value-type="float">
            <text:p>23.66</text:p>
          </table:table-cell>
          <table:table-cell office:value-type="float" office:value="42.836" calcext:value-type="float">
            <text:p>42.836</text:p>
          </table:table-cell>
          <table:table-cell office:value-type="float" office:value="67.277" calcext:value-type="float">
            <text:p>67.277</text:p>
          </table:table-cell>
          <table:table-cell table:style-name="ce4" office:value-type="float" office:value="7.8397" calcext:value-type="float">
            <text:p>7.8397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covered-table-cell/>
          <table:table-cell table:style-name="ce4" office:value-type="float" office:value="13.694" calcext:value-type="float">
            <text:p>13.694</text:p>
          </table:table-cell>
          <table:table-cell office:value-type="float" office:value="26.439" calcext:value-type="float">
            <text:p>26.439</text:p>
          </table:table-cell>
          <table:table-cell office:value-type="float" office:value="48.822" calcext:value-type="float">
            <text:p>48.822</text:p>
          </table:table-cell>
          <table:table-cell office:value-type="float" office:value="109.51" calcext:value-type="float">
            <text:p>109.51</text:p>
          </table:table-cell>
          <table:table-cell office:value-type="float" office:value="218.57" calcext:value-type="float">
            <text:p>218.57</text:p>
          </table:table-cell>
          <table:table-cell office:value-type="float" office:value="395.95" calcext:value-type="float">
            <text:p>395.95</text:p>
          </table:table-cell>
          <table:table-cell office:value-type="float" office:value="850.4" calcext:value-type="float">
            <text:p>850.4</text:p>
          </table:table-cell>
          <table:table-cell office:value-type="float" office:value="1.6328" calcext:value-type="float">
            <text:p>1.6328</text:p>
          </table:table-cell>
          <table:table-cell office:value-type="float" office:value="3.2572" calcext:value-type="float">
            <text:p>3.2572</text:p>
          </table:table-cell>
          <table:table-cell office:value-type="float" office:value="5.7956" calcext:value-type="float">
            <text:p>5.7956</text:p>
          </table:table-cell>
          <table:table-cell office:value-type="float" office:value="11.585" calcext:value-type="float">
            <text:p>11.585</text:p>
          </table:table-cell>
          <table:table-cell office:value-type="float" office:value="23.693" calcext:value-type="float">
            <text:p>23.693</text:p>
          </table:table-cell>
          <table:table-cell office:value-type="float" office:value="40.577" calcext:value-type="float">
            <text:p>40.577</text:p>
          </table:table-cell>
          <table:table-cell office:value-type="float" office:value="65.95" calcext:value-type="float">
            <text:p>65.95</text:p>
          </table:table-cell>
          <table:table-cell office:value-type="float" office:value="96.388" calcext:value-type="float">
            <text:p>96.388</text:p>
          </table:table-cell>
          <table:table-cell office:value-type="float" office:value="126.73" calcext:value-type="float">
            <text:p>126.73</text:p>
          </table:table-cell>
        </table:table-row>
        <table:table-row table:style-name="ro1">
          <table:covered-table-cell/>
          <table:table-cell table:style-name="ce4" office:value-type="float" office:value="13.543" calcext:value-type="float">
            <text:p>13.543</text:p>
          </table:table-cell>
          <table:table-cell office:value-type="float" office:value="27.24" calcext:value-type="float">
            <text:p>27.24</text:p>
          </table:table-cell>
          <table:table-cell office:value-type="float" office:value="53.182" calcext:value-type="float">
            <text:p>53.182</text:p>
          </table:table-cell>
          <table:table-cell office:value-type="float" office:value="100.6" calcext:value-type="float">
            <text:p>100.6</text:p>
          </table:table-cell>
          <table:table-cell office:value-type="float" office:value="210.36" calcext:value-type="float">
            <text:p>210.36</text:p>
          </table:table-cell>
          <table:table-cell office:value-type="float" office:value="400.88" calcext:value-type="float">
            <text:p>400.88</text:p>
          </table:table-cell>
          <table:table-cell office:value-type="float" office:value="811.36" calcext:value-type="float">
            <text:p>811.36</text:p>
          </table:table-cell>
          <table:table-cell office:value-type="float" office:value="1.6752" calcext:value-type="float">
            <text:p>1.6752</text:p>
          </table:table-cell>
          <table:table-cell office:value-type="float" office:value="3.2872" calcext:value-type="float">
            <text:p>3.2872</text:p>
          </table:table-cell>
          <table:table-cell office:value-type="float" office:value="6.5623" calcext:value-type="float">
            <text:p>6.5623</text:p>
          </table:table-cell>
          <table:table-cell office:value-type="float" office:value="12.413" calcext:value-type="float">
            <text:p>12.413</text:p>
          </table:table-cell>
          <table:table-cell office:value-type="float" office:value="21.861" calcext:value-type="float">
            <text:p>21.861</text:p>
          </table:table-cell>
          <table:table-cell office:value-type="float" office:value="39.903" calcext:value-type="float">
            <text:p>39.903</text:p>
          </table:table-cell>
          <table:table-cell office:value-type="float" office:value="66.032" calcext:value-type="float">
            <text:p>66.032</text:p>
          </table:table-cell>
          <table:table-cell office:value-type="float" office:value="91.316" calcext:value-type="float">
            <text:p>91.316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covered-table-cell/>
          <table:table-cell office:value-type="float" office:value="13.608" calcext:value-type="float">
            <text:p>13.608</text:p>
          </table:table-cell>
          <table:table-cell office:value-type="float" office:value="27.234" calcext:value-type="float">
            <text:p>27.234</text:p>
          </table:table-cell>
          <table:table-cell office:value-type="float" office:value="54.048" calcext:value-type="float">
            <text:p>54.048</text:p>
          </table:table-cell>
          <table:table-cell office:value-type="float" office:value="111.72" calcext:value-type="float">
            <text:p>111.72</text:p>
          </table:table-cell>
          <table:table-cell office:value-type="float" office:value="223.22" calcext:value-type="float">
            <text:p>223.22</text:p>
          </table:table-cell>
          <table:table-cell office:value-type="float" office:value="447.82" calcext:value-type="float">
            <text:p>447.82</text:p>
          </table:table-cell>
          <table:table-cell office:value-type="float" office:value="880.9" calcext:value-type="float">
            <text:p>880.9</text:p>
          </table:table-cell>
          <table:table-cell office:value-type="float" office:value="1.7487" calcext:value-type="float">
            <text:p>1.7487</text:p>
          </table:table-cell>
          <table:table-cell office:value-type="float" office:value="3.4308" calcext:value-type="float">
            <text:p>3.4308</text:p>
          </table:table-cell>
          <table:table-cell office:value-type="float" office:value="6.8874" calcext:value-type="float">
            <text:p>6.8874</text:p>
          </table:table-cell>
          <table:table-cell office:value-type="float" office:value="12.742" calcext:value-type="float">
            <text:p>12.742</text:p>
          </table:table-cell>
          <table:table-cell office:value-type="float" office:value="23.981" calcext:value-type="float">
            <text:p>23.981</text:p>
          </table:table-cell>
          <table:table-cell office:value-type="float" office:value="41.392" calcext:value-type="float">
            <text:p>41.392</text:p>
          </table:table-cell>
          <table:table-cell office:value-type="float" office:value="67.248" calcext:value-type="float">
            <text:p>67.248</text:p>
          </table:table-cell>
          <table:table-cell office:value-type="float" office:value="96.076" calcext:value-type="float">
            <text:p>96.076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3.3228" calcext:value-type="float">
            <text:p>13.3228</text:p>
          </table:table-cell>
          <table:table-cell table:style-name="ce1" table:formula="of:=AVERAGE([.C13:.C17])" office:value-type="float" office:value="26.9188" calcext:value-type="float">
            <text:p>26.9188</text:p>
          </table:table-cell>
          <table:table-cell table:style-name="ce1" table:formula="of:=AVERAGE([.D13:.D17])" office:value-type="float" office:value="53.6152" calcext:value-type="float">
            <text:p>53.6152</text:p>
          </table:table-cell>
          <table:table-cell table:formula="of:=AVERAGE([.E13:.E17])" office:value-type="float" office:value="107.634" calcext:value-type="float">
            <text:p>107.634</text:p>
          </table:table-cell>
          <table:table-cell table:formula="of:=AVERAGE([.F13:.F17])" office:value-type="float" office:value="220.152" calcext:value-type="float">
            <text:p>220.152</text:p>
          </table:table-cell>
          <table:table-cell table:formula="of:=AVERAGE([.G13:.G17])" office:value-type="float" office:value="427.67" calcext:value-type="float">
            <text:p>427.67</text:p>
          </table:table-cell>
          <table:table-cell table:formula="of:=AVERAGE([.H13:.H17])" office:value-type="float" office:value="867.08" calcext:value-type="float">
            <text:p>867.08</text:p>
          </table:table-cell>
          <table:table-cell table:formula="of:=AVERAGE([.I13:.I17])" office:value-type="float" office:value="1.71586" calcext:value-type="float">
            <text:p>1.71586</text:p>
          </table:table-cell>
          <table:table-cell table:formula="of:=AVERAGE([.J13:.J17])" office:value-type="float" office:value="3.38054" calcext:value-type="float">
            <text:p>3.38054</text:p>
          </table:table-cell>
          <table:table-cell table:formula="of:=AVERAGE([.K13:.K17])" office:value-type="float" office:value="6.54494" calcext:value-type="float">
            <text:p>6.54494</text:p>
          </table:table-cell>
          <table:table-cell table:formula="of:=AVERAGE([.L13:.L17])" office:value-type="float" office:value="12.7308" calcext:value-type="float">
            <text:p>12.7308</text:p>
          </table:table-cell>
          <table:table-cell table:formula="of:=AVERAGE([.M13:.M17])" office:value-type="float" office:value="23.3658" calcext:value-type="float">
            <text:p>23.3658</text:p>
          </table:table-cell>
          <table:table-cell table:formula="of:=AVERAGE([.N13:.N17])" office:value-type="float" office:value="41.4874" calcext:value-type="float">
            <text:p>41.4874</text:p>
          </table:table-cell>
          <table:table-cell table:formula="of:=AVERAGE([.O13:.O17])" office:value-type="float" office:value="66.6864" calcext:value-type="float">
            <text:p>66.6864</text:p>
          </table:table-cell>
          <table:table-cell table:formula="of:=AVERAGE([.P13:.P17])" office:value-type="float" office:value="77.43754" calcext:value-type="float">
            <text:p>77.43754</text:p>
          </table:table-cell>
          <table:table-cell table:formula="of:=AVERAGE([.Q13:.Q17])" office:value-type="float" office:value="126.976" calcext:value-type="float">
            <text:p>126.976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3323" calcext:value-type="float">
            <text:p>0.013323</text:p>
          </table:table-cell>
          <table:table-cell table:style-name="ce4" table:formula="of:=ROUND([.C19]/1000;6)" office:value-type="float" office:value="0.026919" calcext:value-type="float">
            <text:p>0.026919</text:p>
          </table:table-cell>
          <table:table-cell table:style-name="ce4" table:formula="of:=ROUND([.D19]/1000;6)" office:value-type="float" office:value="0.053615" calcext:value-type="float">
            <text:p>0.053615</text:p>
          </table:table-cell>
          <table:table-cell table:style-name="ce4" table:formula="of:=ROUND([.E19]/1000;6)" office:value-type="float" office:value="0.107634" calcext:value-type="float">
            <text:p>0.107634</text:p>
          </table:table-cell>
          <table:table-cell table:style-name="ce4" table:formula="of:=ROUND([.F19]/1000;6)" office:value-type="float" office:value="0.220152" calcext:value-type="float">
            <text:p>0.220152</text:p>
          </table:table-cell>
          <table:table-cell table:style-name="ce4" table:formula="of:=ROUND([.G19]/1000;6)" office:value-type="float" office:value="0.42767" calcext:value-type="float">
            <text:p>0.42767</text:p>
          </table:table-cell>
          <table:table-cell table:style-name="ce4" table:formula="of:=ROUND([.H19]/1000;6)" office:value-type="float" office:value="0.86708" calcext:value-type="float">
            <text:p>0.8670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提供</text:span></text:p>
            <text:p><text:span text:style-name="T1">者虚拟机和物</text:span></text:p>
            <text:p><text:span text:style-name="T1">理机延迟</text:span></text:p>
          </table:table-cell>
          <table:table-cell office:value-type="float" office:value="78.305" calcext:value-type="float">
            <text:p>78.305</text:p>
          </table:table-cell>
          <table:table-cell office:value-type="float" office:value="75.692" calcext:value-type="float">
            <text:p>75.692</text:p>
          </table:table-cell>
          <table:table-cell office:value-type="float" office:value="91.596" calcext:value-type="float">
            <text:p>91.596</text:p>
          </table:table-cell>
          <table:table-cell office:value-type="float" office:value="72.054" calcext:value-type="float">
            <text:p>72.054</text:p>
          </table:table-cell>
          <table:table-cell office:value-type="float" office:value="85.35" calcext:value-type="float">
            <text:p>85.35</text:p>
          </table:table-cell>
          <table:table-cell office:value-type="float" office:value="97.357" calcext:value-type="float">
            <text:p>97.357</text:p>
          </table:table-cell>
          <table:table-cell office:value-type="float" office:value="85.241" calcext:value-type="float">
            <text:p>85.241</text:p>
          </table:table-cell>
          <table:table-cell office:value-type="float" office:value="97.785" calcext:value-type="float">
            <text:p>97.785</text:p>
          </table:table-cell>
          <table:table-cell office:value-type="float" office:value="90.814" calcext:value-type="float">
            <text:p>90.814</text:p>
          </table:table-cell>
          <table:table-cell office:value-type="float" office:value="94.522" calcext:value-type="float">
            <text:p>94.522</text:p>
          </table:table-cell>
          <table:table-cell office:value-type="float" office:value="98.469" calcext:value-type="float">
            <text:p>98.469</text:p>
          </table:table-cell>
          <table:table-cell office:value-type="float" office:value="132.97" calcext:value-type="float">
            <text:p>132.97</text:p>
          </table:table-cell>
          <table:table-cell office:value-type="float" office:value="153.69" calcext:value-type="float">
            <text:p>153.69</text:p>
          </table:table-cell>
          <table:table-cell office:value-type="float" office:value="193.29" calcext:value-type="float">
            <text:p>193.29</text:p>
          </table:table-cell>
          <table:table-cell office:value-type="float" office:value="330.63" calcext:value-type="float">
            <text:p>330.63</text:p>
          </table:table-cell>
          <table:table-cell office:value-type="float" office:value="467.12" calcext:value-type="float">
            <text:p>467.12</text:p>
          </table:table-cell>
        </table:table-row>
        <table:table-row table:style-name="ro1">
          <table:covered-table-cell/>
          <table:table-cell table:style-name="ce4" office:value-type="float" office:value="91.941" calcext:value-type="float">
            <text:p>91.941</text:p>
          </table:table-cell>
          <table:table-cell office:value-type="float" office:value="101.62" calcext:value-type="float">
            <text:p>101.62</text:p>
          </table:table-cell>
          <table:table-cell office:value-type="float" office:value="85.445" calcext:value-type="float">
            <text:p>85.445</text:p>
          </table:table-cell>
          <table:table-cell office:value-type="float" office:value="96.288" calcext:value-type="float">
            <text:p>96.288</text:p>
          </table:table-cell>
          <table:table-cell office:value-type="float" office:value="102.32" calcext:value-type="float">
            <text:p>102.32</text:p>
          </table:table-cell>
          <table:table-cell office:value-type="float" office:value="85.605" calcext:value-type="float">
            <text:p>85.605</text:p>
          </table:table-cell>
          <table:table-cell office:value-type="float" office:value="85.789" calcext:value-type="float">
            <text:p>85.789</text:p>
          </table:table-cell>
          <table:table-cell office:value-type="float" office:value="93.532" calcext:value-type="float">
            <text:p>93.532</text:p>
          </table:table-cell>
          <table:table-cell office:value-type="float" office:value="95.753" calcext:value-type="float">
            <text:p>95.753</text:p>
          </table:table-cell>
          <table:table-cell office:value-type="float" office:value="108.81" calcext:value-type="float">
            <text:p>108.81</text:p>
          </table:table-cell>
          <table:table-cell office:value-type="float" office:value="95.772" calcext:value-type="float">
            <text:p>95.772</text:p>
          </table:table-cell>
          <table:table-cell office:value-type="float" office:value="135.46" calcext:value-type="float">
            <text:p>135.46</text:p>
          </table:table-cell>
          <table:table-cell office:value-type="float" office:value="150.64" calcext:value-type="float">
            <text:p>150.64</text:p>
          </table:table-cell>
          <table:table-cell office:value-type="float" office:value="213.15" calcext:value-type="float">
            <text:p>213.15</text:p>
          </table:table-cell>
          <table:table-cell office:value-type="float" office:value="437.73" calcext:value-type="float">
            <text:p>437.73</text:p>
          </table:table-cell>
          <table:table-cell office:value-type="float" office:value="458.61" calcext:value-type="float">
            <text:p>458.61</text:p>
          </table:table-cell>
        </table:table-row>
        <table:table-row table:style-name="ro1">
          <table:covered-table-cell/>
          <table:table-cell office:value-type="float" office:value="92.153" calcext:value-type="float">
            <text:p>92.153</text:p>
          </table:table-cell>
          <table:table-cell office:value-type="float" office:value="91.004" calcext:value-type="float">
            <text:p>91.004</text:p>
          </table:table-cell>
          <table:table-cell office:value-type="float" office:value="89.779" calcext:value-type="float">
            <text:p>89.779</text:p>
          </table:table-cell>
          <table:table-cell office:value-type="float" office:value="99.113" calcext:value-type="float">
            <text:p>99.113</text:p>
          </table:table-cell>
          <table:table-cell office:value-type="float" office:value="92.751" calcext:value-type="float">
            <text:p>92.751</text:p>
          </table:table-cell>
          <table:table-cell office:value-type="float" office:value="90.608" calcext:value-type="float">
            <text:p>90.608</text:p>
          </table:table-cell>
          <table:table-cell office:value-type="float" office:value="96.492" calcext:value-type="float">
            <text:p>96.492</text:p>
          </table:table-cell>
          <table:table-cell office:value-type="float" office:value="87.23" calcext:value-type="float">
            <text:p>87.23</text:p>
          </table:table-cell>
          <table:table-cell office:value-type="float" office:value="74.242" calcext:value-type="float">
            <text:p>74.242</text:p>
          </table:table-cell>
          <table:table-cell office:value-type="float" office:value="91.832" calcext:value-type="float">
            <text:p>91.832</text:p>
          </table:table-cell>
          <table:table-cell office:value-type="float" office:value="89.29" calcext:value-type="float">
            <text:p>89.29</text:p>
          </table:table-cell>
          <table:table-cell office:value-type="float" office:value="134.82" calcext:value-type="float">
            <text:p>134.82</text:p>
          </table:table-cell>
          <table:table-cell office:value-type="float" office:value="145.93" calcext:value-type="float">
            <text:p>145.93</text:p>
          </table:table-cell>
          <table:table-cell office:value-type="float" office:value="196.21" calcext:value-type="float">
            <text:p>196.21</text:p>
          </table:table-cell>
          <table:table-cell office:value-type="float" office:value="316.51" calcext:value-type="float">
            <text:p>316.51</text:p>
          </table:table-cell>
          <table:table-cell office:value-type="float" office:value="438.21" calcext:value-type="float">
            <text:p>438.21</text:p>
          </table:table-cell>
        </table:table-row>
        <table:table-row table:style-name="ro1">
          <table:covered-table-cell/>
          <table:table-cell office:value-type="float" office:value="98.353" calcext:value-type="float">
            <text:p>98.353</text:p>
          </table:table-cell>
          <table:table-cell office:value-type="float" office:value="100.9" calcext:value-type="float">
            <text:p>100.9</text:p>
          </table:table-cell>
          <table:table-cell office:value-type="float" office:value="73.29" calcext:value-type="float">
            <text:p>73.29</text:p>
          </table:table-cell>
          <table:table-cell office:value-type="float" office:value="79.199" calcext:value-type="float">
            <text:p>79.199</text:p>
          </table:table-cell>
          <table:table-cell office:value-type="float" office:value="93.401" calcext:value-type="float">
            <text:p>93.401</text:p>
          </table:table-cell>
          <table:table-cell office:value-type="float" office:value="93.972" calcext:value-type="float">
            <text:p>93.972</text:p>
          </table:table-cell>
          <table:table-cell office:value-type="float" office:value="90.955" calcext:value-type="float">
            <text:p>90.955</text:p>
          </table:table-cell>
          <table:table-cell office:value-type="float" office:value="90.322" calcext:value-type="float">
            <text:p>90.322</text:p>
          </table:table-cell>
          <table:table-cell office:value-type="float" office:value="77.712" calcext:value-type="float">
            <text:p>77.712</text:p>
          </table:table-cell>
          <table:table-cell office:value-type="float" office:value="76.817" calcext:value-type="float">
            <text:p>76.817</text:p>
          </table:table-cell>
          <table:table-cell office:value-type="float" office:value="88.956" calcext:value-type="float">
            <text:p>88.956</text:p>
          </table:table-cell>
          <table:table-cell office:value-type="float" office:value="127.14" calcext:value-type="float">
            <text:p>127.14</text:p>
          </table:table-cell>
          <table:table-cell office:value-type="float" office:value="158.62" calcext:value-type="float">
            <text:p>158.62</text:p>
          </table:table-cell>
          <table:table-cell office:value-type="float" office:value="181.67" calcext:value-type="float">
            <text:p>181.67</text:p>
          </table:table-cell>
          <table:table-cell office:value-type="float" office:value="306.51" calcext:value-type="float">
            <text:p>306.51</text:p>
          </table:table-cell>
          <table:table-cell office:value-type="float" office:value="456.73" calcext:value-type="float">
            <text:p>456.73</text:p>
          </table:table-cell>
        </table:table-row>
        <table:table-row table:style-name="ro1">
          <table:covered-table-cell/>
          <table:table-cell table:style-name="ce5" office:value-type="float" office:value="94.264" calcext:value-type="float">
            <text:p>94.264</text:p>
          </table:table-cell>
          <table:table-cell office:value-type="float" office:value="73.896" calcext:value-type="float">
            <text:p>73.896</text:p>
          </table:table-cell>
          <table:table-cell office:value-type="float" office:value="72.804" calcext:value-type="float">
            <text:p>72.804</text:p>
          </table:table-cell>
          <table:table-cell office:value-type="float" office:value="91.283" calcext:value-type="float">
            <text:p>91.283</text:p>
          </table:table-cell>
          <table:table-cell office:value-type="float" office:value="71.636" calcext:value-type="float">
            <text:p>71.636</text:p>
          </table:table-cell>
          <table:table-cell office:value-type="float" office:value="79.406" calcext:value-type="float">
            <text:p>79.406</text:p>
          </table:table-cell>
          <table:table-cell office:value-type="float" office:value="97.357" calcext:value-type="float">
            <text:p>97.357</text:p>
          </table:table-cell>
          <table:table-cell office:value-type="float" office:value="99.68" calcext:value-type="float">
            <text:p>99.68</text:p>
          </table:table-cell>
          <table:table-cell office:value-type="float" office:value="96.232" calcext:value-type="float">
            <text:p>96.232</text:p>
          </table:table-cell>
          <table:table-cell office:value-type="float" office:value="80.241" calcext:value-type="float">
            <text:p>80.241</text:p>
          </table:table-cell>
          <table:table-cell office:value-type="float" office:value="77.739" calcext:value-type="float">
            <text:p>77.739</text:p>
          </table:table-cell>
          <table:table-cell office:value-type="float" office:value="135.14" calcext:value-type="float">
            <text:p>135.14</text:p>
          </table:table-cell>
          <table:table-cell office:value-type="float" office:value="163.81" calcext:value-type="float">
            <text:p>163.81</text:p>
          </table:table-cell>
          <table:table-cell office:value-type="float" office:value="188.88" calcext:value-type="float">
            <text:p>188.88</text:p>
          </table:table-cell>
          <table:table-cell office:value-type="float" office:value="290.49" calcext:value-type="float">
            <text:p>290.49</text:p>
          </table:table-cell>
          <table:table-cell office:value-type="float" office:value="433.75" calcext:value-type="float">
            <text:p>433.7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91.0032" calcext:value-type="float">
            <text:p>91.0032</text:p>
          </table:table-cell>
          <table:table-cell table:formula="of:=AVERAGE([.C21:.C25])" office:value-type="float" office:value="88.6224" calcext:value-type="float">
            <text:p>88.6224</text:p>
          </table:table-cell>
          <table:table-cell table:formula="of:=AVERAGE([.D21:.D25])" office:value-type="float" office:value="82.5828" calcext:value-type="float">
            <text:p>82.5828</text:p>
          </table:table-cell>
          <table:table-cell table:formula="of:=AVERAGE([.E21:.E25])" office:value-type="float" office:value="87.5874" calcext:value-type="float">
            <text:p>87.5874</text:p>
          </table:table-cell>
          <table:table-cell table:formula="of:=AVERAGE([.F21:.F25])" office:value-type="float" office:value="89.0916" calcext:value-type="float">
            <text:p>89.0916</text:p>
          </table:table-cell>
          <table:table-cell table:formula="of:=AVERAGE([.G21:.G25])" office:value-type="float" office:value="89.3896" calcext:value-type="float">
            <text:p>89.3896</text:p>
          </table:table-cell>
          <table:table-cell table:formula="of:=AVERAGE([.H21:.H25])" office:value-type="float" office:value="91.1668" calcext:value-type="float">
            <text:p>91.1668</text:p>
          </table:table-cell>
          <table:table-cell table:formula="of:=AVERAGE([.I21:.I25])" office:value-type="float" office:value="93.7098" calcext:value-type="float">
            <text:p>93.7098</text:p>
          </table:table-cell>
          <table:table-cell table:formula="of:=AVERAGE([.J21:.J25])" office:value-type="float" office:value="86.9506" calcext:value-type="float">
            <text:p>86.9506</text:p>
          </table:table-cell>
          <table:table-cell table:formula="of:=AVERAGE([.K21:.K25])" office:value-type="float" office:value="90.4444" calcext:value-type="float">
            <text:p>90.4444</text:p>
          </table:table-cell>
          <table:table-cell table:formula="of:=AVERAGE([.L21:.L25])" office:value-type="float" office:value="90.0452" calcext:value-type="float">
            <text:p>90.0452</text:p>
          </table:table-cell>
          <table:table-cell table:formula="of:=AVERAGE([.M21:.M25])" office:value-type="float" office:value="133.106" calcext:value-type="float">
            <text:p>133.106</text:p>
          </table:table-cell>
          <table:table-cell table:formula="of:=AVERAGE([.N21:.N25])" office:value-type="float" office:value="154.538" calcext:value-type="float">
            <text:p>154.538</text:p>
          </table:table-cell>
          <table:table-cell table:formula="of:=AVERAGE([.O21:.O25])" office:value-type="float" office:value="194.64" calcext:value-type="float">
            <text:p>194.64</text:p>
          </table:table-cell>
          <table:table-cell table:formula="of:=AVERAGE([.P21:.P25])" office:value-type="float" office:value="336.374" calcext:value-type="float">
            <text:p>336.374</text:p>
          </table:table-cell>
          <table:table-cell table:formula="of:=AVERAGE([.Q21:.Q25])" office:value-type="float" office:value="450.884" calcext:value-type="float">
            <text:p>450.88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6_1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节点提供者虚拟机和物理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提供</text:span></text:p>
            <text:p><text:span text:style-name="T1">者虚拟机和物</text:span></text:p>
            <text:p><text:span text:style-name="T1">理机发送带宽</text:span></text:p>
          </table:table-cell>
          <table:table-cell table:style-name="ce4" office:value-type="float" office:value="15.775" calcext:value-type="float">
            <text:p>15.775</text:p>
          </table:table-cell>
          <table:table-cell office:value-type="float" office:value="31.94" calcext:value-type="float">
            <text:p>31.94</text:p>
          </table:table-cell>
          <table:table-cell office:value-type="float" office:value="62.592" calcext:value-type="float">
            <text:p>62.592</text:p>
          </table:table-cell>
          <table:table-cell office:value-type="float" office:value="126.38" calcext:value-type="float">
            <text:p>126.38</text:p>
          </table:table-cell>
          <table:table-cell office:value-type="float" office:value="260.96" calcext:value-type="float">
            <text:p>260.96</text:p>
          </table:table-cell>
          <table:table-cell office:value-type="float" office:value="519.87" calcext:value-type="float">
            <text:p>519.87</text:p>
          </table:table-cell>
          <table:table-cell office:value-type="float" office:value="1.0083" calcext:value-type="float">
            <text:p>1.0083</text:p>
          </table:table-cell>
          <table:table-cell office:value-type="float" office:value="2.0721" calcext:value-type="float">
            <text:p>2.0721</text:p>
          </table:table-cell>
          <table:table-cell office:value-type="float" office:value="4.007" calcext:value-type="float">
            <text:p>4.007</text:p>
          </table:table-cell>
          <table:table-cell office:value-type="float" office:value="7.8444" calcext:value-type="float">
            <text:p>7.8444</text:p>
          </table:table-cell>
          <table:table-cell office:value-type="float" office:value="15.801" calcext:value-type="float">
            <text:p>15.801</text:p>
          </table:table-cell>
          <table:table-cell office:value-type="float" office:value="25.604" calcext:value-type="float">
            <text:p>25.604</text:p>
          </table:table-cell>
          <table:table-cell office:value-type="float" office:value="43.839" calcext:value-type="float">
            <text:p>43.839</text:p>
          </table:table-cell>
          <table:table-cell office:value-type="float" office:value="70.82" calcext:value-type="float">
            <text:p>70.82</text:p>
          </table:table-cell>
          <table:table-cell office:value-type="float" office:value="101.59" calcext:value-type="float">
            <text:p>101.59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covered-table-cell/>
          <table:table-cell table:style-name="ce4" office:value-type="float" office:value="15.979" calcext:value-type="float">
            <text:p>15.979</text:p>
          </table:table-cell>
          <table:table-cell office:value-type="float" office:value="31.875" calcext:value-type="float">
            <text:p>31.875</text:p>
          </table:table-cell>
          <table:table-cell office:value-type="float" office:value="64.404" calcext:value-type="float">
            <text:p>64.404</text:p>
          </table:table-cell>
          <table:table-cell office:value-type="float" office:value="130.92" calcext:value-type="float">
            <text:p>130.92</text:p>
          </table:table-cell>
          <table:table-cell office:value-type="float" office:value="261.67" calcext:value-type="float">
            <text:p>261.67</text:p>
          </table:table-cell>
          <table:table-cell office:value-type="float" office:value="512.59" calcext:value-type="float">
            <text:p>512.59</text:p>
          </table:table-cell>
          <table:table-cell office:value-type="float" office:value="1.0463" calcext:value-type="float">
            <text:p>1.0463</text:p>
          </table:table-cell>
          <table:table-cell office:value-type="float" office:value="2.0457" calcext:value-type="float">
            <text:p>2.0457</text:p>
          </table:table-cell>
          <table:table-cell office:value-type="float" office:value="4.0677" calcext:value-type="float">
            <text:p>4.0677</text:p>
          </table:table-cell>
          <table:table-cell office:value-type="float" office:value="8.0791" calcext:value-type="float">
            <text:p>8.0791</text:p>
          </table:table-cell>
          <table:table-cell office:value-type="float" office:value="15.242" calcext:value-type="float">
            <text:p>15.242</text:p>
          </table:table-cell>
          <table:table-cell office:value-type="float" office:value="26.787" calcext:value-type="float">
            <text:p>26.787</text:p>
          </table:table-cell>
          <table:table-cell office:value-type="float" office:value="46.645" calcext:value-type="float">
            <text:p>46.645</text:p>
          </table:table-cell>
          <table:table-cell office:value-type="float" office:value="75.387" calcext:value-type="float">
            <text:p>75.387</text:p>
          </table:table-cell>
          <table:table-cell office:value-type="float" office:value="99.57" calcext:value-type="float">
            <text:p>99.57</text:p>
          </table:table-cell>
          <table:table-cell office:value-type="float" office:value="133.07" calcext:value-type="float">
            <text:p>133.07</text:p>
          </table:table-cell>
        </table:table-row>
        <table:table-row table:style-name="ro1">
          <table:covered-table-cell/>
          <table:table-cell table:style-name="ce4" office:value-type="float" office:value="15.534" calcext:value-type="float">
            <text:p>15.534</text:p>
          </table:table-cell>
          <table:table-cell office:value-type="float" office:value="32.542" calcext:value-type="float">
            <text:p>32.542</text:p>
          </table:table-cell>
          <table:table-cell office:value-type="float" office:value="65.962" calcext:value-type="float">
            <text:p>65.962</text:p>
          </table:table-cell>
          <table:table-cell office:value-type="float" office:value="127.37" calcext:value-type="float">
            <text:p>127.37</text:p>
          </table:table-cell>
          <table:table-cell office:value-type="float" office:value="259.68" calcext:value-type="float">
            <text:p>259.68</text:p>
          </table:table-cell>
          <table:table-cell office:value-type="float" office:value="523.42" calcext:value-type="float">
            <text:p>523.42</text:p>
          </table:table-cell>
          <table:table-cell office:value-type="float" office:value="1.0238" calcext:value-type="float">
            <text:p>1.0238</text:p>
          </table:table-cell>
          <table:table-cell office:value-type="float" office:value="1.9943" calcext:value-type="float">
            <text:p>1.9943</text:p>
          </table:table-cell>
          <table:table-cell office:value-type="float" office:value="4.132" calcext:value-type="float">
            <text:p>4.132</text:p>
          </table:table-cell>
          <table:table-cell office:value-type="float" office:value="7.9956" calcext:value-type="float">
            <text:p>7.9956</text:p>
          </table:table-cell>
          <table:table-cell office:value-type="float" office:value="15.1" calcext:value-type="float">
            <text:p>15.1</text:p>
          </table:table-cell>
          <table:table-cell office:value-type="float" office:value="25.206" calcext:value-type="float">
            <text:p>25.206</text:p>
          </table:table-cell>
          <table:table-cell office:value-type="float" office:value="44.859" calcext:value-type="float">
            <text:p>44.859</text:p>
          </table:table-cell>
          <table:table-cell office:value-type="float" office:value="70.439" calcext:value-type="float">
            <text:p>70.439</text:p>
          </table:table-cell>
          <table:table-cell office:value-type="float" office:value="98.017" calcext:value-type="float">
            <text:p>98.017</text:p>
          </table:table-cell>
          <table:table-cell office:value-type="float" office:value="134.99" calcext:value-type="float">
            <text:p>134.99</text:p>
          </table:table-cell>
        </table:table-row>
        <table:table-row table:style-name="ro1">
          <table:covered-table-cell/>
          <table:table-cell table:style-name="ce4" office:value-type="float" office:value="15.634" calcext:value-type="float">
            <text:p>15.634</text:p>
          </table:table-cell>
          <table:table-cell office:value-type="float" office:value="31.857" calcext:value-type="float">
            <text:p>31.857</text:p>
          </table:table-cell>
          <table:table-cell office:value-type="float" office:value="65.311" calcext:value-type="float">
            <text:p>65.311</text:p>
          </table:table-cell>
          <table:table-cell office:value-type="float" office:value="127.84" calcext:value-type="float">
            <text:p>127.84</text:p>
          </table:table-cell>
          <table:table-cell office:value-type="float" office:value="253.98" calcext:value-type="float">
            <text:p>253.98</text:p>
          </table:table-cell>
          <table:table-cell office:value-type="float" office:value="534.59" calcext:value-type="float">
            <text:p>534.59</text:p>
          </table:table-cell>
          <table:table-cell office:value-type="float" office:value="1.0684" calcext:value-type="float">
            <text:p>1.0684</text:p>
          </table:table-cell>
          <table:table-cell office:value-type="float" office:value="2.0626" calcext:value-type="float">
            <text:p>2.0626</text:p>
          </table:table-cell>
          <table:table-cell office:value-type="float" office:value="4.1033" calcext:value-type="float">
            <text:p>4.1033</text:p>
          </table:table-cell>
          <table:table-cell office:value-type="float" office:value="8.1969" calcext:value-type="float">
            <text:p>8.1969</text:p>
          </table:table-cell>
          <table:table-cell office:value-type="float" office:value="15.386" calcext:value-type="float">
            <text:p>15.386</text:p>
          </table:table-cell>
          <table:table-cell office:value-type="float" office:value="26.759" calcext:value-type="float">
            <text:p>26.759</text:p>
          </table:table-cell>
          <table:table-cell office:value-type="float" office:value="46.658" calcext:value-type="float">
            <text:p>46.658</text:p>
          </table:table-cell>
          <table:table-cell office:value-type="float" office:value="70.488" calcext:value-type="float">
            <text:p>70.488</text:p>
          </table:table-cell>
          <table:table-cell office:value-type="float" office:value="100.14" calcext:value-type="float">
            <text:p>100.14</text:p>
          </table:table-cell>
          <table:table-cell office:value-type="float" office:value="140.62" calcext:value-type="float">
            <text:p>140.62</text:p>
          </table:table-cell>
        </table:table-row>
        <table:table-row table:style-name="ro1">
          <table:covered-table-cell/>
          <table:table-cell table:style-name="ce4" office:value-type="float" office:value="16.294" calcext:value-type="float">
            <text:p>16.294</text:p>
          </table:table-cell>
          <table:table-cell office:value-type="float" office:value="33.604" calcext:value-type="float">
            <text:p>33.604</text:p>
          </table:table-cell>
          <table:table-cell office:value-type="float" office:value="66.076" calcext:value-type="float">
            <text:p>66.076</text:p>
          </table:table-cell>
          <table:table-cell office:value-type="float" office:value="131.8" calcext:value-type="float">
            <text:p>131.8</text:p>
          </table:table-cell>
          <table:table-cell office:value-type="float" office:value="251.14" calcext:value-type="float">
            <text:p>251.14</text:p>
          </table:table-cell>
          <table:table-cell office:value-type="float" office:value="526.93" calcext:value-type="float">
            <text:p>526.93</text:p>
          </table:table-cell>
          <table:table-cell office:value-type="float" office:value="1.0674" calcext:value-type="float">
            <text:p>1.0674</text:p>
          </table:table-cell>
          <table:table-cell office:value-type="float" office:value="2.0815" calcext:value-type="float">
            <text:p>2.0815</text:p>
          </table:table-cell>
          <table:table-cell office:value-type="float" office:value="4.1103" calcext:value-type="float">
            <text:p>4.1103</text:p>
          </table:table-cell>
          <table:table-cell office:value-type="float" office:value="8.0607" calcext:value-type="float">
            <text:p>8.0607</text:p>
          </table:table-cell>
          <table:table-cell office:value-type="float" office:value="15.182" calcext:value-type="float">
            <text:p>15.182</text:p>
          </table:table-cell>
          <table:table-cell office:value-type="float" office:value="25.895" calcext:value-type="float">
            <text:p>25.895</text:p>
          </table:table-cell>
          <table:table-cell office:value-type="float" office:value="44.65" calcext:value-type="float">
            <text:p>44.65</text:p>
          </table:table-cell>
          <table:table-cell office:value-type="float" office:value="71.127" calcext:value-type="float">
            <text:p>71.127</text:p>
          </table:table-cell>
          <table:table-cell office:value-type="float" office:value="99.197" calcext:value-type="float">
            <text:p>99.197</text:p>
          </table:table-cell>
          <table:table-cell office:value-type="float" office:value="138.82" calcext:value-type="float">
            <text:p>138.8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5.8432" calcext:value-type="float">
            <text:p>15.8432</text:p>
          </table:table-cell>
          <table:table-cell table:style-name="ce4" table:formula="of:=AVERAGE( [.C4:.C8])" office:value-type="float" office:value="32.3636" calcext:value-type="float">
            <text:p>32.3636</text:p>
          </table:table-cell>
          <table:table-cell table:formula="of:=AVERAGE( [.D4:.D8])" office:value-type="float" office:value="64.869" calcext:value-type="float">
            <text:p>64.869</text:p>
          </table:table-cell>
          <table:table-cell table:formula="of:=AVERAGE([.E4:.E8])" office:value-type="float" office:value="128.862" calcext:value-type="float">
            <text:p>128.862</text:p>
          </table:table-cell>
          <table:table-cell table:style-name="ce1" table:formula="of:=AVERAGE([.F4:.F8])" office:value-type="float" office:value="257.486" calcext:value-type="float">
            <text:p>257.486</text:p>
          </table:table-cell>
          <table:table-cell table:style-name="ce1" table:formula="of:=AVERAGE([.G4:.G8])" office:value-type="float" office:value="523.48" calcext:value-type="float">
            <text:p>523.48</text:p>
          </table:table-cell>
          <table:table-cell table:style-name="ce1" table:formula="of:=AVERAGE([.H4:.H8])" office:value-type="float" office:value="1.04284" calcext:value-type="float">
            <text:p>1.04284</text:p>
          </table:table-cell>
          <table:table-cell table:style-name="ce1" table:formula="of:=AVERAGE([.I4:.I8])" office:value-type="float" office:value="2.05124" calcext:value-type="float">
            <text:p>2.05124</text:p>
          </table:table-cell>
          <table:table-cell table:style-name="ce1" table:formula="of:=AVERAGE([.J4:.J8])" office:value-type="float" office:value="4.08406" calcext:value-type="float">
            <text:p>4.08406</text:p>
          </table:table-cell>
          <table:table-cell table:style-name="ce1" table:formula="of:=AVERAGE([.K4:.K8])" office:value-type="float" office:value="8.03534" calcext:value-type="float">
            <text:p>8.03534</text:p>
          </table:table-cell>
          <table:table-cell table:style-name="ce1" table:formula="of:=AVERAGE([.L4:.L8])" office:value-type="float" office:value="15.3422" calcext:value-type="float">
            <text:p>15.3422</text:p>
          </table:table-cell>
          <table:table-cell table:style-name="ce1" table:formula="of:=AVERAGE([.M4:.M8])" office:value-type="float" office:value="26.0502" calcext:value-type="float">
            <text:p>26.0502</text:p>
          </table:table-cell>
          <table:table-cell table:style-name="ce1" table:formula="of:=AVERAGE([.N4:.N8])" office:value-type="float" office:value="45.3302" calcext:value-type="float">
            <text:p>45.3302</text:p>
          </table:table-cell>
          <table:table-cell table:style-name="ce1" table:formula="of:=AVERAGE([.O4:.O8])" office:value-type="float" office:value="71.6522" calcext:value-type="float">
            <text:p>71.6522</text:p>
          </table:table-cell>
          <table:table-cell table:style-name="ce1" table:formula="of:=AVERAGE([.P4:.P8])" office:value-type="float" office:value="99.7028" calcext:value-type="float">
            <text:p>99.7028</text:p>
          </table:table-cell>
          <table:table-cell table:style-name="ce1" table:formula="of:=AVERAGE([.Q4:.Q8])" office:value-type="float" office:value="136.98" calcext:value-type="float">
            <text:p>136.9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5843" calcext:value-type="float">
            <text:p>0.015843</text:p>
          </table:table-cell>
          <table:table-cell table:style-name="ce4" table:formula="of:=ROUND([.C10]/1000;6)" office:value-type="float" office:value="0.032364" calcext:value-type="float">
            <text:p>0.032364</text:p>
          </table:table-cell>
          <table:table-cell table:style-name="ce4" table:formula="of:=ROUND([.D10]/1000;6)" office:value-type="float" office:value="0.064869" calcext:value-type="float">
            <text:p>0.064869</text:p>
          </table:table-cell>
          <table:table-cell table:style-name="ce4" table:formula="of:=ROUND([.E10]/1000;6)" office:value-type="float" office:value="0.128862" calcext:value-type="float">
            <text:p>0.128862</text:p>
          </table:table-cell>
          <table:table-cell table:style-name="ce4" table:formula="of:=ROUND([.F10]/1000;6)" office:value-type="float" office:value="0.257486" calcext:value-type="float">
            <text:p>0.257486</text:p>
          </table:table-cell>
          <table:table-cell table:style-name="ce4" table:formula="of:=ROUND([.G10]/1000;6)" office:value-type="float" office:value="0.52348" calcext:value-type="float">
            <text:p>0.52348</text:p>
          </table:table-cell>
          <table:table-cell table:style-name="ce4" table:formula="of:=ROUND([.H10]/1000;6)" office:value-type="float" office:value="0.001043" calcext:value-type="float">
            <text:p>0.001043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提供</text:span></text:p>
            <text:p><text:span text:style-name="T1">者虚拟机和物</text:span></text:p>
            <text:p><text:span text:style-name="T1">理机接收带宽</text:span></text:p>
          </table:table-cell>
          <table:table-cell table:style-name="ce5" office:value-type="float" office:value="15.775" calcext:value-type="float">
            <text:p>15.775</text:p>
          </table:table-cell>
          <table:table-cell office:value-type="float" office:value="31.941" calcext:value-type="float">
            <text:p>31.941</text:p>
          </table:table-cell>
          <table:table-cell office:value-type="float" office:value="62.283" calcext:value-type="float">
            <text:p>62.283</text:p>
          </table:table-cell>
          <table:table-cell office:value-type="float" office:value="126.39" calcext:value-type="float">
            <text:p>126.39</text:p>
          </table:table-cell>
          <table:table-cell office:value-type="float" office:value="260.97" calcext:value-type="float">
            <text:p>260.97</text:p>
          </table:table-cell>
          <table:table-cell office:value-type="float" office:value="519.89" calcext:value-type="float">
            <text:p>519.89</text:p>
          </table:table-cell>
          <table:table-cell office:value-type="float" office:value="1.0083" calcext:value-type="float">
            <text:p>1.0083</text:p>
          </table:table-cell>
          <table:table-cell office:value-type="float" office:value="2.0721" calcext:value-type="float">
            <text:p>2.0721</text:p>
          </table:table-cell>
          <table:table-cell office:value-type="float" office:value="4.0072" calcext:value-type="float">
            <text:p>4.0072</text:p>
          </table:table-cell>
          <table:table-cell office:value-type="float" office:value="7.8446" calcext:value-type="float">
            <text:p>7.8446</text:p>
          </table:table-cell>
          <table:table-cell office:value-type="float" office:value="15.802" calcext:value-type="float">
            <text:p>15.802</text:p>
          </table:table-cell>
          <table:table-cell office:value-type="float" office:value="25.605" calcext:value-type="float">
            <text:p>25.605</text:p>
          </table:table-cell>
          <table:table-cell office:value-type="float" office:value="43.842" calcext:value-type="float">
            <text:p>43.842</text:p>
          </table:table-cell>
          <table:table-cell office:value-type="float" office:value="70.82" calcext:value-type="float">
            <text:p>70.82</text:p>
          </table:table-cell>
          <table:table-cell table:style-name="ce4" office:value-type="float" office:value="101.59" calcext:value-type="float">
            <text:p>101.59</text:p>
          </table:table-cell>
          <table:table-cell table:style-name="ce4" office:value-type="float" office:value="119.72" calcext:value-type="float">
            <text:p>119.72</text:p>
          </table:table-cell>
        </table:table-row>
        <table:table-row table:style-name="ro1">
          <table:covered-table-cell/>
          <table:table-cell office:value-type="float" office:value="15.979" calcext:value-type="float">
            <text:p>15.979</text:p>
          </table:table-cell>
          <table:table-cell office:value-type="float" office:value="31.876" calcext:value-type="float">
            <text:p>31.876</text:p>
          </table:table-cell>
          <table:table-cell office:value-type="float" office:value="64.406" calcext:value-type="float">
            <text:p>64.406</text:p>
          </table:table-cell>
          <table:table-cell office:value-type="float" office:value="130.92" calcext:value-type="float">
            <text:p>130.92</text:p>
          </table:table-cell>
          <table:table-cell office:value-type="float" office:value="261.68" calcext:value-type="float">
            <text:p>261.68</text:p>
          </table:table-cell>
          <table:table-cell office:value-type="float" office:value="512.61" calcext:value-type="float">
            <text:p>512.61</text:p>
          </table:table-cell>
          <table:table-cell office:value-type="float" office:value="1.0463" calcext:value-type="float">
            <text:p>1.0463</text:p>
          </table:table-cell>
          <table:table-cell office:value-type="float" office:value="2.0458" calcext:value-type="float">
            <text:p>2.0458</text:p>
          </table:table-cell>
          <table:table-cell office:value-type="float" office:value="4.0678" calcext:value-type="float">
            <text:p>4.0678</text:p>
          </table:table-cell>
          <table:table-cell office:value-type="float" office:value="8.0794" calcext:value-type="float">
            <text:p>8.0794</text:p>
          </table:table-cell>
          <table:table-cell office:value-type="float" office:value="15.242" calcext:value-type="float">
            <text:p>15.242</text:p>
          </table:table-cell>
          <table:table-cell office:value-type="float" office:value="26.787" calcext:value-type="float">
            <text:p>26.787</text:p>
          </table:table-cell>
          <table:table-cell office:value-type="float" office:value="46.647" calcext:value-type="float">
            <text:p>46.647</text:p>
          </table:table-cell>
          <table:table-cell office:value-type="float" office:value="75.012" calcext:value-type="float">
            <text:p>75.012</text:p>
          </table:table-cell>
          <table:table-cell table:style-name="ce4" office:value-type="float" office:value="99.56" calcext:value-type="float">
            <text:p>99.56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table:style-name="ce4" office:value-type="float" office:value="15.457" calcext:value-type="float">
            <text:p>15.457</text:p>
          </table:table-cell>
          <table:table-cell office:value-type="float" office:value="32.543" calcext:value-type="float">
            <text:p>32.543</text:p>
          </table:table-cell>
          <table:table-cell office:value-type="float" office:value="65.964" calcext:value-type="float">
            <text:p>65.964</text:p>
          </table:table-cell>
          <table:table-cell office:value-type="float" office:value="127.38" calcext:value-type="float">
            <text:p>127.38</text:p>
          </table:table-cell>
          <table:table-cell office:value-type="float" office:value="258.4" calcext:value-type="float">
            <text:p>258.4</text:p>
          </table:table-cell>
          <table:table-cell office:value-type="float" office:value="523.44" calcext:value-type="float">
            <text:p>523.44</text:p>
          </table:table-cell>
          <table:table-cell office:value-type="float" office:value="1.0239" calcext:value-type="float">
            <text:p>1.0239</text:p>
          </table:table-cell>
          <table:table-cell office:value-type="float" office:value="1.9944" calcext:value-type="float">
            <text:p>1.9944</text:p>
          </table:table-cell>
          <table:table-cell office:value-type="float" office:value="4.1321" calcext:value-type="float">
            <text:p>4.1321</text:p>
          </table:table-cell>
          <table:table-cell office:value-type="float" office:value="7.9959" calcext:value-type="float">
            <text:p>7.9959</text:p>
          </table:table-cell>
          <table:table-cell office:value-type="float" office:value="15.101" calcext:value-type="float">
            <text:p>15.101</text:p>
          </table:table-cell>
          <table:table-cell office:value-type="float" office:value="25.205" calcext:value-type="float">
            <text:p>25.205</text:p>
          </table:table-cell>
          <table:table-cell office:value-type="float" office:value="44.859" calcext:value-type="float">
            <text:p>44.859</text:p>
          </table:table-cell>
          <table:table-cell office:value-type="float" office:value="70.093" calcext:value-type="float">
            <text:p>70.093</text:p>
          </table:table-cell>
          <table:table-cell office:value-type="float" office:value="98.017" calcext:value-type="float">
            <text:p>98.017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table:style-name="ce4" office:value-type="float" office:value="15.634" calcext:value-type="float">
            <text:p>15.634</text:p>
          </table:table-cell>
          <table:table-cell office:value-type="float" office:value="31.857" calcext:value-type="float">
            <text:p>31.857</text:p>
          </table:table-cell>
          <table:table-cell office:value-type="float" office:value="65.63" calcext:value-type="float">
            <text:p>65.63</text:p>
          </table:table-cell>
          <table:table-cell office:value-type="float" office:value="127.84" calcext:value-type="float">
            <text:p>127.84</text:p>
          </table:table-cell>
          <table:table-cell office:value-type="float" office:value="253.98" calcext:value-type="float">
            <text:p>253.98</text:p>
          </table:table-cell>
          <table:table-cell office:value-type="float" office:value="534.59" calcext:value-type="float">
            <text:p>534.59</text:p>
          </table:table-cell>
          <table:table-cell office:value-type="float" office:value="1.0684" calcext:value-type="float">
            <text:p>1.0684</text:p>
          </table:table-cell>
          <table:table-cell office:value-type="float" office:value="2.0524" calcext:value-type="float">
            <text:p>2.0524</text:p>
          </table:table-cell>
          <table:table-cell office:value-type="float" office:value="4.1033" calcext:value-type="float">
            <text:p>4.1033</text:p>
          </table:table-cell>
          <table:table-cell office:value-type="float" office:value="8.1971" calcext:value-type="float">
            <text:p>8.1971</text:p>
          </table:table-cell>
          <table:table-cell office:value-type="float" office:value="15.386" calcext:value-type="float">
            <text:p>15.386</text:p>
          </table:table-cell>
          <table:table-cell office:value-type="float" office:value="26.76" calcext:value-type="float">
            <text:p>26.76</text:p>
          </table:table-cell>
          <table:table-cell office:value-type="float" office:value="46.66" calcext:value-type="float">
            <text:p>46.66</text:p>
          </table:table-cell>
          <table:table-cell office:value-type="float" office:value="70.484" calcext:value-type="float">
            <text:p>70.484</text:p>
          </table:table-cell>
          <table:table-cell office:value-type="float" office:value="100.13" calcext:value-type="float">
            <text:p>100.13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covered-table-cell/>
          <table:table-cell office:value-type="float" office:value="16.294" calcext:value-type="float">
            <text:p>16.294</text:p>
          </table:table-cell>
          <table:table-cell office:value-type="float" office:value="33.605" calcext:value-type="float">
            <text:p>33.605</text:p>
          </table:table-cell>
          <table:table-cell office:value-type="float" office:value="66.078" calcext:value-type="float">
            <text:p>66.078</text:p>
          </table:table-cell>
          <table:table-cell office:value-type="float" office:value="132.45" calcext:value-type="float">
            <text:p>132.45</text:p>
          </table:table-cell>
          <table:table-cell office:value-type="float" office:value="251.14" calcext:value-type="float">
            <text:p>251.14</text:p>
          </table:table-cell>
          <table:table-cell office:value-type="float" office:value="526.94" calcext:value-type="float">
            <text:p>526.94</text:p>
          </table:table-cell>
          <table:table-cell office:value-type="float" office:value="1.0674" calcext:value-type="float">
            <text:p>1.0674</text:p>
          </table:table-cell>
          <table:table-cell office:value-type="float" office:value="2.0816" calcext:value-type="float">
            <text:p>2.0816</text:p>
          </table:table-cell>
          <table:table-cell office:value-type="float" office:value="4.1105" calcext:value-type="float">
            <text:p>4.1105</text:p>
          </table:table-cell>
          <table:table-cell office:value-type="float" office:value="8.0609" calcext:value-type="float">
            <text:p>8.0609</text:p>
          </table:table-cell>
          <table:table-cell office:value-type="float" office:value="15.183" calcext:value-type="float">
            <text:p>15.183</text:p>
          </table:table-cell>
          <table:table-cell office:value-type="float" office:value="25.893" calcext:value-type="float">
            <text:p>25.893</text:p>
          </table:table-cell>
          <table:table-cell office:value-type="float" office:value="44.653" calcext:value-type="float">
            <text:p>44.653</text:p>
          </table:table-cell>
          <table:table-cell office:value-type="float" office:value="71.127" calcext:value-type="float">
            <text:p>71.127</text:p>
          </table:table-cell>
          <table:table-cell office:value-type="float" office:value="99.197" calcext:value-type="float">
            <text:p>99.197</text:p>
          </table:table-cell>
          <table:table-cell office:value-type="float" office:value="119.72" calcext:value-type="float">
            <text:p>119.7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5.8278" calcext:value-type="float">
            <text:p>15.8278</text:p>
          </table:table-cell>
          <table:table-cell table:style-name="ce1" table:formula="of:=AVERAGE([.C13:.C17])" office:value-type="float" office:value="32.3644" calcext:value-type="float">
            <text:p>32.3644</text:p>
          </table:table-cell>
          <table:table-cell table:style-name="ce1" table:formula="of:=AVERAGE([.D13:.D17])" office:value-type="float" office:value="64.8722" calcext:value-type="float">
            <text:p>64.8722</text:p>
          </table:table-cell>
          <table:table-cell table:formula="of:=AVERAGE([.E13:.E17])" office:value-type="float" office:value="128.996" calcext:value-type="float">
            <text:p>128.996</text:p>
          </table:table-cell>
          <table:table-cell table:formula="of:=AVERAGE([.F13:.F17])" office:value-type="float" office:value="257.234" calcext:value-type="float">
            <text:p>257.234</text:p>
          </table:table-cell>
          <table:table-cell table:formula="of:=AVERAGE([.G13:.G17])" office:value-type="float" office:value="523.494" calcext:value-type="float">
            <text:p>523.494</text:p>
          </table:table-cell>
          <table:table-cell table:formula="of:=AVERAGE([.H13:.H17])" office:value-type="float" office:value="1.04286" calcext:value-type="float">
            <text:p>1.04286</text:p>
          </table:table-cell>
          <table:table-cell table:formula="of:=AVERAGE([.I13:.I17])" office:value-type="float" office:value="2.04926" calcext:value-type="float">
            <text:p>2.04926</text:p>
          </table:table-cell>
          <table:table-cell table:formula="of:=AVERAGE([.J13:.J17])" office:value-type="float" office:value="4.08418" calcext:value-type="float">
            <text:p>4.08418</text:p>
          </table:table-cell>
          <table:table-cell table:formula="of:=AVERAGE([.K13:.K17])" office:value-type="float" office:value="8.03558" calcext:value-type="float">
            <text:p>8.03558</text:p>
          </table:table-cell>
          <table:table-cell table:formula="of:=AVERAGE([.L13:.L17])" office:value-type="float" office:value="15.3428" calcext:value-type="float">
            <text:p>15.3428</text:p>
          </table:table-cell>
          <table:table-cell table:formula="of:=AVERAGE([.M13:.M17])" office:value-type="float" office:value="26.05" calcext:value-type="float">
            <text:p>26.05</text:p>
          </table:table-cell>
          <table:table-cell table:formula="of:=AVERAGE([.N13:.N17])" office:value-type="float" office:value="45.3322" calcext:value-type="float">
            <text:p>45.3322</text:p>
          </table:table-cell>
          <table:table-cell table:formula="of:=AVERAGE([.O13:.O17])" office:value-type="float" office:value="71.5072" calcext:value-type="float">
            <text:p>71.5072</text:p>
          </table:table-cell>
          <table:table-cell table:formula="of:=AVERAGE([.P13:.P17])" office:value-type="float" office:value="99.6988" calcext:value-type="float">
            <text:p>99.6988</text:p>
          </table:table-cell>
          <table:table-cell table:formula="of:=AVERAGE([.Q13:.Q17])" office:value-type="float" office:value="119.726" calcext:value-type="float">
            <text:p>119.726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5828" calcext:value-type="float">
            <text:p>0.015828</text:p>
          </table:table-cell>
          <table:table-cell table:style-name="ce4" table:formula="of:=ROUND([.C19]/1000;6)" office:value-type="float" office:value="0.032364" calcext:value-type="float">
            <text:p>0.032364</text:p>
          </table:table-cell>
          <table:table-cell table:style-name="ce4" table:formula="of:=ROUND([.D19]/1000;6)" office:value-type="float" office:value="0.064872" calcext:value-type="float">
            <text:p>0.064872</text:p>
          </table:table-cell>
          <table:table-cell table:style-name="ce4" table:formula="of:=ROUND([.E19]/1000;6)" office:value-type="float" office:value="0.128996" calcext:value-type="float">
            <text:p>0.128996</text:p>
          </table:table-cell>
          <table:table-cell table:style-name="ce4" table:formula="of:=ROUND([.F19]/1000;6)" office:value-type="float" office:value="0.257234" calcext:value-type="float">
            <text:p>0.257234</text:p>
          </table:table-cell>
          <table:table-cell table:style-name="ce4" table:formula="of:=ROUND([.G19]/1000;6)" office:value-type="float" office:value="0.523494" calcext:value-type="float">
            <text:p>0.523494</text:p>
          </table:table-cell>
          <table:table-cell table:style-name="ce4" table:formula="of:=ROUND([.H19]/1000;6)" office:value-type="float" office:value="0.001043" calcext:value-type="float">
            <text:p>0.0010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提供</text:span></text:p>
            <text:p><text:span text:style-name="T1">者虚拟机和物</text:span></text:p>
            <text:p><text:span text:style-name="T1">理机延迟</text:span></text:p>
          </table:table-cell>
          <table:table-cell office:value-type="float" office:value="164.14" calcext:value-type="float">
            <text:p>164.14</text:p>
          </table:table-cell>
          <table:table-cell office:value-type="float" office:value="168.19" calcext:value-type="float">
            <text:p>168.19</text:p>
          </table:table-cell>
          <table:table-cell office:value-type="float" office:value="154.45" calcext:value-type="float">
            <text:p>15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164.65" calcext:value-type="float">
            <text:p>164.65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6.71" calcext:value-type="float">
            <text:p>166.71</text:p>
          </table:table-cell>
          <table:table-cell office:value-type="float" office:value="165.44" calcext:value-type="float">
            <text:p>165.44</text:p>
          </table:table-cell>
          <table:table-cell office:value-type="float" office:value="171.04" calcext:value-type="float">
            <text:p>171.04</text:p>
          </table:table-cell>
          <table:table-cell office:value-type="float" office:value="180.65" calcext:value-type="float">
            <text:p>180.65</text:p>
          </table:table-cell>
          <table:table-cell office:value-type="float" office:value="198.69" calcext:value-type="float">
            <text:p>198.69</text:p>
          </table:table-cell>
          <table:table-cell office:value-type="float" office:value="271.74" calcext:value-type="float">
            <text:p>271.74</text:p>
          </table:table-cell>
          <table:table-cell office:value-type="float" office:value="313.43" calcext:value-type="float">
            <text:p>313.43</text:p>
          </table:table-cell>
          <table:table-cell office:value-type="float" office:value="370.03" calcext:value-type="float">
            <text:p>370.03</text:p>
          </table:table-cell>
          <table:table-cell office:value-type="float" office:value="506.59" calcext:value-type="float">
            <text:p>506.59</text:p>
          </table:table-cell>
          <table:table-cell office:value-type="float" office:value="824.74" calcext:value-type="float">
            <text:p>824.74</text:p>
          </table:table-cell>
        </table:table-row>
        <table:table-row table:style-name="ro1">
          <table:covered-table-cell/>
          <table:table-cell table:style-name="ce4" office:value-type="float" office:value="168.42" calcext:value-type="float">
            <text:p>168.42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0.32" calcext:value-type="float">
            <text:p>160.32</text:p>
          </table:table-cell>
          <table:table-cell office:value-type="float" office:value="168.59" calcext:value-type="float">
            <text:p>168.59</text:p>
          </table:table-cell>
          <table:table-cell office:value-type="float" office:value="162.6" calcext:value-type="float">
            <text:p>162.6</text:p>
          </table:table-cell>
          <table:table-cell office:value-type="float" office:value="167.63" calcext:value-type="float">
            <text:p>167.63</text:p>
          </table:table-cell>
          <table:table-cell office:value-type="float" office:value="160.97" calcext:value-type="float">
            <text:p>160.97</text:p>
          </table:table-cell>
          <table:table-cell office:value-type="float" office:value="162.43" calcext:value-type="float">
            <text:p>162.43</text:p>
          </table:table-cell>
          <table:table-cell office:value-type="float" office:value="174.11" calcext:value-type="float">
            <text:p>174.11</text:p>
          </table:table-cell>
          <table:table-cell office:value-type="float" office:value="185.24" calcext:value-type="float">
            <text:p>185.24</text:p>
          </table:table-cell>
          <table:table-cell office:value-type="float" office:value="208.05" calcext:value-type="float">
            <text:p>208.05</text:p>
          </table:table-cell>
          <table:table-cell office:value-type="float" office:value="279.98" calcext:value-type="float">
            <text:p>279.98</text:p>
          </table:table-cell>
          <table:table-cell office:value-type="float" office:value="330.2" calcext:value-type="float">
            <text:p>330.2</text:p>
          </table:table-cell>
          <table:table-cell office:value-type="float" office:value="405.43" calcext:value-type="float">
            <text:p>405.43</text:p>
          </table:table-cell>
          <table:table-cell office:value-type="float" office:value="517.06" calcext:value-type="float">
            <text:p>517.06</text:p>
          </table:table-cell>
          <table:table-cell office:value-type="float" office:value="814.33" calcext:value-type="float">
            <text:p>814.33</text:p>
          </table:table-cell>
        </table:table-row>
        <table:table-row table:style-name="ro1">
          <table:covered-table-cell/>
          <table:table-cell office:value-type="float" office:value="162.46" calcext:value-type="float">
            <text:p>162.46</text:p>
          </table:table-cell>
          <table:table-cell office:value-type="float" office:value="162.93" calcext:value-type="float">
            <text:p>162.93</text:p>
          </table:table-cell>
          <table:table-cell office:value-type="float" office:value="166.79" calcext:value-type="float">
            <text:p>166.79</text:p>
          </table:table-cell>
          <table:table-cell office:value-type="float" office:value="166.68" calcext:value-type="float">
            <text:p>166.68</text:p>
          </table:table-cell>
          <table:table-cell office:value-type="float" office:value="158.12" calcext:value-type="float">
            <text:p>158.12</text:p>
          </table:table-cell>
          <table:table-cell office:value-type="float" office:value="165.8" calcext:value-type="float">
            <text:p>165.8</text:p>
          </table:table-cell>
          <table:table-cell office:value-type="float" office:value="168.02" calcext:value-type="float">
            <text:p>168.02</text:p>
          </table:table-cell>
          <table:table-cell office:value-type="float" office:value="170.78" calcext:value-type="float">
            <text:p>170.78</text:p>
          </table:table-cell>
          <table:table-cell office:value-type="float" office:value="172.94" calcext:value-type="float">
            <text:p>172.94</text:p>
          </table:table-cell>
          <table:table-cell office:value-type="float" office:value="177.48" calcext:value-type="float">
            <text:p>177.48</text:p>
          </table:table-cell>
          <table:table-cell office:value-type="float" office:value="197.26" calcext:value-type="float">
            <text:p>197.26</text:p>
          </table:table-cell>
          <table:table-cell office:value-type="float" office:value="257.1" calcext:value-type="float">
            <text:p>257.1</text:p>
          </table:table-cell>
          <table:table-cell office:value-type="float" office:value="313.92" calcext:value-type="float">
            <text:p>313.92</text:p>
          </table:table-cell>
          <table:table-cell office:value-type="float" office:value="375.98" calcext:value-type="float">
            <text:p>375.98</text:p>
          </table:table-cell>
          <table:table-cell office:value-type="float" office:value="521.78" calcext:value-type="float">
            <text:p>521.78</text:p>
          </table:table-cell>
          <table:table-cell office:value-type="float" office:value="826.79" calcext:value-type="float">
            <text:p>826.79</text:p>
          </table:table-cell>
        </table:table-row>
        <table:table-row table:style-name="ro1">
          <table:covered-table-cell/>
          <table:table-cell office:value-type="float" office:value="167.01" calcext:value-type="float">
            <text:p>167.01</text:p>
          </table:table-cell>
          <table:table-cell office:value-type="float" office:value="161.93" calcext:value-type="float">
            <text:p>161.93</text:p>
          </table:table-cell>
          <table:table-cell office:value-type="float" office:value="166.76" calcext:value-type="float">
            <text:p>166.76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1.86" calcext:value-type="float">
            <text:p>161.86</text:p>
          </table:table-cell>
          <table:table-cell office:value-type="float" office:value="166.67" calcext:value-type="float">
            <text:p>166.67</text:p>
          </table:table-cell>
          <table:table-cell office:value-type="float" office:value="166.76" calcext:value-type="float">
            <text:p>166.76</text:p>
          </table:table-cell>
          <table:table-cell office:value-type="float" office:value="165.28" calcext:value-type="float">
            <text:p>165.28</text:p>
          </table:table-cell>
          <table:table-cell office:value-type="float" office:value="179.42" calcext:value-type="float">
            <text:p>179.42</text:p>
          </table:table-cell>
          <table:table-cell office:value-type="float" office:value="204.31" calcext:value-type="float">
            <text:p>204.31</text:p>
          </table:table-cell>
          <table:table-cell office:value-type="float" office:value="273.64" calcext:value-type="float">
            <text:p>273.64</text:p>
          </table:table-cell>
          <table:table-cell office:value-type="float" office:value="312.35" calcext:value-type="float">
            <text:p>312.35</text:p>
          </table:table-cell>
          <table:table-cell office:value-type="float" office:value="377" calcext:value-type="float">
            <text:p>377</text:p>
          </table:table-cell>
          <table:table-cell office:value-type="float" office:value="513.22" calcext:value-type="float">
            <text:p>513.22</text:p>
          </table:table-cell>
          <table:table-cell office:value-type="float" office:value="823.05" calcext:value-type="float">
            <text:p>823.05</text:p>
          </table:table-cell>
        </table:table-row>
        <table:table-row table:style-name="ro1">
          <table:covered-table-cell/>
          <table:table-cell table:style-name="ce5" office:value-type="float" office:value="165.85" calcext:value-type="float">
            <text:p>165.85</text:p>
          </table:table-cell>
          <table:table-cell office:value-type="float" office:value="166.51" calcext:value-type="float">
            <text:p>166.51</text:p>
          </table:table-cell>
          <table:table-cell office:value-type="float" office:value="159.73" calcext:value-type="float">
            <text:p>159.73</text:p>
          </table:table-cell>
          <table:table-cell office:value-type="float" office:value="161.41" calcext:value-type="float">
            <text:p>161.41</text:p>
          </table:table-cell>
          <table:table-cell office:value-type="float" office:value="163.52" calcext:value-type="float">
            <text:p>163.52</text:p>
          </table:table-cell>
          <table:table-cell office:value-type="float" office:value="167.2" calcext:value-type="float">
            <text:p>167.2</text:p>
          </table:table-cell>
          <table:table-cell office:value-type="float" office:value="165.99" calcext:value-type="float">
            <text:p>165.99</text:p>
          </table:table-cell>
          <table:table-cell office:value-type="float" office:value="155.53" calcext:value-type="float">
            <text:p>155.53</text:p>
          </table:table-cell>
          <table:table-cell office:value-type="float" office:value="162.38" calcext:value-type="float">
            <text:p>162.38</text:p>
          </table:table-cell>
          <table:table-cell office:value-type="float" office:value="170.98" calcext:value-type="float">
            <text:p>170.98</text:p>
          </table:table-cell>
          <table:table-cell office:value-type="float" office:value="188.38" calcext:value-type="float">
            <text:p>188.38</text:p>
          </table:table-cell>
          <table:table-cell office:value-type="float" office:value="238.41" calcext:value-type="float">
            <text:p>238.41</text:p>
          </table:table-cell>
          <table:table-cell office:value-type="float" office:value="275.44" calcext:value-type="float">
            <text:p>275.44</text:p>
          </table:table-cell>
          <table:table-cell office:value-type="float" office:value="345.13" calcext:value-type="float">
            <text:p>345.13</text:p>
          </table:table-cell>
          <table:table-cell office:value-type="float" office:value="484.38" calcext:value-type="float">
            <text:p>484.38</text:p>
          </table:table-cell>
          <table:table-cell office:value-type="float" office:value="808.08" calcext:value-type="float">
            <text:p>808.0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165.576" calcext:value-type="float">
            <text:p>165.576</text:p>
          </table:table-cell>
          <table:table-cell table:formula="of:=AVERAGE([.C21:.C25])" office:value-type="float" office:value="165.842" calcext:value-type="float">
            <text:p>165.842</text:p>
          </table:table-cell>
          <table:table-cell table:formula="of:=AVERAGE([.D21:.D25])" office:value-type="float" office:value="161.61" calcext:value-type="float">
            <text:p>161.61</text:p>
          </table:table-cell>
          <table:table-cell table:formula="of:=AVERAGE([.E21:.E25])" office:value-type="float" office:value="164.06" calcext:value-type="float">
            <text:p>164.06</text:p>
          </table:table-cell>
          <table:table-cell table:formula="of:=AVERAGE([.F21:.F25])" office:value-type="float" office:value="162.328" calcext:value-type="float">
            <text:p>162.328</text:p>
          </table:table-cell>
          <table:table-cell table:formula="of:=AVERAGE([.G21:.G25])" office:value-type="float" office:value="166.2" calcext:value-type="float">
            <text:p>166.2</text:p>
          </table:table-cell>
          <table:table-cell table:formula="of:=AVERAGE([.H21:.H25])" office:value-type="float" office:value="165.672" calcext:value-type="float">
            <text:p>165.672</text:p>
          </table:table-cell>
          <table:table-cell table:formula="of:=AVERAGE([.I21:.I25])" office:value-type="float" office:value="164.188" calcext:value-type="float">
            <text:p>164.188</text:p>
          </table:table-cell>
          <table:table-cell table:formula="of:=AVERAGE([.J21:.J25])" office:value-type="float" office:value="169.15" calcext:value-type="float">
            <text:p>169.15</text:p>
          </table:table-cell>
          <table:table-cell table:formula="of:=AVERAGE([.K21:.K25])" office:value-type="float" office:value="178.754" calcext:value-type="float">
            <text:p>178.754</text:p>
          </table:table-cell>
          <table:table-cell table:formula="of:=AVERAGE([.L21:.L25])" office:value-type="float" office:value="199.338" calcext:value-type="float">
            <text:p>199.338</text:p>
          </table:table-cell>
          <table:table-cell table:formula="of:=AVERAGE([.M21:.M25])" office:value-type="float" office:value="264.174" calcext:value-type="float">
            <text:p>264.174</text:p>
          </table:table-cell>
          <table:table-cell table:formula="of:=AVERAGE([.N21:.N25])" office:value-type="float" office:value="309.068" calcext:value-type="float">
            <text:p>309.068</text:p>
          </table:table-cell>
          <table:table-cell table:formula="of:=AVERAGE([.O21:.O25])" office:value-type="float" office:value="374.714" calcext:value-type="float">
            <text:p>374.714</text:p>
          </table:table-cell>
          <table:table-cell table:formula="of:=AVERAGE([.P21:.P25])" office:value-type="float" office:value="508.606" calcext:value-type="float">
            <text:p>508.606</text:p>
          </table:table-cell>
          <table:table-cell table:formula="of:=AVERAGE([.Q21:.Q25])" office:value-type="float" office:value="819.398" calcext:value-type="float">
            <text:p>819.39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6_2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节点物理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物</text:span></text:p>
            <text:p><text:span text:style-name="T1">理机和提供</text:span></text:p>
            <text:p><text:span text:style-name="T1">者虚拟机发送带宽</text:span></text:p>
          </table:table-cell>
          <table:table-cell table:style-name="ce4" office:value-type="float" office:value="477.26" calcext:value-type="float">
            <text:p>477.26</text:p>
          </table:table-cell>
          <table:table-cell office:value-type="float" office:value="978.96" calcext:value-type="float">
            <text:p>978.96</text:p>
          </table:table-cell>
          <table:table-cell office:value-type="float" office:value="1.8431" calcext:value-type="float">
            <text:p>1.8431</text:p>
          </table:table-cell>
          <table:table-cell office:value-type="float" office:value="3.8348" calcext:value-type="float">
            <text:p>3.8348</text:p>
          </table:table-cell>
          <table:table-cell office:value-type="float" office:value="7.7523" calcext:value-type="float">
            <text:p>7.7523</text:p>
          </table:table-cell>
          <table:table-cell office:value-type="float" office:value="14.618" calcext:value-type="float">
            <text:p>14.618</text:p>
          </table:table-cell>
          <table:table-cell office:value-type="float" office:value="28.215" calcext:value-type="float">
            <text:p>28.215</text:p>
          </table:table-cell>
          <table:table-cell office:value-type="float" office:value="60.637" calcext:value-type="float">
            <text:p>60.637</text:p>
          </table:table-cell>
          <table:table-cell office:value-type="float" office:value="97.647" calcext:value-type="float">
            <text:p>97.647</text:p>
          </table:table-cell>
          <table:table-cell office:value-type="float" office:value="109.46" calcext:value-type="float">
            <text:p>109.46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6.9" calcext:value-type="float">
            <text:p>116.9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67" calcext:value-type="float">
            <text:p>119.67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covered-table-cell/>
          <table:table-cell table:style-name="ce4" office:value-type="float" office:value="495" calcext:value-type="float">
            <text:p>495</text:p>
          </table:table-cell>
          <table:table-cell office:value-type="float" office:value="1021.3" calcext:value-type="float">
            <text:p>1021.3</text:p>
          </table:table-cell>
          <table:table-cell office:value-type="float" office:value="2.0019" calcext:value-type="float">
            <text:p>2.0019</text:p>
          </table:table-cell>
          <table:table-cell office:value-type="float" office:value="3.6044" calcext:value-type="float">
            <text:p>3.6044</text:p>
          </table:table-cell>
          <table:table-cell office:value-type="float" office:value="7.6256" calcext:value-type="float">
            <text:p>7.6256</text:p>
          </table:table-cell>
          <table:table-cell office:value-type="float" office:value="15.054" calcext:value-type="float">
            <text:p>15.054</text:p>
          </table:table-cell>
          <table:table-cell office:value-type="float" office:value="31.227" calcext:value-type="float">
            <text:p>31.227</text:p>
          </table:table-cell>
          <table:table-cell office:value-type="float" office:value="57.367" calcext:value-type="float">
            <text:p>57.367</text:p>
          </table:table-cell>
          <table:table-cell office:value-type="float" office:value="98.141" calcext:value-type="float">
            <text:p>98.141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56" calcext:value-type="float">
            <text:p>119.56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87" calcext:value-type="float">
            <text:p>119.87</text:p>
          </table:table-cell>
        </table:table-row>
        <table:table-row table:style-name="ro1">
          <table:covered-table-cell/>
          <table:table-cell table:style-name="ce4" office:value-type="float" office:value="497.74" calcext:value-type="float">
            <text:p>497.74</text:p>
          </table:table-cell>
          <table:table-cell office:value-type="float" office:value="982.78" calcext:value-type="float">
            <text:p>982.78</text:p>
          </table:table-cell>
          <table:table-cell office:value-type="float" office:value="2.0062" calcext:value-type="float">
            <text:p>2.0062</text:p>
          </table:table-cell>
          <table:table-cell office:value-type="float" office:value="4.0896" calcext:value-type="float">
            <text:p>4.0896</text:p>
          </table:table-cell>
          <table:table-cell office:value-type="float" office:value="8.0251" calcext:value-type="float">
            <text:p>8.0251</text:p>
          </table:table-cell>
          <table:table-cell office:value-type="float" office:value="15.564" calcext:value-type="float">
            <text:p>15.564</text:p>
          </table:table-cell>
          <table:table-cell office:value-type="float" office:value="30.562" calcext:value-type="float">
            <text:p>30.562</text:p>
          </table:table-cell>
          <table:table-cell office:value-type="float" office:value="62.446" calcext:value-type="float">
            <text:p>62.446</text:p>
          </table:table-cell>
          <table:table-cell office:value-type="float" office:value="98.082" calcext:value-type="float">
            <text:p>98.082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6" calcext:value-type="float">
            <text:p>119.6</text:p>
          </table:table-cell>
          <table:table-cell office:value-type="float" office:value="119.62" calcext:value-type="float">
            <text:p>119.62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covered-table-cell/>
          <table:table-cell table:style-name="ce4" office:value-type="float" office:value="372.09" calcext:value-type="float">
            <text:p>372.09</text:p>
          </table:table-cell>
          <table:table-cell office:value-type="float" office:value="969.93" calcext:value-type="float">
            <text:p>969.93</text:p>
          </table:table-cell>
          <table:table-cell office:value-type="float" office:value="1.7683" calcext:value-type="float">
            <text:p>1.7683</text:p>
          </table:table-cell>
          <table:table-cell office:value-type="float" office:value="3.9181" calcext:value-type="float">
            <text:p>3.9181</text:p>
          </table:table-cell>
          <table:table-cell office:value-type="float" office:value="7.7458" calcext:value-type="float">
            <text:p>7.7458</text:p>
          </table:table-cell>
          <table:table-cell office:value-type="float" office:value="15.555" calcext:value-type="float">
            <text:p>15.555</text:p>
          </table:table-cell>
          <table:table-cell office:value-type="float" office:value="29.837" calcext:value-type="float">
            <text:p>29.837</text:p>
          </table:table-cell>
          <table:table-cell office:value-type="float" office:value="62.462" calcext:value-type="float">
            <text:p>62.462</text:p>
          </table:table-cell>
          <table:table-cell office:value-type="float" office:value="97.897" calcext:value-type="float">
            <text:p>97.897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7.03" calcext:value-type="float">
            <text:p>117.0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87" calcext:value-type="float">
            <text:p>119.87</text:p>
          </table:table-cell>
        </table:table-row>
        <table:table-row table:style-name="ro1">
          <table:covered-table-cell/>
          <table:table-cell table:style-name="ce4" office:value-type="float" office:value="493.71" calcext:value-type="float">
            <text:p>493.71</text:p>
          </table:table-cell>
          <table:table-cell office:value-type="float" office:value="998.69" calcext:value-type="float">
            <text:p>998.69</text:p>
          </table:table-cell>
          <table:table-cell office:value-type="float" office:value="2.0027" calcext:value-type="float">
            <text:p>2.0027</text:p>
          </table:table-cell>
          <table:table-cell office:value-type="float" office:value="3.9704" calcext:value-type="float">
            <text:p>3.9704</text:p>
          </table:table-cell>
          <table:table-cell office:value-type="float" office:value="8.0075" calcext:value-type="float">
            <text:p>8.0075</text:p>
          </table:table-cell>
          <table:table-cell office:value-type="float" office:value="16.059" calcext:value-type="float">
            <text:p>16.059</text:p>
          </table:table-cell>
          <table:table-cell office:value-type="float" office:value="31.236" calcext:value-type="float">
            <text:p>31.236</text:p>
          </table:table-cell>
          <table:table-cell office:value-type="float" office:value="62.58" calcext:value-type="float">
            <text:p>62.58</text:p>
          </table:table-cell>
          <table:table-cell office:value-type="float" office:value="96.153" calcext:value-type="float">
            <text:p>96.153</text:p>
          </table:table-cell>
          <table:table-cell office:value-type="float" office:value="110" calcext:value-type="float">
            <text:p>110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7.48" calcext:value-type="float">
            <text:p>117.48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56" calcext:value-type="float">
            <text:p>119.56</text:p>
          </table:table-cell>
          <table:table-cell office:value-type="float" office:value="119.63" calcext:value-type="float">
            <text:p>119.6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467.16" calcext:value-type="float">
            <text:p>467.16</text:p>
          </table:table-cell>
          <table:table-cell table:style-name="ce4" table:formula="of:=AVERAGE( [.C4:.C8])" office:value-type="float" office:value="990.332" calcext:value-type="float">
            <text:p>990.332</text:p>
          </table:table-cell>
          <table:table-cell table:formula="of:=AVERAGE( [.D4:.D8])" office:value-type="float" office:value="1.92444" calcext:value-type="float">
            <text:p>1.92444</text:p>
          </table:table-cell>
          <table:table-cell table:formula="of:=AVERAGE([.E4:.E8])" office:value-type="float" office:value="3.88346" calcext:value-type="float">
            <text:p>3.88346</text:p>
          </table:table-cell>
          <table:table-cell table:style-name="ce1" table:formula="of:=AVERAGE([.F4:.F8])" office:value-type="float" office:value="7.83126" calcext:value-type="float">
            <text:p>7.83126</text:p>
          </table:table-cell>
          <table:table-cell table:style-name="ce1" table:formula="of:=AVERAGE([.G4:.G8])" office:value-type="float" office:value="15.37" calcext:value-type="float">
            <text:p>15.37</text:p>
          </table:table-cell>
          <table:table-cell table:style-name="ce1" table:formula="of:=AVERAGE([.H4:.H8])" office:value-type="float" office:value="30.2154" calcext:value-type="float">
            <text:p>30.2154</text:p>
          </table:table-cell>
          <table:table-cell table:style-name="ce1" table:formula="of:=AVERAGE([.I4:.I8])" office:value-type="float" office:value="61.0984" calcext:value-type="float">
            <text:p>61.0984</text:p>
          </table:table-cell>
          <table:table-cell table:style-name="ce1" table:formula="of:=AVERAGE([.J4:.J8])" office:value-type="float" office:value="97.584" calcext:value-type="float">
            <text:p>97.584</text:p>
          </table:table-cell>
          <table:table-cell table:style-name="ce1" table:formula="of:=AVERAGE([.K4:.K8])" office:value-type="float" office:value="109.886" calcext:value-type="float">
            <text:p>109.886</text:p>
          </table:table-cell>
          <table:table-cell table:style-name="ce1" table:formula="of:=AVERAGE([.L4:.L8])" office:value-type="float" office:value="117.036" calcext:value-type="float">
            <text:p>117.036</text:p>
          </table:table-cell>
          <table:table-cell table:style-name="ce1" table:formula="of:=AVERAGE([.M4:.M8])" office:value-type="float" office:value="117.358" calcext:value-type="float">
            <text:p>117.358</text:p>
          </table:table-cell>
          <table:table-cell table:style-name="ce1" table:formula="of:=AVERAGE([.N4:.N8])" office:value-type="float" office:value="119.466" calcext:value-type="float">
            <text:p>119.466</text:p>
          </table:table-cell>
          <table:table-cell table:style-name="ce1" table:formula="of:=AVERAGE([.O4:.O8])" office:value-type="float" office:value="119.576" calcext:value-type="float">
            <text:p>119.576</text:p>
          </table:table-cell>
          <table:table-cell table:style-name="ce1" table:formula="of:=AVERAGE([.P4:.P8])" office:value-type="float" office:value="119.64" calcext:value-type="float">
            <text:p>119.64</text:p>
          </table:table-cell>
          <table:table-cell table:style-name="ce1" table:formula="of:=AVERAGE([.Q4:.Q8])" office:value-type="float" office:value="119.88" calcext:value-type="float">
            <text:p>119.8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46716" calcext:value-type="float">
            <text:p>0.46716</text:p>
          </table:table-cell>
          <table:table-cell table:style-name="ce4" table:formula="of:=ROUND([.C10]/1000;6)" office:value-type="float" office:value="0.990332" calcext:value-type="float">
            <text:p>0.990332</text:p>
          </table:table-cell>
          <table:table-cell table:style-name="ce4" table:formula="of:=ROUND([.D10]/1000;6)" office:value-type="float" office:value="0.001924" calcext:value-type="float">
            <text:p>0.001924</text:p>
          </table:table-cell>
          <table:table-cell table:style-name="ce4" table:formula="of:=ROUND([.E10]/1000;6)" office:value-type="float" office:value="0.003883" calcext:value-type="float">
            <text:p>0.003883</text:p>
          </table:table-cell>
          <table:table-cell table:style-name="ce4" table:formula="of:=ROUND([.F10]/1000;6)" office:value-type="float" office:value="0.007831" calcext:value-type="float">
            <text:p>0.007831</text:p>
          </table:table-cell>
          <table:table-cell table:style-name="ce4" table:formula="of:=ROUND([.G10]/1000;6)" office:value-type="float" office:value="0.01537" calcext:value-type="float">
            <text:p>0.01537</text:p>
          </table:table-cell>
          <table:table-cell table:style-name="ce4" table:formula="of:=ROUND([.H10]/1000;6)" office:value-type="float" office:value="0.030215" calcext:value-type="float">
            <text:p>0.030215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物</text:span></text:p>
            <text:p><text:span text:style-name="T1">理机和提供</text:span></text:p>
            <text:p><text:span text:style-name="T1">者虚拟机接收带宽</text:span></text:p>
          </table:table-cell>
          <table:table-cell table:style-name="ce5" office:value-type="float" office:value="242.86" calcext:value-type="float">
            <text:p>242.86</text:p>
          </table:table-cell>
          <table:table-cell office:value-type="float" office:value="211.94" calcext:value-type="float">
            <text:p>211.94</text:p>
          </table:table-cell>
          <table:table-cell office:value-type="float" office:value="404" calcext:value-type="float">
            <text:p>404</text:p>
          </table:table-cell>
          <table:table-cell office:value-type="float" office:value="835.82" calcext:value-type="float">
            <text:p>835.82</text:p>
          </table:table-cell>
          <table:table-cell office:value-type="float" office:value="1.696" calcext:value-type="float">
            <text:p>1.696</text:p>
          </table:table-cell>
          <table:table-cell office:value-type="float" office:value="3.1841" calcext:value-type="float">
            <text:p>3.1841</text:p>
          </table:table-cell>
          <table:table-cell office:value-type="float" office:value="6.5592" calcext:value-type="float">
            <text:p>6.5592</text:p>
          </table:table-cell>
          <table:table-cell office:value-type="float" office:value="12.1" calcext:value-type="float">
            <text:p>12.1</text:p>
          </table:table-cell>
          <table:table-cell office:value-type="float" office:value="24.199" calcext:value-type="float">
            <text:p>24.199</text:p>
          </table:table-cell>
          <table:table-cell office:value-type="float" office:value="48.896" calcext:value-type="float">
            <text:p>48.896</text:p>
          </table:table-cell>
          <table:table-cell office:value-type="float" office:value="92.16" calcext:value-type="float">
            <text:p>92.16</text:p>
          </table:table-cell>
          <table:table-cell office:value-type="float" office:value="121.25" calcext:value-type="float">
            <text:p>121.25</text:p>
          </table:table-cell>
          <table:table-cell office:value-type="float" office:value="256.76" calcext:value-type="float">
            <text:p>256.76</text:p>
          </table:table-cell>
          <table:table-cell office:value-type="float" office:value="630.78" calcext:value-type="float">
            <text:p>630.78</text:p>
          </table:table-cell>
          <table:table-cell office:value-type="float" office:value="1.3368" calcext:value-type="float">
            <text:p>1.3368</text:p>
          </table:table-cell>
          <table:table-cell table:style-name="ce4" office:value-type="float" office:value="2.6378" calcext:value-type="float">
            <text:p>2.6378</text:p>
          </table:table-cell>
        </table:table-row>
        <table:table-row table:style-name="ro1">
          <table:covered-table-cell/>
          <table:table-cell office:value-type="float" office:value="99.5" calcext:value-type="float">
            <text:p>99.5</text:p>
          </table:table-cell>
          <table:table-cell office:value-type="float" office:value="210.95" calcext:value-type="float">
            <text:p>210.95</text:p>
          </table:table-cell>
          <table:table-cell office:value-type="float" office:value="962.75" calcext:value-type="float">
            <text:p>962.75</text:p>
          </table:table-cell>
          <table:table-cell office:value-type="float" office:value="843.78" calcext:value-type="float">
            <text:p>843.78</text:p>
          </table:table-cell>
          <table:table-cell office:value-type="float" office:value="1.6478" calcext:value-type="float">
            <text:p>1.6478</text:p>
          </table:table-cell>
          <table:table-cell office:value-type="float" office:value="3.2637" calcext:value-type="float">
            <text:p>3.2637</text:p>
          </table:table-cell>
          <table:table-cell office:value-type="float" office:value="15.488" calcext:value-type="float">
            <text:p>15.488</text:p>
          </table:table-cell>
          <table:table-cell office:value-type="float" office:value="12.482" calcext:value-type="float">
            <text:p>12.482</text:p>
          </table:table-cell>
          <table:table-cell office:value-type="float" office:value="23.817" calcext:value-type="float">
            <text:p>23.817</text:p>
          </table:table-cell>
          <table:table-cell office:value-type="float" office:value="48.653" calcext:value-type="float">
            <text:p>48.653</text:p>
          </table:table-cell>
          <table:table-cell office:value-type="float" office:value="95.777" calcext:value-type="float">
            <text:p>95.777</text:p>
          </table:table-cell>
          <table:table-cell office:value-type="float" office:value="121.25" calcext:value-type="float">
            <text:p>121.25</text:p>
          </table:table-cell>
          <table:table-cell office:value-type="float" office:value="267.66" calcext:value-type="float">
            <text:p>267.66</text:p>
          </table:table-cell>
          <table:table-cell office:value-type="float" office:value="680.69" calcext:value-type="float">
            <text:p>680.69</text:p>
          </table:table-cell>
          <table:table-cell table:style-name="ce4" office:value-type="float" office:value="1.3189" calcext:value-type="float">
            <text:p>1.3189</text:p>
          </table:table-cell>
          <table:table-cell office:value-type="float" office:value="2.7493" calcext:value-type="float">
            <text:p>2.7493</text:p>
          </table:table-cell>
        </table:table-row>
        <table:table-row table:style-name="ro1">
          <table:covered-table-cell/>
          <table:table-cell table:style-name="ce4" office:value-type="float" office:value="100.5" calcext:value-type="float">
            <text:p>100.5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 office:value-type="float" office:value="855.72" calcext:value-type="float">
            <text:p>855.72</text:p>
          </table:table-cell>
          <table:table-cell office:value-type="float" office:value="1.7512" calcext:value-type="float">
            <text:p>1.7512</text:p>
          </table:table-cell>
          <table:table-cell office:value-type="float" office:value="3.536" calcext:value-type="float">
            <text:p>3.536</text:p>
          </table:table-cell>
          <table:table-cell office:value-type="float" office:value="6.688" calcext:value-type="float">
            <text:p>6.688</text:p>
          </table:table-cell>
          <table:table-cell office:value-type="float" office:value="11.144" calcext:value-type="float">
            <text:p>11.144</text:p>
          </table:table-cell>
          <table:table-cell office:value-type="float" office:value="23.435" calcext:value-type="float">
            <text:p>23.435</text:p>
          </table:table-cell>
          <table:table-cell office:value-type="float" office:value="46.615" calcext:value-type="float">
            <text:p>46.615</text:p>
          </table:table-cell>
          <table:table-cell office:value-type="float" office:value="137.89" calcext:value-type="float">
            <text:p>137.89</text:p>
          </table:table-cell>
          <table:table-cell office:value-type="float" office:value="119.81" calcext:value-type="float">
            <text:p>119.81</text:p>
          </table:table-cell>
          <table:table-cell office:value-type="float" office:value="256.76" calcext:value-type="float">
            <text:p>256.76</text:p>
          </table:table-cell>
          <table:table-cell office:value-type="float" office:value="638.98" calcext:value-type="float">
            <text:p>638.98</text:p>
          </table:table-cell>
          <table:table-cell office:value-type="float" office:value="1.2716" calcext:value-type="float">
            <text:p>1.2716</text:p>
          </table:table-cell>
          <table:table-cell office:value-type="float" office:value="2.6247" calcext:value-type="float">
            <text:p>2.6247</text:p>
          </table:table-cell>
        </table:table-row>
        <table:table-row table:style-name="ro1">
          <table:covered-table-cell/>
          <table:table-cell table:style-name="ce4" office:value-type="float" office:value="248.51" calcext:value-type="float">
            <text:p>248.51</text:p>
          </table:table-cell>
          <table:table-cell office:value-type="float" office:value="209.95" calcext:value-type="float">
            <text:p>209.95</text:p>
          </table:table-cell>
          <table:table-cell office:value-type="float" office:value="415.92" calcext:value-type="float">
            <text:p>415.92</text:p>
          </table:table-cell>
          <table:table-cell office:value-type="float" office:value="1.9083" calcext:value-type="float">
            <text:p>1.9083</text:p>
          </table:table-cell>
          <table:table-cell office:value-type="float" office:value="1.6" calcext:value-type="float">
            <text:p>1.6</text:p>
          </table:table-cell>
          <table:table-cell office:value-type="float" office:value="7.7084" calcext:value-type="float">
            <text:p>7.7084</text:p>
          </table:table-cell>
          <table:table-cell office:value-type="float" office:value="6.656" calcext:value-type="float">
            <text:p>6.656</text:p>
          </table:table-cell>
          <table:table-cell office:value-type="float" office:value="12.163" calcext:value-type="float">
            <text:p>12.163</text:p>
          </table:table-cell>
          <table:table-cell office:value-type="float" office:value="22.925" calcext:value-type="float">
            <text:p>22.925</text:p>
          </table:table-cell>
          <table:table-cell office:value-type="float" office:value="44.577" calcext:value-type="float">
            <text:p>44.577</text:p>
          </table:table-cell>
          <table:table-cell office:value-type="float" office:value="89.154" calcext:value-type="float">
            <text:p>89.154</text:p>
          </table:table-cell>
          <table:table-cell office:value-type="float" office:value="124.31" calcext:value-type="float">
            <text:p>124.31</text:p>
          </table:table-cell>
          <table:table-cell office:value-type="float" office:value="277.14" calcext:value-type="float">
            <text:p>277.14</text:p>
          </table:table-cell>
          <table:table-cell office:value-type="float" office:value="623.57" calcext:value-type="float">
            <text:p>623.57</text:p>
          </table:table-cell>
          <table:table-cell office:value-type="float" office:value="1.3205" calcext:value-type="float">
            <text:p>1.3205</text:p>
          </table:table-cell>
          <table:table-cell office:value-type="float" office:value="2.7197" calcext:value-type="float">
            <text:p>2.7197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203.98" calcext:value-type="float">
            <text:p>203.98</text:p>
          </table:table-cell>
          <table:table-cell office:value-type="float" office:value="411.94" calcext:value-type="float">
            <text:p>411.94</text:p>
          </table:table-cell>
          <table:table-cell office:value-type="float" office:value="824" calcext:value-type="float">
            <text:p>824</text:p>
          </table:table-cell>
          <table:table-cell office:value-type="float" office:value="1.744" calcext:value-type="float">
            <text:p>1.744</text:p>
          </table:table-cell>
          <table:table-cell office:value-type="float" office:value="7.602" calcext:value-type="float">
            <text:p>7.602</text:p>
          </table:table-cell>
          <table:table-cell office:value-type="float" office:value="6.592" calcext:value-type="float">
            <text:p>6.592</text:p>
          </table:table-cell>
          <table:table-cell office:value-type="float" office:value="17.685" calcext:value-type="float">
            <text:p>17.685</text:p>
          </table:table-cell>
          <table:table-cell office:value-type="float" office:value="24.708" calcext:value-type="float">
            <text:p>24.708</text:p>
          </table:table-cell>
          <table:table-cell office:value-type="float" office:value="48.653" calcext:value-type="float">
            <text:p>48.653</text:p>
          </table:table-cell>
          <table:table-cell office:value-type="float" office:value="93.696" calcext:value-type="float">
            <text:p>93.696</text:p>
          </table:table-cell>
          <table:table-cell office:value-type="float" office:value="128.76" calcext:value-type="float">
            <text:p>128.76</text:p>
          </table:table-cell>
          <table:table-cell office:value-type="float" office:value="277.14" calcext:value-type="float">
            <text:p>277.14</text:p>
          </table:table-cell>
          <table:table-cell office:value-type="float" office:value="623.57" calcext:value-type="float">
            <text:p>623.57</text:p>
          </table:table-cell>
          <table:table-cell office:value-type="float" office:value="1.3517" calcext:value-type="float">
            <text:p>1.3517</text:p>
          </table:table-cell>
          <table:table-cell office:value-type="float" office:value="2.5723" calcext:value-type="float">
            <text:p>2.5723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59.874" calcext:value-type="float">
            <text:p>159.874</text:p>
          </table:table-cell>
          <table:table-cell table:style-name="ce1" table:formula="of:=AVERAGE([.C13:.C17])" office:value-type="float" office:value="207.364" calcext:value-type="float">
            <text:p>207.364</text:p>
          </table:table-cell>
          <table:table-cell table:style-name="ce1" table:formula="of:=AVERAGE([.D13:.D17])" office:value-type="float" office:value="520.122" calcext:value-type="float">
            <text:p>520.122</text:p>
          </table:table-cell>
          <table:table-cell table:formula="of:=AVERAGE([.E13:.E17])" office:value-type="float" office:value="672.24566" calcext:value-type="float">
            <text:p>672.24566</text:p>
          </table:table-cell>
          <table:table-cell table:formula="of:=AVERAGE([.F13:.F17])" office:value-type="float" office:value="1.6878" calcext:value-type="float">
            <text:p>1.6878</text:p>
          </table:table-cell>
          <table:table-cell table:formula="of:=AVERAGE([.G13:.G17])" office:value-type="float" office:value="5.05884" calcext:value-type="float">
            <text:p>5.05884</text:p>
          </table:table-cell>
          <table:table-cell table:formula="of:=AVERAGE([.H13:.H17])" office:value-type="float" office:value="8.39664" calcext:value-type="float">
            <text:p>8.39664</text:p>
          </table:table-cell>
          <table:table-cell table:formula="of:=AVERAGE([.I13:.I17])" office:value-type="float" office:value="13.1148" calcext:value-type="float">
            <text:p>13.1148</text:p>
          </table:table-cell>
          <table:table-cell table:formula="of:=AVERAGE([.J13:.J17])" office:value-type="float" office:value="23.8168" calcext:value-type="float">
            <text:p>23.8168</text:p>
          </table:table-cell>
          <table:table-cell table:formula="of:=AVERAGE([.K13:.K17])" office:value-type="float" office:value="47.4788" calcext:value-type="float">
            <text:p>47.4788</text:p>
          </table:table-cell>
          <table:table-cell table:formula="of:=AVERAGE([.L13:.L17])" office:value-type="float" office:value="101.7354" calcext:value-type="float">
            <text:p>101.7354</text:p>
          </table:table-cell>
          <table:table-cell table:formula="of:=AVERAGE([.M13:.M17])" office:value-type="float" office:value="123.076" calcext:value-type="float">
            <text:p>123.076</text:p>
          </table:table-cell>
          <table:table-cell table:formula="of:=AVERAGE([.N13:.N17])" office:value-type="float" office:value="267.092" calcext:value-type="float">
            <text:p>267.092</text:p>
          </table:table-cell>
          <table:table-cell table:formula="of:=AVERAGE([.O13:.O17])" office:value-type="float" office:value="639.518" calcext:value-type="float">
            <text:p>639.518</text:p>
          </table:table-cell>
          <table:table-cell table:formula="of:=AVERAGE([.P13:.P17])" office:value-type="float" office:value="1.3199" calcext:value-type="float">
            <text:p>1.3199</text:p>
          </table:table-cell>
          <table:table-cell table:formula="of:=AVERAGE([.Q13:.Q17])" office:value-type="float" office:value="2.66076" calcext:value-type="float">
            <text:p>2.66076</text:p>
          </table:table-cell>
        </table:table-row>
        <table:table-row table:style-name="ro1">
          <table:table-cell/>
          <table:table-cell table:style-name="ce4" table:formula="of:=ROUND([.B19]/1000000;6)" office:value-type="float" office:value="0.00016" calcext:value-type="float">
            <text:p>0.00016</text:p>
          </table:table-cell>
          <table:table-cell table:style-name="ce4" table:formula="of:=ROUND([.C19]/1000000;6)" office:value-type="float" office:value="0.000207" calcext:value-type="float">
            <text:p>0.000207</text:p>
          </table:table-cell>
          <table:table-cell table:style-name="ce4" table:formula="of:=ROUND([.D19]/1000000;6)" office:value-type="float" office:value="0.00052" calcext:value-type="float">
            <text:p>0.00052</text:p>
          </table:table-cell>
          <table:table-cell table:style-name="ce4" table:formula="of:=ROUND([.E19]/1000000;6)" office:value-type="float" office:value="0.000672" calcext:value-type="float">
            <text:p>0.000672</text:p>
          </table:table-cell>
          <table:table-cell table:style-name="ce4" table:formula="of:=ROUND([.F19]/1000;6)" office:value-type="float" office:value="0.001688" calcext:value-type="float">
            <text:p>0.001688</text:p>
          </table:table-cell>
          <table:table-cell table:style-name="ce4" table:formula="of:=ROUND([.G19]/1000;6)" office:value-type="float" office:value="0.005059" calcext:value-type="float">
            <text:p>0.005059</text:p>
          </table:table-cell>
          <table:table-cell table:style-name="ce4" table:formula="of:=ROUND([.H19]/1000;6)" office:value-type="float" office:value="0.008397" calcext:value-type="float">
            <text:p>0.008397</text:p>
          </table:table-cell>
          <table:table-cell table:style-name="ce4" table:formula="of:=ROUND([.I19]/1000;6)" office:value-type="float" office:value="0.013115" calcext:value-type="float">
            <text:p>0.013115</text:p>
          </table:table-cell>
          <table:table-cell table:style-name="ce4" table:formula="of:=ROUND([.J19]/1000;6)" office:value-type="float" office:value="0.023817" calcext:value-type="float">
            <text:p>0.023817</text:p>
          </table:table-cell>
          <table:table-cell table:style-name="ce4" table:formula="of:=ROUND([.K19]/1000;6)" office:value-type="float" office:value="0.047479" calcext:value-type="float">
            <text:p>0.047479</text:p>
          </table:table-cell>
          <table:table-cell table:style-name="ce4" table:formula="of:=ROUND([.L19]/1000;6)" office:value-type="float" office:value="0.101735" calcext:value-type="float">
            <text:p>0.101735</text:p>
          </table:table-cell>
          <table:table-cell table:style-name="ce4" table:formula="of:=ROUND([.M19]/1000;6)" office:value-type="float" office:value="0.123076" calcext:value-type="float">
            <text:p>0.123076</text:p>
          </table:table-cell>
          <table:table-cell table:style-name="ce4" table:formula="of:=ROUND([.N19]/1000;6)" office:value-type="float" office:value="0.267092" calcext:value-type="float">
            <text:p>0.267092</text:p>
          </table:table-cell>
          <table:table-cell table:style-name="ce4" table:formula="of:=ROUND([.O19]/1000;6)" office:value-type="float" office:value="0.639518" calcext:value-type="float">
            <text:p>0.639518</text:p>
          </table:table-cell>
          <table:table-cell table:style-name="ce4" table:formula="of:=ROUND([.P19]/1000;6)" office:value-type="float" office:value="0.00132" calcext:value-type="float">
            <text:p>0.00132</text:p>
          </table:table-cell>
          <table:table-cell table:style-name="ce4" table:formula="of:=ROUND([.Q19]/1000;6)" office:value-type="float" office:value="0.002661" calcext:value-type="float">
            <text:p>0.00266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物</text:span></text:p>
            <text:p><text:span text:style-name="T1">理机和提供</text:span></text:p>
            <text:p><text:span text:style-name="T1">者虚拟机延迟</text:span></text:p>
          </table:table-cell>
          <table:table-cell office:value-type="float" office:value="169.75" calcext:value-type="float">
            <text:p>169.75</text:p>
          </table:table-cell>
          <table:table-cell office:value-type="float" office:value="172.46" calcext:value-type="float">
            <text:p>172.46</text:p>
          </table:table-cell>
          <table:table-cell office:value-type="float" office:value="172.18" calcext:value-type="float">
            <text:p>172.18</text:p>
          </table:table-cell>
          <table:table-cell office:value-type="float" office:value="171.69" calcext:value-type="float">
            <text:p>171.69</text:p>
          </table:table-cell>
          <table:table-cell office:value-type="float" office:value="173.29" calcext:value-type="float">
            <text:p>173.29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1.34" calcext:value-type="float">
            <text:p>171.34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8.59" calcext:value-type="float">
            <text:p>178.59</text:p>
          </table:table-cell>
          <table:table-cell office:value-type="float" office:value="187.06" calcext:value-type="float">
            <text:p>187.06</text:p>
          </table:table-cell>
          <table:table-cell office:value-type="float" office:value="208.03" calcext:value-type="float">
            <text:p>208.03</text:p>
          </table:table-cell>
          <table:table-cell office:value-type="float" office:value="292.06" calcext:value-type="float">
            <text:p>292.06</text:p>
          </table:table-cell>
          <table:table-cell office:value-type="float" office:value="319.08" calcext:value-type="float">
            <text:p>319.08</text:p>
          </table:table-cell>
          <table:table-cell office:value-type="float" office:value="383" calcext:value-type="float">
            <text:p>383</text:p>
          </table:table-cell>
          <table:table-cell office:value-type="float" office:value="532.48" calcext:value-type="float">
            <text:p>532.48</text:p>
          </table:table-cell>
          <table:table-cell office:value-type="float" office:value="871.84" calcext:value-type="float">
            <text:p>871.84</text:p>
          </table:table-cell>
        </table:table-row>
        <table:table-row table:style-name="ro1">
          <table:covered-table-cell/>
          <table:table-cell table:style-name="ce4" office:value-type="float" office:value="166.63" calcext:value-type="float">
            <text:p>166.63</text:p>
          </table:table-cell>
          <table:table-cell office:value-type="float" office:value="170.37" calcext:value-type="float">
            <text:p>170.37</text:p>
          </table:table-cell>
          <table:table-cell office:value-type="float" office:value="166.89" calcext:value-type="float">
            <text:p>166.89</text:p>
          </table:table-cell>
          <table:table-cell office:value-type="float" office:value="159.63" calcext:value-type="float">
            <text:p>159.63</text:p>
          </table:table-cell>
          <table:table-cell office:value-type="float" office:value="163.6" calcext:value-type="float">
            <text:p>163.6</text:p>
          </table:table-cell>
          <table:table-cell office:value-type="float" office:value="168.72" calcext:value-type="float">
            <text:p>168.72</text:p>
          </table:table-cell>
          <table:table-cell office:value-type="float" office:value="167.77" calcext:value-type="float">
            <text:p>167.77</text:p>
          </table:table-cell>
          <table:table-cell office:value-type="float" office:value="170.2" calcext:value-type="float">
            <text:p>170.2</text:p>
          </table:table-cell>
          <table:table-cell office:value-type="float" office:value="171.45" calcext:value-type="float">
            <text:p>171.45</text:p>
          </table:table-cell>
          <table:table-cell office:value-type="float" office:value="184.52" calcext:value-type="float">
            <text:p>184.52</text:p>
          </table:table-cell>
          <table:table-cell office:value-type="float" office:value="201.37" calcext:value-type="float">
            <text:p>201.37</text:p>
          </table:table-cell>
          <table:table-cell office:value-type="float" office:value="275.98" calcext:value-type="float">
            <text:p>275.98</text:p>
          </table:table-cell>
          <table:table-cell office:value-type="float" office:value="305.25" calcext:value-type="float">
            <text:p>305.25</text:p>
          </table:table-cell>
          <table:table-cell office:value-type="float" office:value="377.89" calcext:value-type="float">
            <text:p>377.89</text:p>
          </table:table-cell>
          <table:table-cell office:value-type="float" office:value="525.07" calcext:value-type="float">
            <text:p>525.07</text:p>
          </table:table-cell>
          <table:table-cell office:value-type="float" office:value="873.74" calcext:value-type="float">
            <text:p>873.74</text:p>
          </table:table-cell>
        </table:table-row>
        <table:table-row table:style-name="ro1">
          <table:covered-table-cell/>
          <table:table-cell office:value-type="float" office:value="163.28" calcext:value-type="float">
            <text:p>163.28</text:p>
          </table:table-cell>
          <table:table-cell office:value-type="float" office:value="171.48" calcext:value-type="float">
            <text:p>171.48</text:p>
          </table:table-cell>
          <table:table-cell office:value-type="float" office:value="169.49" calcext:value-type="float">
            <text:p>169.49</text:p>
          </table:table-cell>
          <table:table-cell office:value-type="float" office:value="169.1" calcext:value-type="float">
            <text:p>169.1</text:p>
          </table:table-cell>
          <table:table-cell office:value-type="float" office:value="165.52" calcext:value-type="float">
            <text:p>165.52</text:p>
          </table:table-cell>
          <table:table-cell office:value-type="float" office:value="163.73" calcext:value-type="float">
            <text:p>163.73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9.23" calcext:value-type="float">
            <text:p>179.23</text:p>
          </table:table-cell>
          <table:table-cell office:value-type="float" office:value="174.44" calcext:value-type="float">
            <text:p>174.44</text:p>
          </table:table-cell>
          <table:table-cell office:value-type="float" office:value="194.74" calcext:value-type="float">
            <text:p>194.74</text:p>
          </table:table-cell>
          <table:table-cell office:value-type="float" office:value="203.5" calcext:value-type="float">
            <text:p>203.5</text:p>
          </table:table-cell>
          <table:table-cell office:value-type="float" office:value="269.72" calcext:value-type="float">
            <text:p>269.72</text:p>
          </table:table-cell>
          <table:table-cell office:value-type="float" office:value="322.74" calcext:value-type="float">
            <text:p>322.74</text:p>
          </table:table-cell>
          <table:table-cell office:value-type="float" office:value="378.29" calcext:value-type="float">
            <text:p>378.29</text:p>
          </table:table-cell>
          <table:table-cell office:value-type="float" office:value="515.46" calcext:value-type="float">
            <text:p>515.4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covered-table-cell/>
          <table:table-cell office:value-type="float" office:value="166.96" calcext:value-type="float">
            <text:p>166.96</text:p>
          </table:table-cell>
          <table:table-cell office:value-type="float" office:value="170.14" calcext:value-type="float">
            <text:p>170.1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60" calcext:value-type="float">
            <text:p>160</text:p>
          </table:table-cell>
          <table:table-cell office:value-type="float" office:value="170.53" calcext:value-type="float">
            <text:p>170.53</text:p>
          </table:table-cell>
          <table:table-cell office:value-type="float" office:value="171.87" calcext:value-type="float">
            <text:p>171.87</text:p>
          </table:table-cell>
          <table:table-cell office:value-type="float" office:value="171.92" calcext:value-type="float">
            <text:p>171.92</text:p>
          </table:table-cell>
          <table:table-cell office:value-type="float" office:value="175.52" calcext:value-type="float">
            <text:p>175.52</text:p>
          </table:table-cell>
          <table:table-cell office:value-type="float" office:value="170.04" calcext:value-type="float">
            <text:p>170.04</text:p>
          </table:table-cell>
          <table:table-cell office:value-type="float" office:value="186.24" calcext:value-type="float">
            <text:p>186.24</text:p>
          </table:table-cell>
          <table:table-cell office:value-type="float" office:value="205.4" calcext:value-type="float">
            <text:p>205.4</text:p>
          </table:table-cell>
          <table:table-cell office:value-type="float" office:value="278.78" calcext:value-type="float">
            <text:p>278.78</text:p>
          </table:table-cell>
          <table:table-cell office:value-type="float" office:value="317.01" calcext:value-type="float">
            <text:p>317.01</text:p>
          </table:table-cell>
          <table:table-cell office:value-type="float" office:value="362.06" calcext:value-type="float">
            <text:p>362.06</text:p>
          </table:table-cell>
          <table:table-cell office:value-type="float" office:value="514.27" calcext:value-type="float">
            <text:p>514.27</text:p>
          </table:table-cell>
          <table:table-cell office:value-type="float" office:value="849.62" calcext:value-type="float">
            <text:p>849.62</text:p>
          </table:table-cell>
        </table:table-row>
        <table:table-row table:style-name="ro1">
          <table:covered-table-cell/>
          <table:table-cell table:style-name="ce5" office:value-type="float" office:value="171.35" calcext:value-type="float">
            <text:p>171.35</text:p>
          </table:table-cell>
          <table:table-cell office:value-type="float" office:value="169.41" calcext:value-type="float">
            <text:p>169.41</text:p>
          </table:table-cell>
          <table:table-cell office:value-type="float" office:value="167.67" calcext:value-type="float">
            <text:p>167.67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0.57" calcext:value-type="float">
            <text:p>160.57</text:p>
          </table:table-cell>
          <table:table-cell office:value-type="float" office:value="168.79" calcext:value-type="float">
            <text:p>168.79</text:p>
          </table:table-cell>
          <table:table-cell office:value-type="float" office:value="171.61" calcext:value-type="float">
            <text:p>171.61</text:p>
          </table:table-cell>
          <table:table-cell office:value-type="float" office:value="170.43" calcext:value-type="float">
            <text:p>170.43</text:p>
          </table:table-cell>
          <table:table-cell office:value-type="float" office:value="174.26" calcext:value-type="float">
            <text:p>174.26</text:p>
          </table:table-cell>
          <table:table-cell office:value-type="float" office:value="178.49" calcext:value-type="float">
            <text:p>178.49</text:p>
          </table:table-cell>
          <table:table-cell office:value-type="float" office:value="207.84" calcext:value-type="float">
            <text:p>207.84</text:p>
          </table:table-cell>
          <table:table-cell office:value-type="float" office:value="274.31" calcext:value-type="float">
            <text:p>274.31</text:p>
          </table:table-cell>
          <table:table-cell office:value-type="float" office:value="307.36" calcext:value-type="float">
            <text:p>307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536.91" calcext:value-type="float">
            <text:p>536.91</text:p>
          </table:table-cell>
          <table:table-cell office:value-type="float" office:value="868.81" calcext:value-type="float">
            <text:p>868.8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167.594" calcext:value-type="float">
            <text:p>167.594</text:p>
          </table:table-cell>
          <table:table-cell table:formula="of:=AVERAGE([.C21:.C25])" office:value-type="float" office:value="170.772" calcext:value-type="float">
            <text:p>170.772</text:p>
          </table:table-cell>
          <table:table-cell table:formula="of:=AVERAGE([.D21:.D25])" office:value-type="float" office:value="168.38" calcext:value-type="float">
            <text:p>168.38</text:p>
          </table:table-cell>
          <table:table-cell table:formula="of:=AVERAGE([.E21:.E25])" office:value-type="float" office:value="164.774" calcext:value-type="float">
            <text:p>164.774</text:p>
          </table:table-cell>
          <table:table-cell table:formula="of:=AVERAGE([.F21:.F25])" office:value-type="float" office:value="166.702" calcext:value-type="float">
            <text:p>166.702</text:p>
          </table:table-cell>
          <table:table-cell table:formula="of:=AVERAGE([.G21:.G25])" office:value-type="float" office:value="169.092" calcext:value-type="float">
            <text:p>169.092</text:p>
          </table:table-cell>
          <table:table-cell table:formula="of:=AVERAGE([.H21:.H25])" office:value-type="float" office:value="170.798" calcext:value-type="float">
            <text:p>170.798</text:p>
          </table:table-cell>
          <table:table-cell table:formula="of:=AVERAGE([.I21:.I25])" office:value-type="float" office:value="174.334" calcext:value-type="float">
            <text:p>174.334</text:p>
          </table:table-cell>
          <table:table-cell table:formula="of:=AVERAGE([.J21:.J25])" office:value-type="float" office:value="173.756" calcext:value-type="float">
            <text:p>173.756</text:p>
          </table:table-cell>
          <table:table-cell table:formula="of:=AVERAGE([.K21:.K25])" office:value-type="float" office:value="186.21" calcext:value-type="float">
            <text:p>186.21</text:p>
          </table:table-cell>
          <table:table-cell table:formula="of:=AVERAGE([.L21:.L25])" office:value-type="float" office:value="205.228" calcext:value-type="float">
            <text:p>205.228</text:p>
          </table:table-cell>
          <table:table-cell table:formula="of:=AVERAGE([.M21:.M25])" office:value-type="float" office:value="278.17" calcext:value-type="float">
            <text:p>278.17</text:p>
          </table:table-cell>
          <table:table-cell table:formula="of:=AVERAGE([.N21:.N25])" office:value-type="float" office:value="314.288" calcext:value-type="float">
            <text:p>314.288</text:p>
          </table:table-cell>
          <table:table-cell table:formula="of:=AVERAGE([.O21:.O25])" office:value-type="float" office:value="377.29" calcext:value-type="float">
            <text:p>377.29</text:p>
          </table:table-cell>
          <table:table-cell table:formula="of:=AVERAGE([.P21:.P25])" office:value-type="float" office:value="524.838" calcext:value-type="float">
            <text:p>524.838</text:p>
          </table:table-cell>
          <table:table-cell table:formula="of:=AVERAGE([.Q21:.Q25])" office:value-type="float" office:value="855.802" calcext:value-type="float">
            <text:p>855.8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5_2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节点物理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物</text:span></text:p>
            <text:p><text:span text:style-name="T1">理机和提供</text:span></text:p>
            <text:p><text:span text:style-name="T1">者虚拟机发送带宽</text:span></text:p>
          </table:table-cell>
          <table:table-cell table:style-name="ce4" office:value-type="float" office:value="204.58" calcext:value-type="float">
            <text:p>204.58</text:p>
          </table:table-cell>
          <table:table-cell office:value-type="float" office:value="432.36" calcext:value-type="float">
            <text:p>432.36</text:p>
          </table:table-cell>
          <table:table-cell office:value-type="float" office:value="611.3" calcext:value-type="float">
            <text:p>611.3</text:p>
          </table:table-cell>
          <table:table-cell office:value-type="float" office:value="1.2301" calcext:value-type="float">
            <text:p>1.2301</text:p>
          </table:table-cell>
          <table:table-cell office:value-type="float" office:value="3.3243" calcext:value-type="float">
            <text:p>3.3243</text:p>
          </table:table-cell>
          <table:table-cell office:value-type="float" office:value="6.5058" calcext:value-type="float">
            <text:p>6.5058</text:p>
          </table:table-cell>
          <table:table-cell office:value-type="float" office:value="12.988" calcext:value-type="float">
            <text:p>12.988</text:p>
          </table:table-cell>
          <table:table-cell office:value-type="float" office:value="22.372" calcext:value-type="float">
            <text:p>22.372</text:p>
          </table:table-cell>
          <table:table-cell office:value-type="float" office:value="40.768" calcext:value-type="float">
            <text:p>40.768</text:p>
          </table:table-cell>
          <table:table-cell office:value-type="float" office:value="99.048" calcext:value-type="float">
            <text:p>99.048</text:p>
          </table:table-cell>
          <table:table-cell office:value-type="float" office:value="227.54" calcext:value-type="float">
            <text:p>227.54</text:p>
          </table:table-cell>
          <table:table-cell office:value-type="float" office:value="356.34" calcext:value-type="float">
            <text:p>356.34</text:p>
          </table:table-cell>
          <table:table-cell office:value-type="float" office:value="701.24" calcext:value-type="float">
            <text:p>701.24</text:p>
          </table:table-cell>
          <table:table-cell office:value-type="float" office:value="810.68" calcext:value-type="float">
            <text:p>810.68</text:p>
          </table:table-cell>
          <table:table-cell office:value-type="float" office:value="1233.1" calcext:value-type="float">
            <text:p>1233.1</text:p>
          </table:table-cell>
          <table:table-cell office:value-type="float" office:value="1643.5" calcext:value-type="float">
            <text:p>1643.5</text:p>
          </table:table-cell>
        </table:table-row>
        <table:table-row table:style-name="ro1">
          <table:covered-table-cell/>
          <table:table-cell table:style-name="ce4" office:value-type="float" office:value="197.56" calcext:value-type="float">
            <text:p>197.56</text:p>
          </table:table-cell>
          <table:table-cell office:value-type="float" office:value="400.03" calcext:value-type="float">
            <text:p>400.03</text:p>
          </table:table-cell>
          <table:table-cell office:value-type="float" office:value="811.28" calcext:value-type="float">
            <text:p>811.28</text:p>
          </table:table-cell>
          <table:table-cell office:value-type="float" office:value="1.837" calcext:value-type="float">
            <text:p>1.837</text:p>
          </table:table-cell>
          <table:table-cell office:value-type="float" office:value="2.6409" calcext:value-type="float">
            <text:p>2.6409</text:p>
          </table:table-cell>
          <table:table-cell office:value-type="float" office:value="5.713" calcext:value-type="float">
            <text:p>5.713</text:p>
          </table:table-cell>
          <table:table-cell office:value-type="float" office:value="13.041" calcext:value-type="float">
            <text:p>13.041</text:p>
          </table:table-cell>
          <table:table-cell office:value-type="float" office:value="26.788" calcext:value-type="float">
            <text:p>26.788</text:p>
          </table:table-cell>
          <table:table-cell office:value-type="float" office:value="54.576" calcext:value-type="float">
            <text:p>54.576</text:p>
          </table:table-cell>
          <table:table-cell office:value-type="float" office:value="110.02" calcext:value-type="float">
            <text:p>110.02</text:p>
          </table:table-cell>
          <table:table-cell office:value-type="float" office:value="211.6" calcext:value-type="float">
            <text:p>211.6</text:p>
          </table:table-cell>
          <table:table-cell office:value-type="float" office:value="327.78" calcext:value-type="float">
            <text:p>327.78</text:p>
          </table:table-cell>
          <table:table-cell office:value-type="float" office:value="613.75" calcext:value-type="float">
            <text:p>613.75</text:p>
          </table:table-cell>
          <table:table-cell office:value-type="float" office:value="1020.6" calcext:value-type="float">
            <text:p>1020.6</text:p>
          </table:table-cell>
          <table:table-cell office:value-type="float" office:value="1509.9" calcext:value-type="float">
            <text:p>1509.9</text:p>
          </table:table-cell>
          <table:table-cell office:value-type="float" office:value="2062.5" calcext:value-type="float">
            <text:p>2062.5</text:p>
          </table:table-cell>
        </table:table-row>
        <table:table-row table:style-name="ro1">
          <table:covered-table-cell/>
          <table:table-cell table:style-name="ce4" office:value-type="float" office:value="205.22" calcext:value-type="float">
            <text:p>205.22</text:p>
          </table:table-cell>
          <table:table-cell office:value-type="float" office:value="400.53" calcext:value-type="float">
            <text:p>400.53</text:p>
          </table:table-cell>
          <table:table-cell office:value-type="float" office:value="799.33" calcext:value-type="float">
            <text:p>799.33</text:p>
          </table:table-cell>
          <table:table-cell office:value-type="float" office:value="1.787" calcext:value-type="float">
            <text:p>1.787</text:p>
          </table:table-cell>
          <table:table-cell office:value-type="float" office:value="3.2996" calcext:value-type="float">
            <text:p>3.2996</text:p>
          </table:table-cell>
          <table:table-cell office:value-type="float" office:value="7.1436" calcext:value-type="float">
            <text:p>7.1436</text:p>
          </table:table-cell>
          <table:table-cell office:value-type="float" office:value="13.954" calcext:value-type="float">
            <text:p>13.954</text:p>
          </table:table-cell>
          <table:table-cell office:value-type="float" office:value="27.979" calcext:value-type="float">
            <text:p>27.979</text:p>
          </table:table-cell>
          <table:table-cell office:value-type="float" office:value="54.066" calcext:value-type="float">
            <text:p>54.066</text:p>
          </table:table-cell>
          <table:table-cell office:value-type="float" office:value="110.81" calcext:value-type="float">
            <text:p>110.81</text:p>
          </table:table-cell>
          <table:table-cell office:value-type="float" office:value="220.98" calcext:value-type="float">
            <text:p>220.98</text:p>
          </table:table-cell>
          <table:table-cell office:value-type="float" office:value="328.28" calcext:value-type="float">
            <text:p>328.28</text:p>
          </table:table-cell>
          <table:table-cell office:value-type="float" office:value="686.78" calcext:value-type="float">
            <text:p>686.78</text:p>
          </table:table-cell>
          <table:table-cell office:value-type="float" office:value="1098.5" calcext:value-type="float">
            <text:p>1098.5</text:p>
          </table:table-cell>
          <table:table-cell office:value-type="float" office:value="1634.7" calcext:value-type="float">
            <text:p>1634.7</text:p>
          </table:table-cell>
          <table:table-cell office:value-type="float" office:value="2240.9" calcext:value-type="float">
            <text:p>2240.9</text:p>
          </table:table-cell>
        </table:table-row>
        <table:table-row table:style-name="ro1">
          <table:covered-table-cell/>
          <table:table-cell table:style-name="ce4" office:value-type="float" office:value="201.71" calcext:value-type="float">
            <text:p>201.71</text:p>
          </table:table-cell>
          <table:table-cell office:value-type="float" office:value="403.43" calcext:value-type="float">
            <text:p>403.43</text:p>
          </table:table-cell>
          <table:table-cell office:value-type="float" office:value="808.8" calcext:value-type="float">
            <text:p>808.8</text:p>
          </table:table-cell>
          <table:table-cell office:value-type="float" office:value="1.6997" calcext:value-type="float">
            <text:p>1.6997</text:p>
          </table:table-cell>
          <table:table-cell office:value-type="float" office:value="3.361" calcext:value-type="float">
            <text:p>3.361</text:p>
          </table:table-cell>
          <table:table-cell office:value-type="float" office:value="4.7499" calcext:value-type="float">
            <text:p>4.7499</text:p>
          </table:table-cell>
          <table:table-cell office:value-type="float" office:value="10.159" calcext:value-type="float">
            <text:p>10.159</text:p>
          </table:table-cell>
          <table:table-cell office:value-type="float" office:value="19.552" calcext:value-type="float">
            <text:p>19.552</text:p>
          </table:table-cell>
          <table:table-cell office:value-type="float" office:value="37.718" calcext:value-type="float">
            <text:p>37.718</text:p>
          </table:table-cell>
          <table:table-cell office:value-type="float" office:value="83.062" calcext:value-type="float">
            <text:p>83.062</text:p>
          </table:table-cell>
          <table:table-cell office:value-type="float" office:value="217.13" calcext:value-type="float">
            <text:p>217.13</text:p>
          </table:table-cell>
          <table:table-cell office:value-type="float" office:value="346.32" calcext:value-type="float">
            <text:p>346.32</text:p>
          </table:table-cell>
          <table:table-cell office:value-type="float" office:value="613.89" calcext:value-type="float">
            <text:p>613.89</text:p>
          </table:table-cell>
          <table:table-cell office:value-type="float" office:value="853.95" calcext:value-type="float">
            <text:p>853.95</text:p>
          </table:table-cell>
          <table:table-cell office:value-type="float" office:value="1166.4" calcext:value-type="float">
            <text:p>1166.4</text:p>
          </table:table-cell>
          <table:table-cell office:value-type="float" office:value="1590.9" calcext:value-type="float">
            <text:p>1590.9</text:p>
          </table:table-cell>
        </table:table-row>
        <table:table-row table:style-name="ro1">
          <table:covered-table-cell/>
          <table:table-cell table:style-name="ce4" office:value-type="float" office:value="198.66" calcext:value-type="float">
            <text:p>198.66</text:p>
          </table:table-cell>
          <table:table-cell office:value-type="float" office:value="412.91" calcext:value-type="float">
            <text:p>412.91</text:p>
          </table:table-cell>
          <table:table-cell office:value-type="float" office:value="822.7" calcext:value-type="float">
            <text:p>822.7</text:p>
          </table:table-cell>
          <table:table-cell office:value-type="float" office:value="1.7745" calcext:value-type="float">
            <text:p>1.7745</text:p>
          </table:table-cell>
          <table:table-cell office:value-type="float" office:value="3.278" calcext:value-type="float">
            <text:p>3.278</text:p>
          </table:table-cell>
          <table:table-cell office:value-type="float" office:value="6.6125" calcext:value-type="float">
            <text:p>6.6125</text:p>
          </table:table-cell>
          <table:table-cell office:value-type="float" office:value="12.84" calcext:value-type="float">
            <text:p>12.84</text:p>
          </table:table-cell>
          <table:table-cell office:value-type="float" office:value="26.147" calcext:value-type="float">
            <text:p>26.147</text:p>
          </table:table-cell>
          <table:table-cell office:value-type="float" office:value="52.107" calcext:value-type="float">
            <text:p>52.107</text:p>
          </table:table-cell>
          <table:table-cell office:value-type="float" office:value="105.14" calcext:value-type="float">
            <text:p>105.14</text:p>
          </table:table-cell>
          <table:table-cell office:value-type="float" office:value="204.26" calcext:value-type="float">
            <text:p>204.26</text:p>
          </table:table-cell>
          <table:table-cell office:value-type="float" office:value="385.13" calcext:value-type="float">
            <text:p>385.13</text:p>
          </table:table-cell>
          <table:table-cell office:value-type="float" office:value="614.08" calcext:value-type="float">
            <text:p>614.08</text:p>
          </table:table-cell>
          <table:table-cell office:value-type="float" office:value="1018.7" calcext:value-type="float">
            <text:p>1018.7</text:p>
          </table:table-cell>
          <table:table-cell office:value-type="float" office:value="1456.5" calcext:value-type="float">
            <text:p>1456.5</text:p>
          </table:table-cell>
          <table:table-cell office:value-type="float" office:value="2003.4" calcext:value-type="float">
            <text:p>2003.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201.546" calcext:value-type="float">
            <text:p>201.546</text:p>
          </table:table-cell>
          <table:table-cell table:style-name="ce4" table:formula="of:=AVERAGE( [.C4:.C8])" office:value-type="float" office:value="409.852" calcext:value-type="float">
            <text:p>409.852</text:p>
          </table:table-cell>
          <table:table-cell table:formula="of:=AVERAGE( [.D4:.D8])" office:value-type="float" office:value="770.682" calcext:value-type="float">
            <text:p>770.682</text:p>
          </table:table-cell>
          <table:table-cell table:formula="of:=AVERAGE([.E4:.E8])" office:value-type="float" office:value="1.66566" calcext:value-type="float">
            <text:p>1.66566</text:p>
          </table:table-cell>
          <table:table-cell table:style-name="ce1" table:formula="of:=AVERAGE([.F4:.F8])" office:value-type="float" office:value="3.18076" calcext:value-type="float">
            <text:p>3.18076</text:p>
          </table:table-cell>
          <table:table-cell table:style-name="ce1" table:formula="of:=AVERAGE([.G4:.G8])" office:value-type="float" office:value="6.14496" calcext:value-type="float">
            <text:p>6.14496</text:p>
          </table:table-cell>
          <table:table-cell table:style-name="ce1" table:formula="of:=AVERAGE([.H4:.H8])" office:value-type="float" office:value="12.5964" calcext:value-type="float">
            <text:p>12.5964</text:p>
          </table:table-cell>
          <table:table-cell table:style-name="ce1" table:formula="of:=AVERAGE([.I4:.I8])" office:value-type="float" office:value="24.5676" calcext:value-type="float">
            <text:p>24.5676</text:p>
          </table:table-cell>
          <table:table-cell table:style-name="ce1" table:formula="of:=AVERAGE([.J4:.J8])" office:value-type="float" office:value="47.847" calcext:value-type="float">
            <text:p>47.847</text:p>
          </table:table-cell>
          <table:table-cell table:style-name="ce1" table:formula="of:=AVERAGE([.K4:.K8])" office:value-type="float" office:value="101.616" calcext:value-type="float">
            <text:p>101.616</text:p>
          </table:table-cell>
          <table:table-cell table:style-name="ce1" table:formula="of:=AVERAGE([.L4:.L8])" office:value-type="float" office:value="216.302" calcext:value-type="float">
            <text:p>216.302</text:p>
          </table:table-cell>
          <table:table-cell table:style-name="ce1" table:formula="of:=AVERAGE([.M4:.M8])" office:value-type="float" office:value="348.77" calcext:value-type="float">
            <text:p>348.77</text:p>
          </table:table-cell>
          <table:table-cell table:style-name="ce1" table:formula="of:=AVERAGE([.N4:.N8])" office:value-type="float" office:value="645.948" calcext:value-type="float">
            <text:p>645.948</text:p>
          </table:table-cell>
          <table:table-cell table:style-name="ce1" table:formula="of:=AVERAGE([.O4:.O8])" office:value-type="float" office:value="960.486" calcext:value-type="float">
            <text:p>960.486</text:p>
          </table:table-cell>
          <table:table-cell table:style-name="ce1" table:formula="of:=AVERAGE([.P4:.P8])" office:value-type="float" office:value="1400.12" calcext:value-type="float">
            <text:p>1400.12</text:p>
          </table:table-cell>
          <table:table-cell table:style-name="ce1" table:formula="of:=AVERAGE([.Q4:.Q8])" office:value-type="float" office:value="1908.24" calcext:value-type="float">
            <text:p>1908.24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201546" calcext:value-type="float">
            <text:p>0.201546</text:p>
          </table:table-cell>
          <table:table-cell table:style-name="ce4" table:formula="of:=ROUND([.C10]/1000;6)" office:value-type="float" office:value="0.409852" calcext:value-type="float">
            <text:p>0.409852</text:p>
          </table:table-cell>
          <table:table-cell table:style-name="ce4" table:formula="of:=ROUND([.D10]/1000;6)" office:value-type="float" office:value="0.770682" calcext:value-type="float">
            <text:p>0.770682</text:p>
          </table:table-cell>
          <table:table-cell table:style-name="ce4" table:formula="of:=ROUND([.E10]/1000;6)" office:value-type="float" office:value="0.001666" calcext:value-type="float">
            <text:p>0.001666</text:p>
          </table:table-cell>
          <table:table-cell table:style-name="ce4" table:formula="of:=ROUND([.F10]/1000;6)" office:value-type="float" office:value="0.003181" calcext:value-type="float">
            <text:p>0.003181</text:p>
          </table:table-cell>
          <table:table-cell table:style-name="ce4" table:formula="of:=ROUND([.G10]/1000;6)" office:value-type="float" office:value="0.006145" calcext:value-type="float">
            <text:p>0.006145</text:p>
          </table:table-cell>
          <table:table-cell table:style-name="ce4" table:formula="of:=ROUND([.H10]/1000;6)" office:value-type="float" office:value="0.012596" calcext:value-type="float">
            <text:p>0.012596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物</text:span></text:p>
            <text:p><text:span text:style-name="T1">理机和提供</text:span></text:p>
            <text:p><text:span text:style-name="T1">者虚拟机接收带宽</text:span></text:p>
          </table:table-cell>
          <table:table-cell table:style-name="ce5" office:value-type="float" office:value="242.36" calcext:value-type="float">
            <text:p>242.36</text:p>
          </table:table-cell>
          <table:table-cell office:value-type="float" office:value="219" calcext:value-type="float">
            <text:p>219</text:p>
          </table:table-cell>
          <table:table-cell office:value-type="float" office:value="404" calcext:value-type="float">
            <text:p>404</text:p>
          </table:table-cell>
          <table:table-cell office:value-type="float" office:value="819.9" calcext:value-type="float">
            <text:p>819.9</text:p>
          </table:table-cell>
          <table:table-cell office:value-type="float" office:value="1.6478" calcext:value-type="float">
            <text:p>1.6478</text:p>
          </table:table-cell>
          <table:table-cell office:value-type="float" office:value="3.2478" calcext:value-type="float">
            <text:p>3.2478</text:p>
          </table:table-cell>
          <table:table-cell office:value-type="float" office:value="6.4" calcext:value-type="float">
            <text:p>6.4</text:p>
          </table:table-cell>
          <table:table-cell office:value-type="float" office:value="11.264" calcext:value-type="float">
            <text:p>11.264</text:p>
          </table:table-cell>
          <table:table-cell office:value-type="float" office:value="22.543" calcext:value-type="float">
            <text:p>22.543</text:p>
          </table:table-cell>
          <table:table-cell office:value-type="float" office:value="47.36" calcext:value-type="float">
            <text:p>47.36</text:p>
          </table:table-cell>
          <table:table-cell office:value-type="float" office:value="89.664" calcext:value-type="float">
            <text:p>89.664</text:p>
          </table:table-cell>
          <table:table-cell office:value-type="float" office:value="122.68" calcext:value-type="float">
            <text:p>122.68</text:p>
          </table:table-cell>
          <table:table-cell office:value-type="float" office:value="283.26" calcext:value-type="float">
            <text:p>283.26</text:p>
          </table:table-cell>
          <table:table-cell office:value-type="float" office:value="639.87" calcext:value-type="float">
            <text:p>639.87</text:p>
          </table:table-cell>
          <table:table-cell office:value-type="float" office:value="172.03" calcext:value-type="float">
            <text:p>172.03</text:p>
          </table:table-cell>
          <table:table-cell table:style-name="ce4" office:value-type="float" office:value="97.815" calcext:value-type="float">
            <text:p>97.815</text:p>
          </table:table-cell>
        </table:table-row>
        <table:table-row table:style-name="ro1">
          <table:covered-table-cell/>
          <table:table-cell office:value-type="float" office:value="102.5" calcext:value-type="float">
            <text:p>102.5</text:p>
          </table:table-cell>
          <table:table-cell office:value-type="float" office:value="202" calcext:value-type="float">
            <text:p>202</text:p>
          </table:table-cell>
          <table:table-cell office:value-type="float" office:value="417.91" calcext:value-type="float">
            <text:p>417.91</text:p>
          </table:table-cell>
          <table:table-cell office:value-type="float" office:value="836" calcext:value-type="float">
            <text:p>836</text:p>
          </table:table-cell>
          <table:table-cell office:value-type="float" office:value="1.712" calcext:value-type="float">
            <text:p>1.712</text:p>
          </table:table-cell>
          <table:table-cell office:value-type="float" office:value="3.2159" calcext:value-type="float">
            <text:p>3.2159</text:p>
          </table:table-cell>
          <table:table-cell office:value-type="float" office:value="15.602" calcext:value-type="float">
            <text:p>15.602</text:p>
          </table:table-cell>
          <table:table-cell office:value-type="float" office:value="11.84" calcext:value-type="float">
            <text:p>11.84</text:p>
          </table:table-cell>
          <table:table-cell office:value-type="float" office:value="24.963" calcext:value-type="float">
            <text:p>24.963</text:p>
          </table:table-cell>
          <table:table-cell office:value-type="float" office:value="50.181" calcext:value-type="float">
            <text:p>50.181</text:p>
          </table:table-cell>
          <table:table-cell office:value-type="float" office:value="98.834" calcext:value-type="float">
            <text:p>98.834</text:p>
          </table:table-cell>
          <table:table-cell office:value-type="float" office:value="122.88" calcext:value-type="float">
            <text:p>122.88</text:p>
          </table:table-cell>
          <table:table-cell office:value-type="float" office:value="280.58" calcext:value-type="float">
            <text:p>280.58</text:p>
          </table:table-cell>
          <table:table-cell office:value-type="float" office:value="663.55" calcext:value-type="float">
            <text:p>663.55</text:p>
          </table:table-cell>
          <table:table-cell table:style-name="ce4" office:value-type="float" office:value="98.304" calcext:value-type="float">
            <text:p>98.304</text:p>
          </table:table-cell>
          <table:table-cell office:value-type="float" office:value="81.92" calcext:value-type="float">
            <text:p>81.92</text:p>
          </table:table-cell>
        </table:table-row>
        <table:table-row table:style-name="ro1">
          <table:covered-table-cell/>
          <table:table-cell table:style-name="ce4" office:value-type="float" office:value="109" calcext:value-type="float">
            <text:p>109</text:p>
          </table:table-cell>
          <table:table-cell office:value-type="float" office:value="202.99" calcext:value-type="float">
            <text:p>202.99</text:p>
          </table:table-cell>
          <table:table-cell office:value-type="float" office:value="401.98" calcext:value-type="float">
            <text:p>401.98</text:p>
          </table:table-cell>
          <table:table-cell office:value-type="float" office:value="836" calcext:value-type="float">
            <text:p>836</text:p>
          </table:table-cell>
          <table:table-cell office:value-type="float" office:value="1.64" calcext:value-type="float">
            <text:p>1.64</text:p>
          </table:table-cell>
          <table:table-cell office:value-type="float" office:value="3.2796" calcext:value-type="float">
            <text:p>3.2796</text:p>
          </table:table-cell>
          <table:table-cell office:value-type="float" office:value="6.7502" calcext:value-type="float">
            <text:p>6.7502</text:p>
          </table:table-cell>
          <table:table-cell office:value-type="float" office:value="12.736" calcext:value-type="float">
            <text:p>12.736</text:p>
          </table:table-cell>
          <table:table-cell office:value-type="float" office:value="24.704" calcext:value-type="float">
            <text:p>24.704</text:p>
          </table:table-cell>
          <table:table-cell office:value-type="float" office:value="48.128" calcext:value-type="float">
            <text:p>48.128</text:p>
          </table:table-cell>
          <table:table-cell office:value-type="float" office:value="95.268" calcext:value-type="float">
            <text:p>95.268</text:p>
          </table:table-cell>
          <table:table-cell office:value-type="float" office:value="119.21" calcext:value-type="float">
            <text:p>119.21</text:p>
          </table:table-cell>
          <table:table-cell office:value-type="float" office:value="279.18" calcext:value-type="float">
            <text:p>279.18</text:p>
          </table:table-cell>
          <table:table-cell office:value-type="float" office:value="652.1" calcext:value-type="float">
            <text:p>652.1</text:p>
          </table:table-cell>
          <table:table-cell office:value-type="float" office:value="193.7" calcext:value-type="float">
            <text:p>193.7</text:p>
          </table:table-cell>
          <table:table-cell office:value-type="float" office:value="81.512" calcext:value-type="float">
            <text:p>81.512</text:p>
          </table:table-cell>
        </table:table-row>
        <table:table-row table:style-name="ro1">
          <table:covered-table-cell/>
          <table:table-cell table:style-name="ce4" office:value-type="float" office:value="100" calcext:value-type="float">
            <text:p>100</text:p>
          </table:table-cell>
          <table:table-cell office:value-type="float" office:value="204.98" calcext:value-type="float">
            <text:p>204.98</text:p>
          </table:table-cell>
          <table:table-cell office:value-type="float" office:value="434" calcext:value-type="float">
            <text:p>434</text:p>
          </table:table-cell>
          <table:table-cell office:value-type="float" office:value="843.78" calcext:value-type="float">
            <text:p>843.78</text:p>
          </table:table-cell>
          <table:table-cell office:value-type="float" office:value="1.5841" calcext:value-type="float">
            <text:p>1.5841</text:p>
          </table:table-cell>
          <table:table-cell office:value-type="float" office:value="7.4408" calcext:value-type="float">
            <text:p>7.4408</text:p>
          </table:table-cell>
          <table:table-cell office:value-type="float" office:value="6.432" calcext:value-type="float">
            <text:p>6.432</text:p>
          </table:table-cell>
          <table:table-cell office:value-type="float" office:value="12.354" calcext:value-type="float">
            <text:p>12.354</text:p>
          </table:table-cell>
          <table:table-cell office:value-type="float" office:value="23.808" calcext:value-type="float">
            <text:p>23.808</text:p>
          </table:table-cell>
          <table:table-cell office:value-type="float" office:value="47.104" calcext:value-type="float">
            <text:p>47.104</text:p>
          </table:table-cell>
          <table:table-cell office:value-type="float" office:value="100.35" calcext:value-type="float">
            <text:p>100.35</text:p>
          </table:table-cell>
          <table:table-cell office:value-type="float" office:value="117.17" calcext:value-type="float">
            <text:p>117.17</text:p>
          </table:table-cell>
          <table:table-cell office:value-type="float" office:value="271.03" calcext:value-type="float">
            <text:p>271.03</text:p>
          </table:table-cell>
          <table:table-cell office:value-type="float" office:value="638.98" calcext:value-type="float">
            <text:p>638.98</text:p>
          </table:table-cell>
          <table:table-cell office:value-type="float" office:value="257" calcext:value-type="float">
            <text:p>257</text:p>
          </table:table-cell>
          <table:table-cell office:value-type="float" office:value="81.512" calcext:value-type="float">
            <text:p>81.512</text:p>
          </table:table-cell>
        </table:table-row>
        <table:table-row table:style-name="ro1">
          <table:covered-table-cell/>
          <table:table-cell office:value-type="float" office:value="103.48" calcext:value-type="float">
            <text:p>103.48</text:p>
          </table:table-cell>
          <table:table-cell office:value-type="float" office:value="208.96" calcext:value-type="float">
            <text:p>208.96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1.7194" calcext:value-type="float">
            <text:p>1.7194</text:p>
          </table:table-cell>
          <table:table-cell office:value-type="float" office:value="3.4388" calcext:value-type="float">
            <text:p>3.4388</text:p>
          </table:table-cell>
          <table:table-cell office:value-type="float" office:value="6.3363" calcext:value-type="float">
            <text:p>6.3363</text:p>
          </table:table-cell>
          <table:table-cell office:value-type="float" office:value="11.648" calcext:value-type="float">
            <text:p>11.648</text:p>
          </table:table-cell>
          <table:table-cell office:value-type="float" office:value="25.472" calcext:value-type="float">
            <text:p>25.472</text:p>
          </table:table-cell>
          <table:table-cell office:value-type="float" office:value="39.992" calcext:value-type="float">
            <text:p>39.992</text:p>
          </table:table-cell>
          <table:table-cell office:value-type="float" office:value="79.475" calcext:value-type="float">
            <text:p>79.475</text:p>
          </table:table-cell>
          <table:table-cell office:value-type="float" office:value="112.08" calcext:value-type="float">
            <text:p>112.08</text:p>
          </table:table-cell>
          <table:table-cell office:value-type="float" office:value="266.24" calcext:value-type="float">
            <text:p>266.24</text:p>
          </table:table-cell>
          <table:table-cell office:value-type="float" office:value="348.16" calcext:value-type="float">
            <text:p>348.16</text:p>
          </table:table-cell>
          <table:table-cell office:value-type="float" office:value="97.331" calcext:value-type="float">
            <text:p>97.331</text:p>
          </table:table-cell>
          <table:table-cell office:value-type="float" office:value="81.512" calcext:value-type="float">
            <text:p>81.51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31.468" calcext:value-type="float">
            <text:p>131.468</text:p>
          </table:table-cell>
          <table:table-cell table:style-name="ce1" table:formula="of:=AVERAGE([.C13:.C17])" office:value-type="float" office:value="207.586" calcext:value-type="float">
            <text:p>207.586</text:p>
          </table:table-cell>
          <table:table-cell table:style-name="ce1" table:formula="of:=AVERAGE([.D13:.D17])" office:value-type="float" office:value="416.778" calcext:value-type="float">
            <text:p>416.778</text:p>
          </table:table-cell>
          <table:table-cell table:formula="of:=AVERAGE([.E13:.E17])" office:value-type="float" office:value="831.936" calcext:value-type="float">
            <text:p>831.936</text:p>
          </table:table-cell>
          <table:table-cell table:formula="of:=AVERAGE([.F13:.F17])" office:value-type="float" office:value="1.66066" calcext:value-type="float">
            <text:p>1.66066</text:p>
          </table:table-cell>
          <table:table-cell table:formula="of:=AVERAGE([.G13:.G17])" office:value-type="float" office:value="4.12458" calcext:value-type="float">
            <text:p>4.12458</text:p>
          </table:table-cell>
          <table:table-cell table:formula="of:=AVERAGE([.H13:.H17])" office:value-type="float" office:value="8.3041" calcext:value-type="float">
            <text:p>8.3041</text:p>
          </table:table-cell>
          <table:table-cell table:formula="of:=AVERAGE([.I13:.I17])" office:value-type="float" office:value="11.9684" calcext:value-type="float">
            <text:p>11.9684</text:p>
          </table:table-cell>
          <table:table-cell table:formula="of:=AVERAGE([.J13:.J17])" office:value-type="float" office:value="24.298" calcext:value-type="float">
            <text:p>24.298</text:p>
          </table:table-cell>
          <table:table-cell table:formula="of:=AVERAGE([.K13:.K17])" office:value-type="float" office:value="46.553" calcext:value-type="float">
            <text:p>46.553</text:p>
          </table:table-cell>
          <table:table-cell table:formula="of:=AVERAGE([.L13:.L17])" office:value-type="float" office:value="92.7182" calcext:value-type="float">
            <text:p>92.7182</text:p>
          </table:table-cell>
          <table:table-cell table:formula="of:=AVERAGE([.M13:.M17])" office:value-type="float" office:value="118.804" calcext:value-type="float">
            <text:p>118.804</text:p>
          </table:table-cell>
          <table:table-cell table:formula="of:=AVERAGE([.N13:.N17])" office:value-type="float" office:value="276.058" calcext:value-type="float">
            <text:p>276.058</text:p>
          </table:table-cell>
          <table:table-cell table:formula="of:=AVERAGE([.O13:.O17])" office:value-type="float" office:value="588.532" calcext:value-type="float">
            <text:p>588.532</text:p>
          </table:table-cell>
          <table:table-cell table:formula="of:=AVERAGE([.P13:.P17])" office:value-type="float" office:value="163.673" calcext:value-type="float">
            <text:p>163.673</text:p>
          </table:table-cell>
          <table:table-cell table:formula="of:=AVERAGE([.Q13:.Q17])" office:value-type="float" office:value="84.8542" calcext:value-type="float">
            <text:p>84.8542</text:p>
          </table:table-cell>
        </table:table-row>
        <table:table-row table:style-name="ro1">
          <table:table-cell/>
          <table:table-cell table:style-name="ce4" table:formula="of:=ROUND([.B19]/1000000;6)" office:value-type="float" office:value="0.000131" calcext:value-type="float">
            <text:p>0.000131</text:p>
          </table:table-cell>
          <table:table-cell table:style-name="ce4" table:formula="of:=ROUND([.C19]/1000000;6)" office:value-type="float" office:value="0.000208" calcext:value-type="float">
            <text:p>0.000208</text:p>
          </table:table-cell>
          <table:table-cell table:style-name="ce4" table:formula="of:=ROUND([.D19]/1000000;6)" office:value-type="float" office:value="0.000417" calcext:value-type="float">
            <text:p>0.000417</text:p>
          </table:table-cell>
          <table:table-cell table:style-name="ce4" table:formula="of:=ROUND([.E19]/1000000;6)" office:value-type="float" office:value="0.000832" calcext:value-type="float">
            <text:p>0.000832</text:p>
          </table:table-cell>
          <table:table-cell table:style-name="ce4" table:formula="of:=ROUND([.F19]/1000;6)" office:value-type="float" office:value="0.001661" calcext:value-type="float">
            <text:p>0.001661</text:p>
          </table:table-cell>
          <table:table-cell table:style-name="ce4" table:formula="of:=ROUND([.G19]/1000;6)" office:value-type="float" office:value="0.004125" calcext:value-type="float">
            <text:p>0.004125</text:p>
          </table:table-cell>
          <table:table-cell table:style-name="ce4" table:formula="of:=ROUND([.H19]/1000;6)" office:value-type="float" office:value="0.008304" calcext:value-type="float">
            <text:p>0.008304</text:p>
          </table:table-cell>
          <table:table-cell table:style-name="ce4" table:formula="of:=ROUND([.I19]/1000;6)" office:value-type="float" office:value="0.011968" calcext:value-type="float">
            <text:p>0.011968</text:p>
          </table:table-cell>
          <table:table-cell table:style-name="ce4" table:formula="of:=ROUND([.J19]/1000;6)" office:value-type="float" office:value="0.024298" calcext:value-type="float">
            <text:p>0.024298</text:p>
          </table:table-cell>
          <table:table-cell table:style-name="ce4" table:formula="of:=ROUND([.K19]/1000;6)" office:value-type="float" office:value="0.046553" calcext:value-type="float">
            <text:p>0.046553</text:p>
          </table:table-cell>
          <table:table-cell table:style-name="ce4" table:formula="of:=ROUND([.L19]/1000;6)" office:value-type="float" office:value="0.092718" calcext:value-type="float">
            <text:p>0.092718</text:p>
          </table:table-cell>
          <table:table-cell table:style-name="ce4" table:formula="of:=ROUND([.M19]/1000;6)" office:value-type="float" office:value="0.118804" calcext:value-type="float">
            <text:p>0.118804</text:p>
          </table:table-cell>
          <table:table-cell table:style-name="ce4" table:formula="of:=ROUND([.N19]/1000;6)" office:value-type="float" office:value="0.276058" calcext:value-type="float">
            <text:p>0.276058</text:p>
          </table:table-cell>
          <table:table-cell table:style-name="ce4" table:formula="of:=ROUND([.O19]/1000;6)" office:value-type="float" office:value="0.588532" calcext:value-type="float">
            <text:p>0.588532</text:p>
          </table:table-cell>
          <table:table-cell table:style-name="ce4" table:formula="of:=ROUND([.P19]/1000;6)" office:value-type="float" office:value="0.163673" calcext:value-type="float">
            <text:p>0.163673</text:p>
          </table:table-cell>
          <table:table-cell table:style-name="ce4" table:formula="of:=ROUND([.Q19]/1000;6)" office:value-type="float" office:value="0.084854" calcext:value-type="float">
            <text:p>0.08485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同一节点物</text:span></text:p>
            <text:p><text:span text:style-name="T1">理机和提供</text:span></text:p>
            <text:p><text:span text:style-name="T1">者虚拟机延迟</text:span></text:p>
          </table:table-cell>
          <table:table-cell office:value-type="float" office:value="84.882" calcext:value-type="float">
            <text:p>84.882</text:p>
          </table:table-cell>
          <table:table-cell office:value-type="float" office:value="106.12" calcext:value-type="float">
            <text:p>106.12</text:p>
          </table:table-cell>
          <table:table-cell office:value-type="float" office:value="88.75" calcext:value-type="float">
            <text:p>88.75</text:p>
          </table:table-cell>
          <table:table-cell office:value-type="float" office:value="82.926" calcext:value-type="float">
            <text:p>82.926</text:p>
          </table:table-cell>
          <table:table-cell office:value-type="float" office:value="81.123" calcext:value-type="float">
            <text:p>81.123</text:p>
          </table:table-cell>
          <table:table-cell office:value-type="float" office:value="78.684" calcext:value-type="float">
            <text:p>78.684</text:p>
          </table:table-cell>
          <table:table-cell office:value-type="float" office:value="79.71" calcext:value-type="float">
            <text:p>79.71</text:p>
          </table:table-cell>
          <table:table-cell office:value-type="float" office:value="78.933" calcext:value-type="float">
            <text:p>78.933</text:p>
          </table:table-cell>
          <table:table-cell office:value-type="float" office:value="87.329" calcext:value-type="float">
            <text:p>87.329</text:p>
          </table:table-cell>
          <table:table-cell office:value-type="float" office:value="87.773" calcext:value-type="float">
            <text:p>87.773</text:p>
          </table:table-cell>
          <table:table-cell office:value-type="float" office:value="107.64" calcext:value-type="float">
            <text:p>107.64</text:p>
          </table:table-cell>
          <table:table-cell office:value-type="float" office:value="147.12" calcext:value-type="float">
            <text:p>147.12</text:p>
          </table:table-cell>
          <table:table-cell office:value-type="float" office:value="170.07" calcext:value-type="float">
            <text:p>170.07</text:p>
          </table:table-cell>
          <table:table-cell office:value-type="float" office:value="237.87" calcext:value-type="float">
            <text:p>237.87</text:p>
          </table:table-cell>
          <table:table-cell office:value-type="float" office:value="273.82" calcext:value-type="float">
            <text:p>273.82</text:p>
          </table:table-cell>
          <table:table-cell office:value-type="float" office:value="426.44" calcext:value-type="float">
            <text:p>426.44</text:p>
          </table:table-cell>
        </table:table-row>
        <table:table-row table:style-name="ro1">
          <table:covered-table-cell/>
          <table:table-cell table:style-name="ce4" office:value-type="float" office:value="99.197" calcext:value-type="float">
            <text:p>99.197</text:p>
          </table:table-cell>
          <table:table-cell office:value-type="float" office:value="105.45" calcext:value-type="float">
            <text:p>105.45</text:p>
          </table:table-cell>
          <table:table-cell office:value-type="float" office:value="88.909" calcext:value-type="float">
            <text:p>88.909</text:p>
          </table:table-cell>
          <table:table-cell office:value-type="float" office:value="106.38" calcext:value-type="float">
            <text:p>106.38</text:p>
          </table:table-cell>
          <table:table-cell office:value-type="float" office:value="98.892" calcext:value-type="float">
            <text:p>98.892</text:p>
          </table:table-cell>
          <table:table-cell office:value-type="float" office:value="92.469" calcext:value-type="float">
            <text:p>92.469</text:p>
          </table:table-cell>
          <table:table-cell office:value-type="float" office:value="91.996" calcext:value-type="float">
            <text:p>91.996</text:p>
          </table:table-cell>
          <table:table-cell office:value-type="float" office:value="85.73" calcext:value-type="float">
            <text:p>85.73</text:p>
          </table:table-cell>
          <table:table-cell office:value-type="float" office:value="81.037" calcext:value-type="float">
            <text:p>81.037</text:p>
          </table:table-cell>
          <table:table-cell office:value-type="float" office:value="82.919" calcext:value-type="float">
            <text:p>82.919</text:p>
          </table:table-cell>
          <table:table-cell office:value-type="float" office:value="87.692" calcext:value-type="float">
            <text:p>87.692</text:p>
          </table:table-cell>
          <table:table-cell office:value-type="float" office:value="129.91" calcext:value-type="float">
            <text:p>129.91</text:p>
          </table:table-cell>
          <table:table-cell office:value-type="float" office:value="149.72" calcext:value-type="float">
            <text:p>149.72</text:p>
          </table:table-cell>
          <table:table-cell office:value-type="float" office:value="220.41" calcext:value-type="float">
            <text:p>220.41</text:p>
          </table:table-cell>
          <table:table-cell office:value-type="float" office:value="286.2" calcext:value-type="float">
            <text:p>286.2</text:p>
          </table:table-cell>
          <table:table-cell office:value-type="float" office:value="449.24" calcext:value-type="float">
            <text:p>449.24</text:p>
          </table:table-cell>
        </table:table-row>
        <table:table-row table:style-name="ro1">
          <table:covered-table-cell/>
          <table:table-cell office:value-type="float" office:value="99.9" calcext:value-type="float">
            <text:p>99.9</text:p>
          </table:table-cell>
          <table:table-cell office:value-type="float" office:value="102.72" calcext:value-type="float">
            <text:p>102.72</text:p>
          </table:table-cell>
          <table:table-cell office:value-type="float" office:value="141.48" calcext:value-type="float">
            <text:p>141.48</text:p>
          </table:table-cell>
          <table:table-cell office:value-type="float" office:value="110.22" calcext:value-type="float">
            <text:p>110.22</text:p>
          </table:table-cell>
          <table:table-cell office:value-type="float" office:value="106.66" calcext:value-type="float">
            <text:p>106.66</text:p>
          </table:table-cell>
          <table:table-cell office:value-type="float" office:value="135.54" calcext:value-type="float">
            <text:p>135.54</text:p>
          </table:table-cell>
          <table:table-cell office:value-type="float" office:value="91.609" calcext:value-type="float">
            <text:p>91.609</text:p>
          </table:table-cell>
          <table:table-cell office:value-type="float" office:value="132.87" calcext:value-type="float">
            <text:p>132.87</text:p>
          </table:table-cell>
          <table:table-cell office:value-type="float" office:value="115.38" calcext:value-type="float">
            <text:p>115.38</text:p>
          </table:table-cell>
          <table:table-cell office:value-type="float" office:value="137.34" calcext:value-type="float">
            <text:p>137.34</text:p>
          </table:table-cell>
          <table:table-cell office:value-type="float" office:value="145.67" calcext:value-type="float">
            <text:p>145.67</text:p>
          </table:table-cell>
          <table:table-cell office:value-type="float" office:value="137.98" calcext:value-type="float">
            <text:p>137.98</text:p>
          </table:table-cell>
          <table:table-cell office:value-type="float" office:value="182.53" calcext:value-type="float">
            <text:p>182.53</text:p>
          </table:table-cell>
          <table:table-cell office:value-type="float" office:value="212.29" calcext:value-type="float">
            <text:p>212.29</text:p>
          </table:table-cell>
          <table:table-cell office:value-type="float" office:value="287.23" calcext:value-type="float">
            <text:p>287.23</text:p>
          </table:table-cell>
          <table:table-cell office:value-type="float" office:value="470.81" calcext:value-type="float">
            <text:p>470.81</text:p>
          </table:table-cell>
        </table:table-row>
        <table:table-row table:style-name="ro1">
          <table:covered-table-cell/>
          <table:table-cell office:value-type="float" office:value="105.44" calcext:value-type="float">
            <text:p>105.44</text:p>
          </table:table-cell>
          <table:table-cell office:value-type="float" office:value="83.743" calcext:value-type="float">
            <text:p>83.743</text:p>
          </table:table-cell>
          <table:table-cell office:value-type="float" office:value="83.438" calcext:value-type="float">
            <text:p>83.438</text:p>
          </table:table-cell>
          <table:table-cell office:value-type="float" office:value="86.029" calcext:value-type="float">
            <text:p>86.029</text:p>
          </table:table-cell>
          <table:table-cell office:value-type="float" office:value="89.678" calcext:value-type="float">
            <text:p>89.678</text:p>
          </table:table-cell>
          <table:table-cell office:value-type="float" office:value="105.97" calcext:value-type="float">
            <text:p>105.97</text:p>
          </table:table-cell>
          <table:table-cell office:value-type="float" office:value="96.721" calcext:value-type="float">
            <text:p>96.721</text:p>
          </table:table-cell>
          <table:table-cell office:value-type="float" office:value="84.129" calcext:value-type="float">
            <text:p>84.129</text:p>
          </table:table-cell>
          <table:table-cell office:value-type="float" office:value="94.814" calcext:value-type="float">
            <text:p>94.814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6.06" calcext:value-type="float">
            <text:p>106.06</text:p>
          </table:table-cell>
          <table:table-cell office:value-type="float" office:value="128.27" calcext:value-type="float">
            <text:p>128.27</text:p>
          </table:table-cell>
          <table:table-cell office:value-type="float" office:value="159.06" calcext:value-type="float">
            <text:p>159.06</text:p>
          </table:table-cell>
          <table:table-cell office:value-type="float" office:value="228.64" calcext:value-type="float">
            <text:p>228.64</text:p>
          </table:table-cell>
          <table:table-cell office:value-type="float" office:value="303.31" calcext:value-type="float">
            <text:p>303.31</text:p>
          </table:table-cell>
          <table:table-cell office:value-type="float" office:value="423.19" calcext:value-type="float">
            <text:p>423.19</text:p>
          </table:table-cell>
        </table:table-row>
        <table:table-row table:style-name="ro1">
          <table:covered-table-cell/>
          <table:table-cell table:style-name="ce5" office:value-type="float" office:value="102.29" calcext:value-type="float">
            <text:p>102.29</text:p>
          </table:table-cell>
          <table:table-cell office:value-type="float" office:value="85.697" calcext:value-type="float">
            <text:p>85.697</text:p>
          </table:table-cell>
          <table:table-cell office:value-type="float" office:value="107.01" calcext:value-type="float">
            <text:p>107.01</text:p>
          </table:table-cell>
          <table:table-cell office:value-type="float" office:value="118.49" calcext:value-type="float">
            <text:p>118.49</text:p>
          </table:table-cell>
          <table:table-cell office:value-type="float" office:value="93.502" calcext:value-type="float">
            <text:p>93.502</text:p>
          </table:table-cell>
          <table:table-cell office:value-type="float" office:value="100.45" calcext:value-type="float">
            <text:p>100.45</text:p>
          </table:table-cell>
          <table:table-cell office:value-type="float" office:value="99.226" calcext:value-type="float">
            <text:p>99.226</text:p>
          </table:table-cell>
          <table:table-cell office:value-type="float" office:value="90.95" calcext:value-type="float">
            <text:p>90.95</text:p>
          </table:table-cell>
          <table:table-cell office:value-type="float" office:value="104.27" calcext:value-type="float">
            <text:p>104.27</text:p>
          </table:table-cell>
          <table:table-cell office:value-type="float" office:value="96.007" calcext:value-type="float">
            <text:p>96.007</text:p>
          </table:table-cell>
          <table:table-cell office:value-type="float" office:value="92.208" calcext:value-type="float">
            <text:p>92.208</text:p>
          </table:table-cell>
          <table:table-cell office:value-type="float" office:value="123.95" calcext:value-type="float">
            <text:p>123.95</text:p>
          </table:table-cell>
          <table:table-cell office:value-type="float" office:value="150.52" calcext:value-type="float">
            <text:p>150.52</text:p>
          </table:table-cell>
          <table:table-cell office:value-type="float" office:value="213.04" calcext:value-type="float">
            <text:p>213.04</text:p>
          </table:table-cell>
          <table:table-cell office:value-type="float" office:value="287.94" calcext:value-type="float">
            <text:p>287.94</text:p>
          </table:table-cell>
          <table:table-cell office:value-type="float" office:value="413.91" calcext:value-type="float">
            <text:p>413.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98.3418" calcext:value-type="float">
            <text:p>98.3418</text:p>
          </table:table-cell>
          <table:table-cell table:formula="of:=AVERAGE([.C21:.C25])" office:value-type="float" office:value="96.746" calcext:value-type="float">
            <text:p>96.746</text:p>
          </table:table-cell>
          <table:table-cell table:formula="of:=AVERAGE([.D21:.D25])" office:value-type="float" office:value="101.9174" calcext:value-type="float">
            <text:p>101.9174</text:p>
          </table:table-cell>
          <table:table-cell table:formula="of:=AVERAGE([.E21:.E25])" office:value-type="float" office:value="100.809" calcext:value-type="float">
            <text:p>100.809</text:p>
          </table:table-cell>
          <table:table-cell table:formula="of:=AVERAGE([.F21:.F25])" office:value-type="float" office:value="93.971" calcext:value-type="float">
            <text:p>93.971</text:p>
          </table:table-cell>
          <table:table-cell table:formula="of:=AVERAGE([.G21:.G25])" office:value-type="float" office:value="102.6226" calcext:value-type="float">
            <text:p>102.6226</text:p>
          </table:table-cell>
          <table:table-cell table:formula="of:=AVERAGE([.H21:.H25])" office:value-type="float" office:value="91.8524" calcext:value-type="float">
            <text:p>91.8524</text:p>
          </table:table-cell>
          <table:table-cell table:formula="of:=AVERAGE([.I21:.I25])" office:value-type="float" office:value="94.5224" calcext:value-type="float">
            <text:p>94.5224</text:p>
          </table:table-cell>
          <table:table-cell table:formula="of:=AVERAGE([.J21:.J25])" office:value-type="float" office:value="96.566" calcext:value-type="float">
            <text:p>96.566</text:p>
          </table:table-cell>
          <table:table-cell table:formula="of:=AVERAGE([.K21:.K25])" office:value-type="float" office:value="102.2138" calcext:value-type="float">
            <text:p>102.2138</text:p>
          </table:table-cell>
          <table:table-cell table:formula="of:=AVERAGE([.L21:.L25])" office:value-type="float" office:value="107.854" calcext:value-type="float">
            <text:p>107.854</text:p>
          </table:table-cell>
          <table:table-cell table:formula="of:=AVERAGE([.M21:.M25])" office:value-type="float" office:value="133.446" calcext:value-type="float">
            <text:p>133.446</text:p>
          </table:table-cell>
          <table:table-cell table:formula="of:=AVERAGE([.N21:.N25])" office:value-type="float" office:value="162.38" calcext:value-type="float">
            <text:p>162.38</text:p>
          </table:table-cell>
          <table:table-cell table:formula="of:=AVERAGE([.O21:.O25])" office:value-type="float" office:value="222.45" calcext:value-type="float">
            <text:p>222.45</text:p>
          </table:table-cell>
          <table:table-cell table:formula="of:=AVERAGE([.P21:.P25])" office:value-type="float" office:value="287.7" calcext:value-type="float">
            <text:p>287.7</text:p>
          </table:table-cell>
          <table:table-cell table:formula="of:=AVERAGE([.Q21:.Q25])" office:value-type="float" office:value="436.718" calcext:value-type="float">
            <text:p>436.7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7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租户相同节点的租户虚</text:p>
            <text:p>拟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<text:span text:style-name="T2">节点的租户虚</text:span></text:p>
            <text:p><text:span text:style-name="T2">拟机和提供者</text:span></text:p>
            <text:p><text:span text:style-name="T2">虚拟机发送带宽</text:span></text:p>
          </table:table-cell>
          <table:table-cell table:style-name="ce4" office:value-type="float" office:value="13.098" calcext:value-type="float">
            <text:p>13.098</text:p>
          </table:table-cell>
          <table:table-cell office:value-type="float" office:value="24.584" calcext:value-type="float">
            <text:p>24.584</text:p>
          </table:table-cell>
          <table:table-cell office:value-type="float" office:value="48.49" calcext:value-type="float">
            <text:p>48.49</text:p>
          </table:table-cell>
          <table:table-cell office:value-type="float" office:value="100.03" calcext:value-type="float">
            <text:p>100.03</text:p>
          </table:table-cell>
          <table:table-cell office:value-type="float" office:value="215.33" calcext:value-type="float">
            <text:p>215.33</text:p>
          </table:table-cell>
          <table:table-cell office:value-type="float" office:value="451.7" calcext:value-type="float">
            <text:p>451.7</text:p>
          </table:table-cell>
          <table:table-cell office:value-type="float" office:value="885.05" calcext:value-type="float">
            <text:p>885.05</text:p>
          </table:table-cell>
          <table:table-cell office:value-type="float" office:value="1.8167" calcext:value-type="float">
            <text:p>1.8167</text:p>
          </table:table-cell>
          <table:table-cell office:value-type="float" office:value="3.3704" calcext:value-type="float">
            <text:p>3.3704</text:p>
          </table:table-cell>
          <table:table-cell office:value-type="float" office:value="6.6557" calcext:value-type="float">
            <text:p>6.6557</text:p>
          </table:table-cell>
          <table:table-cell office:value-type="float" office:value="13.207" calcext:value-type="float">
            <text:p>13.207</text:p>
          </table:table-cell>
          <table:table-cell office:value-type="float" office:value="22.916" calcext:value-type="float">
            <text:p>22.916</text:p>
          </table:table-cell>
          <table:table-cell office:value-type="float" office:value="40.671" calcext:value-type="float">
            <text:p>40.671</text:p>
          </table:table-cell>
          <table:table-cell office:value-type="float" office:value="62.087" calcext:value-type="float">
            <text:p>62.087</text:p>
          </table:table-cell>
          <table:table-cell office:value-type="float" office:value="91.775" calcext:value-type="float">
            <text:p>91.775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1">
          <table:covered-table-cell/>
          <table:table-cell table:style-name="ce4" office:value-type="float" office:value="12.13" calcext:value-type="float">
            <text:p>12.13</text:p>
          </table:table-cell>
          <table:table-cell office:value-type="float" office:value="24.963" calcext:value-type="float">
            <text:p>24.963</text:p>
          </table:table-cell>
          <table:table-cell office:value-type="float" office:value="46.44" calcext:value-type="float">
            <text:p>46.44</text:p>
          </table:table-cell>
          <table:table-cell office:value-type="float" office:value="96.564" calcext:value-type="float">
            <text:p>96.564</text:p>
          </table:table-cell>
          <table:table-cell office:value-type="float" office:value="182.18" calcext:value-type="float">
            <text:p>182.18</text:p>
          </table:table-cell>
          <table:table-cell office:value-type="float" office:value="369.14" calcext:value-type="float">
            <text:p>369.14</text:p>
          </table:table-cell>
          <table:table-cell office:value-type="float" office:value="689.54" calcext:value-type="float">
            <text:p>689.54</text:p>
          </table:table-cell>
          <table:table-cell office:value-type="float" office:value="1.4274" calcext:value-type="float">
            <text:p>1.4274</text:p>
          </table:table-cell>
          <table:table-cell office:value-type="float" office:value="2.9708" calcext:value-type="float">
            <text:p>2.9708</text:p>
          </table:table-cell>
          <table:table-cell office:value-type="float" office:value="6.1499" calcext:value-type="float">
            <text:p>6.1499</text:p>
          </table:table-cell>
          <table:table-cell office:value-type="float" office:value="11.248" calcext:value-type="float">
            <text:p>11.248</text:p>
          </table:table-cell>
          <table:table-cell office:value-type="float" office:value="19.143" calcext:value-type="float">
            <text:p>19.143</text:p>
          </table:table-cell>
          <table:table-cell office:value-type="float" office:value="34.308" calcext:value-type="float">
            <text:p>34.308</text:p>
          </table:table-cell>
          <table:table-cell office:value-type="float" office:value="54.383" calcext:value-type="float">
            <text:p>54.383</text:p>
          </table:table-cell>
          <table:table-cell office:value-type="float" office:value="80.773" calcext:value-type="float">
            <text:p>80.773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covered-table-cell/>
          <table:table-cell table:style-name="ce4" office:value-type="float" office:value="12.921" calcext:value-type="float">
            <text:p>12.921</text:p>
          </table:table-cell>
          <table:table-cell office:value-type="float" office:value="25.806" calcext:value-type="float">
            <text:p>25.806</text:p>
          </table:table-cell>
          <table:table-cell office:value-type="float" office:value="46.954" calcext:value-type="float">
            <text:p>46.954</text:p>
          </table:table-cell>
          <table:table-cell office:value-type="float" office:value="111.35" calcext:value-type="float">
            <text:p>111.35</text:p>
          </table:table-cell>
          <table:table-cell office:value-type="float" office:value="229.69" calcext:value-type="float">
            <text:p>229.69</text:p>
          </table:table-cell>
          <table:table-cell office:value-type="float" office:value="436.14" calcext:value-type="float">
            <text:p>436.14</text:p>
          </table:table-cell>
          <table:table-cell office:value-type="float" office:value="892.61" calcext:value-type="float">
            <text:p>892.61</text:p>
          </table:table-cell>
          <table:table-cell office:value-type="float" office:value="1.739" calcext:value-type="float">
            <text:p>1.739</text:p>
          </table:table-cell>
          <table:table-cell office:value-type="float" office:value="3.3615" calcext:value-type="float">
            <text:p>3.3615</text:p>
          </table:table-cell>
          <table:table-cell office:value-type="float" office:value="6.6911" calcext:value-type="float">
            <text:p>6.6911</text:p>
          </table:table-cell>
          <table:table-cell office:value-type="float" office:value="13.289" calcext:value-type="float">
            <text:p>13.289</text:p>
          </table:table-cell>
          <table:table-cell office:value-type="float" office:value="23.365" calcext:value-type="float">
            <text:p>23.365</text:p>
          </table:table-cell>
          <table:table-cell office:value-type="float" office:value="40.856" calcext:value-type="float">
            <text:p>40.856</text:p>
          </table:table-cell>
          <table:table-cell office:value-type="float" office:value="60.58" calcext:value-type="float">
            <text:p>60.58</text:p>
          </table:table-cell>
          <table:table-cell office:value-type="float" office:value="90.071" calcext:value-type="float">
            <text:p>90.071</text:p>
          </table:table-cell>
          <table:table-cell office:value-type="float" office:value="137.59" calcext:value-type="float">
            <text:p>137.59</text:p>
          </table:table-cell>
        </table:table-row>
        <table:table-row table:style-name="ro1">
          <table:covered-table-cell/>
          <table:table-cell table:style-name="ce4" office:value-type="float" office:value="13.775" calcext:value-type="float">
            <text:p>13.775</text:p>
          </table:table-cell>
          <table:table-cell office:value-type="float" office:value="25.542" calcext:value-type="float">
            <text:p>25.542</text:p>
          </table:table-cell>
          <table:table-cell office:value-type="float" office:value="52.956" calcext:value-type="float">
            <text:p>52.956</text:p>
          </table:table-cell>
          <table:table-cell office:value-type="float" office:value="103.66" calcext:value-type="float">
            <text:p>103.66</text:p>
          </table:table-cell>
          <table:table-cell office:value-type="float" office:value="209.8" calcext:value-type="float">
            <text:p>209.8</text:p>
          </table:table-cell>
          <table:table-cell office:value-type="float" office:value="401.1" calcext:value-type="float">
            <text:p>401.1</text:p>
          </table:table-cell>
          <table:table-cell office:value-type="float" office:value="815.94" calcext:value-type="float">
            <text:p>815.94</text:p>
          </table:table-cell>
          <table:table-cell office:value-type="float" office:value="1.6941" calcext:value-type="float">
            <text:p>1.6941</text:p>
          </table:table-cell>
          <table:table-cell office:value-type="float" office:value="3.247" calcext:value-type="float">
            <text:p>3.247</text:p>
          </table:table-cell>
          <table:table-cell office:value-type="float" office:value="6.6849" calcext:value-type="float">
            <text:p>6.6849</text:p>
          </table:table-cell>
          <table:table-cell office:value-type="float" office:value="13.414" calcext:value-type="float">
            <text:p>13.414</text:p>
          </table:table-cell>
          <table:table-cell office:value-type="float" office:value="21.413" calcext:value-type="float">
            <text:p>21.413</text:p>
          </table:table-cell>
          <table:table-cell office:value-type="float" office:value="36.891" calcext:value-type="float">
            <text:p>36.891</text:p>
          </table:table-cell>
          <table:table-cell office:value-type="float" office:value="57.643" calcext:value-type="float">
            <text:p>57.643</text:p>
          </table:table-cell>
          <table:table-cell office:value-type="float" office:value="85.598" calcext:value-type="float">
            <text:p>85.598</text:p>
          </table:table-cell>
          <table:table-cell office:value-type="float" office:value="127.58" calcext:value-type="float">
            <text:p>127.58</text:p>
          </table:table-cell>
        </table:table-row>
        <table:table-row table:style-name="ro1">
          <table:covered-table-cell/>
          <table:table-cell table:style-name="ce4" office:value-type="float" office:value="12.609" calcext:value-type="float">
            <text:p>12.609</text:p>
          </table:table-cell>
          <table:table-cell office:value-type="float" office:value="24.58" calcext:value-type="float">
            <text:p>24.58</text:p>
          </table:table-cell>
          <table:table-cell office:value-type="float" office:value="49.723" calcext:value-type="float">
            <text:p>49.723</text:p>
          </table:table-cell>
          <table:table-cell office:value-type="float" office:value="104.3" calcext:value-type="float">
            <text:p>104.3</text:p>
          </table:table-cell>
          <table:table-cell office:value-type="float" office:value="223.76" calcext:value-type="float">
            <text:p>223.76</text:p>
          </table:table-cell>
          <table:table-cell office:value-type="float" office:value="442.08" calcext:value-type="float">
            <text:p>442.08</text:p>
          </table:table-cell>
          <table:table-cell office:value-type="float" office:value="839.23" calcext:value-type="float">
            <text:p>839.23</text:p>
          </table:table-cell>
          <table:table-cell office:value-type="float" office:value="1.6881" calcext:value-type="float">
            <text:p>1.6881</text:p>
          </table:table-cell>
          <table:table-cell office:value-type="float" office:value="3.1512" calcext:value-type="float">
            <text:p>3.1512</text:p>
          </table:table-cell>
          <table:table-cell office:value-type="float" office:value="6.5034" calcext:value-type="float">
            <text:p>6.5034</text:p>
          </table:table-cell>
          <table:table-cell office:value-type="float" office:value="12.683" calcext:value-type="float">
            <text:p>12.683</text:p>
          </table:table-cell>
          <table:table-cell office:value-type="float" office:value="13.037" calcext:value-type="float">
            <text:p>13.037</text:p>
          </table:table-cell>
          <table:table-cell office:value-type="float" office:value="17.48" calcext:value-type="float">
            <text:p>17.48</text:p>
          </table:table-cell>
          <table:table-cell office:value-type="float" office:value="60.522" calcext:value-type="float">
            <text:p>60.522</text:p>
          </table:table-cell>
          <table:table-cell office:value-type="float" office:value="86.704" calcext:value-type="float">
            <text:p>86.704</text:p>
          </table:table-cell>
          <table:table-cell office:value-type="float" office:value="124.68" calcext:value-type="float">
            <text:p>124.68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2.9066" calcext:value-type="float">
            <text:p>12.9066</text:p>
          </table:table-cell>
          <table:table-cell table:style-name="ce4" table:formula="of:=AVERAGE( [.C4:.C8])" office:value-type="float" office:value="25.095" calcext:value-type="float">
            <text:p>25.095</text:p>
          </table:table-cell>
          <table:table-cell table:formula="of:=AVERAGE( [.D4:.D8])" office:value-type="float" office:value="48.9126" calcext:value-type="float">
            <text:p>48.9126</text:p>
          </table:table-cell>
          <table:table-cell table:formula="of:=AVERAGE([.E4:.E8])" office:value-type="float" office:value="103.1808" calcext:value-type="float">
            <text:p>103.1808</text:p>
          </table:table-cell>
          <table:table-cell table:style-name="ce1" table:formula="of:=AVERAGE([.F4:.F8])" office:value-type="float" office:value="212.152" calcext:value-type="float">
            <text:p>212.152</text:p>
          </table:table-cell>
          <table:table-cell table:style-name="ce1" table:formula="of:=AVERAGE([.G4:.G8])" office:value-type="float" office:value="420.032" calcext:value-type="float">
            <text:p>420.032</text:p>
          </table:table-cell>
          <table:table-cell table:style-name="ce1" table:formula="of:=AVERAGE([.H4:.H8])" office:value-type="float" office:value="824.474" calcext:value-type="float">
            <text:p>824.474</text:p>
          </table:table-cell>
          <table:table-cell table:style-name="ce1" table:formula="of:=AVERAGE([.I4:.I8])" office:value-type="float" office:value="1.67306" calcext:value-type="float">
            <text:p>1.67306</text:p>
          </table:table-cell>
          <table:table-cell table:style-name="ce1" table:formula="of:=AVERAGE([.J4:.J8])" office:value-type="float" office:value="3.22018" calcext:value-type="float">
            <text:p>3.22018</text:p>
          </table:table-cell>
          <table:table-cell table:style-name="ce1" table:formula="of:=AVERAGE([.K4:.K8])" office:value-type="float" office:value="6.537" calcext:value-type="float">
            <text:p>6.537</text:p>
          </table:table-cell>
          <table:table-cell table:style-name="ce1" table:formula="of:=AVERAGE([.L4:.L8])" office:value-type="float" office:value="12.7682" calcext:value-type="float">
            <text:p>12.7682</text:p>
          </table:table-cell>
          <table:table-cell table:style-name="ce1" table:formula="of:=AVERAGE([.M4:.M8])" office:value-type="float" office:value="19.9748" calcext:value-type="float">
            <text:p>19.9748</text:p>
          </table:table-cell>
          <table:table-cell table:style-name="ce1" table:formula="of:=AVERAGE([.N4:.N8])" office:value-type="float" office:value="34.0412" calcext:value-type="float">
            <text:p>34.0412</text:p>
          </table:table-cell>
          <table:table-cell table:style-name="ce1" table:formula="of:=AVERAGE([.O4:.O8])" office:value-type="float" office:value="59.043" calcext:value-type="float">
            <text:p>59.043</text:p>
          </table:table-cell>
          <table:table-cell table:style-name="ce1" table:formula="of:=AVERAGE([.P4:.P8])" office:value-type="float" office:value="86.9842" calcext:value-type="float">
            <text:p>86.9842</text:p>
          </table:table-cell>
          <table:table-cell table:style-name="ce1" table:formula="of:=AVERAGE([.Q4:.Q8])" office:value-type="float" office:value="125.738" calcext:value-type="float">
            <text:p>125.73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2907" calcext:value-type="float">
            <text:p>0.012907</text:p>
          </table:table-cell>
          <table:table-cell table:style-name="ce4" table:formula="of:=ROUND([.C10]/1000;6)" office:value-type="float" office:value="0.025095" calcext:value-type="float">
            <text:p>0.025095</text:p>
          </table:table-cell>
          <table:table-cell table:style-name="ce4" table:formula="of:=ROUND([.D10]/1000;6)" office:value-type="float" office:value="0.048913" calcext:value-type="float">
            <text:p>0.048913</text:p>
          </table:table-cell>
          <table:table-cell table:style-name="ce4" table:formula="of:=ROUND([.E10]/1000;6)" office:value-type="float" office:value="0.103181" calcext:value-type="float">
            <text:p>0.103181</text:p>
          </table:table-cell>
          <table:table-cell table:style-name="ce4" table:formula="of:=ROUND([.F10]/1000;6)" office:value-type="float" office:value="0.212152" calcext:value-type="float">
            <text:p>0.212152</text:p>
          </table:table-cell>
          <table:table-cell table:style-name="ce4" table:formula="of:=ROUND([.G10]/1000;6)" office:value-type="float" office:value="0.420032" calcext:value-type="float">
            <text:p>0.420032</text:p>
          </table:table-cell>
          <table:table-cell table:style-name="ce4" table:formula="of:=ROUND([.H10]/1000;6)" office:value-type="float" office:value="0.824474" calcext:value-type="float">
            <text:p>0.82447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<text:span text:style-name="T2">节点的租户虚</text:span></text:p>
            <text:p><text:span text:style-name="T2">拟机和提供者</text:span></text:p>
            <text:p><text:span text:style-name="T2">虚拟机接收带宽</text:span></text:p>
          </table:table-cell>
          <table:table-cell table:style-name="ce5" office:value-type="float" office:value="13.097" calcext:value-type="float">
            <text:p>13.097</text:p>
          </table:table-cell>
          <table:table-cell office:value-type="float" office:value="24.581" calcext:value-type="float">
            <text:p>24.581</text:p>
          </table:table-cell>
          <table:table-cell office:value-type="float" office:value="48.484" calcext:value-type="float">
            <text:p>48.484</text:p>
          </table:table-cell>
          <table:table-cell office:value-type="float" office:value="100.03" calcext:value-type="float">
            <text:p>100.03</text:p>
          </table:table-cell>
          <table:table-cell office:value-type="float" office:value="215.33" calcext:value-type="float">
            <text:p>215.33</text:p>
          </table:table-cell>
          <table:table-cell office:value-type="float" office:value="451.71" calcext:value-type="float">
            <text:p>451.71</text:p>
          </table:table-cell>
          <table:table-cell office:value-type="float" office:value="889.47" calcext:value-type="float">
            <text:p>889.47</text:p>
          </table:table-cell>
          <table:table-cell office:value-type="float" office:value="1.806" calcext:value-type="float">
            <text:p>1.806</text:p>
          </table:table-cell>
          <table:table-cell office:value-type="float" office:value="3.3704" calcext:value-type="float">
            <text:p>3.3704</text:p>
          </table:table-cell>
          <table:table-cell office:value-type="float" office:value="6.6552" calcext:value-type="float">
            <text:p>6.6552</text:p>
          </table:table-cell>
          <table:table-cell office:value-type="float" office:value="13.207" calcext:value-type="float">
            <text:p>13.207</text:p>
          </table:table-cell>
          <table:table-cell office:value-type="float" office:value="8.7542" calcext:value-type="float">
            <text:p>8.7542</text:p>
          </table:table-cell>
          <table:table-cell office:value-type="float" office:value="4.8292" calcext:value-type="float">
            <text:p>4.8292</text:p>
          </table:table-cell>
          <table:table-cell office:value-type="float" office:value="0.8233" calcext:value-type="float">
            <text:p>0.8233</text:p>
          </table:table-cell>
          <table:table-cell office:value-type="float" office:value="1.6302" calcext:value-type="float">
            <text:p>1.6302</text:p>
          </table:table-cell>
          <table:table-cell office:value-type="float" office:value="2.2938" calcext:value-type="float">
            <text:p>2.2938</text:p>
          </table:table-cell>
        </table:table-row>
        <table:table-row table:style-name="ro1">
          <table:covered-table-cell/>
          <table:table-cell table:style-name="ce4" office:value-type="float" office:value="12.129" calcext:value-type="float">
            <text:p>12.129</text:p>
          </table:table-cell>
          <table:table-cell office:value-type="float" office:value="24.962" calcext:value-type="float">
            <text:p>24.962</text:p>
          </table:table-cell>
          <table:table-cell office:value-type="float" office:value="46.442" calcext:value-type="float">
            <text:p>46.442</text:p>
          </table:table-cell>
          <table:table-cell office:value-type="float" office:value="96.56" calcext:value-type="float">
            <text:p>96.56</text:p>
          </table:table-cell>
          <table:table-cell office:value-type="float" office:value="182.17" calcext:value-type="float">
            <text:p>182.17</text:p>
          </table:table-cell>
          <table:table-cell office:value-type="float" office:value="367.25" calcext:value-type="float">
            <text:p>367.25</text:p>
          </table:table-cell>
          <table:table-cell office:value-type="float" office:value="689.54" calcext:value-type="float">
            <text:p>689.54</text:p>
          </table:table-cell>
          <table:table-cell office:value-type="float" office:value="1.427" calcext:value-type="float">
            <text:p>1.427</text:p>
          </table:table-cell>
          <table:table-cell office:value-type="float" office:value="2.9705" calcext:value-type="float">
            <text:p>2.9705</text:p>
          </table:table-cell>
          <table:table-cell office:value-type="float" office:value="6.1489" calcext:value-type="float">
            <text:p>6.1489</text:p>
          </table:table-cell>
          <table:table-cell office:value-type="float" office:value="11.247" calcext:value-type="float">
            <text:p>11.247</text:p>
          </table:table-cell>
          <table:table-cell office:value-type="float" office:value="11.955" calcext:value-type="float">
            <text:p>11.955</text:p>
          </table:table-cell>
          <table:table-cell office:value-type="float" office:value="25.893" calcext:value-type="float">
            <text:p>25.893</text:p>
          </table:table-cell>
          <table:table-cell office:value-type="float" office:value="8.2166" calcext:value-type="float">
            <text:p>8.2166</text:p>
          </table:table-cell>
          <table:table-cell office:value-type="float" office:value="1.9415" calcext:value-type="float">
            <text:p>1.9415</text:p>
          </table:table-cell>
          <table:table-cell office:value-type="float" office:value="13.304" calcext:value-type="float">
            <text:p>13.304</text:p>
          </table:table-cell>
        </table:table-row>
        <table:table-row table:style-name="ro1">
          <table:covered-table-cell/>
          <table:table-cell table:style-name="ce4" office:value-type="float" office:value="12.921" calcext:value-type="float">
            <text:p>12.921</text:p>
          </table:table-cell>
          <table:table-cell office:value-type="float" office:value="25.807" calcext:value-type="float">
            <text:p>25.807</text:p>
          </table:table-cell>
          <table:table-cell office:value-type="float" office:value="46.952" calcext:value-type="float">
            <text:p>46.952</text:p>
          </table:table-cell>
          <table:table-cell office:value-type="float" office:value="111.9" calcext:value-type="float">
            <text:p>111.9</text:p>
          </table:table-cell>
          <table:table-cell office:value-type="float" office:value="229.67" calcext:value-type="float">
            <text:p>229.67</text:p>
          </table:table-cell>
          <table:table-cell office:value-type="float" office:value="436.13" calcext:value-type="float">
            <text:p>436.13</text:p>
          </table:table-cell>
          <table:table-cell office:value-type="float" office:value="892.58" calcext:value-type="float">
            <text:p>892.58</text:p>
          </table:table-cell>
          <table:table-cell office:value-type="float" office:value="1.739" calcext:value-type="float">
            <text:p>1.739</text:p>
          </table:table-cell>
          <table:table-cell office:value-type="float" office:value="3.3617" calcext:value-type="float">
            <text:p>3.3617</text:p>
          </table:table-cell>
          <table:table-cell office:value-type="float" office:value="6.6911" calcext:value-type="float">
            <text:p>6.6911</text:p>
          </table:table-cell>
          <table:table-cell office:value-type="float" office:value="13.224" calcext:value-type="float">
            <text:p>13.224</text:p>
          </table:table-cell>
          <table:table-cell office:value-type="float" office:value="8.0691" calcext:value-type="float">
            <text:p>8.0691</text:p>
          </table:table-cell>
          <table:table-cell office:value-type="float" office:value="6.9325" calcext:value-type="float">
            <text:p>6.9325</text:p>
          </table:table-cell>
          <table:table-cell office:value-type="float" office:value="3.1212" calcext:value-type="float">
            <text:p>3.1212</text:p>
          </table:table-cell>
          <table:table-cell office:value-type="float" office:value="1.4591" calcext:value-type="float">
            <text:p>1.4591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covered-table-cell/>
          <table:table-cell table:style-name="ce4" office:value-type="float" office:value="13.707" calcext:value-type="float">
            <text:p>13.707</text:p>
          </table:table-cell>
          <table:table-cell office:value-type="float" office:value="25.543" calcext:value-type="float">
            <text:p>25.543</text:p>
          </table:table-cell>
          <table:table-cell office:value-type="float" office:value="52.954" calcext:value-type="float">
            <text:p>52.954</text:p>
          </table:table-cell>
          <table:table-cell office:value-type="float" office:value="103.14" calcext:value-type="float">
            <text:p>103.14</text:p>
          </table:table-cell>
          <table:table-cell office:value-type="float" office:value="208.76" calcext:value-type="float">
            <text:p>208.76</text:p>
          </table:table-cell>
          <table:table-cell office:value-type="float" office:value="403.09" calcext:value-type="float">
            <text:p>403.09</text:p>
          </table:table-cell>
          <table:table-cell office:value-type="float" office:value="815.94" calcext:value-type="float">
            <text:p>815.94</text:p>
          </table:table-cell>
          <table:table-cell office:value-type="float" office:value="1.6939" calcext:value-type="float">
            <text:p>1.6939</text:p>
          </table:table-cell>
          <table:table-cell office:value-type="float" office:value="3.2466" calcext:value-type="float">
            <text:p>3.2466</text:p>
          </table:table-cell>
          <table:table-cell office:value-type="float" office:value="6.6806" calcext:value-type="float">
            <text:p>6.6806</text:p>
          </table:table-cell>
          <table:table-cell office:value-type="float" office:value="12.839" calcext:value-type="float">
            <text:p>12.839</text:p>
          </table:table-cell>
          <table:table-cell office:value-type="float" office:value="6.4594" calcext:value-type="float">
            <text:p>6.4594</text:p>
          </table:table-cell>
          <table:table-cell office:value-type="float" office:value="11.577" calcext:value-type="float">
            <text:p>11.577</text:p>
          </table:table-cell>
          <table:table-cell office:value-type="float" office:value="4.1124" calcext:value-type="float">
            <text:p>4.1124</text:p>
          </table:table-cell>
          <table:table-cell office:value-type="float" office:value="1.296" calcext:value-type="float">
            <text:p>1.296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covered-table-cell/>
          <table:table-cell office:value-type="float" office:value="12.61" calcext:value-type="float">
            <text:p>12.61</text:p>
          </table:table-cell>
          <table:table-cell office:value-type="float" office:value="24.581" calcext:value-type="float">
            <text:p>24.581</text:p>
          </table:table-cell>
          <table:table-cell office:value-type="float" office:value="49.968" calcext:value-type="float">
            <text:p>49.968</text:p>
          </table:table-cell>
          <table:table-cell office:value-type="float" office:value="104.3" calcext:value-type="float">
            <text:p>104.3</text:p>
          </table:table-cell>
          <table:table-cell office:value-type="float" office:value="223.77" calcext:value-type="float">
            <text:p>223.77</text:p>
          </table:table-cell>
          <table:table-cell office:value-type="float" office:value="442.1" calcext:value-type="float">
            <text:p>442.1</text:p>
          </table:table-cell>
          <table:table-cell office:value-type="float" office:value="839.14" calcext:value-type="float">
            <text:p>839.14</text:p>
          </table:table-cell>
          <table:table-cell office:value-type="float" office:value="1.6881" calcext:value-type="float">
            <text:p>1.6881</text:p>
          </table:table-cell>
          <table:table-cell office:value-type="float" office:value="3.1357" calcext:value-type="float">
            <text:p>3.1357</text:p>
          </table:table-cell>
          <table:table-cell office:value-type="float" office:value="6.4713" calcext:value-type="float">
            <text:p>6.4713</text:p>
          </table:table-cell>
          <table:table-cell office:value-type="float" office:value="12.683" calcext:value-type="float">
            <text:p>12.683</text:p>
          </table:table-cell>
          <table:table-cell office:value-type="float" office:value="12.943" calcext:value-type="float">
            <text:p>12.943</text:p>
          </table:table-cell>
          <table:table-cell office:value-type="float" office:value="17.439" calcext:value-type="float">
            <text:p>17.439</text:p>
          </table:table-cell>
          <table:table-cell office:value-type="float" office:value="2.1258" calcext:value-type="float">
            <text:p>2.1258</text:p>
          </table:table-cell>
          <table:table-cell office:value-type="float" office:value="1.3271" calcext:value-type="float">
            <text:p>1.3271</text:p>
          </table:table-cell>
          <table:table-cell office:value-type="float" office:value="0.49152" calcext:value-type="float">
            <text:p>0.4915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2.8928" calcext:value-type="float">
            <text:p>12.8928</text:p>
          </table:table-cell>
          <table:table-cell table:style-name="ce1" table:formula="of:=AVERAGE([.C13:.C17])" office:value-type="float" office:value="25.0948" calcext:value-type="float">
            <text:p>25.0948</text:p>
          </table:table-cell>
          <table:table-cell table:style-name="ce1" table:formula="of:=AVERAGE([.D13:.D17])" office:value-type="float" office:value="48.96" calcext:value-type="float">
            <text:p>48.96</text:p>
          </table:table-cell>
          <table:table-cell table:formula="of:=AVERAGE([.E13:.E17])" office:value-type="float" office:value="103.186" calcext:value-type="float">
            <text:p>103.186</text:p>
          </table:table-cell>
          <table:table-cell table:formula="of:=AVERAGE([.F13:.F17])" office:value-type="float" office:value="211.94" calcext:value-type="float">
            <text:p>211.94</text:p>
          </table:table-cell>
          <table:table-cell table:formula="of:=AVERAGE([.G13:.G17])" office:value-type="float" office:value="420.056" calcext:value-type="float">
            <text:p>420.056</text:p>
          </table:table-cell>
          <table:table-cell table:formula="of:=AVERAGE([.H13:.H17])" office:value-type="float" office:value="825.334" calcext:value-type="float">
            <text:p>825.334</text:p>
          </table:table-cell>
          <table:table-cell table:formula="of:=AVERAGE([.I13:.I17])" office:value-type="float" office:value="1.6708" calcext:value-type="float">
            <text:p>1.6708</text:p>
          </table:table-cell>
          <table:table-cell table:formula="of:=AVERAGE([.J13:.J17])" office:value-type="float" office:value="3.21698" calcext:value-type="float">
            <text:p>3.21698</text:p>
          </table:table-cell>
          <table:table-cell table:formula="of:=AVERAGE([.K13:.K17])" office:value-type="float" office:value="6.52942" calcext:value-type="float">
            <text:p>6.52942</text:p>
          </table:table-cell>
          <table:table-cell table:formula="of:=AVERAGE([.L13:.L17])" office:value-type="float" office:value="12.64" calcext:value-type="float">
            <text:p>12.64</text:p>
          </table:table-cell>
          <table:table-cell table:formula="of:=AVERAGE([.M13:.M17])" office:value-type="float" office:value="9.63614" calcext:value-type="float">
            <text:p>9.63614</text:p>
          </table:table-cell>
          <table:table-cell table:formula="of:=AVERAGE([.N13:.N17])" office:value-type="float" office:value="13.33414" calcext:value-type="float">
            <text:p>13.33414</text:p>
          </table:table-cell>
          <table:table-cell table:formula="of:=AVERAGE([.O13:.O17])" office:value-type="float" office:value="3.67986" calcext:value-type="float">
            <text:p>3.67986</text:p>
          </table:table-cell>
          <table:table-cell table:formula="of:=AVERAGE([.P13:.P17])" office:value-type="float" office:value="1.53078" calcext:value-type="float">
            <text:p>1.53078</text:p>
          </table:table-cell>
          <table:table-cell table:formula="of:=AVERAGE([.Q13:.Q17])" office:value-type="float" office:value="3.250632" calcext:value-type="float">
            <text:p>3.250632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2893" calcext:value-type="float">
            <text:p>0.012893</text:p>
          </table:table-cell>
          <table:table-cell table:style-name="ce4" table:formula="of:=ROUND([.C19]/1000;6)" office:value-type="float" office:value="0.025095" calcext:value-type="float">
            <text:p>0.025095</text:p>
          </table:table-cell>
          <table:table-cell table:style-name="ce4" table:formula="of:=ROUND([.D19]/1000;6)" office:value-type="float" office:value="0.04896" calcext:value-type="float">
            <text:p>0.04896</text:p>
          </table:table-cell>
          <table:table-cell table:style-name="ce4" table:formula="of:=ROUND([.E19]/1000;6)" office:value-type="float" office:value="0.103186" calcext:value-type="float">
            <text:p>0.103186</text:p>
          </table:table-cell>
          <table:table-cell table:style-name="ce4" table:formula="of:=ROUND([.F19]/1000;6)" office:value-type="float" office:value="0.21194" calcext:value-type="float">
            <text:p>0.21194</text:p>
          </table:table-cell>
          <table:table-cell table:style-name="ce4" table:formula="of:=ROUND([.G19]/1000;6)" office:value-type="float" office:value="0.420056" calcext:value-type="float">
            <text:p>0.420056</text:p>
          </table:table-cell>
          <table:table-cell table:style-name="ce4" table:formula="of:=ROUND([.H19]/1000;6)" office:value-type="float" office:value="0.825334" calcext:value-type="float">
            <text:p>0.8253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相同</text:p>
            <text:p><text:span text:style-name="T2">节点的租户虚</text:span></text:p>
            <text:p><text:span text:style-name="T2">拟机和提供者</text:span></text:p>
            <text:p><text:span text:style-name="T2">虚拟机延迟</text:span></text:p>
          </table:table-cell>
          <table:table-cell table:style-name="ce4" office:value-type="float" office:value="333.17" calcext:value-type="float">
            <text:p>333.17</text:p>
          </table:table-cell>
          <table:table-cell office:value-type="float" office:value="338.47" calcext:value-type="float">
            <text:p>338.47</text:p>
          </table:table-cell>
          <table:table-cell office:value-type="float" office:value="343.35" calcext:value-type="float">
            <text:p>343.35</text:p>
          </table:table-cell>
          <table:table-cell office:value-type="float" office:value="347.4" calcext:value-type="float">
            <text:p>347.4</text:p>
          </table:table-cell>
          <table:table-cell office:value-type="float" office:value="350.02" calcext:value-type="float">
            <text:p>350.02</text:p>
          </table:table-cell>
          <table:table-cell office:value-type="float" office:value="343.11" calcext:value-type="float">
            <text:p>343.11</text:p>
          </table:table-cell>
          <table:table-cell office:value-type="float" office:value="343.94" calcext:value-type="float">
            <text:p>343.94</text:p>
          </table:table-cell>
          <table:table-cell office:value-type="float" office:value="444.35" calcext:value-type="float">
            <text:p>444.35</text:p>
          </table:table-cell>
          <table:table-cell office:value-type="float" office:value="476.64" calcext:value-type="float">
            <text:p>476.64</text:p>
          </table:table-cell>
          <table:table-cell office:value-type="float" office:value="489.36" calcext:value-type="float">
            <text:p>489.36</text:p>
          </table:table-cell>
          <table:table-cell office:value-type="float" office:value="514.14" calcext:value-type="float">
            <text:p>514.14</text:p>
          </table:table-cell>
          <table:table-cell office:value-type="float" office:value="645.58" calcext:value-type="float">
            <text:p>645.58</text:p>
          </table:table-cell>
          <table:table-cell office:value-type="float" office:value="738.83" calcext:value-type="float">
            <text:p>738.83</text:p>
          </table:table-cell>
          <table:table-cell office:value-type="float" office:value="835.06" calcext:value-type="float">
            <text:p>835.06</text:p>
          </table:table-cell>
          <table:table-cell office:value-type="float" office:value="1174" calcext:value-type="float">
            <text:p>1174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covered-table-cell/>
          <table:table-cell table:style-name="ce4" office:value-type="float" office:value="343.29" calcext:value-type="float">
            <text:p>343.29</text:p>
          </table:table-cell>
          <table:table-cell office:value-type="float" office:value="344.35" calcext:value-type="float">
            <text:p>344.35</text:p>
          </table:table-cell>
          <table:table-cell office:value-type="float" office:value="350.88" calcext:value-type="float">
            <text:p>350.88</text:p>
          </table:table-cell>
          <table:table-cell office:value-type="float" office:value="383.29" calcext:value-type="float">
            <text:p>383.29</text:p>
          </table:table-cell>
          <table:table-cell office:value-type="float" office:value="369.89" calcext:value-type="float">
            <text:p>369.89</text:p>
          </table:table-cell>
          <table:table-cell office:value-type="float" office:value="335.01" calcext:value-type="float">
            <text:p>335.01</text:p>
          </table:table-cell>
          <table:table-cell office:value-type="float" office:value="340.37" calcext:value-type="float">
            <text:p>340.37</text:p>
          </table:table-cell>
          <table:table-cell office:value-type="float" office:value="423.46" calcext:value-type="float">
            <text:p>423.46</text:p>
          </table:table-cell>
          <table:table-cell office:value-type="float" office:value="446.03" calcext:value-type="float">
            <text:p>446.03</text:p>
          </table:table-cell>
          <table:table-cell office:value-type="float" office:value="455.89" calcext:value-type="float">
            <text:p>455.89</text:p>
          </table:table-cell>
          <table:table-cell office:value-type="float" office:value="506.2" calcext:value-type="float">
            <text:p>506.2</text:p>
          </table:table-cell>
          <table:table-cell office:value-type="float" office:value="663.79" calcext:value-type="float">
            <text:p>663.79</text:p>
          </table:table-cell>
          <table:table-cell office:value-type="float" office:value="744.88" calcext:value-type="float">
            <text:p>744.88</text:p>
          </table:table-cell>
          <table:table-cell office:value-type="float" office:value="854.34" calcext:value-type="float">
            <text:p>854.34</text:p>
          </table:table-cell>
          <table:table-cell office:value-type="float" office:value="1165" calcext:value-type="float">
            <text:p>116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covered-table-cell/>
          <table:table-cell table:style-name="ce4" office:value-type="float" office:value="357.59" calcext:value-type="float">
            <text:p>357.59</text:p>
          </table:table-cell>
          <table:table-cell office:value-type="float" office:value="336.93" calcext:value-type="float">
            <text:p>336.93</text:p>
          </table:table-cell>
          <table:table-cell office:value-type="float" office:value="343.11" calcext:value-type="float">
            <text:p>343.11</text:p>
          </table:table-cell>
          <table:table-cell office:value-type="float" office:value="356.44" calcext:value-type="float">
            <text:p>356.44</text:p>
          </table:table-cell>
          <table:table-cell office:value-type="float" office:value="350.51" calcext:value-type="float">
            <text:p>350.51</text:p>
          </table:table-cell>
          <table:table-cell office:value-type="float" office:value="355.62" calcext:value-type="float">
            <text:p>355.62</text:p>
          </table:table-cell>
          <table:table-cell office:value-type="float" office:value="373" calcext:value-type="float">
            <text:p>373</text:p>
          </table:table-cell>
          <table:table-cell office:value-type="float" office:value="440.33" calcext:value-type="float">
            <text:p>440.33</text:p>
          </table:table-cell>
          <table:table-cell office:value-type="float" office:value="452.18" calcext:value-type="float">
            <text:p>452.18</text:p>
          </table:table-cell>
          <table:table-cell office:value-type="float" office:value="480.77" calcext:value-type="float">
            <text:p>480.77</text:p>
          </table:table-cell>
          <table:table-cell office:value-type="float" office:value="524.93" calcext:value-type="float">
            <text:p>524.93</text:p>
          </table:table-cell>
          <table:table-cell office:value-type="float" office:value="647.67" calcext:value-type="float">
            <text:p>647.67</text:p>
          </table:table-cell>
          <table:table-cell office:value-type="float" office:value="711.49" calcext:value-type="float">
            <text:p>711.49</text:p>
          </table:table-cell>
          <table:table-cell office:value-type="float" office:value="823.05" calcext:value-type="float">
            <text:p>823.05</text:p>
          </table:table-cell>
          <table:table-cell office:value-type="float" office:value="1123" calcext:value-type="float">
            <text:p>1123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covered-table-cell/>
          <table:table-cell table:style-name="ce5" office:value-type="float" office:value="338.35" calcext:value-type="float">
            <text:p>338.35</text:p>
          </table:table-cell>
          <table:table-cell office:value-type="float" office:value="370.44" calcext:value-type="float">
            <text:p>370.44</text:p>
          </table:table-cell>
          <table:table-cell office:value-type="float" office:value="375.59" calcext:value-type="float">
            <text:p>375.59</text:p>
          </table:table-cell>
          <table:table-cell office:value-type="float" office:value="355.18" calcext:value-type="float">
            <text:p>355.18</text:p>
          </table:table-cell>
          <table:table-cell office:value-type="float" office:value="344.17" calcext:value-type="float">
            <text:p>344.17</text:p>
          </table:table-cell>
          <table:table-cell office:value-type="float" office:value="354.55" calcext:value-type="float">
            <text:p>354.55</text:p>
          </table:table-cell>
          <table:table-cell office:value-type="float" office:value="360.02" calcext:value-type="float">
            <text:p>360.02</text:p>
          </table:table-cell>
          <table:table-cell office:value-type="float" office:value="451.77" calcext:value-type="float">
            <text:p>451.77</text:p>
          </table:table-cell>
          <table:table-cell office:value-type="float" office:value="467.4" calcext:value-type="float">
            <text:p>467.4</text:p>
          </table:table-cell>
          <table:table-cell office:value-type="float" office:value="483.21" calcext:value-type="float">
            <text:p>483.21</text:p>
          </table:table-cell>
          <table:table-cell office:value-type="float" office:value="506.46" calcext:value-type="float">
            <text:p>506.46</text:p>
          </table:table-cell>
          <table:table-cell office:value-type="float" office:value="627.55" calcext:value-type="float">
            <text:p>627.55</text:p>
          </table:table-cell>
          <table:table-cell office:value-type="float" office:value="694.93" calcext:value-type="float">
            <text:p>694.93</text:p>
          </table:table-cell>
          <table:table-cell office:value-type="float" office:value="808.08" calcext:value-type="float">
            <text:p>808.08</text:p>
          </table:table-cell>
          <table:table-cell office:value-type="float" office:value="1135" calcext:value-type="float">
            <text:p>113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covered-table-cell/>
          <table:table-cell table:style-name="ce4" office:value-type="float" office:value="337.21" calcext:value-type="float">
            <text:p>337.21</text:p>
          </table:table-cell>
          <table:table-cell office:value-type="float" office:value="352.55" calcext:value-type="float">
            <text:p>352.55</text:p>
          </table:table-cell>
          <table:table-cell office:value-type="float" office:value="353.11" calcext:value-type="float">
            <text:p>353.11</text:p>
          </table:table-cell>
          <table:table-cell office:value-type="float" office:value="354.86" calcext:value-type="float">
            <text:p>354.86</text:p>
          </table:table-cell>
          <table:table-cell office:value-type="float" office:value="349.96" calcext:value-type="float">
            <text:p>349.96</text:p>
          </table:table-cell>
          <table:table-cell office:value-type="float" office:value="360.3" calcext:value-type="float">
            <text:p>360.3</text:p>
          </table:table-cell>
          <table:table-cell office:value-type="float" office:value="356.82" calcext:value-type="float">
            <text:p>356.82</text:p>
          </table:table-cell>
          <table:table-cell office:value-type="float" office:value="457.46" calcext:value-type="float">
            <text:p>457.46</text:p>
          </table:table-cell>
          <table:table-cell office:value-type="float" office:value="481.35" calcext:value-type="float">
            <text:p>481.35</text:p>
          </table:table-cell>
          <table:table-cell office:value-type="float" office:value="492.85" calcext:value-type="float">
            <text:p>492.85</text:p>
          </table:table-cell>
          <table:table-cell office:value-type="float" office:value="507.49" calcext:value-type="float">
            <text:p>507.49</text:p>
          </table:table-cell>
          <table:table-cell office:value-type="float" office:value="625" calcext:value-type="float">
            <text:p>625</text:p>
          </table:table-cell>
          <table:table-cell office:value-type="float" office:value="706.46" calcext:value-type="float">
            <text:p>706.46</text:p>
          </table:table-cell>
          <table:table-cell office:value-type="float" office:value="816.33" calcext:value-type="float">
            <text:p>816.33</text:p>
          </table:table-cell>
          <table:table-cell office:value-type="float" office:value="1342" calcext:value-type="float">
            <text:p>1342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341.922" calcext:value-type="float">
            <text:p>341.922</text:p>
          </table:table-cell>
          <table:table-cell table:formula="of:=AVERAGE([.C21:.C25])" office:value-type="float" office:value="348.548" calcext:value-type="float">
            <text:p>348.548</text:p>
          </table:table-cell>
          <table:table-cell table:formula="of:=AVERAGE([.D21:.D25])" office:value-type="float" office:value="353.208" calcext:value-type="float">
            <text:p>353.208</text:p>
          </table:table-cell>
          <table:table-cell table:formula="of:=AVERAGE([.E21:.E25])" office:value-type="float" office:value="359.434" calcext:value-type="float">
            <text:p>359.434</text:p>
          </table:table-cell>
          <table:table-cell table:formula="of:=AVERAGE([.F21:.F25])" office:value-type="float" office:value="352.91" calcext:value-type="float">
            <text:p>352.91</text:p>
          </table:table-cell>
          <table:table-cell table:formula="of:=AVERAGE([.G21:.G25])" office:value-type="float" office:value="349.718" calcext:value-type="float">
            <text:p>349.718</text:p>
          </table:table-cell>
          <table:table-cell table:formula="of:=AVERAGE([.H21:.H25])" office:value-type="float" office:value="354.83" calcext:value-type="float">
            <text:p>354.83</text:p>
          </table:table-cell>
          <table:table-cell table:formula="of:=AVERAGE([.I21:.I25])" office:value-type="float" office:value="443.474" calcext:value-type="float">
            <text:p>443.474</text:p>
          </table:table-cell>
          <table:table-cell table:formula="of:=AVERAGE([.J21:.J25])" office:value-type="float" office:value="464.72" calcext:value-type="float">
            <text:p>464.72</text:p>
          </table:table-cell>
          <table:table-cell table:formula="of:=AVERAGE([.K21:.K25])" office:value-type="float" office:value="480.416" calcext:value-type="float">
            <text:p>480.416</text:p>
          </table:table-cell>
          <table:table-cell table:formula="of:=AVERAGE([.L21:.L25])" office:value-type="float" office:value="511.844" calcext:value-type="float">
            <text:p>511.844</text:p>
          </table:table-cell>
          <table:table-cell table:formula="of:=AVERAGE([.M21:.M25])" office:value-type="float" office:value="641.918" calcext:value-type="float">
            <text:p>641.918</text:p>
          </table:table-cell>
          <table:table-cell table:formula="of:=AVERAGE([.N21:.N25])" office:value-type="float" office:value="719.318" calcext:value-type="float">
            <text:p>719.318</text:p>
          </table:table-cell>
          <table:table-cell table:formula="of:=AVERAGE([.O21:.O25])" office:value-type="float" office:value="827.372" calcext:value-type="float">
            <text:p>827.372</text:p>
          </table:table-cell>
          <table:table-cell table:formula="of:=AVERAGE([.P21:.P25])" office:value-type="float" office:value="1187.8" calcext:value-type="float">
            <text:p>1187.8</text:p>
          </table:table-cell>
          <table:table-cell table:formula="of:=AVERAGE([.Q21:.Q25])" office:value-type="float" office:value="1848.8" calcext:value-type="float">
            <text:p>1848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8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同一租户不同节点的租户虚</text:p>
            <text:p>拟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<text:span text:style-name="T2">节点的租户虚</text:span></text:p>
            <text:p><text:span text:style-name="T2">拟机和提供者</text:span></text:p>
            <text:p><text:span text:style-name="T2">虚拟机发送带宽</text:span></text:p>
          </table:table-cell>
          <table:table-cell table:style-name="ce4" office:value-type="float" office:value="14.442" calcext:value-type="float">
            <text:p>14.442</text:p>
          </table:table-cell>
          <table:table-cell office:value-type="float" office:value="28.935" calcext:value-type="float">
            <text:p>28.935</text:p>
          </table:table-cell>
          <table:table-cell office:value-type="float" office:value="57.136" calcext:value-type="float">
            <text:p>57.136</text:p>
          </table:table-cell>
          <table:table-cell office:value-type="float" office:value="116.97" calcext:value-type="float">
            <text:p>116.97</text:p>
          </table:table-cell>
          <table:table-cell office:value-type="float" office:value="231.67" calcext:value-type="float">
            <text:p>231.67</text:p>
          </table:table-cell>
          <table:table-cell office:value-type="float" office:value="462.83" calcext:value-type="float">
            <text:p>462.83</text:p>
          </table:table-cell>
          <table:table-cell office:value-type="float" office:value="916.42" calcext:value-type="float">
            <text:p>916.42</text:p>
          </table:table-cell>
          <table:table-cell office:value-type="float" office:value="1.8216" calcext:value-type="float">
            <text:p>1.8216</text:p>
          </table:table-cell>
          <table:table-cell office:value-type="float" office:value="3.5552" calcext:value-type="float">
            <text:p>3.5552</text:p>
          </table:table-cell>
          <table:table-cell office:value-type="float" office:value="7.0651" calcext:value-type="float">
            <text:p>7.0651</text:p>
          </table:table-cell>
          <table:table-cell office:value-type="float" office:value="13.697" calcext:value-type="float">
            <text:p>13.697</text:p>
          </table:table-cell>
          <table:table-cell office:value-type="float" office:value="23.183" calcext:value-type="float">
            <text:p>23.183</text:p>
          </table:table-cell>
          <table:table-cell office:value-type="float" office:value="40.348" calcext:value-type="float">
            <text:p>40.348</text:p>
          </table:table-cell>
          <table:table-cell office:value-type="float" office:value="65.712" calcext:value-type="float">
            <text:p>65.712</text:p>
          </table:table-cell>
          <table:table-cell office:value-type="float" office:value="91.431" calcext:value-type="float">
            <text:p>91.431</text:p>
          </table:table-cell>
          <table:table-cell office:value-type="float" office:value="117.46" calcext:value-type="float">
            <text:p>117.46</text:p>
          </table:table-cell>
        </table:table-row>
        <table:table-row table:style-name="ro1">
          <table:covered-table-cell/>
          <table:table-cell table:style-name="ce4" office:value-type="float" office:value="14.942" calcext:value-type="float">
            <text:p>14.942</text:p>
          </table:table-cell>
          <table:table-cell office:value-type="float" office:value="29.673" calcext:value-type="float">
            <text:p>29.673</text:p>
          </table:table-cell>
          <table:table-cell office:value-type="float" office:value="59.706" calcext:value-type="float">
            <text:p>59.706</text:p>
          </table:table-cell>
          <table:table-cell office:value-type="float" office:value="113.61" calcext:value-type="float">
            <text:p>113.61</text:p>
          </table:table-cell>
          <table:table-cell office:value-type="float" office:value="226.65" calcext:value-type="float">
            <text:p>226.65</text:p>
          </table:table-cell>
          <table:table-cell office:value-type="float" office:value="455.04" calcext:value-type="float">
            <text:p>455.04</text:p>
          </table:table-cell>
          <table:table-cell office:value-type="float" office:value="944.06" calcext:value-type="float">
            <text:p>944.06</text:p>
          </table:table-cell>
          <table:table-cell office:value-type="float" office:value="1.8787" calcext:value-type="float">
            <text:p>1.8787</text:p>
          </table:table-cell>
          <table:table-cell office:value-type="float" office:value="3.6732" calcext:value-type="float">
            <text:p>3.6732</text:p>
          </table:table-cell>
          <table:table-cell office:value-type="float" office:value="7.3362" calcext:value-type="float">
            <text:p>7.3362</text:p>
          </table:table-cell>
          <table:table-cell office:value-type="float" office:value="13.519" calcext:value-type="float">
            <text:p>13.519</text:p>
          </table:table-cell>
          <table:table-cell office:value-type="float" office:value="24.43" calcext:value-type="float">
            <text:p>24.43</text:p>
          </table:table-cell>
          <table:table-cell office:value-type="float" office:value="42.453" calcext:value-type="float">
            <text:p>42.453</text:p>
          </table:table-cell>
          <table:table-cell office:value-type="float" office:value="67.981" calcext:value-type="float">
            <text:p>67.981</text:p>
          </table:table-cell>
          <table:table-cell office:value-type="float" office:value="95.052" calcext:value-type="float">
            <text:p>95.052</text:p>
          </table:table-cell>
          <table:table-cell office:value-type="float" office:value="133.15" calcext:value-type="float">
            <text:p>133.15</text:p>
          </table:table-cell>
        </table:table-row>
        <table:table-row table:style-name="ro1">
          <table:covered-table-cell/>
          <table:table-cell table:style-name="ce4" office:value-type="float" office:value="14.453" calcext:value-type="float">
            <text:p>14.453</text:p>
          </table:table-cell>
          <table:table-cell office:value-type="float" office:value="29.025" calcext:value-type="float">
            <text:p>29.025</text:p>
          </table:table-cell>
          <table:table-cell office:value-type="float" office:value="58.926" calcext:value-type="float">
            <text:p>58.926</text:p>
          </table:table-cell>
          <table:table-cell office:value-type="float" office:value="118.96" calcext:value-type="float">
            <text:p>118.96</text:p>
          </table:table-cell>
          <table:table-cell office:value-type="float" office:value="230.14" calcext:value-type="float">
            <text:p>230.14</text:p>
          </table:table-cell>
          <table:table-cell office:value-type="float" office:value="463.22" calcext:value-type="float">
            <text:p>463.22</text:p>
          </table:table-cell>
          <table:table-cell office:value-type="float" office:value="934.46" calcext:value-type="float">
            <text:p>934.46</text:p>
          </table:table-cell>
          <table:table-cell office:value-type="float" office:value="1.8161" calcext:value-type="float">
            <text:p>1.8161</text:p>
          </table:table-cell>
          <table:table-cell office:value-type="float" office:value="3.6719" calcext:value-type="float">
            <text:p>3.6719</text:p>
          </table:table-cell>
          <table:table-cell office:value-type="float" office:value="7.2696" calcext:value-type="float">
            <text:p>7.2696</text:p>
          </table:table-cell>
          <table:table-cell office:value-type="float" office:value="13.866" calcext:value-type="float">
            <text:p>13.866</text:p>
          </table:table-cell>
          <table:table-cell office:value-type="float" office:value="23.738" calcext:value-type="float">
            <text:p>23.738</text:p>
          </table:table-cell>
          <table:table-cell office:value-type="float" office:value="41.04" calcext:value-type="float">
            <text:p>41.04</text:p>
          </table:table-cell>
          <table:table-cell office:value-type="float" office:value="65.286" calcext:value-type="float">
            <text:p>65.286</text:p>
          </table:table-cell>
          <table:table-cell office:value-type="float" office:value="91.996" calcext:value-type="float">
            <text:p>91.996</text:p>
          </table:table-cell>
          <table:table-cell office:value-type="float" office:value="124.45" calcext:value-type="float">
            <text:p>124.45</text:p>
          </table:table-cell>
        </table:table-row>
        <table:table-row table:style-name="ro1">
          <table:covered-table-cell/>
          <table:table-cell table:style-name="ce4" office:value-type="float" office:value="14.556" calcext:value-type="float">
            <text:p>14.556</text:p>
          </table:table-cell>
          <table:table-cell office:value-type="float" office:value="30.45" calcext:value-type="float">
            <text:p>30.45</text:p>
          </table:table-cell>
          <table:table-cell office:value-type="float" office:value="62.482" calcext:value-type="float">
            <text:p>62.482</text:p>
          </table:table-cell>
          <table:table-cell office:value-type="float" office:value="120.62" calcext:value-type="float">
            <text:p>120.62</text:p>
          </table:table-cell>
          <table:table-cell office:value-type="float" office:value="232.25" calcext:value-type="float">
            <text:p>232.25</text:p>
          </table:table-cell>
          <table:table-cell office:value-type="float" office:value="464.85" calcext:value-type="float">
            <text:p>464.85</text:p>
          </table:table-cell>
          <table:table-cell office:value-type="float" office:value="959.17" calcext:value-type="float">
            <text:p>959.17</text:p>
          </table:table-cell>
          <table:table-cell office:value-type="float" office:value="1.9267" calcext:value-type="float">
            <text:p>1.9267</text:p>
          </table:table-cell>
          <table:table-cell office:value-type="float" office:value="3.7047" calcext:value-type="float">
            <text:p>3.7047</text:p>
          </table:table-cell>
          <table:table-cell office:value-type="float" office:value="7.5098" calcext:value-type="float">
            <text:p>7.5098</text:p>
          </table:table-cell>
          <table:table-cell office:value-type="float" office:value="13.877" calcext:value-type="float">
            <text:p>13.877</text:p>
          </table:table-cell>
          <table:table-cell office:value-type="float" office:value="24.643" calcext:value-type="float">
            <text:p>24.643</text:p>
          </table:table-cell>
          <table:table-cell office:value-type="float" office:value="41.724" calcext:value-type="float">
            <text:p>41.724</text:p>
          </table:table-cell>
          <table:table-cell office:value-type="float" office:value="66.105" calcext:value-type="float">
            <text:p>66.105</text:p>
          </table:table-cell>
          <table:table-cell office:value-type="float" office:value="98.927" calcext:value-type="float">
            <text:p>98.927</text:p>
          </table:table-cell>
          <table:table-cell office:value-type="float" office:value="134.82" calcext:value-type="float">
            <text:p>134.82</text:p>
          </table:table-cell>
        </table:table-row>
        <table:table-row table:style-name="ro1">
          <table:covered-table-cell/>
          <table:table-cell table:style-name="ce4" office:value-type="float" office:value="13.794" calcext:value-type="float">
            <text:p>13.794</text:p>
          </table:table-cell>
          <table:table-cell office:value-type="float" office:value="27.844" calcext:value-type="float">
            <text:p>27.844</text:p>
          </table:table-cell>
          <table:table-cell office:value-type="float" office:value="56.764" calcext:value-type="float">
            <text:p>56.764</text:p>
          </table:table-cell>
          <table:table-cell office:value-type="float" office:value="111.35" calcext:value-type="float">
            <text:p>111.35</text:p>
          </table:table-cell>
          <table:table-cell office:value-type="float" office:value="232.85" calcext:value-type="float">
            <text:p>232.85</text:p>
          </table:table-cell>
          <table:table-cell office:value-type="float" office:value="462.78" calcext:value-type="float">
            <text:p>462.78</text:p>
          </table:table-cell>
          <table:table-cell office:value-type="float" office:value="916.77" calcext:value-type="float">
            <text:p>916.77</text:p>
          </table:table-cell>
          <table:table-cell office:value-type="float" office:value="1.829" calcext:value-type="float">
            <text:p>1.829</text:p>
          </table:table-cell>
          <table:table-cell office:value-type="float" office:value="3.6312" calcext:value-type="float">
            <text:p>3.6312</text:p>
          </table:table-cell>
          <table:table-cell office:value-type="float" office:value="7.126" calcext:value-type="float">
            <text:p>7.126</text:p>
          </table:table-cell>
          <table:table-cell office:value-type="float" office:value="13.808" calcext:value-type="float">
            <text:p>13.808</text:p>
          </table:table-cell>
          <table:table-cell office:value-type="float" office:value="24.127" calcext:value-type="float">
            <text:p>24.127</text:p>
          </table:table-cell>
          <table:table-cell office:value-type="float" office:value="41.839" calcext:value-type="float">
            <text:p>41.839</text:p>
          </table:table-cell>
          <table:table-cell office:value-type="float" office:value="67.391" calcext:value-type="float">
            <text:p>67.391</text:p>
          </table:table-cell>
          <table:table-cell office:value-type="float" office:value="92.029" calcext:value-type="float">
            <text:p>92.029</text:p>
          </table:table-cell>
          <table:table-cell office:value-type="float" office:value="123.19" calcext:value-type="float">
            <text:p>123.19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4.4374" calcext:value-type="float">
            <text:p>14.4374</text:p>
          </table:table-cell>
          <table:table-cell table:style-name="ce4" table:formula="of:=AVERAGE( [.C4:.C8])" office:value-type="float" office:value="29.1854" calcext:value-type="float">
            <text:p>29.1854</text:p>
          </table:table-cell>
          <table:table-cell table:formula="of:=AVERAGE( [.D4:.D8])" office:value-type="float" office:value="59.0028" calcext:value-type="float">
            <text:p>59.0028</text:p>
          </table:table-cell>
          <table:table-cell table:formula="of:=AVERAGE([.E4:.E8])" office:value-type="float" office:value="116.302" calcext:value-type="float">
            <text:p>116.302</text:p>
          </table:table-cell>
          <table:table-cell table:style-name="ce1" table:formula="of:=AVERAGE([.F4:.F8])" office:value-type="float" office:value="230.712" calcext:value-type="float">
            <text:p>230.712</text:p>
          </table:table-cell>
          <table:table-cell table:style-name="ce1" table:formula="of:=AVERAGE([.G4:.G8])" office:value-type="float" office:value="461.744" calcext:value-type="float">
            <text:p>461.744</text:p>
          </table:table-cell>
          <table:table-cell table:style-name="ce1" table:formula="of:=AVERAGE([.H4:.H8])" office:value-type="float" office:value="934.176" calcext:value-type="float">
            <text:p>934.176</text:p>
          </table:table-cell>
          <table:table-cell table:style-name="ce1" table:formula="of:=AVERAGE([.I4:.I8])" office:value-type="float" office:value="1.85442" calcext:value-type="float">
            <text:p>1.85442</text:p>
          </table:table-cell>
          <table:table-cell table:style-name="ce1" table:formula="of:=AVERAGE([.J4:.J8])" office:value-type="float" office:value="3.64724" calcext:value-type="float">
            <text:p>3.64724</text:p>
          </table:table-cell>
          <table:table-cell table:style-name="ce1" table:formula="of:=AVERAGE([.K4:.K8])" office:value-type="float" office:value="7.26134" calcext:value-type="float">
            <text:p>7.26134</text:p>
          </table:table-cell>
          <table:table-cell table:style-name="ce1" table:formula="of:=AVERAGE([.L4:.L8])" office:value-type="float" office:value="13.7534" calcext:value-type="float">
            <text:p>13.7534</text:p>
          </table:table-cell>
          <table:table-cell table:style-name="ce1" table:formula="of:=AVERAGE([.M4:.M8])" office:value-type="float" office:value="24.0242" calcext:value-type="float">
            <text:p>24.0242</text:p>
          </table:table-cell>
          <table:table-cell table:style-name="ce1" table:formula="of:=AVERAGE([.N4:.N8])" office:value-type="float" office:value="41.4808" calcext:value-type="float">
            <text:p>41.4808</text:p>
          </table:table-cell>
          <table:table-cell table:style-name="ce1" table:formula="of:=AVERAGE([.O4:.O8])" office:value-type="float" office:value="66.495" calcext:value-type="float">
            <text:p>66.495</text:p>
          </table:table-cell>
          <table:table-cell table:style-name="ce1" table:formula="of:=AVERAGE([.P4:.P8])" office:value-type="float" office:value="93.887" calcext:value-type="float">
            <text:p>93.887</text:p>
          </table:table-cell>
          <table:table-cell table:style-name="ce1" table:formula="of:=AVERAGE([.Q4:.Q8])" office:value-type="float" office:value="126.614" calcext:value-type="float">
            <text:p>126.614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4437" calcext:value-type="float">
            <text:p>0.014437</text:p>
          </table:table-cell>
          <table:table-cell table:style-name="ce4" table:formula="of:=ROUND([.C10]/1000;6)" office:value-type="float" office:value="0.029185" calcext:value-type="float">
            <text:p>0.029185</text:p>
          </table:table-cell>
          <table:table-cell table:style-name="ce4" table:formula="of:=ROUND([.D10]/1000;6)" office:value-type="float" office:value="0.059003" calcext:value-type="float">
            <text:p>0.059003</text:p>
          </table:table-cell>
          <table:table-cell table:style-name="ce4" table:formula="of:=ROUND([.E10]/1000;6)" office:value-type="float" office:value="0.116302" calcext:value-type="float">
            <text:p>0.116302</text:p>
          </table:table-cell>
          <table:table-cell table:style-name="ce4" table:formula="of:=ROUND([.F10]/1000;6)" office:value-type="float" office:value="0.230712" calcext:value-type="float">
            <text:p>0.230712</text:p>
          </table:table-cell>
          <table:table-cell table:style-name="ce4" table:formula="of:=ROUND([.G10]/1000;6)" office:value-type="float" office:value="0.461744" calcext:value-type="float">
            <text:p>0.461744</text:p>
          </table:table-cell>
          <table:table-cell table:style-name="ce4" table:formula="of:=ROUND([.H10]/1000;6)" office:value-type="float" office:value="0.934176" calcext:value-type="float">
            <text:p>0.934176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<text:span text:style-name="T2">节点的租户虚</text:span></text:p>
            <text:p><text:span text:style-name="T2">拟机和提供者</text:span></text:p>
            <text:p><text:span text:style-name="T2">虚拟机接收带宽</text:span></text:p>
          </table:table-cell>
          <table:table-cell table:style-name="ce5" office:value-type="float" office:value="14.443" calcext:value-type="float">
            <text:p>14.443</text:p>
          </table:table-cell>
          <table:table-cell office:value-type="float" office:value="29.073" calcext:value-type="float">
            <text:p>29.073</text:p>
          </table:table-cell>
          <table:table-cell office:value-type="float" office:value="53.652" calcext:value-type="float">
            <text:p>53.652</text:p>
          </table:table-cell>
          <table:table-cell office:value-type="float" office:value="116.97" calcext:value-type="float">
            <text:p>116.97</text:p>
          </table:table-cell>
          <table:table-cell office:value-type="float" office:value="231.64" calcext:value-type="float">
            <text:p>231.64</text:p>
          </table:table-cell>
          <table:table-cell office:value-type="float" office:value="462.82" calcext:value-type="float">
            <text:p>462.82</text:p>
          </table:table-cell>
          <table:table-cell office:value-type="float" office:value="916.35" calcext:value-type="float">
            <text:p>916.35</text:p>
          </table:table-cell>
          <table:table-cell office:value-type="float" office:value="1.8215" calcext:value-type="float">
            <text:p>1.8215</text:p>
          </table:table-cell>
          <table:table-cell office:value-type="float" office:value="3.5548" calcext:value-type="float">
            <text:p>3.5548</text:p>
          </table:table-cell>
          <table:table-cell office:value-type="float" office:value="7.0653" calcext:value-type="float">
            <text:p>7.0653</text:p>
          </table:table-cell>
          <table:table-cell office:value-type="float" office:value="13.695" calcext:value-type="float">
            <text:p>13.695</text:p>
          </table:table-cell>
          <table:table-cell office:value-type="float" office:value="6.2792" calcext:value-type="float">
            <text:p>6.2792</text:p>
          </table:table-cell>
          <table:table-cell office:value-type="float" office:value="2.6726" calcext:value-type="float">
            <text:p>2.6726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1.2145" calcext:value-type="float">
            <text:p>1.2145</text:p>
          </table:table-cell>
          <table:table-cell office:value-type="float" office:value="6.1932" calcext:value-type="float">
            <text:p>6.1932</text:p>
          </table:table-cell>
        </table:table-row>
        <table:table-row table:style-name="ro1">
          <table:covered-table-cell/>
          <table:table-cell table:style-name="ce4" office:value-type="float" office:value="14.943" calcext:value-type="float">
            <text:p>14.943</text:p>
          </table:table-cell>
          <table:table-cell office:value-type="float" office:value="29.669" calcext:value-type="float">
            <text:p>29.669</text:p>
          </table:table-cell>
          <table:table-cell office:value-type="float" office:value="59.696" calcext:value-type="float">
            <text:p>59.696</text:p>
          </table:table-cell>
          <table:table-cell office:value-type="float" office:value="113.61" calcext:value-type="float">
            <text:p>113.61</text:p>
          </table:table-cell>
          <table:table-cell office:value-type="float" office:value="226.62" calcext:value-type="float">
            <text:p>226.62</text:p>
          </table:table-cell>
          <table:table-cell office:value-type="float" office:value="455.06" calcext:value-type="float">
            <text:p>455.06</text:p>
          </table:table-cell>
          <table:table-cell office:value-type="float" office:value="943.9" calcext:value-type="float">
            <text:p>943.9</text:p>
          </table:table-cell>
          <table:table-cell office:value-type="float" office:value="1.8785" calcext:value-type="float">
            <text:p>1.8785</text:p>
          </table:table-cell>
          <table:table-cell office:value-type="float" office:value="3.673" calcext:value-type="float">
            <text:p>3.673</text:p>
          </table:table-cell>
          <table:table-cell office:value-type="float" office:value="7.3352" calcext:value-type="float">
            <text:p>7.3352</text:p>
          </table:table-cell>
          <table:table-cell office:value-type="float" office:value="13.518" calcext:value-type="float">
            <text:p>13.518</text:p>
          </table:table-cell>
          <table:table-cell office:value-type="float" office:value="3.8093" calcext:value-type="float">
            <text:p>3.8093</text:p>
          </table:table-cell>
          <table:table-cell office:value-type="float" office:value="2.2016" calcext:value-type="float">
            <text:p>2.2016</text:p>
          </table:table-cell>
          <table:table-cell office:value-type="float" office:value="0.88314" calcext:value-type="float">
            <text:p>0.88314</text:p>
          </table:table-cell>
          <table:table-cell office:value-type="float" office:value="3.0975" calcext:value-type="float">
            <text:p>3.0975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covered-table-cell/>
          <table:table-cell table:style-name="ce4" office:value-type="float" office:value="14.525" calcext:value-type="float">
            <text:p>14.525</text:p>
          </table:table-cell>
          <table:table-cell office:value-type="float" office:value="29.17" calcext:value-type="float">
            <text:p>29.17</text:p>
          </table:table-cell>
          <table:table-cell office:value-type="float" office:value="58.92" calcext:value-type="float">
            <text:p>58.92</text:p>
          </table:table-cell>
          <table:table-cell office:value-type="float" office:value="118.97" calcext:value-type="float">
            <text:p>118.97</text:p>
          </table:table-cell>
          <table:table-cell office:value-type="float" office:value="230.11" calcext:value-type="float">
            <text:p>230.11</text:p>
          </table:table-cell>
          <table:table-cell office:value-type="float" office:value="463.18" calcext:value-type="float">
            <text:p>463.18</text:p>
          </table:table-cell>
          <table:table-cell office:value-type="float" office:value="934.4" calcext:value-type="float">
            <text:p>934.4</text:p>
          </table:table-cell>
          <table:table-cell office:value-type="float" office:value="1.5816" calcext:value-type="float">
            <text:p>1.5816</text:p>
          </table:table-cell>
          <table:table-cell office:value-type="float" office:value="3.6532" calcext:value-type="float">
            <text:p>3.6532</text:p>
          </table:table-cell>
          <table:table-cell office:value-type="float" office:value="7.2684" calcext:value-type="float">
            <text:p>7.2684</text:p>
          </table:table-cell>
          <table:table-cell office:value-type="float" office:value="13.866" calcext:value-type="float">
            <text:p>13.866</text:p>
          </table:table-cell>
          <table:table-cell office:value-type="float" office:value="2.4648" calcext:value-type="float">
            <text:p>2.4648</text:p>
          </table:table-cell>
          <table:table-cell office:value-type="float" office:value="3.6413" calcext:value-type="float">
            <text:p>3.6413</text:p>
          </table:table-cell>
          <table:table-cell office:value-type="float" office:value="0.63488" calcext:value-type="float">
            <text:p>0.63488</text:p>
          </table:table-cell>
          <table:table-cell office:value-type="float" office:value="4.4669" calcext:value-type="float">
            <text:p>4.4669</text:p>
          </table:table-cell>
          <table:table-cell office:value-type="float" office:value="2.2446" calcext:value-type="float">
            <text:p>2.2446</text:p>
          </table:table-cell>
        </table:table-row>
        <table:table-row table:style-name="ro1">
          <table:covered-table-cell/>
          <table:table-cell table:style-name="ce4" office:value-type="float" office:value="14.235" calcext:value-type="float">
            <text:p>14.235</text:p>
          </table:table-cell>
          <table:table-cell office:value-type="float" office:value="29.395" calcext:value-type="float">
            <text:p>29.395</text:p>
          </table:table-cell>
          <table:table-cell office:value-type="float" office:value="40.764" calcext:value-type="float">
            <text:p>40.764</text:p>
          </table:table-cell>
          <table:table-cell office:value-type="float" office:value="108.77" calcext:value-type="float">
            <text:p>108.77</text:p>
          </table:table-cell>
          <table:table-cell office:value-type="float" office:value="232.26" calcext:value-type="float">
            <text:p>232.26</text:p>
          </table:table-cell>
          <table:table-cell office:value-type="float" office:value="464.86" calcext:value-type="float">
            <text:p>464.86</text:p>
          </table:table-cell>
          <table:table-cell office:value-type="float" office:value="959.01" calcext:value-type="float">
            <text:p>959.01</text:p>
          </table:table-cell>
          <table:table-cell office:value-type="float" office:value="1.9265" calcext:value-type="float">
            <text:p>1.9265</text:p>
          </table:table-cell>
          <table:table-cell office:value-type="float" office:value="3.3599" calcext:value-type="float">
            <text:p>3.3599</text:p>
          </table:table-cell>
          <table:table-cell office:value-type="float" office:value="7.509" calcext:value-type="float">
            <text:p>7.509</text:p>
          </table:table-cell>
          <table:table-cell office:value-type="float" office:value="13.769" calcext:value-type="float">
            <text:p>13.769</text:p>
          </table:table-cell>
          <table:table-cell office:value-type="float" office:value="4.4872" calcext:value-type="float">
            <text:p>4.4872</text:p>
          </table:table-cell>
          <table:table-cell office:value-type="float" office:value="2.6481" calcext:value-type="float">
            <text:p>2.6481</text:p>
          </table:table-cell>
          <table:table-cell office:value-type="float" office:value="0.60211" calcext:value-type="float">
            <text:p>0.60211</text:p>
          </table:table-cell>
          <table:table-cell office:value-type="float" office:value="16.946" calcext:value-type="float">
            <text:p>16.946</text:p>
          </table:table-cell>
          <table:table-cell office:value-type="float" office:value="0.19563" calcext:value-type="float">
            <text:p>0.19563</text:p>
          </table:table-cell>
        </table:table-row>
        <table:table-row table:style-name="ro1">
          <table:covered-table-cell/>
          <table:table-cell office:value-type="float" office:value="13.794" calcext:value-type="float">
            <text:p>13.794</text:p>
          </table:table-cell>
          <table:table-cell office:value-type="float" office:value="27.843" calcext:value-type="float">
            <text:p>27.843</text:p>
          </table:table-cell>
          <table:table-cell office:value-type="float" office:value="56.762" calcext:value-type="float">
            <text:p>56.762</text:p>
          </table:table-cell>
          <table:table-cell office:value-type="float" office:value="111.33" calcext:value-type="float">
            <text:p>111.33</text:p>
          </table:table-cell>
          <table:table-cell office:value-type="float" office:value="232.79" calcext:value-type="float">
            <text:p>232.79</text:p>
          </table:table-cell>
          <table:table-cell office:value-type="float" office:value="462.72" calcext:value-type="float">
            <text:p>462.72</text:p>
          </table:table-cell>
          <table:table-cell office:value-type="float" office:value="916.54" calcext:value-type="float">
            <text:p>916.54</text:p>
          </table:table-cell>
          <table:table-cell office:value-type="float" office:value="1.8286" calcext:value-type="float">
            <text:p>1.8286</text:p>
          </table:table-cell>
          <table:table-cell office:value-type="float" office:value="3.6306" calcext:value-type="float">
            <text:p>3.6306</text:p>
          </table:table-cell>
          <table:table-cell office:value-type="float" office:value="4.3343" calcext:value-type="float">
            <text:p>4.3343</text:p>
          </table:table-cell>
          <table:table-cell office:value-type="float" office:value="11.35" calcext:value-type="float">
            <text:p>11.35</text:p>
          </table:table-cell>
          <table:table-cell office:value-type="float" office:value="3.8369" calcext:value-type="float">
            <text:p>3.8369</text:p>
          </table:table-cell>
          <table:table-cell office:value-type="float" office:value="2.9819" calcext:value-type="float">
            <text:p>2.9819</text:p>
          </table:table-cell>
          <table:table-cell office:value-type="float" office:value="0.64307" calcext:value-type="float">
            <text:p>0.64307</text:p>
          </table:table-cell>
          <table:table-cell office:value-type="float" office:value="3.3176" calcext:value-type="float">
            <text:p>3.3176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4.388" calcext:value-type="float">
            <text:p>14.388</text:p>
          </table:table-cell>
          <table:table-cell table:style-name="ce1" table:formula="of:=AVERAGE([.C13:.C17])" office:value-type="float" office:value="29.03" calcext:value-type="float">
            <text:p>29.03</text:p>
          </table:table-cell>
          <table:table-cell table:style-name="ce1" table:formula="of:=AVERAGE([.D13:.D17])" office:value-type="float" office:value="53.9588" calcext:value-type="float">
            <text:p>53.9588</text:p>
          </table:table-cell>
          <table:table-cell table:formula="of:=AVERAGE([.E13:.E17])" office:value-type="float" office:value="113.93" calcext:value-type="float">
            <text:p>113.93</text:p>
          </table:table-cell>
          <table:table-cell table:formula="of:=AVERAGE([.F13:.F17])" office:value-type="float" office:value="230.684" calcext:value-type="float">
            <text:p>230.684</text:p>
          </table:table-cell>
          <table:table-cell table:formula="of:=AVERAGE([.G13:.G17])" office:value-type="float" office:value="461.728" calcext:value-type="float">
            <text:p>461.728</text:p>
          </table:table-cell>
          <table:table-cell table:formula="of:=AVERAGE([.H13:.H17])" office:value-type="float" office:value="934.04" calcext:value-type="float">
            <text:p>934.04</text:p>
          </table:table-cell>
          <table:table-cell table:formula="of:=AVERAGE([.I13:.I17])" office:value-type="float" office:value="1.80734" calcext:value-type="float">
            <text:p>1.80734</text:p>
          </table:table-cell>
          <table:table-cell table:formula="of:=AVERAGE([.J13:.J17])" office:value-type="float" office:value="3.5743" calcext:value-type="float">
            <text:p>3.5743</text:p>
          </table:table-cell>
          <table:table-cell table:formula="of:=AVERAGE([.K13:.K17])" office:value-type="float" office:value="6.70244" calcext:value-type="float">
            <text:p>6.70244</text:p>
          </table:table-cell>
          <table:table-cell table:formula="of:=AVERAGE([.L13:.L17])" office:value-type="float" office:value="13.2396" calcext:value-type="float">
            <text:p>13.2396</text:p>
          </table:table-cell>
          <table:table-cell table:formula="of:=AVERAGE([.M13:.M17])" office:value-type="float" office:value="4.17548" calcext:value-type="float">
            <text:p>4.17548</text:p>
          </table:table-cell>
          <table:table-cell table:formula="of:=AVERAGE([.N13:.N17])" office:value-type="float" office:value="2.8291" calcext:value-type="float">
            <text:p>2.8291</text:p>
          </table:table-cell>
          <table:table-cell table:formula="of:=AVERAGE([.O13:.O17])" office:value-type="float" office:value="0.661866" calcext:value-type="float">
            <text:p>0.661866</text:p>
          </table:table-cell>
          <table:table-cell table:formula="of:=AVERAGE([.P13:.P17])" office:value-type="float" office:value="5.8085" calcext:value-type="float">
            <text:p>5.8085</text:p>
          </table:table-cell>
          <table:table-cell table:formula="of:=AVERAGE([.Q13:.Q17])" office:value-type="float" office:value="2.28047" calcext:value-type="float">
            <text:p>2.28047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4388" calcext:value-type="float">
            <text:p>0.014388</text:p>
          </table:table-cell>
          <table:table-cell table:style-name="ce4" table:formula="of:=ROUND([.C19]/1000;6)" office:value-type="float" office:value="0.02903" calcext:value-type="float">
            <text:p>0.02903</text:p>
          </table:table-cell>
          <table:table-cell table:style-name="ce4" table:formula="of:=ROUND([.D19]/1000;6)" office:value-type="float" office:value="0.053959" calcext:value-type="float">
            <text:p>0.053959</text:p>
          </table:table-cell>
          <table:table-cell table:style-name="ce4" table:formula="of:=ROUND([.E19]/1000;6)" office:value-type="float" office:value="0.11393" calcext:value-type="float">
            <text:p>0.11393</text:p>
          </table:table-cell>
          <table:table-cell table:style-name="ce4" table:formula="of:=ROUND([.F19]/1000;6)" office:value-type="float" office:value="0.230684" calcext:value-type="float">
            <text:p>0.230684</text:p>
          </table:table-cell>
          <table:table-cell table:style-name="ce4" table:formula="of:=ROUND([.G19]/1000;6)" office:value-type="float" office:value="0.461728" calcext:value-type="float">
            <text:p>0.461728</text:p>
          </table:table-cell>
          <table:table-cell table:style-name="ce4" table:formula="of:=ROUND([.H19]/1000;6)" office:value-type="float" office:value="0.93404" calcext:value-type="float">
            <text:p>0.934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同一租户不同</text:p>
            <text:p><text:span text:style-name="T2">节点的租户虚</text:span></text:p>
            <text:p><text:span text:style-name="T2">拟机和提供者</text:span></text:p>
            <text:p><text:span text:style-name="T2">虚拟机延迟</text:span></text:p>
          </table:table-cell>
          <table:table-cell table:style-name="ce4" office:value-type="float" office:value="366.37" calcext:value-type="float">
            <text:p>366.37</text:p>
          </table:table-cell>
          <table:table-cell office:value-type="float" office:value="361.4" calcext:value-type="float">
            <text:p>361.4</text:p>
          </table:table-cell>
          <table:table-cell office:value-type="float" office:value="356.51" calcext:value-type="float">
            <text:p>356.51</text:p>
          </table:table-cell>
          <table:table-cell office:value-type="float" office:value="356.95" calcext:value-type="float">
            <text:p>356.95</text:p>
          </table:table-cell>
          <table:table-cell office:value-type="float" office:value="361.4" calcext:value-type="float">
            <text:p>361.4</text:p>
          </table:table-cell>
          <table:table-cell office:value-type="float" office:value="362.84" calcext:value-type="float">
            <text:p>362.84</text:p>
          </table:table-cell>
          <table:table-cell office:value-type="float" office:value="364.56" calcext:value-type="float">
            <text:p>364.56</text:p>
          </table:table-cell>
          <table:table-cell office:value-type="float" office:value="448.33" calcext:value-type="float">
            <text:p>448.33</text:p>
          </table:table-cell>
          <table:table-cell office:value-type="float" office:value="460.62" calcext:value-type="float">
            <text:p>460.62</text:p>
          </table:table-cell>
          <table:table-cell office:value-type="float" office:value="481.7" calcext:value-type="float">
            <text:p>481.7</text:p>
          </table:table-cell>
          <table:table-cell office:value-type="float" office:value="533.9" calcext:value-type="float">
            <text:p>533.9</text:p>
          </table:table-cell>
          <table:table-cell office:value-type="float" office:value="655.52" calcext:value-type="float">
            <text:p>655.52</text:p>
          </table:table-cell>
          <table:table-cell office:value-type="float" office:value="773.1" calcext:value-type="float">
            <text:p>773.1</text:p>
          </table:table-cell>
          <table:table-cell office:value-type="float" office:value="866.93" calcext:value-type="float">
            <text:p>866.93</text:p>
          </table:table-cell>
          <table:table-cell office:value-type="float" office:value="1192" calcext:value-type="float">
            <text:p>1192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covered-table-cell/>
          <table:table-cell table:style-name="ce4" office:value-type="float" office:value="353.11" calcext:value-type="float">
            <text:p>353.11</text:p>
          </table:table-cell>
          <table:table-cell office:value-type="float" office:value="347.71" calcext:value-type="float">
            <text:p>347.71</text:p>
          </table:table-cell>
          <table:table-cell office:value-type="float" office:value="357.27" calcext:value-type="float">
            <text:p>357.27</text:p>
          </table:table-cell>
          <table:table-cell office:value-type="float" office:value="343.64" calcext:value-type="float">
            <text:p>343.64</text:p>
          </table:table-cell>
          <table:table-cell office:value-type="float" office:value="351.25" calcext:value-type="float">
            <text:p>351.25</text:p>
          </table:table-cell>
          <table:table-cell office:value-type="float" office:value="352.8" calcext:value-type="float">
            <text:p>352.8</text:p>
          </table:table-cell>
          <table:table-cell office:value-type="float" office:value="357.21" calcext:value-type="float">
            <text:p>357.21</text:p>
          </table:table-cell>
          <table:table-cell office:value-type="float" office:value="437.45" calcext:value-type="float">
            <text:p>437.45</text:p>
          </table:table-cell>
          <table:table-cell office:value-type="float" office:value="450.55" calcext:value-type="float">
            <text:p>450.55</text:p>
          </table:table-cell>
          <table:table-cell office:value-type="float" office:value="483.09" calcext:value-type="float">
            <text:p>483.09</text:p>
          </table:table-cell>
          <table:table-cell office:value-type="float" office:value="514.54" calcext:value-type="float">
            <text:p>514.54</text:p>
          </table:table-cell>
          <table:table-cell office:value-type="float" office:value="637.15" calcext:value-type="float">
            <text:p>637.15</text:p>
          </table:table-cell>
          <table:table-cell office:value-type="float" office:value="713.01" calcext:value-type="float">
            <text:p>713.01</text:p>
          </table:table-cell>
          <table:table-cell office:value-type="float" office:value="836.82" calcext:value-type="float">
            <text:p>836.82</text:p>
          </table:table-cell>
          <table:table-cell office:value-type="float" office:value="1134" calcext:value-type="float">
            <text:p>1134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covered-table-cell/>
          <table:table-cell table:style-name="ce4" office:value-type="float" office:value="355.68" calcext:value-type="float">
            <text:p>355.68</text:p>
          </table:table-cell>
          <table:table-cell office:value-type="float" office:value="356.57" calcext:value-type="float">
            <text:p>356.57</text:p>
          </table:table-cell>
          <table:table-cell office:value-type="float" office:value="360.75" calcext:value-type="float">
            <text:p>360.75</text:p>
          </table:table-cell>
          <table:table-cell office:value-type="float" office:value="353.05" calcext:value-type="float">
            <text:p>353.05</text:p>
          </table:table-cell>
          <table:table-cell office:value-type="float" office:value="357.53" calcext:value-type="float">
            <text:p>357.53</text:p>
          </table:table-cell>
          <table:table-cell office:value-type="float" office:value="365.63" calcext:value-type="float">
            <text:p>365.63</text:p>
          </table:table-cell>
          <table:table-cell office:value-type="float" office:value="387.37" calcext:value-type="float">
            <text:p>387.37</text:p>
          </table:table-cell>
          <table:table-cell office:value-type="float" office:value="458.61" calcext:value-type="float">
            <text:p>458.61</text:p>
          </table:table-cell>
          <table:table-cell office:value-type="float" office:value="451.98" calcext:value-type="float">
            <text:p>451.98</text:p>
          </table:table-cell>
          <table:table-cell office:value-type="float" office:value="497.64" calcext:value-type="float">
            <text:p>497.64</text:p>
          </table:table-cell>
          <table:table-cell office:value-type="float" office:value="571.18" calcext:value-type="float">
            <text:p>571.18</text:p>
          </table:table-cell>
          <table:table-cell office:value-type="float" office:value="673.63" calcext:value-type="float">
            <text:p>673.63</text:p>
          </table:table-cell>
          <table:table-cell office:value-type="float" office:value="721.76" calcext:value-type="float">
            <text:p>721.76</text:p>
          </table:table-cell>
          <table:table-cell office:value-type="float" office:value="843.17" calcext:value-type="float">
            <text:p>843.17</text:p>
          </table:table-cell>
          <table:table-cell office:value-type="float" office:value="1160" calcext:value-type="float">
            <text:p>116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covered-table-cell/>
          <table:table-cell table:style-name="ce5" office:value-type="float" office:value="393.7" calcext:value-type="float">
            <text:p>393.7</text:p>
          </table:table-cell>
          <table:table-cell office:value-type="float" office:value="352.92" calcext:value-type="float">
            <text:p>352.92</text:p>
          </table:table-cell>
          <table:table-cell office:value-type="float" office:value="360.23" calcext:value-type="float">
            <text:p>360.23</text:p>
          </table:table-cell>
          <table:table-cell office:value-type="float" office:value="356.95" calcext:value-type="float">
            <text:p>356.95</text:p>
          </table:table-cell>
          <table:table-cell office:value-type="float" office:value="349.1" calcext:value-type="float">
            <text:p>349.1</text:p>
          </table:table-cell>
          <table:table-cell office:value-type="float" office:value="354.8" calcext:value-type="float">
            <text:p>354.8</text:p>
          </table:table-cell>
          <table:table-cell office:value-type="float" office:value="357.21" calcext:value-type="float">
            <text:p>357.21</text:p>
          </table:table-cell>
          <table:table-cell office:value-type="float" office:value="450.76" calcext:value-type="float">
            <text:p>450.76</text:p>
          </table:table-cell>
          <table:table-cell office:value-type="float" office:value="501.88" calcext:value-type="float">
            <text:p>501.88</text:p>
          </table:table-cell>
          <table:table-cell office:value-type="float" office:value="497.02" calcext:value-type="float">
            <text:p>497.02</text:p>
          </table:table-cell>
          <table:table-cell office:value-type="float" office:value="547.68" calcext:value-type="float">
            <text:p>547.68</text:p>
          </table:table-cell>
          <table:table-cell office:value-type="float" office:value="663.57" calcext:value-type="float">
            <text:p>663.57</text:p>
          </table:table-cell>
          <table:table-cell office:value-type="float" office:value="720.2" calcext:value-type="float">
            <text:p>720.2</text:p>
          </table:table-cell>
          <table:table-cell office:value-type="float" office:value="863.56" calcext:value-type="float">
            <text:p>863.56</text:p>
          </table:table-cell>
          <table:table-cell office:value-type="float" office:value="1264" calcext:value-type="float">
            <text:p>126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covered-table-cell/>
          <table:table-cell table:style-name="ce4" office:value-type="float" office:value="373" calcext:value-type="float">
            <text:p>373</text:p>
          </table:table-cell>
          <table:table-cell office:value-type="float" office:value="410.09" calcext:value-type="float">
            <text:p>410.09</text:p>
          </table:table-cell>
          <table:table-cell office:value-type="float" office:value="368.32" calcext:value-type="float">
            <text:p>368.32</text:p>
          </table:table-cell>
          <table:table-cell office:value-type="float" office:value="437.83" calcext:value-type="float">
            <text:p>437.83</text:p>
          </table:table-cell>
          <table:table-cell office:value-type="float" office:value="379.25" calcext:value-type="float">
            <text:p>379.25</text:p>
          </table:table-cell>
          <table:table-cell office:value-type="float" office:value="440.53" calcext:value-type="float">
            <text:p>440.53</text:p>
          </table:table-cell>
          <table:table-cell office:value-type="float" office:value="367.51" calcext:value-type="float">
            <text:p>367.51</text:p>
          </table:table-cell>
          <table:table-cell office:value-type="float" office:value="508.65" calcext:value-type="float">
            <text:p>508.65</text:p>
          </table:table-cell>
          <table:table-cell office:value-type="float" office:value="477.21" calcext:value-type="float">
            <text:p>477.21</text:p>
          </table:table-cell>
          <table:table-cell office:value-type="float" office:value="581.73" calcext:value-type="float">
            <text:p>581.73</text:p>
          </table:table-cell>
          <table:table-cell office:value-type="float" office:value="574.55" calcext:value-type="float">
            <text:p>574.55</text:p>
          </table:table-cell>
          <table:table-cell office:value-type="float" office:value="751.03" calcext:value-type="float">
            <text:p>751.03</text:p>
          </table:table-cell>
          <table:table-cell office:value-type="float" office:value="802.57" calcext:value-type="float">
            <text:p>802.57</text:p>
          </table:table-cell>
          <table:table-cell office:value-type="float" office:value="500" calcext:value-type="float">
            <text:p>500</text:p>
          </table:table-cell>
          <table:table-cell office:value-type="float" office:value="1146" calcext:value-type="float">
            <text:p>1146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368.372" calcext:value-type="float">
            <text:p>368.372</text:p>
          </table:table-cell>
          <table:table-cell table:formula="of:=AVERAGE([.C21:.C25])" office:value-type="float" office:value="365.738" calcext:value-type="float">
            <text:p>365.738</text:p>
          </table:table-cell>
          <table:table-cell table:formula="of:=AVERAGE([.D21:.D25])" office:value-type="float" office:value="360.616" calcext:value-type="float">
            <text:p>360.616</text:p>
          </table:table-cell>
          <table:table-cell table:formula="of:=AVERAGE([.E21:.E25])" office:value-type="float" office:value="369.684" calcext:value-type="float">
            <text:p>369.684</text:p>
          </table:table-cell>
          <table:table-cell table:formula="of:=AVERAGE([.F21:.F25])" office:value-type="float" office:value="359.706" calcext:value-type="float">
            <text:p>359.706</text:p>
          </table:table-cell>
          <table:table-cell table:formula="of:=AVERAGE([.G21:.G25])" office:value-type="float" office:value="375.32" calcext:value-type="float">
            <text:p>375.32</text:p>
          </table:table-cell>
          <table:table-cell table:formula="of:=AVERAGE([.H21:.H25])" office:value-type="float" office:value="366.772" calcext:value-type="float">
            <text:p>366.772</text:p>
          </table:table-cell>
          <table:table-cell table:formula="of:=AVERAGE([.I21:.I25])" office:value-type="float" office:value="460.76" calcext:value-type="float">
            <text:p>460.76</text:p>
          </table:table-cell>
          <table:table-cell table:formula="of:=AVERAGE([.J21:.J25])" office:value-type="float" office:value="468.448" calcext:value-type="float">
            <text:p>468.448</text:p>
          </table:table-cell>
          <table:table-cell table:formula="of:=AVERAGE([.K21:.K25])" office:value-type="float" office:value="508.236" calcext:value-type="float">
            <text:p>508.236</text:p>
          </table:table-cell>
          <table:table-cell table:formula="of:=AVERAGE([.L21:.L25])" office:value-type="float" office:value="548.37" calcext:value-type="float">
            <text:p>548.37</text:p>
          </table:table-cell>
          <table:table-cell table:formula="of:=AVERAGE([.M21:.M25])" office:value-type="float" office:value="676.18" calcext:value-type="float">
            <text:p>676.18</text:p>
          </table:table-cell>
          <table:table-cell table:formula="of:=AVERAGE([.N21:.N25])" office:value-type="float" office:value="746.128" calcext:value-type="float">
            <text:p>746.128</text:p>
          </table:table-cell>
          <table:table-cell table:formula="of:=AVERAGE([.O21:.O25])" office:value-type="float" office:value="782.096" calcext:value-type="float">
            <text:p>782.096</text:p>
          </table:table-cell>
          <table:table-cell table:formula="of:=AVERAGE([.P21:.P25])" office:value-type="float" office:value="1179.2" calcext:value-type="float">
            <text:p>1179.2</text:p>
          </table:table-cell>
          <table:table-cell table:formula="of:=AVERAGE([.Q21:.Q25])" office:value-type="float" office:value="1927.6" calcext:value-type="float">
            <text:p>1927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9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租户相同节点的租户虚</text:p>
            <text:p>拟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相同</text:span></text:p>
            <text:p><text:span text:style-name="T1">节点的租户虚</text:span></text:p>
            <text:p><text:span text:style-name="T1">拟机和提供者</text:span></text:p>
            <text:p><text:span text:style-name="T1">虚拟机发送带宽</text:span></text:p>
          </table:table-cell>
          <table:table-cell table:style-name="ce4" office:value-type="float" office:value="11.456" calcext:value-type="float">
            <text:p>11.456</text:p>
          </table:table-cell>
          <table:table-cell office:value-type="float" office:value="21.026" calcext:value-type="float">
            <text:p>21.026</text:p>
          </table:table-cell>
          <table:table-cell office:value-type="float" office:value="48.69" calcext:value-type="float">
            <text:p>48.69</text:p>
          </table:table-cell>
          <table:table-cell office:value-type="float" office:value="103.73" calcext:value-type="float">
            <text:p>103.73</text:p>
          </table:table-cell>
          <table:table-cell office:value-type="float" office:value="207.26" calcext:value-type="float">
            <text:p>207.26</text:p>
          </table:table-cell>
          <table:table-cell office:value-type="float" office:value="412.58" calcext:value-type="float">
            <text:p>412.58</text:p>
          </table:table-cell>
          <table:table-cell office:value-type="float" office:value="796.26" calcext:value-type="float">
            <text:p>796.26</text:p>
          </table:table-cell>
          <table:table-cell office:value-type="float" office:value="1.6456" calcext:value-type="float">
            <text:p>1.6456</text:p>
          </table:table-cell>
          <table:table-cell office:value-type="float" office:value="3.4296" calcext:value-type="float">
            <text:p>3.4296</text:p>
          </table:table-cell>
          <table:table-cell office:value-type="float" office:value="6.4893" calcext:value-type="float">
            <text:p>6.4893</text:p>
          </table:table-cell>
          <table:table-cell office:value-type="float" office:value="13.04" calcext:value-type="float">
            <text:p>13.04</text:p>
          </table:table-cell>
          <table:table-cell office:value-type="float" office:value="22.446" calcext:value-type="float">
            <text:p>22.446</text:p>
          </table:table-cell>
          <table:table-cell office:value-type="float" office:value="33.585" calcext:value-type="float">
            <text:p>33.585</text:p>
          </table:table-cell>
          <table:table-cell office:value-type="float" office:value="62.493" calcext:value-type="float">
            <text:p>62.493</text:p>
          </table:table-cell>
          <table:table-cell office:value-type="float" office:value="86.835" calcext:value-type="float">
            <text:p>86.835</text:p>
          </table:table-cell>
          <table:table-cell office:value-type="float" office:value="131.32" calcext:value-type="float">
            <text:p>131.32</text:p>
          </table:table-cell>
        </table:table-row>
        <table:table-row table:style-name="ro1">
          <table:covered-table-cell/>
          <table:table-cell table:style-name="ce4" office:value-type="float" office:value="9.839" calcext:value-type="float">
            <text:p>9.839</text:p>
          </table:table-cell>
          <table:table-cell office:value-type="float" office:value="27.169" calcext:value-type="float">
            <text:p>27.169</text:p>
          </table:table-cell>
          <table:table-cell office:value-type="float" office:value="53.972" calcext:value-type="float">
            <text:p>53.972</text:p>
          </table:table-cell>
          <table:table-cell office:value-type="float" office:value="105.72" calcext:value-type="float">
            <text:p>105.72</text:p>
          </table:table-cell>
          <table:table-cell office:value-type="float" office:value="207.25" calcext:value-type="float">
            <text:p>207.25</text:p>
          </table:table-cell>
          <table:table-cell office:value-type="float" office:value="441.52" calcext:value-type="float">
            <text:p>441.52</text:p>
          </table:table-cell>
          <table:table-cell office:value-type="float" office:value="793.66" calcext:value-type="float">
            <text:p>793.66</text:p>
          </table:table-cell>
          <table:table-cell office:value-type="float" office:value="1.6457" calcext:value-type="float">
            <text:p>1.6457</text:p>
          </table:table-cell>
          <table:table-cell office:value-type="float" office:value="3.3134" calcext:value-type="float">
            <text:p>3.3134</text:p>
          </table:table-cell>
          <table:table-cell office:value-type="float" office:value="6.4604" calcext:value-type="float">
            <text:p>6.4604</text:p>
          </table:table-cell>
          <table:table-cell office:value-type="float" office:value="12.356" calcext:value-type="float">
            <text:p>12.356</text:p>
          </table:table-cell>
          <table:table-cell office:value-type="float" office:value="21.609" calcext:value-type="float">
            <text:p>21.609</text:p>
          </table:table-cell>
          <table:table-cell office:value-type="float" office:value="39.262" calcext:value-type="float">
            <text:p>39.262</text:p>
          </table:table-cell>
          <table:table-cell office:value-type="float" office:value="61.784" calcext:value-type="float">
            <text:p>61.784</text:p>
          </table:table-cell>
          <table:table-cell office:value-type="float" office:value="88.375" calcext:value-type="float">
            <text:p>88.375</text:p>
          </table:table-cell>
          <table:table-cell office:value-type="float" office:value="129.52" calcext:value-type="float">
            <text:p>129.52</text:p>
          </table:table-cell>
        </table:table-row>
        <table:table-row table:style-name="ro1">
          <table:covered-table-cell/>
          <table:table-cell table:style-name="ce4" office:value-type="float" office:value="13.425" calcext:value-type="float">
            <text:p>13.425</text:p>
          </table:table-cell>
          <table:table-cell office:value-type="float" office:value="24.265" calcext:value-type="float">
            <text:p>24.265</text:p>
          </table:table-cell>
          <table:table-cell office:value-type="float" office:value="48.452" calcext:value-type="float">
            <text:p>48.452</text:p>
          </table:table-cell>
          <table:table-cell office:value-type="float" office:value="92.392" calcext:value-type="float">
            <text:p>92.392</text:p>
          </table:table-cell>
          <table:table-cell office:value-type="float" office:value="198.37" calcext:value-type="float">
            <text:p>198.37</text:p>
          </table:table-cell>
          <table:table-cell office:value-type="float" office:value="371.84" calcext:value-type="float">
            <text:p>371.84</text:p>
          </table:table-cell>
          <table:table-cell office:value-type="float" office:value="820.51" calcext:value-type="float">
            <text:p>820.51</text:p>
          </table:table-cell>
          <table:table-cell office:value-type="float" office:value="1.592" calcext:value-type="float">
            <text:p>1.592</text:p>
          </table:table-cell>
          <table:table-cell office:value-type="float" office:value="2.7492" calcext:value-type="float">
            <text:p>2.7492</text:p>
          </table:table-cell>
          <table:table-cell office:value-type="float" office:value="5.3624" calcext:value-type="float">
            <text:p>5.3624</text:p>
          </table:table-cell>
          <table:table-cell office:value-type="float" office:value="12.736" calcext:value-type="float">
            <text:p>12.736</text:p>
          </table:table-cell>
          <table:table-cell office:value-type="float" office:value="21.821" calcext:value-type="float">
            <text:p>21.821</text:p>
          </table:table-cell>
          <table:table-cell office:value-type="float" office:value="37.947" calcext:value-type="float">
            <text:p>37.947</text:p>
          </table:table-cell>
          <table:table-cell office:value-type="float" office:value="57.696" calcext:value-type="float">
            <text:p>57.696</text:p>
          </table:table-cell>
          <table:table-cell office:value-type="float" office:value="87.941" calcext:value-type="float">
            <text:p>87.941</text:p>
          </table:table-cell>
          <table:table-cell office:value-type="float" office:value="136.61" calcext:value-type="float">
            <text:p>136.61</text:p>
          </table:table-cell>
        </table:table-row>
        <table:table-row table:style-name="ro1">
          <table:covered-table-cell/>
          <table:table-cell table:style-name="ce4" office:value-type="float" office:value="13.2" calcext:value-type="float">
            <text:p>13.2</text:p>
          </table:table-cell>
          <table:table-cell office:value-type="float" office:value="25.951" calcext:value-type="float">
            <text:p>25.951</text:p>
          </table:table-cell>
          <table:table-cell office:value-type="float" office:value="52.072" calcext:value-type="float">
            <text:p>52.072</text:p>
          </table:table-cell>
          <table:table-cell office:value-type="float" office:value="100.62" calcext:value-type="float">
            <text:p>100.62</text:p>
          </table:table-cell>
          <table:table-cell office:value-type="float" office:value="199.54" calcext:value-type="float">
            <text:p>199.54</text:p>
          </table:table-cell>
          <table:table-cell office:value-type="float" office:value="426.83" calcext:value-type="float">
            <text:p>426.83</text:p>
          </table:table-cell>
          <table:table-cell office:value-type="float" office:value="830.62" calcext:value-type="float">
            <text:p>830.62</text:p>
          </table:table-cell>
          <table:table-cell office:value-type="float" office:value="1.6647" calcext:value-type="float">
            <text:p>1.6647</text:p>
          </table:table-cell>
          <table:table-cell office:value-type="float" office:value="2.9731" calcext:value-type="float">
            <text:p>2.9731</text:p>
          </table:table-cell>
          <table:table-cell office:value-type="float" office:value="5.6279" calcext:value-type="float">
            <text:p>5.6279</text:p>
          </table:table-cell>
          <table:table-cell office:value-type="float" office:value="12.6" calcext:value-type="float">
            <text:p>12.6</text:p>
          </table:table-cell>
          <table:table-cell office:value-type="float" office:value="20.974" calcext:value-type="float">
            <text:p>20.974</text:p>
          </table:table-cell>
          <table:table-cell office:value-type="float" office:value="37.982" calcext:value-type="float">
            <text:p>37.982</text:p>
          </table:table-cell>
          <table:table-cell office:value-type="float" office:value="61.85" calcext:value-type="float">
            <text:p>61.85</text:p>
          </table:table-cell>
          <table:table-cell office:value-type="float" office:value="80.909" calcext:value-type="float">
            <text:p>80.909</text:p>
          </table:table-cell>
          <table:table-cell office:value-type="float" office:value="126.48" calcext:value-type="float">
            <text:p>126.48</text:p>
          </table:table-cell>
        </table:table-row>
        <table:table-row table:style-name="ro1">
          <table:covered-table-cell/>
          <table:table-cell table:style-name="ce4" office:value-type="float" office:value="13.191" calcext:value-type="float">
            <text:p>13.191</text:p>
          </table:table-cell>
          <table:table-cell office:value-type="float" office:value="26.151" calcext:value-type="float">
            <text:p>26.151</text:p>
          </table:table-cell>
          <table:table-cell office:value-type="float" office:value="52.556" calcext:value-type="float">
            <text:p>52.556</text:p>
          </table:table-cell>
          <table:table-cell office:value-type="float" office:value="104.8" calcext:value-type="float">
            <text:p>104.8</text:p>
          </table:table-cell>
          <table:table-cell office:value-type="float" office:value="208.79" calcext:value-type="float">
            <text:p>208.79</text:p>
          </table:table-cell>
          <table:table-cell office:value-type="float" office:value="404.83" calcext:value-type="float">
            <text:p>404.83</text:p>
          </table:table-cell>
          <table:table-cell office:value-type="float" office:value="825.95" calcext:value-type="float">
            <text:p>825.95</text:p>
          </table:table-cell>
          <table:table-cell office:value-type="float" office:value="1.6733" calcext:value-type="float">
            <text:p>1.6733</text:p>
          </table:table-cell>
          <table:table-cell office:value-type="float" office:value="3.2888" calcext:value-type="float">
            <text:p>3.2888</text:p>
          </table:table-cell>
          <table:table-cell office:value-type="float" office:value="6.3844" calcext:value-type="float">
            <text:p>6.3844</text:p>
          </table:table-cell>
          <table:table-cell office:value-type="float" office:value="13.18" calcext:value-type="float">
            <text:p>13.18</text:p>
          </table:table-cell>
          <table:table-cell office:value-type="float" office:value="22.179" calcext:value-type="float">
            <text:p>22.179</text:p>
          </table:table-cell>
          <table:table-cell office:value-type="float" office:value="37.634" calcext:value-type="float">
            <text:p>37.634</text:p>
          </table:table-cell>
          <table:table-cell office:value-type="float" office:value="60.723" calcext:value-type="float">
            <text:p>60.723</text:p>
          </table:table-cell>
          <table:table-cell office:value-type="float" office:value="85.049" calcext:value-type="float">
            <text:p>85.049</text:p>
          </table:table-cell>
          <table:table-cell office:value-type="float" office:value="136.87" calcext:value-type="float">
            <text:p>136.87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2.2222" calcext:value-type="float">
            <text:p>12.2222</text:p>
          </table:table-cell>
          <table:table-cell table:style-name="ce4" table:formula="of:=AVERAGE( [.C4:.C8])" office:value-type="float" office:value="24.9124" calcext:value-type="float">
            <text:p>24.9124</text:p>
          </table:table-cell>
          <table:table-cell table:formula="of:=AVERAGE( [.D4:.D8])" office:value-type="float" office:value="51.1484" calcext:value-type="float">
            <text:p>51.1484</text:p>
          </table:table-cell>
          <table:table-cell table:formula="of:=AVERAGE([.E4:.E8])" office:value-type="float" office:value="101.4524" calcext:value-type="float">
            <text:p>101.4524</text:p>
          </table:table-cell>
          <table:table-cell table:style-name="ce1" table:formula="of:=AVERAGE([.F4:.F8])" office:value-type="float" office:value="204.242" calcext:value-type="float">
            <text:p>204.242</text:p>
          </table:table-cell>
          <table:table-cell table:style-name="ce1" table:formula="of:=AVERAGE([.G4:.G8])" office:value-type="float" office:value="411.52" calcext:value-type="float">
            <text:p>411.52</text:p>
          </table:table-cell>
          <table:table-cell table:style-name="ce1" table:formula="of:=AVERAGE([.H4:.H8])" office:value-type="float" office:value="813.4" calcext:value-type="float">
            <text:p>813.4</text:p>
          </table:table-cell>
          <table:table-cell table:style-name="ce1" table:formula="of:=AVERAGE([.I4:.I8])" office:value-type="float" office:value="1.64426" calcext:value-type="float">
            <text:p>1.64426</text:p>
          </table:table-cell>
          <table:table-cell table:style-name="ce1" table:formula="of:=AVERAGE([.J4:.J8])" office:value-type="float" office:value="3.15082" calcext:value-type="float">
            <text:p>3.15082</text:p>
          </table:table-cell>
          <table:table-cell table:style-name="ce1" table:formula="of:=AVERAGE([.K4:.K8])" office:value-type="float" office:value="6.06488" calcext:value-type="float">
            <text:p>6.06488</text:p>
          </table:table-cell>
          <table:table-cell table:style-name="ce1" table:formula="of:=AVERAGE([.L4:.L8])" office:value-type="float" office:value="12.7824" calcext:value-type="float">
            <text:p>12.7824</text:p>
          </table:table-cell>
          <table:table-cell table:style-name="ce1" table:formula="of:=AVERAGE([.M4:.M8])" office:value-type="float" office:value="21.8058" calcext:value-type="float">
            <text:p>21.8058</text:p>
          </table:table-cell>
          <table:table-cell table:style-name="ce1" table:formula="of:=AVERAGE([.N4:.N8])" office:value-type="float" office:value="37.282" calcext:value-type="float">
            <text:p>37.282</text:p>
          </table:table-cell>
          <table:table-cell table:style-name="ce1" table:formula="of:=AVERAGE([.O4:.O8])" office:value-type="float" office:value="60.9092" calcext:value-type="float">
            <text:p>60.9092</text:p>
          </table:table-cell>
          <table:table-cell table:style-name="ce1" table:formula="of:=AVERAGE([.P4:.P8])" office:value-type="float" office:value="85.8218" calcext:value-type="float">
            <text:p>85.8218</text:p>
          </table:table-cell>
          <table:table-cell table:style-name="ce1" table:formula="of:=AVERAGE([.Q4:.Q8])" office:value-type="float" office:value="132.16" calcext:value-type="float">
            <text:p>132.16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2222" calcext:value-type="float">
            <text:p>0.012222</text:p>
          </table:table-cell>
          <table:table-cell table:style-name="ce4" table:formula="of:=ROUND([.C10]/1000;6)" office:value-type="float" office:value="0.024912" calcext:value-type="float">
            <text:p>0.024912</text:p>
          </table:table-cell>
          <table:table-cell table:style-name="ce4" table:formula="of:=ROUND([.D10]/1000;6)" office:value-type="float" office:value="0.051148" calcext:value-type="float">
            <text:p>0.051148</text:p>
          </table:table-cell>
          <table:table-cell table:style-name="ce4" table:formula="of:=ROUND([.E10]/1000;6)" office:value-type="float" office:value="0.101452" calcext:value-type="float">
            <text:p>0.101452</text:p>
          </table:table-cell>
          <table:table-cell table:style-name="ce4" table:formula="of:=ROUND([.F10]/1000;6)" office:value-type="float" office:value="0.204242" calcext:value-type="float">
            <text:p>0.204242</text:p>
          </table:table-cell>
          <table:table-cell table:style-name="ce4" table:formula="of:=ROUND([.G10]/1000;6)" office:value-type="float" office:value="0.41152" calcext:value-type="float">
            <text:p>0.41152</text:p>
          </table:table-cell>
          <table:table-cell table:style-name="ce4" table:formula="of:=ROUND([.H10]/1000;6)" office:value-type="float" office:value="0.8134" calcext:value-type="float">
            <text:p>0.813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相同</text:span></text:p>
            <text:p><text:span text:style-name="T1">节点的租户虚</text:span></text:p>
            <text:p><text:span text:style-name="T1">拟机和提供者</text:span></text:p>
            <text:p><text:span text:style-name="T1">虚拟机接收带宽</text:span></text:p>
          </table:table-cell>
          <table:table-cell table:style-name="ce5" office:value-type="float" office:value="11.456" calcext:value-type="float">
            <text:p>11.456</text:p>
          </table:table-cell>
          <table:table-cell office:value-type="float" office:value="21.027" calcext:value-type="float">
            <text:p>21.027</text:p>
          </table:table-cell>
          <table:table-cell office:value-type="float" office:value="48.448" calcext:value-type="float">
            <text:p>48.448</text:p>
          </table:table-cell>
          <table:table-cell office:value-type="float" office:value="103.73" calcext:value-type="float">
            <text:p>103.73</text:p>
          </table:table-cell>
          <table:table-cell office:value-type="float" office:value="207.26" calcext:value-type="float">
            <text:p>207.26</text:p>
          </table:table-cell>
          <table:table-cell office:value-type="float" office:value="412.53" calcext:value-type="float">
            <text:p>412.53</text:p>
          </table:table-cell>
          <table:table-cell office:value-type="float" office:value="796.29" calcext:value-type="float">
            <text:p>796.29</text:p>
          </table:table-cell>
          <table:table-cell office:value-type="float" office:value="1.6456" calcext:value-type="float">
            <text:p>1.6456</text:p>
          </table:table-cell>
          <table:table-cell office:value-type="float" office:value="3.4123" calcext:value-type="float">
            <text:p>3.4123</text:p>
          </table:table-cell>
          <table:table-cell office:value-type="float" office:value="6.4891" calcext:value-type="float">
            <text:p>6.4891</text:p>
          </table:table-cell>
          <table:table-cell office:value-type="float" office:value="13.04" calcext:value-type="float">
            <text:p>13.04</text:p>
          </table:table-cell>
          <table:table-cell office:value-type="float" office:value="1.92" calcext:value-type="float">
            <text:p>1.92</text:p>
          </table:table-cell>
          <table:table-cell office:value-type="float" office:value="16.673" calcext:value-type="float">
            <text:p>16.673</text:p>
          </table:table-cell>
          <table:table-cell office:value-type="float" office:value="0.50693" calcext:value-type="float">
            <text:p>0.50693</text:p>
          </table:table-cell>
          <table:table-cell office:value-type="float" office:value="1.0419" calcext:value-type="float">
            <text:p>1.0419</text:p>
          </table:table-cell>
          <table:table-cell table:style-name="ce4" office:value-type="string" calcext:value-type="string">
            <text:p>0.081.92</text:p>
          </table:table-cell>
        </table:table-row>
        <table:table-row table:style-name="ro1">
          <table:covered-table-cell/>
          <table:table-cell office:value-type="float" office:value="9.838" calcext:value-type="float">
            <text:p>9.838</text:p>
          </table:table-cell>
          <table:table-cell office:value-type="float" office:value="27.17" calcext:value-type="float">
            <text:p>27.17</text:p>
          </table:table-cell>
          <table:table-cell office:value-type="float" office:value="53.966" calcext:value-type="float">
            <text:p>53.966</text:p>
          </table:table-cell>
          <table:table-cell office:value-type="float" office:value="105.71" calcext:value-type="float">
            <text:p>105.71</text:p>
          </table:table-cell>
          <table:table-cell office:value-type="float" office:value="207.19" calcext:value-type="float">
            <text:p>207.19</text:p>
          </table:table-cell>
          <table:table-cell office:value-type="float" office:value="441.54" calcext:value-type="float">
            <text:p>441.54</text:p>
          </table:table-cell>
          <table:table-cell office:value-type="float" office:value="793.54" calcext:value-type="float">
            <text:p>793.54</text:p>
          </table:table-cell>
          <table:table-cell office:value-type="float" office:value="1.4797" calcext:value-type="float">
            <text:p>1.4797</text:p>
          </table:table-cell>
          <table:table-cell office:value-type="float" office:value="3.0372" calcext:value-type="float">
            <text:p>3.0372</text:p>
          </table:table-cell>
          <table:table-cell office:value-type="float" office:value="6.4596" calcext:value-type="float">
            <text:p>6.4596</text:p>
          </table:table-cell>
          <table:table-cell office:value-type="float" office:value="12.356" calcext:value-type="float">
            <text:p>12.356</text:p>
          </table:table-cell>
          <table:table-cell office:value-type="float" office:value="7.4752" calcext:value-type="float">
            <text:p>7.4752</text:p>
          </table:table-cell>
          <table:table-cell office:value-type="float" office:value="3.586" calcext:value-type="float">
            <text:p>3.586</text:p>
          </table:table-cell>
          <table:table-cell office:value-type="float" office:value="0.57059" calcext:value-type="float">
            <text:p>0.57059</text:p>
          </table:table-cell>
          <table:table-cell office:value-type="float" office:value="1.0923" calcext:value-type="float">
            <text:p>1.0923</text:p>
          </table:table-cell>
          <table:table-cell office:value-type="float" office:value="0.96185" calcext:value-type="float">
            <text:p>0.96185</text:p>
          </table:table-cell>
        </table:table-row>
        <table:table-row table:style-name="ro1">
          <table:covered-table-cell/>
          <table:table-cell table:style-name="ce4" office:value-type="float" office:value="13.426" calcext:value-type="float">
            <text:p>13.426</text:p>
          </table:table-cell>
          <table:table-cell office:value-type="float" office:value="24.263" calcext:value-type="float">
            <text:p>24.263</text:p>
          </table:table-cell>
          <table:table-cell office:value-type="float" office:value="48.454" calcext:value-type="float">
            <text:p>48.454</text:p>
          </table:table-cell>
          <table:table-cell office:value-type="float" office:value="92.364" calcext:value-type="float">
            <text:p>92.364</text:p>
          </table:table-cell>
          <table:table-cell office:value-type="float" office:value="198.38" calcext:value-type="float">
            <text:p>198.38</text:p>
          </table:table-cell>
          <table:table-cell office:value-type="float" office:value="370.01" calcext:value-type="float">
            <text:p>370.01</text:p>
          </table:table-cell>
          <table:table-cell office:value-type="float" office:value="820.51" calcext:value-type="float">
            <text:p>820.51</text:p>
          </table:table-cell>
          <table:table-cell office:value-type="float" office:value="1.5917" calcext:value-type="float">
            <text:p>1.5917</text:p>
          </table:table-cell>
          <table:table-cell office:value-type="float" office:value="2.7491" calcext:value-type="float">
            <text:p>2.7491</text:p>
          </table:table-cell>
          <table:table-cell office:value-type="float" office:value="5.3624" calcext:value-type="float">
            <text:p>5.3624</text:p>
          </table:table-cell>
          <table:table-cell office:value-type="float" office:value="12.737" calcext:value-type="float">
            <text:p>12.737</text:p>
          </table:table-cell>
          <table:table-cell office:value-type="float" office:value="5.5255" calcext:value-type="float">
            <text:p>5.5255</text:p>
          </table:table-cell>
          <table:table-cell office:value-type="float" office:value="5.5706" calcext:value-type="float">
            <text:p>5.5706</text:p>
          </table:table-cell>
          <table:table-cell office:value-type="float" office:value="3.3382" calcext:value-type="float">
            <text:p>3.3382</text:p>
          </table:table-cell>
          <table:table-cell office:value-type="float" office:value="1.2698" calcext:value-type="float">
            <text:p>1.2698</text:p>
          </table:table-cell>
          <table:table-cell office:value-type="float" office:value="0.98304" calcext:value-type="float">
            <text:p>0.98304</text:p>
          </table:table-cell>
        </table:table-row>
        <table:table-row table:style-name="ro1">
          <table:covered-table-cell/>
          <table:table-cell table:style-name="ce4" office:value-type="float" office:value="13.2" calcext:value-type="float">
            <text:p>13.2</text:p>
          </table:table-cell>
          <table:table-cell office:value-type="float" office:value="25.823" calcext:value-type="float">
            <text:p>25.823</text:p>
          </table:table-cell>
          <table:table-cell office:value-type="float" office:value="52.07" calcext:value-type="float">
            <text:p>52.07</text:p>
          </table:table-cell>
          <table:table-cell office:value-type="float" office:value="100.62" calcext:value-type="float">
            <text:p>100.62</text:p>
          </table:table-cell>
          <table:table-cell office:value-type="float" office:value="199.55" calcext:value-type="float">
            <text:p>199.55</text:p>
          </table:table-cell>
          <table:table-cell office:value-type="float" office:value="424.72" calcext:value-type="float">
            <text:p>424.72</text:p>
          </table:table-cell>
          <table:table-cell office:value-type="float" office:value="830.66" calcext:value-type="float">
            <text:p>830.66</text:p>
          </table:table-cell>
          <table:table-cell office:value-type="float" office:value="1.6644" calcext:value-type="float">
            <text:p>1.6644</text:p>
          </table:table-cell>
          <table:table-cell office:value-type="float" office:value="2.9729" calcext:value-type="float">
            <text:p>2.9729</text:p>
          </table:table-cell>
          <table:table-cell office:value-type="float" office:value="5.6276" calcext:value-type="float">
            <text:p>5.6276</text:p>
          </table:table-cell>
          <table:table-cell office:value-type="float" office:value="12.591" calcext:value-type="float">
            <text:p>12.591</text:p>
          </table:table-cell>
          <table:table-cell office:value-type="float" office:value="0.12431" calcext:value-type="float">
            <text:p>0.12431</text:p>
          </table:table-cell>
          <table:table-cell office:value-type="float" office:value="0.84903" calcext:value-type="float">
            <text:p>0.84903</text:p>
          </table:table-cell>
          <table:table-cell office:value-type="float" office:value="0.53798" calcext:value-type="float">
            <text:p>0.53798</text:p>
          </table:table-cell>
          <table:table-cell office:value-type="float" office:value="1.1493" calcext:value-type="float">
            <text:p>1.1493</text:p>
          </table:table-cell>
          <table:table-cell office:value-type="float" office:value="1.7203" calcext:value-type="float">
            <text:p>1.7203</text:p>
          </table:table-cell>
        </table:table-row>
        <table:table-row table:style-name="ro1">
          <table:covered-table-cell/>
          <table:table-cell office:value-type="float" office:value="13.191" calcext:value-type="float">
            <text:p>13.191</text:p>
          </table:table-cell>
          <table:table-cell office:value-type="float" office:value="26.151" calcext:value-type="float">
            <text:p>26.151</text:p>
          </table:table-cell>
          <table:table-cell office:value-type="float" office:value="52.558" calcext:value-type="float">
            <text:p>52.558</text:p>
          </table:table-cell>
          <table:table-cell office:value-type="float" office:value="104.8" calcext:value-type="float">
            <text:p>104.8</text:p>
          </table:table-cell>
          <table:table-cell office:value-type="float" office:value="208.8" calcext:value-type="float">
            <text:p>208.8</text:p>
          </table:table-cell>
          <table:table-cell office:value-type="float" office:value="404.85" calcext:value-type="float">
            <text:p>404.85</text:p>
          </table:table-cell>
          <table:table-cell office:value-type="float" office:value="825.98" calcext:value-type="float">
            <text:p>825.98</text:p>
          </table:table-cell>
          <table:table-cell office:value-type="float" office:value="1.6733" calcext:value-type="float">
            <text:p>1.6733</text:p>
          </table:table-cell>
          <table:table-cell office:value-type="float" office:value="3.289" calcext:value-type="float">
            <text:p>3.289</text:p>
          </table:table-cell>
          <table:table-cell office:value-type="float" office:value="6.3846" calcext:value-type="float">
            <text:p>6.3846</text:p>
          </table:table-cell>
          <table:table-cell office:value-type="float" office:value="13.115" calcext:value-type="float">
            <text:p>13.115</text:p>
          </table:table-cell>
          <table:table-cell office:value-type="float" office:value="5.6525" calcext:value-type="float">
            <text:p>5.6525</text:p>
          </table:table-cell>
          <table:table-cell office:value-type="float" office:value="3.5021" calcext:value-type="float">
            <text:p>3.5021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1.1656" calcext:value-type="float">
            <text:p>1.1656</text:p>
          </table:table-cell>
          <table:table-cell office:value-type="float" office:value="0.45875" calcext:value-type="float">
            <text:p>0.45875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2.2222" calcext:value-type="float">
            <text:p>12.2222</text:p>
          </table:table-cell>
          <table:table-cell table:style-name="ce1" table:formula="of:=AVERAGE([.C13:.C17])" office:value-type="float" office:value="24.8868" calcext:value-type="float">
            <text:p>24.8868</text:p>
          </table:table-cell>
          <table:table-cell table:style-name="ce1" table:formula="of:=AVERAGE([.D13:.D17])" office:value-type="float" office:value="51.0992" calcext:value-type="float">
            <text:p>51.0992</text:p>
          </table:table-cell>
          <table:table-cell table:formula="of:=AVERAGE([.E13:.E17])" office:value-type="float" office:value="101.4448" calcext:value-type="float">
            <text:p>101.4448</text:p>
          </table:table-cell>
          <table:table-cell table:formula="of:=AVERAGE([.F13:.F17])" office:value-type="float" office:value="204.236" calcext:value-type="float">
            <text:p>204.236</text:p>
          </table:table-cell>
          <table:table-cell table:formula="of:=AVERAGE([.G13:.G17])" office:value-type="float" office:value="410.73" calcext:value-type="float">
            <text:p>410.73</text:p>
          </table:table-cell>
          <table:table-cell table:formula="of:=AVERAGE([.H13:.H17])" office:value-type="float" office:value="813.396" calcext:value-type="float">
            <text:p>813.396</text:p>
          </table:table-cell>
          <table:table-cell table:formula="of:=AVERAGE([.I13:.I17])" office:value-type="float" office:value="1.61094" calcext:value-type="float">
            <text:p>1.61094</text:p>
          </table:table-cell>
          <table:table-cell table:formula="of:=AVERAGE([.J13:.J17])" office:value-type="float" office:value="3.0921" calcext:value-type="float">
            <text:p>3.0921</text:p>
          </table:table-cell>
          <table:table-cell table:formula="of:=AVERAGE([.K13:.K17])" office:value-type="float" office:value="6.06466" calcext:value-type="float">
            <text:p>6.06466</text:p>
          </table:table-cell>
          <table:table-cell table:formula="of:=AVERAGE([.L13:.L17])" office:value-type="float" office:value="12.7678" calcext:value-type="float">
            <text:p>12.7678</text:p>
          </table:table-cell>
          <table:table-cell table:formula="of:=AVERAGE([.M13:.M17])" office:value-type="float" office:value="4.139502" calcext:value-type="float">
            <text:p>4.139502</text:p>
          </table:table-cell>
          <table:table-cell table:formula="of:=AVERAGE([.N13:.N17])" office:value-type="float" office:value="6.036146" calcext:value-type="float">
            <text:p>6.036146</text:p>
          </table:table-cell>
          <table:table-cell table:formula="of:=AVERAGE([.O13:.O17])" office:value-type="float" office:value="1.102152" calcext:value-type="float">
            <text:p>1.102152</text:p>
          </table:table-cell>
          <table:table-cell table:formula="of:=AVERAGE([.P13:.P17])" office:value-type="float" office:value="1.14378" calcext:value-type="float">
            <text:p>1.14378</text:p>
          </table:table-cell>
          <table:table-cell table:formula="of:=AVERAGE([.Q13:.Q17])" office:value-type="float" office:value="1.030985" calcext:value-type="float">
            <text:p>1.030985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2222" calcext:value-type="float">
            <text:p>0.012222</text:p>
          </table:table-cell>
          <table:table-cell table:style-name="ce4" table:formula="of:=ROUND([.C19]/1000;6)" office:value-type="float" office:value="0.024887" calcext:value-type="float">
            <text:p>0.024887</text:p>
          </table:table-cell>
          <table:table-cell table:style-name="ce4" table:formula="of:=ROUND([.D19]/1000;6)" office:value-type="float" office:value="0.051099" calcext:value-type="float">
            <text:p>0.051099</text:p>
          </table:table-cell>
          <table:table-cell table:style-name="ce4" table:formula="of:=ROUND([.E19]/1000;6)" office:value-type="float" office:value="0.101445" calcext:value-type="float">
            <text:p>0.101445</text:p>
          </table:table-cell>
          <table:table-cell table:style-name="ce4" table:formula="of:=ROUND([.F19]/1000;6)" office:value-type="float" office:value="0.204236" calcext:value-type="float">
            <text:p>0.204236</text:p>
          </table:table-cell>
          <table:table-cell table:style-name="ce4" table:formula="of:=ROUND([.G19]/1000;6)" office:value-type="float" office:value="0.41073" calcext:value-type="float">
            <text:p>0.41073</text:p>
          </table:table-cell>
          <table:table-cell table:style-name="ce4" table:formula="of:=ROUND([.H19]/1000;6)" office:value-type="float" office:value="0.813396" calcext:value-type="float">
            <text:p>0.81339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相同</text:span></text:p>
            <text:p><text:span text:style-name="T1">节点的租户虚</text:span></text:p>
            <text:p><text:span text:style-name="T1">拟机和提供者</text:span></text:p>
            <text:p><text:span text:style-name="T1">虚拟机延迟</text:span></text:p>
          </table:table-cell>
          <table:table-cell table:style-name="ce4" office:value-type="float" office:value="332.28" calcext:value-type="float">
            <text:p>332.28</text:p>
          </table:table-cell>
          <table:table-cell office:value-type="float" office:value="342.41" calcext:value-type="float">
            <text:p>342.4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34.06" calcext:value-type="float">
            <text:p>334.06</text:p>
          </table:table-cell>
          <table:table-cell office:value-type="float" office:value="334.56" calcext:value-type="float">
            <text:p>334.56</text:p>
          </table:table-cell>
          <table:table-cell office:value-type="float" office:value="336.76" calcext:value-type="float">
            <text:p>336.76</text:p>
          </table:table-cell>
          <table:table-cell office:value-type="float" office:value="336.53" calcext:value-type="float">
            <text:p>336.53</text:p>
          </table:table-cell>
          <table:table-cell office:value-type="float" office:value="426.89" calcext:value-type="float">
            <text:p>426.89</text:p>
          </table:table-cell>
          <table:table-cell office:value-type="float" office:value="453.93" calcext:value-type="float">
            <text:p>453.93</text:p>
          </table:table-cell>
          <table:table-cell office:value-type="float" office:value="488.4" calcext:value-type="float">
            <text:p>488.4</text:p>
          </table:table-cell>
          <table:table-cell office:value-type="float" office:value="550.51" calcext:value-type="float">
            <text:p>550.51</text:p>
          </table:table-cell>
          <table:table-cell office:value-type="float" office:value="653.81" calcext:value-type="float">
            <text:p>653.81</text:p>
          </table:table-cell>
          <table:table-cell office:value-type="float" office:value="697.11" calcext:value-type="float">
            <text:p>697.11</text:p>
          </table:table-cell>
          <table:table-cell office:value-type="float" office:value="874.51" calcext:value-type="float">
            <text:p>874.51</text:p>
          </table:table-cell>
          <table:table-cell office:value-type="float" office:value="1245" calcext:value-type="float">
            <text:p>124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covered-table-cell/>
          <table:table-cell table:style-name="ce4" office:value-type="float" office:value="336.87" calcext:value-type="float">
            <text:p>336.87</text:p>
          </table:table-cell>
          <table:table-cell office:value-type="float" office:value="327.28" calcext:value-type="float">
            <text:p>327.28</text:p>
          </table:table-cell>
          <table:table-cell office:value-type="float" office:value="330.74" calcext:value-type="float">
            <text:p>330.74</text:p>
          </table:table-cell>
          <table:table-cell office:value-type="float" office:value="336.3" calcext:value-type="float">
            <text:p>336.3</text:p>
          </table:table-cell>
          <table:table-cell office:value-type="float" office:value="340.54" calcext:value-type="float">
            <text:p>340.54</text:p>
          </table:table-cell>
          <table:table-cell office:value-type="float" office:value="328.79" calcext:value-type="float">
            <text:p>328.79</text:p>
          </table:table-cell>
          <table:table-cell office:value-type="float" office:value="391.62" calcext:value-type="float">
            <text:p>391.62</text:p>
          </table:table-cell>
          <table:table-cell office:value-type="float" office:value="438.86" calcext:value-type="float">
            <text:p>438.86</text:p>
          </table:table-cell>
          <table:table-cell office:value-type="float" office:value="463.28" calcext:value-type="float">
            <text:p>463.28</text:p>
          </table:table-cell>
          <table:table-cell office:value-type="float" office:value="491.28" calcext:value-type="float">
            <text:p>491.28</text:p>
          </table:table-cell>
          <table:table-cell office:value-type="float" office:value="527.15" calcext:value-type="float">
            <text:p>527.15</text:p>
          </table:table-cell>
          <table:table-cell office:value-type="float" office:value="636.33" calcext:value-type="float">
            <text:p>636.33</text:p>
          </table:table-cell>
          <table:table-cell office:value-type="float" office:value="710.48" calcext:value-type="float">
            <text:p>710.48</text:p>
          </table:table-cell>
          <table:table-cell office:value-type="float" office:value="871.84" calcext:value-type="float">
            <text:p>871.84</text:p>
          </table:table-cell>
          <table:table-cell office:value-type="float" office:value="1208" calcext:value-type="float">
            <text:p>1208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covered-table-cell/>
          <table:table-cell table:style-name="ce4" office:value-type="float" office:value="323.05" calcext:value-type="float">
            <text:p>323.05</text:p>
          </table:table-cell>
          <table:table-cell office:value-type="float" office:value="332.17" calcext:value-type="float">
            <text:p>332.17</text:p>
          </table:table-cell>
          <table:table-cell office:value-type="float" office:value="329.22" calcext:value-type="float">
            <text:p>329.22</text:p>
          </table:table-cell>
          <table:table-cell office:value-type="float" office:value="338.12" calcext:value-type="float">
            <text:p>338.12</text:p>
          </table:table-cell>
          <table:table-cell office:value-type="float" office:value="337.67" calcext:value-type="float">
            <text:p>337.67</text:p>
          </table:table-cell>
          <table:table-cell office:value-type="float" office:value="359.52" calcext:value-type="float">
            <text:p>359.52</text:p>
          </table:table-cell>
          <table:table-cell office:value-type="float" office:value="348.25" calcext:value-type="float">
            <text:p>348.25</text:p>
          </table:table-cell>
          <table:table-cell office:value-type="float" office:value="433.65" calcext:value-type="float">
            <text:p>433.65</text:p>
          </table:table-cell>
          <table:table-cell office:value-type="float" office:value="446.53" calcext:value-type="float">
            <text:p>446.53</text:p>
          </table:table-cell>
          <table:table-cell office:value-type="float" office:value="494.19" calcext:value-type="float">
            <text:p>494.19</text:p>
          </table:table-cell>
          <table:table-cell office:value-type="float" office:value="532.34" calcext:value-type="float">
            <text:p>532.34</text:p>
          </table:table-cell>
          <table:table-cell office:value-type="float" office:value="632.71" calcext:value-type="float">
            <text:p>632.71</text:p>
          </table:table-cell>
          <table:table-cell office:value-type="float" office:value="724.64" calcext:value-type="float">
            <text:p>724.64</text:p>
          </table:table-cell>
          <table:table-cell office:value-type="float" office:value="874.89" calcext:value-type="float">
            <text:p>874.89</text:p>
          </table:table-cell>
          <table:table-cell office:value-type="float" office:value="1114" calcext:value-type="float">
            <text:p>1114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covered-table-cell/>
          <table:table-cell table:style-name="ce5" office:value-type="float" office:value="333.89" calcext:value-type="float">
            <text:p>333.89</text:p>
          </table:table-cell>
          <table:table-cell office:value-type="float" office:value="338.12" calcext:value-type="float">
            <text:p>338.12</text:p>
          </table:table-cell>
          <table:table-cell office:value-type="float" office:value="332.06" calcext:value-type="float">
            <text:p>332.06</text:p>
          </table:table-cell>
          <table:table-cell office:value-type="float" office:value="336.08" calcext:value-type="float">
            <text:p>336.08</text:p>
          </table:table-cell>
          <table:table-cell office:value-type="float" office:value="335.63" calcext:value-type="float">
            <text:p>335.63</text:p>
          </table:table-cell>
          <table:table-cell office:value-type="float" office:value="338.01" calcext:value-type="float">
            <text:p>338.01</text:p>
          </table:table-cell>
          <table:table-cell office:value-type="float" office:value="341.71" calcext:value-type="float">
            <text:p>341.71</text:p>
          </table:table-cell>
          <table:table-cell office:value-type="float" office:value="432.81" calcext:value-type="float">
            <text:p>432.81</text:p>
          </table:table-cell>
          <table:table-cell office:value-type="float" office:value="445.83" calcext:value-type="float">
            <text:p>445.83</text:p>
          </table:table-cell>
          <table:table-cell office:value-type="float" office:value="492" calcext:value-type="float">
            <text:p>492</text:p>
          </table:table-cell>
          <table:table-cell office:value-type="float" office:value="525.62" calcext:value-type="float">
            <text:p>525.62</text:p>
          </table:table-cell>
          <table:table-cell office:value-type="float" office:value="628.34" calcext:value-type="float">
            <text:p>628.34</text:p>
          </table:table-cell>
          <table:table-cell office:value-type="float" office:value="702.74" calcext:value-type="float">
            <text:p>702.74</text:p>
          </table:table-cell>
          <table:table-cell office:value-type="float" office:value="863.19" calcext:value-type="float">
            <text:p>863.19</text:p>
          </table:table-cell>
          <table:table-cell office:value-type="float" office:value="1135" calcext:value-type="float">
            <text:p>1135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covered-table-cell/>
          <table:table-cell table:style-name="ce4" office:value-type="float" office:value="339.5" calcext:value-type="float">
            <text:p>339.5</text:p>
          </table:table-cell>
          <table:table-cell office:value-type="float" office:value="346.14" calcext:value-type="float">
            <text:p>346.14</text:p>
          </table:table-cell>
          <table:table-cell office:value-type="float" office:value="345.01" calcext:value-type="float">
            <text:p>345.01</text:p>
          </table:table-cell>
          <table:table-cell office:value-type="float" office:value="338.24" calcext:value-type="float">
            <text:p>338.24</text:p>
          </table:table-cell>
          <table:table-cell office:value-type="float" office:value="329.33" calcext:value-type="float">
            <text:p>329.33</text:p>
          </table:table-cell>
          <table:table-cell office:value-type="float" office:value="330.52" calcext:value-type="float">
            <text:p>330.52</text:p>
          </table:table-cell>
          <table:table-cell office:value-type="float" office:value="347.4" calcext:value-type="float">
            <text:p>347.4</text:p>
          </table:table-cell>
          <table:table-cell office:value-type="float" office:value="436.59" calcext:value-type="float">
            <text:p>436.59</text:p>
          </table:table-cell>
          <table:table-cell office:value-type="float" office:value="451.77" calcext:value-type="float">
            <text:p>451.77</text:p>
          </table:table-cell>
          <table:table-cell office:value-type="float" office:value="457.14" calcext:value-type="float">
            <text:p>457.14</text:p>
          </table:table-cell>
          <table:table-cell office:value-type="float" office:value="521.51" calcext:value-type="float">
            <text:p>521.51</text:p>
          </table:table-cell>
          <table:table-cell office:value-type="float" office:value="625.98" calcext:value-type="float">
            <text:p>625.98</text:p>
          </table:table-cell>
          <table:table-cell office:value-type="float" office:value="715.05" calcext:value-type="float">
            <text:p>715.05</text:p>
          </table:table-cell>
          <table:table-cell office:value-type="float" office:value="842.11" calcext:value-type="float">
            <text:p>842.11</text:p>
          </table:table-cell>
          <table:table-cell office:value-type="float" office:value="1139" calcext:value-type="float">
            <text:p>1139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333.118" calcext:value-type="float">
            <text:p>333.118</text:p>
          </table:table-cell>
          <table:table-cell table:formula="of:=AVERAGE([.C21:.C25])" office:value-type="float" office:value="337.224" calcext:value-type="float">
            <text:p>337.224</text:p>
          </table:table-cell>
          <table:table-cell table:formula="of:=AVERAGE([.D21:.D25])" office:value-type="float" office:value="334.712" calcext:value-type="float">
            <text:p>334.712</text:p>
          </table:table-cell>
          <table:table-cell table:formula="of:=AVERAGE([.E21:.E25])" office:value-type="float" office:value="336.56" calcext:value-type="float">
            <text:p>336.56</text:p>
          </table:table-cell>
          <table:table-cell table:formula="of:=AVERAGE([.F21:.F25])" office:value-type="float" office:value="335.546" calcext:value-type="float">
            <text:p>335.546</text:p>
          </table:table-cell>
          <table:table-cell table:formula="of:=AVERAGE([.G21:.G25])" office:value-type="float" office:value="338.72" calcext:value-type="float">
            <text:p>338.72</text:p>
          </table:table-cell>
          <table:table-cell table:formula="of:=AVERAGE([.H21:.H25])" office:value-type="float" office:value="353.102" calcext:value-type="float">
            <text:p>353.102</text:p>
          </table:table-cell>
          <table:table-cell table:formula="of:=AVERAGE([.I21:.I25])" office:value-type="float" office:value="433.76" calcext:value-type="float">
            <text:p>433.76</text:p>
          </table:table-cell>
          <table:table-cell table:formula="of:=AVERAGE([.J21:.J25])" office:value-type="float" office:value="452.268" calcext:value-type="float">
            <text:p>452.268</text:p>
          </table:table-cell>
          <table:table-cell table:formula="of:=AVERAGE([.K21:.K25])" office:value-type="float" office:value="484.602" calcext:value-type="float">
            <text:p>484.602</text:p>
          </table:table-cell>
          <table:table-cell table:formula="of:=AVERAGE([.L21:.L25])" office:value-type="float" office:value="531.426" calcext:value-type="float">
            <text:p>531.426</text:p>
          </table:table-cell>
          <table:table-cell table:formula="of:=AVERAGE([.M21:.M25])" office:value-type="float" office:value="635.434" calcext:value-type="float">
            <text:p>635.434</text:p>
          </table:table-cell>
          <table:table-cell table:formula="of:=AVERAGE([.N21:.N25])" office:value-type="float" office:value="710.004" calcext:value-type="float">
            <text:p>710.004</text:p>
          </table:table-cell>
          <table:table-cell table:formula="of:=AVERAGE([.O21:.O25])" office:value-type="float" office:value="865.308" calcext:value-type="float">
            <text:p>865.308</text:p>
          </table:table-cell>
          <table:table-cell table:formula="of:=AVERAGE([.P21:.P25])" office:value-type="float" office:value="1168.2" calcext:value-type="float">
            <text:p>1168.2</text:p>
          </table:table-cell>
          <table:table-cell table:formula="of:=AVERAGE([.Q21:.Q25])" office:value-type="float" office:value="1809.2" calcext:value-type="float">
            <text:p>1809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0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9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租户不同节点的租户虚</text:p>
            <text:p>拟机和提供者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不同</text:span></text:p>
            <text:p><text:span text:style-name="T1">节点的租户虚</text:span></text:p>
            <text:p><text:span text:style-name="T1">拟机和提供者</text:span></text:p>
            <text:p><text:span text:style-name="T1">虚拟机发送带宽</text:span></text:p>
          </table:table-cell>
          <table:table-cell table:style-name="ce4" office:value-type="float" office:value="12.12" calcext:value-type="float">
            <text:p>12.12</text:p>
          </table:table-cell>
          <table:table-cell office:value-type="float" office:value="25.615" calcext:value-type="float">
            <text:p>25.615</text:p>
          </table:table-cell>
          <table:table-cell office:value-type="float" office:value="49.418" calcext:value-type="float">
            <text:p>49.418</text:p>
          </table:table-cell>
          <table:table-cell office:value-type="float" office:value="101.25" calcext:value-type="float">
            <text:p>101.25</text:p>
          </table:table-cell>
          <table:table-cell office:value-type="float" office:value="192.53" calcext:value-type="float">
            <text:p>192.53</text:p>
          </table:table-cell>
          <table:table-cell office:value-type="float" office:value="403.25" calcext:value-type="float">
            <text:p>403.25</text:p>
          </table:table-cell>
          <table:table-cell office:value-type="float" office:value="798.46" calcext:value-type="float">
            <text:p>798.46</text:p>
          </table:table-cell>
          <table:table-cell office:value-type="float" office:value="1.5568" calcext:value-type="float">
            <text:p>1.5568</text:p>
          </table:table-cell>
          <table:table-cell office:value-type="float" office:value="2.4003" calcext:value-type="float">
            <text:p>2.4003</text:p>
          </table:table-cell>
          <table:table-cell office:value-type="float" office:value="5.408" calcext:value-type="float">
            <text:p>5.408</text:p>
          </table:table-cell>
          <table:table-cell office:value-type="float" office:value="12.372" calcext:value-type="float">
            <text:p>12.372</text:p>
          </table:table-cell>
          <table:table-cell office:value-type="float" office:value="21.371" calcext:value-type="float">
            <text:p>21.371</text:p>
          </table:table-cell>
          <table:table-cell office:value-type="float" office:value="37.351" calcext:value-type="float">
            <text:p>37.351</text:p>
          </table:table-cell>
          <table:table-cell office:value-type="float" office:value="58.425" calcext:value-type="float">
            <text:p>58.425</text:p>
          </table:table-cell>
          <table:table-cell office:value-type="float" office:value="83.173" calcext:value-type="float">
            <text:p>83.173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covered-table-cell/>
          <table:table-cell table:style-name="ce4" office:value-type="float" office:value="12.507" calcext:value-type="float">
            <text:p>12.507</text:p>
          </table:table-cell>
          <table:table-cell office:value-type="float" office:value="25.514" calcext:value-type="float">
            <text:p>25.514</text:p>
          </table:table-cell>
          <table:table-cell office:value-type="float" office:value="48.858" calcext:value-type="float">
            <text:p>48.858</text:p>
          </table:table-cell>
          <table:table-cell office:value-type="float" office:value="88.784" calcext:value-type="float">
            <text:p>88.784</text:p>
          </table:table-cell>
          <table:table-cell office:value-type="float" office:value="199.43" calcext:value-type="float">
            <text:p>199.43</text:p>
          </table:table-cell>
          <table:table-cell office:value-type="float" office:value="395.9" calcext:value-type="float">
            <text:p>395.9</text:p>
          </table:table-cell>
          <table:table-cell office:value-type="float" office:value="803.74" calcext:value-type="float">
            <text:p>803.74</text:p>
          </table:table-cell>
          <table:table-cell office:value-type="float" office:value="1.5904" calcext:value-type="float">
            <text:p>1.5904</text:p>
          </table:table-cell>
          <table:table-cell office:value-type="float" office:value="3.2033" calcext:value-type="float">
            <text:p>3.2033</text:p>
          </table:table-cell>
          <table:table-cell office:value-type="float" office:value="5.5299" calcext:value-type="float">
            <text:p>5.5299</text:p>
          </table:table-cell>
          <table:table-cell office:value-type="float" office:value="11.979" calcext:value-type="float">
            <text:p>11.979</text:p>
          </table:table-cell>
          <table:table-cell office:value-type="float" office:value="21.846" calcext:value-type="float">
            <text:p>21.846</text:p>
          </table:table-cell>
          <table:table-cell office:value-type="float" office:value="37.865" calcext:value-type="float">
            <text:p>37.865</text:p>
          </table:table-cell>
          <table:table-cell office:value-type="float" office:value="63.726" calcext:value-type="float">
            <text:p>63.726</text:p>
          </table:table-cell>
          <table:table-cell office:value-type="float" office:value="73.761" calcext:value-type="float">
            <text:p>73.761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covered-table-cell/>
          <table:table-cell table:style-name="ce4" office:value-type="float" office:value="12.742" calcext:value-type="float">
            <text:p>12.742</text:p>
          </table:table-cell>
          <table:table-cell office:value-type="float" office:value="25.488" calcext:value-type="float">
            <text:p>25.488</text:p>
          </table:table-cell>
          <table:table-cell office:value-type="float" office:value="51.814" calcext:value-type="float">
            <text:p>51.814</text:p>
          </table:table-cell>
          <table:table-cell office:value-type="float" office:value="101.68" calcext:value-type="float">
            <text:p>101.68</text:p>
          </table:table-cell>
          <table:table-cell office:value-type="float" office:value="203.13" calcext:value-type="float">
            <text:p>203.13</text:p>
          </table:table-cell>
          <table:table-cell office:value-type="float" office:value="409.33" calcext:value-type="float">
            <text:p>409.33</text:p>
          </table:table-cell>
          <table:table-cell office:value-type="float" office:value="813.02" calcext:value-type="float">
            <text:p>813.02</text:p>
          </table:table-cell>
          <table:table-cell office:value-type="float" office:value="1.5866" calcext:value-type="float">
            <text:p>1.5866</text:p>
          </table:table-cell>
          <table:table-cell office:value-type="float" office:value="3.1375" calcext:value-type="float">
            <text:p>3.1375</text:p>
          </table:table-cell>
          <table:table-cell office:value-type="float" office:value="6.4154" calcext:value-type="float">
            <text:p>6.4154</text:p>
          </table:table-cell>
          <table:table-cell office:value-type="float" office:value="12.283" calcext:value-type="float">
            <text:p>12.283</text:p>
          </table:table-cell>
          <table:table-cell office:value-type="float" office:value="20.622" calcext:value-type="float">
            <text:p>20.622</text:p>
          </table:table-cell>
          <table:table-cell office:value-type="float" office:value="33.507" calcext:value-type="float">
            <text:p>33.507</text:p>
          </table:table-cell>
          <table:table-cell office:value-type="float" office:value="57.79" calcext:value-type="float">
            <text:p>57.79</text:p>
          </table:table-cell>
          <table:table-cell office:value-type="float" office:value="86.77" calcext:value-type="float">
            <text:p>86.77</text:p>
          </table:table-cell>
          <table:table-cell office:value-type="float" office:value="123.58" calcext:value-type="float">
            <text:p>123.58</text:p>
          </table:table-cell>
        </table:table-row>
        <table:table-row table:style-name="ro1">
          <table:covered-table-cell/>
          <table:table-cell table:style-name="ce4" office:value-type="float" office:value="12.608" calcext:value-type="float">
            <text:p>12.608</text:p>
          </table:table-cell>
          <table:table-cell office:value-type="float" office:value="24.451" calcext:value-type="float">
            <text:p>24.451</text:p>
          </table:table-cell>
          <table:table-cell office:value-type="float" office:value="50.372" calcext:value-type="float">
            <text:p>50.372</text:p>
          </table:table-cell>
          <table:table-cell office:value-type="float" office:value="96.324" calcext:value-type="float">
            <text:p>96.324</text:p>
          </table:table-cell>
          <table:table-cell office:value-type="float" office:value="184.62" calcext:value-type="float">
            <text:p>184.62</text:p>
          </table:table-cell>
          <table:table-cell office:value-type="float" office:value="305.47" calcext:value-type="float">
            <text:p>305.47</text:p>
          </table:table-cell>
          <table:table-cell office:value-type="float" office:value="744.42" calcext:value-type="float">
            <text:p>744.42</text:p>
          </table:table-cell>
          <table:table-cell office:value-type="float" office:value="1.5219" calcext:value-type="float">
            <text:p>1.5219</text:p>
          </table:table-cell>
          <table:table-cell office:value-type="float" office:value="2.7347" calcext:value-type="float">
            <text:p>2.7347</text:p>
          </table:table-cell>
          <table:table-cell office:value-type="float" office:value="5.291" calcext:value-type="float">
            <text:p>5.291</text:p>
          </table:table-cell>
          <table:table-cell office:value-type="float" office:value="12.33" calcext:value-type="float">
            <text:p>12.33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723" calcext:value-type="float">
            <text:p>36.723</text:p>
          </table:table-cell>
          <table:table-cell office:value-type="float" office:value="56.127" calcext:value-type="float">
            <text:p>56.127</text:p>
          </table:table-cell>
          <table:table-cell office:value-type="float" office:value="83.411" calcext:value-type="float">
            <text:p>83.411</text:p>
          </table:table-cell>
          <table:table-cell office:value-type="float" office:value="123.09" calcext:value-type="float">
            <text:p>123.09</text:p>
          </table:table-cell>
        </table:table-row>
        <table:table-row table:style-name="ro1">
          <table:covered-table-cell/>
          <table:table-cell table:style-name="ce4" office:value-type="float" office:value="10.828" calcext:value-type="float">
            <text:p>10.828</text:p>
          </table:table-cell>
          <table:table-cell office:value-type="float" office:value="24.222" calcext:value-type="float">
            <text:p>24.222</text:p>
          </table:table-cell>
          <table:table-cell office:value-type="float" office:value="49.55" calcext:value-type="float">
            <text:p>49.55</text:p>
          </table:table-cell>
          <table:table-cell office:value-type="float" office:value="100.03" calcext:value-type="float">
            <text:p>100.03</text:p>
          </table:table-cell>
          <table:table-cell office:value-type="float" office:value="202.21" calcext:value-type="float">
            <text:p>202.21</text:p>
          </table:table-cell>
          <table:table-cell office:value-type="float" office:value="401.73" calcext:value-type="float">
            <text:p>401.73</text:p>
          </table:table-cell>
          <table:table-cell office:value-type="float" office:value="783.1" calcext:value-type="float">
            <text:p>783.1</text:p>
          </table:table-cell>
          <table:table-cell office:value-type="float" office:value="1.5268" calcext:value-type="float">
            <text:p>1.5268</text:p>
          </table:table-cell>
          <table:table-cell office:value-type="float" office:value="2.5741" calcext:value-type="float">
            <text:p>2.5741</text:p>
          </table:table-cell>
          <table:table-cell office:value-type="float" office:value="4.2772" calcext:value-type="float">
            <text:p>4.2772</text:p>
          </table:table-cell>
          <table:table-cell office:value-type="float" office:value="10.053" calcext:value-type="float">
            <text:p>10.053</text:p>
          </table:table-cell>
          <table:table-cell office:value-type="float" office:value="21.442" calcext:value-type="float">
            <text:p>21.442</text:p>
          </table:table-cell>
          <table:table-cell office:value-type="float" office:value="32.737" calcext:value-type="float">
            <text:p>32.737</text:p>
          </table:table-cell>
          <table:table-cell office:value-type="float" office:value="48.959" calcext:value-type="float">
            <text:p>48.959</text:p>
          </table:table-cell>
          <table:table-cell office:value-type="float" office:value="79.61" calcext:value-type="float">
            <text:p>79.61</text:p>
          </table:table-cell>
          <table:table-cell office:value-type="float" office:value="126.57" calcext:value-type="float">
            <text:p>126.57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2.161" calcext:value-type="float">
            <text:p>12.161</text:p>
          </table:table-cell>
          <table:table-cell table:style-name="ce4" table:formula="of:=AVERAGE( [.C4:.C8])" office:value-type="float" office:value="25.058" calcext:value-type="float">
            <text:p>25.058</text:p>
          </table:table-cell>
          <table:table-cell table:formula="of:=AVERAGE( [.D4:.D8])" office:value-type="float" office:value="50.0024" calcext:value-type="float">
            <text:p>50.0024</text:p>
          </table:table-cell>
          <table:table-cell table:formula="of:=AVERAGE([.E4:.E8])" office:value-type="float" office:value="97.6136" calcext:value-type="float">
            <text:p>97.6136</text:p>
          </table:table-cell>
          <table:table-cell table:style-name="ce1" table:formula="of:=AVERAGE([.F4:.F8])" office:value-type="float" office:value="196.384" calcext:value-type="float">
            <text:p>196.384</text:p>
          </table:table-cell>
          <table:table-cell table:style-name="ce1" table:formula="of:=AVERAGE([.G4:.G8])" office:value-type="float" office:value="383.136" calcext:value-type="float">
            <text:p>383.136</text:p>
          </table:table-cell>
          <table:table-cell table:style-name="ce1" table:formula="of:=AVERAGE([.H4:.H8])" office:value-type="float" office:value="788.548" calcext:value-type="float">
            <text:p>788.548</text:p>
          </table:table-cell>
          <table:table-cell table:style-name="ce1" table:formula="of:=AVERAGE([.I4:.I8])" office:value-type="float" office:value="1.5565" calcext:value-type="float">
            <text:p>1.5565</text:p>
          </table:table-cell>
          <table:table-cell table:style-name="ce1" table:formula="of:=AVERAGE([.J4:.J8])" office:value-type="float" office:value="2.80998" calcext:value-type="float">
            <text:p>2.80998</text:p>
          </table:table-cell>
          <table:table-cell table:style-name="ce1" table:formula="of:=AVERAGE([.K4:.K8])" office:value-type="float" office:value="5.3843" calcext:value-type="float">
            <text:p>5.3843</text:p>
          </table:table-cell>
          <table:table-cell table:style-name="ce1" table:formula="of:=AVERAGE([.L4:.L8])" office:value-type="float" office:value="11.8034" calcext:value-type="float">
            <text:p>11.8034</text:p>
          </table:table-cell>
          <table:table-cell table:style-name="ce1" table:formula="of:=AVERAGE([.M4:.M8])" office:value-type="float" office:value="21.232" calcext:value-type="float">
            <text:p>21.232</text:p>
          </table:table-cell>
          <table:table-cell table:style-name="ce1" table:formula="of:=AVERAGE([.N4:.N8])" office:value-type="float" office:value="35.6366" calcext:value-type="float">
            <text:p>35.6366</text:p>
          </table:table-cell>
          <table:table-cell table:style-name="ce1" table:formula="of:=AVERAGE([.O4:.O8])" office:value-type="float" office:value="57.0054" calcext:value-type="float">
            <text:p>57.0054</text:p>
          </table:table-cell>
          <table:table-cell table:style-name="ce1" table:formula="of:=AVERAGE([.P4:.P8])" office:value-type="float" office:value="81.345" calcext:value-type="float">
            <text:p>81.345</text:p>
          </table:table-cell>
          <table:table-cell table:style-name="ce1" table:formula="of:=AVERAGE([.Q4:.Q8])" office:value-type="float" office:value="124.708" calcext:value-type="float">
            <text:p>124.70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2161" calcext:value-type="float">
            <text:p>0.012161</text:p>
          </table:table-cell>
          <table:table-cell table:style-name="ce4" table:formula="of:=ROUND([.C10]/1000;6)" office:value-type="float" office:value="0.025058" calcext:value-type="float">
            <text:p>0.025058</text:p>
          </table:table-cell>
          <table:table-cell table:style-name="ce4" table:formula="of:=ROUND([.D10]/1000;6)" office:value-type="float" office:value="0.050002" calcext:value-type="float">
            <text:p>0.050002</text:p>
          </table:table-cell>
          <table:table-cell table:style-name="ce4" table:formula="of:=ROUND([.E10]/1000;6)" office:value-type="float" office:value="0.097614" calcext:value-type="float">
            <text:p>0.097614</text:p>
          </table:table-cell>
          <table:table-cell table:style-name="ce4" table:formula="of:=ROUND([.F10]/1000;6)" office:value-type="float" office:value="0.196384" calcext:value-type="float">
            <text:p>0.196384</text:p>
          </table:table-cell>
          <table:table-cell table:style-name="ce4" table:formula="of:=ROUND([.G10]/1000;6)" office:value-type="float" office:value="0.383136" calcext:value-type="float">
            <text:p>0.383136</text:p>
          </table:table-cell>
          <table:table-cell table:style-name="ce4" table:formula="of:=ROUND([.H10]/1000;6)" office:value-type="float" office:value="0.788548" calcext:value-type="float">
            <text:p>0.788548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不同</text:span></text:p>
            <text:p><text:span text:style-name="T1">节点的租户虚</text:span></text:p>
            <text:p><text:span text:style-name="T1">拟机和提供者</text:span></text:p>
            <text:p><text:span text:style-name="T1">虚拟机接收带宽</text:span>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5.616" calcext:value-type="float">
            <text:p>25.616</text:p>
          </table:table-cell>
          <table:table-cell office:value-type="float" office:value="49.412" calcext:value-type="float">
            <text:p>49.412</text:p>
          </table:table-cell>
          <table:table-cell office:value-type="float" office:value="100.74" calcext:value-type="float">
            <text:p>100.74</text:p>
          </table:table-cell>
          <table:table-cell office:value-type="float" office:value="192.51" calcext:value-type="float">
            <text:p>192.51</text:p>
          </table:table-cell>
          <table:table-cell office:value-type="float" office:value="403.2" calcext:value-type="float">
            <text:p>403.2</text:p>
          </table:table-cell>
          <table:table-cell office:value-type="float" office:value="798.4" calcext:value-type="float">
            <text:p>798.4</text:p>
          </table:table-cell>
          <table:table-cell office:value-type="float" office:value="1.5566" calcext:value-type="float">
            <text:p>1.5566</text:p>
          </table:table-cell>
          <table:table-cell office:value-type="float" office:value="2.3991" calcext:value-type="float">
            <text:p>2.3991</text:p>
          </table:table-cell>
          <table:table-cell office:value-type="float" office:value="5.3798" calcext:value-type="float">
            <text:p>5.3798</text:p>
          </table:table-cell>
          <table:table-cell office:value-type="float" office:value="12.371" calcext:value-type="float">
            <text:p>12.371</text:p>
          </table:table-cell>
          <table:table-cell office:value-type="float" office:value="8.4378" calcext:value-type="float">
            <text:p>8.4378</text:p>
          </table:table-cell>
          <table:table-cell office:value-type="float" office:value="17.089" calcext:value-type="float">
            <text:p>17.089</text:p>
          </table:table-cell>
          <table:table-cell office:value-type="float" office:value="12.345" calcext:value-type="float">
            <text:p>12.345</text:p>
          </table:table-cell>
          <table:table-cell office:value-type="float" office:value="1.4102" calcext:value-type="float">
            <text:p>1.4102</text:p>
          </table:table-cell>
          <table:table-cell table:style-name="ce4" office:value-type="float" office:value="0.13107" calcext:value-type="float">
            <text:p>0.13107</text:p>
          </table:table-cell>
        </table:table-row>
        <table:table-row table:style-name="ro1">
          <table:covered-table-cell/>
          <table:table-cell office:value-type="float" office:value="12.508" calcext:value-type="float">
            <text:p>12.508</text:p>
          </table:table-cell>
          <table:table-cell office:value-type="float" office:value="25.515" calcext:value-type="float">
            <text:p>25.515</text:p>
          </table:table-cell>
          <table:table-cell office:value-type="float" office:value="48.85" calcext:value-type="float">
            <text:p>48.85</text:p>
          </table:table-cell>
          <table:table-cell office:value-type="float" office:value="88.768" calcext:value-type="float">
            <text:p>88.768</text:p>
          </table:table-cell>
          <table:table-cell office:value-type="float" office:value="199.38" calcext:value-type="float">
            <text:p>199.38</text:p>
          </table:table-cell>
          <table:table-cell office:value-type="float" office:value="395.89" calcext:value-type="float">
            <text:p>395.89</text:p>
          </table:table-cell>
          <table:table-cell office:value-type="float" office:value="803.68" calcext:value-type="float">
            <text:p>803.68</text:p>
          </table:table-cell>
          <table:table-cell office:value-type="float" office:value="1.5901" calcext:value-type="float">
            <text:p>1.5901</text:p>
          </table:table-cell>
          <table:table-cell office:value-type="float" office:value="3.2033" calcext:value-type="float">
            <text:p>3.2033</text:p>
          </table:table-cell>
          <table:table-cell office:value-type="float" office:value="5.5291" calcext:value-type="float">
            <text:p>5.5291</text:p>
          </table:table-cell>
          <table:table-cell office:value-type="float" office:value="12.037" calcext:value-type="float">
            <text:p>12.037</text:p>
          </table:table-cell>
          <table:table-cell office:value-type="float" office:value="9.683" calcext:value-type="float">
            <text:p>9.683</text:p>
          </table:table-cell>
          <table:table-cell office:value-type="float" office:value="8.7572" calcext:value-type="float">
            <text:p>8.7572</text:p>
          </table:table-cell>
          <table:table-cell office:value-type="float" office:value="2.7566" calcext:value-type="float">
            <text:p>2.7566</text:p>
          </table:table-cell>
          <table:table-cell table:style-name="ce4" office:value-type="float" office:value="17.24" calcext:value-type="float">
            <text:p>17.24</text:p>
          </table:table-cell>
          <table:table-cell office:value-type="float" office:value="2.0152" calcext:value-type="float">
            <text:p>2.0152</text:p>
          </table:table-cell>
        </table:table-row>
        <table:table-row table:style-name="ro1">
          <table:covered-table-cell/>
          <table:table-cell table:style-name="ce4" office:value-type="float" office:value="12.741" calcext:value-type="float">
            <text:p>12.741</text:p>
          </table:table-cell>
          <table:table-cell office:value-type="float" office:value="25.489" calcext:value-type="float">
            <text:p>25.489</text:p>
          </table:table-cell>
          <table:table-cell office:value-type="float" office:value="51.808" calcext:value-type="float">
            <text:p>51.808</text:p>
          </table:table-cell>
          <table:table-cell office:value-type="float" office:value="101.66" calcext:value-type="float">
            <text:p>101.66</text:p>
          </table:table-cell>
          <table:table-cell office:value-type="float" office:value="203.09" calcext:value-type="float">
            <text:p>203.09</text:p>
          </table:table-cell>
          <table:table-cell office:value-type="float" office:value="409.18" calcext:value-type="float">
            <text:p>409.18</text:p>
          </table:table-cell>
          <table:table-cell office:value-type="float" office:value="808.72" calcext:value-type="float">
            <text:p>808.72</text:p>
          </table:table-cell>
          <table:table-cell office:value-type="float" office:value="1.5783" calcext:value-type="float">
            <text:p>1.5783</text:p>
          </table:table-cell>
          <table:table-cell office:value-type="float" office:value="3.1369" calcext:value-type="float">
            <text:p>3.1369</text:p>
          </table:table-cell>
          <table:table-cell office:value-type="float" office:value="6.4143" calcext:value-type="float">
            <text:p>6.4143</text:p>
          </table:table-cell>
          <table:table-cell office:value-type="float" office:value="12.28" calcext:value-type="float">
            <text:p>12.28</text:p>
          </table:table-cell>
          <table:table-cell office:value-type="float" office:value="12.464" calcext:value-type="float">
            <text:p>12.464</text:p>
          </table:table-cell>
          <table:table-cell office:value-type="float" office:value="22.628" calcext:value-type="float">
            <text:p>22.628</text:p>
          </table:table-cell>
          <table:table-cell office:value-type="float" office:value="3.0228" calcext:value-type="float">
            <text:p>3.0228</text:p>
          </table:table-cell>
          <table:table-cell office:value-type="float" office:value="1.3599" calcext:value-type="float">
            <text:p>1.3599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covered-table-cell/>
          <table:table-cell table:style-name="ce4" office:value-type="float" office:value="12.607" calcext:value-type="float">
            <text:p>12.607</text:p>
          </table:table-cell>
          <table:table-cell office:value-type="float" office:value="24.448" calcext:value-type="float">
            <text:p>24.448</text:p>
          </table:table-cell>
          <table:table-cell office:value-type="float" office:value="50.368" calcext:value-type="float">
            <text:p>50.368</text:p>
          </table:table-cell>
          <table:table-cell office:value-type="float" office:value="96.316" calcext:value-type="float">
            <text:p>96.316</text:p>
          </table:table-cell>
          <table:table-cell office:value-type="float" office:value="184.6" calcext:value-type="float">
            <text:p>184.6</text:p>
          </table:table-cell>
          <table:table-cell office:value-type="float" office:value="305.38" calcext:value-type="float">
            <text:p>305.38</text:p>
          </table:table-cell>
          <table:table-cell office:value-type="float" office:value="744.26" calcext:value-type="float">
            <text:p>744.26</text:p>
          </table:table-cell>
          <table:table-cell office:value-type="float" office:value="1.5217" calcext:value-type="float">
            <text:p>1.5217</text:p>
          </table:table-cell>
          <table:table-cell office:value-type="float" office:value="2.7343" calcext:value-type="float">
            <text:p>2.7343</text:p>
          </table:table-cell>
          <table:table-cell office:value-type="float" office:value="5.2897" calcext:value-type="float">
            <text:p>5.2897</text:p>
          </table:table-cell>
          <table:table-cell office:value-type="float" office:value="12.329" calcext:value-type="float">
            <text:p>12.329</text:p>
          </table:table-cell>
          <table:table-cell office:value-type="float" office:value="15.718" calcext:value-type="float">
            <text:p>15.718</text:p>
          </table:table-cell>
          <table:table-cell office:value-type="float" office:value="22.888" calcext:value-type="float">
            <text:p>22.888</text:p>
          </table:table-cell>
          <table:table-cell office:value-type="float" office:value="16.626" calcext:value-type="float">
            <text:p>16.626</text:p>
          </table:table-cell>
          <table:table-cell office:value-type="float" office:value="3.1048" calcext:value-type="float">
            <text:p>3.104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covered-table-cell/>
          <table:table-cell office:value-type="float" office:value="10.829" calcext:value-type="float">
            <text:p>10.829</text:p>
          </table:table-cell>
          <table:table-cell office:value-type="float" office:value="24.217" calcext:value-type="float">
            <text:p>24.217</text:p>
          </table:table-cell>
          <table:table-cell office:value-type="float" office:value="49.546" calcext:value-type="float">
            <text:p>49.546</text:p>
          </table:table-cell>
          <table:table-cell office:value-type="float" office:value="100.01" calcext:value-type="float">
            <text:p>100.01</text:p>
          </table:table-cell>
          <table:table-cell office:value-type="float" office:value="201.18" calcext:value-type="float">
            <text:p>201.18</text:p>
          </table:table-cell>
          <table:table-cell office:value-type="float" office:value="401.63" calcext:value-type="float">
            <text:p>401.63</text:p>
          </table:table-cell>
          <table:table-cell office:value-type="float" office:value="783.04" calcext:value-type="float">
            <text:p>783.04</text:p>
          </table:table-cell>
          <table:table-cell office:value-type="float" office:value="1.5266" calcext:value-type="float">
            <text:p>1.5266</text:p>
          </table:table-cell>
          <table:table-cell office:value-type="float" office:value="2.5736" calcext:value-type="float">
            <text:p>2.5736</text:p>
          </table:table-cell>
          <table:table-cell office:value-type="float" office:value="4.2762" calcext:value-type="float">
            <text:p>4.2762</text:p>
          </table:table-cell>
          <table:table-cell office:value-type="float" office:value="10.054" calcext:value-type="float">
            <text:p>10.054</text:p>
          </table:table-cell>
          <table:table-cell office:value-type="float" office:value="7.7691" calcext:value-type="float">
            <text:p>7.7691</text:p>
          </table:table-cell>
          <table:table-cell office:value-type="float" office:value="17.297" calcext:value-type="float">
            <text:p>17.297</text:p>
          </table:table-cell>
          <table:table-cell office:value-type="float" office:value="31.678" calcext:value-type="float">
            <text:p>31.678</text:p>
          </table:table-cell>
          <table:table-cell office:value-type="float" office:value="13.287" calcext:value-type="float">
            <text:p>13.287</text:p>
          </table:table-cell>
          <table:table-cell office:value-type="float" office:value="0.08192" calcext:value-type="float">
            <text:p>0.08192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2.137" calcext:value-type="float">
            <text:p>12.137</text:p>
          </table:table-cell>
          <table:table-cell table:style-name="ce1" table:formula="of:=AVERAGE([.C13:.C17])" office:value-type="float" office:value="25.057" calcext:value-type="float">
            <text:p>25.057</text:p>
          </table:table-cell>
          <table:table-cell table:style-name="ce1" table:formula="of:=AVERAGE([.D13:.D17])" office:value-type="float" office:value="49.9968" calcext:value-type="float">
            <text:p>49.9968</text:p>
          </table:table-cell>
          <table:table-cell table:formula="of:=AVERAGE([.E13:.E17])" office:value-type="float" office:value="97.4988" calcext:value-type="float">
            <text:p>97.4988</text:p>
          </table:table-cell>
          <table:table-cell table:formula="of:=AVERAGE([.F13:.F17])" office:value-type="float" office:value="196.152" calcext:value-type="float">
            <text:p>196.152</text:p>
          </table:table-cell>
          <table:table-cell table:formula="of:=AVERAGE([.G13:.G17])" office:value-type="float" office:value="383.056" calcext:value-type="float">
            <text:p>383.056</text:p>
          </table:table-cell>
          <table:table-cell table:formula="of:=AVERAGE([.H13:.H17])" office:value-type="float" office:value="787.62" calcext:value-type="float">
            <text:p>787.62</text:p>
          </table:table-cell>
          <table:table-cell table:formula="of:=AVERAGE([.I13:.I17])" office:value-type="float" office:value="1.55466" calcext:value-type="float">
            <text:p>1.55466</text:p>
          </table:table-cell>
          <table:table-cell table:formula="of:=AVERAGE([.J13:.J17])" office:value-type="float" office:value="2.80944" calcext:value-type="float">
            <text:p>2.80944</text:p>
          </table:table-cell>
          <table:table-cell table:formula="of:=AVERAGE([.K13:.K17])" office:value-type="float" office:value="5.37782" calcext:value-type="float">
            <text:p>5.37782</text:p>
          </table:table-cell>
          <table:table-cell table:formula="of:=AVERAGE([.L13:.L17])" office:value-type="float" office:value="11.8142" calcext:value-type="float">
            <text:p>11.8142</text:p>
          </table:table-cell>
          <table:table-cell table:formula="of:=AVERAGE([.M13:.M17])" office:value-type="float" office:value="10.81438" calcext:value-type="float">
            <text:p>10.81438</text:p>
          </table:table-cell>
          <table:table-cell table:formula="of:=AVERAGE([.N13:.N17])" office:value-type="float" office:value="17.73184" calcext:value-type="float">
            <text:p>17.73184</text:p>
          </table:table-cell>
          <table:table-cell table:formula="of:=AVERAGE([.O13:.O17])" office:value-type="float" office:value="13.28568" calcext:value-type="float">
            <text:p>13.28568</text:p>
          </table:table-cell>
          <table:table-cell table:formula="of:=AVERAGE([.P13:.P17])" office:value-type="float" office:value="7.28038" calcext:value-type="float">
            <text:p>7.28038</text:p>
          </table:table-cell>
          <table:table-cell table:formula="of:=AVERAGE([.Q13:.Q17])" office:value-type="float" office:value="1.042022" calcext:value-type="float">
            <text:p>1.042022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2137" calcext:value-type="float">
            <text:p>0.012137</text:p>
          </table:table-cell>
          <table:table-cell table:style-name="ce4" table:formula="of:=ROUND([.C19]/1000;6)" office:value-type="float" office:value="0.025057" calcext:value-type="float">
            <text:p>0.025057</text:p>
          </table:table-cell>
          <table:table-cell table:style-name="ce4" table:formula="of:=ROUND([.D19]/1000;6)" office:value-type="float" office:value="0.049997" calcext:value-type="float">
            <text:p>0.049997</text:p>
          </table:table-cell>
          <table:table-cell table:style-name="ce4" table:formula="of:=ROUND([.E19]/1000;6)" office:value-type="float" office:value="0.097499" calcext:value-type="float">
            <text:p>0.097499</text:p>
          </table:table-cell>
          <table:table-cell table:style-name="ce4" table:formula="of:=ROUND([.F19]/1000;6)" office:value-type="float" office:value="0.196152" calcext:value-type="float">
            <text:p>0.196152</text:p>
          </table:table-cell>
          <table:table-cell table:style-name="ce4" table:formula="of:=ROUND([.G19]/1000;6)" office:value-type="float" office:value="0.383056" calcext:value-type="float">
            <text:p>0.383056</text:p>
          </table:table-cell>
          <table:table-cell table:style-name="ce4" table:formula="of:=ROUND([.H19]/1000;6)" office:value-type="float" office:value="0.78762" calcext:value-type="float">
            <text:p>0.7876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租户不同</text:span></text:p>
            <text:p><text:span text:style-name="T1">节点的租户虚</text:span></text:p>
            <text:p><text:span text:style-name="T1">拟机和提供者</text:span></text:p>
            <text:p><text:span text:style-name="T1">虚拟机延迟</text:span></text:p>
          </table:table-cell>
          <table:table-cell table:style-name="ce4" office:value-type="float" office:value="342.99" calcext:value-type="float">
            <text:p>342.99</text:p>
          </table:table-cell>
          <table:table-cell office:value-type="float" office:value="342.35" calcext:value-type="float">
            <text:p>342.35</text:p>
          </table:table-cell>
          <table:table-cell office:value-type="float" office:value="355.87" calcext:value-type="float">
            <text:p>355.87</text:p>
          </table:table-cell>
          <table:table-cell office:value-type="float" office:value="338.18" calcext:value-type="float">
            <text:p>338.18</text:p>
          </table:table-cell>
          <table:table-cell office:value-type="float" office:value="345.9" calcext:value-type="float">
            <text:p>34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359.97" calcext:value-type="float">
            <text:p>359.97</text:p>
          </table:table-cell>
          <table:table-cell office:value-type="float" office:value="441.4" calcext:value-type="float">
            <text:p>441.4</text:p>
          </table:table-cell>
          <table:table-cell office:value-type="float" office:value="494.19" calcext:value-type="float">
            <text:p>494.19</text:p>
          </table:table-cell>
          <table:table-cell office:value-type="float" office:value="551.72" calcext:value-type="float">
            <text:p>551.72</text:p>
          </table:table-cell>
          <table:table-cell office:value-type="float" office:value="502.01" calcext:value-type="float">
            <text:p>502.01</text:p>
          </table:table-cell>
          <table:table-cell office:value-type="float" office:value="616.33" calcext:value-type="float">
            <text:p>616.33</text:p>
          </table:table-cell>
          <table:table-cell office:value-type="float" office:value="678.43" calcext:value-type="float">
            <text:p>678.43</text:p>
          </table:table-cell>
          <table:table-cell office:value-type="float" office:value="17241" calcext:value-type="float">
            <text:p>17241</text:p>
          </table:table-cell>
          <table:table-cell office:value-type="float" office:value="1220" calcext:value-type="float">
            <text:p>122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covered-table-cell/>
          <table:table-cell table:style-name="ce4" office:value-type="float" office:value="340.19" calcext:value-type="float">
            <text:p>340.19</text:p>
          </table:table-cell>
          <table:table-cell office:value-type="float" office:value="352.8" calcext:value-type="float">
            <text:p>352.8</text:p>
          </table:table-cell>
          <table:table-cell office:value-type="float" office:value="366.57" calcext:value-type="float">
            <text:p>366.57</text:p>
          </table:table-cell>
          <table:table-cell office:value-type="float" office:value="351.12" calcext:value-type="float">
            <text:p>351.12</text:p>
          </table:table-cell>
          <table:table-cell office:value-type="float" office:value="361.14" calcext:value-type="float">
            <text:p>361.14</text:p>
          </table:table-cell>
          <table:table-cell office:value-type="float" office:value="338.87" calcext:value-type="float">
            <text:p>338.87</text:p>
          </table:table-cell>
          <table:table-cell office:value-type="float" office:value="345.48" calcext:value-type="float">
            <text:p>345.48</text:p>
          </table:table-cell>
          <table:table-cell office:value-type="float" office:value="440.43" calcext:value-type="float">
            <text:p>440.43</text:p>
          </table:table-cell>
          <table:table-cell office:value-type="float" office:value="469.7" calcext:value-type="float">
            <text:p>469.7</text:p>
          </table:table-cell>
          <table:table-cell office:value-type="float" office:value="546.3" calcext:value-type="float">
            <text:p>546.3</text:p>
          </table:table-cell>
          <table:table-cell office:value-type="float" office:value="491.88" calcext:value-type="float">
            <text:p>491.88</text:p>
          </table:table-cell>
          <table:table-cell office:value-type="float" office:value="607.72" calcext:value-type="float">
            <text:p>607.72</text:p>
          </table:table-cell>
          <table:table-cell office:value-type="float" office:value="740.19" calcext:value-type="float">
            <text:p>740.19</text:p>
          </table:table-cell>
          <table:table-cell office:value-type="float" office:value="814" calcext:value-type="float">
            <text:p>814</text:p>
          </table:table-cell>
          <table:table-cell office:value-type="float" office:value="1117" calcext:value-type="float">
            <text:p>1117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covered-table-cell/>
          <table:table-cell table:style-name="ce4" office:value-type="float" office:value="333.17" calcext:value-type="float">
            <text:p>333.17</text:p>
          </table:table-cell>
          <table:table-cell office:value-type="float" office:value="322.74" calcext:value-type="float">
            <text:p>322.74</text:p>
          </table:table-cell>
          <table:table-cell office:value-type="float" office:value="356.76" calcext:value-type="float">
            <text:p>356.76</text:p>
          </table:table-cell>
          <table:table-cell office:value-type="float" office:value="354.92" calcext:value-type="float">
            <text:p>354.92</text:p>
          </table:table-cell>
          <table:table-cell office:value-type="float" office:value="339.62" calcext:value-type="float">
            <text:p>339.62</text:p>
          </table:table-cell>
          <table:table-cell office:value-type="float" office:value="348.43" calcext:value-type="float">
            <text:p>348.43</text:p>
          </table:table-cell>
          <table:table-cell office:value-type="float" office:value="345.84" calcext:value-type="float">
            <text:p>345.84</text:p>
          </table:table-cell>
          <table:table-cell office:value-type="float" office:value="428.27" calcext:value-type="float">
            <text:p>428.27</text:p>
          </table:table-cell>
          <table:table-cell office:value-type="float" office:value="470.48" calcext:value-type="float">
            <text:p>470.48</text:p>
          </table:table-cell>
          <table:table-cell office:value-type="float" office:value="520.83" calcext:value-type="float">
            <text:p>520.83</text:p>
          </table:table-cell>
          <table:table-cell office:value-type="float" office:value="503.65" calcext:value-type="float">
            <text:p>503.65</text:p>
          </table:table-cell>
          <table:table-cell office:value-type="float" office:value="613.93" calcext:value-type="float">
            <text:p>613.93</text:p>
          </table:table-cell>
          <table:table-cell office:value-type="float" office:value="650.91" calcext:value-type="float">
            <text:p>650.91</text:p>
          </table:table-cell>
          <table:table-cell office:value-type="float" office:value="788.33" calcext:value-type="float">
            <text:p>788.33</text:p>
          </table:table-cell>
          <table:table-cell office:value-type="float" office:value="1088" calcext:value-type="float">
            <text:p>108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covered-table-cell/>
          <table:table-cell table:style-name="ce5" office:value-type="float" office:value="336.36" calcext:value-type="float">
            <text:p>336.36</text:p>
          </table:table-cell>
          <table:table-cell office:value-type="float" office:value="348.55" calcext:value-type="float">
            <text:p>348.55</text:p>
          </table:table-cell>
          <table:table-cell office:value-type="float" office:value="343.94" calcext:value-type="float">
            <text:p>343.94</text:p>
          </table:table-cell>
          <table:table-cell office:value-type="float" office:value="353.48" calcext:value-type="float">
            <text:p>353.48</text:p>
          </table:table-cell>
          <table:table-cell office:value-type="float" office:value="343.76" calcext:value-type="float">
            <text:p>343.76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6" calcext:value-type="float">
            <text:p>356</text:p>
          </table:table-cell>
          <table:table-cell office:value-type="float" office:value="448.76" calcext:value-type="float">
            <text:p>448.76</text:p>
          </table:table-cell>
          <table:table-cell office:value-type="float" office:value="475.74" calcext:value-type="float">
            <text:p>475.74</text:p>
          </table:table-cell>
          <table:table-cell office:value-type="float" office:value="521.78" calcext:value-type="float">
            <text:p>521.78</text:p>
          </table:table-cell>
          <table:table-cell office:value-type="float" office:value="489.48" calcext:value-type="float">
            <text:p>489.48</text:p>
          </table:table-cell>
          <table:table-cell office:value-type="float" office:value="610.13" calcext:value-type="float">
            <text:p>610.13</text:p>
          </table:table-cell>
          <table:table-cell office:value-type="float" office:value="682.98" calcext:value-type="float">
            <text:p>682.98</text:p>
          </table:table-cell>
          <table:table-cell office:value-type="float" office:value="802.25" calcext:value-type="float">
            <text:p>802.25</text:p>
          </table:table-cell>
          <table:table-cell office:value-type="float" office:value="1078" calcext:value-type="float">
            <text:p>107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covered-table-cell/>
          <table:table-cell table:style-name="ce4" office:value-type="float" office:value="336.13" calcext:value-type="float">
            <text:p>336.13</text:p>
          </table:table-cell>
          <table:table-cell office:value-type="float" office:value="368.87" calcext:value-type="float">
            <text:p>368.87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4.69" calcext:value-type="float">
            <text:p>354.69</text:p>
          </table:table-cell>
          <table:table-cell office:value-type="float" office:value="347.34" calcext:value-type="float">
            <text:p>347.34</text:p>
          </table:table-cell>
          <table:table-cell office:value-type="float" office:value="358.81" calcext:value-type="float">
            <text:p>358.81</text:p>
          </table:table-cell>
          <table:table-cell office:value-type="float" office:value="336.59" calcext:value-type="float">
            <text:p>336.59</text:p>
          </table:table-cell>
          <table:table-cell office:value-type="float" office:value="430.29" calcext:value-type="float">
            <text:p>430.29</text:p>
          </table:table-cell>
          <table:table-cell office:value-type="float" office:value="445.87" calcext:value-type="float">
            <text:p>445.87</text:p>
          </table:table-cell>
          <table:table-cell office:value-type="float" office:value="478.58" calcext:value-type="float">
            <text:p>478.58</text:p>
          </table:table-cell>
          <table:table-cell office:value-type="float" office:value="491.4" calcext:value-type="float">
            <text:p>491.4</text:p>
          </table:table-cell>
          <table:table-cell office:value-type="float" office:value="602.59" calcext:value-type="float">
            <text:p>602.59</text:p>
          </table:table-cell>
          <table:table-cell office:value-type="float" office:value="656.81" calcext:value-type="float">
            <text:p>656.81</text:p>
          </table:table-cell>
          <table:table-cell office:value-type="float" office:value="776.1" calcext:value-type="float">
            <text:p>776.1</text:p>
          </table:table-cell>
          <table:table-cell office:value-type="float" office:value="1094" calcext:value-type="float">
            <text:p>109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337.768" calcext:value-type="float">
            <text:p>337.768</text:p>
          </table:table-cell>
          <table:table-cell table:formula="of:=AVERAGE([.C21:.C25])" office:value-type="float" office:value="347.062" calcext:value-type="float">
            <text:p>347.062</text:p>
          </table:table-cell>
          <table:table-cell table:formula="of:=AVERAGE([.D21:.D25])" office:value-type="float" office:value="354.632" calcext:value-type="float">
            <text:p>354.632</text:p>
          </table:table-cell>
          <table:table-cell table:formula="of:=AVERAGE([.E21:.E25])" office:value-type="float" office:value="350.478" calcext:value-type="float">
            <text:p>350.478</text:p>
          </table:table-cell>
          <table:table-cell table:formula="of:=AVERAGE([.F21:.F25])" office:value-type="float" office:value="347.552" calcext:value-type="float">
            <text:p>347.552</text:p>
          </table:table-cell>
          <table:table-cell table:formula="of:=AVERAGE([.G21:.G25])" office:value-type="float" office:value="351.432" calcext:value-type="float">
            <text:p>351.432</text:p>
          </table:table-cell>
          <table:table-cell table:formula="of:=AVERAGE([.H21:.H25])" office:value-type="float" office:value="348.776" calcext:value-type="float">
            <text:p>348.776</text:p>
          </table:table-cell>
          <table:table-cell table:formula="of:=AVERAGE([.I21:.I25])" office:value-type="float" office:value="437.83" calcext:value-type="float">
            <text:p>437.83</text:p>
          </table:table-cell>
          <table:table-cell table:formula="of:=AVERAGE([.J21:.J25])" office:value-type="float" office:value="471.196" calcext:value-type="float">
            <text:p>471.196</text:p>
          </table:table-cell>
          <table:table-cell table:formula="of:=AVERAGE([.K21:.K25])" office:value-type="float" office:value="523.842" calcext:value-type="float">
            <text:p>523.842</text:p>
          </table:table-cell>
          <table:table-cell table:formula="of:=AVERAGE([.L21:.L25])" office:value-type="float" office:value="495.684" calcext:value-type="float">
            <text:p>495.684</text:p>
          </table:table-cell>
          <table:table-cell table:formula="of:=AVERAGE([.M21:.M25])" office:value-type="float" office:value="610.14" calcext:value-type="float">
            <text:p>610.14</text:p>
          </table:table-cell>
          <table:table-cell table:formula="of:=AVERAGE([.N21:.N25])" office:value-type="float" office:value="681.864" calcext:value-type="float">
            <text:p>681.864</text:p>
          </table:table-cell>
          <table:table-cell table:formula="of:=AVERAGE([.O21:.O25])" office:value-type="float" office:value="4084.336" calcext:value-type="float">
            <text:p>4084.336</text:p>
          </table:table-cell>
          <table:table-cell table:formula="of:=AVERAGE([.P21:.P25])" office:value-type="float" office:value="1119.4" calcext:value-type="float">
            <text:p>1119.4</text:p>
          </table:table-cell>
          <table:table-cell table:formula="of:=AVERAGE([.Q21:.Q25])" office:value-type="float" office:value="1835.6" calcext:value-type="float">
            <text:p>1835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1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相同节点同一网段的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同一网段</text:span></text:p>
            <text:p><text:span text:style-name="T1">虚拟机发送带宽</text:span></text:p>
          </table:table-cell>
          <table:table-cell table:style-name="ce4" office:value-type="float" office:value="15.293" calcext:value-type="float">
            <text:p>15.293</text:p>
          </table:table-cell>
          <table:table-cell office:value-type="float" office:value="32.31" calcext:value-type="float">
            <text:p>32.31</text:p>
          </table:table-cell>
          <table:table-cell office:value-type="float" office:value="62.498" calcext:value-type="float">
            <text:p>62.498</text:p>
          </table:table-cell>
          <table:table-cell office:value-type="float" office:value="119.25" calcext:value-type="float">
            <text:p>119.25</text:p>
          </table:table-cell>
          <table:table-cell office:value-type="float" office:value="240.26" calcext:value-type="float">
            <text:p>240.26</text:p>
          </table:table-cell>
          <table:table-cell office:value-type="float" office:value="492.14" calcext:value-type="float">
            <text:p>492.14</text:p>
          </table:table-cell>
          <table:table-cell office:value-type="float" office:value="942.34" calcext:value-type="float">
            <text:p>942.34</text:p>
          </table:table-cell>
          <table:table-cell office:value-type="float" office:value="1.8748" calcext:value-type="float">
            <text:p>1.8748</text:p>
          </table:table-cell>
          <table:table-cell office:value-type="float" office:value="3.9373" calcext:value-type="float">
            <text:p>3.9373</text:p>
          </table:table-cell>
          <table:table-cell office:value-type="float" office:value="7.6526" calcext:value-type="float">
            <text:p>7.6526</text:p>
          </table:table-cell>
          <table:table-cell office:value-type="float" office:value="3.7632" calcext:value-type="float">
            <text:p>3.7632</text:p>
          </table:table-cell>
          <table:table-cell office:value-type="float" office:value="25.984" calcext:value-type="float">
            <text:p>25.984</text:p>
          </table:table-cell>
          <table:table-cell office:value-type="float" office:value="44.626" calcext:value-type="float">
            <text:p>44.626</text:p>
          </table:table-cell>
          <table:table-cell office:value-type="float" office:value="69.296" calcext:value-type="float">
            <text:p>69.296</text:p>
          </table:table-cell>
          <table:table-cell office:value-type="float" office:value="101.52" calcext:value-type="float">
            <text:p>101.52</text:p>
          </table:table-cell>
          <table:table-cell office:value-type="float" office:value="138.99" calcext:value-type="float">
            <text:p>138.99</text:p>
          </table:table-cell>
        </table:table-row>
        <table:table-row table:style-name="ro1">
          <table:covered-table-cell/>
          <table:table-cell table:style-name="ce4" office:value-type="float" office:value="14.661" calcext:value-type="float">
            <text:p>14.661</text:p>
          </table:table-cell>
          <table:table-cell office:value-type="float" office:value="29.388" calcext:value-type="float">
            <text:p>29.388</text:p>
          </table:table-cell>
          <table:table-cell office:value-type="float" office:value="58.952" calcext:value-type="float">
            <text:p>58.952</text:p>
          </table:table-cell>
          <table:table-cell office:value-type="float" office:value="119.85" calcext:value-type="float">
            <text:p>119.85</text:p>
          </table:table-cell>
          <table:table-cell office:value-type="float" office:value="233.46" calcext:value-type="float">
            <text:p>233.46</text:p>
          </table:table-cell>
          <table:table-cell office:value-type="float" office:value="483.68" calcext:value-type="float">
            <text:p>483.68</text:p>
          </table:table-cell>
          <table:table-cell office:value-type="float" office:value="928.35" calcext:value-type="float">
            <text:p>928.35</text:p>
          </table:table-cell>
          <table:table-cell office:value-type="float" office:value="1.8282" calcext:value-type="float">
            <text:p>1.8282</text:p>
          </table:table-cell>
          <table:table-cell office:value-type="float" office:value="3.782" calcext:value-type="float">
            <text:p>3.782</text:p>
          </table:table-cell>
          <table:table-cell office:value-type="float" office:value="7.4796" calcext:value-type="float">
            <text:p>7.4796</text:p>
          </table:table-cell>
          <table:table-cell office:value-type="float" office:value="13.906" calcext:value-type="float">
            <text:p>13.906</text:p>
          </table:table-cell>
          <table:table-cell office:value-type="float" office:value="24.819" calcext:value-type="float">
            <text:p>24.819</text:p>
          </table:table-cell>
          <table:table-cell office:value-type="float" office:value="20.73" calcext:value-type="float">
            <text:p>20.73</text:p>
          </table:table-cell>
          <table:table-cell office:value-type="float" office:value="14.52" calcext:value-type="float">
            <text:p>14.52</text:p>
          </table:table-cell>
          <table:table-cell office:value-type="float" office:value="104.82" calcext:value-type="float">
            <text:p>104.82</text:p>
          </table:table-cell>
          <table:table-cell office:value-type="float" office:value="120.29" calcext:value-type="float">
            <text:p>120.29</text:p>
          </table:table-cell>
        </table:table-row>
        <table:table-row table:style-name="ro1">
          <table:covered-table-cell/>
          <table:table-cell table:style-name="ce4" office:value-type="float" office:value="14.898" calcext:value-type="float">
            <text:p>14.898</text:p>
          </table:table-cell>
          <table:table-cell office:value-type="float" office:value="27.772" calcext:value-type="float">
            <text:p>27.772</text:p>
          </table:table-cell>
          <table:table-cell office:value-type="float" office:value="57.924" calcext:value-type="float">
            <text:p>57.924</text:p>
          </table:table-cell>
          <table:table-cell office:value-type="float" office:value="110.38" calcext:value-type="float">
            <text:p>110.38</text:p>
          </table:table-cell>
          <table:table-cell office:value-type="float" office:value="216.54" calcext:value-type="float">
            <text:p>216.54</text:p>
          </table:table-cell>
          <table:table-cell office:value-type="float" office:value="437.3" calcext:value-type="float">
            <text:p>437.3</text:p>
          </table:table-cell>
          <table:table-cell office:value-type="float" office:value="845.28" calcext:value-type="float">
            <text:p>845.28</text:p>
          </table:table-cell>
          <table:table-cell office:value-type="float" office:value="1.6703" calcext:value-type="float">
            <text:p>1.6703</text:p>
          </table:table-cell>
          <table:table-cell office:value-type="float" office:value="3.3672" calcext:value-type="float">
            <text:p>3.3672</text:p>
          </table:table-cell>
          <table:table-cell office:value-type="float" office:value="6.3823" calcext:value-type="float">
            <text:p>6.3823</text:p>
          </table:table-cell>
          <table:table-cell office:value-type="float" office:value="12.58" calcext:value-type="float">
            <text:p>12.58</text:p>
          </table:table-cell>
          <table:table-cell office:value-type="float" office:value="22.795" calcext:value-type="float">
            <text:p>22.795</text:p>
          </table:table-cell>
          <table:table-cell office:value-type="float" office:value="40.577" calcext:value-type="float">
            <text:p>40.577</text:p>
          </table:table-cell>
          <table:table-cell office:value-type="float" office:value="65.057" calcext:value-type="float">
            <text:p>65.057</text:p>
          </table:table-cell>
          <table:table-cell office:value-type="float" office:value="95.74" calcext:value-type="float">
            <text:p>95.74</text:p>
          </table:table-cell>
          <table:table-cell office:value-type="float" office:value="116.87" calcext:value-type="float">
            <text:p>116.87</text:p>
          </table:table-cell>
        </table:table-row>
        <table:table-row table:style-name="ro1">
          <table:covered-table-cell/>
          <table:table-cell table:style-name="ce4" office:value-type="float" office:value="14.361" calcext:value-type="float">
            <text:p>14.361</text:p>
          </table:table-cell>
          <table:table-cell office:value-type="float" office:value="28.897" calcext:value-type="float">
            <text:p>28.897</text:p>
          </table:table-cell>
          <table:table-cell office:value-type="float" office:value="55.114" calcext:value-type="float">
            <text:p>55.114</text:p>
          </table:table-cell>
          <table:table-cell office:value-type="float" office:value="115.48" calcext:value-type="float">
            <text:p>115.48</text:p>
          </table:table-cell>
          <table:table-cell office:value-type="float" office:value="237.58" calcext:value-type="float">
            <text:p>237.58</text:p>
          </table:table-cell>
          <table:table-cell office:value-type="float" office:value="470.72" calcext:value-type="float">
            <text:p>470.72</text:p>
          </table:table-cell>
          <table:table-cell office:value-type="float" office:value="932.13" calcext:value-type="float">
            <text:p>932.13</text:p>
          </table:table-cell>
          <table:table-cell office:value-type="float" office:value="1.9334" calcext:value-type="float">
            <text:p>1.9334</text:p>
          </table:table-cell>
          <table:table-cell office:value-type="float" office:value="3.7243" calcext:value-type="float">
            <text:p>3.7243</text:p>
          </table:table-cell>
          <table:table-cell office:value-type="float" office:value="7.2154" calcext:value-type="float">
            <text:p>7.2154</text:p>
          </table:table-cell>
          <table:table-cell office:value-type="float" office:value="13.82" calcext:value-type="float">
            <text:p>13.82</text:p>
          </table:table-cell>
          <table:table-cell office:value-type="float" office:value="24.823" calcext:value-type="float">
            <text:p>24.823</text:p>
          </table:table-cell>
          <table:table-cell office:value-type="float" office:value="39.105" calcext:value-type="float">
            <text:p>39.105</text:p>
          </table:table-cell>
          <table:table-cell office:value-type="float" office:value="70.218" calcext:value-type="float">
            <text:p>70.218</text:p>
          </table:table-cell>
          <table:table-cell office:value-type="float" office:value="102.34" calcext:value-type="float">
            <text:p>102.34</text:p>
          </table:table-cell>
          <table:table-cell office:value-type="float" office:value="133.07" calcext:value-type="float">
            <text:p>133.07</text:p>
          </table:table-cell>
        </table:table-row>
        <table:table-row table:style-name="ro1">
          <table:covered-table-cell/>
          <table:table-cell table:style-name="ce4" office:value-type="float" office:value="14.44" calcext:value-type="float">
            <text:p>14.44</text:p>
          </table:table-cell>
          <table:table-cell office:value-type="float" office:value="28.565" calcext:value-type="float">
            <text:p>28.565</text:p>
          </table:table-cell>
          <table:table-cell office:value-type="float" office:value="59.344" calcext:value-type="float">
            <text:p>59.344</text:p>
          </table:table-cell>
          <table:table-cell office:value-type="float" office:value="121.15" calcext:value-type="float">
            <text:p>121.15</text:p>
          </table:table-cell>
          <table:table-cell office:value-type="float" office:value="235.62" calcext:value-type="float">
            <text:p>235.62</text:p>
          </table:table-cell>
          <table:table-cell office:value-type="float" office:value="472.51" calcext:value-type="float">
            <text:p>472.51</text:p>
          </table:table-cell>
          <table:table-cell office:value-type="float" office:value="931.33" calcext:value-type="float">
            <text:p>931.33</text:p>
          </table:table-cell>
          <table:table-cell office:value-type="float" office:value="1.8802" calcext:value-type="float">
            <text:p>1.8802</text:p>
          </table:table-cell>
          <table:table-cell office:value-type="float" office:value="3.6735" calcext:value-type="float">
            <text:p>3.6735</text:p>
          </table:table-cell>
          <table:table-cell office:value-type="float" office:value="6.8785" calcext:value-type="float">
            <text:p>6.8785</text:p>
          </table:table-cell>
          <table:table-cell office:value-type="float" office:value="14.096" calcext:value-type="float">
            <text:p>14.096</text:p>
          </table:table-cell>
          <table:table-cell office:value-type="float" office:value="24.521" calcext:value-type="float">
            <text:p>24.521</text:p>
          </table:table-cell>
          <table:table-cell office:value-type="float" office:value="43.295" calcext:value-type="float">
            <text:p>43.295</text:p>
          </table:table-cell>
          <table:table-cell office:value-type="float" office:value="68.26" calcext:value-type="float">
            <text:p>68.26</text:p>
          </table:table-cell>
          <table:table-cell office:value-type="float" office:value="99.91" calcext:value-type="float">
            <text:p>99.91</text:p>
          </table:table-cell>
          <table:table-cell office:value-type="float" office:value="116.69" calcext:value-type="float">
            <text:p>116.69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4.7306" calcext:value-type="float">
            <text:p>14.7306</text:p>
          </table:table-cell>
          <table:table-cell table:style-name="ce4" table:formula="of:=AVERAGE( [.C4:.C8])" office:value-type="float" office:value="29.3864" calcext:value-type="float">
            <text:p>29.3864</text:p>
          </table:table-cell>
          <table:table-cell table:formula="of:=AVERAGE( [.D4:.D8])" office:value-type="float" office:value="58.7664" calcext:value-type="float">
            <text:p>58.7664</text:p>
          </table:table-cell>
          <table:table-cell table:formula="of:=AVERAGE([.E4:.E8])" office:value-type="float" office:value="117.222" calcext:value-type="float">
            <text:p>117.222</text:p>
          </table:table-cell>
          <table:table-cell table:style-name="ce1" table:formula="of:=AVERAGE([.F4:.F8])" office:value-type="float" office:value="232.692" calcext:value-type="float">
            <text:p>232.692</text:p>
          </table:table-cell>
          <table:table-cell table:style-name="ce1" table:formula="of:=AVERAGE([.G4:.G8])" office:value-type="float" office:value="471.27" calcext:value-type="float">
            <text:p>471.27</text:p>
          </table:table-cell>
          <table:table-cell table:style-name="ce1" table:formula="of:=AVERAGE([.H4:.H8])" office:value-type="float" office:value="915.886" calcext:value-type="float">
            <text:p>915.886</text:p>
          </table:table-cell>
          <table:table-cell table:style-name="ce1" table:formula="of:=AVERAGE([.I4:.I8])" office:value-type="float" office:value="1.83738" calcext:value-type="float">
            <text:p>1.83738</text:p>
          </table:table-cell>
          <table:table-cell table:style-name="ce1" table:formula="of:=AVERAGE([.J4:.J8])" office:value-type="float" office:value="3.69686" calcext:value-type="float">
            <text:p>3.69686</text:p>
          </table:table-cell>
          <table:table-cell table:style-name="ce1" table:formula="of:=AVERAGE([.K4:.K8])" office:value-type="float" office:value="7.12168" calcext:value-type="float">
            <text:p>7.12168</text:p>
          </table:table-cell>
          <table:table-cell table:style-name="ce1" table:formula="of:=AVERAGE([.L4:.L8])" office:value-type="float" office:value="11.63304" calcext:value-type="float">
            <text:p>11.63304</text:p>
          </table:table-cell>
          <table:table-cell table:style-name="ce1" table:formula="of:=AVERAGE([.M4:.M8])" office:value-type="float" office:value="24.5884" calcext:value-type="float">
            <text:p>24.5884</text:p>
          </table:table-cell>
          <table:table-cell table:style-name="ce1" table:formula="of:=AVERAGE([.N4:.N8])" office:value-type="float" office:value="37.6666" calcext:value-type="float">
            <text:p>37.6666</text:p>
          </table:table-cell>
          <table:table-cell table:style-name="ce1" table:formula="of:=AVERAGE([.O4:.O8])" office:value-type="float" office:value="57.4702" calcext:value-type="float">
            <text:p>57.4702</text:p>
          </table:table-cell>
          <table:table-cell table:style-name="ce1" table:formula="of:=AVERAGE([.P4:.P8])" office:value-type="float" office:value="100.866" calcext:value-type="float">
            <text:p>100.866</text:p>
          </table:table-cell>
          <table:table-cell table:style-name="ce1" table:formula="of:=AVERAGE([.Q4:.Q8])" office:value-type="float" office:value="125.182" calcext:value-type="float">
            <text:p>125.182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4731" calcext:value-type="float">
            <text:p>0.014731</text:p>
          </table:table-cell>
          <table:table-cell table:style-name="ce4" table:formula="of:=ROUND([.C10]/1000;6)" office:value-type="float" office:value="0.029386" calcext:value-type="float">
            <text:p>0.029386</text:p>
          </table:table-cell>
          <table:table-cell table:style-name="ce4" table:formula="of:=ROUND([.D10]/1000;6)" office:value-type="float" office:value="0.058766" calcext:value-type="float">
            <text:p>0.058766</text:p>
          </table:table-cell>
          <table:table-cell table:style-name="ce4" table:formula="of:=ROUND([.E10]/1000;6)" office:value-type="float" office:value="0.117222" calcext:value-type="float">
            <text:p>0.117222</text:p>
          </table:table-cell>
          <table:table-cell table:style-name="ce4" table:formula="of:=ROUND([.F10]/1000;6)" office:value-type="float" office:value="0.232692" calcext:value-type="float">
            <text:p>0.232692</text:p>
          </table:table-cell>
          <table:table-cell table:style-name="ce4" table:formula="of:=ROUND([.G10]/1000;6)" office:value-type="float" office:value="0.47127" calcext:value-type="float">
            <text:p>0.47127</text:p>
          </table:table-cell>
          <table:table-cell table:style-name="ce4" table:formula="of:=ROUND([.H10]/1000;6)" office:value-type="float" office:value="0.915886" calcext:value-type="float">
            <text:p>0.915886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同一网段</text:span></text:p>
            <text:p><text:span text:style-name="T1">虚拟机接收带宽</text:span></text:p>
          </table:table-cell>
          <table:table-cell table:style-name="ce5" office:value-type="float" office:value="3.062" calcext:value-type="float">
            <text:p>3.062</text:p>
          </table:table-cell>
          <table:table-cell office:value-type="float" office:value="24.758" calcext:value-type="float">
            <text:p>24.758</text:p>
          </table:table-cell>
          <table:table-cell office:value-type="float" office:value="53.734" calcext:value-type="float">
            <text:p>53.734</text:p>
          </table:table-cell>
          <table:table-cell office:value-type="float" office:value="65.759" calcext:value-type="float">
            <text:p>65.759</text:p>
          </table:table-cell>
          <table:table-cell office:value-type="float" office:value="240.24" calcext:value-type="float">
            <text:p>240.24</text:p>
          </table:table-cell>
          <table:table-cell office:value-type="float" office:value="492.16" calcext:value-type="float">
            <text:p>492.16</text:p>
          </table:table-cell>
          <table:table-cell office:value-type="float" office:value="942.37" calcext:value-type="float">
            <text:p>942.37</text:p>
          </table:table-cell>
          <table:table-cell office:value-type="float" office:value="1.7412" calcext:value-type="float">
            <text:p>1.7412</text:p>
          </table:table-cell>
          <table:table-cell office:value-type="float" office:value="3.7263" calcext:value-type="float">
            <text:p>3.7263</text:p>
          </table:table-cell>
          <table:table-cell office:value-type="float" office:value="7.3677" calcext:value-type="float">
            <text:p>7.3677</text:p>
          </table:table-cell>
          <table:table-cell office:value-type="float" office:value="3.7637" calcext:value-type="float">
            <text:p>3.7637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87115" calcext:value-type="float">
            <text:p>0.87115</text:p>
          </table:table-cell>
          <table:table-cell office:value-type="float" office:value="0.70388" calcext:value-type="float">
            <text:p>0.70388</text:p>
          </table:table-cell>
          <table:table-cell office:value-type="float" office:value="1.2861" calcext:value-type="float">
            <text:p>1.2861</text:p>
          </table:table-cell>
          <table:table-cell table:style-name="ce4" office:value-type="float" office:value="2.3593" calcext:value-type="float">
            <text:p>2.3593</text:p>
          </table:table-cell>
        </table:table-row>
        <table:table-row table:style-name="ro1">
          <table:covered-table-cell/>
          <table:table-cell office:value-type="float" office:value="14.661" calcext:value-type="float">
            <text:p>14.661</text:p>
          </table:table-cell>
          <table:table-cell office:value-type="float" office:value="29.389" calcext:value-type="float">
            <text:p>29.389</text:p>
          </table:table-cell>
          <table:table-cell office:value-type="float" office:value="58.659" calcext:value-type="float">
            <text:p>58.659</text:p>
          </table:table-cell>
          <table:table-cell office:value-type="float" office:value="119.26" calcext:value-type="float">
            <text:p>119.26</text:p>
          </table:table-cell>
          <table:table-cell office:value-type="float" office:value="233.46" calcext:value-type="float">
            <text:p>233.46</text:p>
          </table:table-cell>
          <table:table-cell office:value-type="float" office:value="450.67" calcext:value-type="float">
            <text:p>450.67</text:p>
          </table:table-cell>
          <table:table-cell office:value-type="float" office:value="928.35" calcext:value-type="float">
            <text:p>928.35</text:p>
          </table:table-cell>
          <table:table-cell office:value-type="float" office:value="1.7886" calcext:value-type="float">
            <text:p>1.7886</text:p>
          </table:table-cell>
          <table:table-cell office:value-type="float" office:value="2.4972" calcext:value-type="float">
            <text:p>2.4972</text:p>
          </table:table-cell>
          <table:table-cell office:value-type="float" office:value="7.4798" calcext:value-type="float">
            <text:p>7.4798</text:p>
          </table:table-cell>
          <table:table-cell office:value-type="float" office:value="13.799" calcext:value-type="float">
            <text:p>13.799</text:p>
          </table:table-cell>
          <table:table-cell office:value-type="float" office:value="1.6732" calcext:value-type="float">
            <text:p>1.6732</text:p>
          </table:table-cell>
          <table:table-cell office:value-type="float" office:value="19.473" calcext:value-type="float">
            <text:p>19.473</text:p>
          </table:table-cell>
          <table:table-cell office:value-type="float" office:value="14.43" calcext:value-type="float">
            <text:p>14.43</text:p>
          </table:table-cell>
          <table:table-cell table:style-name="ce4" office:value-type="float" office:value="1.2861" calcext:value-type="float">
            <text:p>1.2861</text:p>
          </table:table-cell>
          <table:table-cell office:value-type="float" office:value="2.6084" calcext:value-type="float">
            <text:p>2.6084</text:p>
          </table:table-cell>
        </table:table-row>
        <table:table-row table:style-name="ro1">
          <table:covered-table-cell/>
          <table:table-cell table:style-name="ce4" office:value-type="float" office:value="14.892" calcext:value-type="float">
            <text:p>14.892</text:p>
          </table:table-cell>
          <table:table-cell office:value-type="float" office:value="27.773" calcext:value-type="float">
            <text:p>27.773</text:p>
          </table:table-cell>
          <table:table-cell office:value-type="float" office:value="57.92" calcext:value-type="float">
            <text:p>57.92</text:p>
          </table:table-cell>
          <table:table-cell office:value-type="float" office:value="110.38" calcext:value-type="float">
            <text:p>110.38</text:p>
          </table:table-cell>
          <table:table-cell office:value-type="float" office:value="216.54" calcext:value-type="float">
            <text:p>216.54</text:p>
          </table:table-cell>
          <table:table-cell office:value-type="float" office:value="437.31" calcext:value-type="float">
            <text:p>437.31</text:p>
          </table:table-cell>
          <table:table-cell office:value-type="float" office:value="845.31" calcext:value-type="float">
            <text:p>845.31</text:p>
          </table:table-cell>
          <table:table-cell office:value-type="float" office:value="1.6704" calcext:value-type="float">
            <text:p>1.6704</text:p>
          </table:table-cell>
          <table:table-cell office:value-type="float" office:value="3.3673" calcext:value-type="float">
            <text:p>3.3673</text:p>
          </table:table-cell>
          <table:table-cell office:value-type="float" office:value="6.3826" calcext:value-type="float">
            <text:p>6.3826</text:p>
          </table:table-cell>
          <table:table-cell office:value-type="float" office:value="12.58" calcext:value-type="float">
            <text:p>12.58</text:p>
          </table:table-cell>
          <table:table-cell office:value-type="float" office:value="2.5539" calcext:value-type="float">
            <text:p>2.5539</text:p>
          </table:table-cell>
          <table:table-cell office:value-type="float" office:value="3.2304" calcext:value-type="float">
            <text:p>3.2304</text:p>
          </table:table-cell>
          <table:table-cell office:value-type="float" office:value="0.61134" calcext:value-type="float">
            <text:p>0.61134</text:p>
          </table:table-cell>
          <table:table-cell office:value-type="float" office:value="1.3042" calcext:value-type="float">
            <text:p>1.3042</text:p>
          </table:table-cell>
          <table:table-cell office:value-type="float" office:value="2.7225" calcext:value-type="float">
            <text:p>2.7225</text:p>
          </table:table-cell>
        </table:table-row>
        <table:table-row table:style-name="ro1">
          <table:covered-table-cell/>
          <table:table-cell table:style-name="ce4" office:value-type="float" office:value="14.361" calcext:value-type="float">
            <text:p>14.361</text:p>
          </table:table-cell>
          <table:table-cell office:value-type="float" office:value="28.898" calcext:value-type="float">
            <text:p>28.898</text:p>
          </table:table-cell>
          <table:table-cell office:value-type="float" office:value="55.116" calcext:value-type="float">
            <text:p>55.116</text:p>
          </table:table-cell>
          <table:table-cell office:value-type="float" office:value="115.48" calcext:value-type="float">
            <text:p>115.48</text:p>
          </table:table-cell>
          <table:table-cell office:value-type="float" office:value="237.59" calcext:value-type="float">
            <text:p>237.59</text:p>
          </table:table-cell>
          <table:table-cell office:value-type="float" office:value="470.69" calcext:value-type="float">
            <text:p>470.69</text:p>
          </table:table-cell>
          <table:table-cell office:value-type="float" office:value="833.25" calcext:value-type="float">
            <text:p>833.25</text:p>
          </table:table-cell>
          <table:table-cell office:value-type="float" office:value="1.8804" calcext:value-type="float">
            <text:p>1.8804</text:p>
          </table:table-cell>
          <table:table-cell office:value-type="float" office:value="3.7244" calcext:value-type="float">
            <text:p>3.7244</text:p>
          </table:table-cell>
          <table:table-cell office:value-type="float" office:value="7.2156" calcext:value-type="float">
            <text:p>7.2156</text:p>
          </table:table-cell>
          <table:table-cell office:value-type="float" office:value="13.82" calcext:value-type="float">
            <text:p>13.82</text:p>
          </table:table-cell>
          <table:table-cell office:value-type="float" office:value="2.4699" calcext:value-type="float">
            <text:p>2.4699</text:p>
          </table:table-cell>
          <table:table-cell office:value-type="float" office:value="10.823" calcext:value-type="float">
            <text:p>10.823</text:p>
          </table:table-cell>
          <table:table-cell office:value-type="float" office:value="0.69471" calcext:value-type="float">
            <text:p>0.69471</text:p>
          </table:table-cell>
          <table:table-cell office:value-type="float" office:value="1.3124" calcext:value-type="float">
            <text:p>1.3124</text:p>
          </table:table-cell>
          <table:table-cell office:value-type="float" office:value="2.6573" calcext:value-type="float">
            <text:p>2.6573</text:p>
          </table:table-cell>
        </table:table-row>
        <table:table-row table:style-name="ro1">
          <table:covered-table-cell/>
          <table:table-cell office:value-type="float" office:value="14.438" calcext:value-type="float">
            <text:p>14.438</text:p>
          </table:table-cell>
          <table:table-cell office:value-type="float" office:value="28.566" calcext:value-type="float">
            <text:p>28.566</text:p>
          </table:table-cell>
          <table:table-cell office:value-type="float" office:value="19.79" calcext:value-type="float">
            <text:p>19.79</text:p>
          </table:table-cell>
          <table:table-cell office:value-type="float" office:value="121.15" calcext:value-type="float">
            <text:p>121.15</text:p>
          </table:table-cell>
          <table:table-cell office:value-type="float" office:value="187.01" calcext:value-type="float">
            <text:p>187.01</text:p>
          </table:table-cell>
          <table:table-cell office:value-type="float" office:value="142.83" calcext:value-type="float">
            <text:p>142.83</text:p>
          </table:table-cell>
          <table:table-cell office:value-type="float" office:value="635.94" calcext:value-type="float">
            <text:p>635.94</text:p>
          </table:table-cell>
          <table:table-cell office:value-type="float" office:value="1.7126" calcext:value-type="float">
            <text:p>1.7126</text:p>
          </table:table-cell>
          <table:table-cell office:value-type="float" office:value="3.6465" calcext:value-type="float">
            <text:p>3.6465</text:p>
          </table:table-cell>
          <table:table-cell office:value-type="float" office:value="6.8785" calcext:value-type="float">
            <text:p>6.8785</text:p>
          </table:table-cell>
          <table:table-cell office:value-type="float" office:value="14.097" calcext:value-type="float">
            <text:p>14.097</text:p>
          </table:table-cell>
          <table:table-cell office:value-type="float" office:value="4.4442" calcext:value-type="float">
            <text:p>4.4442</text:p>
          </table:table-cell>
          <table:table-cell office:value-type="float" office:value="3.5682" calcext:value-type="float">
            <text:p>3.5682</text:p>
          </table:table-cell>
          <table:table-cell office:value-type="float" office:value="0.87885" calcext:value-type="float">
            <text:p>0.87885</text:p>
          </table:table-cell>
          <table:table-cell office:value-type="float" office:value="1.5501" calcext:value-type="float">
            <text:p>1.5501</text:p>
          </table:table-cell>
          <table:table-cell office:value-type="float" office:value="2.9018" calcext:value-type="float">
            <text:p>2.9018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2.2828" calcext:value-type="float">
            <text:p>12.2828</text:p>
          </table:table-cell>
          <table:table-cell table:style-name="ce1" table:formula="of:=AVERAGE([.C13:.C17])" office:value-type="float" office:value="27.8768" calcext:value-type="float">
            <text:p>27.8768</text:p>
          </table:table-cell>
          <table:table-cell table:style-name="ce1" table:formula="of:=AVERAGE([.D13:.D17])" office:value-type="float" office:value="49.0438" calcext:value-type="float">
            <text:p>49.0438</text:p>
          </table:table-cell>
          <table:table-cell table:formula="of:=AVERAGE([.E13:.E17])" office:value-type="float" office:value="106.4058" calcext:value-type="float">
            <text:p>106.4058</text:p>
          </table:table-cell>
          <table:table-cell table:formula="of:=AVERAGE([.F13:.F17])" office:value-type="float" office:value="222.968" calcext:value-type="float">
            <text:p>222.968</text:p>
          </table:table-cell>
          <table:table-cell table:formula="of:=AVERAGE([.G13:.G17])" office:value-type="float" office:value="398.732" calcext:value-type="float">
            <text:p>398.732</text:p>
          </table:table-cell>
          <table:table-cell table:formula="of:=AVERAGE([.H13:.H17])" office:value-type="float" office:value="837.044" calcext:value-type="float">
            <text:p>837.044</text:p>
          </table:table-cell>
          <table:table-cell table:formula="of:=AVERAGE([.I13:.I17])" office:value-type="float" office:value="1.75864" calcext:value-type="float">
            <text:p>1.75864</text:p>
          </table:table-cell>
          <table:table-cell table:formula="of:=AVERAGE([.J13:.J17])" office:value-type="float" office:value="3.39234" calcext:value-type="float">
            <text:p>3.39234</text:p>
          </table:table-cell>
          <table:table-cell table:formula="of:=AVERAGE([.K13:.K17])" office:value-type="float" office:value="7.06484" calcext:value-type="float">
            <text:p>7.06484</text:p>
          </table:table-cell>
          <table:table-cell table:formula="of:=AVERAGE([.L13:.L17])" office:value-type="float" office:value="11.61194" calcext:value-type="float">
            <text:p>11.61194</text:p>
          </table:table-cell>
          <table:table-cell table:formula="of:=AVERAGE([.M13:.M17])" office:value-type="float" office:value="2.276572" calcext:value-type="float">
            <text:p>2.276572</text:p>
          </table:table-cell>
          <table:table-cell table:formula="of:=AVERAGE([.N13:.N17])" office:value-type="float" office:value="7.59315" calcext:value-type="float">
            <text:p>7.59315</text:p>
          </table:table-cell>
          <table:table-cell table:formula="of:=AVERAGE([.O13:.O17])" office:value-type="float" office:value="3.463756" calcext:value-type="float">
            <text:p>3.463756</text:p>
          </table:table-cell>
          <table:table-cell table:formula="of:=AVERAGE([.P13:.P17])" office:value-type="float" office:value="1.34778" calcext:value-type="float">
            <text:p>1.34778</text:p>
          </table:table-cell>
          <table:table-cell table:formula="of:=AVERAGE([.Q13:.Q17])" office:value-type="float" office:value="2.64986" calcext:value-type="float">
            <text:p>2.64986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2283" calcext:value-type="float">
            <text:p>0.012283</text:p>
          </table:table-cell>
          <table:table-cell table:style-name="ce4" table:formula="of:=ROUND([.C19]/1000;6)" office:value-type="float" office:value="0.027877" calcext:value-type="float">
            <text:p>0.027877</text:p>
          </table:table-cell>
          <table:table-cell table:style-name="ce4" table:formula="of:=ROUND([.D19]/1000;6)" office:value-type="float" office:value="0.049044" calcext:value-type="float">
            <text:p>0.049044</text:p>
          </table:table-cell>
          <table:table-cell table:style-name="ce4" table:formula="of:=ROUND([.E19]/1000;6)" office:value-type="float" office:value="0.106406" calcext:value-type="float">
            <text:p>0.106406</text:p>
          </table:table-cell>
          <table:table-cell table:style-name="ce4" table:formula="of:=ROUND([.F19]/1000;6)" office:value-type="float" office:value="0.222968" calcext:value-type="float">
            <text:p>0.222968</text:p>
          </table:table-cell>
          <table:table-cell table:style-name="ce4" table:formula="of:=ROUND([.G19]/1000;6)" office:value-type="float" office:value="0.398732" calcext:value-type="float">
            <text:p>0.398732</text:p>
          </table:table-cell>
          <table:table-cell table:style-name="ce4" table:formula="of:=ROUND([.H19]/1000;6)" office:value-type="float" office:value="0.837044" calcext:value-type="float">
            <text:p>0.83704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同一网段</text:span></text:p>
            <text:p><text:span text:style-name="T1">虚拟机延迟</text:span></text:p>
          </table:table-cell>
          <table:table-cell table:style-name="ce4" office:value-type="float" office:value="232.1" calcext:value-type="float">
            <text:p>232.1</text:p>
          </table:table-cell>
          <table:table-cell office:value-type="float" office:value="208.62" calcext:value-type="float">
            <text:p>208.62</text:p>
          </table:table-cell>
          <table:table-cell office:value-type="float" office:value="225.56" calcext:value-type="float">
            <text:p>225.56</text:p>
          </table:table-cell>
          <table:table-cell office:value-type="float" office:value="229.54" calcext:value-type="float">
            <text:p>229.54</text:p>
          </table:table-cell>
          <table:table-cell office:value-type="float" office:value="219.27" calcext:value-type="float">
            <text:p>219.27</text:p>
          </table:table-cell>
          <table:table-cell office:value-type="float" office:value="227.66" calcext:value-type="float">
            <text:p>227.66</text:p>
          </table:table-cell>
          <table:table-cell office:value-type="float" office:value="238.64" calcext:value-type="float">
            <text:p>238.64</text:p>
          </table:table-cell>
          <table:table-cell office:value-type="float" office:value="236.04" calcext:value-type="float">
            <text:p>236.04</text:p>
          </table:table-cell>
          <table:table-cell office:value-type="float" office:value="215.45" calcext:value-type="float">
            <text:p>215.45</text:p>
          </table:table-cell>
          <table:table-cell office:value-type="float" office:value="217.27" calcext:value-type="float">
            <text:p>217.27</text:p>
          </table:table-cell>
          <table:table-cell office:value-type="float" office:value="350.32" calcext:value-type="float">
            <text:p>350.32</text:p>
          </table:table-cell>
          <table:table-cell office:value-type="float" office:value="361.6" calcext:value-type="float">
            <text:p>361.6</text:p>
          </table:table-cell>
          <table:table-cell office:value-type="float" office:value="426.66" calcext:value-type="float">
            <text:p>426.66</text:p>
          </table:table-cell>
          <table:table-cell office:value-type="float" office:value="510.99" calcext:value-type="float">
            <text:p>510.99</text:p>
          </table:table-cell>
          <table:table-cell office:value-type="float" office:value="613.12" calcext:value-type="float">
            <text:p>613.12</text:p>
          </table:table-cell>
          <table:table-cell office:value-type="float" office:value="946.97" calcext:value-type="float">
            <text:p>946.97</text:p>
          </table:table-cell>
        </table:table-row>
        <table:table-row table:style-name="ro1">
          <table:covered-table-cell/>
          <table:table-cell table:style-name="ce4" office:value-type="float" office:value="224.14" calcext:value-type="float">
            <text:p>224.14</text:p>
          </table:table-cell>
          <table:table-cell office:value-type="float" office:value="213.42" calcext:value-type="float">
            <text:p>213.42</text:p>
          </table:table-cell>
          <table:table-cell office:value-type="float" office:value="211.98" calcext:value-type="float">
            <text:p>211.98</text:p>
          </table:table-cell>
          <table:table-cell office:value-type="float" office:value="229.02" calcext:value-type="float">
            <text:p>229.02</text:p>
          </table:table-cell>
          <table:table-cell office:value-type="float" office:value="221.02" calcext:value-type="float">
            <text:p>221.02</text:p>
          </table:table-cell>
          <table:table-cell office:value-type="float" office:value="223.39" calcext:value-type="float">
            <text:p>223.39</text:p>
          </table:table-cell>
          <table:table-cell office:value-type="float" office:value="214.62" calcext:value-type="float">
            <text:p>214.62</text:p>
          </table:table-cell>
          <table:table-cell office:value-type="float" office:value="219.95" calcext:value-type="float">
            <text:p>219.95</text:p>
          </table:table-cell>
          <table:table-cell office:value-type="float" office:value="222.59" calcext:value-type="float">
            <text:p>222.59</text:p>
          </table:table-cell>
          <table:table-cell office:value-type="float" office:value="218.84" calcext:value-type="float">
            <text:p>218.84</text:p>
          </table:table-cell>
          <table:table-cell office:value-type="float" office:value="238.69" calcext:value-type="float">
            <text:p>238.69</text:p>
          </table:table-cell>
          <table:table-cell office:value-type="float" office:value="305.2" calcext:value-type="float">
            <text:p>305.2</text:p>
          </table:table-cell>
          <table:table-cell office:value-type="float" office:value="344.06" calcext:value-type="float">
            <text:p>344.06</text:p>
          </table:table-cell>
          <table:table-cell office:value-type="float" office:value="452.8" calcext:value-type="float">
            <text:p>452.8</text:p>
          </table:table-cell>
          <table:table-cell office:value-type="float" office:value="599.34" calcext:value-type="float">
            <text:p>599.34</text:p>
          </table:table-cell>
          <table:table-cell office:value-type="float" office:value="953.74" calcext:value-type="float">
            <text:p>953.74</text:p>
          </table:table-cell>
        </table:table-row>
        <table:table-row table:style-name="ro1">
          <table:covered-table-cell/>
          <table:table-cell office:value-type="float" office:value="216.87" calcext:value-type="float">
            <text:p>216.87</text:p>
          </table:table-cell>
          <table:table-cell office:value-type="float" office:value="210.37" calcext:value-type="float">
            <text:p>210.37</text:p>
          </table:table-cell>
          <table:table-cell office:value-type="float" office:value="222.99" calcext:value-type="float">
            <text:p>222.99</text:p>
          </table:table-cell>
          <table:table-cell office:value-type="float" office:value="219.95" calcext:value-type="float">
            <text:p>219.95</text:p>
          </table:table-cell>
          <table:table-cell office:value-type="float" office:value="213.02" calcext:value-type="float">
            <text:p>213.02</text:p>
          </table:table-cell>
          <table:table-cell office:value-type="float" office:value="222.25" calcext:value-type="float">
            <text:p>222.25</text:p>
          </table:table-cell>
          <table:table-cell office:value-type="float" office:value="221.66" calcext:value-type="float">
            <text:p>221.66</text:p>
          </table:table-cell>
          <table:table-cell office:value-type="float" office:value="246.58" calcext:value-type="float">
            <text:p>246.58</text:p>
          </table:table-cell>
          <table:table-cell office:value-type="float" office:value="222" calcext:value-type="float">
            <text:p>222</text:p>
          </table:table-cell>
          <table:table-cell office:value-type="float" office:value="228.81" calcext:value-type="float">
            <text:p>228.81</text:p>
          </table:table-cell>
          <table:table-cell office:value-type="float" office:value="238.92" calcext:value-type="float">
            <text:p>238.92</text:p>
          </table:table-cell>
          <table:table-cell office:value-type="float" office:value="308.59" calcext:value-type="float">
            <text:p>308.59</text:p>
          </table:table-cell>
          <table:table-cell office:value-type="float" office:value="342.06" calcext:value-type="float">
            <text:p>342.06</text:p>
          </table:table-cell>
          <table:table-cell office:value-type="float" office:value="438.69" calcext:value-type="float">
            <text:p>438.69</text:p>
          </table:table-cell>
          <table:table-cell office:value-type="float" office:value="614.82" calcext:value-type="float">
            <text:p>614.82</text:p>
          </table:table-cell>
          <table:table-cell office:value-type="float" office:value="954.65" calcext:value-type="float">
            <text:p>954.65</text:p>
          </table:table-cell>
        </table:table-row>
        <table:table-row table:style-name="ro1">
          <table:covered-table-cell/>
          <table:table-cell table:style-name="ce5" office:value-type="float" office:value="218.56" calcext:value-type="float">
            <text:p>218.56</text:p>
          </table:table-cell>
          <table:table-cell office:value-type="float" office:value="211.13" calcext:value-type="float">
            <text:p>211.13</text:p>
          </table:table-cell>
          <table:table-cell office:value-type="float" office:value="229.12" calcext:value-type="float">
            <text:p>229.12</text:p>
          </table:table-cell>
          <table:table-cell office:value-type="float" office:value="216.94" calcext:value-type="float">
            <text:p>216.94</text:p>
          </table:table-cell>
          <table:table-cell office:value-type="float" office:value="220.34" calcext:value-type="float">
            <text:p>220.34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0" calcext:value-type="float">
            <text:p>220</text:p>
          </table:table-cell>
          <table:table-cell office:value-type="float" office:value="216.1" calcext:value-type="float">
            <text:p>216.1</text:p>
          </table:table-cell>
          <table:table-cell office:value-type="float" office:value="230.39" calcext:value-type="float">
            <text:p>230.39</text:p>
          </table:table-cell>
          <table:table-cell office:value-type="float" office:value="232.05" calcext:value-type="float">
            <text:p>232.05</text:p>
          </table:table-cell>
          <table:table-cell office:value-type="float" office:value="275.07" calcext:value-type="float">
            <text:p>275.07</text:p>
          </table:table-cell>
          <table:table-cell office:value-type="float" office:value="323.15" calcext:value-type="float">
            <text:p>323.15</text:p>
          </table:table-cell>
          <table:table-cell office:value-type="float" office:value="347.64" calcext:value-type="float">
            <text:p>347.64</text:p>
          </table:table-cell>
          <table:table-cell office:value-type="float" office:value="502.13" calcext:value-type="float">
            <text:p>502.13</text:p>
          </table:table-cell>
          <table:table-cell office:value-type="float" office:value="604.78" calcext:value-type="float">
            <text:p>604.7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covered-table-cell/>
          <table:table-cell table:style-name="ce4" office:value-type="float" office:value="215.01" calcext:value-type="float">
            <text:p>215.01</text:p>
          </table:table-cell>
          <table:table-cell office:value-type="float" office:value="211.93" calcext:value-type="float">
            <text:p>211.93</text:p>
          </table:table-cell>
          <table:table-cell office:value-type="float" office:value="218.32" calcext:value-type="float">
            <text:p>218.32</text:p>
          </table:table-cell>
          <table:table-cell office:value-type="float" office:value="216.57" calcext:value-type="float">
            <text:p>216.57</text:p>
          </table:table-cell>
          <table:table-cell office:value-type="float" office:value="213.72" calcext:value-type="float">
            <text:p>213.72</text:p>
          </table:table-cell>
          <table:table-cell office:value-type="float" office:value="214.29" calcext:value-type="float">
            <text:p>214.29</text:p>
          </table:table-cell>
          <table:table-cell office:value-type="float" office:value="213.38" calcext:value-type="float">
            <text:p>213.3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1.8" calcext:value-type="float">
            <text:p>211.8</text:p>
          </table:table-cell>
          <table:table-cell office:value-type="float" office:value="221.02" calcext:value-type="float">
            <text:p>221.02</text:p>
          </table:table-cell>
          <table:table-cell office:value-type="float" office:value="221.12" calcext:value-type="float">
            <text:p>221.12</text:p>
          </table:table-cell>
          <table:table-cell office:value-type="float" office:value="298.02" calcext:value-type="float">
            <text:p>298.02</text:p>
          </table:table-cell>
          <table:table-cell office:value-type="float" office:value="339.96" calcext:value-type="float">
            <text:p>339.96</text:p>
          </table:table-cell>
          <table:table-cell office:value-type="float" office:value="449.94" calcext:value-type="float">
            <text:p>449.94</text:p>
          </table:table-cell>
          <table:table-cell office:value-type="float" office:value="586.34" calcext:value-type="float">
            <text:p>586.34</text:p>
          </table:table-cell>
          <table:table-cell office:value-type="float" office:value="935.02" calcext:value-type="float">
            <text:p>935.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21.336" calcext:value-type="float">
            <text:p>221.336</text:p>
          </table:table-cell>
          <table:table-cell table:formula="of:=AVERAGE([.C21:.C25])" office:value-type="float" office:value="211.094" calcext:value-type="float">
            <text:p>211.094</text:p>
          </table:table-cell>
          <table:table-cell table:formula="of:=AVERAGE([.D21:.D25])" office:value-type="float" office:value="221.594" calcext:value-type="float">
            <text:p>221.594</text:p>
          </table:table-cell>
          <table:table-cell table:formula="of:=AVERAGE([.E21:.E25])" office:value-type="float" office:value="222.404" calcext:value-type="float">
            <text:p>222.404</text:p>
          </table:table-cell>
          <table:table-cell table:formula="of:=AVERAGE([.F21:.F25])" office:value-type="float" office:value="217.474" calcext:value-type="float">
            <text:p>217.474</text:p>
          </table:table-cell>
          <table:table-cell table:formula="of:=AVERAGE([.G21:.G25])" office:value-type="float" office:value="221.796" calcext:value-type="float">
            <text:p>221.796</text:p>
          </table:table-cell>
          <table:table-cell table:formula="of:=AVERAGE([.H21:.H25])" office:value-type="float" office:value="221.66" calcext:value-type="float">
            <text:p>221.66</text:p>
          </table:table-cell>
          <table:table-cell table:formula="of:=AVERAGE([.I21:.I25])" office:value-type="float" office:value="227.198" calcext:value-type="float">
            <text:p>227.198</text:p>
          </table:table-cell>
          <table:table-cell table:formula="of:=AVERAGE([.J21:.J25])" office:value-type="float" office:value="220.446" calcext:value-type="float">
            <text:p>220.446</text:p>
          </table:table-cell>
          <table:table-cell table:formula="of:=AVERAGE([.K21:.K25])" office:value-type="float" office:value="223.598" calcext:value-type="float">
            <text:p>223.598</text:p>
          </table:table-cell>
          <table:table-cell table:formula="of:=AVERAGE([.L21:.L25])" office:value-type="float" office:value="264.824" calcext:value-type="float">
            <text:p>264.824</text:p>
          </table:table-cell>
          <table:table-cell table:formula="of:=AVERAGE([.M21:.M25])" office:value-type="float" office:value="319.312" calcext:value-type="float">
            <text:p>319.312</text:p>
          </table:table-cell>
          <table:table-cell table:formula="of:=AVERAGE([.N21:.N25])" office:value-type="float" office:value="360.076" calcext:value-type="float">
            <text:p>360.076</text:p>
          </table:table-cell>
          <table:table-cell table:formula="of:=AVERAGE([.O21:.O25])" office:value-type="float" office:value="470.91" calcext:value-type="float">
            <text:p>470.91</text:p>
          </table:table-cell>
          <table:table-cell table:formula="of:=AVERAGE([.P21:.P25])" office:value-type="float" office:value="603.68" calcext:value-type="float">
            <text:p>603.68</text:p>
          </table:table-cell>
          <table:table-cell table:formula="of:=AVERAGE([.Q21:.Q25])" office:value-type="float" office:value="959.676" calcext:value-type="float">
            <text:p>959.6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2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节点同一网段的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同一网段</text:span></text:p>
            <text:p><text:span text:style-name="T1">虚拟机发送带宽</text:span></text:p>
          </table:table-cell>
          <table:table-cell table:style-name="ce4" office:value-type="float" office:value="13.133" calcext:value-type="float">
            <text:p>13.133</text:p>
          </table:table-cell>
          <table:table-cell office:value-type="float" office:value="26.907" calcext:value-type="float">
            <text:p>26.907</text:p>
          </table:table-cell>
          <table:table-cell office:value-type="float" office:value="52.41" calcext:value-type="float">
            <text:p>52.41</text:p>
          </table:table-cell>
          <table:table-cell office:value-type="float" office:value="115.68" calcext:value-type="float">
            <text:p>115.68</text:p>
          </table:table-cell>
          <table:table-cell office:value-type="float" office:value="221.56" calcext:value-type="float">
            <text:p>221.56</text:p>
          </table:table-cell>
          <table:table-cell office:value-type="float" office:value="443.2" calcext:value-type="float">
            <text:p>443.2</text:p>
          </table:table-cell>
          <table:table-cell office:value-type="float" office:value="904.1" calcext:value-type="float">
            <text:p>904.1</text:p>
          </table:table-cell>
          <table:table-cell office:value-type="float" office:value="1.7693" calcext:value-type="float">
            <text:p>1.7693</text:p>
          </table:table-cell>
          <table:table-cell office:value-type="float" office:value="2.7054" calcext:value-type="float">
            <text:p>2.7054</text:p>
          </table:table-cell>
          <table:table-cell office:value-type="float" office:value="5.6138" calcext:value-type="float">
            <text:p>5.6138</text:p>
          </table:table-cell>
          <table:table-cell office:value-type="float" office:value="13.613" calcext:value-type="float">
            <text:p>13.613</text:p>
          </table:table-cell>
          <table:table-cell office:value-type="float" office:value="23.481" calcext:value-type="float">
            <text:p>23.481</text:p>
          </table:table-cell>
          <table:table-cell office:value-type="float" office:value="41.771" calcext:value-type="float">
            <text:p>41.771</text:p>
          </table:table-cell>
          <table:table-cell office:value-type="float" office:value="62.861" calcext:value-type="float">
            <text:p>62.861</text:p>
          </table:table-cell>
          <table:table-cell office:value-type="float" office:value="88.695" calcext:value-type="float">
            <text:p>88.695</text:p>
          </table:table-cell>
          <table:table-cell office:value-type="float" office:value="110.15" calcext:value-type="float">
            <text:p>110.15</text:p>
          </table:table-cell>
        </table:table-row>
        <table:table-row table:style-name="ro1">
          <table:covered-table-cell/>
          <table:table-cell table:style-name="ce4" office:value-type="float" office:value="14.387" calcext:value-type="float">
            <text:p>14.387</text:p>
          </table:table-cell>
          <table:table-cell office:value-type="float" office:value="28.303" calcext:value-type="float">
            <text:p>28.303</text:p>
          </table:table-cell>
          <table:table-cell office:value-type="float" office:value="56.794" calcext:value-type="float">
            <text:p>56.7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211.17" calcext:value-type="float">
            <text:p>211.17</text:p>
          </table:table-cell>
          <table:table-cell office:value-type="float" office:value="447.22" calcext:value-type="float">
            <text:p>447.22</text:p>
          </table:table-cell>
          <table:table-cell office:value-type="float" office:value="919.75" calcext:value-type="float">
            <text:p>919.75</text:p>
          </table:table-cell>
          <table:table-cell office:value-type="float" office:value="1.889" calcext:value-type="float">
            <text:p>1.889</text:p>
          </table:table-cell>
          <table:table-cell office:value-type="float" office:value="3.6831" calcext:value-type="float">
            <text:p>3.6831</text:p>
          </table:table-cell>
          <table:table-cell office:value-type="float" office:value="7.147" calcext:value-type="float">
            <text:p>7.147</text:p>
          </table:table-cell>
          <table:table-cell office:value-type="float" office:value="14.092" calcext:value-type="float">
            <text:p>14.092</text:p>
          </table:table-cell>
          <table:table-cell office:value-type="float" office:value="24.57" calcext:value-type="float">
            <text:p>24.57</text:p>
          </table:table-cell>
          <table:table-cell office:value-type="float" office:value="42.676" calcext:value-type="float">
            <text:p>42.676</text:p>
          </table:table-cell>
          <table:table-cell office:value-type="float" office:value="67.744" calcext:value-type="float">
            <text:p>67.744</text:p>
          </table:table-cell>
          <table:table-cell office:value-type="float" office:value="97.788" calcext:value-type="float">
            <text:p>97.788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covered-table-cell/>
          <table:table-cell table:style-name="ce4" office:value-type="float" office:value="14.812" calcext:value-type="float">
            <text:p>14.812</text:p>
          </table:table-cell>
          <table:table-cell office:value-type="float" office:value="28.495" calcext:value-type="float">
            <text:p>28.495</text:p>
          </table:table-cell>
          <table:table-cell office:value-type="float" office:value="58.844" calcext:value-type="float">
            <text:p>58.844</text:p>
          </table:table-cell>
          <table:table-cell office:value-type="float" office:value="119.39" calcext:value-type="float">
            <text:p>119.39</text:p>
          </table:table-cell>
          <table:table-cell office:value-type="float" office:value="231.66" calcext:value-type="float">
            <text:p>231.66</text:p>
          </table:table-cell>
          <table:table-cell office:value-type="float" office:value="470.69" calcext:value-type="float">
            <text:p>470.69</text:p>
          </table:table-cell>
          <table:table-cell office:value-type="float" office:value="950.66" calcext:value-type="float">
            <text:p>950.66</text:p>
          </table:table-cell>
          <table:table-cell office:value-type="float" office:value="1.8097" calcext:value-type="float">
            <text:p>1.8097</text:p>
          </table:table-cell>
          <table:table-cell office:value-type="float" office:value="3.7034" calcext:value-type="float">
            <text:p>3.7034</text:p>
          </table:table-cell>
          <table:table-cell office:value-type="float" office:value="7.2402" calcext:value-type="float">
            <text:p>7.2402</text:p>
          </table:table-cell>
          <table:table-cell office:value-type="float" office:value="13.614" calcext:value-type="float">
            <text:p>13.614</text:p>
          </table:table-cell>
          <table:table-cell office:value-type="float" office:value="25.071" calcext:value-type="float">
            <text:p>25.071</text:p>
          </table:table-cell>
          <table:table-cell office:value-type="float" office:value="42.512" calcext:value-type="float">
            <text:p>42.512</text:p>
          </table:table-cell>
          <table:table-cell office:value-type="float" office:value="64.889" calcext:value-type="float">
            <text:p>64.889</text:p>
          </table:table-cell>
          <table:table-cell office:value-type="float" office:value="91.955" calcext:value-type="float">
            <text:p>91.955</text:p>
          </table:table-cell>
          <table:table-cell office:value-type="float" office:value="130.22" calcext:value-type="float">
            <text:p>130.22</text:p>
          </table:table-cell>
        </table:table-row>
        <table:table-row table:style-name="ro1">
          <table:covered-table-cell/>
          <table:table-cell table:style-name="ce4" office:value-type="float" office:value="14.436" calcext:value-type="float">
            <text:p>14.436</text:p>
          </table:table-cell>
          <table:table-cell office:value-type="float" office:value="28.508" calcext:value-type="float">
            <text:p>28.508</text:p>
          </table:table-cell>
          <table:table-cell office:value-type="float" office:value="55.396" calcext:value-type="float">
            <text:p>55.396</text:p>
          </table:table-cell>
          <table:table-cell office:value-type="float" office:value="108.97" calcext:value-type="float">
            <text:p>108.97</text:p>
          </table:table-cell>
          <table:table-cell office:value-type="float" office:value="226.24" calcext:value-type="float">
            <text:p>226.24</text:p>
          </table:table-cell>
          <table:table-cell office:value-type="float" office:value="458.51" calcext:value-type="float">
            <text:p>458.51</text:p>
          </table:table-cell>
          <table:table-cell office:value-type="float" office:value="916.83" calcext:value-type="float">
            <text:p>916.83</text:p>
          </table:table-cell>
          <table:table-cell office:value-type="float" office:value="1.8438" calcext:value-type="float">
            <text:p>1.8438</text:p>
          </table:table-cell>
          <table:table-cell office:value-type="float" office:value="2.341" calcext:value-type="float">
            <text:p>2.341</text:p>
          </table:table-cell>
          <table:table-cell office:value-type="float" office:value="5.6002" calcext:value-type="float">
            <text:p>5.6002</text:p>
          </table:table-cell>
          <table:table-cell office:value-type="float" office:value="13.434" calcext:value-type="float">
            <text:p>13.434</text:p>
          </table:table-cell>
          <table:table-cell office:value-type="float" office:value="14.087" calcext:value-type="float">
            <text:p>14.087</text:p>
          </table:table-cell>
          <table:table-cell office:value-type="float" office:value="18.811" calcext:value-type="float">
            <text:p>18.811</text:p>
          </table:table-cell>
          <table:table-cell office:value-type="float" office:value="64.618" calcext:value-type="float">
            <text:p>64.618</text:p>
          </table:table-cell>
          <table:table-cell office:value-type="float" office:value="95.355" calcext:value-type="float">
            <text:p>95.355</text:p>
          </table:table-cell>
          <table:table-cell office:value-type="float" office:value="134.81" calcext:value-type="float">
            <text:p>134.81</text:p>
          </table:table-cell>
        </table:table-row>
        <table:table-row table:style-name="ro1">
          <table:covered-table-cell/>
          <table:table-cell table:style-name="ce4" office:value-type="float" office:value="14.098" calcext:value-type="float">
            <text:p>14.098</text:p>
          </table:table-cell>
          <table:table-cell office:value-type="float" office:value="27.705" calcext:value-type="float">
            <text:p>27.705</text:p>
          </table:table-cell>
          <table:table-cell office:value-type="float" office:value="53.728" calcext:value-type="float">
            <text:p>53.728</text:p>
          </table:table-cell>
          <table:table-cell office:value-type="float" office:value="111.43" calcext:value-type="float">
            <text:p>111.43</text:p>
          </table:table-cell>
          <table:table-cell office:value-type="float" office:value="193.86" calcext:value-type="float">
            <text:p>193.86</text:p>
          </table:table-cell>
          <table:table-cell office:value-type="float" office:value="356.16" calcext:value-type="float">
            <text:p>356.16</text:p>
          </table:table-cell>
          <table:table-cell office:value-type="float" office:value="849.86" calcext:value-type="float">
            <text:p>849.86</text:p>
          </table:table-cell>
          <table:table-cell office:value-type="float" office:value="1.8993" calcext:value-type="float">
            <text:p>1.8993</text:p>
          </table:table-cell>
          <table:table-cell office:value-type="float" office:value="3.6321" calcext:value-type="float">
            <text:p>3.6321</text:p>
          </table:table-cell>
          <table:table-cell office:value-type="float" office:value="7.1803" calcext:value-type="float">
            <text:p>7.1803</text:p>
          </table:table-cell>
          <table:table-cell office:value-type="float" office:value="13.84" calcext:value-type="float">
            <text:p>13.84</text:p>
          </table:table-cell>
          <table:table-cell office:value-type="float" office:value="13.199" calcext:value-type="float">
            <text:p>13.199</text:p>
          </table:table-cell>
          <table:table-cell office:value-type="float" office:value="18.418" calcext:value-type="float">
            <text:p>18.418</text:p>
          </table:table-cell>
          <table:table-cell office:value-type="float" office:value="56.594" calcext:value-type="float">
            <text:p>56.594</text:p>
          </table:table-cell>
          <table:table-cell office:value-type="float" office:value="90.202" calcext:value-type="float">
            <text:p>90.202</text:p>
          </table:table-cell>
          <table:table-cell office:value-type="float" office:value="125.04" calcext:value-type="float">
            <text:p>125.0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4.1732" calcext:value-type="float">
            <text:p>14.1732</text:p>
          </table:table-cell>
          <table:table-cell table:style-name="ce4" table:formula="of:=AVERAGE( [.C4:.C8])" office:value-type="float" office:value="27.9836" calcext:value-type="float">
            <text:p>27.9836</text:p>
          </table:table-cell>
          <table:table-cell table:formula="of:=AVERAGE( [.D4:.D8])" office:value-type="float" office:value="55.4344" calcext:value-type="float">
            <text:p>55.4344</text:p>
          </table:table-cell>
          <table:table-cell table:formula="of:=AVERAGE([.E4:.E8])" office:value-type="float" office:value="111.842" calcext:value-type="float">
            <text:p>111.842</text:p>
          </table:table-cell>
          <table:table-cell table:style-name="ce1" table:formula="of:=AVERAGE([.F4:.F8])" office:value-type="float" office:value="216.898" calcext:value-type="float">
            <text:p>216.898</text:p>
          </table:table-cell>
          <table:table-cell table:style-name="ce1" table:formula="of:=AVERAGE([.G4:.G8])" office:value-type="float" office:value="435.156" calcext:value-type="float">
            <text:p>435.156</text:p>
          </table:table-cell>
          <table:table-cell table:style-name="ce1" table:formula="of:=AVERAGE([.H4:.H8])" office:value-type="float" office:value="908.24" calcext:value-type="float">
            <text:p>908.24</text:p>
          </table:table-cell>
          <table:table-cell table:style-name="ce1" table:formula="of:=AVERAGE([.I4:.I8])" office:value-type="float" office:value="1.84222" calcext:value-type="float">
            <text:p>1.84222</text:p>
          </table:table-cell>
          <table:table-cell table:style-name="ce1" table:formula="of:=AVERAGE([.J4:.J8])" office:value-type="float" office:value="3.213" calcext:value-type="float">
            <text:p>3.213</text:p>
          </table:table-cell>
          <table:table-cell table:style-name="ce1" table:formula="of:=AVERAGE([.K4:.K8])" office:value-type="float" office:value="6.5563" calcext:value-type="float">
            <text:p>6.5563</text:p>
          </table:table-cell>
          <table:table-cell table:style-name="ce1" table:formula="of:=AVERAGE([.L4:.L8])" office:value-type="float" office:value="13.7186" calcext:value-type="float">
            <text:p>13.7186</text:p>
          </table:table-cell>
          <table:table-cell table:style-name="ce1" table:formula="of:=AVERAGE([.M4:.M8])" office:value-type="float" office:value="20.0816" calcext:value-type="float">
            <text:p>20.0816</text:p>
          </table:table-cell>
          <table:table-cell table:style-name="ce1" table:formula="of:=AVERAGE([.N4:.N8])" office:value-type="float" office:value="32.8376" calcext:value-type="float">
            <text:p>32.8376</text:p>
          </table:table-cell>
          <table:table-cell table:style-name="ce1" table:formula="of:=AVERAGE([.O4:.O8])" office:value-type="float" office:value="63.3412" calcext:value-type="float">
            <text:p>63.3412</text:p>
          </table:table-cell>
          <table:table-cell table:style-name="ce1" table:formula="of:=AVERAGE([.P4:.P8])" office:value-type="float" office:value="92.799" calcext:value-type="float">
            <text:p>92.799</text:p>
          </table:table-cell>
          <table:table-cell table:style-name="ce1" table:formula="of:=AVERAGE([.Q4:.Q8])" office:value-type="float" office:value="127.356" calcext:value-type="float">
            <text:p>127.356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4173" calcext:value-type="float">
            <text:p>0.014173</text:p>
          </table:table-cell>
          <table:table-cell table:style-name="ce4" table:formula="of:=ROUND([.C10]/1000;6)" office:value-type="float" office:value="0.027984" calcext:value-type="float">
            <text:p>0.027984</text:p>
          </table:table-cell>
          <table:table-cell table:style-name="ce4" table:formula="of:=ROUND([.D10]/1000;6)" office:value-type="float" office:value="0.055434" calcext:value-type="float">
            <text:p>0.055434</text:p>
          </table:table-cell>
          <table:table-cell table:style-name="ce4" table:formula="of:=ROUND([.E10]/1000;6)" office:value-type="float" office:value="0.111842" calcext:value-type="float">
            <text:p>0.111842</text:p>
          </table:table-cell>
          <table:table-cell table:style-name="ce4" table:formula="of:=ROUND([.F10]/1000;6)" office:value-type="float" office:value="0.216898" calcext:value-type="float">
            <text:p>0.216898</text:p>
          </table:table-cell>
          <table:table-cell table:style-name="ce4" table:formula="of:=ROUND([.G10]/1000;6)" office:value-type="float" office:value="0.435156" calcext:value-type="float">
            <text:p>0.435156</text:p>
          </table:table-cell>
          <table:table-cell table:style-name="ce4" table:formula="of:=ROUND([.H10]/1000;6)" office:value-type="float" office:value="0.90824" calcext:value-type="float">
            <text:p>0.9082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同一网段</text:span></text:p>
            <text:p><text:span text:style-name="T1">虚拟机接收带宽</text:span></text:p>
          </table:table-cell>
          <table:table-cell table:style-name="ce5" office:value-type="float" office:value="13.199" calcext:value-type="float">
            <text:p>13.199</text:p>
          </table:table-cell>
          <table:table-cell office:value-type="float" office:value="26.908" calcext:value-type="float">
            <text:p>26.908</text:p>
          </table:table-cell>
          <table:table-cell office:value-type="float" office:value="52.41" calcext:value-type="float">
            <text:p>52.41</text:p>
          </table:table-cell>
          <table:table-cell office:value-type="float" office:value="115.69" calcext:value-type="float">
            <text:p>115.69</text:p>
          </table:table-cell>
          <table:table-cell office:value-type="float" office:value="220.47" calcext:value-type="float">
            <text:p>220.47</text:p>
          </table:table-cell>
          <table:table-cell office:value-type="float" office:value="443.18" calcext:value-type="float">
            <text:p>443.18</text:p>
          </table:table-cell>
          <table:table-cell office:value-type="float" office:value="904.1" calcext:value-type="float">
            <text:p>904.1</text:p>
          </table:table-cell>
          <table:table-cell office:value-type="float" office:value="1.7694" calcext:value-type="float">
            <text:p>1.7694</text:p>
          </table:table-cell>
          <table:table-cell office:value-type="float" office:value="2.7055" calcext:value-type="float">
            <text:p>2.7055</text:p>
          </table:table-cell>
          <table:table-cell office:value-type="float" office:value="5.6141" calcext:value-type="float">
            <text:p>5.6141</text:p>
          </table:table-cell>
          <table:table-cell office:value-type="float" office:value="13.613" calcext:value-type="float">
            <text:p>13.613</text:p>
          </table:table-cell>
          <table:table-cell office:value-type="float" office:value="7.1301" calcext:value-type="float">
            <text:p>7.1301</text:p>
          </table:table-cell>
          <table:table-cell office:value-type="float" office:value="5.0375" calcext:value-type="float">
            <text:p>5.0375</text:p>
          </table:table-cell>
          <table:table-cell office:value-type="float" office:value="0.77437" calcext:value-type="float">
            <text:p>0.77437</text:p>
          </table:table-cell>
          <table:table-cell office:value-type="float" office:value="1.3107" calcext:value-type="float">
            <text:p>1.3107</text:p>
          </table:table-cell>
          <table:table-cell table:style-name="ce4" office:value-type="float" office:value="2.7197" calcext:value-type="float">
            <text:p>2.7197</text:p>
          </table:table-cell>
        </table:table-row>
        <table:table-row table:style-name="ro1">
          <table:covered-table-cell/>
          <table:table-cell office:value-type="float" office:value="14.387" calcext:value-type="float">
            <text:p>14.387</text:p>
          </table:table-cell>
          <table:table-cell office:value-type="float" office:value="28.304" calcext:value-type="float">
            <text:p>28.304</text:p>
          </table:table-cell>
          <table:table-cell office:value-type="float" office:value="56.796" calcext:value-type="float">
            <text:p>56.796</text:p>
          </table:table-cell>
          <table:table-cell office:value-type="float" office:value="103.74" calcext:value-type="float">
            <text:p>103.74</text:p>
          </table:table-cell>
          <table:table-cell office:value-type="float" office:value="211.18" calcext:value-type="float">
            <text:p>211.18</text:p>
          </table:table-cell>
          <table:table-cell office:value-type="float" office:value="447.23" calcext:value-type="float">
            <text:p>447.23</text:p>
          </table:table-cell>
          <table:table-cell office:value-type="float" office:value="924.35" calcext:value-type="float">
            <text:p>924.35</text:p>
          </table:table-cell>
          <table:table-cell office:value-type="float" office:value="1.889" calcext:value-type="float">
            <text:p>1.889</text:p>
          </table:table-cell>
          <table:table-cell office:value-type="float" office:value="3.6832" calcext:value-type="float">
            <text:p>3.6832</text:p>
          </table:table-cell>
          <table:table-cell office:value-type="float" office:value="7.1473" calcext:value-type="float">
            <text:p>7.1473</text:p>
          </table:table-cell>
          <table:table-cell office:value-type="float" office:value="14.092" calcext:value-type="float">
            <text:p>14.092</text:p>
          </table:table-cell>
          <table:table-cell office:value-type="float" office:value="3.1488" calcext:value-type="float">
            <text:p>3.1488</text:p>
          </table:table-cell>
          <table:table-cell office:value-type="float" office:value="1.45" calcext:value-type="float">
            <text:p>1.45</text:p>
          </table:table-cell>
          <table:table-cell office:value-type="float" office:value="0.80282" calcext:value-type="float">
            <text:p>0.80282</text:p>
          </table:table-cell>
          <table:table-cell table:style-name="ce4" office:value-type="float" office:value="1.345" calcext:value-type="float">
            <text:p>1.345</text:p>
          </table:table-cell>
          <table:table-cell office:value-type="float" office:value="2.7225" calcext:value-type="float">
            <text:p>2.7225</text:p>
          </table:table-cell>
        </table:table-row>
        <table:table-row table:style-name="ro1">
          <table:covered-table-cell/>
          <table:table-cell table:style-name="ce4" office:value-type="float" office:value="14.812" calcext:value-type="float">
            <text:p>14.812</text:p>
          </table:table-cell>
          <table:table-cell office:value-type="float" office:value="28.496" calcext:value-type="float">
            <text:p>28.496</text:p>
          </table:table-cell>
          <table:table-cell office:value-type="float" office:value="58.844" calcext:value-type="float">
            <text:p>58.844</text:p>
          </table:table-cell>
          <table:table-cell office:value-type="float" office:value="119.39" calcext:value-type="float">
            <text:p>119.39</text:p>
          </table:table-cell>
          <table:table-cell office:value-type="float" office:value="231.66" calcext:value-type="float">
            <text:p>231.66</text:p>
          </table:table-cell>
          <table:table-cell office:value-type="float" office:value="470.7" calcext:value-type="float">
            <text:p>470.7</text:p>
          </table:table-cell>
          <table:table-cell office:value-type="float" office:value="950.66" calcext:value-type="float">
            <text:p>950.66</text:p>
          </table:table-cell>
          <table:table-cell office:value-type="float" office:value="1.8097" calcext:value-type="float">
            <text:p>1.8097</text:p>
          </table:table-cell>
          <table:table-cell office:value-type="float" office:value="3.7034" calcext:value-type="float">
            <text:p>3.7034</text:p>
          </table:table-cell>
          <table:table-cell office:value-type="float" office:value="7.2402" calcext:value-type="float">
            <text:p>7.2402</text:p>
          </table:table-cell>
          <table:table-cell office:value-type="float" office:value="13.614" calcext:value-type="float">
            <text:p>13.614</text:p>
          </table:table-cell>
          <table:table-cell office:value-type="float" office:value="2.0408" calcext:value-type="float">
            <text:p>2.0408</text:p>
          </table:table-cell>
          <table:table-cell office:value-type="float" office:value="3.756" calcext:value-type="float">
            <text:p>3.756</text:p>
          </table:table-cell>
          <table:table-cell office:value-type="float" office:value="0.75776" calcext:value-type="float">
            <text:p>0.75776</text:p>
          </table:table-cell>
          <table:table-cell office:value-type="float" office:value="1.3776" calcext:value-type="float">
            <text:p>1.3776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>
          <table:covered-table-cell/>
          <table:table-cell table:style-name="ce4" office:value-type="float" office:value="14.437" calcext:value-type="float">
            <text:p>14.437</text:p>
          </table:table-cell>
          <table:table-cell office:value-type="float" office:value="28.504" calcext:value-type="float">
            <text:p>28.504</text:p>
          </table:table-cell>
          <table:table-cell office:value-type="float" office:value="55.394" calcext:value-type="float">
            <text:p>55.394</text:p>
          </table:table-cell>
          <table:table-cell office:value-type="float" office:value="108.97" calcext:value-type="float">
            <text:p>108.97</text:p>
          </table:table-cell>
          <table:table-cell office:value-type="float" office:value="226.24" calcext:value-type="float">
            <text:p>226.24</text:p>
          </table:table-cell>
          <table:table-cell office:value-type="float" office:value="458.48" calcext:value-type="float">
            <text:p>458.48</text:p>
          </table:table-cell>
          <table:table-cell office:value-type="float" office:value="916.8" calcext:value-type="float">
            <text:p>916.8</text:p>
          </table:table-cell>
          <table:table-cell office:value-type="float" office:value="1.8439" calcext:value-type="float">
            <text:p>1.8439</text:p>
          </table:table-cell>
          <table:table-cell office:value-type="float" office:value="2.341" calcext:value-type="float">
            <text:p>2.341</text:p>
          </table:table-cell>
          <table:table-cell office:value-type="float" office:value="5.6282" calcext:value-type="float">
            <text:p>5.6282</text:p>
          </table:table-cell>
          <table:table-cell office:value-type="float" office:value="13.501" calcext:value-type="float">
            <text:p>13.501</text:p>
          </table:table-cell>
          <table:table-cell office:value-type="float" office:value="13.949" calcext:value-type="float">
            <text:p>13.949</text:p>
          </table:table-cell>
          <table:table-cell office:value-type="float" office:value="18.729" calcext:value-type="float">
            <text:p>18.729</text:p>
          </table:table-cell>
          <table:table-cell office:value-type="float" office:value="0.88474" calcext:value-type="float">
            <text:p>0.88474</text:p>
          </table:table-cell>
          <table:table-cell office:value-type="float" office:value="1.3517" calcext:value-type="float">
            <text:p>1.3517</text:p>
          </table:table-cell>
          <table:table-cell office:value-type="float" office:value="2.8017" calcext:value-type="float">
            <text:p>2.8017</text:p>
          </table:table-cell>
        </table:table-row>
        <table:table-row table:style-name="ro1">
          <table:covered-table-cell/>
          <table:table-cell office:value-type="float" office:value="14.098" calcext:value-type="float">
            <text:p>14.098</text:p>
          </table:table-cell>
          <table:table-cell office:value-type="float" office:value="27.705" calcext:value-type="float">
            <text:p>27.705</text:p>
          </table:table-cell>
          <table:table-cell office:value-type="float" office:value="53.726" calcext:value-type="float">
            <text:p>53.726</text:p>
          </table:table-cell>
          <table:table-cell office:value-type="float" office:value="111.43" calcext:value-type="float">
            <text:p>111.43</text:p>
          </table:table-cell>
          <table:table-cell office:value-type="float" office:value="193.87" calcext:value-type="float">
            <text:p>193.87</text:p>
          </table:table-cell>
          <table:table-cell office:value-type="float" office:value="357.89" calcext:value-type="float">
            <text:p>357.89</text:p>
          </table:table-cell>
          <table:table-cell office:value-type="float" office:value="849.89" calcext:value-type="float">
            <text:p>849.89</text:p>
          </table:table-cell>
          <table:table-cell office:value-type="float" office:value="1.8993" calcext:value-type="float">
            <text:p>1.8993</text:p>
          </table:table-cell>
          <table:table-cell office:value-type="float" office:value="3.6319" calcext:value-type="float">
            <text:p>3.6319</text:p>
          </table:table-cell>
          <table:table-cell office:value-type="float" office:value="7.1803" calcext:value-type="float">
            <text:p>7.1803</text:p>
          </table:table-cell>
          <table:table-cell office:value-type="float" office:value="13.84" calcext:value-type="float">
            <text:p>13.84</text:p>
          </table:table-cell>
          <table:table-cell office:value-type="float" office:value="13.06" calcext:value-type="float">
            <text:p>13.06</text:p>
          </table:table-cell>
          <table:table-cell office:value-type="float" office:value="18.268" calcext:value-type="float">
            <text:p>18.268</text:p>
          </table:table-cell>
          <table:table-cell office:value-type="float" office:value="2.945" calcext:value-type="float">
            <text:p>2.945</text:p>
          </table:table-cell>
          <table:table-cell office:value-type="float" office:value="1.4537" calcext:value-type="float">
            <text:p>1.4537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4.1866" calcext:value-type="float">
            <text:p>14.1866</text:p>
          </table:table-cell>
          <table:table-cell table:style-name="ce1" table:formula="of:=AVERAGE([.C13:.C17])" office:value-type="float" office:value="27.9834" calcext:value-type="float">
            <text:p>27.9834</text:p>
          </table:table-cell>
          <table:table-cell table:style-name="ce1" table:formula="of:=AVERAGE([.D13:.D17])" office:value-type="float" office:value="55.434" calcext:value-type="float">
            <text:p>55.434</text:p>
          </table:table-cell>
          <table:table-cell table:formula="of:=AVERAGE([.E13:.E17])" office:value-type="float" office:value="111.844" calcext:value-type="float">
            <text:p>111.844</text:p>
          </table:table-cell>
          <table:table-cell table:formula="of:=AVERAGE([.F13:.F17])" office:value-type="float" office:value="216.684" calcext:value-type="float">
            <text:p>216.684</text:p>
          </table:table-cell>
          <table:table-cell table:formula="of:=AVERAGE([.G13:.G17])" office:value-type="float" office:value="435.496" calcext:value-type="float">
            <text:p>435.496</text:p>
          </table:table-cell>
          <table:table-cell table:formula="of:=AVERAGE([.H13:.H17])" office:value-type="float" office:value="909.16" calcext:value-type="float">
            <text:p>909.16</text:p>
          </table:table-cell>
          <table:table-cell table:formula="of:=AVERAGE([.I13:.I17])" office:value-type="float" office:value="1.84226" calcext:value-type="float">
            <text:p>1.84226</text:p>
          </table:table-cell>
          <table:table-cell table:formula="of:=AVERAGE([.J13:.J17])" office:value-type="float" office:value="3.213" calcext:value-type="float">
            <text:p>3.213</text:p>
          </table:table-cell>
          <table:table-cell table:formula="of:=AVERAGE([.K13:.K17])" office:value-type="float" office:value="6.56202" calcext:value-type="float">
            <text:p>6.56202</text:p>
          </table:table-cell>
          <table:table-cell table:formula="of:=AVERAGE([.L13:.L17])" office:value-type="float" office:value="13.732" calcext:value-type="float">
            <text:p>13.732</text:p>
          </table:table-cell>
          <table:table-cell table:formula="of:=AVERAGE([.M13:.M17])" office:value-type="float" office:value="7.86574" calcext:value-type="float">
            <text:p>7.86574</text:p>
          </table:table-cell>
          <table:table-cell table:formula="of:=AVERAGE([.N13:.N17])" office:value-type="float" office:value="9.4481" calcext:value-type="float">
            <text:p>9.4481</text:p>
          </table:table-cell>
          <table:table-cell table:formula="of:=AVERAGE([.O13:.O17])" office:value-type="float" office:value="1.232938" calcext:value-type="float">
            <text:p>1.232938</text:p>
          </table:table-cell>
          <table:table-cell table:formula="of:=AVERAGE([.P13:.P17])" office:value-type="float" office:value="1.36774" calcext:value-type="float">
            <text:p>1.36774</text:p>
          </table:table-cell>
          <table:table-cell table:formula="of:=AVERAGE([.Q13:.Q17])" office:value-type="float" office:value="2.75138" calcext:value-type="float">
            <text:p>2.75138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4187" calcext:value-type="float">
            <text:p>0.014187</text:p>
          </table:table-cell>
          <table:table-cell table:style-name="ce4" table:formula="of:=ROUND([.C19]/1000;6)" office:value-type="float" office:value="0.027983" calcext:value-type="float">
            <text:p>0.027983</text:p>
          </table:table-cell>
          <table:table-cell table:style-name="ce4" table:formula="of:=ROUND([.D19]/1000;6)" office:value-type="float" office:value="0.055434" calcext:value-type="float">
            <text:p>0.055434</text:p>
          </table:table-cell>
          <table:table-cell table:style-name="ce4" table:formula="of:=ROUND([.E19]/1000;6)" office:value-type="float" office:value="0.111844" calcext:value-type="float">
            <text:p>0.111844</text:p>
          </table:table-cell>
          <table:table-cell table:style-name="ce4" table:formula="of:=ROUND([.F19]/1000;6)" office:value-type="float" office:value="0.216684" calcext:value-type="float">
            <text:p>0.216684</text:p>
          </table:table-cell>
          <table:table-cell table:style-name="ce4" table:formula="of:=ROUND([.G19]/1000;6)" office:value-type="float" office:value="0.435496" calcext:value-type="float">
            <text:p>0.435496</text:p>
          </table:table-cell>
          <table:table-cell table:style-name="ce4" table:formula="of:=ROUND([.H19]/1000;6)" office:value-type="float" office:value="0.90916" calcext:value-type="float">
            <text:p>0.9091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同一网段</text:span></text:p>
            <text:p><text:span text:style-name="T1">虚拟机延迟</text:span></text:p>
          </table:table-cell>
          <table:table-cell office:value-type="float" office:value="292.95" calcext:value-type="float">
            <text:p>292.95</text:p>
          </table:table-cell>
          <table:table-cell office:value-type="float" office:value="295.12" calcext:value-type="float">
            <text:p>295.12</text:p>
          </table:table-cell>
          <table:table-cell office:value-type="float" office:value="292.48" calcext:value-type="float">
            <text:p>292.48</text:p>
          </table:table-cell>
          <table:table-cell office:value-type="float" office:value="291.16" calcext:value-type="float">
            <text:p>291.16</text:p>
          </table:table-cell>
          <table:table-cell office:value-type="float" office:value="287.73" calcext:value-type="float">
            <text:p>287.73</text:p>
          </table:table-cell>
          <table:table-cell office:value-type="float" office:value="298.2" calcext:value-type="float">
            <text:p>298.2</text:p>
          </table:table-cell>
          <table:table-cell office:value-type="float" office:value="300.08" calcext:value-type="float">
            <text:p>300.08</text:p>
          </table:table-cell>
          <table:table-cell office:value-type="float" office:value="310.32" calcext:value-type="float">
            <text:p>310.32</text:p>
          </table:table-cell>
          <table:table-cell office:value-type="float" office:value="298.82" calcext:value-type="float">
            <text:p>298.82</text:p>
          </table:table-cell>
          <table:table-cell office:value-type="float" office:value="319.44" calcext:value-type="float">
            <text:p>319.44</text:p>
          </table:table-cell>
          <table:table-cell office:value-type="float" office:value="333.5" calcext:value-type="float">
            <text:p>333.5</text:p>
          </table:table-cell>
          <table:table-cell office:value-type="float" office:value="425.71" calcext:value-type="float">
            <text:p>425.71</text:p>
          </table:table-cell>
          <table:table-cell office:value-type="float" office:value="526.45" calcext:value-type="float">
            <text:p>526.45</text:p>
          </table:table-cell>
          <table:table-cell office:value-type="float" office:value="637.55" calcext:value-type="float">
            <text:p>637.55</text:p>
          </table:table-cell>
          <table:table-cell office:value-type="float" office:value="846.74" calcext:value-type="float">
            <text:p>846.74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covered-table-cell/>
          <table:table-cell table:style-name="ce4" office:value-type="float" office:value="300.44" calcext:value-type="float">
            <text:p>300.44</text:p>
          </table:table-cell>
          <table:table-cell office:value-type="float" office:value="297.49" calcext:value-type="float">
            <text:p>297.49</text:p>
          </table:table-cell>
          <table:table-cell office:value-type="float" office:value="304.46" calcext:value-type="float">
            <text:p>304.46</text:p>
          </table:table-cell>
          <table:table-cell office:value-type="float" office:value="293.82" calcext:value-type="float">
            <text:p>293.82</text:p>
          </table:table-cell>
          <table:table-cell office:value-type="float" office:value="295.64" calcext:value-type="float">
            <text:p>295.64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3.47" calcext:value-type="float">
            <text:p>293.47</text:p>
          </table:table-cell>
          <table:table-cell office:value-type="float" office:value="295.03" calcext:value-type="float">
            <text:p>295.03</text:p>
          </table:table-cell>
          <table:table-cell office:value-type="float" office:value="311.28" calcext:value-type="float">
            <text:p>311.28</text:p>
          </table:table-cell>
          <table:table-cell office:value-type="float" office:value="324.52" calcext:value-type="float">
            <text:p>324.52</text:p>
          </table:table-cell>
          <table:table-cell office:value-type="float" office:value="339.96" calcext:value-type="float">
            <text:p>339.96</text:p>
          </table:table-cell>
          <table:table-cell office:value-type="float" office:value="427.72" calcext:value-type="float">
            <text:p>427.72</text:p>
          </table:table-cell>
          <table:table-cell office:value-type="float" office:value="493.95" calcext:value-type="float">
            <text:p>493.95</text:p>
          </table:table-cell>
          <table:table-cell office:value-type="float" office:value="604.05" calcext:value-type="float">
            <text:p>604.05</text:p>
          </table:table-cell>
          <table:table-cell office:value-type="float" office:value="848.46" calcext:value-type="float">
            <text:p>848.4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covered-table-cell/>
          <table:table-cell office:value-type="float" office:value="309.74" calcext:value-type="float">
            <text:p>309.74</text:p>
          </table:table-cell>
          <table:table-cell office:value-type="float" office:value="297.49" calcext:value-type="float">
            <text:p>297.49</text:p>
          </table:table-cell>
          <table:table-cell office:value-type="float" office:value="320.67" calcext:value-type="float">
            <text:p>320.67</text:p>
          </table:table-cell>
          <table:table-cell office:value-type="float" office:value="303.91" calcext:value-type="float">
            <text:p>303.91</text:p>
          </table:table-cell>
          <table:table-cell office:value-type="float" office:value="299.99" calcext:value-type="float">
            <text:p>299.99</text:p>
          </table:table-cell>
          <table:table-cell office:value-type="float" office:value="290.4" calcext:value-type="float">
            <text:p>290.4</text:p>
          </table:table-cell>
          <table:table-cell office:value-type="float" office:value="299.27" calcext:value-type="float">
            <text:p>299.27</text:p>
          </table:table-cell>
          <table:table-cell office:value-type="float" office:value="304" calcext:value-type="float">
            <text:p>304</text:p>
          </table:table-cell>
          <table:table-cell office:value-type="float" office:value="297.4" calcext:value-type="float">
            <text:p>297.4</text:p>
          </table:table-cell>
          <table:table-cell office:value-type="float" office:value="308.5" calcext:value-type="float">
            <text:p>308.5</text:p>
          </table:table-cell>
          <table:table-cell office:value-type="float" office:value="325.04" calcext:value-type="float">
            <text:p>325.04</text:p>
          </table:table-cell>
          <table:table-cell office:value-type="float" office:value="418.67" calcext:value-type="float">
            <text:p>418.67</text:p>
          </table:table-cell>
          <table:table-cell office:value-type="float" office:value="485.79" calcext:value-type="float">
            <text:p>485.79</text:p>
          </table:table-cell>
          <table:table-cell office:value-type="float" office:value="589.97" calcext:value-type="float">
            <text:p>589.97</text:p>
          </table:table-cell>
          <table:table-cell office:value-type="float" office:value="946.07" calcext:value-type="float">
            <text:p>946.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covered-table-cell/>
          <table:table-cell table:style-name="ce5" office:value-type="float" office:value="286.49" calcext:value-type="float">
            <text:p>286.49</text:p>
          </table:table-cell>
          <table:table-cell office:value-type="float" office:value="288.81" calcext:value-type="float">
            <text:p>288.81</text:p>
          </table:table-cell>
          <table:table-cell office:value-type="float" office:value="291.76" calcext:value-type="float">
            <text:p>291.76</text:p>
          </table:table-cell>
          <table:table-cell office:value-type="float" office:value="286.86" calcext:value-type="float">
            <text:p>286.86</text:p>
          </table:table-cell>
          <table:table-cell office:value-type="float" office:value="295.51" calcext:value-type="float">
            <text:p>295.51</text:p>
          </table:table-cell>
          <table:table-cell office:value-type="float" office:value="297" calcext:value-type="float">
            <text:p>297</text:p>
          </table:table-cell>
          <table:table-cell office:value-type="float" office:value="299.27" calcext:value-type="float">
            <text:p>299.27</text:p>
          </table:table-cell>
          <table:table-cell office:value-type="float" office:value="296.34" calcext:value-type="float">
            <text:p>296.34</text:p>
          </table:table-cell>
          <table:table-cell office:value-type="float" office:value="305.11" calcext:value-type="float">
            <text:p>305.11</text:p>
          </table:table-cell>
          <table:table-cell office:value-type="float" office:value="375.45" calcext:value-type="float">
            <text:p>375.45</text:p>
          </table:table-cell>
          <table:table-cell office:value-type="float" office:value="336.19" calcext:value-type="float">
            <text:p>336.19</text:p>
          </table:table-cell>
          <table:table-cell office:value-type="float" office:value="415.37" calcext:value-type="float">
            <text:p>415.37</text:p>
          </table:table-cell>
          <table:table-cell office:value-type="float" office:value="492.73" calcext:value-type="float">
            <text:p>492.73</text:p>
          </table:table-cell>
          <table:table-cell office:value-type="float" office:value="606.06" calcext:value-type="float">
            <text:p>606.06</text:p>
          </table:table-cell>
          <table:table-cell office:value-type="float" office:value="846.38" calcext:value-type="float">
            <text:p>846.3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covered-table-cell/>
          <table:table-cell table:style-name="ce4" office:value-type="float" office:value="297.22" calcext:value-type="float">
            <text:p>297.22</text:p>
          </table:table-cell>
          <table:table-cell office:value-type="float" office:value="296.78" calcext:value-type="float">
            <text:p>296.78</text:p>
          </table:table-cell>
          <table:table-cell office:value-type="float" office:value="292.78" calcext:value-type="float">
            <text:p>292.78</text:p>
          </table:table-cell>
          <table:table-cell office:value-type="float" office:value="302.98" calcext:value-type="float">
            <text:p>302.98</text:p>
          </table:table-cell>
          <table:table-cell office:value-type="float" office:value="322.22" calcext:value-type="float">
            <text:p>322.22</text:p>
          </table:table-cell>
          <table:table-cell office:value-type="float" office:value="324.25" calcext:value-type="float">
            <text:p>324.25</text:p>
          </table:table-cell>
          <table:table-cell office:value-type="float" office:value="298.6" calcext:value-type="float">
            <text:p>298.6</text:p>
          </table:table-cell>
          <table:table-cell office:value-type="float" office:value="303.54" calcext:value-type="float">
            <text:p>303.54</text:p>
          </table:table-cell>
          <table:table-cell office:value-type="float" office:value="310.85" calcext:value-type="float">
            <text:p>310.85</text:p>
          </table:table-cell>
          <table:table-cell office:value-type="float" office:value="323.52" calcext:value-type="float">
            <text:p>323.52</text:p>
          </table:table-cell>
          <table:table-cell office:value-type="float" office:value="340.77" calcext:value-type="float">
            <text:p>340.77</text:p>
          </table:table-cell>
          <table:table-cell office:value-type="float" office:value="420.34" calcext:value-type="float">
            <text:p>420.34</text:p>
          </table:table-cell>
          <table:table-cell office:value-type="float" office:value="483.33" calcext:value-type="float">
            <text:p>483.33</text:p>
          </table:table-cell>
          <table:table-cell office:value-type="float" office:value="577.53" calcext:value-type="float">
            <text:p>577.53</text:p>
          </table:table-cell>
          <table:table-cell office:value-type="float" office:value="808.73" calcext:value-type="float">
            <text:p>808.73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97.368" calcext:value-type="float">
            <text:p>297.368</text:p>
          </table:table-cell>
          <table:table-cell table:formula="of:=AVERAGE([.C21:.C25])" office:value-type="float" office:value="295.138" calcext:value-type="float">
            <text:p>295.138</text:p>
          </table:table-cell>
          <table:table-cell table:formula="of:=AVERAGE([.D21:.D25])" office:value-type="float" office:value="300.43" calcext:value-type="float">
            <text:p>300.43</text:p>
          </table:table-cell>
          <table:table-cell table:formula="of:=AVERAGE([.E21:.E25])" office:value-type="float" office:value="295.746" calcext:value-type="float">
            <text:p>295.746</text:p>
          </table:table-cell>
          <table:table-cell table:formula="of:=AVERAGE([.F21:.F25])" office:value-type="float" office:value="300.218" calcext:value-type="float">
            <text:p>300.218</text:p>
          </table:table-cell>
          <table:table-cell table:formula="of:=AVERAGE([.G21:.G25])" office:value-type="float" office:value="300.888" calcext:value-type="float">
            <text:p>300.888</text:p>
          </table:table-cell>
          <table:table-cell table:formula="of:=AVERAGE([.H21:.H25])" office:value-type="float" office:value="298.138" calcext:value-type="float">
            <text:p>298.138</text:p>
          </table:table-cell>
          <table:table-cell table:formula="of:=AVERAGE([.I21:.I25])" office:value-type="float" office:value="301.846" calcext:value-type="float">
            <text:p>301.846</text:p>
          </table:table-cell>
          <table:table-cell table:formula="of:=AVERAGE([.J21:.J25])" office:value-type="float" office:value="304.692" calcext:value-type="float">
            <text:p>304.692</text:p>
          </table:table-cell>
          <table:table-cell table:formula="of:=AVERAGE([.K21:.K25])" office:value-type="float" office:value="330.286" calcext:value-type="float">
            <text:p>330.286</text:p>
          </table:table-cell>
          <table:table-cell table:formula="of:=AVERAGE([.L21:.L25])" office:value-type="float" office:value="335.092" calcext:value-type="float">
            <text:p>335.092</text:p>
          </table:table-cell>
          <table:table-cell table:formula="of:=AVERAGE([.M21:.M25])" office:value-type="float" office:value="421.562" calcext:value-type="float">
            <text:p>421.562</text:p>
          </table:table-cell>
          <table:table-cell table:formula="of:=AVERAGE([.N21:.N25])" office:value-type="float" office:value="496.45" calcext:value-type="float">
            <text:p>496.45</text:p>
          </table:table-cell>
          <table:table-cell table:formula="of:=AVERAGE([.O21:.O25])" office:value-type="float" office:value="603.032" calcext:value-type="float">
            <text:p>603.032</text:p>
          </table:table-cell>
          <table:table-cell table:formula="of:=AVERAGE([.P21:.P25])" office:value-type="float" office:value="859.276" calcext:value-type="float">
            <text:p>859.276</text:p>
          </table:table-cell>
          <table:table-cell table:formula="of:=AVERAGE([.Q21:.Q25])" office:value-type="float" office:value="1375.6" calcext:value-type="float">
            <text:p>1375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3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相同节点不同一网段的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不同网段</text:span></text:p>
            <text:p><text:span text:style-name="T1">虚拟机发送带宽</text:span></text:p>
          </table:table-cell>
          <table:table-cell table:style-name="ce4" office:value-type="float" office:value="12.252" calcext:value-type="float">
            <text:p>12.252</text:p>
          </table:table-cell>
          <table:table-cell office:value-type="float" office:value="23.222" calcext:value-type="float">
            <text:p>23.222</text:p>
          </table:table-cell>
          <table:table-cell office:value-type="float" office:value="50.396" calcext:value-type="float">
            <text:p>50.396</text:p>
          </table:table-cell>
          <table:table-cell office:value-type="float" office:value="109.18" calcext:value-type="float">
            <text:p>109.18</text:p>
          </table:table-cell>
          <table:table-cell office:value-type="float" office:value="219.66" calcext:value-type="float">
            <text:p>219.66</text:p>
          </table:table-cell>
          <table:table-cell office:value-type="float" office:value="436.83" calcext:value-type="float">
            <text:p>436.83</text:p>
          </table:table-cell>
          <table:table-cell office:value-type="float" office:value="876.29" calcext:value-type="float">
            <text:p>876.29</text:p>
          </table:table-cell>
          <table:table-cell office:value-type="float" office:value="1.7389" calcext:value-type="float">
            <text:p>1.7389</text:p>
          </table:table-cell>
          <table:table-cell office:value-type="float" office:value="3.3916" calcext:value-type="float">
            <text:p>3.3916</text:p>
          </table:table-cell>
          <table:table-cell office:value-type="float" office:value="6.6204" calcext:value-type="float">
            <text:p>6.6204</text:p>
          </table:table-cell>
          <table:table-cell office:value-type="float" office:value="12.064" calcext:value-type="float">
            <text:p>12.064</text:p>
          </table:table-cell>
          <table:table-cell office:value-type="float" office:value="21.912" calcext:value-type="float">
            <text:p>21.912</text:p>
          </table:table-cell>
          <table:table-cell office:value-type="float" office:value="39.293" calcext:value-type="float">
            <text:p>39.293</text:p>
          </table:table-cell>
          <table:table-cell office:value-type="float" office:value="62.874" calcext:value-type="float">
            <text:p>62.874</text:p>
          </table:table-cell>
          <table:table-cell office:value-type="float" office:value="93.902" calcext:value-type="float">
            <text:p>93.902</text:p>
          </table:table-cell>
          <table:table-cell office:value-type="float" office:value="121.27" calcext:value-type="float">
            <text:p>121.27</text:p>
          </table:table-cell>
        </table:table-row>
        <table:table-row table:style-name="ro1">
          <table:covered-table-cell/>
          <table:table-cell table:style-name="ce4" office:value-type="float" office:value="11.455" calcext:value-type="float">
            <text:p>11.455</text:p>
          </table:table-cell>
          <table:table-cell office:value-type="float" office:value="22.667" calcext:value-type="float">
            <text:p>22.667</text:p>
          </table:table-cell>
          <table:table-cell office:value-type="float" office:value="45.006" calcext:value-type="float">
            <text:p>45.006</text:p>
          </table:table-cell>
          <table:table-cell office:value-type="float" office:value="86.736" calcext:value-type="float">
            <text:p>86.736</text:p>
          </table:table-cell>
          <table:table-cell office:value-type="float" office:value="170.3" calcext:value-type="float">
            <text:p>170.3</text:p>
          </table:table-cell>
          <table:table-cell office:value-type="float" office:value="301.1" calcext:value-type="float">
            <text:p>301.1</text:p>
          </table:table-cell>
          <table:table-cell office:value-type="float" office:value="726.02" calcext:value-type="float">
            <text:p>726.02</text:p>
          </table:table-cell>
          <table:table-cell office:value-type="float" office:value="1.3304" calcext:value-type="float">
            <text:p>1.3304</text:p>
          </table:table-cell>
          <table:table-cell office:value-type="float" office:value="2.9811" calcext:value-type="float">
            <text:p>2.9811</text:p>
          </table:table-cell>
          <table:table-cell office:value-type="float" office:value="5.9643" calcext:value-type="float">
            <text:p>5.9643</text:p>
          </table:table-cell>
          <table:table-cell office:value-type="float" office:value="11.412" calcext:value-type="float">
            <text:p>11.412</text:p>
          </table:table-cell>
          <table:table-cell office:value-type="float" office:value="19.857" calcext:value-type="float">
            <text:p>19.857</text:p>
          </table:table-cell>
          <table:table-cell office:value-type="float" office:value="33.612" calcext:value-type="float">
            <text:p>33.612</text:p>
          </table:table-cell>
          <table:table-cell office:value-type="float" office:value="54.804" calcext:value-type="float">
            <text:p>54.804</text:p>
          </table:table-cell>
          <table:table-cell office:value-type="float" office:value="86.729" calcext:value-type="float">
            <text:p>86.729</text:p>
          </table:table-cell>
          <table:table-cell office:value-type="float" office:value="117.24" calcext:value-type="float">
            <text:p>117.24</text:p>
          </table:table-cell>
        </table:table-row>
        <table:table-row table:style-name="ro1">
          <table:covered-table-cell/>
          <table:table-cell table:style-name="ce4" office:value-type="float" office:value="11.441" calcext:value-type="float">
            <text:p>11.441</text:p>
          </table:table-cell>
          <table:table-cell office:value-type="float" office:value="22.982" calcext:value-type="float">
            <text:p>22.982</text:p>
          </table:table-cell>
          <table:table-cell office:value-type="float" office:value="46.508" calcext:value-type="float">
            <text:p>46.508</text:p>
          </table:table-cell>
          <table:table-cell office:value-type="float" office:value="83.745" calcext:value-type="float">
            <text:p>83.745</text:p>
          </table:table-cell>
          <table:table-cell office:value-type="float" office:value="177.34" calcext:value-type="float">
            <text:p>177.34</text:p>
          </table:table-cell>
          <table:table-cell office:value-type="float" office:value="360.95" calcext:value-type="float">
            <text:p>360.95</text:p>
          </table:table-cell>
          <table:table-cell office:value-type="float" office:value="747.26" calcext:value-type="float">
            <text:p>747.26</text:p>
          </table:table-cell>
          <table:table-cell office:value-type="float" office:value="1.4951" calcext:value-type="float">
            <text:p>1.4951</text:p>
          </table:table-cell>
          <table:table-cell office:value-type="float" office:value="2.8798" calcext:value-type="float">
            <text:p>2.8798</text:p>
          </table:table-cell>
          <table:table-cell office:value-type="float" office:value="4.8156" calcext:value-type="float">
            <text:p>4.8156</text:p>
          </table:table-cell>
          <table:table-cell office:value-type="float" office:value="10.911" calcext:value-type="float">
            <text:p>10.911</text:p>
          </table:table-cell>
          <table:table-cell office:value-type="float" office:value="12.799" calcext:value-type="float">
            <text:p>12.799</text:p>
          </table:table-cell>
          <table:table-cell office:value-type="float" office:value="17.41" calcext:value-type="float">
            <text:p>17.41</text:p>
          </table:table-cell>
          <table:table-cell office:value-type="float" office:value="13.169" calcext:value-type="float">
            <text:p>13.169</text:p>
          </table:table-cell>
          <table:table-cell office:value-type="float" office:value="86.159" calcext:value-type="float">
            <text:p>86.159</text:p>
          </table:table-cell>
          <table:table-cell office:value-type="float" office:value="115.73" calcext:value-type="float">
            <text:p>115.73</text:p>
          </table:table-cell>
        </table:table-row>
        <table:table-row table:style-name="ro1">
          <table:covered-table-cell/>
          <table:table-cell table:style-name="ce4" office:value-type="float" office:value="11.806" calcext:value-type="float">
            <text:p>11.806</text:p>
          </table:table-cell>
          <table:table-cell office:value-type="float" office:value="23.616" calcext:value-type="float">
            <text:p>23.616</text:p>
          </table:table-cell>
          <table:table-cell office:value-type="float" office:value="46.802" calcext:value-type="float">
            <text:p>46.802</text:p>
          </table:table-cell>
          <table:table-cell office:value-type="float" office:value="96.232" calcext:value-type="float">
            <text:p>96.232</text:p>
          </table:table-cell>
          <table:table-cell office:value-type="float" office:value="191.95" calcext:value-type="float">
            <text:p>191.95</text:p>
          </table:table-cell>
          <table:table-cell office:value-type="float" office:value="367.49" calcext:value-type="float">
            <text:p>367.49</text:p>
          </table:table-cell>
          <table:table-cell office:value-type="float" office:value="730.66" calcext:value-type="float">
            <text:p>730.66</text:p>
          </table:table-cell>
          <table:table-cell office:value-type="float" office:value="1.5172" calcext:value-type="float">
            <text:p>1.5172</text:p>
          </table:table-cell>
          <table:table-cell office:value-type="float" office:value="2.7932" calcext:value-type="float">
            <text:p>2.7932</text:p>
          </table:table-cell>
          <table:table-cell office:value-type="float" office:value="5.4387" calcext:value-type="float">
            <text:p>5.4387</text:p>
          </table:table-cell>
          <table:table-cell office:value-type="float" office:value="10.628" calcext:value-type="float">
            <text:p>10.628</text:p>
          </table:table-cell>
          <table:table-cell office:value-type="float" office:value="19.589" calcext:value-type="float">
            <text:p>19.589</text:p>
          </table:table-cell>
          <table:table-cell office:value-type="float" office:value="35.209" calcext:value-type="float">
            <text:p>35.209</text:p>
          </table:table-cell>
          <table:table-cell office:value-type="float" office:value="58.327" calcext:value-type="float">
            <text:p>58.327</text:p>
          </table:table-cell>
          <table:table-cell office:value-type="float" office:value="88.392" calcext:value-type="float">
            <text:p>88.392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covered-table-cell/>
          <table:table-cell table:style-name="ce4" office:value-type="float" office:value="10.726" calcext:value-type="float">
            <text:p>10.726</text:p>
          </table:table-cell>
          <table:table-cell office:value-type="float" office:value="22.8" calcext:value-type="float">
            <text:p>22.8</text:p>
          </table:table-cell>
          <table:table-cell office:value-type="float" office:value="47.572" calcext:value-type="float">
            <text:p>47.572</text:p>
          </table:table-cell>
          <table:table-cell office:value-type="float" office:value="90.004" calcext:value-type="float">
            <text:p>90.004</text:p>
          </table:table-cell>
          <table:table-cell office:value-type="float" office:value="185.93" calcext:value-type="float">
            <text:p>185.93</text:p>
          </table:table-cell>
          <table:table-cell office:value-type="float" office:value="381.46" calcext:value-type="float">
            <text:p>381.46</text:p>
          </table:table-cell>
          <table:table-cell office:value-type="float" office:value="739.33" calcext:value-type="float">
            <text:p>739.33</text:p>
          </table:table-cell>
          <table:table-cell office:value-type="float" office:value="1.4337" calcext:value-type="float">
            <text:p>1.4337</text:p>
          </table:table-cell>
          <table:table-cell office:value-type="float" office:value="2.9637" calcext:value-type="float">
            <text:p>2.9637</text:p>
          </table:table-cell>
          <table:table-cell office:value-type="float" office:value="5.9351" calcext:value-type="float">
            <text:p>5.9351</text:p>
          </table:table-cell>
          <table:table-cell office:value-type="float" office:value="11.441" calcext:value-type="float">
            <text:p>11.441</text:p>
          </table:table-cell>
          <table:table-cell office:value-type="float" office:value="19.158" calcext:value-type="float">
            <text:p>19.158</text:p>
          </table:table-cell>
          <table:table-cell office:value-type="float" office:value="34.632" calcext:value-type="float">
            <text:p>34.632</text:p>
          </table:table-cell>
          <table:table-cell office:value-type="float" office:value="57.676" calcext:value-type="float">
            <text:p>57.676</text:p>
          </table:table-cell>
          <table:table-cell office:value-type="float" office:value="87.802" calcext:value-type="float">
            <text:p>87.802</text:p>
          </table:table-cell>
          <table:table-cell office:value-type="float" office:value="115.44" calcext:value-type="float">
            <text:p>115.4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1.536" calcext:value-type="float">
            <text:p>11.536</text:p>
          </table:table-cell>
          <table:table-cell table:style-name="ce4" table:formula="of:=AVERAGE( [.C4:.C8])" office:value-type="float" office:value="23.0574" calcext:value-type="float">
            <text:p>23.0574</text:p>
          </table:table-cell>
          <table:table-cell table:formula="of:=AVERAGE( [.D4:.D8])" office:value-type="float" office:value="47.2568" calcext:value-type="float">
            <text:p>47.2568</text:p>
          </table:table-cell>
          <table:table-cell table:formula="of:=AVERAGE([.E4:.E8])" office:value-type="float" office:value="93.1794" calcext:value-type="float">
            <text:p>93.1794</text:p>
          </table:table-cell>
          <table:table-cell table:style-name="ce1" table:formula="of:=AVERAGE([.F4:.F8])" office:value-type="float" office:value="189.036" calcext:value-type="float">
            <text:p>189.036</text:p>
          </table:table-cell>
          <table:table-cell table:style-name="ce1" table:formula="of:=AVERAGE([.G4:.G8])" office:value-type="float" office:value="369.566" calcext:value-type="float">
            <text:p>369.566</text:p>
          </table:table-cell>
          <table:table-cell table:style-name="ce1" table:formula="of:=AVERAGE([.H4:.H8])" office:value-type="float" office:value="763.912" calcext:value-type="float">
            <text:p>763.912</text:p>
          </table:table-cell>
          <table:table-cell table:style-name="ce1" table:formula="of:=AVERAGE([.I4:.I8])" office:value-type="float" office:value="1.50306" calcext:value-type="float">
            <text:p>1.50306</text:p>
          </table:table-cell>
          <table:table-cell table:style-name="ce1" table:formula="of:=AVERAGE([.J4:.J8])" office:value-type="float" office:value="3.00188" calcext:value-type="float">
            <text:p>3.00188</text:p>
          </table:table-cell>
          <table:table-cell table:style-name="ce1" table:formula="of:=AVERAGE([.K4:.K8])" office:value-type="float" office:value="5.75482" calcext:value-type="float">
            <text:p>5.75482</text:p>
          </table:table-cell>
          <table:table-cell table:style-name="ce1" table:formula="of:=AVERAGE([.L4:.L8])" office:value-type="float" office:value="11.2912" calcext:value-type="float">
            <text:p>11.2912</text:p>
          </table:table-cell>
          <table:table-cell table:style-name="ce1" table:formula="of:=AVERAGE([.M4:.M8])" office:value-type="float" office:value="18.663" calcext:value-type="float">
            <text:p>18.663</text:p>
          </table:table-cell>
          <table:table-cell table:style-name="ce1" table:formula="of:=AVERAGE([.N4:.N8])" office:value-type="float" office:value="32.0312" calcext:value-type="float">
            <text:p>32.0312</text:p>
          </table:table-cell>
          <table:table-cell table:style-name="ce1" table:formula="of:=AVERAGE([.O4:.O8])" office:value-type="float" office:value="49.37" calcext:value-type="float">
            <text:p>49.37</text:p>
          </table:table-cell>
          <table:table-cell table:style-name="ce1" table:formula="of:=AVERAGE([.P4:.P8])" office:value-type="float" office:value="88.5968" calcext:value-type="float">
            <text:p>88.5968</text:p>
          </table:table-cell>
          <table:table-cell table:style-name="ce1" table:formula="of:=AVERAGE([.Q4:.Q8])" office:value-type="float" office:value="116.848" calcext:value-type="float">
            <text:p>116.848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1536" calcext:value-type="float">
            <text:p>0.011536</text:p>
          </table:table-cell>
          <table:table-cell table:style-name="ce4" table:formula="of:=ROUND([.C10]/1000;6)" office:value-type="float" office:value="0.023057" calcext:value-type="float">
            <text:p>0.023057</text:p>
          </table:table-cell>
          <table:table-cell table:style-name="ce4" table:formula="of:=ROUND([.D10]/1000;6)" office:value-type="float" office:value="0.047257" calcext:value-type="float">
            <text:p>0.047257</text:p>
          </table:table-cell>
          <table:table-cell table:style-name="ce4" table:formula="of:=ROUND([.E10]/1000;6)" office:value-type="float" office:value="0.093179" calcext:value-type="float">
            <text:p>0.093179</text:p>
          </table:table-cell>
          <table:table-cell table:style-name="ce4" table:formula="of:=ROUND([.F10]/1000;6)" office:value-type="float" office:value="0.189036" calcext:value-type="float">
            <text:p>0.189036</text:p>
          </table:table-cell>
          <table:table-cell table:style-name="ce4" table:formula="of:=ROUND([.G10]/1000;6)" office:value-type="float" office:value="0.369566" calcext:value-type="float">
            <text:p>0.369566</text:p>
          </table:table-cell>
          <table:table-cell table:style-name="ce4" table:formula="of:=ROUND([.H10]/1000;6)" office:value-type="float" office:value="0.763912" calcext:value-type="float">
            <text:p>0.76391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不同网段</text:span></text:p>
            <text:p><text:span text:style-name="T1">虚拟机接收带宽</text:span></text:p>
          </table:table-cell>
          <table:table-cell table:style-name="ce5" office:value-type="float" office:value="9.585" calcext:value-type="float">
            <text:p>9.585</text:p>
          </table:table-cell>
          <table:table-cell office:value-type="float" office:value="18.269" calcext:value-type="float">
            <text:p>18.269</text:p>
          </table:table-cell>
          <table:table-cell office:value-type="float" office:value="39.254" calcext:value-type="float">
            <text:p>39.254</text:p>
          </table:table-cell>
          <table:table-cell office:value-type="float" office:value="75.936" calcext:value-type="float">
            <text:p>75.936</text:p>
          </table:table-cell>
          <table:table-cell office:value-type="float" office:value="219.67" calcext:value-type="float">
            <text:p>219.67</text:p>
          </table:table-cell>
          <table:table-cell office:value-type="float" office:value="434.67" calcext:value-type="float">
            <text:p>434.67</text:p>
          </table:table-cell>
          <table:table-cell office:value-type="float" office:value="876.32" calcext:value-type="float">
            <text:p>876.32</text:p>
          </table:table-cell>
          <table:table-cell office:value-type="float" office:value="1.7303" calcext:value-type="float">
            <text:p>1.7303</text:p>
          </table:table-cell>
          <table:table-cell office:value-type="float" office:value="1.9587" calcext:value-type="float">
            <text:p>1.9587</text:p>
          </table:table-cell>
          <table:table-cell office:value-type="float" office:value="5.0708" calcext:value-type="float">
            <text:p>5.0708</text:p>
          </table:table-cell>
          <table:table-cell office:value-type="float" office:value="10.278" calcext:value-type="float">
            <text:p>10.278</text:p>
          </table:table-cell>
          <table:table-cell office:value-type="float" office:value="4.4104" calcext:value-type="float">
            <text:p>4.4104</text:p>
          </table:table-cell>
          <table:table-cell office:value-type="float" office:value="1.0997" calcext:value-type="float">
            <text:p>1.0997</text:p>
          </table:table-cell>
          <table:table-cell office:value-type="float" office:value="0.69932" calcext:value-type="float">
            <text:p>0.69932</text:p>
          </table:table-cell>
          <table:table-cell office:value-type="float" office:value="1.1656" calcext:value-type="float">
            <text:p>1.1656</text:p>
          </table:table-cell>
          <table:table-cell table:style-name="ce4" office:value-type="float" office:value="2.4291" calcext:value-type="float">
            <text:p>2.4291</text:p>
          </table:table-cell>
        </table:table-row>
        <table:table-row table:style-name="ro1">
          <table:covered-table-cell/>
          <table:table-cell office:value-type="float" office:value="11.453" calcext:value-type="float">
            <text:p>11.453</text:p>
          </table:table-cell>
          <table:table-cell office:value-type="float" office:value="22.664" calcext:value-type="float">
            <text:p>22.664</text:p>
          </table:table-cell>
          <table:table-cell office:value-type="float" office:value="45.008" calcext:value-type="float">
            <text:p>45.008</text:p>
          </table:table-cell>
          <table:table-cell office:value-type="float" office:value="86.728" calcext:value-type="float">
            <text:p>86.728</text:p>
          </table:table-cell>
          <table:table-cell office:value-type="float" office:value="171.13" calcext:value-type="float">
            <text:p>171.13</text:p>
          </table:table-cell>
          <table:table-cell office:value-type="float" office:value="301.02" calcext:value-type="float">
            <text:p>301.02</text:p>
          </table:table-cell>
          <table:table-cell office:value-type="float" office:value="722.24" calcext:value-type="float">
            <text:p>722.24</text:p>
          </table:table-cell>
          <table:table-cell office:value-type="float" office:value="1.3303" calcext:value-type="float">
            <text:p>1.3303</text:p>
          </table:table-cell>
          <table:table-cell office:value-type="float" office:value="2.981" calcext:value-type="float">
            <text:p>2.981</text:p>
          </table:table-cell>
          <table:table-cell office:value-type="float" office:value="5.964" calcext:value-type="float">
            <text:p>5.964</text:p>
          </table:table-cell>
          <table:table-cell office:value-type="float" office:value="11.413" calcext:value-type="float">
            <text:p>11.413</text:p>
          </table:table-cell>
          <table:table-cell office:value-type="float" office:value="7.68" calcext:value-type="float">
            <text:p>7.68</text:p>
          </table:table-cell>
          <table:table-cell office:value-type="float" office:value="6.3857" calcext:value-type="float">
            <text:p>6.3857</text:p>
          </table:table-cell>
          <table:table-cell office:value-type="float" office:value="0.9175" calcext:value-type="float">
            <text:p>0.9175</text:p>
          </table:table-cell>
          <table:table-cell table:style-name="ce4" office:value-type="float" office:value="1.1715" calcext:value-type="float">
            <text:p>1.1715</text:p>
          </table:table-cell>
          <table:table-cell office:value-type="float" office:value="2.4904" calcext:value-type="float">
            <text:p>2.4904</text:p>
          </table:table-cell>
        </table:table-row>
        <table:table-row table:style-name="ro1">
          <table:covered-table-cell/>
          <table:table-cell table:style-name="ce4" office:value-type="float" office:value="11.441" calcext:value-type="float">
            <text:p>11.441</text:p>
          </table:table-cell>
          <table:table-cell office:value-type="float" office:value="21.13" calcext:value-type="float">
            <text:p>21.13</text:p>
          </table:table-cell>
          <table:table-cell office:value-type="float" office:value="46.51" calcext:value-type="float">
            <text:p>46.51</text:p>
          </table:table-cell>
          <table:table-cell office:value-type="float" office:value="81.712" calcext:value-type="float">
            <text:p>81.712</text:p>
          </table:table-cell>
          <table:table-cell office:value-type="float" office:value="177.3" calcext:value-type="float">
            <text:p>177.3</text:p>
          </table:table-cell>
          <table:table-cell office:value-type="float" office:value="362.67" calcext:value-type="float">
            <text:p>362.67</text:p>
          </table:table-cell>
          <table:table-cell office:value-type="float" office:value="747.23" calcext:value-type="float">
            <text:p>747.23</text:p>
          </table:table-cell>
          <table:table-cell office:value-type="float" office:value="1.495" calcext:value-type="float">
            <text:p>1.495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8156" calcext:value-type="float">
            <text:p>4.8156</text:p>
          </table:table-cell>
          <table:table-cell office:value-type="float" office:value="10.96" calcext:value-type="float">
            <text:p>10.96</text:p>
          </table:table-cell>
          <table:table-cell office:value-type="float" office:value="12.728" calcext:value-type="float">
            <text:p>12.728</text:p>
          </table:table-cell>
          <table:table-cell office:value-type="float" office:value="17.256" calcext:value-type="float">
            <text:p>17.256</text:p>
          </table:table-cell>
          <table:table-cell office:value-type="float" office:value="13.046" calcext:value-type="float">
            <text:p>13.046</text:p>
          </table:table-cell>
          <table:table-cell office:value-type="float" office:value="1.1575" calcext:value-type="float">
            <text:p>1.1575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covered-table-cell/>
          <table:table-cell table:style-name="ce4" office:value-type="float" office:value="11.805" calcext:value-type="float">
            <text:p>11.805</text:p>
          </table:table-cell>
          <table:table-cell office:value-type="float" office:value="23.613" calcext:value-type="float">
            <text:p>23.613</text:p>
          </table:table-cell>
          <table:table-cell office:value-type="float" office:value="45.626" calcext:value-type="float">
            <text:p>45.626</text:p>
          </table:table-cell>
          <table:table-cell office:value-type="float" office:value="70.756" calcext:value-type="float">
            <text:p>70.756</text:p>
          </table:table-cell>
          <table:table-cell office:value-type="float" office:value="151.69" calcext:value-type="float">
            <text:p>151.69</text:p>
          </table:table-cell>
          <table:table-cell office:value-type="float" office:value="341.63" calcext:value-type="float">
            <text:p>341.63</text:p>
          </table:table-cell>
          <table:table-cell office:value-type="float" office:value="730.66" calcext:value-type="float">
            <text:p>730.66</text:p>
          </table:table-cell>
          <table:table-cell office:value-type="float" office:value="1.5171" calcext:value-type="float">
            <text:p>1.5171</text:p>
          </table:table-cell>
          <table:table-cell office:value-type="float" office:value="2.719" calcext:value-type="float">
            <text:p>2.719</text:p>
          </table:table-cell>
          <table:table-cell office:value-type="float" office:value="5.438" calcext:value-type="float">
            <text:p>5.438</text:p>
          </table:table-cell>
          <table:table-cell office:value-type="float" office:value="10.627" calcext:value-type="float">
            <text:p>10.627</text:p>
          </table:table-cell>
          <table:table-cell office:value-type="float" office:value="3.2154" calcext:value-type="float">
            <text:p>3.2154</text:p>
          </table:table-cell>
          <table:table-cell office:value-type="float" office:value="3.5676" calcext:value-type="float">
            <text:p>3.5676</text:p>
          </table:table-cell>
          <table:table-cell office:value-type="float" office:value="0.49971" calcext:value-type="float">
            <text:p>0.49971</text:p>
          </table:table-cell>
          <table:table-cell office:value-type="float" office:value="1.0787" calcext:value-type="float">
            <text:p>1.0787</text:p>
          </table:table-cell>
          <table:table-cell office:value-type="float" office:value="2.4657" calcext:value-type="float">
            <text:p>2.4657</text:p>
          </table:table-cell>
        </table:table-row>
        <table:table-row table:style-name="ro1">
          <table:covered-table-cell/>
          <table:table-cell office:value-type="float" office:value="10.706" calcext:value-type="float">
            <text:p>10.706</text:p>
          </table:table-cell>
          <table:table-cell office:value-type="float" office:value="22.771" calcext:value-type="float">
            <text:p>22.771</text:p>
          </table:table-cell>
          <table:table-cell office:value-type="float" office:value="38.022" calcext:value-type="float">
            <text:p>38.022</text:p>
          </table:table-cell>
          <table:table-cell office:value-type="float" office:value="88.02" calcext:value-type="float">
            <text:p>88.02</text:p>
          </table:table-cell>
          <table:table-cell office:value-type="float" office:value="185.91" calcext:value-type="float">
            <text:p>185.91</text:p>
          </table:table-cell>
          <table:table-cell office:value-type="float" office:value="381.42" calcext:value-type="float">
            <text:p>381.42</text:p>
          </table:table-cell>
          <table:table-cell office:value-type="float" office:value="739.33" calcext:value-type="float">
            <text:p>739.33</text:p>
          </table:table-cell>
          <table:table-cell office:value-type="float" office:value="1.4405" calcext:value-type="float">
            <text:p>1.4405</text:p>
          </table:table-cell>
          <table:table-cell office:value-type="float" office:value="2.9627" calcext:value-type="float">
            <text:p>2.9627</text:p>
          </table:table-cell>
          <table:table-cell office:value-type="float" office:value="5.9346" calcext:value-type="float">
            <text:p>5.9346</text:p>
          </table:table-cell>
          <table:table-cell office:value-type="float" office:value="11.382" calcext:value-type="float">
            <text:p>11.382</text:p>
          </table:table-cell>
          <table:table-cell office:value-type="float" office:value="8.8842" calcext:value-type="float">
            <text:p>8.8842</text:p>
          </table:table-cell>
          <table:table-cell office:value-type="float" office:value="6.8014" calcext:value-type="float">
            <text:p>6.8014</text:p>
          </table:table-cell>
          <table:table-cell office:value-type="float" office:value="0.54206" calcext:value-type="float">
            <text:p>0.54206</text:p>
          </table:table-cell>
          <table:table-cell office:value-type="float" office:value="1.2064" calcext:value-type="float">
            <text:p>1.2064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0.998" calcext:value-type="float">
            <text:p>10.998</text:p>
          </table:table-cell>
          <table:table-cell table:style-name="ce1" table:formula="of:=AVERAGE([.C13:.C17])" office:value-type="float" office:value="21.6894" calcext:value-type="float">
            <text:p>21.6894</text:p>
          </table:table-cell>
          <table:table-cell table:style-name="ce1" table:formula="of:=AVERAGE([.D13:.D17])" office:value-type="float" office:value="42.884" calcext:value-type="float">
            <text:p>42.884</text:p>
          </table:table-cell>
          <table:table-cell table:formula="of:=AVERAGE([.E13:.E17])" office:value-type="float" office:value="80.6304" calcext:value-type="float">
            <text:p>80.6304</text:p>
          </table:table-cell>
          <table:table-cell table:formula="of:=AVERAGE([.F13:.F17])" office:value-type="float" office:value="181.14" calcext:value-type="float">
            <text:p>181.14</text:p>
          </table:table-cell>
          <table:table-cell table:formula="of:=AVERAGE([.G13:.G17])" office:value-type="float" office:value="364.282" calcext:value-type="float">
            <text:p>364.282</text:p>
          </table:table-cell>
          <table:table-cell table:formula="of:=AVERAGE([.H13:.H17])" office:value-type="float" office:value="763.156" calcext:value-type="float">
            <text:p>763.156</text:p>
          </table:table-cell>
          <table:table-cell table:formula="of:=AVERAGE([.I13:.I17])" office:value-type="float" office:value="1.50264" calcext:value-type="float">
            <text:p>1.50264</text:p>
          </table:table-cell>
          <table:table-cell table:formula="of:=AVERAGE([.J13:.J17])" office:value-type="float" office:value="2.70304" calcext:value-type="float">
            <text:p>2.70304</text:p>
          </table:table-cell>
          <table:table-cell table:formula="of:=AVERAGE([.K13:.K17])" office:value-type="float" office:value="5.4446" calcext:value-type="float">
            <text:p>5.4446</text:p>
          </table:table-cell>
          <table:table-cell table:formula="of:=AVERAGE([.L13:.L17])" office:value-type="float" office:value="10.932" calcext:value-type="float">
            <text:p>10.932</text:p>
          </table:table-cell>
          <table:table-cell table:formula="of:=AVERAGE([.M13:.M17])" office:value-type="float" office:value="7.3836" calcext:value-type="float">
            <text:p>7.3836</text:p>
          </table:table-cell>
          <table:table-cell table:formula="of:=AVERAGE([.N13:.N17])" office:value-type="float" office:value="7.02208" calcext:value-type="float">
            <text:p>7.02208</text:p>
          </table:table-cell>
          <table:table-cell table:formula="of:=AVERAGE([.O13:.O17])" office:value-type="float" office:value="3.140918" calcext:value-type="float">
            <text:p>3.140918</text:p>
          </table:table-cell>
          <table:table-cell table:formula="of:=AVERAGE([.P13:.P17])" office:value-type="float" office:value="1.15594" calcext:value-type="float">
            <text:p>1.15594</text:p>
          </table:table-cell>
          <table:table-cell table:formula="of:=AVERAGE([.Q13:.Q17])" office:value-type="float" office:value="2.49038" calcext:value-type="float">
            <text:p>2.49038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0998" calcext:value-type="float">
            <text:p>0.010998</text:p>
          </table:table-cell>
          <table:table-cell table:style-name="ce4" table:formula="of:=ROUND([.C19]/1000;6)" office:value-type="float" office:value="0.021689" calcext:value-type="float">
            <text:p>0.021689</text:p>
          </table:table-cell>
          <table:table-cell table:style-name="ce4" table:formula="of:=ROUND([.D19]/1000;6)" office:value-type="float" office:value="0.042884" calcext:value-type="float">
            <text:p>0.042884</text:p>
          </table:table-cell>
          <table:table-cell table:style-name="ce4" table:formula="of:=ROUND([.E19]/1000;6)" office:value-type="float" office:value="0.08063" calcext:value-type="float">
            <text:p>0.08063</text:p>
          </table:table-cell>
          <table:table-cell table:style-name="ce4" table:formula="of:=ROUND([.F19]/1000;6)" office:value-type="float" office:value="0.18114" calcext:value-type="float">
            <text:p>0.18114</text:p>
          </table:table-cell>
          <table:table-cell table:style-name="ce4" table:formula="of:=ROUND([.G19]/1000;6)" office:value-type="float" office:value="0.364282" calcext:value-type="float">
            <text:p>0.364282</text:p>
          </table:table-cell>
          <table:table-cell table:style-name="ce4" table:formula="of:=ROUND([.H19]/1000;6)" office:value-type="float" office:value="0.763156" calcext:value-type="float">
            <text:p>0.76315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相同节点不同网段</text:span></text:p>
            <text:p><text:span text:style-name="T1">虚拟机延迟</text:span></text:p>
          </table:table-cell>
          <table:table-cell office:value-type="float" office:value="252.18" calcext:value-type="float">
            <text:p>252.18</text:p>
          </table:table-cell>
          <table:table-cell office:value-type="float" office:value="247.74" calcext:value-type="float">
            <text:p>247.74</text:p>
          </table:table-cell>
          <table:table-cell office:value-type="float" office:value="230.18" calcext:value-type="float">
            <text:p>230.18</text:p>
          </table:table-cell>
          <table:table-cell office:value-type="float" office:value="229.7" calcext:value-type="float">
            <text:p>229.7</text:p>
          </table:table-cell>
          <table:table-cell office:value-type="float" office:value="234.66" calcext:value-type="float">
            <text:p>234.66</text:p>
          </table:table-cell>
          <table:table-cell office:value-type="float" office:value="231.67" calcext:value-type="float">
            <text:p>231.67</text:p>
          </table:table-cell>
          <table:table-cell office:value-type="float" office:value="254.61" calcext:value-type="float">
            <text:p>254.61</text:p>
          </table:table-cell>
          <table:table-cell office:value-type="float" office:value="235.27" calcext:value-type="float">
            <text:p>235.27</text:p>
          </table:table-cell>
          <table:table-cell office:value-type="float" office:value="236.77" calcext:value-type="float">
            <text:p>236.77</text:p>
          </table:table-cell>
          <table:table-cell office:value-type="float" office:value="234.6" calcext:value-type="float">
            <text:p>234.6</text:p>
          </table:table-cell>
          <table:table-cell office:value-type="float" office:value="272" calcext:value-type="float">
            <text:p>272</text:p>
          </table:table-cell>
          <table:table-cell office:value-type="float" office:value="345.13" calcext:value-type="float">
            <text:p>345.13</text:p>
          </table:table-cell>
          <table:table-cell office:value-type="float" office:value="420.26" calcext:value-type="float">
            <text:p>420.26</text:p>
          </table:table-cell>
          <table:table-cell office:value-type="float" office:value="493.71" calcext:value-type="float">
            <text:p>493.71</text:p>
          </table:table-cell>
          <table:table-cell office:value-type="float" office:value="710.48" calcext:value-type="float">
            <text:p>710.4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covered-table-cell/>
          <table:table-cell table:style-name="ce4" office:value-type="float" office:value="240.76" calcext:value-type="float">
            <text:p>240.76</text:p>
          </table:table-cell>
          <table:table-cell office:value-type="float" office:value="246.15" calcext:value-type="float">
            <text:p>246.15</text:p>
          </table:table-cell>
          <table:table-cell office:value-type="float" office:value="257.4" calcext:value-type="float">
            <text:p>257.4</text:p>
          </table:table-cell>
          <table:table-cell office:value-type="float" office:value="253.39" calcext:value-type="float">
            <text:p>253.39</text:p>
          </table:table-cell>
          <table:table-cell office:value-type="float" office:value="249.84" calcext:value-type="float">
            <text:p>249.84</text:p>
          </table:table-cell>
          <table:table-cell office:value-type="float" office:value="263.33" calcext:value-type="float">
            <text:p>263.33</text:p>
          </table:table-cell>
          <table:table-cell office:value-type="float" office:value="247.66" calcext:value-type="float">
            <text:p>247.66</text:p>
          </table:table-cell>
          <table:table-cell office:value-type="float" office:value="244.59" calcext:value-type="float">
            <text:p>244.59</text:p>
          </table:table-cell>
          <table:table-cell office:value-type="float" office:value="247.25" calcext:value-type="float">
            <text:p>247.25</text:p>
          </table:table-cell>
          <table:table-cell office:value-type="float" office:value="249.94" calcext:value-type="float">
            <text:p>249.94</text:p>
          </table:table-cell>
          <table:table-cell office:value-type="float" office:value="258.23" calcext:value-type="float">
            <text:p>258.23</text:p>
          </table:table-cell>
          <table:table-cell office:value-type="float" office:value="339.33" calcext:value-type="float">
            <text:p>339.33</text:p>
          </table:table-cell>
          <table:table-cell office:value-type="float" office:value="447.46" calcext:value-type="float">
            <text:p>447.46</text:p>
          </table:table-cell>
          <table:table-cell office:value-type="float" office:value="509.94" calcext:value-type="float">
            <text:p>509.94</text:p>
          </table:table-cell>
          <table:table-cell office:value-type="float" office:value="848.18" calcext:value-type="float">
            <text:p>848.18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covered-table-cell/>
          <table:table-cell office:value-type="float" office:value="243.78" calcext:value-type="float">
            <text:p>243.78</text:p>
          </table:table-cell>
          <table:table-cell office:value-type="float" office:value="250.31" calcext:value-type="float">
            <text:p>250.31</text:p>
          </table:table-cell>
          <table:table-cell office:value-type="float" office:value="249.84" calcext:value-type="float">
            <text:p>249.84</text:p>
          </table:table-cell>
          <table:table-cell office:value-type="float" office:value="236.8" calcext:value-type="float">
            <text:p>236.8</text:p>
          </table:table-cell>
          <table:table-cell office:value-type="float" office:value="245.61" calcext:value-type="float">
            <text:p>245.61</text:p>
          </table:table-cell>
          <table:table-cell office:value-type="float" office:value="264.73" calcext:value-type="float">
            <text:p>264.73</text:p>
          </table:table-cell>
          <table:table-cell office:value-type="float" office:value="268.28" calcext:value-type="float">
            <text:p>268.28</text:p>
          </table:table-cell>
          <table:table-cell office:value-type="float" office:value="248.79" calcext:value-type="float">
            <text:p>248.79</text:p>
          </table:table-cell>
          <table:table-cell office:value-type="float" office:value="252.8" calcext:value-type="float">
            <text:p>252.8</text:p>
          </table:table-cell>
          <table:table-cell office:value-type="float" office:value="250.09" calcext:value-type="float">
            <text:p>250.09</text:p>
          </table:table-cell>
          <table:table-cell office:value-type="float" office:value="264.48" calcext:value-type="float">
            <text:p>264.48</text:p>
          </table:table-cell>
          <table:table-cell office:value-type="float" office:value="385.06" calcext:value-type="float">
            <text:p>385.06</text:p>
          </table:table-cell>
          <table:table-cell office:value-type="float" office:value="438.69" calcext:value-type="float">
            <text:p>438.69</text:p>
          </table:table-cell>
          <table:table-cell office:value-type="float" office:value="558.19" calcext:value-type="float">
            <text:p>558.19</text:p>
          </table:table-cell>
          <table:table-cell office:value-type="float" office:value="807.43" calcext:value-type="float">
            <text:p>807.4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covered-table-cell/>
          <table:table-cell table:style-name="ce5" office:value-type="float" office:value="257.04" calcext:value-type="float">
            <text:p>257.04</text:p>
          </table:table-cell>
          <table:table-cell office:value-type="float" office:value="244.86" calcext:value-type="float">
            <text:p>244.86</text:p>
          </table:table-cell>
          <table:table-cell office:value-type="float" office:value="241.28" calcext:value-type="float">
            <text:p>241.28</text:p>
          </table:table-cell>
          <table:table-cell office:value-type="float" office:value="243.93" calcext:value-type="float">
            <text:p>243.93</text:p>
          </table:table-cell>
          <table:table-cell office:value-type="float" office:value="234.3" calcext:value-type="float">
            <text:p>234.3</text:p>
          </table:table-cell>
          <table:table-cell office:value-type="float" office:value="242.39" calcext:value-type="float">
            <text:p>242.39</text:p>
          </table:table-cell>
          <table:table-cell office:value-type="float" office:value="233.48" calcext:value-type="float">
            <text:p>233.48</text:p>
          </table:table-cell>
          <table:table-cell office:value-type="float" office:value="270.86" calcext:value-type="float">
            <text:p>270.86</text:p>
          </table:table-cell>
          <table:table-cell office:value-type="float" office:value="266.58" calcext:value-type="float">
            <text:p>266.58</text:p>
          </table:table-cell>
          <table:table-cell office:value-type="float" office:value="248.39" calcext:value-type="float">
            <text:p>248.39</text:p>
          </table:table-cell>
          <table:table-cell office:value-type="float" office:value="256.64" calcext:value-type="float">
            <text:p>256.64</text:p>
          </table:table-cell>
          <table:table-cell office:value-type="float" office:value="342.17" calcext:value-type="float">
            <text:p>342.17</text:p>
          </table:table-cell>
          <table:table-cell office:value-type="float" office:value="382.26" calcext:value-type="float">
            <text:p>382.26</text:p>
          </table:table-cell>
          <table:table-cell office:value-type="float" office:value="499.63" calcext:value-type="float">
            <text:p>499.63</text:p>
          </table:table-cell>
          <table:table-cell office:value-type="float" office:value="714.8" calcext:value-type="float">
            <text:p>714.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covered-table-cell/>
          <table:table-cell table:style-name="ce4" office:value-type="float" office:value="240.04" calcext:value-type="float">
            <text:p>240.04</text:p>
          </table:table-cell>
          <table:table-cell office:value-type="float" office:value="232.07" calcext:value-type="float">
            <text:p>232.07</text:p>
          </table:table-cell>
          <table:table-cell office:value-type="float" office:value="240.82" calcext:value-type="float">
            <text:p>240.82</text:p>
          </table:table-cell>
          <table:table-cell office:value-type="float" office:value="241.24" calcext:value-type="float">
            <text:p>241.24</text:p>
          </table:table-cell>
          <table:table-cell office:value-type="float" office:value="237.87" calcext:value-type="float">
            <text:p>237.87</text:p>
          </table:table-cell>
          <table:table-cell office:value-type="float" office:value="235.46" calcext:value-type="float">
            <text:p>235.46</text:p>
          </table:table-cell>
          <table:table-cell office:value-type="float" office:value="242.75" calcext:value-type="float">
            <text:p>242.75</text:p>
          </table:table-cell>
          <table:table-cell office:value-type="float" office:value="257.1" calcext:value-type="float">
            <text:p>257.1</text:p>
          </table:table-cell>
          <table:table-cell office:value-type="float" office:value="247.31" calcext:value-type="float">
            <text:p>247.31</text:p>
          </table:table-cell>
          <table:table-cell office:value-type="float" office:value="244.86" calcext:value-type="float">
            <text:p>244.86</text:p>
          </table:table-cell>
          <table:table-cell office:value-type="float" office:value="258.3" calcext:value-type="float">
            <text:p>258.3</text:p>
          </table:table-cell>
          <table:table-cell office:value-type="float" office:value="356.44" calcext:value-type="float">
            <text:p>356.44</text:p>
          </table:table-cell>
          <table:table-cell office:value-type="float" office:value="406.34" calcext:value-type="float">
            <text:p>406.34</text:p>
          </table:table-cell>
          <table:table-cell office:value-type="float" office:value="487.45" calcext:value-type="float">
            <text:p>487.45</text:p>
          </table:table-cell>
          <table:table-cell office:value-type="float" office:value="706.71" calcext:value-type="float">
            <text:p>706.7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46.76" calcext:value-type="float">
            <text:p>246.76</text:p>
          </table:table-cell>
          <table:table-cell table:formula="of:=AVERAGE([.C21:.C25])" office:value-type="float" office:value="244.226" calcext:value-type="float">
            <text:p>244.226</text:p>
          </table:table-cell>
          <table:table-cell table:formula="of:=AVERAGE([.D21:.D25])" office:value-type="float" office:value="243.904" calcext:value-type="float">
            <text:p>243.904</text:p>
          </table:table-cell>
          <table:table-cell table:formula="of:=AVERAGE([.E21:.E25])" office:value-type="float" office:value="241.012" calcext:value-type="float">
            <text:p>241.012</text:p>
          </table:table-cell>
          <table:table-cell table:formula="of:=AVERAGE([.F21:.F25])" office:value-type="float" office:value="240.456" calcext:value-type="float">
            <text:p>240.456</text:p>
          </table:table-cell>
          <table:table-cell table:formula="of:=AVERAGE([.G21:.G25])" office:value-type="float" office:value="247.516" calcext:value-type="float">
            <text:p>247.516</text:p>
          </table:table-cell>
          <table:table-cell table:formula="of:=AVERAGE([.H21:.H25])" office:value-type="float" office:value="249.356" calcext:value-type="float">
            <text:p>249.356</text:p>
          </table:table-cell>
          <table:table-cell table:formula="of:=AVERAGE([.I21:.I25])" office:value-type="float" office:value="251.322" calcext:value-type="float">
            <text:p>251.322</text:p>
          </table:table-cell>
          <table:table-cell table:formula="of:=AVERAGE([.J21:.J25])" office:value-type="float" office:value="250.142" calcext:value-type="float">
            <text:p>250.142</text:p>
          </table:table-cell>
          <table:table-cell table:formula="of:=AVERAGE([.K21:.K25])" office:value-type="float" office:value="245.576" calcext:value-type="float">
            <text:p>245.576</text:p>
          </table:table-cell>
          <table:table-cell table:formula="of:=AVERAGE([.L21:.L25])" office:value-type="float" office:value="261.93" calcext:value-type="float">
            <text:p>261.93</text:p>
          </table:table-cell>
          <table:table-cell table:formula="of:=AVERAGE([.M21:.M25])" office:value-type="float" office:value="353.626" calcext:value-type="float">
            <text:p>353.626</text:p>
          </table:table-cell>
          <table:table-cell table:formula="of:=AVERAGE([.N21:.N25])" office:value-type="float" office:value="419.002" calcext:value-type="float">
            <text:p>419.002</text:p>
          </table:table-cell>
          <table:table-cell table:formula="of:=AVERAGE([.O21:.O25])" office:value-type="float" office:value="509.784" calcext:value-type="float">
            <text:p>509.784</text:p>
          </table:table-cell>
          <table:table-cell table:formula="of:=AVERAGE([.P21:.P25])" office:value-type="float" office:value="757.52" calcext:value-type="float">
            <text:p>757.52</text:p>
          </table:table-cell>
          <table:table-cell table:formula="of:=AVERAGE([.Q21:.Q25])" office:value-type="float" office:value="1158.8" calcext:value-type="float">
            <text:p>1158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table table:name="14" table:style-name="ta1">
        <table:table-column table:style-name="co2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qperf的UDP带宽和延迟测试，指定测试字节从1到64k,每次增加2的指数幂字节，发送带宽(MByte/s)/接收带宽(MBytes)/延迟(us)------不同节点不同一网段的虚拟机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2字节</text:p>
          </table:table-cell>
          <table:table-cell office:value-type="string" calcext:value-type="string">
            <text:p>4字节</text:p>
          </table:table-cell>
          <table:table-cell office:value-type="string" calcext:value-type="string">
            <text:p>8字节</text:p>
          </table:table-cell>
          <table:table-cell office:value-type="string" calcext:value-type="string">
            <text:p>16字节</text:p>
          </table:table-cell>
          <table:table-cell office:value-type="string" calcext:value-type="string">
            <text:p>32字节</text:p>
          </table:table-cell>
          <table:table-cell table:style-name="ce1" office:value-type="string" calcext:value-type="string">
            <text:p>64字节</text:p>
          </table:table-cell>
          <table:table-cell office:value-type="string" calcext:value-type="string">
            <text:p>128字节</text:p>
          </table:table-cell>
          <table:table-cell office:value-type="string" calcext:value-type="string">
            <text:p>256字节</text:p>
          </table:table-cell>
          <table:table-cell office:value-type="string" calcext:value-type="string">
            <text:p>512字节</text:p>
          </table:table-cell>
          <table:table-cell office:value-type="string" calcext:value-type="string">
            <text:p>1024字节</text:p>
          </table:table-cell>
          <table:table-cell office:value-type="string" calcext:value-type="string">
            <text:p>2048字节</text:p>
          </table:table-cell>
          <table:table-cell office:value-type="string" calcext:value-type="string">
            <text:p>4096字节</text:p>
          </table:table-cell>
          <table:table-cell office:value-type="string" calcext:value-type="string">
            <text:p>8192字节</text:p>
          </table:table-cell>
          <table:table-cell office:value-type="string" calcext:value-type="string">
            <text:p>16384字节</text:p>
          </table:table-cell>
          <table:table-cell office:value-type="string" calcext:value-type="string">
            <text:p>32768字节</text:p>
          </table:table-cell>
          <table:table-cell office:value-type="string" calcext:value-type="string">
            <text:p>65536字节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不同网段</text:span></text:p>
            <text:p><text:span text:style-name="T1">虚拟机发送带宽</text:span></text:p>
          </table:table-cell>
          <table:table-cell table:style-name="ce4" office:value-type="float" office:value="12.168" calcext:value-type="float">
            <text:p>12.168</text:p>
          </table:table-cell>
          <table:table-cell office:value-type="float" office:value="23.899" calcext:value-type="float">
            <text:p>23.899</text:p>
          </table:table-cell>
          <table:table-cell office:value-type="float" office:value="48.18" calcext:value-type="float">
            <text:p>48.18</text:p>
          </table:table-cell>
          <table:table-cell office:value-type="float" office:value="96.732" calcext:value-type="float">
            <text:p>96.732</text:p>
          </table:table-cell>
          <table:table-cell office:value-type="float" office:value="179.12" calcext:value-type="float">
            <text:p>179.12</text:p>
          </table:table-cell>
          <table:table-cell office:value-type="float" office:value="396.46" calcext:value-type="float">
            <text:p>396.46</text:p>
          </table:table-cell>
          <table:table-cell office:value-type="float" office:value="821.41" calcext:value-type="float">
            <text:p>821.41</text:p>
          </table:table-cell>
          <table:table-cell office:value-type="float" office:value="1.6773" calcext:value-type="float">
            <text:p>1.6773</text:p>
          </table:table-cell>
          <table:table-cell office:value-type="float" office:value="3.1213" calcext:value-type="float">
            <text:p>3.1213</text:p>
          </table:table-cell>
          <table:table-cell office:value-type="float" office:value="6.4417" calcext:value-type="float">
            <text:p>6.4417</text:p>
          </table:table-cell>
          <table:table-cell office:value-type="float" office:value="12.403" calcext:value-type="float">
            <text:p>12.403</text:p>
          </table:table-cell>
          <table:table-cell office:value-type="float" office:value="13.385" calcext:value-type="float">
            <text:p>13.385</text:p>
          </table:table-cell>
          <table:table-cell office:value-type="float" office:value="17.168" calcext:value-type="float">
            <text:p>17.168</text:p>
          </table:table-cell>
          <table:table-cell office:value-type="float" office:value="14.115" calcext:value-type="float">
            <text:p>14.115</text:p>
          </table:table-cell>
          <table:table-cell office:value-type="float" office:value="9.2324" calcext:value-type="float">
            <text:p>9.2324</text:p>
          </table:table-cell>
          <table:table-cell office:value-type="float" office:value="105.96" calcext:value-type="float">
            <text:p>105.96</text:p>
          </table:table-cell>
        </table:table-row>
        <table:table-row table:style-name="ro1">
          <table:covered-table-cell/>
          <table:table-cell table:style-name="ce4" office:value-type="float" office:value="12.491" calcext:value-type="float">
            <text:p>12.491</text:p>
          </table:table-cell>
          <table:table-cell office:value-type="float" office:value="24.52" calcext:value-type="float">
            <text:p>24.52</text:p>
          </table:table-cell>
          <table:table-cell office:value-type="float" office:value="50.442" calcext:value-type="float">
            <text:p>50.442</text:p>
          </table:table-cell>
          <table:table-cell office:value-type="float" office:value="103.54" calcext:value-type="float">
            <text:p>103.54</text:p>
          </table:table-cell>
          <table:table-cell office:value-type="float" office:value="199.52" calcext:value-type="float">
            <text:p>199.52</text:p>
          </table:table-cell>
          <table:table-cell office:value-type="float" office:value="385.25" calcext:value-type="float">
            <text:p>385.25</text:p>
          </table:table-cell>
          <table:table-cell office:value-type="float" office:value="828.8" calcext:value-type="float">
            <text:p>828.8</text:p>
          </table:table-cell>
          <table:table-cell office:value-type="float" office:value="1.6123" calcext:value-type="float">
            <text:p>1.6123</text:p>
          </table:table-cell>
          <table:table-cell office:value-type="float" office:value="3.2358" calcext:value-type="float">
            <text:p>3.2358</text:p>
          </table:table-cell>
          <table:table-cell office:value-type="float" office:value="6.4814" calcext:value-type="float">
            <text:p>6.4814</text:p>
          </table:table-cell>
          <table:table-cell office:value-type="float" office:value="12.144" calcext:value-type="float">
            <text:p>12.144</text:p>
          </table:table-cell>
          <table:table-cell office:value-type="float" office:value="20.275" calcext:value-type="float">
            <text:p>20.275</text:p>
          </table:table-cell>
          <table:table-cell office:value-type="float" office:value="36.399" calcext:value-type="float">
            <text:p>36.399</text:p>
          </table:table-cell>
          <table:table-cell office:value-type="float" office:value="55.816" calcext:value-type="float">
            <text:p>55.816</text:p>
          </table:table-cell>
          <table:table-cell office:value-type="float" office:value="82.502" calcext:value-type="float">
            <text:p>82.502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covered-table-cell/>
          <table:table-cell table:style-name="ce4" office:value-type="float" office:value="10.876" calcext:value-type="float">
            <text:p>10.876</text:p>
          </table:table-cell>
          <table:table-cell office:value-type="float" office:value="23.241" calcext:value-type="float">
            <text:p>23.241</text:p>
          </table:table-cell>
          <table:table-cell office:value-type="float" office:value="46.268" calcext:value-type="float">
            <text:p>46.268</text:p>
          </table:table-cell>
          <table:table-cell office:value-type="float" office:value="98.408" calcext:value-type="float">
            <text:p>98.408</text:p>
          </table:table-cell>
          <table:table-cell office:value-type="float" office:value="195.42" calcext:value-type="float">
            <text:p>195.42</text:p>
          </table:table-cell>
          <table:table-cell office:value-type="float" office:value="391.79" calcext:value-type="float">
            <text:p>391.79</text:p>
          </table:table-cell>
          <table:table-cell office:value-type="float" office:value="770.88" calcext:value-type="float">
            <text:p>770.88</text:p>
          </table:table-cell>
          <table:table-cell office:value-type="float" office:value="1.4831" calcext:value-type="float">
            <text:p>1.4831</text:p>
          </table:table-cell>
          <table:table-cell office:value-type="float" office:value="2.9915" calcext:value-type="float">
            <text:p>2.9915</text:p>
          </table:table-cell>
          <table:table-cell office:value-type="float" office:value="5.982" calcext:value-type="float">
            <text:p>5.982</text:p>
          </table:table-cell>
          <table:table-cell office:value-type="float" office:value="11.428" calcext:value-type="float">
            <text:p>11.428</text:p>
          </table:table-cell>
          <table:table-cell office:value-type="float" office:value="20.028" calcext:value-type="float">
            <text:p>20.028</text:p>
          </table:table-cell>
          <table:table-cell office:value-type="float" office:value="32.905" calcext:value-type="float">
            <text:p>32.905</text:p>
          </table:table-cell>
          <table:table-cell office:value-type="float" office:value="49.394" calcext:value-type="float">
            <text:p>49.394</text:p>
          </table:table-cell>
          <table:table-cell office:value-type="float" office:value="73.335" calcext:value-type="float">
            <text:p>73.335</text:p>
          </table:table-cell>
          <table:table-cell office:value-type="float" office:value="98.386" calcext:value-type="float">
            <text:p>98.386</text:p>
          </table:table-cell>
        </table:table-row>
        <table:table-row table:style-name="ro1">
          <table:covered-table-cell/>
          <table:table-cell table:style-name="ce4" office:value-type="float" office:value="11.499" calcext:value-type="float">
            <text:p>11.499</text:p>
          </table:table-cell>
          <table:table-cell office:value-type="float" office:value="22.921" calcext:value-type="float">
            <text:p>22.921</text:p>
          </table:table-cell>
          <table:table-cell office:value-type="float" office:value="46.272" calcext:value-type="float">
            <text:p>46.272</text:p>
          </table:table-cell>
          <table:table-cell office:value-type="float" office:value="94.392" calcext:value-type="float">
            <text:p>94.392</text:p>
          </table:table-cell>
          <table:table-cell office:value-type="float" office:value="193.85" calcext:value-type="float">
            <text:p>193.85</text:p>
          </table:table-cell>
          <table:table-cell office:value-type="float" office:value="383.49" calcext:value-type="float">
            <text:p>383.49</text:p>
          </table:table-cell>
          <table:table-cell office:value-type="float" office:value="749.31" calcext:value-type="float">
            <text:p>749.31</text:p>
          </table:table-cell>
          <table:table-cell office:value-type="float" office:value="1.5238" calcext:value-type="float">
            <text:p>1.5238</text:p>
          </table:table-cell>
          <table:table-cell office:value-type="float" office:value="2.6976" calcext:value-type="float">
            <text:p>2.6976</text:p>
          </table:table-cell>
          <table:table-cell office:value-type="float" office:value="5.7101" calcext:value-type="float">
            <text:p>5.7101</text:p>
          </table:table-cell>
          <table:table-cell office:value-type="float" office:value="11.382" calcext:value-type="float">
            <text:p>11.382</text:p>
          </table:table-cell>
          <table:table-cell office:value-type="float" office:value="19.029" calcext:value-type="float">
            <text:p>19.029</text:p>
          </table:table-cell>
          <table:table-cell office:value-type="float" office:value="32.184" calcext:value-type="float">
            <text:p>32.184</text:p>
          </table:table-cell>
          <table:table-cell office:value-type="float" office:value="49.365" calcext:value-type="float">
            <text:p>49.365</text:p>
          </table:table-cell>
          <table:table-cell office:value-type="float" office:value="74.719" calcext:value-type="float">
            <text:p>74.719</text:p>
          </table:table-cell>
          <table:table-cell office:value-type="float" office:value="94.536" calcext:value-type="float">
            <text:p>94.536</text:p>
          </table:table-cell>
        </table:table-row>
        <table:table-row table:style-name="ro1">
          <table:covered-table-cell/>
          <table:table-cell table:style-name="ce4" office:value-type="float" office:value="11.979" calcext:value-type="float">
            <text:p>11.979</text:p>
          </table:table-cell>
          <table:table-cell office:value-type="float" office:value="23.447" calcext:value-type="float">
            <text:p>23.447</text:p>
          </table:table-cell>
          <table:table-cell office:value-type="float" office:value="47.446" calcext:value-type="float">
            <text:p>47.446</text:p>
          </table:table-cell>
          <table:table-cell office:value-type="float" office:value="92.456" calcext:value-type="float">
            <text:p>92.456</text:p>
          </table:table-cell>
          <table:table-cell office:value-type="float" office:value="188.7" calcext:value-type="float">
            <text:p>188.7</text:p>
          </table:table-cell>
          <table:table-cell office:value-type="float" office:value="373.9" calcext:value-type="float">
            <text:p>373.9</text:p>
          </table:table-cell>
          <table:table-cell office:value-type="float" office:value="762.11" calcext:value-type="float">
            <text:p>762.11</text:p>
          </table:table-cell>
          <table:table-cell office:value-type="float" office:value="1.5251" calcext:value-type="float">
            <text:p>1.5251</text:p>
          </table:table-cell>
          <table:table-cell office:value-type="float" office:value="3.0139" calcext:value-type="float">
            <text:p>3.0139</text:p>
          </table:table-cell>
          <table:table-cell office:value-type="float" office:value="5.7137" calcext:value-type="float">
            <text:p>5.7137</text:p>
          </table:table-cell>
          <table:table-cell office:value-type="float" office:value="11.166" calcext:value-type="float">
            <text:p>11.166</text:p>
          </table:table-cell>
          <table:table-cell office:value-type="float" office:value="18.528" calcext:value-type="float">
            <text:p>18.528</text:p>
          </table:table-cell>
          <table:table-cell office:value-type="float" office:value="31.66" calcext:value-type="float">
            <text:p>31.66</text:p>
          </table:table-cell>
          <table:table-cell office:value-type="float" office:value="44.696" calcext:value-type="float">
            <text:p>44.696</text:p>
          </table:table-cell>
          <table:table-cell office:value-type="float" office:value="69.473" calcext:value-type="float">
            <text:p>69.473</text:p>
          </table:table-cell>
          <table:table-cell office:value-type="float" office:value="93.536" calcext:value-type="float">
            <text:p>93.536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发送带宽均值</text:p>
          </table:table-cell>
          <table:table-cell table:style-name="ce4" table:formula="of:=AVERAGE([.B4:.B8] )" office:value-type="float" office:value="11.8026" calcext:value-type="float">
            <text:p>11.8026</text:p>
          </table:table-cell>
          <table:table-cell table:style-name="ce4" table:formula="of:=AVERAGE( [.C4:.C8])" office:value-type="float" office:value="23.6056" calcext:value-type="float">
            <text:p>23.6056</text:p>
          </table:table-cell>
          <table:table-cell table:formula="of:=AVERAGE( [.D4:.D8])" office:value-type="float" office:value="47.7216" calcext:value-type="float">
            <text:p>47.7216</text:p>
          </table:table-cell>
          <table:table-cell table:formula="of:=AVERAGE([.E4:.E8])" office:value-type="float" office:value="97.1056" calcext:value-type="float">
            <text:p>97.1056</text:p>
          </table:table-cell>
          <table:table-cell table:style-name="ce1" table:formula="of:=AVERAGE([.F4:.F8])" office:value-type="float" office:value="191.322" calcext:value-type="float">
            <text:p>191.322</text:p>
          </table:table-cell>
          <table:table-cell table:style-name="ce1" table:formula="of:=AVERAGE([.G4:.G8])" office:value-type="float" office:value="386.178" calcext:value-type="float">
            <text:p>386.178</text:p>
          </table:table-cell>
          <table:table-cell table:style-name="ce1" table:formula="of:=AVERAGE([.H4:.H8])" office:value-type="float" office:value="786.502" calcext:value-type="float">
            <text:p>786.502</text:p>
          </table:table-cell>
          <table:table-cell table:style-name="ce1" table:formula="of:=AVERAGE([.I4:.I8])" office:value-type="float" office:value="1.56432" calcext:value-type="float">
            <text:p>1.56432</text:p>
          </table:table-cell>
          <table:table-cell table:style-name="ce1" table:formula="of:=AVERAGE([.J4:.J8])" office:value-type="float" office:value="3.01202" calcext:value-type="float">
            <text:p>3.01202</text:p>
          </table:table-cell>
          <table:table-cell table:style-name="ce1" table:formula="of:=AVERAGE([.K4:.K8])" office:value-type="float" office:value="6.06578" calcext:value-type="float">
            <text:p>6.06578</text:p>
          </table:table-cell>
          <table:table-cell table:style-name="ce1" table:formula="of:=AVERAGE([.L4:.L8])" office:value-type="float" office:value="11.7046" calcext:value-type="float">
            <text:p>11.7046</text:p>
          </table:table-cell>
          <table:table-cell table:style-name="ce1" table:formula="of:=AVERAGE([.M4:.M8])" office:value-type="float" office:value="18.249" calcext:value-type="float">
            <text:p>18.249</text:p>
          </table:table-cell>
          <table:table-cell table:style-name="ce1" table:formula="of:=AVERAGE([.N4:.N8])" office:value-type="float" office:value="30.0632" calcext:value-type="float">
            <text:p>30.0632</text:p>
          </table:table-cell>
          <table:table-cell table:style-name="ce1" table:formula="of:=AVERAGE([.O4:.O8])" office:value-type="float" office:value="42.6772" calcext:value-type="float">
            <text:p>42.6772</text:p>
          </table:table-cell>
          <table:table-cell table:style-name="ce1" table:formula="of:=AVERAGE([.P4:.P8])" office:value-type="float" office:value="61.85228" calcext:value-type="float">
            <text:p>61.85228</text:p>
          </table:table-cell>
          <table:table-cell table:style-name="ce1" table:formula="of:=AVERAGE([.Q4:.Q8])" office:value-type="float" office:value="100.0376" calcext:value-type="float">
            <text:p>100.0376</text:p>
          </table:table-cell>
        </table:table-row>
        <table:table-row table:style-name="ro1">
          <table:table-cell/>
          <table:table-cell table:style-name="ce4" table:formula="of:=ROUND([.B10]/1000;6)" office:value-type="float" office:value="0.011803" calcext:value-type="float">
            <text:p>0.011803</text:p>
          </table:table-cell>
          <table:table-cell table:style-name="ce4" table:formula="of:=ROUND([.C10]/1000;6)" office:value-type="float" office:value="0.023606" calcext:value-type="float">
            <text:p>0.023606</text:p>
          </table:table-cell>
          <table:table-cell table:style-name="ce4" table:formula="of:=ROUND([.D10]/1000;6)" office:value-type="float" office:value="0.047722" calcext:value-type="float">
            <text:p>0.047722</text:p>
          </table:table-cell>
          <table:table-cell table:style-name="ce4" table:formula="of:=ROUND([.E10]/1000;6)" office:value-type="float" office:value="0.097106" calcext:value-type="float">
            <text:p>0.097106</text:p>
          </table:table-cell>
          <table:table-cell table:style-name="ce4" table:formula="of:=ROUND([.F10]/1000;6)" office:value-type="float" office:value="0.191322" calcext:value-type="float">
            <text:p>0.191322</text:p>
          </table:table-cell>
          <table:table-cell table:style-name="ce4" table:formula="of:=ROUND([.G10]/1000;6)" office:value-type="float" office:value="0.386178" calcext:value-type="float">
            <text:p>0.386178</text:p>
          </table:table-cell>
          <table:table-cell table:style-name="ce4" table:formula="of:=ROUND([.H10]/1000;6)" office:value-type="float" office:value="0.786502" calcext:value-type="float">
            <text:p>0.786502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不同网段</text:span></text:p>
            <text:p><text:span text:style-name="T1">虚拟机接收带宽</text:span></text:p>
          </table:table-cell>
          <table:table-cell table:style-name="ce5" office:value-type="float" office:value="12.048" calcext:value-type="float">
            <text:p>12.048</text:p>
          </table:table-cell>
          <table:table-cell office:value-type="float" office:value="23.9" calcext:value-type="float">
            <text:p>23.9</text:p>
          </table:table-cell>
          <table:table-cell office:value-type="float" office:value="47.942" calcext:value-type="float">
            <text:p>47.942</text:p>
          </table:table-cell>
          <table:table-cell office:value-type="float" office:value="96.736" calcext:value-type="float">
            <text:p>96.736</text:p>
          </table:table-cell>
          <table:table-cell office:value-type="float" office:value="179.13" calcext:value-type="float">
            <text:p>179.13</text:p>
          </table:table-cell>
          <table:table-cell office:value-type="float" office:value="396.48" calcext:value-type="float">
            <text:p>396.48</text:p>
          </table:table-cell>
          <table:table-cell office:value-type="float" office:value="821.44" calcext:value-type="float">
            <text:p>821.44</text:p>
          </table:table-cell>
          <table:table-cell office:value-type="float" office:value="1.6772" calcext:value-type="float">
            <text:p>1.6772</text:p>
          </table:table-cell>
          <table:table-cell office:value-type="float" office:value="3.1214" calcext:value-type="float">
            <text:p>3.1214</text:p>
          </table:table-cell>
          <table:table-cell office:value-type="float" office:value="6.4415" calcext:value-type="float">
            <text:p>6.4415</text:p>
          </table:table-cell>
          <table:table-cell office:value-type="float" office:value="12.404" calcext:value-type="float">
            <text:p>12.404</text:p>
          </table:table-cell>
          <table:table-cell office:value-type="float" office:value="13.269" calcext:value-type="float">
            <text:p>13.269</text:p>
          </table:table-cell>
          <table:table-cell office:value-type="float" office:value="17.099" calcext:value-type="float">
            <text:p>17.099</text:p>
          </table:table-cell>
          <table:table-cell office:value-type="float" office:value="14.041" calcext:value-type="float">
            <text:p>14.041</text:p>
          </table:table-cell>
          <table:table-cell office:value-type="float" office:value="9.1914" calcext:value-type="float">
            <text:p>9.1914</text:p>
          </table:table-cell>
          <table:table-cell table:style-name="ce4" office:value-type="float" office:value="2.7551" calcext:value-type="float">
            <text:p>2.7551</text:p>
          </table:table-cell>
        </table:table-row>
        <table:table-row table:style-name="ro1">
          <table:covered-table-cell/>
          <table:table-cell office:value-type="float" office:value="12.489" calcext:value-type="float">
            <text:p>12.489</text:p>
          </table:table-cell>
          <table:table-cell office:value-type="float" office:value="24.52" calcext:value-type="float">
            <text:p>24.52</text:p>
          </table:table-cell>
          <table:table-cell office:value-type="float" office:value="50.442" calcext:value-type="float">
            <text:p>50.442</text:p>
          </table:table-cell>
          <table:table-cell office:value-type="float" office:value="103.54" calcext:value-type="float">
            <text:p>103.54</text:p>
          </table:table-cell>
          <table:table-cell office:value-type="float" office:value="199.5" calcext:value-type="float">
            <text:p>199.5</text:p>
          </table:table-cell>
          <table:table-cell office:value-type="float" office:value="385.25" calcext:value-type="float">
            <text:p>385.25</text:p>
          </table:table-cell>
          <table:table-cell office:value-type="float" office:value="828.77" calcext:value-type="float">
            <text:p>828.77</text:p>
          </table:table-cell>
          <table:table-cell office:value-type="float" office:value="1.6124" calcext:value-type="float">
            <text:p>1.6124</text:p>
          </table:table-cell>
          <table:table-cell office:value-type="float" office:value="3.2358" calcext:value-type="float">
            <text:p>3.2358</text:p>
          </table:table-cell>
          <table:table-cell office:value-type="float" office:value="6.4817" calcext:value-type="float">
            <text:p>6.4817</text:p>
          </table:table-cell>
          <table:table-cell office:value-type="float" office:value="12.144" calcext:value-type="float">
            <text:p>12.144</text:p>
          </table:table-cell>
          <table:table-cell office:value-type="float" office:value="14.051" calcext:value-type="float">
            <text:p>14.051</text:p>
          </table:table-cell>
          <table:table-cell office:value-type="float" office:value="15.032" calcext:value-type="float">
            <text:p>15.032</text:p>
          </table:table-cell>
          <table:table-cell office:value-type="float" office:value="7.041" calcext:value-type="float">
            <text:p>7.041</text:p>
          </table:table-cell>
          <table:table-cell table:style-name="ce4" office:value-type="float" office:value="1.2797" calcext:value-type="float">
            <text:p>1.2797</text:p>
          </table:table-cell>
          <table:table-cell office:value-type="float" office:value="2.7062" calcext:value-type="float">
            <text:p>2.7062</text:p>
          </table:table-cell>
        </table:table-row>
        <table:table-row table:style-name="ro1">
          <table:covered-table-cell/>
          <table:table-cell table:style-name="ce4" office:value-type="float" office:value="10.876" calcext:value-type="float">
            <text:p>10.876</text:p>
          </table:table-cell>
          <table:table-cell office:value-type="float" office:value="23.242" calcext:value-type="float">
            <text:p>23.242</text:p>
          </table:table-cell>
          <table:table-cell office:value-type="float" office:value="46.27" calcext:value-type="float">
            <text:p>46.27</text:p>
          </table:table-cell>
          <table:table-cell office:value-type="float" office:value="98.408" calcext:value-type="float">
            <text:p>98.408</text:p>
          </table:table-cell>
          <table:table-cell office:value-type="float" office:value="195.41" calcext:value-type="float">
            <text:p>195.41</text:p>
          </table:table-cell>
          <table:table-cell office:value-type="float" office:value="391.79" calcext:value-type="float">
            <text:p>391.79</text:p>
          </table:table-cell>
          <table:table-cell office:value-type="float" office:value="770.91" calcext:value-type="float">
            <text:p>770.91</text:p>
          </table:table-cell>
          <table:table-cell office:value-type="float" office:value="1.4831" calcext:value-type="float">
            <text:p>1.4831</text:p>
          </table:table-cell>
          <table:table-cell office:value-type="float" office:value="2.9916" calcext:value-type="float">
            <text:p>2.9916</text:p>
          </table:table-cell>
          <table:table-cell office:value-type="float" office:value="5.982" calcext:value-type="float">
            <text:p>5.982</text:p>
          </table:table-cell>
          <table:table-cell office:value-type="float" office:value="11.429" calcext:value-type="float">
            <text:p>11.429</text:p>
          </table:table-cell>
          <table:table-cell office:value-type="float" office:value="11.625" calcext:value-type="float">
            <text:p>11.625</text:p>
          </table:table-cell>
          <table:table-cell office:value-type="float" office:value="25.897" calcext:value-type="float">
            <text:p>25.897</text:p>
          </table:table-cell>
          <table:table-cell office:value-type="float" office:value="17.646" calcext:value-type="float">
            <text:p>17.646</text:p>
          </table:table-cell>
          <table:table-cell office:value-type="float" office:value="2.1088" calcext:value-type="float">
            <text:p>2.1088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covered-table-cell/>
          <table:table-cell table:style-name="ce4" office:value-type="float" office:value="11.5" calcext:value-type="float">
            <text:p>11.5</text:p>
          </table:table-cell>
          <table:table-cell office:value-type="float" office:value="22.921" calcext:value-type="float">
            <text:p>22.921</text:p>
          </table:table-cell>
          <table:table-cell office:value-type="float" office:value="46.272" calcext:value-type="float">
            <text:p>46.272</text:p>
          </table:table-cell>
          <table:table-cell office:value-type="float" office:value="94.396" calcext:value-type="float">
            <text:p>94.396</text:p>
          </table:table-cell>
          <table:table-cell office:value-type="float" office:value="193.85" calcext:value-type="float">
            <text:p>193.85</text:p>
          </table:table-cell>
          <table:table-cell office:value-type="float" office:value="383.49" calcext:value-type="float">
            <text:p>383.49</text:p>
          </table:table-cell>
          <table:table-cell office:value-type="float" office:value="749.25" calcext:value-type="float">
            <text:p>749.25</text:p>
          </table:table-cell>
          <table:table-cell office:value-type="float" office:value="1.5314" calcext:value-type="float">
            <text:p>1.5314</text:p>
          </table:table-cell>
          <table:table-cell office:value-type="float" office:value="2.6977" calcext:value-type="float">
            <text:p>2.6977</text:p>
          </table:table-cell>
          <table:table-cell office:value-type="float" office:value="5.7098" calcext:value-type="float">
            <text:p>5.7098</text:p>
          </table:table-cell>
          <table:table-cell office:value-type="float" office:value="11.381" calcext:value-type="float">
            <text:p>11.381</text:p>
          </table:table-cell>
          <table:table-cell office:value-type="float" office:value="15.106" calcext:value-type="float">
            <text:p>15.106</text:p>
          </table:table-cell>
          <table:table-cell office:value-type="float" office:value="18.061" calcext:value-type="float">
            <text:p>18.061</text:p>
          </table:table-cell>
          <table:table-cell office:value-type="float" office:value="24.576" calcext:value-type="float">
            <text:p>24.576</text:p>
          </table:table-cell>
          <table:table-cell office:value-type="float" office:value="2.0398" calcext:value-type="float">
            <text:p>2.0398</text:p>
          </table:table-cell>
          <table:table-cell office:value-type="float" office:value="2.7689" calcext:value-type="float">
            <text:p>2.7689</text:p>
          </table:table-cell>
        </table:table-row>
        <table:table-row table:style-name="ro1">
          <table:covered-table-cell/>
          <table:table-cell office:value-type="float" office:value="11.919" calcext:value-type="float">
            <text:p>11.919</text:p>
          </table:table-cell>
          <table:table-cell office:value-type="float" office:value="23.447" calcext:value-type="float">
            <text:p>23.447</text:p>
          </table:table-cell>
          <table:table-cell office:value-type="float" office:value="47.44" calcext:value-type="float">
            <text:p>47.44</text:p>
          </table:table-cell>
          <table:table-cell office:value-type="float" office:value="92.452" calcext:value-type="float">
            <text:p>92.452</text:p>
          </table:table-cell>
          <table:table-cell office:value-type="float" office:value="188.69" calcext:value-type="float">
            <text:p>188.69</text:p>
          </table:table-cell>
          <table:table-cell office:value-type="float" office:value="373.92" calcext:value-type="float">
            <text:p>373.92</text:p>
          </table:table-cell>
          <table:table-cell office:value-type="float" office:value="758.35" calcext:value-type="float">
            <text:p>758.35</text:p>
          </table:table-cell>
          <table:table-cell office:value-type="float" office:value="1.5251" calcext:value-type="float">
            <text:p>1.5251</text:p>
          </table:table-cell>
          <table:table-cell office:value-type="float" office:value="3.0139" calcext:value-type="float">
            <text:p>3.0139</text:p>
          </table:table-cell>
          <table:table-cell office:value-type="float" office:value="5.7129" calcext:value-type="float">
            <text:p>5.7129</text:p>
          </table:table-cell>
          <table:table-cell office:value-type="float" office:value="11.166" calcext:value-type="float">
            <text:p>11.166</text:p>
          </table:table-cell>
          <table:table-cell office:value-type="float" office:value="17.788" calcext:value-type="float">
            <text:p>17.788</text:p>
          </table:table-cell>
          <table:table-cell office:value-type="float" office:value="27.257" calcext:value-type="float">
            <text:p>27.257</text:p>
          </table:table-cell>
          <table:table-cell office:value-type="float" office:value="36.55" calcext:value-type="float">
            <text:p>36.55</text:p>
          </table:table-cell>
          <table:table-cell office:value-type="float" office:value="10.486" calcext:value-type="float">
            <text:p>10.486</text:p>
          </table:table-cell>
          <table:table-cell office:value-type="float" office:value="2.7714" calcext:value-type="float">
            <text:p>2.7714</text:p>
          </table:table-cell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接收带宽均值</text:p>
          </table:table-cell>
          <table:table-cell table:style-name="ce4" table:formula="of:=AVERAGE([.B13:.B17])" office:value-type="float" office:value="11.7664" calcext:value-type="float">
            <text:p>11.7664</text:p>
          </table:table-cell>
          <table:table-cell table:style-name="ce1" table:formula="of:=AVERAGE([.C13:.C17])" office:value-type="float" office:value="23.606" calcext:value-type="float">
            <text:p>23.606</text:p>
          </table:table-cell>
          <table:table-cell table:style-name="ce1" table:formula="of:=AVERAGE([.D13:.D17])" office:value-type="float" office:value="47.6732" calcext:value-type="float">
            <text:p>47.6732</text:p>
          </table:table-cell>
          <table:table-cell table:formula="of:=AVERAGE([.E13:.E17])" office:value-type="float" office:value="97.1064" calcext:value-type="float">
            <text:p>97.1064</text:p>
          </table:table-cell>
          <table:table-cell table:formula="of:=AVERAGE([.F13:.F17])" office:value-type="float" office:value="191.316" calcext:value-type="float">
            <text:p>191.316</text:p>
          </table:table-cell>
          <table:table-cell table:formula="of:=AVERAGE([.G13:.G17])" office:value-type="float" office:value="386.186" calcext:value-type="float">
            <text:p>386.186</text:p>
          </table:table-cell>
          <table:table-cell table:formula="of:=AVERAGE([.H13:.H17])" office:value-type="float" office:value="785.744" calcext:value-type="float">
            <text:p>785.744</text:p>
          </table:table-cell>
          <table:table-cell table:formula="of:=AVERAGE([.I13:.I17])" office:value-type="float" office:value="1.56584" calcext:value-type="float">
            <text:p>1.56584</text:p>
          </table:table-cell>
          <table:table-cell table:formula="of:=AVERAGE([.J13:.J17])" office:value-type="float" office:value="3.01208" calcext:value-type="float">
            <text:p>3.01208</text:p>
          </table:table-cell>
          <table:table-cell table:formula="of:=AVERAGE([.K13:.K17])" office:value-type="float" office:value="6.06558" calcext:value-type="float">
            <text:p>6.06558</text:p>
          </table:table-cell>
          <table:table-cell table:formula="of:=AVERAGE([.L13:.L17])" office:value-type="float" office:value="11.7048" calcext:value-type="float">
            <text:p>11.7048</text:p>
          </table:table-cell>
          <table:table-cell table:formula="of:=AVERAGE([.M13:.M17])" office:value-type="float" office:value="14.3678" calcext:value-type="float">
            <text:p>14.3678</text:p>
          </table:table-cell>
          <table:table-cell table:formula="of:=AVERAGE([.N13:.N17])" office:value-type="float" office:value="20.6692" calcext:value-type="float">
            <text:p>20.6692</text:p>
          </table:table-cell>
          <table:table-cell table:formula="of:=AVERAGE([.O13:.O17])" office:value-type="float" office:value="19.9708" calcext:value-type="float">
            <text:p>19.9708</text:p>
          </table:table-cell>
          <table:table-cell table:formula="of:=AVERAGE([.P13:.P17])" office:value-type="float" office:value="5.02114" calcext:value-type="float">
            <text:p>5.02114</text:p>
          </table:table-cell>
          <table:table-cell table:formula="of:=AVERAGE([.Q13:.Q17])" office:value-type="float" office:value="2.73772" calcext:value-type="float">
            <text:p>2.73772</text:p>
          </table:table-cell>
        </table:table-row>
        <table:table-row table:style-name="ro1">
          <table:table-cell/>
          <table:table-cell table:style-name="ce4" table:formula="of:=ROUND([.B19]/1000;6)" office:value-type="float" office:value="0.011766" calcext:value-type="float">
            <text:p>0.011766</text:p>
          </table:table-cell>
          <table:table-cell table:style-name="ce4" table:formula="of:=ROUND([.C19]/1000;6)" office:value-type="float" office:value="0.023606" calcext:value-type="float">
            <text:p>0.023606</text:p>
          </table:table-cell>
          <table:table-cell table:style-name="ce4" table:formula="of:=ROUND([.D19]/1000;6)" office:value-type="float" office:value="0.047673" calcext:value-type="float">
            <text:p>0.047673</text:p>
          </table:table-cell>
          <table:table-cell table:style-name="ce4" table:formula="of:=ROUND([.E19]/1000;6)" office:value-type="float" office:value="0.097106" calcext:value-type="float">
            <text:p>0.097106</text:p>
          </table:table-cell>
          <table:table-cell table:style-name="ce4" table:formula="of:=ROUND([.F19]/1000;6)" office:value-type="float" office:value="0.191316" calcext:value-type="float">
            <text:p>0.191316</text:p>
          </table:table-cell>
          <table:table-cell table:style-name="ce4" table:formula="of:=ROUND([.G19]/1000;6)" office:value-type="float" office:value="0.386186" calcext:value-type="float">
            <text:p>0.386186</text:p>
          </table:table-cell>
          <table:table-cell table:style-name="ce4" table:formula="of:=ROUND([.H19]/1000;6)" office:value-type="float" office:value="0.785744" calcext:value-type="float">
            <text:p>0.78574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不同节点不同网段</text:span></text:p>
            <text:p><text:span text:style-name="T1">虚拟机延迟</text:span></text:p>
          </table:table-cell>
          <table:table-cell office:value-type="float" office:value="290.99" calcext:value-type="float">
            <text:p>290.99</text:p>
          </table:table-cell>
          <table:table-cell office:value-type="float" office:value="288.52" calcext:value-type="float">
            <text:p>288.52</text:p>
          </table:table-cell>
          <table:table-cell office:value-type="float" office:value="285.88" calcext:value-type="float">
            <text:p>285.88</text:p>
          </table:table-cell>
          <table:table-cell office:value-type="float" office:value="288.89" calcext:value-type="float">
            <text:p>288.89</text:p>
          </table:table-cell>
          <table:table-cell office:value-type="float" office:value="282.37" calcext:value-type="float">
            <text:p>282.37</text:p>
          </table:table-cell>
          <table:table-cell office:value-type="float" office:value="277.51" calcext:value-type="float">
            <text:p>277.51</text:p>
          </table:table-cell>
          <table:table-cell office:value-type="float" office:value="286.74" calcext:value-type="float">
            <text:p>286.74</text:p>
          </table:table-cell>
          <table:table-cell office:value-type="float" office:value="291.63" calcext:value-type="float">
            <text:p>291.63</text:p>
          </table:table-cell>
          <table:table-cell office:value-type="float" office:value="297.93" calcext:value-type="float">
            <text:p>297.93</text:p>
          </table:table-cell>
          <table:table-cell office:value-type="float" office:value="302.16" calcext:value-type="float">
            <text:p>302.16</text:p>
          </table:table-cell>
          <table:table-cell office:value-type="float" office:value="449.54" calcext:value-type="float">
            <text:p>449.54</text:p>
          </table:table-cell>
          <table:table-cell office:value-type="float" office:value="437.16" calcext:value-type="float">
            <text:p>437.16</text:p>
          </table:table-cell>
          <table:table-cell office:value-type="float" office:value="509.81" calcext:value-type="float">
            <text:p>509.81</text:p>
          </table:table-cell>
          <table:table-cell office:value-type="float" office:value="637.55" calcext:value-type="float">
            <text:p>637.55</text:p>
          </table:table-cell>
          <table:table-cell office:value-type="float" office:value="996.51" calcext:value-type="float">
            <text:p>996.5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covered-table-cell/>
          <table:table-cell table:style-name="ce4" office:value-type="float" office:value="284.62" calcext:value-type="float">
            <text:p>284.6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87.15" calcext:value-type="float">
            <text:p>287.1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23" calcext:value-type="float">
            <text:p>285.23</text:p>
          </table:table-cell>
          <table:table-cell office:value-type="float" office:value="289.48" calcext:value-type="float">
            <text:p>289.48</text:p>
          </table:table-cell>
          <table:table-cell office:value-type="float" office:value="277.35" calcext:value-type="float">
            <text:p>277.35</text:p>
          </table:table-cell>
          <table:table-cell office:value-type="float" office:value="287.89" calcext:value-type="float">
            <text:p>287.89</text:p>
          </table:table-cell>
          <table:table-cell office:value-type="float" office:value="290.4" calcext:value-type="float">
            <text:p>290.4</text:p>
          </table:table-cell>
          <table:table-cell office:value-type="float" office:value="314.6" calcext:value-type="float">
            <text:p>314.6</text:p>
          </table:table-cell>
          <table:table-cell office:value-type="float" office:value="449.77" calcext:value-type="float">
            <text:p>449.77</text:p>
          </table:table-cell>
          <table:table-cell office:value-type="float" office:value="420.34" calcext:value-type="float">
            <text:p>420.34</text:p>
          </table:table-cell>
          <table:table-cell office:value-type="float" office:value="480.19" calcext:value-type="float">
            <text:p>480.19</text:p>
          </table:table-cell>
          <table:table-cell office:value-type="float" office:value="601.32" calcext:value-type="float">
            <text:p>601.32</text:p>
          </table:table-cell>
          <table:table-cell office:value-type="float" office:value="850.61" calcext:value-type="float">
            <text:p>850.6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covered-table-cell/>
          <table:table-cell office:value-type="float" office:value="292.18" calcext:value-type="float">
            <text:p>292.18</text:p>
          </table:table-cell>
          <table:table-cell office:value-type="float" office:value="330.52" calcext:value-type="float">
            <text:p>330.52</text:p>
          </table:table-cell>
          <table:table-cell office:value-type="float" office:value="299.02" calcext:value-type="float">
            <text:p>299.02</text:p>
          </table:table-cell>
          <table:table-cell office:value-type="float" office:value="303.99" calcext:value-type="float">
            <text:p>303.99</text:p>
          </table:table-cell>
          <table:table-cell office:value-type="float" office:value="302.11" calcext:value-type="float">
            <text:p>302.11</text:p>
          </table:table-cell>
          <table:table-cell office:value-type="float" office:value="304.18" calcext:value-type="float">
            <text:p>304.18</text:p>
          </table:table-cell>
          <table:table-cell office:value-type="float" office:value="286.78" calcext:value-type="float">
            <text:p>286.78</text:p>
          </table:table-cell>
          <table:table-cell office:value-type="float" office:value="304.18" calcext:value-type="float">
            <text:p>304.18</text:p>
          </table:table-cell>
          <table:table-cell office:value-type="float" office:value="308.31" calcext:value-type="float">
            <text:p>308.31</text:p>
          </table:table-cell>
          <table:table-cell office:value-type="float" office:value="338.01" calcext:value-type="float">
            <text:p>338.01</text:p>
          </table:table-cell>
          <table:table-cell office:value-type="float" office:value="450.55" calcext:value-type="float">
            <text:p>450.55</text:p>
          </table:table-cell>
          <table:table-cell office:value-type="float" office:value="444.44" calcext:value-type="float">
            <text:p>444.44</text:p>
          </table:table-cell>
          <table:table-cell office:value-type="float" office:value="512.43" calcext:value-type="float">
            <text:p>512.43</text:p>
          </table:table-cell>
          <table:table-cell office:value-type="float" office:value="609.76" calcext:value-type="float">
            <text:p>609.76</text:p>
          </table:table-cell>
          <table:table-cell office:value-type="float" office:value="839.28" calcext:value-type="float">
            <text:p>839.28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covered-table-cell/>
          <table:table-cell office:value-type="float" office:value="291.59" calcext:value-type="float">
            <text:p>291.59</text:p>
          </table:table-cell>
          <table:table-cell office:value-type="float" office:value="284.62" calcext:value-type="float">
            <text:p>284.62</text:p>
          </table:table-cell>
          <table:table-cell office:value-type="float" office:value="288.31" calcext:value-type="float">
            <text:p>288.31</text:p>
          </table:table-cell>
          <table:table-cell office:value-type="float" office:value="288.64" calcext:value-type="float">
            <text:p>288.64</text:p>
          </table:table-cell>
          <table:table-cell office:value-type="float" office:value="298.28" calcext:value-type="float">
            <text:p>298.28</text:p>
          </table:table-cell>
          <table:table-cell office:value-type="float" office:value="291.04" calcext:value-type="float">
            <text:p>291.04</text:p>
          </table:table-cell>
          <table:table-cell office:value-type="float" office:value="290.4" calcext:value-type="float">
            <text:p>290.4</text:p>
          </table:table-cell>
          <table:table-cell office:value-type="float" office:value="300.09" calcext:value-type="float">
            <text:p>300.09</text:p>
          </table:table-cell>
          <table:table-cell office:value-type="float" office:value="316.71" calcext:value-type="float">
            <text:p>316.71</text:p>
          </table:table-cell>
          <table:table-cell office:value-type="float" office:value="310.41" calcext:value-type="float">
            <text:p>310.41</text:p>
          </table:table-cell>
          <table:table-cell office:value-type="float" office:value="473.48" calcext:value-type="float">
            <text:p>473.48</text:p>
          </table:table-cell>
          <table:table-cell office:value-type="float" office:value="433.65" calcext:value-type="float">
            <text:p>433.65</text:p>
          </table:table-cell>
          <table:table-cell office:value-type="float" office:value="510.86" calcext:value-type="float">
            <text:p>510.86</text:p>
          </table:table-cell>
          <table:table-cell office:value-type="float" office:value="603.86" calcext:value-type="float">
            <text:p>603.86</text:p>
          </table:table-cell>
          <table:table-cell office:value-type="float" office:value="952.38" calcext:value-type="float">
            <text:p>952.3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covered-table-cell/>
          <table:table-cell table:style-name="ce5" office:value-type="float" office:value="287.4" calcext:value-type="float">
            <text:p>287.4</text:p>
          </table:table-cell>
          <table:table-cell office:value-type="float" office:value="297.4" calcext:value-type="float">
            <text:p>297.4</text:p>
          </table:table-cell>
          <table:table-cell office:value-type="float" office:value="309.6" calcext:value-type="float">
            <text:p>309.6</text:p>
          </table:table-cell>
          <table:table-cell office:value-type="float" office:value="299" calcext:value-type="float">
            <text:p>299</text:p>
          </table:table-cell>
          <table:table-cell office:value-type="float" office:value="290.74" calcext:value-type="float">
            <text:p>290.74</text:p>
          </table:table-cell>
          <table:table-cell office:value-type="float" office:value="310.32" calcext:value-type="float">
            <text:p>310.32</text:p>
          </table:table-cell>
          <table:table-cell office:value-type="float" office:value="300.71" calcext:value-type="float">
            <text:p>300.71</text:p>
          </table:table-cell>
          <table:table-cell office:value-type="float" office:value="306.33" calcext:value-type="float">
            <text:p>306.33</text:p>
          </table:table-cell>
          <table:table-cell office:value-type="float" office:value="303.44" calcext:value-type="float">
            <text:p>303.44</text:p>
          </table:table-cell>
          <table:table-cell office:value-type="float" office:value="313.73" calcext:value-type="float">
            <text:p>313.73</text:p>
          </table:table-cell>
          <table:table-cell office:value-type="float" office:value="475.62" calcext:value-type="float">
            <text:p>475.62</text:p>
          </table:table-cell>
          <table:table-cell office:value-type="float" office:value="423.46" calcext:value-type="float">
            <text:p>423.46</text:p>
          </table:table-cell>
          <table:table-cell office:value-type="float" office:value="502.13" calcext:value-type="float">
            <text:p>502.13</text:p>
          </table:table-cell>
          <table:table-cell office:value-type="float" office:value="629.33" calcext:value-type="float">
            <text:p>629.33</text:p>
          </table:table-cell>
          <table:table-cell office:value-type="float" office:value="979.91" calcext:value-type="float">
            <text:p>979.91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延迟均值</text:p>
          </table:table-cell>
          <table:table-cell table:formula="of:=AVERAGE([.B21:.B25])" office:value-type="float" office:value="289.356" calcext:value-type="float">
            <text:p>289.356</text:p>
          </table:table-cell>
          <table:table-cell table:formula="of:=AVERAGE([.C21:.C25])" office:value-type="float" office:value="297.808" calcext:value-type="float">
            <text:p>297.808</text:p>
          </table:table-cell>
          <table:table-cell table:formula="of:=AVERAGE([.D21:.D25])" office:value-type="float" office:value="293.992" calcext:value-type="float">
            <text:p>293.992</text:p>
          </table:table-cell>
          <table:table-cell table:formula="of:=AVERAGE([.E21:.E25])" office:value-type="float" office:value="293.666" calcext:value-type="float">
            <text:p>293.666</text:p>
          </table:table-cell>
          <table:table-cell table:formula="of:=AVERAGE([.F21:.F25])" office:value-type="float" office:value="291.746" calcext:value-type="float">
            <text:p>291.746</text:p>
          </table:table-cell>
          <table:table-cell table:formula="of:=AVERAGE([.G21:.G25])" office:value-type="float" office:value="294.506" calcext:value-type="float">
            <text:p>294.506</text:p>
          </table:table-cell>
          <table:table-cell table:formula="of:=AVERAGE([.H21:.H25])" office:value-type="float" office:value="288.396" calcext:value-type="float">
            <text:p>288.396</text:p>
          </table:table-cell>
          <table:table-cell table:formula="of:=AVERAGE([.I21:.I25])" office:value-type="float" office:value="298.024" calcext:value-type="float">
            <text:p>298.024</text:p>
          </table:table-cell>
          <table:table-cell table:formula="of:=AVERAGE([.J21:.J25])" office:value-type="float" office:value="303.358" calcext:value-type="float">
            <text:p>303.358</text:p>
          </table:table-cell>
          <table:table-cell table:formula="of:=AVERAGE([.K21:.K25])" office:value-type="float" office:value="315.782" calcext:value-type="float">
            <text:p>315.782</text:p>
          </table:table-cell>
          <table:table-cell table:formula="of:=AVERAGE([.L21:.L25])" office:value-type="float" office:value="459.792" calcext:value-type="float">
            <text:p>459.792</text:p>
          </table:table-cell>
          <table:table-cell table:formula="of:=AVERAGE([.M21:.M25])" office:value-type="float" office:value="431.81" calcext:value-type="float">
            <text:p>431.81</text:p>
          </table:table-cell>
          <table:table-cell table:formula="of:=AVERAGE([.N21:.N25])" office:value-type="float" office:value="503.084" calcext:value-type="float">
            <text:p>503.084</text:p>
          </table:table-cell>
          <table:table-cell table:formula="of:=AVERAGE([.O21:.O25])" office:value-type="float" office:value="616.364" calcext:value-type="float">
            <text:p>616.364</text:p>
          </table:table-cell>
          <table:table-cell table:formula="of:=AVERAGE([.P21:.P25])" office:value-type="float" office:value="923.738" calcext:value-type="float">
            <text:p>923.738</text:p>
          </table:table-cell>
          <table:table-cell table:formula="of:=AVERAGE([.Q21:.Q25])" office:value-type="float" office:value="1411.8" calcext:value-type="float">
            <text:p>1411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spanned="1" table:number-rows-spanned="5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0:17:05.842816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32:23.056010873</meta:creation-date>
    <dc:date>2017-08-01T14:27:41.980701776</dc:date>
    <meta:editing-duration>P8DT1H34M23S</meta:editing-duration>
    <meta:editing-cycles>231</meta:editing-cycles>
    <meta:generator>LibreOffice/5.1.6.2$Linux_X86_64 LibreOffice_project/10m0$Build-2</meta:generator>
    <meta:document-statistic meta:table-count="20" meta:cell-count="6562" meta:object-count="0"/>
  </office:meta>
</office:document-meta>
</file>